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row table:style-name="ro1">
          <table:table-cell office:value-type="string">
            <text:p>Småortskod </text:p>
          </table:table-cell>
          <table:table-cell office:value-type="string">
            <text:p>Namn </text:p>
          </table:table-cell>
          <table:table-cell office:value-type="string">
            <text:p>Typ </text:p>
          </table:table-cell>
          <table:table-cell office:value-type="string">
            <text:p>Landareal </text:p>
          </table:table-cell>
          <table:table-cell office:value-type="string">
            <text:p>Folkmängd <text:s/></text:p>
          </table:table-cell>
          <table:table-cell office:value-type="string">
            <text:p>Fritidshusomr Andel</text:p>
          </table:table-cell>
          <table:table-cell office:value-type="string">
            <text:p>Kommun</text:p>
          </table:table-cell>
          <table:table-cell office:value-type="string">
            <text:p>Kommunkod</text:p>
          </table:table-cell>
        </table:table-row>
        <table:table-row table:style-name="ro1">
          <table:table-cell office:value-type="string">
            <text:p>S0101</text:p>
          </table:table-cell>
          <table:table-cell office:value-type="string">
            <text:p>Albano</text:p>
          </table:table-cell>
          <table:table-cell office:value-type="float" office:value="-0">
            <text:p>0</text:p>
          </table:table-cell>
          <table:table-cell office:value-type="float" office:value="5.77">
            <text:p>5.7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103</text:p>
          </table:table-cell>
          <table:table-cell office:value-type="string">
            <text:p>Frubol</text:p>
          </table:table-cell>
          <table:table-cell office:value-type="float" office:value="-0">
            <text:p>0</text:p>
          </table:table-cell>
          <table:table-cell office:value-type="float" office:value="48.78">
            <text:p>48.78</text:p>
          </table:table-cell>
          <table:table-cell office:value-type="float" office:value="70">
            <text:p>70</text:p>
          </table:table-cell>
          <table:table-cell office:value-type="float" office:value="0.72">
            <text:p>0.72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105</text:p>
          </table:table-cell>
          <table:table-cell office:value-type="string">
            <text:p>Alby</text:p>
          </table:table-cell>
          <table:table-cell office:value-type="float" office:value="-0">
            <text:p>0</text:p>
          </table:table-cell>
          <table:table-cell office:value-type="float" office:value="45.19">
            <text:p>45.19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106</text:p>
          </table:table-cell>
          <table:table-cell office:value-type="string">
            <text:p>Alby</text:p>
          </table:table-cell>
          <table:table-cell office:value-type="string">
            <text:p>Ny</text:p>
          </table:table-cell>
          <table:table-cell office:value-type="float" office:value="14.59">
            <text:p>14.5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109</text:p>
          </table:table-cell>
          <table:table-cell office:value-type="string">
            <text:p>Almvik</text:p>
          </table:table-cell>
          <table:table-cell office:value-type="float" office:value="-0">
            <text:p>0</text:p>
          </table:table-cell>
          <table:table-cell office:value-type="float" office:value="10.87">
            <text:p>10.87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111</text:p>
          </table:table-cell>
          <table:table-cell office:value-type="string">
            <text:p>Angarn och Rörby</text:p>
          </table:table-cell>
          <table:table-cell office:value-type="float" office:value="-0">
            <text:p>0</text:p>
          </table:table-cell>
          <table:table-cell office:value-type="float" office:value="15.37">
            <text:p>15.3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113</text:p>
          </table:table-cell>
          <table:table-cell office:value-type="string">
            <text:p>Asplund</text:p>
          </table:table-cell>
          <table:table-cell office:value-type="float" office:value="-0">
            <text:p>0</text:p>
          </table:table-cell>
          <table:table-cell office:value-type="float" office:value="14.49">
            <text:p>14.49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115</text:p>
          </table:table-cell>
          <table:table-cell office:value-type="string">
            <text:p>Baltora</text:p>
          </table:table-cell>
          <table:table-cell office:value-type="float" office:value="-0">
            <text:p>0</text:p>
          </table:table-cell>
          <table:table-cell office:value-type="float" office:value="88.63">
            <text:p>88.63</text:p>
          </table:table-cell>
          <table:table-cell office:value-type="float" office:value="90">
            <text:p>90</text:p>
          </table:table-cell>
          <table:table-cell office:value-type="float" office:value="0.53">
            <text:p>0.53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119</text:p>
          </table:table-cell>
          <table:table-cell office:value-type="string">
            <text:p>Berga södra och Fjället</text:p>
          </table:table-cell>
          <table:table-cell office:value-type="float" office:value="-0">
            <text:p>0</text:p>
          </table:table-cell>
          <table:table-cell office:value-type="float" office:value="9.5">
            <text:p>9.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Nykvarn</text:p>
          </table:table-cell>
          <table:table-cell office:value-type="float" office:value="140">
            <text:p>0140</text:p>
          </table:table-cell>
        </table:table-row>
        <table:table-row table:style-name="ro1">
          <table:table-cell office:value-type="string">
            <text:p>S0121</text:p>
          </table:table-cell>
          <table:table-cell office:value-type="string">
            <text:p>Barnvik</text:p>
          </table:table-cell>
          <table:table-cell office:value-type="float" office:value="-0">
            <text:p>0</text:p>
          </table:table-cell>
          <table:table-cell office:value-type="float" office:value="178.49">
            <text:p>178.49</text:p>
          </table:table-cell>
          <table:table-cell office:value-type="float" office:value="392">
            <text:p>392</text:p>
          </table:table-cell>
          <table:table-cell office:value-type="float" office:value="0.76">
            <text:p>0.76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124</text:p>
          </table:table-cell>
          <table:table-cell office:value-type="string">
            <text:p>Bergdalen Edeby</text:p>
          </table:table-cell>
          <table:table-cell office:value-type="string">
            <text:p>Ny</text:p>
          </table:table-cell>
          <table:table-cell office:value-type="float" office:value="2.41">
            <text:p>2.4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125</text:p>
          </table:table-cell>
          <table:table-cell office:value-type="string">
            <text:p>Bergvik</text:p>
          </table:table-cell>
          <table:table-cell office:value-type="float" office:value="-0">
            <text:p>0</text:p>
          </table:table-cell>
          <table:table-cell office:value-type="float" office:value="11.32">
            <text:p>11.32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127</text:p>
          </table:table-cell>
          <table:table-cell office:value-type="string">
            <text:p>Bergholm</text:p>
          </table:table-cell>
          <table:table-cell office:value-type="float" office:value="-0">
            <text:p>0</text:p>
          </table:table-cell>
          <table:table-cell office:value-type="float" office:value="39.5">
            <text:p>39.5</text:p>
          </table:table-cell>
          <table:table-cell office:value-type="float" office:value="150">
            <text:p>150</text:p>
          </table:table-cell>
          <table:table-cell office:value-type="float" office:value="0.91">
            <text:p>0.91</text:p>
          </table:table-cell>
          <table:table-cell office:value-type="string">
            <text:p>Tyresö</text:p>
          </table:table-cell>
          <table:table-cell office:value-type="float" office:value="138">
            <text:p>0138</text:p>
          </table:table-cell>
        </table:table-row>
        <table:table-row table:style-name="ro1">
          <table:table-cell office:value-type="string">
            <text:p>S0129</text:p>
          </table:table-cell>
          <table:table-cell office:value-type="string">
            <text:p>Betsede</text:p>
          </table:table-cell>
          <table:table-cell office:value-type="float" office:value="-0">
            <text:p>0</text:p>
          </table:table-cell>
          <table:table-cell office:value-type="float" office:value="45.97">
            <text:p>45.97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131</text:p>
          </table:table-cell>
          <table:table-cell office:value-type="string">
            <text:p>Billsta</text:p>
          </table:table-cell>
          <table:table-cell office:value-type="float" office:value="-0">
            <text:p>0</text:p>
          </table:table-cell>
          <table:table-cell office:value-type="float" office:value="20.89">
            <text:p>20.89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133</text:p>
          </table:table-cell>
          <table:table-cell office:value-type="string">
            <text:p>Blidö</text:p>
          </table:table-cell>
          <table:table-cell office:value-type="float" office:value="-0">
            <text:p>0</text:p>
          </table:table-cell>
          <table:table-cell office:value-type="float" office:value="58.73">
            <text:p>58.73</text:p>
          </table:table-cell>
          <table:table-cell office:value-type="float" office:value="72">
            <text:p>72</text:p>
          </table:table-cell>
          <table:table-cell office:value-type="float" office:value="0.57">
            <text:p>0.57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134</text:p>
          </table:table-cell>
          <table:table-cell office:value-type="string">
            <text:p>Blista</text:p>
          </table:table-cell>
          <table:table-cell office:value-type="string">
            <text:p>Ny</text:p>
          </table:table-cell>
          <table:table-cell office:value-type="float" office:value="2.23">
            <text:p>2.2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135</text:p>
          </table:table-cell>
          <table:table-cell office:value-type="string">
            <text:p>Björkvik</text:p>
          </table:table-cell>
          <table:table-cell office:value-type="float" office:value="-0">
            <text:p>0</text:p>
          </table:table-cell>
          <table:table-cell office:value-type="float" office:value="76.41">
            <text:p>76.41</text:p>
          </table:table-cell>
          <table:table-cell office:value-type="float" office:value="93">
            <text:p>93</text:p>
          </table:table-cell>
          <table:table-cell office:value-type="float" office:value="0.95">
            <text:p>0.95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137</text:p>
          </table:table-cell>
          <table:table-cell office:value-type="string">
            <text:p>Boda</text:p>
          </table:table-cell>
          <table:table-cell office:value-type="float" office:value="-0">
            <text:p>0</text:p>
          </table:table-cell>
          <table:table-cell office:value-type="float" office:value="20.71">
            <text:p>20.71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138</text:p>
          </table:table-cell>
          <table:table-cell office:value-type="string">
            <text:p>Boda</text:p>
          </table:table-cell>
          <table:table-cell office:value-type="string">
            <text:p>Ny</text:p>
          </table:table-cell>
          <table:table-cell office:value-type="float" office:value="12.25">
            <text:p>12.2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139</text:p>
          </table:table-cell>
          <table:table-cell office:value-type="string">
            <text:p>Björnö + Björknäs</text:p>
          </table:table-cell>
          <table:table-cell office:value-type="float" office:value="-0">
            <text:p>0</text:p>
          </table:table-cell>
          <table:table-cell office:value-type="float" office:value="219.92">
            <text:p>219.92</text:p>
          </table:table-cell>
          <table:table-cell office:value-type="float" office:value="203">
            <text:p>203</text:p>
          </table:table-cell>
          <table:table-cell office:value-type="float" office:value="0.87">
            <text:p>0.87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141</text:p>
          </table:table-cell>
          <table:table-cell office:value-type="string">
            <text:p>Bosön</text:p>
          </table:table-cell>
          <table:table-cell office:value-type="float" office:value="-0">
            <text:p>0</text:p>
          </table:table-cell>
          <table:table-cell office:value-type="float" office:value="21.78">
            <text:p>21.78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Lidingö</text:p>
          </table:table-cell>
          <table:table-cell office:value-type="float" office:value="186">
            <text:p>0186</text:p>
          </table:table-cell>
        </table:table-row>
        <table:table-row table:style-name="ro1">
          <table:table-cell office:value-type="string">
            <text:p>S0145</text:p>
          </table:table-cell>
          <table:table-cell office:value-type="string">
            <text:p>Bromsta</text:p>
          </table:table-cell>
          <table:table-cell office:value-type="float" office:value="-0">
            <text:p>0</text:p>
          </table:table-cell>
          <table:table-cell office:value-type="float" office:value="19.83">
            <text:p>19.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147</text:p>
          </table:table-cell>
          <table:table-cell office:value-type="string">
            <text:p>Bruket</text:p>
          </table:table-cell>
          <table:table-cell office:value-type="float" office:value="-0">
            <text:p>0</text:p>
          </table:table-cell>
          <table:table-cell office:value-type="float" office:value="68.83">
            <text:p>68.83</text:p>
          </table:table-cell>
          <table:table-cell office:value-type="float" office:value="173">
            <text:p>173</text:p>
          </table:table-cell>
          <table:table-cell office:value-type="float" office:value="0.87">
            <text:p>0.87</text:p>
          </table:table-cell>
          <table:table-cell office:value-type="string">
            <text:p>Huddinge</text:p>
          </table:table-cell>
          <table:table-cell office:value-type="float" office:value="126">
            <text:p>0126</text:p>
          </table:table-cell>
        </table:table-row>
        <table:table-row table:style-name="ro1">
          <table:table-cell office:value-type="string">
            <text:p>S0149</text:p>
          </table:table-cell>
          <table:table-cell office:value-type="string">
            <text:p>Bullandö</text:p>
          </table:table-cell>
          <table:table-cell office:value-type="float" office:value="-0">
            <text:p>0</text:p>
          </table:table-cell>
          <table:table-cell office:value-type="float" office:value="44.54">
            <text:p>44.54</text:p>
          </table:table-cell>
          <table:table-cell office:value-type="float" office:value="65">
            <text:p>65</text:p>
          </table:table-cell>
          <table:table-cell office:value-type="float" office:value="0.94">
            <text:p>0.94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151</text:p>
          </table:table-cell>
          <table:table-cell office:value-type="string">
            <text:p>Backa + Björknäs</text:p>
          </table:table-cell>
          <table:table-cell office:value-type="float" office:value="-0">
            <text:p>0</text:p>
          </table:table-cell>
          <table:table-cell office:value-type="float" office:value="105.74">
            <text:p>105.74</text:p>
          </table:table-cell>
          <table:table-cell office:value-type="float" office:value="122">
            <text:p>122</text:p>
          </table:table-cell>
          <table:table-cell office:value-type="float" office:value="0.9">
            <text:p>0.9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152</text:p>
          </table:table-cell>
          <table:table-cell office:value-type="string">
            <text:p>Backkrönet</text:p>
          </table:table-cell>
          <table:table-cell office:value-type="string">
            <text:p>Ny</text:p>
          </table:table-cell>
          <table:table-cell office:value-type="float" office:value="13.15">
            <text:p>13.15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Nykvarn</text:p>
          </table:table-cell>
          <table:table-cell office:value-type="float" office:value="140">
            <text:p>0140</text:p>
          </table:table-cell>
        </table:table-row>
        <table:table-row table:style-name="ro1">
          <table:table-cell office:value-type="string">
            <text:p>S0154</text:p>
          </table:table-cell>
          <table:table-cell office:value-type="string">
            <text:p>Båtbyggartorp</text:p>
          </table:table-cell>
          <table:table-cell office:value-type="string">
            <text:p>Ny</text:p>
          </table:table-cell>
          <table:table-cell office:value-type="float" office:value="7.99">
            <text:p>7.9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Upplands Väsby</text:p>
          </table:table-cell>
          <table:table-cell office:value-type="float" office:value="114">
            <text:p>0114</text:p>
          </table:table-cell>
        </table:table-row>
        <table:table-row table:style-name="ro1">
          <table:table-cell office:value-type="string">
            <text:p>S0155</text:p>
          </table:table-cell>
          <table:table-cell office:value-type="string">
            <text:p>Djurö by</text:p>
          </table:table-cell>
          <table:table-cell office:value-type="float" office:value="-0">
            <text:p>0</text:p>
          </table:table-cell>
          <table:table-cell office:value-type="float" office:value="85.64">
            <text:p>85.64</text:p>
          </table:table-cell>
          <table:table-cell office:value-type="float" office:value="167">
            <text:p>167</text:p>
          </table:table-cell>
          <table:table-cell office:value-type="float" office:value="0.88">
            <text:p>0.88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157</text:p>
          </table:table-cell>
          <table:table-cell office:value-type="string">
            <text:p>Drottningdal + Näs</text:p>
          </table:table-cell>
          <table:table-cell office:value-type="float" office:value="-0">
            <text:p>0</text:p>
          </table:table-cell>
          <table:table-cell office:value-type="float" office:value="30.16">
            <text:p>30.1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161</text:p>
          </table:table-cell>
          <table:table-cell office:value-type="string">
            <text:p>Dyvik</text:p>
          </table:table-cell>
          <table:table-cell office:value-type="float" office:value="-0">
            <text:p>0</text:p>
          </table:table-cell>
          <table:table-cell office:value-type="float" office:value="15.57">
            <text:p>15.57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163</text:p>
          </table:table-cell>
          <table:table-cell office:value-type="string">
            <text:p>Dyviksudd</text:p>
          </table:table-cell>
          <table:table-cell office:value-type="float" office:value="-0">
            <text:p>0</text:p>
          </table:table-cell>
          <table:table-cell office:value-type="float" office:value="55.76">
            <text:p>55.76</text:p>
          </table:table-cell>
          <table:table-cell office:value-type="float" office:value="73">
            <text:p>73</text:p>
          </table:table-cell>
          <table:table-cell office:value-type="float" office:value="0.83">
            <text:p>0.83</text:p>
          </table:table-cell>
          <table:table-cell office:value-type="string">
            <text:p>Tyresö</text:p>
          </table:table-cell>
          <table:table-cell office:value-type="float" office:value="138">
            <text:p>0138</text:p>
          </table:table-cell>
        </table:table-row>
        <table:table-row table:style-name="ro1">
          <table:table-cell office:value-type="string">
            <text:p>S0165</text:p>
          </table:table-cell>
          <table:table-cell office:value-type="string">
            <text:p>Edebo</text:p>
          </table:table-cell>
          <table:table-cell office:value-type="float" office:value="-0">
            <text:p>0</text:p>
          </table:table-cell>
          <table:table-cell office:value-type="float" office:value="12.9">
            <text:p>12.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167</text:p>
          </table:table-cell>
          <table:table-cell office:value-type="string">
            <text:p>Kärrhagen och Byrsta kvarn</text:p>
          </table:table-cell>
          <table:table-cell office:value-type="float" office:value="-0">
            <text:p>0</text:p>
          </table:table-cell>
          <table:table-cell office:value-type="float" office:value="8.64">
            <text:p>8.6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Botkyrka</text:p>
          </table:table-cell>
          <table:table-cell office:value-type="float" office:value="127">
            <text:p>0127</text:p>
          </table:table-cell>
        </table:table-row>
        <table:table-row table:style-name="ro1">
          <table:table-cell office:value-type="string">
            <text:p>S0170</text:p>
          </table:table-cell>
          <table:table-cell office:value-type="string">
            <text:p>Edsby slott och Ljungbacka</text:p>
          </table:table-cell>
          <table:table-cell office:value-type="string">
            <text:p>Ny</text:p>
          </table:table-cell>
          <table:table-cell office:value-type="float" office:value="2.95">
            <text:p>2.9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Upplands Väsby</text:p>
          </table:table-cell>
          <table:table-cell office:value-type="float" office:value="114">
            <text:p>0114</text:p>
          </table:table-cell>
        </table:table-row>
        <table:table-row table:style-name="ro1">
          <table:table-cell office:value-type="string">
            <text:p>S0173</text:p>
          </table:table-cell>
          <table:table-cell office:value-type="string">
            <text:p>Rosendal + Högelund</text:p>
          </table:table-cell>
          <table:table-cell office:value-type="float" office:value="-0">
            <text:p>0</text:p>
          </table:table-cell>
          <table:table-cell office:value-type="float" office:value="36.74">
            <text:p>36.74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177</text:p>
          </table:table-cell>
          <table:table-cell office:value-type="string">
            <text:p>Ekeby tomtområde</text:p>
          </table:table-cell>
          <table:table-cell office:value-type="float" office:value="-0">
            <text:p>0</text:p>
          </table:table-cell>
          <table:table-cell office:value-type="float" office:value="33.03">
            <text:p>33.03</text:p>
          </table:table-cell>
          <table:table-cell office:value-type="float" office:value="87">
            <text:p>87</text:p>
          </table:table-cell>
          <table:table-cell office:value-type="float" office:value="0.63">
            <text:p>0.63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179</text:p>
          </table:table-cell>
          <table:table-cell office:value-type="string">
            <text:p>Ekeby</text:p>
          </table:table-cell>
          <table:table-cell office:value-type="float" office:value="-0">
            <text:p>0</text:p>
          </table:table-cell>
          <table:table-cell office:value-type="float" office:value="29.66">
            <text:p>29.66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181</text:p>
          </table:table-cell>
          <table:table-cell office:value-type="string">
            <text:p>Ekebyholm norra</text:p>
          </table:table-cell>
          <table:table-cell office:value-type="float" office:value="-0">
            <text:p>0</text:p>
          </table:table-cell>
          <table:table-cell office:value-type="float" office:value="22.88">
            <text:p>22.88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189</text:p>
          </table:table-cell>
          <table:table-cell office:value-type="string">
            <text:p>Ekskogen</text:p>
          </table:table-cell>
          <table:table-cell office:value-type="float" office:value="-0">
            <text:p>0</text:p>
          </table:table-cell>
          <table:table-cell office:value-type="float" office:value="21.37">
            <text:p>21.37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191</text:p>
          </table:table-cell>
          <table:table-cell office:value-type="string">
            <text:p>Ekskogen och Älgeby</text:p>
          </table:table-cell>
          <table:table-cell office:value-type="float" office:value="-0">
            <text:p>0</text:p>
          </table:table-cell>
          <table:table-cell office:value-type="float" office:value="156.41">
            <text:p>156.41</text:p>
          </table:table-cell>
          <table:table-cell office:value-type="float" office:value="214">
            <text:p>214</text:p>
          </table:table-cell>
          <table:table-cell office:value-type="float" office:value="0.87">
            <text:p>0.87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193</text:p>
          </table:table-cell>
          <table:table-cell office:value-type="string">
            <text:p>Fagerholm + Abborrsjön + Johannesdal</text:p>
          </table:table-cell>
          <table:table-cell office:value-type="float" office:value="-0">
            <text:p>0</text:p>
          </table:table-cell>
          <table:table-cell office:value-type="float" office:value="124.1">
            <text:p>124.1</text:p>
          </table:table-cell>
          <table:table-cell office:value-type="float" office:value="197">
            <text:p>197</text:p>
          </table:table-cell>
          <table:table-cell office:value-type="float" office:value="0.83">
            <text:p>0.83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195</text:p>
          </table:table-cell>
          <table:table-cell office:value-type="string">
            <text:p>Enkärret</text:p>
          </table:table-cell>
          <table:table-cell office:value-type="float" office:value="-0">
            <text:p>0</text:p>
          </table:table-cell>
          <table:table-cell office:value-type="float" office:value="49.25">
            <text:p>49.25</text:p>
          </table:table-cell>
          <table:table-cell office:value-type="float" office:value="168">
            <text:p>168</text:p>
          </table:table-cell>
          <table:table-cell office:value-type="float" office:value="0.94">
            <text:p>0.94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199</text:p>
          </table:table-cell>
          <table:table-cell office:value-type="string">
            <text:p>Flemmingsberg + Västra Eka</text:p>
          </table:table-cell>
          <table:table-cell office:value-type="float" office:value="-0">
            <text:p>0</text:p>
          </table:table-cell>
          <table:table-cell office:value-type="float" office:value="19.39">
            <text:p>19.3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203</text:p>
          </table:table-cell>
          <table:table-cell office:value-type="string">
            <text:p>Fagerdala</text:p>
          </table:table-cell>
          <table:table-cell office:value-type="float" office:value="-0">
            <text:p>0</text:p>
          </table:table-cell>
          <table:table-cell office:value-type="float" office:value="111.9">
            <text:p>111.9</text:p>
          </table:table-cell>
          <table:table-cell office:value-type="float" office:value="176">
            <text:p>176</text:p>
          </table:table-cell>
          <table:table-cell office:value-type="float" office:value="0.85">
            <text:p>0.85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207</text:p>
          </table:table-cell>
          <table:table-cell office:value-type="string">
            <text:p>Fagersjö</text:p>
          </table:table-cell>
          <table:table-cell office:value-type="float" office:value="-0">
            <text:p>0</text:p>
          </table:table-cell>
          <table:table-cell office:value-type="float" office:value="30.9">
            <text:p>30.9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209</text:p>
          </table:table-cell>
          <table:table-cell office:value-type="string">
            <text:p>Fiskarhagen</text:p>
          </table:table-cell>
          <table:table-cell office:value-type="float" office:value="-0">
            <text:p>0</text:p>
          </table:table-cell>
          <table:table-cell office:value-type="float" office:value="10.63">
            <text:p>10.63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Botkyrka</text:p>
          </table:table-cell>
          <table:table-cell office:value-type="float" office:value="127">
            <text:p>0127</text:p>
          </table:table-cell>
        </table:table-row>
        <table:table-row table:style-name="ro1">
          <table:table-cell office:value-type="string">
            <text:p>S0215</text:p>
          </table:table-cell>
          <table:table-cell office:value-type="string">
            <text:p>Flaxenvik</text:p>
          </table:table-cell>
          <table:table-cell office:value-type="float" office:value="-0">
            <text:p>0</text:p>
          </table:table-cell>
          <table:table-cell office:value-type="float" office:value="131.1">
            <text:p>131.1</text:p>
          </table:table-cell>
          <table:table-cell office:value-type="float" office:value="266">
            <text:p>266</text:p>
          </table:table-cell>
          <table:table-cell office:value-type="float" office:value="0.78">
            <text:p>0.78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217</text:p>
          </table:table-cell>
          <table:table-cell office:value-type="string">
            <text:p>Frihamra</text:p>
          </table:table-cell>
          <table:table-cell office:value-type="float" office:value="-0">
            <text:p>0</text:p>
          </table:table-cell>
          <table:table-cell office:value-type="float" office:value="29.87">
            <text:p>29.87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219</text:p>
          </table:table-cell>
          <table:table-cell office:value-type="string">
            <text:p>Bröta+Bröthagen</text:p>
          </table:table-cell>
          <table:table-cell office:value-type="float" office:value="-0">
            <text:p>0</text:p>
          </table:table-cell>
          <table:table-cell office:value-type="float" office:value="8.91">
            <text:p>8.9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Botkyrka</text:p>
          </table:table-cell>
          <table:table-cell office:value-type="float" office:value="127">
            <text:p>0127</text:p>
          </table:table-cell>
        </table:table-row>
        <table:table-row table:style-name="ro1">
          <table:table-cell office:value-type="string">
            <text:p>S0223</text:p>
          </table:table-cell>
          <table:table-cell office:value-type="string">
            <text:p>Charlottenberg</text:p>
          </table:table-cell>
          <table:table-cell office:value-type="float" office:value="-0">
            <text:p>0</text:p>
          </table:table-cell>
          <table:table-cell office:value-type="float" office:value="11.69">
            <text:p>11.69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225</text:p>
          </table:table-cell>
          <table:table-cell office:value-type="string">
            <text:p>Frösunda</text:p>
          </table:table-cell>
          <table:table-cell office:value-type="float" office:value="-0">
            <text:p>0</text:p>
          </table:table-cell>
          <table:table-cell office:value-type="float" office:value="36.13">
            <text:p>36.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227</text:p>
          </table:table-cell>
          <table:table-cell office:value-type="string">
            <text:p>Degerby</text:p>
          </table:table-cell>
          <table:table-cell office:value-type="float" office:value="-0">
            <text:p>0</text:p>
          </table:table-cell>
          <table:table-cell office:value-type="float" office:value="12.19">
            <text:p>12.19</text:p>
          </table:table-cell>
          <table:table-cell office:value-type="float" office:value="131">
            <text:p>131</text:p>
          </table:table-cell>
          <table:table-cell office:value-type="float" office:value="0.93">
            <text:p>0.93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229</text:p>
          </table:table-cell>
          <table:table-cell office:value-type="string">
            <text:p>Furusund</text:p>
          </table:table-cell>
          <table:table-cell office:value-type="float" office:value="-0">
            <text:p>0</text:p>
          </table:table-cell>
          <table:table-cell office:value-type="float" office:value="20.69">
            <text:p>20.69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231</text:p>
          </table:table-cell>
          <table:table-cell office:value-type="string">
            <text:p>Fågelbro (östra delen)</text:p>
          </table:table-cell>
          <table:table-cell office:value-type="float" office:value="-0">
            <text:p>0</text:p>
          </table:table-cell>
          <table:table-cell office:value-type="float" office:value="3.78">
            <text:p>3.7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233</text:p>
          </table:table-cell>
          <table:table-cell office:value-type="string">
            <text:p>Furutorp</text:p>
          </table:table-cell>
          <table:table-cell office:value-type="float" office:value="-0">
            <text:p>0</text:p>
          </table:table-cell>
          <table:table-cell office:value-type="float" office:value="7.22">
            <text:p>7.2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Lidingö</text:p>
          </table:table-cell>
          <table:table-cell office:value-type="float" office:value="186">
            <text:p>0186</text:p>
          </table:table-cell>
        </table:table-row>
        <table:table-row table:style-name="ro1">
          <table:table-cell office:value-type="string">
            <text:p>S0235</text:p>
          </table:table-cell>
          <table:table-cell office:value-type="string">
            <text:p>Fågelbro</text:p>
          </table:table-cell>
          <table:table-cell office:value-type="float" office:value="-0">
            <text:p>0</text:p>
          </table:table-cell>
          <table:table-cell office:value-type="float" office:value="6.41">
            <text:p>6.4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237</text:p>
          </table:table-cell>
          <table:table-cell office:value-type="string">
            <text:p>Färjstaden</text:p>
          </table:table-cell>
          <table:table-cell office:value-type="float" office:value="-0">
            <text:p>0</text:p>
          </table:table-cell>
          <table:table-cell office:value-type="float" office:value="23.78">
            <text:p>23.7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239</text:p>
          </table:table-cell>
          <table:table-cell office:value-type="string">
            <text:p>Fågelvik och Nykvarn</text:p>
          </table:table-cell>
          <table:table-cell office:value-type="float" office:value="-0">
            <text:p>0</text:p>
          </table:table-cell>
          <table:table-cell office:value-type="float" office:value="46.26">
            <text:p>46.26</text:p>
          </table:table-cell>
          <table:table-cell office:value-type="float" office:value="139">
            <text:p>139</text:p>
          </table:table-cell>
          <table:table-cell office:value-type="float" office:value="0.76">
            <text:p>0.76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240</text:p>
          </table:table-cell>
          <table:table-cell office:value-type="string">
            <text:p>Fågelvik</text:p>
          </table:table-cell>
          <table:table-cell office:value-type="string">
            <text:p>Ny</text:p>
          </table:table-cell>
          <table:table-cell office:value-type="float" office:value="5.44">
            <text:p>5.4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241</text:p>
          </table:table-cell>
          <table:table-cell office:value-type="string">
            <text:p>Gabrielstorp</text:p>
          </table:table-cell>
          <table:table-cell office:value-type="float" office:value="-0">
            <text:p>0</text:p>
          </table:table-cell>
          <table:table-cell office:value-type="float" office:value="22.16">
            <text:p>22.1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243</text:p>
          </table:table-cell>
          <table:table-cell office:value-type="string">
            <text:p>Geber</text:p>
          </table:table-cell>
          <table:table-cell office:value-type="float" office:value="-0">
            <text:p>0</text:p>
          </table:table-cell>
          <table:table-cell office:value-type="float" office:value="0.66">
            <text:p>0.6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Stockholm</text:p>
          </table:table-cell>
          <table:table-cell office:value-type="float" office:value="180">
            <text:p>0180</text:p>
          </table:table-cell>
        </table:table-row>
        <table:table-row table:style-name="ro1">
          <table:table-cell office:value-type="string">
            <text:p>S0245</text:p>
          </table:table-cell>
          <table:table-cell office:value-type="string">
            <text:p>Björkholmen + Bylet</text:p>
          </table:table-cell>
          <table:table-cell office:value-type="float" office:value="-0">
            <text:p>0</text:p>
          </table:table-cell>
          <table:table-cell office:value-type="float" office:value="40.04">
            <text:p>40.0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246</text:p>
          </table:table-cell>
          <table:table-cell office:value-type="string">
            <text:p>Björkudden</text:p>
          </table:table-cell>
          <table:table-cell office:value-type="string">
            <text:p>Ny</text:p>
          </table:table-cell>
          <table:table-cell office:value-type="float" office:value="6.13">
            <text:p>6.1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Upplands-Bro</text:p>
          </table:table-cell>
          <table:table-cell office:value-type="float" office:value="139">
            <text:p>0139</text:p>
          </table:table-cell>
        </table:table-row>
        <table:table-row table:style-name="ro1">
          <table:table-cell office:value-type="string">
            <text:p>S0247</text:p>
          </table:table-cell>
          <table:table-cell office:value-type="string">
            <text:p>Berga ö</text:p>
          </table:table-cell>
          <table:table-cell office:value-type="float" office:value="-0">
            <text:p>0</text:p>
          </table:table-cell>
          <table:table-cell office:value-type="float" office:value="22.2">
            <text:p>22.2</text:p>
          </table:table-cell>
          <table:table-cell office:value-type="float" office:value="65">
            <text:p>65</text:p>
          </table:table-cell>
          <table:table-cell office:value-type="float" office:value="0.98">
            <text:p>0.98</text:p>
          </table:table-cell>
          <table:table-cell office:value-type="string">
            <text:p>Nykvarn</text:p>
          </table:table-cell>
          <table:table-cell office:value-type="float" office:value="140">
            <text:p>0140</text:p>
          </table:table-cell>
        </table:table-row>
        <table:table-row table:style-name="ro1">
          <table:table-cell office:value-type="string">
            <text:p>S0254</text:p>
          </table:table-cell>
          <table:table-cell office:value-type="string">
            <text:p>Glastäppan</text:p>
          </table:table-cell>
          <table:table-cell office:value-type="string">
            <text:p>Ny</text:p>
          </table:table-cell>
          <table:table-cell office:value-type="float" office:value="11.69">
            <text:p>11.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255</text:p>
          </table:table-cell>
          <table:table-cell office:value-type="string">
            <text:p>Gottsunda</text:p>
          </table:table-cell>
          <table:table-cell office:value-type="float" office:value="-0">
            <text:p>0</text:p>
          </table:table-cell>
          <table:table-cell office:value-type="float" office:value="23.77">
            <text:p>23.77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259</text:p>
          </table:table-cell>
          <table:table-cell office:value-type="string">
            <text:p>Granby</text:p>
          </table:table-cell>
          <table:table-cell office:value-type="float" office:value="-0">
            <text:p>0</text:p>
          </table:table-cell>
          <table:table-cell office:value-type="float" office:value="28.73">
            <text:p>28.73</text:p>
          </table:table-cell>
          <table:table-cell office:value-type="float" office:value="132">
            <text:p>132</text:p>
          </table:table-cell>
          <table:table-cell office:value-type="float" office:value="0.92">
            <text:p>0.92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260</text:p>
          </table:table-cell>
          <table:table-cell office:value-type="string">
            <text:p>Grandal och Lövlund</text:p>
          </table:table-cell>
          <table:table-cell office:value-type="string">
            <text:p>Ny</text:p>
          </table:table-cell>
          <table:table-cell office:value-type="float" office:value="8.66">
            <text:p>8.6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261</text:p>
          </table:table-cell>
          <table:table-cell office:value-type="string">
            <text:p>Gräddö</text:p>
          </table:table-cell>
          <table:table-cell office:value-type="float" office:value="-0">
            <text:p>0</text:p>
          </table:table-cell>
          <table:table-cell office:value-type="float" office:value="96.55">
            <text:p>96.55</text:p>
          </table:table-cell>
          <table:table-cell office:value-type="float" office:value="250">
            <text:p>250</text:p>
          </table:table-cell>
          <table:table-cell office:value-type="float" office:value="0.67">
            <text:p>0.67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263</text:p>
          </table:table-cell>
          <table:table-cell office:value-type="string">
            <text:p>Grimsta</text:p>
          </table:table-cell>
          <table:table-cell office:value-type="float" office:value="-0">
            <text:p>0</text:p>
          </table:table-cell>
          <table:table-cell office:value-type="float" office:value="17.83">
            <text:p>17.8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267</text:p>
          </table:table-cell>
          <table:table-cell office:value-type="string">
            <text:p>Bro + Björkhagen</text:p>
          </table:table-cell>
          <table:table-cell office:value-type="float" office:value="-0">
            <text:p>0</text:p>
          </table:table-cell>
          <table:table-cell office:value-type="float" office:value="21.34">
            <text:p>21.3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273</text:p>
          </table:table-cell>
          <table:table-cell office:value-type="string">
            <text:p>Gröndal</text:p>
          </table:table-cell>
          <table:table-cell office:value-type="float" office:value="-0">
            <text:p>0</text:p>
          </table:table-cell>
          <table:table-cell office:value-type="float" office:value="58.45">
            <text:p>58.45</text:p>
          </table:table-cell>
          <table:table-cell office:value-type="float" office:value="168">
            <text:p>168</text:p>
          </table:table-cell>
          <table:table-cell office:value-type="float" office:value="0.85">
            <text:p>0.85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275</text:p>
          </table:table-cell>
          <table:table-cell office:value-type="string">
            <text:p>Dåntorp</text:p>
          </table:table-cell>
          <table:table-cell office:value-type="float" office:value="-0">
            <text:p>0</text:p>
          </table:table-cell>
          <table:table-cell office:value-type="float" office:value="20.73">
            <text:p>20.7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277</text:p>
          </table:table-cell>
          <table:table-cell office:value-type="string">
            <text:p>Grönskan + Vedhamn + Baldersnäs</text:p>
          </table:table-cell>
          <table:table-cell office:value-type="float" office:value="-0">
            <text:p>0</text:p>
          </table:table-cell>
          <table:table-cell office:value-type="float" office:value="155.88">
            <text:p>155.88</text:p>
          </table:table-cell>
          <table:table-cell office:value-type="float" office:value="238">
            <text:p>238</text:p>
          </table:table-cell>
          <table:table-cell office:value-type="float" office:value="0.9">
            <text:p>0.9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279</text:p>
          </table:table-cell>
          <table:table-cell office:value-type="string">
            <text:p>Eriksberg</text:p>
          </table:table-cell>
          <table:table-cell office:value-type="float" office:value="-0">
            <text:p>0</text:p>
          </table:table-cell>
          <table:table-cell office:value-type="float" office:value="12.81">
            <text:p>12.8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Upplands-Bro</text:p>
          </table:table-cell>
          <table:table-cell office:value-type="float" office:value="139">
            <text:p>0139</text:p>
          </table:table-cell>
        </table:table-row>
        <table:table-row table:style-name="ro1">
          <table:table-cell office:value-type="string">
            <text:p>S0281</text:p>
          </table:table-cell>
          <table:table-cell office:value-type="string">
            <text:p>Gåsvik</text:p>
          </table:table-cell>
          <table:table-cell office:value-type="float" office:value="-0">
            <text:p>0</text:p>
          </table:table-cell>
          <table:table-cell office:value-type="float" office:value="39.9">
            <text:p>39.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283</text:p>
          </table:table-cell>
          <table:table-cell office:value-type="string">
            <text:p>Evlinge+Ramsdalen</text:p>
          </table:table-cell>
          <table:table-cell office:value-type="float" office:value="-0">
            <text:p>0</text:p>
          </table:table-cell>
          <table:table-cell office:value-type="float" office:value="39.87">
            <text:p>39.87</text:p>
          </table:table-cell>
          <table:table-cell office:value-type="float" office:value="87">
            <text:p>87</text:p>
          </table:table-cell>
          <table:table-cell office:value-type="float" office:value="0.9">
            <text:p>0.9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287</text:p>
          </table:table-cell>
          <table:table-cell office:value-type="string">
            <text:p>Grovsta</text:p>
          </table:table-cell>
          <table:table-cell office:value-type="float" office:value="-0">
            <text:p>0</text:p>
          </table:table-cell>
          <table:table-cell office:value-type="float" office:value="17.89">
            <text:p>17.8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289</text:p>
          </table:table-cell>
          <table:table-cell office:value-type="string">
            <text:p>Hall</text:p>
          </table:table-cell>
          <table:table-cell office:value-type="float" office:value="-0">
            <text:p>0</text:p>
          </table:table-cell>
          <table:table-cell office:value-type="float" office:value="38.39">
            <text:p>38.3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291</text:p>
          </table:table-cell>
          <table:table-cell office:value-type="string">
            <text:p>Gunnedet+Sjöändan</text:p>
          </table:table-cell>
          <table:table-cell office:value-type="float" office:value="-0">
            <text:p>0</text:p>
          </table:table-cell>
          <table:table-cell office:value-type="float" office:value="76.57">
            <text:p>76.57</text:p>
          </table:table-cell>
          <table:table-cell office:value-type="float" office:value="63">
            <text:p>63</text:p>
          </table:table-cell>
          <table:table-cell office:value-type="float" office:value="0.96">
            <text:p>0.96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295</text:p>
          </table:table-cell>
          <table:table-cell office:value-type="string">
            <text:p>Hacksta västra och Björkhyddan</text:p>
          </table:table-cell>
          <table:table-cell office:value-type="float" office:value="-0">
            <text:p>0</text:p>
          </table:table-cell>
          <table:table-cell office:value-type="float" office:value="7.56">
            <text:p>7.5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301</text:p>
          </table:table-cell>
          <table:table-cell office:value-type="string">
            <text:p>Hammarskogen</text:p>
          </table:table-cell>
          <table:table-cell office:value-type="float" office:value="-0">
            <text:p>0</text:p>
          </table:table-cell>
          <table:table-cell office:value-type="float" office:value="51.35">
            <text:p>51.35</text:p>
          </table:table-cell>
          <table:table-cell office:value-type="float" office:value="170">
            <text:p>170</text:p>
          </table:table-cell>
          <table:table-cell office:value-type="float" office:value="0.47">
            <text:p>0.47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309</text:p>
          </table:table-cell>
          <table:table-cell office:value-type="string">
            <text:p>Harg</text:p>
          </table:table-cell>
          <table:table-cell office:value-type="float" office:value="-0">
            <text:p>0</text:p>
          </table:table-cell>
          <table:table-cell office:value-type="float" office:value="40.06">
            <text:p>40.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311</text:p>
          </table:table-cell>
          <table:table-cell office:value-type="string">
            <text:p>Harka</text:p>
          </table:table-cell>
          <table:table-cell office:value-type="float" office:value="-0">
            <text:p>0</text:p>
          </table:table-cell>
          <table:table-cell office:value-type="float" office:value="37.23">
            <text:p>37.23</text:p>
          </table:table-cell>
          <table:table-cell office:value-type="float" office:value="61">
            <text:p>61</text:p>
          </table:table-cell>
          <table:table-cell office:value-type="float" office:value="0.93">
            <text:p>0.93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315</text:p>
          </table:table-cell>
          <table:table-cell office:value-type="string">
            <text:p>Helgö</text:p>
          </table:table-cell>
          <table:table-cell office:value-type="float" office:value="-0">
            <text:p>0</text:p>
          </table:table-cell>
          <table:table-cell office:value-type="float" office:value="47.56">
            <text:p>47.56</text:p>
          </table:table-cell>
          <table:table-cell office:value-type="float" office:value="153">
            <text:p>153</text:p>
          </table:table-cell>
          <table:table-cell office:value-type="float" office:value="0.91">
            <text:p>0.91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319</text:p>
          </table:table-cell>
          <table:table-cell office:value-type="string">
            <text:p>Hemfosa</text:p>
          </table:table-cell>
          <table:table-cell office:value-type="float" office:value="-0">
            <text:p>0</text:p>
          </table:table-cell>
          <table:table-cell office:value-type="float" office:value="33.18">
            <text:p>33.18</text:p>
          </table:table-cell>
          <table:table-cell office:value-type="float" office:value="96">
            <text:p>96</text:p>
          </table:table-cell>
          <table:table-cell office:value-type="float" office:value="0.77">
            <text:p>0.77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321</text:p>
          </table:table-cell>
          <table:table-cell office:value-type="string">
            <text:p>Hilleshög</text:p>
          </table:table-cell>
          <table:table-cell office:value-type="float" office:value="-0">
            <text:p>0</text:p>
          </table:table-cell>
          <table:table-cell office:value-type="float" office:value="44.87">
            <text:p>44.87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323</text:p>
          </table:table-cell>
          <table:table-cell office:value-type="string">
            <text:p>Harva</text:p>
          </table:table-cell>
          <table:table-cell office:value-type="float" office:value="-0">
            <text:p>0</text:p>
          </table:table-cell>
          <table:table-cell office:value-type="float" office:value="7.6">
            <text:p>7.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Upplands Väsby</text:p>
          </table:table-cell>
          <table:table-cell office:value-type="float" office:value="114">
            <text:p>0114</text:p>
          </table:table-cell>
        </table:table-row>
        <table:table-row table:style-name="ro1">
          <table:table-cell office:value-type="string">
            <text:p>S0329</text:p>
          </table:table-cell>
          <table:table-cell office:value-type="string">
            <text:p>Håsta hage</text:p>
          </table:table-cell>
          <table:table-cell office:value-type="float" office:value="-0">
            <text:p>0</text:p>
          </table:table-cell>
          <table:table-cell office:value-type="float" office:value="7.43">
            <text:p>7.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331</text:p>
          </table:table-cell>
          <table:table-cell office:value-type="string">
            <text:p>Härsbacka</text:p>
          </table:table-cell>
          <table:table-cell office:value-type="float" office:value="-0">
            <text:p>0</text:p>
          </table:table-cell>
          <table:table-cell office:value-type="float" office:value="76.55">
            <text:p>76.55</text:p>
          </table:table-cell>
          <table:table-cell office:value-type="float" office:value="183">
            <text:p>183</text:p>
          </table:table-cell>
          <table:table-cell office:value-type="float" office:value="0.67">
            <text:p>0.67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333</text:p>
          </table:table-cell>
          <table:table-cell office:value-type="string">
            <text:p>Hälgesta + Höje</text:p>
          </table:table-cell>
          <table:table-cell office:value-type="float" office:value="-0">
            <text:p>0</text:p>
          </table:table-cell>
          <table:table-cell office:value-type="float" office:value="19.87">
            <text:p>19.8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335</text:p>
          </table:table-cell>
          <table:table-cell office:value-type="string">
            <text:p>Hässelmara</text:p>
          </table:table-cell>
          <table:table-cell office:value-type="float" office:value="-0">
            <text:p>0</text:p>
          </table:table-cell>
          <table:table-cell office:value-type="float" office:value="82.65">
            <text:p>82.65</text:p>
          </table:table-cell>
          <table:table-cell office:value-type="float" office:value="152">
            <text:p>152</text:p>
          </table:table-cell>
          <table:table-cell office:value-type="float" office:value="0.88">
            <text:p>0.88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337</text:p>
          </table:table-cell>
          <table:table-cell office:value-type="string">
            <text:p>Häverö</text:p>
          </table:table-cell>
          <table:table-cell office:value-type="float" office:value="-0">
            <text:p>0</text:p>
          </table:table-cell>
          <table:table-cell office:value-type="float" office:value="39.99">
            <text:p>39.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343</text:p>
          </table:table-cell>
          <table:table-cell office:value-type="string">
            <text:p>Höl</text:p>
          </table:table-cell>
          <table:table-cell office:value-type="float" office:value="-0">
            <text:p>0</text:p>
          </table:table-cell>
          <table:table-cell office:value-type="float" office:value="58.57">
            <text:p>58.57</text:p>
          </table:table-cell>
          <table:table-cell office:value-type="float" office:value="130">
            <text:p>130</text:p>
          </table:table-cell>
          <table:table-cell office:value-type="float" office:value="0.81">
            <text:p>0.81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345</text:p>
          </table:table-cell>
          <table:table-cell office:value-type="string">
            <text:p>Ilända och Skönvik</text:p>
          </table:table-cell>
          <table:table-cell office:value-type="float" office:value="-0">
            <text:p>0</text:p>
          </table:table-cell>
          <table:table-cell office:value-type="float" office:value="43.67">
            <text:p>43.6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347</text:p>
          </table:table-cell>
          <table:table-cell office:value-type="string">
            <text:p>Hölö</text:p>
          </table:table-cell>
          <table:table-cell office:value-type="float" office:value="-0">
            <text:p>0</text:p>
          </table:table-cell>
          <table:table-cell office:value-type="float" office:value="154.89">
            <text:p>154.89</text:p>
          </table:table-cell>
          <table:table-cell office:value-type="float" office:value="99">
            <text:p>99</text:p>
          </table:table-cell>
          <table:table-cell office:value-type="float" office:value="0.97">
            <text:p>0.97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353</text:p>
          </table:table-cell>
          <table:table-cell office:value-type="string">
            <text:p>Herresta och Ista</text:p>
          </table:table-cell>
          <table:table-cell office:value-type="float" office:value="-0">
            <text:p>0</text:p>
          </table:table-cell>
          <table:table-cell office:value-type="float" office:value="19.38">
            <text:p>19.3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355</text:p>
          </table:table-cell>
          <table:table-cell office:value-type="string">
            <text:p>Holmen</text:p>
          </table:table-cell>
          <table:table-cell office:value-type="float" office:value="-0">
            <text:p>0</text:p>
          </table:table-cell>
          <table:table-cell office:value-type="float" office:value="19.87">
            <text:p>19.87</text:p>
          </table:table-cell>
          <table:table-cell office:value-type="float" office:value="68">
            <text:p>68</text:p>
          </table:table-cell>
          <table:table-cell office:value-type="float" office:value="0.92">
            <text:p>0.92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361</text:p>
          </table:table-cell>
          <table:table-cell office:value-type="string">
            <text:p>Kagghamra, norra delen</text:p>
          </table:table-cell>
          <table:table-cell office:value-type="float" office:value="-0">
            <text:p>0</text:p>
          </table:table-cell>
          <table:table-cell office:value-type="float" office:value="47.85">
            <text:p>47.85</text:p>
          </table:table-cell>
          <table:table-cell office:value-type="float" office:value="163">
            <text:p>163</text:p>
          </table:table-cell>
          <table:table-cell office:value-type="float" office:value="0.85">
            <text:p>0.85</text:p>
          </table:table-cell>
          <table:table-cell office:value-type="string">
            <text:p>Botkyrka</text:p>
          </table:table-cell>
          <table:table-cell office:value-type="float" office:value="127">
            <text:p>0127</text:p>
          </table:table-cell>
        </table:table-row>
        <table:table-row table:style-name="ro1">
          <table:table-cell office:value-type="string">
            <text:p>S0363</text:p>
          </table:table-cell>
          <table:table-cell office:value-type="string">
            <text:p>Kalvsvik</text:p>
          </table:table-cell>
          <table:table-cell office:value-type="float" office:value="-0">
            <text:p>0</text:p>
          </table:table-cell>
          <table:table-cell office:value-type="float" office:value="72.59">
            <text:p>72.59</text:p>
          </table:table-cell>
          <table:table-cell office:value-type="float" office:value="76">
            <text:p>76</text:p>
          </table:table-cell>
          <table:table-cell office:value-type="float" office:value="0.86">
            <text:p>0.86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365</text:p>
          </table:table-cell>
          <table:table-cell office:value-type="string">
            <text:p>Karlskär</text:p>
          </table:table-cell>
          <table:table-cell office:value-type="float" office:value="-0">
            <text:p>0</text:p>
          </table:table-cell>
          <table:table-cell office:value-type="float" office:value="19.29">
            <text:p>19.2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367</text:p>
          </table:table-cell>
          <table:table-cell office:value-type="string">
            <text:p>Hysingsvik</text:p>
          </table:table-cell>
          <table:table-cell office:value-type="float" office:value="-0">
            <text:p>0</text:p>
          </table:table-cell>
          <table:table-cell office:value-type="float" office:value="22.77">
            <text:p>22.7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369</text:p>
          </table:table-cell>
          <table:table-cell office:value-type="string">
            <text:p>Karlsudd</text:p>
          </table:table-cell>
          <table:table-cell office:value-type="float" office:value="-0">
            <text:p>0</text:p>
          </table:table-cell>
          <table:table-cell office:value-type="float" office:value="48.58">
            <text:p>48.58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Vaxholm</text:p>
          </table:table-cell>
          <table:table-cell office:value-type="float" office:value="187">
            <text:p>0187</text:p>
          </table:table-cell>
        </table:table-row>
        <table:table-row table:style-name="ro1">
          <table:table-cell office:value-type="string">
            <text:p>S0371</text:p>
          </table:table-cell>
          <table:table-cell office:value-type="string">
            <text:p>Ingmarsö</text:p>
          </table:table-cell>
          <table:table-cell office:value-type="float" office:value="-0">
            <text:p>0</text:p>
          </table:table-cell>
          <table:table-cell office:value-type="float" office:value="36.78">
            <text:p>36.7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373</text:p>
          </table:table-cell>
          <table:table-cell office:value-type="string">
            <text:p>Karlsängen</text:p>
          </table:table-cell>
          <table:table-cell office:value-type="float" office:value="-0">
            <text:p>0</text:p>
          </table:table-cell>
          <table:table-cell office:value-type="float" office:value="25.58">
            <text:p>25.58</text:p>
          </table:table-cell>
          <table:table-cell office:value-type="float" office:value="77">
            <text:p>77</text:p>
          </table:table-cell>
          <table:table-cell office:value-type="float" office:value="0.73">
            <text:p>0.73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383</text:p>
          </table:table-cell>
          <table:table-cell office:value-type="string">
            <text:p>Kaggeboda</text:p>
          </table:table-cell>
          <table:table-cell office:value-type="float" office:value="-0">
            <text:p>0</text:p>
          </table:table-cell>
          <table:table-cell office:value-type="float" office:value="44.63">
            <text:p>44.63</text:p>
          </table:table-cell>
          <table:table-cell office:value-type="float" office:value="65">
            <text:p>65</text:p>
          </table:table-cell>
          <table:table-cell office:value-type="float" office:value="0.97">
            <text:p>0.97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385</text:p>
          </table:table-cell>
          <table:table-cell office:value-type="string">
            <text:p>Koviksudde + Skeviksstrand</text:p>
          </table:table-cell>
          <table:table-cell office:value-type="float" office:value="-0">
            <text:p>0</text:p>
          </table:table-cell>
          <table:table-cell office:value-type="float" office:value="73.85">
            <text:p>73.85</text:p>
          </table:table-cell>
          <table:table-cell office:value-type="float" office:value="225">
            <text:p>225</text:p>
          </table:table-cell>
          <table:table-cell office:value-type="float" office:value="0.99">
            <text:p>0.99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387</text:p>
          </table:table-cell>
          <table:table-cell office:value-type="string">
            <text:p>Kagghamra, södra delen</text:p>
          </table:table-cell>
          <table:table-cell office:value-type="float" office:value="-0">
            <text:p>0</text:p>
          </table:table-cell>
          <table:table-cell office:value-type="float" office:value="23.06">
            <text:p>23.06</text:p>
          </table:table-cell>
          <table:table-cell office:value-type="float" office:value="74">
            <text:p>74</text:p>
          </table:table-cell>
          <table:table-cell office:value-type="float" office:value="0.97">
            <text:p>0.97</text:p>
          </table:table-cell>
          <table:table-cell office:value-type="string">
            <text:p>Botkyrka</text:p>
          </table:table-cell>
          <table:table-cell office:value-type="float" office:value="127">
            <text:p>0127</text:p>
          </table:table-cell>
        </table:table-row>
        <table:table-row table:style-name="ro1">
          <table:table-cell office:value-type="string">
            <text:p>S0391</text:p>
          </table:table-cell>
          <table:table-cell office:value-type="string">
            <text:p>Kopparmora (norra delen)</text:p>
          </table:table-cell>
          <table:table-cell office:value-type="float" office:value="-0">
            <text:p>0</text:p>
          </table:table-cell>
          <table:table-cell office:value-type="float" office:value="76.08">
            <text:p>76.08</text:p>
          </table:table-cell>
          <table:table-cell office:value-type="float" office:value="212">
            <text:p>212</text:p>
          </table:table-cell>
          <table:table-cell office:value-type="float" office:value="0.98">
            <text:p>0.98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395</text:p>
          </table:table-cell>
          <table:table-cell office:value-type="string">
            <text:p>Kungsängen</text:p>
          </table:table-cell>
          <table:table-cell office:value-type="float" office:value="-0">
            <text:p>0</text:p>
          </table:table-cell>
          <table:table-cell office:value-type="float" office:value="14.67">
            <text:p>14.6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397</text:p>
          </table:table-cell>
          <table:table-cell office:value-type="string">
            <text:p>Köpmanholm</text:p>
          </table:table-cell>
          <table:table-cell office:value-type="float" office:value="-0">
            <text:p>0</text:p>
          </table:table-cell>
          <table:table-cell office:value-type="float" office:value="56.22">
            <text:p>56.22</text:p>
          </table:table-cell>
          <table:table-cell office:value-type="float" office:value="99">
            <text:p>99</text:p>
          </table:table-cell>
          <table:table-cell office:value-type="float" office:value="0.84">
            <text:p>0.84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399</text:p>
          </table:table-cell>
          <table:table-cell office:value-type="string">
            <text:p>Laggarsvik + Öran</text:p>
          </table:table-cell>
          <table:table-cell office:value-type="float" office:value="-0">
            <text:p>0</text:p>
          </table:table-cell>
          <table:table-cell office:value-type="float" office:value="200.28">
            <text:p>200.28</text:p>
          </table:table-cell>
          <table:table-cell office:value-type="float" office:value="140">
            <text:p>140</text:p>
          </table:table-cell>
          <table:table-cell office:value-type="float" office:value="0.59">
            <text:p>0.59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402</text:p>
          </table:table-cell>
          <table:table-cell office:value-type="string">
            <text:p>Lerhaga</text:p>
          </table:table-cell>
          <table:table-cell office:value-type="string">
            <text:p>Ny</text:p>
          </table:table-cell>
          <table:table-cell office:value-type="float" office:value="11.7">
            <text:p>11.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403</text:p>
          </table:table-cell>
          <table:table-cell office:value-type="string">
            <text:p>Källsmora</text:p>
          </table:table-cell>
          <table:table-cell office:value-type="float" office:value="-0">
            <text:p>0</text:p>
          </table:table-cell>
          <table:table-cell office:value-type="float" office:value="52.03">
            <text:p>52.03</text:p>
          </table:table-cell>
          <table:table-cell office:value-type="float" office:value="75">
            <text:p>75</text:p>
          </table:table-cell>
          <table:table-cell office:value-type="float" office:value="0.98">
            <text:p>0.98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404</text:p>
          </table:table-cell>
          <table:table-cell office:value-type="string">
            <text:p>Kärrmaräng</text:p>
          </table:table-cell>
          <table:table-cell office:value-type="string">
            <text:p>Ny</text:p>
          </table:table-cell>
          <table:table-cell office:value-type="float" office:value="11.28">
            <text:p>11.2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405</text:p>
          </table:table-cell>
          <table:table-cell office:value-type="string">
            <text:p>Ättarö</text:p>
          </table:table-cell>
          <table:table-cell office:value-type="float" office:value="-0">
            <text:p>0</text:p>
          </table:table-cell>
          <table:table-cell office:value-type="float" office:value="44.91">
            <text:p>44.91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407</text:p>
          </table:table-cell>
          <table:table-cell office:value-type="string">
            <text:p>Ladvreta</text:p>
          </table:table-cell>
          <table:table-cell office:value-type="float" office:value="-0">
            <text:p>0</text:p>
          </table:table-cell>
          <table:table-cell office:value-type="float" office:value="9.62">
            <text:p>9.6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Nykvarn</text:p>
          </table:table-cell>
          <table:table-cell office:value-type="float" office:value="140">
            <text:p>0140</text:p>
          </table:table-cell>
        </table:table-row>
        <table:table-row table:style-name="ro1">
          <table:table-cell office:value-type="string">
            <text:p>S0411</text:p>
          </table:table-cell>
          <table:table-cell office:value-type="string">
            <text:p>Lillängen</text:p>
          </table:table-cell>
          <table:table-cell office:value-type="float" office:value="-0">
            <text:p>0</text:p>
          </table:table-cell>
          <table:table-cell office:value-type="float" office:value="19.63">
            <text:p>19.6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415</text:p>
          </table:table-cell>
          <table:table-cell office:value-type="string">
            <text:p>Lillnäs+Björnhuvud</text:p>
          </table:table-cell>
          <table:table-cell office:value-type="float" office:value="-0">
            <text:p>0</text:p>
          </table:table-cell>
          <table:table-cell office:value-type="float" office:value="25.25">
            <text:p>25.25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417</text:p>
          </table:table-cell>
          <table:table-cell office:value-type="string">
            <text:p>Lillström</text:p>
          </table:table-cell>
          <table:table-cell office:value-type="float" office:value="-0">
            <text:p>0</text:p>
          </table:table-cell>
          <table:table-cell office:value-type="float" office:value="41.77">
            <text:p>41.77</text:p>
          </table:table-cell>
          <table:table-cell office:value-type="float" office:value="87">
            <text:p>87</text:p>
          </table:table-cell>
          <table:table-cell office:value-type="float" office:value="0.76">
            <text:p>0.76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419</text:p>
          </table:table-cell>
          <table:table-cell office:value-type="string">
            <text:p>Lillängsdal</text:p>
          </table:table-cell>
          <table:table-cell office:value-type="float" office:value="-0">
            <text:p>0</text:p>
          </table:table-cell>
          <table:table-cell office:value-type="float" office:value="23.88">
            <text:p>23.88</text:p>
          </table:table-cell>
          <table:table-cell office:value-type="float" office:value="80">
            <text:p>80</text:p>
          </table:table-cell>
          <table:table-cell office:value-type="float" office:value="0.99">
            <text:p>0.99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421</text:p>
          </table:table-cell>
          <table:table-cell office:value-type="string">
            <text:p>Linanäs</text:p>
          </table:table-cell>
          <table:table-cell office:value-type="float" office:value="-0">
            <text:p>0</text:p>
          </table:table-cell>
          <table:table-cell office:value-type="float" office:value="95.8">
            <text:p>95.8</text:p>
          </table:table-cell>
          <table:table-cell office:value-type="float" office:value="176">
            <text:p>176</text:p>
          </table:table-cell>
          <table:table-cell office:value-type="float" office:value="0.83">
            <text:p>0.83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423</text:p>
          </table:table-cell>
          <table:table-cell office:value-type="string">
            <text:p>Lund</text:p>
          </table:table-cell>
          <table:table-cell office:value-type="float" office:value="-0">
            <text:p>0</text:p>
          </table:table-cell>
          <table:table-cell office:value-type="float" office:value="10.73">
            <text:p>10.7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Järfälla</text:p>
          </table:table-cell>
          <table:table-cell office:value-type="float" office:value="123">
            <text:p>0123</text:p>
          </table:table-cell>
        </table:table-row>
        <table:table-row table:style-name="ro1">
          <table:table-cell office:value-type="string">
            <text:p>S0425</text:p>
          </table:table-cell>
          <table:table-cell office:value-type="string">
            <text:p>Lingsberg</text:p>
          </table:table-cell>
          <table:table-cell office:value-type="float" office:value="-0">
            <text:p>0</text:p>
          </table:table-cell>
          <table:table-cell office:value-type="float" office:value="15.69">
            <text:p>15.6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427</text:p>
          </table:table-cell>
          <table:table-cell office:value-type="string">
            <text:p>Lissma norra och Kvarntorp</text:p>
          </table:table-cell>
          <table:table-cell office:value-type="float" office:value="-0">
            <text:p>0</text:p>
          </table:table-cell>
          <table:table-cell office:value-type="float" office:value="34.4">
            <text:p>34.4</text:p>
          </table:table-cell>
          <table:table-cell office:value-type="float" office:value="91">
            <text:p>91</text:p>
          </table:table-cell>
          <table:table-cell office:value-type="float" office:value="0.85">
            <text:p>0.85</text:p>
          </table:table-cell>
          <table:table-cell office:value-type="string">
            <text:p>Huddinge</text:p>
          </table:table-cell>
          <table:table-cell office:value-type="float" office:value="126">
            <text:p>0126</text:p>
          </table:table-cell>
        </table:table-row>
        <table:table-row table:style-name="ro1">
          <table:table-cell office:value-type="string">
            <text:p>S0428</text:p>
          </table:table-cell>
          <table:table-cell office:value-type="string">
            <text:p>Ljumstaberg</text:p>
          </table:table-cell>
          <table:table-cell office:value-type="string">
            <text:p>Ny</text:p>
          </table:table-cell>
          <table:table-cell office:value-type="float" office:value="6.94">
            <text:p>6.9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431</text:p>
          </table:table-cell>
          <table:table-cell office:value-type="string">
            <text:p>Lunda</text:p>
          </table:table-cell>
          <table:table-cell office:value-type="float" office:value="-0">
            <text:p>0</text:p>
          </table:table-cell>
          <table:table-cell office:value-type="float" office:value="10.99">
            <text:p>10.9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433</text:p>
          </table:table-cell>
          <table:table-cell office:value-type="string">
            <text:p>Lundby</text:p>
          </table:table-cell>
          <table:table-cell office:value-type="float" office:value="-0">
            <text:p>0</text:p>
          </table:table-cell>
          <table:table-cell office:value-type="float" office:value="4.11">
            <text:p>4.1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441</text:p>
          </table:table-cell>
          <table:table-cell office:value-type="string">
            <text:p>Malsta</text:p>
          </table:table-cell>
          <table:table-cell office:value-type="float" office:value="-0">
            <text:p>0</text:p>
          </table:table-cell>
          <table:table-cell office:value-type="float" office:value="27.68">
            <text:p>27.6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443</text:p>
          </table:table-cell>
          <table:table-cell office:value-type="string">
            <text:p>Långvik</text:p>
          </table:table-cell>
          <table:table-cell office:value-type="float" office:value="-0">
            <text:p>0</text:p>
          </table:table-cell>
          <table:table-cell office:value-type="float" office:value="61.61">
            <text:p>61.61</text:p>
          </table:table-cell>
          <table:table-cell office:value-type="float" office:value="52">
            <text:p>52</text:p>
          </table:table-cell>
          <table:table-cell office:value-type="float" office:value="0.91">
            <text:p>0.91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447</text:p>
          </table:table-cell>
          <table:table-cell office:value-type="string">
            <text:p>Malmen och Kolbotten</text:p>
          </table:table-cell>
          <table:table-cell office:value-type="float" office:value="-0">
            <text:p>0</text:p>
          </table:table-cell>
          <table:table-cell office:value-type="float" office:value="76.63">
            <text:p>76.63</text:p>
          </table:table-cell>
          <table:table-cell office:value-type="float" office:value="181">
            <text:p>181</text:p>
          </table:table-cell>
          <table:table-cell office:value-type="float" office:value="0.99">
            <text:p>0.99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449</text:p>
          </table:table-cell>
          <table:table-cell office:value-type="string">
            <text:p>Husinge (västra delen)</text:p>
          </table:table-cell>
          <table:table-cell office:value-type="float" office:value="-0">
            <text:p>0</text:p>
          </table:table-cell>
          <table:table-cell office:value-type="float" office:value="37.6">
            <text:p>37.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451</text:p>
          </table:table-cell>
          <table:table-cell office:value-type="string">
            <text:p>Västernäs</text:p>
          </table:table-cell>
          <table:table-cell office:value-type="float" office:value="-0">
            <text:p>0</text:p>
          </table:table-cell>
          <table:table-cell office:value-type="float" office:value="96.12">
            <text:p>96.12</text:p>
          </table:table-cell>
          <table:table-cell office:value-type="float" office:value="77">
            <text:p>77</text:p>
          </table:table-cell>
          <table:table-cell office:value-type="float" office:value="0.74">
            <text:p>0.74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455</text:p>
          </table:table-cell>
          <table:table-cell office:value-type="string">
            <text:p>Mellansjö + Dragboda</text:p>
          </table:table-cell>
          <table:table-cell office:value-type="float" office:value="-0">
            <text:p>0</text:p>
          </table:table-cell>
          <table:table-cell office:value-type="float" office:value="22.89">
            <text:p>22.8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456</text:p>
          </table:table-cell>
          <table:table-cell office:value-type="string">
            <text:p>Mellansjö Gropgärdet</text:p>
          </table:table-cell>
          <table:table-cell office:value-type="string">
            <text:p>Ny</text:p>
          </table:table-cell>
          <table:table-cell office:value-type="float" office:value="2.78">
            <text:p>2.7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457</text:p>
          </table:table-cell>
          <table:table-cell office:value-type="string">
            <text:p>Munsö</text:p>
          </table:table-cell>
          <table:table-cell office:value-type="float" office:value="-0">
            <text:p>0</text:p>
          </table:table-cell>
          <table:table-cell office:value-type="float" office:value="19.98">
            <text:p>19.98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459</text:p>
          </table:table-cell>
          <table:table-cell office:value-type="string">
            <text:p>Lövsättra</text:p>
          </table:table-cell>
          <table:table-cell office:value-type="float" office:value="-0">
            <text:p>0</text:p>
          </table:table-cell>
          <table:table-cell office:value-type="float" office:value="6.63">
            <text:p>6.6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461</text:p>
          </table:table-cell>
          <table:table-cell office:value-type="string">
            <text:p>Mörby</text:p>
          </table:table-cell>
          <table:table-cell office:value-type="float" office:value="-0">
            <text:p>0</text:p>
          </table:table-cell>
          <table:table-cell office:value-type="float" office:value="30.73">
            <text:p>30.73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462</text:p>
          </table:table-cell>
          <table:table-cell office:value-type="string">
            <text:p>Mörbytorp</text:p>
          </table:table-cell>
          <table:table-cell office:value-type="string">
            <text:p>Ny</text:p>
          </table:table-cell>
          <table:table-cell office:value-type="float" office:value="9.81">
            <text:p>9.8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463</text:p>
          </table:table-cell>
          <table:table-cell office:value-type="string">
            <text:p>Stav + Mildensborg (norra delen)</text:p>
          </table:table-cell>
          <table:table-cell office:value-type="float" office:value="-0">
            <text:p>0</text:p>
          </table:table-cell>
          <table:table-cell office:value-type="float" office:value="6.57">
            <text:p>6.5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465</text:p>
          </table:table-cell>
          <table:table-cell office:value-type="string">
            <text:p>Mörtviken</text:p>
          </table:table-cell>
          <table:table-cell office:value-type="float" office:value="-0">
            <text:p>0</text:p>
          </table:table-cell>
          <table:table-cell office:value-type="float" office:value="41.45">
            <text:p>41.45</text:p>
          </table:table-cell>
          <table:table-cell office:value-type="float" office:value="127">
            <text:p>127</text:p>
          </table:table-cell>
          <table:table-cell office:value-type="float" office:value="0.93">
            <text:p>0.93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467</text:p>
          </table:table-cell>
          <table:table-cell office:value-type="string">
            <text:p>Nabbo</text:p>
          </table:table-cell>
          <table:table-cell office:value-type="float" office:value="-0">
            <text:p>0</text:p>
          </table:table-cell>
          <table:table-cell office:value-type="float" office:value="189.52">
            <text:p>189.52</text:p>
          </table:table-cell>
          <table:table-cell office:value-type="float" office:value="107">
            <text:p>107</text:p>
          </table:table-cell>
          <table:table-cell office:value-type="float" office:value="0.78">
            <text:p>0.78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469</text:p>
          </table:table-cell>
          <table:table-cell office:value-type="string">
            <text:p>Ytterjärna</text:p>
          </table:table-cell>
          <table:table-cell office:value-type="float" office:value="-0">
            <text:p>0</text:p>
          </table:table-cell>
          <table:table-cell office:value-type="float" office:value="28.11">
            <text:p>28.1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471</text:p>
          </table:table-cell>
          <table:table-cell office:value-type="string">
            <text:p>Skogsbrynsbyn och Ulvåsa</text:p>
          </table:table-cell>
          <table:table-cell office:value-type="float" office:value="-0">
            <text:p>0</text:p>
          </table:table-cell>
          <table:table-cell office:value-type="float" office:value="8.52">
            <text:p>8.5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472</text:p>
          </table:table-cell>
          <table:table-cell office:value-type="string">
            <text:p>Skogstorp</text:p>
          </table:table-cell>
          <table:table-cell office:value-type="string">
            <text:p>Ny</text:p>
          </table:table-cell>
          <table:table-cell office:value-type="float" office:value="9.56">
            <text:p>9.56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475</text:p>
          </table:table-cell>
          <table:table-cell office:value-type="string">
            <text:p>Norrbacka</text:p>
          </table:table-cell>
          <table:table-cell office:value-type="float" office:value="-0">
            <text:p>0</text:p>
          </table:table-cell>
          <table:table-cell office:value-type="float" office:value="18.37">
            <text:p>18.3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477</text:p>
          </table:table-cell>
          <table:table-cell office:value-type="string">
            <text:p>Norrvrå</text:p>
          </table:table-cell>
          <table:table-cell office:value-type="float" office:value="-0">
            <text:p>0</text:p>
          </table:table-cell>
          <table:table-cell office:value-type="float" office:value="11.4">
            <text:p>11.4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479</text:p>
          </table:table-cell>
          <table:table-cell office:value-type="string">
            <text:p>Nibble+Ösby</text:p>
          </table:table-cell>
          <table:table-cell office:value-type="float" office:value="-0">
            <text:p>0</text:p>
          </table:table-cell>
          <table:table-cell office:value-type="float" office:value="8.22">
            <text:p>8.2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481</text:p>
          </table:table-cell>
          <table:table-cell office:value-type="string">
            <text:p>Råby + Norränge</text:p>
          </table:table-cell>
          <table:table-cell office:value-type="float" office:value="-0">
            <text:p>0</text:p>
          </table:table-cell>
          <table:table-cell office:value-type="float" office:value="27.08">
            <text:p>27.0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Upplands-Bro</text:p>
          </table:table-cell>
          <table:table-cell office:value-type="float" office:value="139">
            <text:p>0139</text:p>
          </table:table-cell>
        </table:table-row>
        <table:table-row table:style-name="ro1">
          <table:table-cell office:value-type="string">
            <text:p>S0483</text:p>
          </table:table-cell>
          <table:table-cell office:value-type="string">
            <text:p>Norrsjön + Maren + Knuvskogen</text:p>
          </table:table-cell>
          <table:table-cell office:value-type="float" office:value="-0">
            <text:p>0</text:p>
          </table:table-cell>
          <table:table-cell office:value-type="float" office:value="123.65">
            <text:p>123.65</text:p>
          </table:table-cell>
          <table:table-cell office:value-type="float" office:value="110">
            <text:p>110</text:p>
          </table:table-cell>
          <table:table-cell office:value-type="float" office:value="0.83">
            <text:p>0.83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487</text:p>
          </table:table-cell>
          <table:table-cell office:value-type="string">
            <text:p>Norsbol</text:p>
          </table:table-cell>
          <table:table-cell office:value-type="float" office:value="-0">
            <text:p>0</text:p>
          </table:table-cell>
          <table:table-cell office:value-type="float" office:value="30.19">
            <text:p>30.19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491</text:p>
          </table:table-cell>
          <table:table-cell office:value-type="string">
            <text:p>Nolsjö (västra delen)</text:p>
          </table:table-cell>
          <table:table-cell office:value-type="float" office:value="-0">
            <text:p>0</text:p>
          </table:table-cell>
          <table:table-cell office:value-type="float" office:value="13.59">
            <text:p>13.5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495</text:p>
          </table:table-cell>
          <table:table-cell office:value-type="string">
            <text:p>Ensta</text:p>
          </table:table-cell>
          <table:table-cell office:value-type="float" office:value="-0">
            <text:p>0</text:p>
          </table:table-cell>
          <table:table-cell office:value-type="float" office:value="11.73">
            <text:p>11.73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Botkyrka</text:p>
          </table:table-cell>
          <table:table-cell office:value-type="float" office:value="127">
            <text:p>0127</text:p>
          </table:table-cell>
        </table:table-row>
        <table:table-row table:style-name="ro1">
          <table:table-cell office:value-type="string">
            <text:p>S0497</text:p>
          </table:table-cell>
          <table:table-cell office:value-type="string">
            <text:p>Nysättra</text:p>
          </table:table-cell>
          <table:table-cell office:value-type="float" office:value="-0">
            <text:p>0</text:p>
          </table:table-cell>
          <table:table-cell office:value-type="float" office:value="84.15">
            <text:p>84.15</text:p>
          </table:table-cell>
          <table:table-cell office:value-type="float" office:value="222">
            <text:p>222</text:p>
          </table:table-cell>
          <table:table-cell office:value-type="float" office:value="0.51">
            <text:p>0.51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501</text:p>
          </table:table-cell>
          <table:table-cell office:value-type="string">
            <text:p>Norra Nånö</text:p>
          </table:table-cell>
          <table:table-cell office:value-type="float" office:value="-0">
            <text:p>0</text:p>
          </table:table-cell>
          <table:table-cell office:value-type="float" office:value="26.94">
            <text:p>26.94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503</text:p>
          </table:table-cell>
          <table:table-cell office:value-type="string">
            <text:p>Hansätter och Lidsätter och Björnberga</text:p>
          </table:table-cell>
          <table:table-cell office:value-type="float" office:value="-0">
            <text:p>0</text:p>
          </table:table-cell>
          <table:table-cell office:value-type="float" office:value="21.81">
            <text:p>21.8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504</text:p>
          </table:table-cell>
          <table:table-cell office:value-type="string">
            <text:p>Lindängen och Viksberg</text:p>
          </table:table-cell>
          <table:table-cell office:value-type="string">
            <text:p>Ny</text:p>
          </table:table-cell>
          <table:table-cell office:value-type="float" office:value="9.13">
            <text:p>9.1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505</text:p>
          </table:table-cell>
          <table:table-cell office:value-type="string">
            <text:p>Oaxen</text:p>
          </table:table-cell>
          <table:table-cell office:value-type="float" office:value="-0">
            <text:p>0</text:p>
          </table:table-cell>
          <table:table-cell office:value-type="float" office:value="11.54">
            <text:p>11.54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506</text:p>
          </table:table-cell>
          <table:table-cell office:value-type="string">
            <text:p>Ogan</text:p>
          </table:table-cell>
          <table:table-cell office:value-type="string">
            <text:p>Ny</text:p>
          </table:table-cell>
          <table:table-cell office:value-type="float" office:value="12.24">
            <text:p>12.2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507</text:p>
          </table:table-cell>
          <table:table-cell office:value-type="string">
            <text:p>Fors</text:p>
          </table:table-cell>
          <table:table-cell office:value-type="float" office:value="-0">
            <text:p>0</text:p>
          </table:table-cell>
          <table:table-cell office:value-type="float" office:value="9.26">
            <text:p>9.2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509</text:p>
          </table:table-cell>
          <table:table-cell office:value-type="string">
            <text:p>Ortalalund</text:p>
          </table:table-cell>
          <table:table-cell office:value-type="float" office:value="-0">
            <text:p>0</text:p>
          </table:table-cell>
          <table:table-cell office:value-type="float" office:value="57.62">
            <text:p>57.62</text:p>
          </table:table-cell>
          <table:table-cell office:value-type="float" office:value="77">
            <text:p>77</text:p>
          </table:table-cell>
          <table:table-cell office:value-type="float" office:value="0.5">
            <text:p>0.5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511</text:p>
          </table:table-cell>
          <table:table-cell office:value-type="string">
            <text:p>Lunda</text:p>
          </table:table-cell>
          <table:table-cell office:value-type="float" office:value="-0">
            <text:p>0</text:p>
          </table:table-cell>
          <table:table-cell office:value-type="float" office:value="28.85">
            <text:p>28.85</text:p>
          </table:table-cell>
          <table:table-cell office:value-type="float" office:value="82">
            <text:p>82</text:p>
          </table:table-cell>
          <table:table-cell office:value-type="float" office:value="0.67">
            <text:p>0.67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513</text:p>
          </table:table-cell>
          <table:table-cell office:value-type="string">
            <text:p>Oxnö</text:p>
          </table:table-cell>
          <table:table-cell office:value-type="float" office:value="-0">
            <text:p>0</text:p>
          </table:table-cell>
          <table:table-cell office:value-type="float" office:value="56.97">
            <text:p>56.97</text:p>
          </table:table-cell>
          <table:table-cell office:value-type="float" office:value="143">
            <text:p>143</text:p>
          </table:table-cell>
          <table:table-cell office:value-type="float" office:value="0.69">
            <text:p>0.69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515</text:p>
          </table:table-cell>
          <table:table-cell office:value-type="string">
            <text:p>Lövhagen + Lunda</text:p>
          </table:table-cell>
          <table:table-cell office:value-type="float" office:value="-0">
            <text:p>0</text:p>
          </table:table-cell>
          <table:table-cell office:value-type="float" office:value="8.13">
            <text:p>8.1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Upplands-Bro</text:p>
          </table:table-cell>
          <table:table-cell office:value-type="float" office:value="139">
            <text:p>0139</text:p>
          </table:table-cell>
        </table:table-row>
        <table:table-row table:style-name="ro1">
          <table:table-cell office:value-type="string">
            <text:p>S0518</text:p>
          </table:table-cell>
          <table:table-cell office:value-type="string">
            <text:p>Menhammar</text:p>
          </table:table-cell>
          <table:table-cell office:value-type="string">
            <text:p>Ny</text:p>
          </table:table-cell>
          <table:table-cell office:value-type="float" office:value="17.45">
            <text:p>17.4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519</text:p>
          </table:table-cell>
          <table:table-cell office:value-type="string">
            <text:p>Midsjö</text:p>
          </table:table-cell>
          <table:table-cell office:value-type="float" office:value="-0">
            <text:p>0</text:p>
          </table:table-cell>
          <table:table-cell office:value-type="float" office:value="22.24">
            <text:p>22.2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521</text:p>
          </table:table-cell>
          <table:table-cell office:value-type="string">
            <text:p>Ramsdalen</text:p>
          </table:table-cell>
          <table:table-cell office:value-type="float" office:value="-0">
            <text:p>0</text:p>
          </table:table-cell>
          <table:table-cell office:value-type="float" office:value="34.97">
            <text:p>34.97</text:p>
          </table:table-cell>
          <table:table-cell office:value-type="float" office:value="61">
            <text:p>61</text:p>
          </table:table-cell>
          <table:table-cell office:value-type="float" office:value="0.81">
            <text:p>0.81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523</text:p>
          </table:table-cell>
          <table:table-cell office:value-type="string">
            <text:p>Ramsö</text:p>
          </table:table-cell>
          <table:table-cell office:value-type="float" office:value="-0">
            <text:p>0</text:p>
          </table:table-cell>
          <table:table-cell office:value-type="float" office:value="86.84">
            <text:p>86.84</text:p>
          </table:table-cell>
          <table:table-cell office:value-type="float" office:value="64">
            <text:p>64</text:p>
          </table:table-cell>
          <table:table-cell office:value-type="float" office:value="0.93">
            <text:p>0.93</text:p>
          </table:table-cell>
          <table:table-cell office:value-type="string">
            <text:p>Vaxholm</text:p>
          </table:table-cell>
          <table:table-cell office:value-type="float" office:value="187">
            <text:p>0187</text:p>
          </table:table-cell>
        </table:table-row>
        <table:table-row table:style-name="ro1">
          <table:table-cell office:value-type="string">
            <text:p>S0527</text:p>
          </table:table-cell>
          <table:table-cell office:value-type="string">
            <text:p>Ricksättra</text:p>
          </table:table-cell>
          <table:table-cell office:value-type="float" office:value="-0">
            <text:p>0</text:p>
          </table:table-cell>
          <table:table-cell office:value-type="float" office:value="53.75">
            <text:p>53.75</text:p>
          </table:table-cell>
          <table:table-cell office:value-type="float" office:value="132">
            <text:p>132</text:p>
          </table:table-cell>
          <table:table-cell office:value-type="float" office:value="0.87">
            <text:p>0.87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529</text:p>
          </table:table-cell>
          <table:table-cell office:value-type="string">
            <text:p>Rindö</text:p>
          </table:table-cell>
          <table:table-cell office:value-type="float" office:value="-0">
            <text:p>0</text:p>
          </table:table-cell>
          <table:table-cell office:value-type="float" office:value="61.96">
            <text:p>61.96</text:p>
          </table:table-cell>
          <table:table-cell office:value-type="float" office:value="188">
            <text:p>188</text:p>
          </table:table-cell>
          <table:table-cell office:value-type="float" office:value="0.98">
            <text:p>0.98</text:p>
          </table:table-cell>
          <table:table-cell office:value-type="string">
            <text:p>Vaxholm</text:p>
          </table:table-cell>
          <table:table-cell office:value-type="float" office:value="187">
            <text:p>0187</text:p>
          </table:table-cell>
        </table:table-row>
        <table:table-row table:style-name="ro1">
          <table:table-cell office:value-type="string">
            <text:p>S0531</text:p>
          </table:table-cell>
          <table:table-cell office:value-type="string">
            <text:p>Rindö smedja</text:p>
          </table:table-cell>
          <table:table-cell office:value-type="float" office:value="-0">
            <text:p>0</text:p>
          </table:table-cell>
          <table:table-cell office:value-type="float" office:value="12.8">
            <text:p>12.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Vaxholm</text:p>
          </table:table-cell>
          <table:table-cell office:value-type="float" office:value="187">
            <text:p>0187</text:p>
          </table:table-cell>
        </table:table-row>
        <table:table-row table:style-name="ro1">
          <table:table-cell office:value-type="string">
            <text:p>S0533</text:p>
          </table:table-cell>
          <table:table-cell office:value-type="string">
            <text:p>Ristomta och Svalsta</text:p>
          </table:table-cell>
          <table:table-cell office:value-type="float" office:value="-0">
            <text:p>0</text:p>
          </table:table-cell>
          <table:table-cell office:value-type="float" office:value="7.73">
            <text:p>7.7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535</text:p>
          </table:table-cell>
          <table:table-cell office:value-type="string">
            <text:p>Rindöby</text:p>
          </table:table-cell>
          <table:table-cell office:value-type="float" office:value="-0">
            <text:p>0</text:p>
          </table:table-cell>
          <table:table-cell office:value-type="float" office:value="29.46">
            <text:p>29.4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Vaxholm</text:p>
          </table:table-cell>
          <table:table-cell office:value-type="float" office:value="187">
            <text:p>0187</text:p>
          </table:table-cell>
        </table:table-row>
        <table:table-row table:style-name="ro1">
          <table:table-cell office:value-type="string">
            <text:p>S0537</text:p>
          </table:table-cell>
          <table:table-cell office:value-type="string">
            <text:p>Roslags-Kulla</text:p>
          </table:table-cell>
          <table:table-cell office:value-type="float" office:value="-0">
            <text:p>0</text:p>
          </table:table-cell>
          <table:table-cell office:value-type="float" office:value="27.36">
            <text:p>27.36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538</text:p>
          </table:table-cell>
          <table:table-cell office:value-type="string">
            <text:p>Rydbo saltsjöbad</text:p>
          </table:table-cell>
          <table:table-cell office:value-type="string">
            <text:p>Ny</text:p>
          </table:table-cell>
          <table:table-cell office:value-type="float" office:value="24.43">
            <text:p>24.43</text:p>
          </table:table-cell>
          <table:table-cell office:value-type="float" office:value="87">
            <text:p>87</text:p>
          </table:table-cell>
          <table:table-cell office:value-type="float" office:value="0.88">
            <text:p>0.88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539</text:p>
          </table:table-cell>
          <table:table-cell office:value-type="string">
            <text:p>Rådmanby</text:p>
          </table:table-cell>
          <table:table-cell office:value-type="float" office:value="-0">
            <text:p>0</text:p>
          </table:table-cell>
          <table:table-cell office:value-type="float" office:value="26.47">
            <text:p>26.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541</text:p>
          </table:table-cell>
          <table:table-cell office:value-type="string">
            <text:p>Rånäs</text:p>
          </table:table-cell>
          <table:table-cell office:value-type="float" office:value="-0">
            <text:p>0</text:p>
          </table:table-cell>
          <table:table-cell office:value-type="float" office:value="21.26">
            <text:p>21.26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543</text:p>
          </table:table-cell>
          <table:table-cell office:value-type="string">
            <text:p>Valsta norra</text:p>
          </table:table-cell>
          <table:table-cell office:value-type="float" office:value="-0">
            <text:p>0</text:p>
          </table:table-cell>
          <table:table-cell office:value-type="float" office:value="20.79">
            <text:p>20.79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545</text:p>
          </table:table-cell>
          <table:table-cell office:value-type="string">
            <text:p>Räknäs</text:p>
          </table:table-cell>
          <table:table-cell office:value-type="float" office:value="-0">
            <text:p>0</text:p>
          </table:table-cell>
          <table:table-cell office:value-type="float" office:value="27.69">
            <text:p>27.69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547</text:p>
          </table:table-cell>
          <table:table-cell office:value-type="string">
            <text:p>Norudden</text:p>
          </table:table-cell>
          <table:table-cell office:value-type="float" office:value="-0">
            <text:p>0</text:p>
          </table:table-cell>
          <table:table-cell office:value-type="float" office:value="17.44">
            <text:p>17.44</text:p>
          </table:table-cell>
          <table:table-cell office:value-type="float" office:value="73">
            <text:p>73</text:p>
          </table:table-cell>
          <table:table-cell office:value-type="float" office:value="0.94">
            <text:p>0.94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551</text:p>
          </table:table-cell>
          <table:table-cell office:value-type="string">
            <text:p>Paris och Wien</text:p>
          </table:table-cell>
          <table:table-cell office:value-type="float" office:value="-0">
            <text:p>0</text:p>
          </table:table-cell>
          <table:table-cell office:value-type="float" office:value="36.88">
            <text:p>36.88</text:p>
          </table:table-cell>
          <table:table-cell office:value-type="float" office:value="73">
            <text:p>73</text:p>
          </table:table-cell>
          <table:table-cell office:value-type="float" office:value="0.93">
            <text:p>0.93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553</text:p>
          </table:table-cell>
          <table:table-cell office:value-type="string">
            <text:p>Rävsnäs</text:p>
          </table:table-cell>
          <table:table-cell office:value-type="float" office:value="-0">
            <text:p>0</text:p>
          </table:table-cell>
          <table:table-cell office:value-type="float" office:value="59.35">
            <text:p>59.35</text:p>
          </table:table-cell>
          <table:table-cell office:value-type="float" office:value="93">
            <text:p>93</text:p>
          </table:table-cell>
          <table:table-cell office:value-type="float" office:value="0.81">
            <text:p>0.81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554</text:p>
          </table:table-cell>
          <table:table-cell office:value-type="string">
            <text:p>Röcksta</text:p>
          </table:table-cell>
          <table:table-cell office:value-type="string">
            <text:p>Ny</text:p>
          </table:table-cell>
          <table:table-cell office:value-type="float" office:value="16.35">
            <text:p>16.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557</text:p>
          </table:table-cell>
          <table:table-cell office:value-type="string">
            <text:p>Byle</text:p>
          </table:table-cell>
          <table:table-cell office:value-type="float" office:value="-0">
            <text:p>0</text:p>
          </table:table-cell>
          <table:table-cell office:value-type="float" office:value="17.08">
            <text:p>17.08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559</text:p>
          </table:table-cell>
          <table:table-cell office:value-type="string">
            <text:p>Plogen</text:p>
          </table:table-cell>
          <table:table-cell office:value-type="float" office:value="-0">
            <text:p>0</text:p>
          </table:table-cell>
          <table:table-cell office:value-type="float" office:value="11.87">
            <text:p>11.8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563</text:p>
          </table:table-cell>
          <table:table-cell office:value-type="string">
            <text:p>Risbo</text:p>
          </table:table-cell>
          <table:table-cell office:value-type="float" office:value="-0">
            <text:p>0</text:p>
          </table:table-cell>
          <table:table-cell office:value-type="float" office:value="10.56">
            <text:p>10.5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567</text:p>
          </table:table-cell>
          <table:table-cell office:value-type="string">
            <text:p>Rydsberg</text:p>
          </table:table-cell>
          <table:table-cell office:value-type="float" office:value="-0">
            <text:p>0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569</text:p>
          </table:table-cell>
          <table:table-cell office:value-type="string">
            <text:p>Saltarö</text:p>
          </table:table-cell>
          <table:table-cell office:value-type="float" office:value="-0">
            <text:p>0</text:p>
          </table:table-cell>
          <table:table-cell office:value-type="float" office:value="294.03">
            <text:p>294.03</text:p>
          </table:table-cell>
          <table:table-cell office:value-type="float" office:value="735">
            <text:p>735</text:p>
          </table:table-cell>
          <table:table-cell office:value-type="float" office:value="0.91">
            <text:p>0.91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571</text:p>
          </table:table-cell>
          <table:table-cell office:value-type="string">
            <text:p>Röcksta + Kvilunda</text:p>
          </table:table-cell>
          <table:table-cell office:value-type="float" office:value="-0">
            <text:p>0</text:p>
          </table:table-cell>
          <table:table-cell office:value-type="float" office:value="16.55">
            <text:p>16.5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577</text:p>
          </table:table-cell>
          <table:table-cell office:value-type="string">
            <text:p>Sandhamn</text:p>
          </table:table-cell>
          <table:table-cell office:value-type="float" office:value="-0">
            <text:p>0</text:p>
          </table:table-cell>
          <table:table-cell office:value-type="float" office:value="26.34">
            <text:p>26.34</text:p>
          </table:table-cell>
          <table:table-cell office:value-type="float" office:value="85">
            <text:p>85</text:p>
          </table:table-cell>
          <table:table-cell office:value-type="float" office:value="0.91">
            <text:p>0.91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579</text:p>
          </table:table-cell>
          <table:table-cell office:value-type="string">
            <text:p>Sandvik</text:p>
          </table:table-cell>
          <table:table-cell office:value-type="float" office:value="-0">
            <text:p>0</text:p>
          </table:table-cell>
          <table:table-cell office:value-type="float" office:value="178.54">
            <text:p>178.54</text:p>
          </table:table-cell>
          <table:table-cell office:value-type="float" office:value="106">
            <text:p>106</text:p>
          </table:table-cell>
          <table:table-cell office:value-type="float" office:value="0.91">
            <text:p>0.91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583</text:p>
          </table:table-cell>
          <table:table-cell office:value-type="string">
            <text:p>Schweizerdalen</text:p>
          </table:table-cell>
          <table:table-cell office:value-type="float" office:value="-0">
            <text:p>0</text:p>
          </table:table-cell>
          <table:table-cell office:value-type="float" office:value="54.52">
            <text:p>54.52</text:p>
          </table:table-cell>
          <table:table-cell office:value-type="float" office:value="216">
            <text:p>216</text:p>
          </table:table-cell>
          <table:table-cell office:value-type="float" office:value="0.9">
            <text:p>0.9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593</text:p>
          </table:table-cell>
          <table:table-cell office:value-type="string">
            <text:p>Skarpö</text:p>
          </table:table-cell>
          <table:table-cell office:value-type="float" office:value="-0">
            <text:p>0</text:p>
          </table:table-cell>
          <table:table-cell office:value-type="float" office:value="79.99">
            <text:p>79.99</text:p>
          </table:table-cell>
          <table:table-cell office:value-type="float" office:value="312">
            <text:p>312</text:p>
          </table:table-cell>
          <table:table-cell office:value-type="float" office:value="0.91">
            <text:p>0.91</text:p>
          </table:table-cell>
          <table:table-cell office:value-type="string">
            <text:p>Vaxholm</text:p>
          </table:table-cell>
          <table:table-cell office:value-type="float" office:value="187">
            <text:p>0187</text:p>
          </table:table-cell>
        </table:table-row>
        <table:table-row table:style-name="ro1">
          <table:table-cell office:value-type="string">
            <text:p>S0599</text:p>
          </table:table-cell>
          <table:table-cell office:value-type="string">
            <text:p>Skevik</text:p>
          </table:table-cell>
          <table:table-cell office:value-type="float" office:value="-0">
            <text:p>0</text:p>
          </table:table-cell>
          <table:table-cell office:value-type="float" office:value="11.8">
            <text:p>11.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603</text:p>
          </table:table-cell>
          <table:table-cell office:value-type="string">
            <text:p>Skeppsbol</text:p>
          </table:table-cell>
          <table:table-cell office:value-type="float" office:value="-0">
            <text:p>0</text:p>
          </table:table-cell>
          <table:table-cell office:value-type="float" office:value="60.4">
            <text:p>60.4</text:p>
          </table:table-cell>
          <table:table-cell office:value-type="float" office:value="95">
            <text:p>95</text:p>
          </table:table-cell>
          <table:table-cell office:value-type="float" office:value="0.41">
            <text:p>0.41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607</text:p>
          </table:table-cell>
          <table:table-cell office:value-type="string">
            <text:p>Slottshagen</text:p>
          </table:table-cell>
          <table:table-cell office:value-type="float" office:value="-0">
            <text:p>0</text:p>
          </table:table-cell>
          <table:table-cell office:value-type="float" office:value="26.78">
            <text:p>26.78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609</text:p>
          </table:table-cell>
          <table:table-cell office:value-type="string">
            <text:p>Smedsbol + Rysstorpet + Myrängen</text:p>
          </table:table-cell>
          <table:table-cell office:value-type="float" office:value="-0">
            <text:p>0</text:p>
          </table:table-cell>
          <table:table-cell office:value-type="float" office:value="11.37">
            <text:p>11.3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611</text:p>
          </table:table-cell>
          <table:table-cell office:value-type="string">
            <text:p>Smara</text:p>
          </table:table-cell>
          <table:table-cell office:value-type="float" office:value="-0">
            <text:p>0</text:p>
          </table:table-cell>
          <table:table-cell office:value-type="float" office:value="157.63">
            <text:p>157.63</text:p>
          </table:table-cell>
          <table:table-cell office:value-type="float" office:value="119">
            <text:p>119</text:p>
          </table:table-cell>
          <table:table-cell office:value-type="float" office:value="0.75">
            <text:p>0.75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612</text:p>
          </table:table-cell>
          <table:table-cell office:value-type="string">
            <text:p>Smedby</text:p>
          </table:table-cell>
          <table:table-cell office:value-type="string">
            <text:p>Ny</text:p>
          </table:table-cell>
          <table:table-cell office:value-type="float" office:value="17.67">
            <text:p>17.6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Upplands Väsby</text:p>
          </table:table-cell>
          <table:table-cell office:value-type="float" office:value="114">
            <text:p>0114</text:p>
          </table:table-cell>
        </table:table-row>
        <table:table-row table:style-name="ro1">
          <table:table-cell office:value-type="string">
            <text:p>S0613</text:p>
          </table:table-cell>
          <table:table-cell office:value-type="string">
            <text:p>Smådalarö</text:p>
          </table:table-cell>
          <table:table-cell office:value-type="float" office:value="-0">
            <text:p>0</text:p>
          </table:table-cell>
          <table:table-cell office:value-type="float" office:value="55.68">
            <text:p>55.68</text:p>
          </table:table-cell>
          <table:table-cell office:value-type="float" office:value="148">
            <text:p>148</text:p>
          </table:table-cell>
          <table:table-cell office:value-type="float" office:value="0.69">
            <text:p>0.69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615</text:p>
          </table:table-cell>
          <table:table-cell office:value-type="string">
            <text:p>Smidö</text:p>
          </table:table-cell>
          <table:table-cell office:value-type="float" office:value="-0">
            <text:p>0</text:p>
          </table:table-cell>
          <table:table-cell office:value-type="float" office:value="55.53">
            <text:p>55.53</text:p>
          </table:table-cell>
          <table:table-cell office:value-type="float" office:value="153">
            <text:p>153</text:p>
          </table:table-cell>
          <table:table-cell office:value-type="float" office:value="0.94">
            <text:p>0.94</text:p>
          </table:table-cell>
          <table:table-cell office:value-type="string">
            <text:p>Upplands-Bro</text:p>
          </table:table-cell>
          <table:table-cell office:value-type="float" office:value="139">
            <text:p>0139</text:p>
          </table:table-cell>
        </table:table-row>
        <table:table-row table:style-name="ro1">
          <table:table-cell office:value-type="string">
            <text:p>S0618</text:p>
          </table:table-cell>
          <table:table-cell office:value-type="string">
            <text:p>Vreten och Furulund</text:p>
          </table:table-cell>
          <table:table-cell office:value-type="string">
            <text:p>Ny</text:p>
          </table:table-cell>
          <table:table-cell office:value-type="float" office:value="7.41">
            <text:p>7.4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619</text:p>
          </table:table-cell>
          <table:table-cell office:value-type="string">
            <text:p>Skilleby</text:p>
          </table:table-cell>
          <table:table-cell office:value-type="float" office:value="-0">
            <text:p>0</text:p>
          </table:table-cell>
          <table:table-cell office:value-type="float" office:value="7.86">
            <text:p>7.8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621</text:p>
          </table:table-cell>
          <table:table-cell office:value-type="string">
            <text:p>Solberga + Solåkrabyn</text:p>
          </table:table-cell>
          <table:table-cell office:value-type="float" office:value="-0">
            <text:p>0</text:p>
          </table:table-cell>
          <table:table-cell office:value-type="float" office:value="17.43">
            <text:p>17.43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623</text:p>
          </table:table-cell>
          <table:table-cell office:value-type="string">
            <text:p>Solbacken</text:p>
          </table:table-cell>
          <table:table-cell office:value-type="float" office:value="-0">
            <text:p>0</text:p>
          </table:table-cell>
          <table:table-cell office:value-type="float" office:value="12.07">
            <text:p>12.0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Huddinge</text:p>
          </table:table-cell>
          <table:table-cell office:value-type="float" office:value="126">
            <text:p>0126</text:p>
          </table:table-cell>
        </table:table-row>
        <table:table-row table:style-name="ro1">
          <table:table-cell office:value-type="string">
            <text:p>S0626</text:p>
          </table:table-cell>
          <table:table-cell office:value-type="string">
            <text:p>Spillersboda</text:p>
          </table:table-cell>
          <table:table-cell office:value-type="float" office:value="-0">
            <text:p>0</text:p>
          </table:table-cell>
          <table:table-cell office:value-type="float" office:value="92.19">
            <text:p>92.19</text:p>
          </table:table-cell>
          <table:table-cell office:value-type="float" office:value="272">
            <text:p>272</text:p>
          </table:table-cell>
          <table:table-cell office:value-type="float" office:value="0.57">
            <text:p>0.57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627</text:p>
          </table:table-cell>
          <table:table-cell office:value-type="string">
            <text:p>Spersboda</text:p>
          </table:table-cell>
          <table:table-cell office:value-type="float" office:value="-0">
            <text:p>0</text:p>
          </table:table-cell>
          <table:table-cell office:value-type="float" office:value="73.52">
            <text:p>73.52</text:p>
          </table:table-cell>
          <table:table-cell office:value-type="float" office:value="81">
            <text:p>81</text:p>
          </table:table-cell>
          <table:table-cell office:value-type="float" office:value="0.92">
            <text:p>0.92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629</text:p>
          </table:table-cell>
          <table:table-cell office:value-type="string">
            <text:p>Stav</text:p>
          </table:table-cell>
          <table:table-cell office:value-type="float" office:value="-0">
            <text:p>0</text:p>
          </table:table-cell>
          <table:table-cell office:value-type="float" office:value="30.81">
            <text:p>30.81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631</text:p>
          </table:table-cell>
          <table:table-cell office:value-type="string">
            <text:p>Stensättra tomtområde</text:p>
          </table:table-cell>
          <table:table-cell office:value-type="float" office:value="-0">
            <text:p>0</text:p>
          </table:table-cell>
          <table:table-cell office:value-type="float" office:value="62.78">
            <text:p>62.78</text:p>
          </table:table-cell>
          <table:table-cell office:value-type="float" office:value="96">
            <text:p>96</text:p>
          </table:table-cell>
          <table:table-cell office:value-type="float" office:value="0.95">
            <text:p>0.95</text:p>
          </table:table-cell>
          <table:table-cell office:value-type="string">
            <text:p>Nykvarn</text:p>
          </table:table-cell>
          <table:table-cell office:value-type="float" office:value="140">
            <text:p>0140</text:p>
          </table:table-cell>
        </table:table-row>
        <table:table-row table:style-name="ro1">
          <table:table-cell office:value-type="string">
            <text:p>S0635</text:p>
          </table:table-cell>
          <table:table-cell office:value-type="string">
            <text:p>Storbygården</text:p>
          </table:table-cell>
          <table:table-cell office:value-type="float" office:value="-0">
            <text:p>0</text:p>
          </table:table-cell>
          <table:table-cell office:value-type="float" office:value="65.38">
            <text:p>65.38</text:p>
          </table:table-cell>
          <table:table-cell office:value-type="float" office:value="60">
            <text:p>60</text:p>
          </table:table-cell>
          <table:table-cell office:value-type="float" office:value="0.91">
            <text:p>0.91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638</text:p>
          </table:table-cell>
          <table:table-cell office:value-type="string">
            <text:p>Steningehöjden</text:p>
          </table:table-cell>
          <table:table-cell office:value-type="string">
            <text:p>Ny</text:p>
          </table:table-cell>
          <table:table-cell office:value-type="float" office:value="8.62">
            <text:p>8.62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641</text:p>
          </table:table-cell>
          <table:table-cell office:value-type="string">
            <text:p>Stjärna + Aska</text:p>
          </table:table-cell>
          <table:table-cell office:value-type="float" office:value="-0">
            <text:p>0</text:p>
          </table:table-cell>
          <table:table-cell office:value-type="float" office:value="26.9">
            <text:p>26.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643</text:p>
          </table:table-cell>
          <table:table-cell office:value-type="string">
            <text:p>Stora Sundby</text:p>
          </table:table-cell>
          <table:table-cell office:value-type="float" office:value="-0">
            <text:p>0</text:p>
          </table:table-cell>
          <table:table-cell office:value-type="float" office:value="17.49">
            <text:p>17.49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647</text:p>
          </table:table-cell>
          <table:table-cell office:value-type="string">
            <text:p>Storholmen</text:p>
          </table:table-cell>
          <table:table-cell office:value-type="float" office:value="-0">
            <text:p>0</text:p>
          </table:table-cell>
          <table:table-cell office:value-type="float" office:value="34.74">
            <text:p>34.74</text:p>
          </table:table-cell>
          <table:table-cell office:value-type="float" office:value="148">
            <text:p>148</text:p>
          </table:table-cell>
          <table:table-cell office:value-type="float" office:value="0.99">
            <text:p>0.99</text:p>
          </table:table-cell>
          <table:table-cell office:value-type="string">
            <text:p>Vaxholm</text:p>
          </table:table-cell>
          <table:table-cell office:value-type="float" office:value="187">
            <text:p>0187</text:p>
          </table:table-cell>
        </table:table-row>
        <table:table-row table:style-name="ro1">
          <table:table-cell office:value-type="string">
            <text:p>S0649</text:p>
          </table:table-cell>
          <table:table-cell office:value-type="string">
            <text:p>Styrsvik + Norrsunda</text:p>
          </table:table-cell>
          <table:table-cell office:value-type="float" office:value="-0">
            <text:p>0</text:p>
          </table:table-cell>
          <table:table-cell office:value-type="float" office:value="50.12">
            <text:p>50.12</text:p>
          </table:table-cell>
          <table:table-cell office:value-type="float" office:value="86">
            <text:p>86</text:p>
          </table:table-cell>
          <table:table-cell office:value-type="float" office:value="0.68">
            <text:p>0.68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651</text:p>
          </table:table-cell>
          <table:table-cell office:value-type="string">
            <text:p>Svensboda</text:p>
          </table:table-cell>
          <table:table-cell office:value-type="float" office:value="-0">
            <text:p>0</text:p>
          </table:table-cell>
          <table:table-cell office:value-type="float" office:value="42.47">
            <text:p>42.47</text:p>
          </table:table-cell>
          <table:table-cell office:value-type="float" office:value="58">
            <text:p>58</text:p>
          </table:table-cell>
          <table:table-cell office:value-type="float" office:value="0.86">
            <text:p>0.86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653</text:p>
          </table:table-cell>
          <table:table-cell office:value-type="string">
            <text:p>Sundsör</text:p>
          </table:table-cell>
          <table:table-cell office:value-type="float" office:value="-0">
            <text:p>0</text:p>
          </table:table-cell>
          <table:table-cell office:value-type="float" office:value="16.45">
            <text:p>16.45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Nykvarn</text:p>
          </table:table-cell>
          <table:table-cell office:value-type="float" office:value="140">
            <text:p>0140</text:p>
          </table:table-cell>
        </table:table-row>
        <table:table-row table:style-name="ro1">
          <table:table-cell office:value-type="string">
            <text:p>S0654</text:p>
          </table:table-cell>
          <table:table-cell office:value-type="string">
            <text:p>Sundsör västra</text:p>
          </table:table-cell>
          <table:table-cell office:value-type="string">
            <text:p>Ny</text:p>
          </table:table-cell>
          <table:table-cell office:value-type="float" office:value="9.85">
            <text:p>9.85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Nykvarn</text:p>
          </table:table-cell>
          <table:table-cell office:value-type="float" office:value="140">
            <text:p>0140</text:p>
          </table:table-cell>
        </table:table-row>
        <table:table-row table:style-name="ro1">
          <table:table-cell office:value-type="string">
            <text:p>S0655</text:p>
          </table:table-cell>
          <table:table-cell office:value-type="string">
            <text:p>Djupån och Lyckåsen västra</text:p>
          </table:table-cell>
          <table:table-cell office:value-type="float" office:value="-0">
            <text:p>0</text:p>
          </table:table-cell>
          <table:table-cell office:value-type="float" office:value="45.7">
            <text:p>45.7</text:p>
          </table:table-cell>
          <table:table-cell office:value-type="float" office:value="124">
            <text:p>124</text:p>
          </table:table-cell>
          <table:table-cell office:value-type="float" office:value="0.94">
            <text:p>0.94</text:p>
          </table:table-cell>
          <table:table-cell office:value-type="string">
            <text:p>Huddinge</text:p>
          </table:table-cell>
          <table:table-cell office:value-type="float" office:value="126">
            <text:p>0126</text:p>
          </table:table-cell>
        </table:table-row>
        <table:table-row table:style-name="ro1">
          <table:table-cell office:value-type="string">
            <text:p>S0657</text:p>
          </table:table-cell>
          <table:table-cell office:value-type="string">
            <text:p>Svalsta</text:p>
          </table:table-cell>
          <table:table-cell office:value-type="float" office:value="-0">
            <text:p>0</text:p>
          </table:table-cell>
          <table:table-cell office:value-type="float" office:value="25.99">
            <text:p>25.9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659</text:p>
          </table:table-cell>
          <table:table-cell office:value-type="string">
            <text:p>Svavelsön</text:p>
          </table:table-cell>
          <table:table-cell office:value-type="float" office:value="-0">
            <text:p>0</text:p>
          </table:table-cell>
          <table:table-cell office:value-type="float" office:value="33.75">
            <text:p>33.75</text:p>
          </table:table-cell>
          <table:table-cell office:value-type="float" office:value="93">
            <text:p>93</text:p>
          </table:table-cell>
          <table:table-cell office:value-type="float" office:value="0.88">
            <text:p>0.88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661</text:p>
          </table:table-cell>
          <table:table-cell office:value-type="string">
            <text:p>Svartbro</text:p>
          </table:table-cell>
          <table:table-cell office:value-type="float" office:value="-0">
            <text:p>0</text:p>
          </table:table-cell>
          <table:table-cell office:value-type="float" office:value="22.89">
            <text:p>22.89</text:p>
          </table:table-cell>
          <table:table-cell office:value-type="float" office:value="107">
            <text:p>107</text:p>
          </table:table-cell>
          <table:table-cell office:value-type="float" office:value="0.95">
            <text:p>0.95</text:p>
          </table:table-cell>
          <table:table-cell office:value-type="string">
            <text:p>Nykvarn</text:p>
          </table:table-cell>
          <table:table-cell office:value-type="float" office:value="140">
            <text:p>0140</text:p>
          </table:table-cell>
        </table:table-row>
        <table:table-row table:style-name="ro1">
          <table:table-cell office:value-type="string">
            <text:p>S0663</text:p>
          </table:table-cell>
          <table:table-cell office:value-type="string">
            <text:p>Svärdsö</text:p>
          </table:table-cell>
          <table:table-cell office:value-type="float" office:value="-0">
            <text:p>0</text:p>
          </table:table-cell>
          <table:table-cell office:value-type="float" office:value="130.74">
            <text:p>130.74</text:p>
          </table:table-cell>
          <table:table-cell office:value-type="float" office:value="136">
            <text:p>136</text:p>
          </table:table-cell>
          <table:table-cell office:value-type="float" office:value="0.7">
            <text:p>0.7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669</text:p>
          </table:table-cell>
          <table:table-cell office:value-type="string">
            <text:p>Svartsjö</text:p>
          </table:table-cell>
          <table:table-cell office:value-type="float" office:value="-0">
            <text:p>0</text:p>
          </table:table-cell>
          <table:table-cell office:value-type="float" office:value="27.39">
            <text:p>27.39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671</text:p>
          </table:table-cell>
          <table:table-cell office:value-type="string">
            <text:p>Säby-Uthamra</text:p>
          </table:table-cell>
          <table:table-cell office:value-type="float" office:value="-0">
            <text:p>0</text:p>
          </table:table-cell>
          <table:table-cell office:value-type="float" office:value="29.97">
            <text:p>29.97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674</text:p>
          </table:table-cell>
          <table:table-cell office:value-type="string">
            <text:p>Sånga Säby</text:p>
          </table:table-cell>
          <table:table-cell office:value-type="string">
            <text:p>Ny</text:p>
          </table:table-cell>
          <table:table-cell office:value-type="float" office:value="8.28">
            <text:p>8.2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675</text:p>
          </table:table-cell>
          <table:table-cell office:value-type="string">
            <text:p>Sättra (norra delen)</text:p>
          </table:table-cell>
          <table:table-cell office:value-type="float" office:value="-0">
            <text:p>0</text:p>
          </table:table-cell>
          <table:table-cell office:value-type="float" office:value="54.37">
            <text:p>54.37</text:p>
          </table:table-cell>
          <table:table-cell office:value-type="float" office:value="111">
            <text:p>111</text:p>
          </table:table-cell>
          <table:table-cell office:value-type="float" office:value="0.94">
            <text:p>0.94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677</text:p>
          </table:table-cell>
          <table:table-cell office:value-type="string">
            <text:p>Husby</text:p>
          </table:table-cell>
          <table:table-cell office:value-type="float" office:value="-0">
            <text:p>0</text:p>
          </table:table-cell>
          <table:table-cell office:value-type="float" office:value="24.63">
            <text:p>24.6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679</text:p>
          </table:table-cell>
          <table:table-cell office:value-type="string">
            <text:p>Krogsta</text:p>
          </table:table-cell>
          <table:table-cell office:value-type="float" office:value="-0">
            <text:p>0</text:p>
          </table:table-cell>
          <table:table-cell office:value-type="float" office:value="13.83">
            <text:p>13.8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681</text:p>
          </table:table-cell>
          <table:table-cell office:value-type="string">
            <text:p>Sälna</text:p>
          </table:table-cell>
          <table:table-cell office:value-type="float" office:value="-0">
            <text:p>0</text:p>
          </table:table-cell>
          <table:table-cell office:value-type="float" office:value="15.73">
            <text:p>15.73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683</text:p>
          </table:table-cell>
          <table:table-cell office:value-type="string">
            <text:p>Sävastby+Lappdal</text:p>
          </table:table-cell>
          <table:table-cell office:value-type="float" office:value="-0">
            <text:p>0</text:p>
          </table:table-cell>
          <table:table-cell office:value-type="float" office:value="11.76">
            <text:p>11.76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685</text:p>
          </table:table-cell>
          <table:table-cell office:value-type="string">
            <text:p>Sättra</text:p>
          </table:table-cell>
          <table:table-cell office:value-type="float" office:value="-0">
            <text:p>0</text:p>
          </table:table-cell>
          <table:table-cell office:value-type="float" office:value="43.76">
            <text:p>43.7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687</text:p>
          </table:table-cell>
          <table:table-cell office:value-type="string">
            <text:p>Söderby</text:p>
          </table:table-cell>
          <table:table-cell office:value-type="float" office:value="-0">
            <text:p>0</text:p>
          </table:table-cell>
          <table:table-cell office:value-type="float" office:value="6.67">
            <text:p>6.67</text:p>
          </table:table-cell>
          <table:table-cell office:value-type="float" office:value="66">
            <text:p>66</text:p>
          </table:table-cell>
          <table:table-cell office:value-type="float" office:value="0.48">
            <text:p>0.48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689</text:p>
          </table:table-cell>
          <table:table-cell office:value-type="string">
            <text:p>Söderberga</text:p>
          </table:table-cell>
          <table:table-cell office:value-type="float" office:value="-0">
            <text:p>0</text:p>
          </table:table-cell>
          <table:table-cell office:value-type="float" office:value="55.03">
            <text:p>55.03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691</text:p>
          </table:table-cell>
          <table:table-cell office:value-type="string">
            <text:p>Söderby + Norrvreta</text:p>
          </table:table-cell>
          <table:table-cell office:value-type="float" office:value="-0">
            <text:p>0</text:p>
          </table:table-cell>
          <table:table-cell office:value-type="float" office:value="28.95">
            <text:p>28.9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693</text:p>
          </table:table-cell>
          <table:table-cell office:value-type="string">
            <text:p>Söderby och Hemmingstorp</text:p>
          </table:table-cell>
          <table:table-cell office:value-type="float" office:value="-0">
            <text:p>0</text:p>
          </table:table-cell>
          <table:table-cell office:value-type="float" office:value="9.83">
            <text:p>9.8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Upplands Väsby</text:p>
          </table:table-cell>
          <table:table-cell office:value-type="float" office:value="114">
            <text:p>0114</text:p>
          </table:table-cell>
        </table:table-row>
        <table:table-row table:style-name="ro1">
          <table:table-cell office:value-type="string">
            <text:p>S0695</text:p>
          </table:table-cell>
          <table:table-cell office:value-type="string">
            <text:p>Söderby + Råby</text:p>
          </table:table-cell>
          <table:table-cell office:value-type="float" office:value="-0">
            <text:p>0</text:p>
          </table:table-cell>
          <table:table-cell office:value-type="float" office:value="25.17">
            <text:p>25.1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696</text:p>
          </table:table-cell>
          <table:table-cell office:value-type="string">
            <text:p>Söderby östra</text:p>
          </table:table-cell>
          <table:table-cell office:value-type="string">
            <text:p>Ny</text:p>
          </table:table-cell>
          <table:table-cell office:value-type="float" office:value="20.75">
            <text:p>20.75</text:p>
          </table:table-cell>
          <table:table-cell office:value-type="float" office:value="54">
            <text:p>54</text:p>
          </table:table-cell>
          <table:table-cell office:value-type="float" office:value="0.69">
            <text:p>0.69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699</text:p>
          </table:table-cell>
          <table:table-cell office:value-type="string">
            <text:p>Söderbybacken</text:p>
          </table:table-cell>
          <table:table-cell office:value-type="string">
            <text:p>Ny</text:p>
          </table:table-cell>
          <table:table-cell office:value-type="float" office:value="6.6">
            <text:p>6.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703</text:p>
          </table:table-cell>
          <table:table-cell office:value-type="string">
            <text:p>Åkerby</text:p>
          </table:table-cell>
          <table:table-cell office:value-type="float" office:value="-0">
            <text:p>0</text:p>
          </table:table-cell>
          <table:table-cell office:value-type="float" office:value="5.72">
            <text:p>5.72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705</text:p>
          </table:table-cell>
          <table:table-cell office:value-type="string">
            <text:p>Södernäs</text:p>
          </table:table-cell>
          <table:table-cell office:value-type="float" office:value="-0">
            <text:p>0</text:p>
          </table:table-cell>
          <table:table-cell office:value-type="float" office:value="29.92">
            <text:p>29.92</text:p>
          </table:table-cell>
          <table:table-cell office:value-type="float" office:value="126">
            <text:p>126</text:p>
          </table:table-cell>
          <table:table-cell office:value-type="float" office:value="0.83">
            <text:p>0.83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707</text:p>
          </table:table-cell>
          <table:table-cell office:value-type="string">
            <text:p>Södra Vindö</text:p>
          </table:table-cell>
          <table:table-cell office:value-type="float" office:value="-0">
            <text:p>0</text:p>
          </table:table-cell>
          <table:table-cell office:value-type="float" office:value="284.97">
            <text:p>284.97</text:p>
          </table:table-cell>
          <table:table-cell office:value-type="float" office:value="297">
            <text:p>297</text:p>
          </table:table-cell>
          <table:table-cell office:value-type="float" office:value="0.79">
            <text:p>0.79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709</text:p>
          </table:table-cell>
          <table:table-cell office:value-type="string">
            <text:p>Söräng</text:p>
          </table:table-cell>
          <table:table-cell office:value-type="float" office:value="-0">
            <text:p>0</text:p>
          </table:table-cell>
          <table:table-cell office:value-type="float" office:value="8.15">
            <text:p>8.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710</text:p>
          </table:table-cell>
          <table:table-cell office:value-type="string">
            <text:p>Tegelvreten</text:p>
          </table:table-cell>
          <table:table-cell office:value-type="string">
            <text:p>Ny</text:p>
          </table:table-cell>
          <table:table-cell office:value-type="float" office:value="14.26">
            <text:p>14.2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Botkyrka</text:p>
          </table:table-cell>
          <table:table-cell office:value-type="float" office:value="127">
            <text:p>0127</text:p>
          </table:table-cell>
        </table:table-row>
        <table:table-row table:style-name="ro1">
          <table:table-cell office:value-type="string">
            <text:p>S0711</text:p>
          </table:table-cell>
          <table:table-cell office:value-type="string">
            <text:p>Tomta</text:p>
          </table:table-cell>
          <table:table-cell office:value-type="float" office:value="-0">
            <text:p>0</text:p>
          </table:table-cell>
          <table:table-cell office:value-type="float" office:value="45.13">
            <text:p>45.13</text:p>
          </table:table-cell>
          <table:table-cell office:value-type="float" office:value="75">
            <text:p>75</text:p>
          </table:table-cell>
          <table:table-cell office:value-type="float" office:value="0.25">
            <text:p>0.25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715</text:p>
          </table:table-cell>
          <table:table-cell office:value-type="string">
            <text:p>Torpa skog + Hoppet</text:p>
          </table:table-cell>
          <table:table-cell office:value-type="float" office:value="-0">
            <text:p>0</text:p>
          </table:table-cell>
          <table:table-cell office:value-type="float" office:value="403.34">
            <text:p>403.34</text:p>
          </table:table-cell>
          <table:table-cell office:value-type="float" office:value="228">
            <text:p>228</text:p>
          </table:table-cell>
          <table:table-cell office:value-type="float" office:value="0.93">
            <text:p>0.93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719</text:p>
          </table:table-cell>
          <table:table-cell office:value-type="string">
            <text:p>Tranvik + Kattnäs</text:p>
          </table:table-cell>
          <table:table-cell office:value-type="float" office:value="-0">
            <text:p>0</text:p>
          </table:table-cell>
          <table:table-cell office:value-type="float" office:value="19.9">
            <text:p>19.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723</text:p>
          </table:table-cell>
          <table:table-cell office:value-type="string">
            <text:p>Trolldalen</text:p>
          </table:table-cell>
          <table:table-cell office:value-type="float" office:value="-0">
            <text:p>0</text:p>
          </table:table-cell>
          <table:table-cell office:value-type="float" office:value="7.75">
            <text:p>7.75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Lidingö</text:p>
          </table:table-cell>
          <table:table-cell office:value-type="float" office:value="186">
            <text:p>0186</text:p>
          </table:table-cell>
        </table:table-row>
        <table:table-row table:style-name="ro1">
          <table:table-cell office:value-type="string">
            <text:p>S0726</text:p>
          </table:table-cell>
          <table:table-cell office:value-type="string">
            <text:p>Tuna Domargården</text:p>
          </table:table-cell>
          <table:table-cell office:value-type="string">
            <text:p>Ny</text:p>
          </table:table-cell>
          <table:table-cell office:value-type="float" office:value="1.78">
            <text:p>1.7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731</text:p>
          </table:table-cell>
          <table:table-cell office:value-type="string">
            <text:p>Tynningö</text:p>
          </table:table-cell>
          <table:table-cell office:value-type="float" office:value="-0">
            <text:p>0</text:p>
          </table:table-cell>
          <table:table-cell office:value-type="float" office:value="366.34">
            <text:p>366.34</text:p>
          </table:table-cell>
          <table:table-cell office:value-type="float" office:value="420">
            <text:p>420</text:p>
          </table:table-cell>
          <table:table-cell office:value-type="float" office:value="0.76">
            <text:p>0.76</text:p>
          </table:table-cell>
          <table:table-cell office:value-type="string">
            <text:p>Vaxholm</text:p>
          </table:table-cell>
          <table:table-cell office:value-type="float" office:value="187">
            <text:p>0187</text:p>
          </table:table-cell>
        </table:table-row>
        <table:table-row table:style-name="ro1">
          <table:table-cell office:value-type="string">
            <text:p>S0735</text:p>
          </table:table-cell>
          <table:table-cell office:value-type="string">
            <text:p>Törnby</text:p>
          </table:table-cell>
          <table:table-cell office:value-type="float" office:value="-0">
            <text:p>0</text:p>
          </table:table-cell>
          <table:table-cell office:value-type="float" office:value="18.61">
            <text:p>18.6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739</text:p>
          </table:table-cell>
          <table:table-cell office:value-type="string">
            <text:p>Utlida</text:p>
          </table:table-cell>
          <table:table-cell office:value-type="float" office:value="-0">
            <text:p>0</text:p>
          </table:table-cell>
          <table:table-cell office:value-type="float" office:value="29.97">
            <text:p>29.97</text:p>
          </table:table-cell>
          <table:table-cell office:value-type="float" office:value="96">
            <text:p>96</text:p>
          </table:table-cell>
          <table:table-cell office:value-type="float" office:value="0.86">
            <text:p>0.86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743</text:p>
          </table:table-cell>
          <table:table-cell office:value-type="string">
            <text:p>Utveda</text:p>
          </table:table-cell>
          <table:table-cell office:value-type="float" office:value="-0">
            <text:p>0</text:p>
          </table:table-cell>
          <table:table-cell office:value-type="float" office:value="77.62">
            <text:p>77.62</text:p>
          </table:table-cell>
          <table:table-cell office:value-type="float" office:value="71">
            <text:p>71</text:p>
          </table:table-cell>
          <table:table-cell office:value-type="float" office:value="0.94">
            <text:p>0.94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745</text:p>
          </table:table-cell>
          <table:table-cell office:value-type="string">
            <text:p>Venngarn</text:p>
          </table:table-cell>
          <table:table-cell office:value-type="float" office:value="-0">
            <text:p>0</text:p>
          </table:table-cell>
          <table:table-cell office:value-type="float" office:value="23.8">
            <text:p>23.8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747</text:p>
          </table:table-cell>
          <table:table-cell office:value-type="string">
            <text:p>Utö</text:p>
          </table:table-cell>
          <table:table-cell office:value-type="float" office:value="-0">
            <text:p>0</text:p>
          </table:table-cell>
          <table:table-cell office:value-type="float" office:value="153.02">
            <text:p>153.02</text:p>
          </table:table-cell>
          <table:table-cell office:value-type="float" office:value="119">
            <text:p>119</text:p>
          </table:table-cell>
          <table:table-cell office:value-type="float" office:value="0.67">
            <text:p>0.67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751</text:p>
          </table:table-cell>
          <table:table-cell office:value-type="string">
            <text:p>Vettershaga</text:p>
          </table:table-cell>
          <table:table-cell office:value-type="float" office:value="-0">
            <text:p>0</text:p>
          </table:table-cell>
          <table:table-cell office:value-type="float" office:value="34.48">
            <text:p>34.4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753</text:p>
          </table:table-cell>
          <table:table-cell office:value-type="string">
            <text:p>Vifärna</text:p>
          </table:table-cell>
          <table:table-cell office:value-type="float" office:value="-0">
            <text:p>0</text:p>
          </table:table-cell>
          <table:table-cell office:value-type="float" office:value="26.19">
            <text:p>26.19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755</text:p>
          </table:table-cell>
          <table:table-cell office:value-type="string">
            <text:p>Utlida</text:p>
          </table:table-cell>
          <table:table-cell office:value-type="float" office:value="-0">
            <text:p>0</text:p>
          </table:table-cell>
          <table:table-cell office:value-type="float" office:value="12.61">
            <text:p>12.6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759</text:p>
          </table:table-cell>
          <table:table-cell office:value-type="string">
            <text:p>Vika och Simpnäs</text:p>
          </table:table-cell>
          <table:table-cell office:value-type="float" office:value="-0">
            <text:p>0</text:p>
          </table:table-cell>
          <table:table-cell office:value-type="float" office:value="61.1">
            <text:p>61.1</text:p>
          </table:table-cell>
          <table:table-cell office:value-type="float" office:value="67">
            <text:p>67</text:p>
          </table:table-cell>
          <table:table-cell office:value-type="float" office:value="0.6">
            <text:p>0.6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761</text:p>
          </table:table-cell>
          <table:table-cell office:value-type="string">
            <text:p>Viksäter</text:p>
          </table:table-cell>
          <table:table-cell office:value-type="float" office:value="-0">
            <text:p>0</text:p>
          </table:table-cell>
          <table:table-cell office:value-type="float" office:value="25.21">
            <text:p>25.21</text:p>
          </table:table-cell>
          <table:table-cell office:value-type="float" office:value="142">
            <text:p>142</text:p>
          </table:table-cell>
          <table:table-cell office:value-type="float" office:value="0.97">
            <text:p>0.97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763</text:p>
          </table:table-cell>
          <table:table-cell office:value-type="string">
            <text:p>Viksberg Holmen</text:p>
          </table:table-cell>
          <table:table-cell office:value-type="float" office:value="-0">
            <text:p>0</text:p>
          </table:table-cell>
          <table:table-cell office:value-type="float" office:value="14.97">
            <text:p>14.97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string">
            <text:p>Södertälje</text:p>
          </table:table-cell>
          <table:table-cell office:value-type="float" office:value="181">
            <text:p>0181</text:p>
          </table:table-cell>
        </table:table-row>
        <table:table-row table:style-name="ro1">
          <table:table-cell office:value-type="string">
            <text:p>S0765</text:p>
          </table:table-cell>
          <table:table-cell office:value-type="string">
            <text:p>Vira bruk</text:p>
          </table:table-cell>
          <table:table-cell office:value-type="float" office:value="-0">
            <text:p>0</text:p>
          </table:table-cell>
          <table:table-cell office:value-type="float" office:value="18.89">
            <text:p>18.8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769</text:p>
          </table:table-cell>
          <table:table-cell office:value-type="string">
            <text:p>Vita villorna</text:p>
          </table:table-cell>
          <table:table-cell office:value-type="float" office:value="-0">
            <text:p>0</text:p>
          </table:table-cell>
          <table:table-cell office:value-type="float" office:value="8.21">
            <text:p>8.21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Botkyrka</text:p>
          </table:table-cell>
          <table:table-cell office:value-type="float" office:value="127">
            <text:p>0127</text:p>
          </table:table-cell>
        </table:table-row>
        <table:table-row table:style-name="ro1">
          <table:table-cell office:value-type="string">
            <text:p>S0771</text:p>
          </table:table-cell>
          <table:table-cell office:value-type="string">
            <text:p>Vreta</text:p>
          </table:table-cell>
          <table:table-cell office:value-type="float" office:value="-0">
            <text:p>0</text:p>
          </table:table-cell>
          <table:table-cell office:value-type="float" office:value="18.7">
            <text:p>18.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775</text:p>
          </table:table-cell>
          <table:table-cell office:value-type="string">
            <text:p>Väsby + Härsby</text:p>
          </table:table-cell>
          <table:table-cell office:value-type="float" office:value="-0">
            <text:p>0</text:p>
          </table:table-cell>
          <table:table-cell office:value-type="float" office:value="19.36">
            <text:p>19.3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779</text:p>
          </table:table-cell>
          <table:table-cell office:value-type="string">
            <text:p>Västanvik (södra delen)</text:p>
          </table:table-cell>
          <table:table-cell office:value-type="float" office:value="-0">
            <text:p>0</text:p>
          </table:table-cell>
          <table:table-cell office:value-type="float" office:value="72.98">
            <text:p>72.98</text:p>
          </table:table-cell>
          <table:table-cell office:value-type="float" office:value="118">
            <text:p>118</text:p>
          </table:table-cell>
          <table:table-cell office:value-type="float" office:value="0.85">
            <text:p>0.85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783</text:p>
          </table:table-cell>
          <table:table-cell office:value-type="string">
            <text:p>Älby</text:p>
          </table:table-cell>
          <table:table-cell office:value-type="float" office:value="-0">
            <text:p>0</text:p>
          </table:table-cell>
          <table:table-cell office:value-type="float" office:value="16.01">
            <text:p>16.0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785</text:p>
          </table:table-cell>
          <table:table-cell office:value-type="string">
            <text:p>Bergshamra (södra delen)</text:p>
          </table:table-cell>
          <table:table-cell office:value-type="float" office:value="-0">
            <text:p>0</text:p>
          </table:table-cell>
          <table:table-cell office:value-type="float" office:value="118.54">
            <text:p>118.54</text:p>
          </table:table-cell>
          <table:table-cell office:value-type="float" office:value="316">
            <text:p>316</text:p>
          </table:table-cell>
          <table:table-cell office:value-type="float" office:value="0.9">
            <text:p>0.9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787</text:p>
          </table:table-cell>
          <table:table-cell office:value-type="string">
            <text:p>Mälaröarnas waldorfskola</text:p>
          </table:table-cell>
          <table:table-cell office:value-type="string">
            <text:p>Ny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Ekerö</text:p>
          </table:table-cell>
          <table:table-cell office:value-type="float" office:value="125">
            <text:p>0125</text:p>
          </table:table-cell>
        </table:table-row>
        <table:table-row table:style-name="ro1">
          <table:table-cell office:value-type="string">
            <text:p>S0789</text:p>
          </table:table-cell>
          <table:table-cell office:value-type="string">
            <text:p>Mälsta-Lingsberg</text:p>
          </table:table-cell>
          <table:table-cell office:value-type="float" office:value="-0">
            <text:p>0</text:p>
          </table:table-cell>
          <table:table-cell office:value-type="float" office:value="30.47">
            <text:p>30.47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791</text:p>
          </table:table-cell>
          <table:table-cell office:value-type="string">
            <text:p>Ålsta</text:p>
          </table:table-cell>
          <table:table-cell office:value-type="float" office:value="-0">
            <text:p>0</text:p>
          </table:table-cell>
          <table:table-cell office:value-type="float" office:value="10.28">
            <text:p>10.28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Upplands-Bro</text:p>
          </table:table-cell>
          <table:table-cell office:value-type="float" office:value="139">
            <text:p>0139</text:p>
          </table:table-cell>
        </table:table-row>
        <table:table-row table:style-name="ro1">
          <table:table-cell office:value-type="string">
            <text:p>S0794</text:p>
          </table:table-cell>
          <table:table-cell office:value-type="string">
            <text:p>Nybygget</text:p>
          </table:table-cell>
          <table:table-cell office:value-type="string">
            <text:p>Ny</text:p>
          </table:table-cell>
          <table:table-cell office:value-type="float" office:value="7.35">
            <text:p>7.3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797</text:p>
          </table:table-cell>
          <table:table-cell office:value-type="string">
            <text:p>Sättra (södra delen)</text:p>
          </table:table-cell>
          <table:table-cell office:value-type="float" office:value="-0">
            <text:p>0</text:p>
          </table:table-cell>
          <table:table-cell office:value-type="float" office:value="73.52">
            <text:p>73.52</text:p>
          </table:table-cell>
          <table:table-cell office:value-type="float" office:value="171">
            <text:p>171</text:p>
          </table:table-cell>
          <table:table-cell office:value-type="float" office:value="0.52">
            <text:p>0.52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799</text:p>
          </table:table-cell>
          <table:table-cell office:value-type="string">
            <text:p>Åkerö</text:p>
          </table:table-cell>
          <table:table-cell office:value-type="float" office:value="-0">
            <text:p>0</text:p>
          </table:table-cell>
          <table:table-cell office:value-type="float" office:value="54.58">
            <text:p>54.58</text:p>
          </table:table-cell>
          <table:table-cell office:value-type="float" office:value="89">
            <text:p>89</text:p>
          </table:table-cell>
          <table:table-cell office:value-type="float" office:value="0.57">
            <text:p>0.57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801</text:p>
          </table:table-cell>
          <table:table-cell office:value-type="string">
            <text:p>Årsta havsbad</text:p>
          </table:table-cell>
          <table:table-cell office:value-type="float" office:value="-0">
            <text:p>0</text:p>
          </table:table-cell>
          <table:table-cell office:value-type="float" office:value="119.25">
            <text:p>119.25</text:p>
          </table:table-cell>
          <table:table-cell office:value-type="float" office:value="356">
            <text:p>356</text:p>
          </table:table-cell>
          <table:table-cell office:value-type="float" office:value="0.95">
            <text:p>0.95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805</text:p>
          </table:table-cell>
          <table:table-cell office:value-type="string">
            <text:p>Åsättra</text:p>
          </table:table-cell>
          <table:table-cell office:value-type="float" office:value="-0">
            <text:p>0</text:p>
          </table:table-cell>
          <table:table-cell office:value-type="float" office:value="24.71">
            <text:p>24.71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Österåker</text:p>
          </table:table-cell>
          <table:table-cell office:value-type="float" office:value="117">
            <text:p>0117</text:p>
          </table:table-cell>
        </table:table-row>
        <table:table-row table:style-name="ro1">
          <table:table-cell office:value-type="string">
            <text:p>S0807</text:p>
          </table:table-cell>
          <table:table-cell office:value-type="string">
            <text:p>Åvinge</text:p>
          </table:table-cell>
          <table:table-cell office:value-type="float" office:value="-0">
            <text:p>0</text:p>
          </table:table-cell>
          <table:table-cell office:value-type="float" office:value="13.11">
            <text:p>13.11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Botkyrka</text:p>
          </table:table-cell>
          <table:table-cell office:value-type="float" office:value="127">
            <text:p>0127</text:p>
          </table:table-cell>
        </table:table-row>
        <table:table-row table:style-name="ro1">
          <table:table-cell office:value-type="string">
            <text:p>S0809</text:p>
          </table:table-cell>
          <table:table-cell office:value-type="string">
            <text:p>Älgö</text:p>
          </table:table-cell>
          <table:table-cell office:value-type="float" office:value="-0">
            <text:p>0</text:p>
          </table:table-cell>
          <table:table-cell office:value-type="float" office:value="192.47">
            <text:p>192.47</text:p>
          </table:table-cell>
          <table:table-cell office:value-type="float" office:value="751">
            <text:p>751</text:p>
          </table:table-cell>
          <table:table-cell office:value-type="float" office:value="0.93">
            <text:p>0.93</text:p>
          </table:table-cell>
          <table:table-cell office:value-type="string">
            <text:p>Nacka</text:p>
          </table:table-cell>
          <table:table-cell office:value-type="float" office:value="182">
            <text:p>0182</text:p>
          </table:table-cell>
        </table:table-row>
        <table:table-row table:style-name="ro1">
          <table:table-cell office:value-type="string">
            <text:p>S0811</text:p>
          </table:table-cell>
          <table:table-cell office:value-type="string">
            <text:p>Ällmora</text:p>
          </table:table-cell>
          <table:table-cell office:value-type="float" office:value="-0">
            <text:p>0</text:p>
          </table:table-cell>
          <table:table-cell office:value-type="float" office:value="69.43">
            <text:p>69.43</text:p>
          </table:table-cell>
          <table:table-cell office:value-type="float" office:value="101">
            <text:p>101</text:p>
          </table:table-cell>
          <table:table-cell office:value-type="float" office:value="0.64">
            <text:p>0.64</text:p>
          </table:table-cell>
          <table:table-cell office:value-type="string">
            <text:p>Tyresö</text:p>
          </table:table-cell>
          <table:table-cell office:value-type="float" office:value="138">
            <text:p>0138</text:p>
          </table:table-cell>
        </table:table-row>
        <table:table-row table:style-name="ro1">
          <table:table-cell office:value-type="string">
            <text:p>S0817</text:p>
          </table:table-cell>
          <table:table-cell office:value-type="string">
            <text:p>Älvsala</text:p>
          </table:table-cell>
          <table:table-cell office:value-type="float" office:value="-0">
            <text:p>0</text:p>
          </table:table-cell>
          <table:table-cell office:value-type="float" office:value="67.32">
            <text:p>67.32</text:p>
          </table:table-cell>
          <table:table-cell office:value-type="float" office:value="132">
            <text:p>132</text:p>
          </table:table-cell>
          <table:table-cell office:value-type="float" office:value="0.95">
            <text:p>0.95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822</text:p>
          </table:table-cell>
          <table:table-cell office:value-type="string">
            <text:p>Ölsta</text:p>
          </table:table-cell>
          <table:table-cell office:value-type="string">
            <text:p>Ny</text:p>
          </table:table-cell>
          <table:table-cell office:value-type="float" office:value="6.88">
            <text:p>6.88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825</text:p>
          </table:table-cell>
          <table:table-cell office:value-type="string">
            <text:p>Norrdal + Lövhamra + Ösby</text:p>
          </table:table-cell>
          <table:table-cell office:value-type="float" office:value="-0">
            <text:p>0</text:p>
          </table:table-cell>
          <table:table-cell office:value-type="float" office:value="52.5">
            <text:p>52.5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826</text:p>
          </table:table-cell>
          <table:table-cell office:value-type="string">
            <text:p>Örsta</text:p>
          </table:table-cell>
          <table:table-cell office:value-type="string">
            <text:p>Ny</text:p>
          </table:table-cell>
          <table:table-cell office:value-type="float" office:value="9.79">
            <text:p>9.7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Vallentuna</text:p>
          </table:table-cell>
          <table:table-cell office:value-type="float" office:value="115">
            <text:p>0115</text:p>
          </table:table-cell>
        </table:table-row>
        <table:table-row table:style-name="ro1">
          <table:table-cell office:value-type="string">
            <text:p>S0827</text:p>
          </table:table-cell>
          <table:table-cell office:value-type="string">
            <text:p>Österby</text:p>
          </table:table-cell>
          <table:table-cell office:value-type="float" office:value="-0">
            <text:p>0</text:p>
          </table:table-cell>
          <table:table-cell office:value-type="float" office:value="6.74">
            <text:p>6.7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Sigtuna</text:p>
          </table:table-cell>
          <table:table-cell office:value-type="float" office:value="191">
            <text:p>0191</text:p>
          </table:table-cell>
        </table:table-row>
        <table:table-row table:style-name="ro1">
          <table:table-cell office:value-type="string">
            <text:p>S0829</text:p>
          </table:table-cell>
          <table:table-cell office:value-type="string">
            <text:p>Österhaninge</text:p>
          </table:table-cell>
          <table:table-cell office:value-type="float" office:value="-0">
            <text:p>0</text:p>
          </table:table-cell>
          <table:table-cell office:value-type="float" office:value="38.87">
            <text:p>38.87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Haninge</text:p>
          </table:table-cell>
          <table:table-cell office:value-type="float" office:value="136">
            <text:p>0136</text:p>
          </table:table-cell>
        </table:table-row>
        <table:table-row table:style-name="ro1">
          <table:table-cell office:value-type="string">
            <text:p>S0831</text:p>
          </table:table-cell>
          <table:table-cell office:value-type="string">
            <text:p>Österby+Söderby kvarn</text:p>
          </table:table-cell>
          <table:table-cell office:value-type="float" office:value="-0">
            <text:p>0</text:p>
          </table:table-cell>
          <table:table-cell office:value-type="float" office:value="13.84">
            <text:p>13.8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Nynäshamn</text:p>
          </table:table-cell>
          <table:table-cell office:value-type="float" office:value="192">
            <text:p>0192</text:p>
          </table:table-cell>
        </table:table-row>
        <table:table-row table:style-name="ro1">
          <table:table-cell office:value-type="string">
            <text:p>S0839</text:p>
          </table:table-cell>
          <table:table-cell office:value-type="string">
            <text:p>Libby</text:p>
          </table:table-cell>
          <table:table-cell office:value-type="float" office:value="-0">
            <text:p>0</text:p>
          </table:table-cell>
          <table:table-cell office:value-type="float" office:value="15.81">
            <text:p>15.8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Norrtälje</text:p>
          </table:table-cell>
          <table:table-cell office:value-type="float" office:value="188">
            <text:p>0188</text:p>
          </table:table-cell>
        </table:table-row>
        <table:table-row table:style-name="ro1">
          <table:table-cell office:value-type="string">
            <text:p>S0843</text:p>
          </table:table-cell>
          <table:table-cell office:value-type="string">
            <text:p>Överby</text:p>
          </table:table-cell>
          <table:table-cell office:value-type="float" office:value="-0">
            <text:p>0</text:p>
          </table:table-cell>
          <table:table-cell office:value-type="float" office:value="486.45">
            <text:p>486.45</text:p>
          </table:table-cell>
          <table:table-cell office:value-type="float" office:value="279">
            <text:p>279</text:p>
          </table:table-cell>
          <table:table-cell office:value-type="float" office:value="0.93">
            <text:p>0.93</text:p>
          </table:table-cell>
          <table:table-cell office:value-type="string">
            <text:p>Värmdö</text:p>
          </table:table-cell>
          <table:table-cell office:value-type="float" office:value="120">
            <text:p>0120</text:p>
          </table:table-cell>
        </table:table-row>
        <table:table-row table:style-name="ro1">
          <table:table-cell office:value-type="string">
            <text:p>S0845</text:p>
          </table:table-cell>
          <table:table-cell office:value-type="string">
            <text:p>Björksta</text:p>
          </table:table-cell>
          <table:table-cell office:value-type="float" office:value="-0">
            <text:p>0</text:p>
          </table:table-cell>
          <table:table-cell office:value-type="float" office:value="31.5">
            <text:p>31.5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Knivsta</text:p>
          </table:table-cell>
          <table:table-cell office:value-type="float" office:value="330">
            <text:p>0330</text:p>
          </table:table-cell>
        </table:table-row>
        <table:table-row table:style-name="ro1">
          <table:table-cell office:value-type="string">
            <text:p>S0847</text:p>
          </table:table-cell>
          <table:table-cell office:value-type="string">
            <text:p>Björken</text:p>
          </table:table-cell>
          <table:table-cell office:value-type="float" office:value="-0">
            <text:p>0</text:p>
          </table:table-cell>
          <table:table-cell office:value-type="float" office:value="11.76">
            <text:p>11.7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851</text:p>
          </table:table-cell>
          <table:table-cell office:value-type="string">
            <text:p>Almunge kyrkby</text:p>
          </table:table-cell>
          <table:table-cell office:value-type="float" office:value="-0">
            <text:p>0</text:p>
          </table:table-cell>
          <table:table-cell office:value-type="float" office:value="30.49">
            <text:p>30.4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853</text:p>
          </table:table-cell>
          <table:table-cell office:value-type="string">
            <text:p>Bodarna</text:p>
          </table:table-cell>
          <table:table-cell office:value-type="float" office:value="-0">
            <text:p>0</text:p>
          </table:table-cell>
          <table:table-cell office:value-type="float" office:value="27.8">
            <text:p>27.8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854</text:p>
          </table:table-cell>
          <table:table-cell office:value-type="string">
            <text:p>Bredsand södra och Skogsbo</text:p>
          </table:table-cell>
          <table:table-cell office:value-type="string">
            <text:p>Ny</text:p>
          </table:table-cell>
          <table:table-cell office:value-type="float" office:value="12.81">
            <text:p>12.8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0855</text:p>
          </table:table-cell>
          <table:table-cell office:value-type="string">
            <text:p>Balingsta</text:p>
          </table:table-cell>
          <table:table-cell office:value-type="float" office:value="-0">
            <text:p>0</text:p>
          </table:table-cell>
          <table:table-cell office:value-type="float" office:value="16.54">
            <text:p>16.5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858</text:p>
          </table:table-cell>
          <table:table-cell office:value-type="string">
            <text:p>Broby hage</text:p>
          </table:table-cell>
          <table:table-cell office:value-type="string">
            <text:p>Ny</text:p>
          </table:table-cell>
          <table:table-cell office:value-type="float" office:value="6.56">
            <text:p>6.56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861</text:p>
          </table:table-cell>
          <table:table-cell office:value-type="string">
            <text:p>Danmark</text:p>
          </table:table-cell>
          <table:table-cell office:value-type="float" office:value="-0">
            <text:p>0</text:p>
          </table:table-cell>
          <table:table-cell office:value-type="float" office:value="20.53">
            <text:p>20.53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867</text:p>
          </table:table-cell>
          <table:table-cell office:value-type="string">
            <text:p>Ekolsund</text:p>
          </table:table-cell>
          <table:table-cell office:value-type="float" office:value="-0">
            <text:p>0</text:p>
          </table:table-cell>
          <table:table-cell office:value-type="float" office:value="25.01">
            <text:p>25.0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0869</text:p>
          </table:table-cell>
          <table:table-cell office:value-type="string">
            <text:p>Ekeby</text:p>
          </table:table-cell>
          <table:table-cell office:value-type="float" office:value="-0">
            <text:p>0</text:p>
          </table:table-cell>
          <table:table-cell office:value-type="float" office:value="28.97">
            <text:p>28.9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string">
            <text:p>S0871</text:p>
          </table:table-cell>
          <table:table-cell office:value-type="string">
            <text:p>Ensta</text:p>
          </table:table-cell>
          <table:table-cell office:value-type="float" office:value="-0">
            <text:p>0</text:p>
          </table:table-cell>
          <table:table-cell office:value-type="float" office:value="28.98">
            <text:p>28.98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875</text:p>
          </table:table-cell>
          <table:table-cell office:value-type="string">
            <text:p>Brunnsta</text:p>
          </table:table-cell>
          <table:table-cell office:value-type="float" office:value="-0">
            <text:p>0</text:p>
          </table:table-cell>
          <table:table-cell office:value-type="float" office:value="15.33">
            <text:p>15.3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string">
            <text:p>S0877</text:p>
          </table:table-cell>
          <table:table-cell office:value-type="string">
            <text:p>Fagerviken</text:p>
          </table:table-cell>
          <table:table-cell office:value-type="float" office:value="-0">
            <text:p>0</text:p>
          </table:table-cell>
          <table:table-cell office:value-type="float" office:value="77.52">
            <text:p>77.52</text:p>
          </table:table-cell>
          <table:table-cell office:value-type="float" office:value="124">
            <text:p>124</text:p>
          </table:table-cell>
          <table:table-cell office:value-type="float" office:value="0.26">
            <text:p>0.26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0881</text:p>
          </table:table-cell>
          <table:table-cell office:value-type="string">
            <text:p>Film</text:p>
          </table:table-cell>
          <table:table-cell office:value-type="float" office:value="-0">
            <text:p>0</text:p>
          </table:table-cell>
          <table:table-cell office:value-type="float" office:value="28.88">
            <text:p>28.88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string">
            <text:p>S0885</text:p>
          </table:table-cell>
          <table:table-cell office:value-type="string">
            <text:p>Finnerånger</text:p>
          </table:table-cell>
          <table:table-cell office:value-type="float" office:value="-0">
            <text:p>0</text:p>
          </table:table-cell>
          <table:table-cell office:value-type="float" office:value="43.44">
            <text:p>43.4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0887</text:p>
          </table:table-cell>
          <table:table-cell office:value-type="string">
            <text:p>Edshamar + Granängen</text:p>
          </table:table-cell>
          <table:table-cell office:value-type="float" office:value="-0">
            <text:p>0</text:p>
          </table:table-cell>
          <table:table-cell office:value-type="float" office:value="12.71">
            <text:p>12.7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889</text:p>
          </table:table-cell>
          <table:table-cell office:value-type="string">
            <text:p>Fjuckby västra</text:p>
          </table:table-cell>
          <table:table-cell office:value-type="float" office:value="-0">
            <text:p>0</text:p>
          </table:table-cell>
          <table:table-cell office:value-type="float" office:value="18.93">
            <text:p>18.9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893</text:p>
          </table:table-cell>
          <table:table-cell office:value-type="string">
            <text:p>Forkarby</text:p>
          </table:table-cell>
          <table:table-cell office:value-type="float" office:value="-0">
            <text:p>0</text:p>
          </table:table-cell>
          <table:table-cell office:value-type="float" office:value="27.63">
            <text:p>27.63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897</text:p>
          </table:table-cell>
          <table:table-cell office:value-type="string">
            <text:p>Forsmark</text:p>
          </table:table-cell>
          <table:table-cell office:value-type="float" office:value="-0">
            <text:p>0</text:p>
          </table:table-cell>
          <table:table-cell office:value-type="float" office:value="24.98">
            <text:p>24.9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string">
            <text:p>S0899</text:p>
          </table:table-cell>
          <table:table-cell office:value-type="string">
            <text:p>Frötuna gård</text:p>
          </table:table-cell>
          <table:table-cell office:value-type="string">
            <text:p>Ny</text:p>
          </table:table-cell>
          <table:table-cell office:value-type="float" office:value="13.66">
            <text:p>13.6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01</text:p>
          </table:table-cell>
          <table:table-cell office:value-type="string">
            <text:p>Funbo</text:p>
          </table:table-cell>
          <table:table-cell office:value-type="float" office:value="-0">
            <text:p>0</text:p>
          </table:table-cell>
          <table:table-cell office:value-type="float" office:value="18.53">
            <text:p>18.5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05</text:p>
          </table:table-cell>
          <table:table-cell office:value-type="string">
            <text:p>Försäter</text:p>
          </table:table-cell>
          <table:table-cell office:value-type="float" office:value="-0">
            <text:p>0</text:p>
          </table:table-cell>
          <table:table-cell office:value-type="float" office:value="31.58">
            <text:p>31.58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0907</text:p>
          </table:table-cell>
          <table:table-cell office:value-type="string">
            <text:p>Gryttby</text:p>
          </table:table-cell>
          <table:table-cell office:value-type="float" office:value="-0">
            <text:p>0</text:p>
          </table:table-cell>
          <table:table-cell office:value-type="float" office:value="21.63">
            <text:p>21.6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0909</text:p>
          </table:table-cell>
          <table:table-cell office:value-type="string">
            <text:p>Getberget och Notholmen</text:p>
          </table:table-cell>
          <table:table-cell office:value-type="float" office:value="-0">
            <text:p>0</text:p>
          </table:table-cell>
          <table:table-cell office:value-type="float" office:value="15.32">
            <text:p>15.3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string">
            <text:p>S0911</text:p>
          </table:table-cell>
          <table:table-cell office:value-type="string">
            <text:p>Grimsta och Lundvreten</text:p>
          </table:table-cell>
          <table:table-cell office:value-type="float" office:value="-0">
            <text:p>0</text:p>
          </table:table-cell>
          <table:table-cell office:value-type="float" office:value="22.07">
            <text:p>22.0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13</text:p>
          </table:table-cell>
          <table:table-cell office:value-type="string">
            <text:p>Gränsta</text:p>
          </table:table-cell>
          <table:table-cell office:value-type="float" office:value="-0">
            <text:p>0</text:p>
          </table:table-cell>
          <table:table-cell office:value-type="float" office:value="26.46">
            <text:p>26.46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15</text:p>
          </table:table-cell>
          <table:table-cell office:value-type="string">
            <text:p>Gästre</text:p>
          </table:table-cell>
          <table:table-cell office:value-type="float" office:value="-0">
            <text:p>0</text:p>
          </table:table-cell>
          <table:table-cell office:value-type="float" office:value="14.05">
            <text:p>14.0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0919</text:p>
          </table:table-cell>
          <table:table-cell office:value-type="string">
            <text:p>Gräsö</text:p>
          </table:table-cell>
          <table:table-cell office:value-type="float" office:value="-0">
            <text:p>0</text:p>
          </table:table-cell>
          <table:table-cell office:value-type="float" office:value="26.22">
            <text:p>26.22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string">
            <text:p>S0921</text:p>
          </table:table-cell>
          <table:table-cell office:value-type="string">
            <text:p>Hammarby östra</text:p>
          </table:table-cell>
          <table:table-cell office:value-type="float" office:value="-0">
            <text:p>0</text:p>
          </table:table-cell>
          <table:table-cell office:value-type="float" office:value="4.53">
            <text:p>4.5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23</text:p>
          </table:table-cell>
          <table:table-cell office:value-type="string">
            <text:p>Johannesberg och Myrängen</text:p>
          </table:table-cell>
          <table:table-cell office:value-type="float" office:value="-0">
            <text:p>0</text:p>
          </table:table-cell>
          <table:table-cell office:value-type="float" office:value="23.69">
            <text:p>23.69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25</text:p>
          </table:table-cell>
          <table:table-cell office:value-type="string">
            <text:p>Harg</text:p>
          </table:table-cell>
          <table:table-cell office:value-type="float" office:value="-0">
            <text:p>0</text:p>
          </table:table-cell>
          <table:table-cell office:value-type="float" office:value="33.33">
            <text:p>33.3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string">
            <text:p>S0927</text:p>
          </table:table-cell>
          <table:table-cell office:value-type="string">
            <text:p>Halmby</text:p>
          </table:table-cell>
          <table:table-cell office:value-type="float" office:value="-0">
            <text:p>0</text:p>
          </table:table-cell>
          <table:table-cell office:value-type="float" office:value="12.47">
            <text:p>12.47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Knivsta</text:p>
          </table:table-cell>
          <table:table-cell office:value-type="float" office:value="330">
            <text:p>0330</text:p>
          </table:table-cell>
        </table:table-row>
        <table:table-row table:style-name="ro1">
          <table:table-cell office:value-type="string">
            <text:p>S0929</text:p>
          </table:table-cell>
          <table:table-cell office:value-type="string">
            <text:p>Hjälstaby och Vängsta</text:p>
          </table:table-cell>
          <table:table-cell office:value-type="float" office:value="-0">
            <text:p>0</text:p>
          </table:table-cell>
          <table:table-cell office:value-type="float" office:value="27.89">
            <text:p>27.89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0931</text:p>
          </table:table-cell>
          <table:table-cell office:value-type="string">
            <text:p>Hammarby by</text:p>
          </table:table-cell>
          <table:table-cell office:value-type="float" office:value="-0">
            <text:p>0</text:p>
          </table:table-cell>
          <table:table-cell office:value-type="float" office:value="11.25">
            <text:p>11.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33</text:p>
          </table:table-cell>
          <table:table-cell office:value-type="string">
            <text:p>Husby</text:p>
          </table:table-cell>
          <table:table-cell office:value-type="float" office:value="-0">
            <text:p>0</text:p>
          </table:table-cell>
          <table:table-cell office:value-type="float" office:value="13.32">
            <text:p>13.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0935</text:p>
          </table:table-cell>
          <table:table-cell office:value-type="string">
            <text:p>Gunggräna</text:p>
          </table:table-cell>
          <table:table-cell office:value-type="float" office:value="-0">
            <text:p>0</text:p>
          </table:table-cell>
          <table:table-cell office:value-type="float" office:value="11.97">
            <text:p>11.9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36</text:p>
          </table:table-cell>
          <table:table-cell office:value-type="string">
            <text:p>Gysta</text:p>
          </table:table-cell>
          <table:table-cell office:value-type="string">
            <text:p>Ny</text:p>
          </table:table-cell>
          <table:table-cell office:value-type="float" office:value="7.99">
            <text:p>7.9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39</text:p>
          </table:table-cell>
          <table:table-cell office:value-type="string">
            <text:p>Hammarsudd</text:p>
          </table:table-cell>
          <table:table-cell office:value-type="float" office:value="-0">
            <text:p>0</text:p>
          </table:table-cell>
          <table:table-cell office:value-type="float" office:value="31.18">
            <text:p>31.18</text:p>
          </table:table-cell>
          <table:table-cell office:value-type="float" office:value="72">
            <text:p>72</text:p>
          </table:table-cell>
          <table:table-cell office:value-type="float" office:value="0.61">
            <text:p>0.61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0941</text:p>
          </table:table-cell>
          <table:table-cell office:value-type="string">
            <text:p>Hållnäs</text:p>
          </table:table-cell>
          <table:table-cell office:value-type="float" office:value="-0">
            <text:p>0</text:p>
          </table:table-cell>
          <table:table-cell office:value-type="float" office:value="39.28">
            <text:p>39.28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0943</text:p>
          </table:table-cell>
          <table:table-cell office:value-type="string">
            <text:p>Häggeby</text:p>
          </table:table-cell>
          <table:table-cell office:value-type="float" office:value="-0">
            <text:p>0</text:p>
          </table:table-cell>
          <table:table-cell office:value-type="float" office:value="28.57">
            <text:p>28.57</text:p>
          </table:table-cell>
          <table:table-cell office:value-type="float" office:value="101">
            <text:p>101</text:p>
          </table:table-cell>
          <table:table-cell office:value-type="float" office:value="0.95">
            <text:p>0.95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49</text:p>
          </table:table-cell>
          <table:table-cell office:value-type="string">
            <text:p>Hökhuvud</text:p>
          </table:table-cell>
          <table:table-cell office:value-type="float" office:value="-0">
            <text:p>0</text:p>
          </table:table-cell>
          <table:table-cell office:value-type="float" office:value="29.69">
            <text:p>29.69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string">
            <text:p>S0953</text:p>
          </table:table-cell>
          <table:table-cell office:value-type="string">
            <text:p>Järlåsa</text:p>
          </table:table-cell>
          <table:table-cell office:value-type="float" office:value="-0">
            <text:p>0</text:p>
          </table:table-cell>
          <table:table-cell office:value-type="float" office:value="42.15">
            <text:p>42.15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57</text:p>
          </table:table-cell>
          <table:table-cell office:value-type="string">
            <text:p>Kivinge + Kumla + Jädra</text:p>
          </table:table-cell>
          <table:table-cell office:value-type="float" office:value="-0">
            <text:p>0</text:p>
          </table:table-cell>
          <table:table-cell office:value-type="float" office:value="31.66">
            <text:p>31.66</text:p>
          </table:table-cell>
          <table:table-cell office:value-type="float" office:value="138">
            <text:p>138</text:p>
          </table:table-cell>
          <table:table-cell office:value-type="float" office:value="0.58">
            <text:p>0.58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string">
            <text:p>S0962</text:p>
          </table:table-cell>
          <table:table-cell office:value-type="string">
            <text:p>Knivsbrunna</text:p>
          </table:table-cell>
          <table:table-cell office:value-type="string">
            <text:p>Ny</text:p>
          </table:table-cell>
          <table:table-cell office:value-type="float" office:value="8.54">
            <text:p>8.5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63</text:p>
          </table:table-cell>
          <table:table-cell office:value-type="string">
            <text:p>Kolarvik</text:p>
          </table:table-cell>
          <table:table-cell office:value-type="float" office:value="-0">
            <text:p>0</text:p>
          </table:table-cell>
          <table:table-cell office:value-type="float" office:value="36.71">
            <text:p>36.71</text:p>
          </table:table-cell>
          <table:table-cell office:value-type="float" office:value="84">
            <text:p>84</text:p>
          </table:table-cell>
          <table:table-cell office:value-type="float" office:value="0.84">
            <text:p>0.84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0965</text:p>
          </table:table-cell>
          <table:table-cell office:value-type="string">
            <text:p>Korsbacken</text:p>
          </table:table-cell>
          <table:table-cell office:value-type="float" office:value="-0">
            <text:p>0</text:p>
          </table:table-cell>
          <table:table-cell office:value-type="float" office:value="6.14">
            <text:p>6.1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0971</text:p>
          </table:table-cell>
          <table:table-cell office:value-type="string">
            <text:p>Källtorpet</text:p>
          </table:table-cell>
          <table:table-cell office:value-type="float" office:value="-0">
            <text:p>0</text:p>
          </table:table-cell>
          <table:table-cell office:value-type="float" office:value="46.01">
            <text:p>46.0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73</text:p>
          </table:table-cell>
          <table:table-cell office:value-type="string">
            <text:p>Sundby</text:p>
          </table:table-cell>
          <table:table-cell office:value-type="float" office:value="-0">
            <text:p>0</text:p>
          </table:table-cell>
          <table:table-cell office:value-type="float" office:value="3.3">
            <text:p>3.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75</text:p>
          </table:table-cell>
          <table:table-cell office:value-type="string">
            <text:p>Kölinge</text:p>
          </table:table-cell>
          <table:table-cell office:value-type="float" office:value="-0">
            <text:p>0</text:p>
          </table:table-cell>
          <table:table-cell office:value-type="float" office:value="13.02">
            <text:p>13.0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81</text:p>
          </table:table-cell>
          <table:table-cell office:value-type="string">
            <text:p>Lejsta</text:p>
          </table:table-cell>
          <table:table-cell office:value-type="float" office:value="-0">
            <text:p>0</text:p>
          </table:table-cell>
          <table:table-cell office:value-type="float" office:value="25.2">
            <text:p>25.2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83</text:p>
          </table:table-cell>
          <table:table-cell office:value-type="string">
            <text:p>Lugnet</text:p>
          </table:table-cell>
          <table:table-cell office:value-type="float" office:value="-0">
            <text:p>0</text:p>
          </table:table-cell>
          <table:table-cell office:value-type="float" office:value="12.33">
            <text:p>12.33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85</text:p>
          </table:table-cell>
          <table:table-cell office:value-type="string">
            <text:p>Lugnet</text:p>
          </table:table-cell>
          <table:table-cell office:value-type="float" office:value="-0">
            <text:p>0</text:p>
          </table:table-cell>
          <table:table-cell office:value-type="float" office:value="30.64">
            <text:p>30.6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string">
            <text:p>S0989</text:p>
          </table:table-cell>
          <table:table-cell office:value-type="string">
            <text:p>Tibble och Lundby</text:p>
          </table:table-cell>
          <table:table-cell office:value-type="float" office:value="-0">
            <text:p>0</text:p>
          </table:table-cell>
          <table:table-cell office:value-type="float" office:value="19.31">
            <text:p>19.3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0991</text:p>
          </table:table-cell>
          <table:table-cell office:value-type="string">
            <text:p>Lundsvedja</text:p>
          </table:table-cell>
          <table:table-cell office:value-type="float" office:value="-0">
            <text:p>0</text:p>
          </table:table-cell>
          <table:table-cell office:value-type="float" office:value="13.57">
            <text:p>13.5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string">
            <text:p>S0993</text:p>
          </table:table-cell>
          <table:table-cell office:value-type="string">
            <text:p>Långsand</text:p>
          </table:table-cell>
          <table:table-cell office:value-type="float" office:value="-0">
            <text:p>0</text:p>
          </table:table-cell>
          <table:table-cell office:value-type="float" office:value="110.77">
            <text:p>110.77</text:p>
          </table:table-cell>
          <table:table-cell office:value-type="float" office:value="206">
            <text:p>206</text:p>
          </table:table-cell>
          <table:table-cell office:value-type="float" office:value="0.61">
            <text:p>0.61</text:p>
          </table:table-cell>
          <table:table-cell office:value-type="string">
            <text:p>Älvkarleby</text:p>
          </table:table-cell>
          <table:table-cell office:value-type="float" office:value="319">
            <text:p>0319</text:p>
          </table:table-cell>
        </table:table-row>
        <table:table-row table:style-name="ro1">
          <table:table-cell office:value-type="string">
            <text:p>S0998</text:p>
          </table:table-cell>
          <table:table-cell office:value-type="string">
            <text:p>Lövhyddan</text:p>
          </table:table-cell>
          <table:table-cell office:value-type="string">
            <text:p>Ny</text:p>
          </table:table-cell>
          <table:table-cell office:value-type="float" office:value="12.93">
            <text:p>12.93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0999</text:p>
          </table:table-cell>
          <table:table-cell office:value-type="string">
            <text:p>Lingsberg</text:p>
          </table:table-cell>
          <table:table-cell office:value-type="float" office:value="-0">
            <text:p>0</text:p>
          </table:table-cell>
          <table:table-cell office:value-type="float" office:value="9.85">
            <text:p>9.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Knivsta</text:p>
          </table:table-cell>
          <table:table-cell office:value-type="float" office:value="330">
            <text:p>0330</text:p>
          </table:table-cell>
        </table:table-row>
        <table:table-row table:style-name="ro1">
          <table:table-cell office:value-type="string">
            <text:p>S1001</text:p>
          </table:table-cell>
          <table:table-cell office:value-type="string">
            <text:p>Lövstabruk</text:p>
          </table:table-cell>
          <table:table-cell office:value-type="float" office:value="-0">
            <text:p>0</text:p>
          </table:table-cell>
          <table:table-cell office:value-type="float" office:value="20.35">
            <text:p>20.3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1003</text:p>
          </table:table-cell>
          <table:table-cell office:value-type="string">
            <text:p>Marielund</text:p>
          </table:table-cell>
          <table:table-cell office:value-type="float" office:value="-0">
            <text:p>0</text:p>
          </table:table-cell>
          <table:table-cell office:value-type="float" office:value="34.68">
            <text:p>34.68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05</text:p>
          </table:table-cell>
          <table:table-cell office:value-type="string">
            <text:p>Munga + Väster-Ensta + Vida</text:p>
          </table:table-cell>
          <table:table-cell office:value-type="float" office:value="-0">
            <text:p>0</text:p>
          </table:table-cell>
          <table:table-cell office:value-type="float" office:value="35.54">
            <text:p>35.5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1009</text:p>
          </table:table-cell>
          <table:table-cell office:value-type="string">
            <text:p>Myrbo</text:p>
          </table:table-cell>
          <table:table-cell office:value-type="float" office:value="-0">
            <text:p>0</text:p>
          </table:table-cell>
          <table:table-cell office:value-type="float" office:value="10.65">
            <text:p>10.6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Älvkarleby</text:p>
          </table:table-cell>
          <table:table-cell office:value-type="float" office:value="319">
            <text:p>0319</text:p>
          </table:table-cell>
        </table:table-row>
        <table:table-row table:style-name="ro1">
          <table:table-cell office:value-type="string">
            <text:p>S1011</text:p>
          </table:table-cell>
          <table:table-cell office:value-type="string">
            <text:p>Marsta</text:p>
          </table:table-cell>
          <table:table-cell office:value-type="float" office:value="-0">
            <text:p>0</text:p>
          </table:table-cell>
          <table:table-cell office:value-type="float" office:value="14.73">
            <text:p>14.7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13</text:p>
          </table:table-cell>
          <table:table-cell office:value-type="string">
            <text:p>Märsön</text:p>
          </table:table-cell>
          <table:table-cell office:value-type="float" office:value="-0">
            <text:p>0</text:p>
          </table:table-cell>
          <table:table-cell office:value-type="float" office:value="149.86">
            <text:p>149.86</text:p>
          </table:table-cell>
          <table:table-cell office:value-type="float" office:value="215">
            <text:p>215</text:p>
          </table:table-cell>
          <table:table-cell office:value-type="float" office:value="0.88">
            <text:p>0.88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1015</text:p>
          </table:table-cell>
          <table:table-cell office:value-type="string">
            <text:p>Nåsten norra och Eriksberg</text:p>
          </table:table-cell>
          <table:table-cell office:value-type="float" office:value="-0">
            <text:p>0</text:p>
          </table:table-cell>
          <table:table-cell office:value-type="float" office:value="12.24">
            <text:p>12.2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17</text:p>
          </table:table-cell>
          <table:table-cell office:value-type="string">
            <text:p>Näsby</text:p>
          </table:table-cell>
          <table:table-cell office:value-type="float" office:value="-0">
            <text:p>0</text:p>
          </table:table-cell>
          <table:table-cell office:value-type="float" office:value="23.41">
            <text:p>23.4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19</text:p>
          </table:table-cell>
          <table:table-cell office:value-type="string">
            <text:p>Oppgården och Fjuckby</text:p>
          </table:table-cell>
          <table:table-cell office:value-type="float" office:value="-0">
            <text:p>0</text:p>
          </table:table-cell>
          <table:table-cell office:value-type="float" office:value="18.44">
            <text:p>18.4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21</text:p>
          </table:table-cell>
          <table:table-cell office:value-type="string">
            <text:p>Oxsätra och Sävastebo</text:p>
          </table:table-cell>
          <table:table-cell office:value-type="float" office:value="-0">
            <text:p>0</text:p>
          </table:table-cell>
          <table:table-cell office:value-type="float" office:value="37.37">
            <text:p>37.37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23</text:p>
          </table:table-cell>
          <table:table-cell office:value-type="string">
            <text:p>Persborg</text:p>
          </table:table-cell>
          <table:table-cell office:value-type="float" office:value="-0">
            <text:p>0</text:p>
          </table:table-cell>
          <table:table-cell office:value-type="float" office:value="11.16">
            <text:p>11.1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26</text:p>
          </table:table-cell>
          <table:table-cell office:value-type="string">
            <text:p>Rosenlund</text:p>
          </table:table-cell>
          <table:table-cell office:value-type="string">
            <text:p>Ny</text:p>
          </table:table-cell>
          <table:table-cell office:value-type="float" office:value="6.41">
            <text:p>6.4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28</text:p>
          </table:table-cell>
          <table:table-cell office:value-type="string">
            <text:p>Rotbrunna</text:p>
          </table:table-cell>
          <table:table-cell office:value-type="string">
            <text:p>Ny</text:p>
          </table:table-cell>
          <table:table-cell office:value-type="float" office:value="12.23">
            <text:p>12.2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1029</text:p>
          </table:table-cell>
          <table:table-cell office:value-type="string">
            <text:p>Tibble</text:p>
          </table:table-cell>
          <table:table-cell office:value-type="float" office:value="-0">
            <text:p>0</text:p>
          </table:table-cell>
          <table:table-cell office:value-type="float" office:value="31.32">
            <text:p>31.32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33</text:p>
          </table:table-cell>
          <table:table-cell office:value-type="string">
            <text:p>Sandby</text:p>
          </table:table-cell>
          <table:table-cell office:value-type="float" office:value="-0">
            <text:p>0</text:p>
          </table:table-cell>
          <table:table-cell office:value-type="float" office:value="46.95">
            <text:p>46.9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1035</text:p>
          </table:table-cell>
          <table:table-cell office:value-type="string">
            <text:p>Skyttstennäs</text:p>
          </table:table-cell>
          <table:table-cell office:value-type="float" office:value="-0">
            <text:p>0</text:p>
          </table:table-cell>
          <table:table-cell office:value-type="float" office:value="94.01">
            <text:p>94.01</text:p>
          </table:table-cell>
          <table:table-cell office:value-type="float" office:value="117">
            <text:p>117</text:p>
          </table:table-cell>
          <table:table-cell office:value-type="float" office:value="0.8">
            <text:p>0.8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37</text:p>
          </table:table-cell>
          <table:table-cell office:value-type="string">
            <text:p>Skolsta</text:p>
          </table:table-cell>
          <table:table-cell office:value-type="float" office:value="-0">
            <text:p>0</text:p>
          </table:table-cell>
          <table:table-cell office:value-type="float" office:value="15.16">
            <text:p>15.16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1039</text:p>
          </table:table-cell>
          <table:table-cell office:value-type="string">
            <text:p>Hagby</text:p>
          </table:table-cell>
          <table:table-cell office:value-type="float" office:value="-0">
            <text:p>0</text:p>
          </table:table-cell>
          <table:table-cell office:value-type="float" office:value="16.77">
            <text:p>16.7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41</text:p>
          </table:table-cell>
          <table:table-cell office:value-type="string">
            <text:p>Skuttungeby</text:p>
          </table:table-cell>
          <table:table-cell office:value-type="float" office:value="-0">
            <text:p>0</text:p>
          </table:table-cell>
          <table:table-cell office:value-type="float" office:value="31.81">
            <text:p>31.8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43</text:p>
          </table:table-cell>
          <table:table-cell office:value-type="string">
            <text:p>Skäggesta</text:p>
          </table:table-cell>
          <table:table-cell office:value-type="float" office:value="-0">
            <text:p>0</text:p>
          </table:table-cell>
          <table:table-cell office:value-type="float" office:value="16.86">
            <text:p>16.8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47</text:p>
          </table:table-cell>
          <table:table-cell office:value-type="string">
            <text:p>Skärfältens</text:p>
          </table:table-cell>
          <table:table-cell office:value-type="float" office:value="-0">
            <text:p>0</text:p>
          </table:table-cell>
          <table:table-cell office:value-type="float" office:value="17.7">
            <text:p>17.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48</text:p>
          </table:table-cell>
          <table:table-cell office:value-type="string">
            <text:p>Skärplinge</text:p>
          </table:table-cell>
          <table:table-cell office:value-type="string">
            <text:p>Ny</text:p>
          </table:table-cell>
          <table:table-cell office:value-type="float" office:value="4.51">
            <text:p>4.51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string">
            <text:p>S1049</text:p>
          </table:table-cell>
          <table:table-cell office:value-type="string">
            <text:p>Spakbacken</text:p>
          </table:table-cell>
          <table:table-cell office:value-type="float" office:value="-0">
            <text:p>0</text:p>
          </table:table-cell>
          <table:table-cell office:value-type="float" office:value="12.89">
            <text:p>12.8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Knivsta</text:p>
          </table:table-cell>
          <table:table-cell office:value-type="float" office:value="330">
            <text:p>0330</text:p>
          </table:table-cell>
        </table:table-row>
        <table:table-row table:style-name="ro1">
          <table:table-cell office:value-type="string">
            <text:p>S1051</text:p>
          </table:table-cell>
          <table:table-cell office:value-type="string">
            <text:p>Asplunda</text:p>
          </table:table-cell>
          <table:table-cell office:value-type="float" office:value="-0">
            <text:p>0</text:p>
          </table:table-cell>
          <table:table-cell office:value-type="float" office:value="5.38">
            <text:p>5.3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53</text:p>
          </table:table-cell>
          <table:table-cell office:value-type="string">
            <text:p>Stavby</text:p>
          </table:table-cell>
          <table:table-cell office:value-type="float" office:value="-0">
            <text:p>0</text:p>
          </table:table-cell>
          <table:table-cell office:value-type="float" office:value="20.29">
            <text:p>20.29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57</text:p>
          </table:table-cell>
          <table:table-cell office:value-type="string">
            <text:p>Ströby + Bösslinge + Åkerby</text:p>
          </table:table-cell>
          <table:table-cell office:value-type="float" office:value="-0">
            <text:p>0</text:p>
          </table:table-cell>
          <table:table-cell office:value-type="float" office:value="23.77">
            <text:p>23.77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59</text:p>
          </table:table-cell>
          <table:table-cell office:value-type="string">
            <text:p>Selknä</text:p>
          </table:table-cell>
          <table:table-cell office:value-type="float" office:value="-0">
            <text:p>0</text:p>
          </table:table-cell>
          <table:table-cell office:value-type="float" office:value="13.92">
            <text:p>13.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61</text:p>
          </table:table-cell>
          <table:table-cell office:value-type="string">
            <text:p>Ströbylund + Holmtorpet + Solsäter</text:p>
          </table:table-cell>
          <table:table-cell office:value-type="float" office:value="-0">
            <text:p>0</text:p>
          </table:table-cell>
          <table:table-cell office:value-type="float" office:value="11.33">
            <text:p>11.33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65</text:p>
          </table:table-cell>
          <table:table-cell office:value-type="string">
            <text:p>Strömsberg</text:p>
          </table:table-cell>
          <table:table-cell office:value-type="float" office:value="-0">
            <text:p>0</text:p>
          </table:table-cell>
          <table:table-cell office:value-type="float" office:value="39.17">
            <text:p>39.1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1066</text:p>
          </table:table-cell>
          <table:table-cell office:value-type="string">
            <text:p>Stämsvik</text:p>
          </table:table-cell>
          <table:table-cell office:value-type="string">
            <text:p>Ny</text:p>
          </table:table-cell>
          <table:table-cell office:value-type="float" office:value="15.01">
            <text:p>15.0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string">
            <text:p>S1069</text:p>
          </table:table-cell>
          <table:table-cell office:value-type="string">
            <text:p>Svinnegarn</text:p>
          </table:table-cell>
          <table:table-cell office:value-type="float" office:value="-0">
            <text:p>0</text:p>
          </table:table-cell>
          <table:table-cell office:value-type="float" office:value="10.37">
            <text:p>10.3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1071</text:p>
          </table:table-cell>
          <table:table-cell office:value-type="string">
            <text:p>Säva</text:p>
          </table:table-cell>
          <table:table-cell office:value-type="float" office:value="-0">
            <text:p>0</text:p>
          </table:table-cell>
          <table:table-cell office:value-type="float" office:value="10.28">
            <text:p>10.2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1075</text:p>
          </table:table-cell>
          <table:table-cell office:value-type="string">
            <text:p>Söderboda</text:p>
          </table:table-cell>
          <table:table-cell office:value-type="float" office:value="-0">
            <text:p>0</text:p>
          </table:table-cell>
          <table:table-cell office:value-type="float" office:value="43.5">
            <text:p>43.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Östhammar</text:p>
          </table:table-cell>
          <table:table-cell office:value-type="float" office:value="382">
            <text:p>0382</text:p>
          </table:table-cell>
        </table:table-row>
        <table:table-row table:style-name="ro1">
          <table:table-cell office:value-type="string">
            <text:p>S1077</text:p>
          </table:table-cell>
          <table:table-cell office:value-type="string">
            <text:p>Torresta</text:p>
          </table:table-cell>
          <table:table-cell office:value-type="float" office:value="-0">
            <text:p>0</text:p>
          </table:table-cell>
          <table:table-cell office:value-type="float" office:value="14.5">
            <text:p>14.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string">
            <text:p>S1081</text:p>
          </table:table-cell>
          <table:table-cell office:value-type="string">
            <text:p>Tierps kyrkby</text:p>
          </table:table-cell>
          <table:table-cell office:value-type="float" office:value="-0">
            <text:p>0</text:p>
          </table:table-cell>
          <table:table-cell office:value-type="float" office:value="21.77">
            <text:p>21.77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1085</text:p>
          </table:table-cell>
          <table:table-cell office:value-type="string">
            <text:p>Tolfta</text:p>
          </table:table-cell>
          <table:table-cell office:value-type="float" office:value="-0">
            <text:p>0</text:p>
          </table:table-cell>
          <table:table-cell office:value-type="float" office:value="24.25">
            <text:p>24.2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1089</text:p>
          </table:table-cell>
          <table:table-cell office:value-type="string">
            <text:p>Tuna</text:p>
          </table:table-cell>
          <table:table-cell office:value-type="float" office:value="-0">
            <text:p>0</text:p>
          </table:table-cell>
          <table:table-cell office:value-type="float" office:value="54.8">
            <text:p>54.8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92</text:p>
          </table:table-cell>
          <table:table-cell office:value-type="string">
            <text:p>Vallby</text:p>
          </table:table-cell>
          <table:table-cell office:value-type="string">
            <text:p>Ny</text:p>
          </table:table-cell>
          <table:table-cell office:value-type="float" office:value="4.05">
            <text:p>4.0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93</text:p>
          </table:table-cell>
          <table:table-cell office:value-type="string">
            <text:p>Vassunda</text:p>
          </table:table-cell>
          <table:table-cell office:value-type="float" office:value="-0">
            <text:p>0</text:p>
          </table:table-cell>
          <table:table-cell office:value-type="float" office:value="18.35">
            <text:p>18.3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Knivsta</text:p>
          </table:table-cell>
          <table:table-cell office:value-type="float" office:value="330">
            <text:p>0330</text:p>
          </table:table-cell>
        </table:table-row>
        <table:table-row table:style-name="ro1">
          <table:table-cell office:value-type="string">
            <text:p>S1094</text:p>
          </table:table-cell>
          <table:table-cell office:value-type="string">
            <text:p>Vallby</text:p>
          </table:table-cell>
          <table:table-cell office:value-type="string">
            <text:p>Ny</text:p>
          </table:table-cell>
          <table:table-cell office:value-type="float" office:value="2.95">
            <text:p>2.9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95</text:p>
          </table:table-cell>
          <table:table-cell office:value-type="string">
            <text:p>Vedyxa</text:p>
          </table:table-cell>
          <table:table-cell office:value-type="float" office:value="-0">
            <text:p>0</text:p>
          </table:table-cell>
          <table:table-cell office:value-type="float" office:value="11.82">
            <text:p>11.8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097</text:p>
          </table:table-cell>
          <table:table-cell office:value-type="string">
            <text:p>Vavd</text:p>
          </table:table-cell>
          <table:table-cell office:value-type="float" office:value="-0">
            <text:p>0</text:p>
          </table:table-cell>
          <table:table-cell office:value-type="float" office:value="27.68">
            <text:p>27.6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1099</text:p>
          </table:table-cell>
          <table:table-cell office:value-type="string">
            <text:p>Måttan</text:p>
          </table:table-cell>
          <table:table-cell office:value-type="float" office:value="-0">
            <text:p>0</text:p>
          </table:table-cell>
          <table:table-cell office:value-type="float" office:value="10.64">
            <text:p>10.6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string">
            <text:p>S1101</text:p>
          </table:table-cell>
          <table:table-cell office:value-type="string">
            <text:p>Karby</text:p>
          </table:table-cell>
          <table:table-cell office:value-type="float" office:value="-0">
            <text:p>0</text:p>
          </table:table-cell>
          <table:table-cell office:value-type="float" office:value="24.69">
            <text:p>24.69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1103</text:p>
          </table:table-cell>
          <table:table-cell office:value-type="string">
            <text:p>Korsnäs</text:p>
          </table:table-cell>
          <table:table-cell office:value-type="float" office:value="-0">
            <text:p>0</text:p>
          </table:table-cell>
          <table:table-cell office:value-type="float" office:value="16.54">
            <text:p>16.5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107</text:p>
          </table:table-cell>
          <table:table-cell office:value-type="string">
            <text:p>Yrestahed</text:p>
          </table:table-cell>
          <table:table-cell office:value-type="float" office:value="-0">
            <text:p>0</text:p>
          </table:table-cell>
          <table:table-cell office:value-type="float" office:value="17.15">
            <text:p>17.1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111</text:p>
          </table:table-cell>
          <table:table-cell office:value-type="string">
            <text:p>Yttergran</text:p>
          </table:table-cell>
          <table:table-cell office:value-type="float" office:value="-0">
            <text:p>0</text:p>
          </table:table-cell>
          <table:table-cell office:value-type="float" office:value="24.73">
            <text:p>24.73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Håbo</text:p>
          </table:table-cell>
          <table:table-cell office:value-type="float" office:value="305">
            <text:p>0305</text:p>
          </table:table-cell>
        </table:table-row>
        <table:table-row table:style-name="ro1">
          <table:table-cell office:value-type="string">
            <text:p>S1113</text:p>
          </table:table-cell>
          <table:table-cell office:value-type="string">
            <text:p>Västland</text:p>
          </table:table-cell>
          <table:table-cell office:value-type="float" office:value="-0">
            <text:p>0</text:p>
          </table:table-cell>
          <table:table-cell office:value-type="float" office:value="34.86">
            <text:p>34.8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1121</text:p>
          </table:table-cell>
          <table:table-cell office:value-type="string">
            <text:p>Ådalen och Högsberga</text:p>
          </table:table-cell>
          <table:table-cell office:value-type="float" office:value="-0">
            <text:p>0</text:p>
          </table:table-cell>
          <table:table-cell office:value-type="float" office:value="10.02">
            <text:p>10.0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Enköping</text:p>
          </table:table-cell>
          <table:table-cell office:value-type="float" office:value="381">
            <text:p>0381</text:p>
          </table:table-cell>
        </table:table-row>
        <table:table-row table:style-name="ro1">
          <table:table-cell office:value-type="string">
            <text:p>S1125</text:p>
          </table:table-cell>
          <table:table-cell office:value-type="string">
            <text:p>Åkerby</text:p>
          </table:table-cell>
          <table:table-cell office:value-type="float" office:value="-0">
            <text:p>0</text:p>
          </table:table-cell>
          <table:table-cell office:value-type="float" office:value="38.11">
            <text:p>38.1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1127</text:p>
          </table:table-cell>
          <table:table-cell office:value-type="string">
            <text:p>Åkerby by</text:p>
          </table:table-cell>
          <table:table-cell office:value-type="float" office:value="-0">
            <text:p>0</text:p>
          </table:table-cell>
          <table:table-cell office:value-type="float" office:value="9.07">
            <text:p>9.0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129</text:p>
          </table:table-cell>
          <table:table-cell office:value-type="string">
            <text:p>Västerby</text:p>
          </table:table-cell>
          <table:table-cell office:value-type="float" office:value="-0">
            <text:p>0</text:p>
          </table:table-cell>
          <table:table-cell office:value-type="float" office:value="8.42">
            <text:p>8.4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133</text:p>
          </table:table-cell>
          <table:table-cell office:value-type="string">
            <text:p>Isgrena</text:p>
          </table:table-cell>
          <table:table-cell office:value-type="float" office:value="-0">
            <text:p>0</text:p>
          </table:table-cell>
          <table:table-cell office:value-type="float" office:value="8.23">
            <text:p>8.2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137</text:p>
          </table:table-cell>
          <table:table-cell office:value-type="string">
            <text:p>Stenhagen + Persborg</text:p>
          </table:table-cell>
          <table:table-cell office:value-type="float" office:value="-0">
            <text:p>0</text:p>
          </table:table-cell>
          <table:table-cell office:value-type="float" office:value="9.62">
            <text:p>9.6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Knivsta</text:p>
          </table:table-cell>
          <table:table-cell office:value-type="float" office:value="330">
            <text:p>0330</text:p>
          </table:table-cell>
        </table:table-row>
        <table:table-row table:style-name="ro1">
          <table:table-cell office:value-type="string">
            <text:p>S1139</text:p>
          </table:table-cell>
          <table:table-cell office:value-type="string">
            <text:p>Älgboda</text:p>
          </table:table-cell>
          <table:table-cell office:value-type="string">
            <text:p>Ny</text:p>
          </table:table-cell>
          <table:table-cell office:value-type="float" office:value="7.45">
            <text:p>7.4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Knivsta</text:p>
          </table:table-cell>
          <table:table-cell office:value-type="float" office:value="330">
            <text:p>0330</text:p>
          </table:table-cell>
        </table:table-row>
        <table:table-row table:style-name="ro1">
          <table:table-cell office:value-type="string">
            <text:p>S1141</text:p>
          </table:table-cell>
          <table:table-cell office:value-type="string">
            <text:p>Älvkarleö</text:p>
          </table:table-cell>
          <table:table-cell office:value-type="float" office:value="-0">
            <text:p>0</text:p>
          </table:table-cell>
          <table:table-cell office:value-type="float" office:value="37.8">
            <text:p>37.8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Älvkarleby</text:p>
          </table:table-cell>
          <table:table-cell office:value-type="float" office:value="319">
            <text:p>0319</text:p>
          </table:table-cell>
        </table:table-row>
        <table:table-row table:style-name="ro1">
          <table:table-cell office:value-type="string">
            <text:p>S1143</text:p>
          </table:table-cell>
          <table:table-cell office:value-type="string">
            <text:p>Funbo Bärby</text:p>
          </table:table-cell>
          <table:table-cell office:value-type="string">
            <text:p>Ny</text:p>
          </table:table-cell>
          <table:table-cell office:value-type="float" office:value="11.26">
            <text:p>11.2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145</text:p>
          </table:table-cell>
          <table:table-cell office:value-type="string">
            <text:p>Färjbäcken</text:p>
          </table:table-cell>
          <table:table-cell office:value-type="float" office:value="-0">
            <text:p>0</text:p>
          </table:table-cell>
          <table:table-cell office:value-type="float" office:value="8.07">
            <text:p>8.07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Älvkarleby</text:p>
          </table:table-cell>
          <table:table-cell office:value-type="float" office:value="319">
            <text:p>0319</text:p>
          </table:table-cell>
        </table:table-row>
        <table:table-row table:style-name="ro1">
          <table:table-cell office:value-type="string">
            <text:p>S1149</text:p>
          </table:table-cell>
          <table:table-cell office:value-type="string">
            <text:p>Ängeby</text:p>
          </table:table-cell>
          <table:table-cell office:value-type="float" office:value="-0">
            <text:p>0</text:p>
          </table:table-cell>
          <table:table-cell office:value-type="float" office:value="21.63">
            <text:p>21.6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151</text:p>
          </table:table-cell>
          <table:table-cell office:value-type="string">
            <text:p>Öster-Ekeby och Backbo</text:p>
          </table:table-cell>
          <table:table-cell office:value-type="float" office:value="-0">
            <text:p>0</text:p>
          </table:table-cell>
          <table:table-cell office:value-type="float" office:value="16.16">
            <text:p>16.1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Tierp</text:p>
          </table:table-cell>
          <table:table-cell office:value-type="float" office:value="360">
            <text:p>0360</text:p>
          </table:table-cell>
        </table:table-row>
        <table:table-row table:style-name="ro1">
          <table:table-cell office:value-type="string">
            <text:p>S1155</text:p>
          </table:table-cell>
          <table:table-cell office:value-type="string">
            <text:p>Örkälla</text:p>
          </table:table-cell>
          <table:table-cell office:value-type="float" office:value="-0">
            <text:p>0</text:p>
          </table:table-cell>
          <table:table-cell office:value-type="float" office:value="63.68">
            <text:p>63.68</text:p>
          </table:table-cell>
          <table:table-cell office:value-type="float" office:value="130">
            <text:p>130</text:p>
          </table:table-cell>
          <table:table-cell office:value-type="float" office:value="0.69">
            <text:p>0.69</text:p>
          </table:table-cell>
          <table:table-cell office:value-type="string">
            <text:p>Uppsala</text:p>
          </table:table-cell>
          <table:table-cell office:value-type="float" office:value="380">
            <text:p>0380</text:p>
          </table:table-cell>
        </table:table-row>
        <table:table-row table:style-name="ro1">
          <table:table-cell office:value-type="string">
            <text:p>S1157</text:p>
          </table:table-cell>
          <table:table-cell office:value-type="string">
            <text:p>Östunaby och Erkesberga</text:p>
          </table:table-cell>
          <table:table-cell office:value-type="float" office:value="-0">
            <text:p>0</text:p>
          </table:table-cell>
          <table:table-cell office:value-type="float" office:value="17.19">
            <text:p>17.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Knivsta</text:p>
          </table:table-cell>
          <table:table-cell office:value-type="float" office:value="330">
            <text:p>0330</text:p>
          </table:table-cell>
        </table:table-row>
        <table:table-row table:style-name="ro1">
          <table:table-cell office:value-type="string">
            <text:p>S1161</text:p>
          </table:table-cell>
          <table:table-cell office:value-type="string">
            <text:p>Aspa</text:p>
          </table:table-cell>
          <table:table-cell office:value-type="float" office:value="-0">
            <text:p>0</text:p>
          </table:table-cell>
          <table:table-cell office:value-type="float" office:value="20.2">
            <text:p>20.2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165</text:p>
          </table:table-cell>
          <table:table-cell office:value-type="string">
            <text:p>Björktorp</text:p>
          </table:table-cell>
          <table:table-cell office:value-type="float" office:value="-0">
            <text:p>0</text:p>
          </table:table-cell>
          <table:table-cell office:value-type="float" office:value="53.52">
            <text:p>53.52</text:p>
          </table:table-cell>
          <table:table-cell office:value-type="float" office:value="139">
            <text:p>139</text:p>
          </table:table-cell>
          <table:table-cell office:value-type="float" office:value="0.86">
            <text:p>0.86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169</text:p>
          </table:table-cell>
          <table:table-cell office:value-type="string">
            <text:p>Björsund</text:p>
          </table:table-cell>
          <table:table-cell office:value-type="float" office:value="-0">
            <text:p>0</text:p>
          </table:table-cell>
          <table:table-cell office:value-type="float" office:value="22.73">
            <text:p>22.7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175</text:p>
          </table:table-cell>
          <table:table-cell office:value-type="string">
            <text:p>Hyndevad</text:p>
          </table:table-cell>
          <table:table-cell office:value-type="float" office:value="-0">
            <text:p>0</text:p>
          </table:table-cell>
          <table:table-cell office:value-type="float" office:value="37.92">
            <text:p>37.92</text:p>
          </table:table-cell>
          <table:table-cell office:value-type="float" office:value="57">
            <text:p>57</text:p>
          </table:table-cell>
          <table:table-cell office:value-type="float" office:value="0.55">
            <text:p>0.55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177</text:p>
          </table:table-cell>
          <table:table-cell office:value-type="string">
            <text:p>Berghag</text:p>
          </table:table-cell>
          <table:table-cell office:value-type="float" office:value="-0">
            <text:p>0</text:p>
          </table:table-cell>
          <table:table-cell office:value-type="float" office:value="16.14">
            <text:p>16.1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180</text:p>
          </table:table-cell>
          <table:table-cell office:value-type="string">
            <text:p>Broborg och Västtorp</text:p>
          </table:table-cell>
          <table:table-cell office:value-type="string">
            <text:p>Ny</text:p>
          </table:table-cell>
          <table:table-cell office:value-type="float" office:value="12.01">
            <text:p>12.0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185</text:p>
          </table:table-cell>
          <table:table-cell office:value-type="string">
            <text:p>Edstorp</text:p>
          </table:table-cell>
          <table:table-cell office:value-type="float" office:value="-0">
            <text:p>0</text:p>
          </table:table-cell>
          <table:table-cell office:value-type="float" office:value="23.82">
            <text:p>23.82</text:p>
          </table:table-cell>
          <table:table-cell office:value-type="float" office:value="79">
            <text:p>79</text:p>
          </table:table-cell>
          <table:table-cell office:value-type="float" office:value="0.96">
            <text:p>0.96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189</text:p>
          </table:table-cell>
          <table:table-cell office:value-type="string">
            <text:p>Eklången</text:p>
          </table:table-cell>
          <table:table-cell office:value-type="float" office:value="-0">
            <text:p>0</text:p>
          </table:table-cell>
          <table:table-cell office:value-type="float" office:value="26.86">
            <text:p>26.8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193</text:p>
          </table:table-cell>
          <table:table-cell office:value-type="string">
            <text:p>Kalkbrottsvillorna</text:p>
          </table:table-cell>
          <table:table-cell office:value-type="float" office:value="-0">
            <text:p>0</text:p>
          </table:table-cell>
          <table:table-cell office:value-type="float" office:value="10.52">
            <text:p>10.5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Vingåker</text:p>
          </table:table-cell>
          <table:table-cell office:value-type="float" office:value="428">
            <text:p>0428</text:p>
          </table:table-cell>
        </table:table-row>
        <table:table-row table:style-name="ro1">
          <table:table-cell office:value-type="string">
            <text:p>S1195</text:p>
          </table:table-cell>
          <table:table-cell office:value-type="string">
            <text:p>Floda</text:p>
          </table:table-cell>
          <table:table-cell office:value-type="float" office:value="-0">
            <text:p>0</text:p>
          </table:table-cell>
          <table:table-cell office:value-type="float" office:value="28.38">
            <text:p>28.38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string">
            <text:p>S1197</text:p>
          </table:table-cell>
          <table:table-cell office:value-type="string">
            <text:p>Hjälmsätters fritidsområde</text:p>
          </table:table-cell>
          <table:table-cell office:value-type="float" office:value="-0">
            <text:p>0</text:p>
          </table:table-cell>
          <table:table-cell office:value-type="float" office:value="59.15">
            <text:p>59.15</text:p>
          </table:table-cell>
          <table:table-cell office:value-type="float" office:value="74">
            <text:p>74</text:p>
          </table:table-cell>
          <table:table-cell office:value-type="float" office:value="0.76">
            <text:p>0.76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string">
            <text:p>S1199</text:p>
          </table:table-cell>
          <table:table-cell office:value-type="string">
            <text:p>Fornbo</text:p>
          </table:table-cell>
          <table:table-cell office:value-type="float" office:value="-0">
            <text:p>0</text:p>
          </table:table-cell>
          <table:table-cell office:value-type="float" office:value="78.6">
            <text:p>78.6</text:p>
          </table:table-cell>
          <table:table-cell office:value-type="float" office:value="70">
            <text:p>70</text:p>
          </table:table-cell>
          <table:table-cell office:value-type="float" office:value="0.9">
            <text:p>0.9</text:p>
          </table:table-cell>
          <table:table-cell office:value-type="string">
            <text:p>Flen</text:p>
          </table:table-cell>
          <table:table-cell office:value-type="float" office:value="482">
            <text:p>0482</text:p>
          </table:table-cell>
        </table:table-row>
        <table:table-row table:style-name="ro1">
          <table:table-cell office:value-type="string">
            <text:p>S1201</text:p>
          </table:table-cell>
          <table:table-cell office:value-type="string">
            <text:p>Hållsta</text:p>
          </table:table-cell>
          <table:table-cell office:value-type="float" office:value="-0">
            <text:p>0</text:p>
          </table:table-cell>
          <table:table-cell office:value-type="float" office:value="62.36">
            <text:p>62.36</text:p>
          </table:table-cell>
          <table:table-cell office:value-type="float" office:value="172">
            <text:p>172</text:p>
          </table:table-cell>
          <table:table-cell office:value-type="float" office:value="0.76">
            <text:p>0.76</text:p>
          </table:table-cell>
          <table:table-cell office:value-type="string">
            <text:p>Gnesta</text:p>
          </table:table-cell>
          <table:table-cell office:value-type="float" office:value="461">
            <text:p>0461</text:p>
          </table:table-cell>
        </table:table-row>
        <table:table-row table:style-name="ro1">
          <table:table-cell office:value-type="string">
            <text:p>S1203</text:p>
          </table:table-cell>
          <table:table-cell office:value-type="string">
            <text:p>Granlund + Kvarnsjön</text:p>
          </table:table-cell>
          <table:table-cell office:value-type="float" office:value="-0">
            <text:p>0</text:p>
          </table:table-cell>
          <table:table-cell office:value-type="float" office:value="173.06">
            <text:p>173.06</text:p>
          </table:table-cell>
          <table:table-cell office:value-type="float" office:value="200">
            <text:p>200</text:p>
          </table:table-cell>
          <table:table-cell office:value-type="float" office:value="0.6">
            <text:p>0.6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205</text:p>
          </table:table-cell>
          <table:table-cell office:value-type="string">
            <text:p>Kalkudden</text:p>
          </table:table-cell>
          <table:table-cell office:value-type="float" office:value="-0">
            <text:p>0</text:p>
          </table:table-cell>
          <table:table-cell office:value-type="float" office:value="166.71">
            <text:p>166.71</text:p>
          </table:table-cell>
          <table:table-cell office:value-type="float" office:value="295">
            <text:p>295</text:p>
          </table:table-cell>
          <table:table-cell office:value-type="float" office:value="0.92">
            <text:p>0.92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207</text:p>
          </table:table-cell>
          <table:table-cell office:value-type="string">
            <text:p>Grundby sand + Kullersta sand</text:p>
          </table:table-cell>
          <table:table-cell office:value-type="float" office:value="-0">
            <text:p>0</text:p>
          </table:table-cell>
          <table:table-cell office:value-type="float" office:value="81.81">
            <text:p>81.81</text:p>
          </table:table-cell>
          <table:table-cell office:value-type="float" office:value="101">
            <text:p>101</text:p>
          </table:table-cell>
          <table:table-cell office:value-type="float" office:value="0.71">
            <text:p>0.71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209</text:p>
          </table:table-cell>
          <table:table-cell office:value-type="string">
            <text:p>Korslöt och Villahagen</text:p>
          </table:table-cell>
          <table:table-cell office:value-type="float" office:value="-0">
            <text:p>0</text:p>
          </table:table-cell>
          <table:table-cell office:value-type="float" office:value="14.11">
            <text:p>14.1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string">
            <text:p>S1211</text:p>
          </table:table-cell>
          <table:table-cell office:value-type="string">
            <text:p>Hammarby</text:p>
          </table:table-cell>
          <table:table-cell office:value-type="float" office:value="-0">
            <text:p>0</text:p>
          </table:table-cell>
          <table:table-cell office:value-type="float" office:value="33.86">
            <text:p>33.8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213</text:p>
          </table:table-cell>
          <table:table-cell office:value-type="string">
            <text:p>Kila</text:p>
          </table:table-cell>
          <table:table-cell office:value-type="float" office:value="-0">
            <text:p>0</text:p>
          </table:table-cell>
          <table:table-cell office:value-type="float" office:value="36.66">
            <text:p>36.66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215</text:p>
          </table:table-cell>
          <table:table-cell office:value-type="string">
            <text:p>Karlstorp</text:p>
          </table:table-cell>
          <table:table-cell office:value-type="float" office:value="-0">
            <text:p>0</text:p>
          </table:table-cell>
          <table:table-cell office:value-type="float" office:value="12.77">
            <text:p>12.7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217</text:p>
          </table:table-cell>
          <table:table-cell office:value-type="string">
            <text:p>Kisäng</text:p>
          </table:table-cell>
          <table:table-cell office:value-type="float" office:value="-0">
            <text:p>0</text:p>
          </table:table-cell>
          <table:table-cell office:value-type="float" office:value="56.61">
            <text:p>56.61</text:p>
          </table:table-cell>
          <table:table-cell office:value-type="float" office:value="125">
            <text:p>125</text:p>
          </table:table-cell>
          <table:table-cell office:value-type="float" office:value="0.85">
            <text:p>0.85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221</text:p>
          </table:table-cell>
          <table:table-cell office:value-type="string">
            <text:p>Husby + del av Tuna</text:p>
          </table:table-cell>
          <table:table-cell office:value-type="float" office:value="-0">
            <text:p>0</text:p>
          </table:table-cell>
          <table:table-cell office:value-type="float" office:value="94.07">
            <text:p>94.07</text:p>
          </table:table-cell>
          <table:table-cell office:value-type="float" office:value="161">
            <text:p>161</text:p>
          </table:table-cell>
          <table:table-cell office:value-type="float" office:value="0.54">
            <text:p>0.54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223</text:p>
          </table:table-cell>
          <table:table-cell office:value-type="string">
            <text:p>Hedlandet + Åsgård</text:p>
          </table:table-cell>
          <table:table-cell office:value-type="float" office:value="-0">
            <text:p>0</text:p>
          </table:table-cell>
          <table:table-cell office:value-type="float" office:value="26.84">
            <text:p>26.8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227</text:p>
          </table:table-cell>
          <table:table-cell office:value-type="string">
            <text:p>Jagbacken</text:p>
          </table:table-cell>
          <table:table-cell office:value-type="float" office:value="-0">
            <text:p>0</text:p>
          </table:table-cell>
          <table:table-cell office:value-type="float" office:value="6.49">
            <text:p>6.49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229</text:p>
          </table:table-cell>
          <table:table-cell office:value-type="string">
            <text:p>Lagnöviken</text:p>
          </table:table-cell>
          <table:table-cell office:value-type="float" office:value="-0">
            <text:p>0</text:p>
          </table:table-cell>
          <table:table-cell office:value-type="float" office:value="30.14">
            <text:p>30.14</text:p>
          </table:table-cell>
          <table:table-cell office:value-type="float" office:value="149">
            <text:p>149</text:p>
          </table:table-cell>
          <table:table-cell office:value-type="float" office:value="0.47">
            <text:p>0.47</text:p>
          </table:table-cell>
          <table:table-cell office:value-type="string">
            <text:p>Trosa</text:p>
          </table:table-cell>
          <table:table-cell office:value-type="float" office:value="488">
            <text:p>0488</text:p>
          </table:table-cell>
        </table:table-row>
        <table:table-row table:style-name="ro1">
          <table:table-cell office:value-type="string">
            <text:p>S1231</text:p>
          </table:table-cell>
          <table:table-cell office:value-type="string">
            <text:p>Lappetorp</text:p>
          </table:table-cell>
          <table:table-cell office:value-type="string">
            <text:p>Ny</text:p>
          </table:table-cell>
          <table:table-cell office:value-type="float" office:value="8.07">
            <text:p>8.0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233</text:p>
          </table:table-cell>
          <table:table-cell office:value-type="string">
            <text:p>Laxne</text:p>
          </table:table-cell>
          <table:table-cell office:value-type="float" office:value="-0">
            <text:p>0</text:p>
          </table:table-cell>
          <table:table-cell office:value-type="float" office:value="23.02">
            <text:p>23.02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Gnesta</text:p>
          </table:table-cell>
          <table:table-cell office:value-type="float" office:value="461">
            <text:p>0461</text:p>
          </table:table-cell>
        </table:table-row>
        <table:table-row table:style-name="ro1">
          <table:table-cell office:value-type="string">
            <text:p>S1237</text:p>
          </table:table-cell>
          <table:table-cell office:value-type="string">
            <text:p>Lid</text:p>
          </table:table-cell>
          <table:table-cell office:value-type="float" office:value="-0">
            <text:p>0</text:p>
          </table:table-cell>
          <table:table-cell office:value-type="float" office:value="13.46">
            <text:p>13.4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239</text:p>
          </table:table-cell>
          <table:table-cell office:value-type="string">
            <text:p>Lilla Munkhammar</text:p>
          </table:table-cell>
          <table:table-cell office:value-type="float" office:value="-0">
            <text:p>0</text:p>
          </table:table-cell>
          <table:table-cell office:value-type="float" office:value="12.21">
            <text:p>12.21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241</text:p>
          </table:table-cell>
          <table:table-cell office:value-type="string">
            <text:p>Lindvreten</text:p>
          </table:table-cell>
          <table:table-cell office:value-type="float" office:value="-0">
            <text:p>0</text:p>
          </table:table-cell>
          <table:table-cell office:value-type="float" office:value="5.77">
            <text:p>5.7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243</text:p>
          </table:table-cell>
          <table:table-cell office:value-type="string">
            <text:p>Läppe (östra delen)</text:p>
          </table:table-cell>
          <table:table-cell office:value-type="float" office:value="-0">
            <text:p>0</text:p>
          </table:table-cell>
          <table:table-cell office:value-type="float" office:value="34.28">
            <text:p>34.28</text:p>
          </table:table-cell>
          <table:table-cell office:value-type="float" office:value="71">
            <text:p>71</text:p>
          </table:table-cell>
          <table:table-cell office:value-type="float" office:value="0.89">
            <text:p>0.89</text:p>
          </table:table-cell>
          <table:table-cell office:value-type="string">
            <text:p>Vingåker</text:p>
          </table:table-cell>
          <table:table-cell office:value-type="float" office:value="428">
            <text:p>0428</text:p>
          </table:table-cell>
        </table:table-row>
        <table:table-row table:style-name="ro1">
          <table:table-cell office:value-type="string">
            <text:p>S1247</text:p>
          </table:table-cell>
          <table:table-cell office:value-type="string">
            <text:p>Läppe</text:p>
          </table:table-cell>
          <table:table-cell office:value-type="float" office:value="-0">
            <text:p>0</text:p>
          </table:table-cell>
          <table:table-cell office:value-type="float" office:value="45.46">
            <text:p>45.46</text:p>
          </table:table-cell>
          <table:table-cell office:value-type="float" office:value="90">
            <text:p>90</text:p>
          </table:table-cell>
          <table:table-cell office:value-type="float" office:value="0.48">
            <text:p>0.48</text:p>
          </table:table-cell>
          <table:table-cell office:value-type="string">
            <text:p>Vingåker</text:p>
          </table:table-cell>
          <table:table-cell office:value-type="float" office:value="428">
            <text:p>0428</text:p>
          </table:table-cell>
        </table:table-row>
        <table:table-row table:style-name="ro1">
          <table:table-cell office:value-type="string">
            <text:p>S1249</text:p>
          </table:table-cell>
          <table:table-cell office:value-type="string">
            <text:p>Lästringe</text:p>
          </table:table-cell>
          <table:table-cell office:value-type="float" office:value="-0">
            <text:p>0</text:p>
          </table:table-cell>
          <table:table-cell office:value-type="float" office:value="20.7">
            <text:p>20.7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251</text:p>
          </table:table-cell>
          <table:table-cell office:value-type="string">
            <text:p>Löt</text:p>
          </table:table-cell>
          <table:table-cell office:value-type="float" office:value="-0">
            <text:p>0</text:p>
          </table:table-cell>
          <table:table-cell office:value-type="float" office:value="17.59">
            <text:p>17.5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253</text:p>
          </table:table-cell>
          <table:table-cell office:value-type="string">
            <text:p>Lövsta</text:p>
          </table:table-cell>
          <table:table-cell office:value-type="float" office:value="-0">
            <text:p>0</text:p>
          </table:table-cell>
          <table:table-cell office:value-type="float" office:value="32.67">
            <text:p>32.67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Trosa</text:p>
          </table:table-cell>
          <table:table-cell office:value-type="float" office:value="488">
            <text:p>0488</text:p>
          </table:table-cell>
        </table:table-row>
        <table:table-row table:style-name="ro1">
          <table:table-cell office:value-type="string">
            <text:p>S1255</text:p>
          </table:table-cell>
          <table:table-cell office:value-type="string">
            <text:p>Lövhulta</text:p>
          </table:table-cell>
          <table:table-cell office:value-type="float" office:value="-0">
            <text:p>0</text:p>
          </table:table-cell>
          <table:table-cell office:value-type="float" office:value="10.98">
            <text:p>10.9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257</text:p>
          </table:table-cell>
          <table:table-cell office:value-type="string">
            <text:p>Malmby</text:p>
          </table:table-cell>
          <table:table-cell office:value-type="float" office:value="-0">
            <text:p>0</text:p>
          </table:table-cell>
          <table:table-cell office:value-type="float" office:value="10.72">
            <text:p>10.7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259</text:p>
          </table:table-cell>
          <table:table-cell office:value-type="string">
            <text:p>Malmsjöstugan</text:p>
          </table:table-cell>
          <table:table-cell office:value-type="float" office:value="-0">
            <text:p>0</text:p>
          </table:table-cell>
          <table:table-cell office:value-type="float" office:value="46.36">
            <text:p>46.36</text:p>
          </table:table-cell>
          <table:table-cell office:value-type="float" office:value="55">
            <text:p>55</text:p>
          </table:table-cell>
          <table:table-cell office:value-type="float" office:value="0.98">
            <text:p>0.98</text:p>
          </table:table-cell>
          <table:table-cell office:value-type="string">
            <text:p>Gnesta</text:p>
          </table:table-cell>
          <table:table-cell office:value-type="float" office:value="461">
            <text:p>0461</text:p>
          </table:table-cell>
        </table:table-row>
        <table:table-row table:style-name="ro1">
          <table:table-cell office:value-type="string">
            <text:p>S1265</text:p>
          </table:table-cell>
          <table:table-cell office:value-type="string">
            <text:p>Mälarbaden</text:p>
          </table:table-cell>
          <table:table-cell office:value-type="float" office:value="-0">
            <text:p>0</text:p>
          </table:table-cell>
          <table:table-cell office:value-type="float" office:value="31.9">
            <text:p>31.9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266</text:p>
          </table:table-cell>
          <table:table-cell office:value-type="string">
            <text:p>Nedre Aspa</text:p>
          </table:table-cell>
          <table:table-cell office:value-type="string">
            <text:p>Ny</text:p>
          </table:table-cell>
          <table:table-cell office:value-type="float" office:value="7.78">
            <text:p>7.7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267</text:p>
          </table:table-cell>
          <table:table-cell office:value-type="string">
            <text:p>Marsjömosse</text:p>
          </table:table-cell>
          <table:table-cell office:value-type="float" office:value="-0">
            <text:p>0</text:p>
          </table:table-cell>
          <table:table-cell office:value-type="float" office:value="15.97">
            <text:p>15.97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269</text:p>
          </table:table-cell>
          <table:table-cell office:value-type="string">
            <text:p>Övre Vannala</text:p>
          </table:table-cell>
          <table:table-cell office:value-type="float" office:value="-0">
            <text:p>0</text:p>
          </table:table-cell>
          <table:table-cell office:value-type="float" office:value="7.69">
            <text:p>7.69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Vingåker</text:p>
          </table:table-cell>
          <table:table-cell office:value-type="float" office:value="428">
            <text:p>0428</text:p>
          </table:table-cell>
        </table:table-row>
        <table:table-row table:style-name="ro1">
          <table:table-cell office:value-type="string">
            <text:p>S1271</text:p>
          </table:table-cell>
          <table:table-cell office:value-type="string">
            <text:p>Mora</text:p>
          </table:table-cell>
          <table:table-cell office:value-type="float" office:value="-0">
            <text:p>0</text:p>
          </table:table-cell>
          <table:table-cell office:value-type="float" office:value="22.19">
            <text:p>22.1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275</text:p>
          </table:table-cell>
          <table:table-cell office:value-type="string">
            <text:p>Norrtuna</text:p>
          </table:table-cell>
          <table:table-cell office:value-type="float" office:value="-0">
            <text:p>0</text:p>
          </table:table-cell>
          <table:table-cell office:value-type="float" office:value="42.76">
            <text:p>42.76</text:p>
          </table:table-cell>
          <table:table-cell office:value-type="float" office:value="109">
            <text:p>109</text:p>
          </table:table-cell>
          <table:table-cell office:value-type="float" office:value="0.66">
            <text:p>0.66</text:p>
          </table:table-cell>
          <table:table-cell office:value-type="string">
            <text:p>Gnesta</text:p>
          </table:table-cell>
          <table:table-cell office:value-type="float" office:value="461">
            <text:p>0461</text:p>
          </table:table-cell>
        </table:table-row>
        <table:table-row table:style-name="ro1">
          <table:table-cell office:value-type="string">
            <text:p>S1277</text:p>
          </table:table-cell>
          <table:table-cell office:value-type="string">
            <text:p>Buskhyttegård</text:p>
          </table:table-cell>
          <table:table-cell office:value-type="float" office:value="-0">
            <text:p>0</text:p>
          </table:table-cell>
          <table:table-cell office:value-type="float" office:value="11.46">
            <text:p>11.4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279</text:p>
          </table:table-cell>
          <table:table-cell office:value-type="string">
            <text:p>Ostra Knall</text:p>
          </table:table-cell>
          <table:table-cell office:value-type="float" office:value="-0">
            <text:p>0</text:p>
          </table:table-cell>
          <table:table-cell office:value-type="float" office:value="41.16">
            <text:p>41.16</text:p>
          </table:table-cell>
          <table:table-cell office:value-type="float" office:value="145">
            <text:p>145</text:p>
          </table:table-cell>
          <table:table-cell office:value-type="float" office:value="0.95">
            <text:p>0.95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282</text:p>
          </table:table-cell>
          <table:table-cell office:value-type="string">
            <text:p>Orrhammar</text:p>
          </table:table-cell>
          <table:table-cell office:value-type="string">
            <text:p>Ny</text:p>
          </table:table-cell>
          <table:table-cell office:value-type="float" office:value="93.33">
            <text:p>93.33</text:p>
          </table:table-cell>
          <table:table-cell office:value-type="float" office:value="285">
            <text:p>285</text:p>
          </table:table-cell>
          <table:table-cell office:value-type="float" office:value="0.82">
            <text:p>0.82</text:p>
          </table:table-cell>
          <table:table-cell office:value-type="string">
            <text:p>Flen</text:p>
          </table:table-cell>
          <table:table-cell office:value-type="float" office:value="482">
            <text:p>0482</text:p>
          </table:table-cell>
        </table:table-row>
        <table:table-row table:style-name="ro1">
          <table:table-cell office:value-type="string">
            <text:p>S1286</text:p>
          </table:table-cell>
          <table:table-cell office:value-type="string">
            <text:p>Påljungshage</text:p>
          </table:table-cell>
          <table:table-cell office:value-type="string">
            <text:p>Ny</text:p>
          </table:table-cell>
          <table:table-cell office:value-type="float" office:value="4.29">
            <text:p>4.2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287</text:p>
          </table:table-cell>
          <table:table-cell office:value-type="string">
            <text:p>Ribbingelund</text:p>
          </table:table-cell>
          <table:table-cell office:value-type="float" office:value="-0">
            <text:p>0</text:p>
          </table:table-cell>
          <table:table-cell office:value-type="float" office:value="12.75">
            <text:p>12.7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289</text:p>
          </table:table-cell>
          <table:table-cell office:value-type="string">
            <text:p>Fyrby</text:p>
          </table:table-cell>
          <table:table-cell office:value-type="float" office:value="-0">
            <text:p>0</text:p>
          </table:table-cell>
          <table:table-cell office:value-type="float" office:value="4.51">
            <text:p>4.5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292</text:p>
          </table:table-cell>
          <table:table-cell office:value-type="string">
            <text:p>Rosöga</text:p>
          </table:table-cell>
          <table:table-cell office:value-type="string">
            <text:p>Ny</text:p>
          </table:table-cell>
          <table:table-cell office:value-type="float" office:value="6.49">
            <text:p>6.4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293</text:p>
          </table:table-cell>
          <table:table-cell office:value-type="string">
            <text:p>Sanda</text:p>
          </table:table-cell>
          <table:table-cell office:value-type="float" office:value="-0">
            <text:p>0</text:p>
          </table:table-cell>
          <table:table-cell office:value-type="float" office:value="44.76">
            <text:p>44.76</text:p>
          </table:table-cell>
          <table:table-cell office:value-type="float" office:value="161">
            <text:p>161</text:p>
          </table:table-cell>
          <table:table-cell office:value-type="float" office:value="0.68">
            <text:p>0.68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294</text:p>
          </table:table-cell>
          <table:table-cell office:value-type="string">
            <text:p>Skebokvarn</text:p>
          </table:table-cell>
          <table:table-cell office:value-type="string">
            <text:p>Ny</text:p>
          </table:table-cell>
          <table:table-cell office:value-type="float" office:value="13.85">
            <text:p>13.85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Flen</text:p>
          </table:table-cell>
          <table:table-cell office:value-type="float" office:value="482">
            <text:p>0482</text:p>
          </table:table-cell>
        </table:table-row>
        <table:table-row table:style-name="ro1">
          <table:table-cell office:value-type="string">
            <text:p>S1295</text:p>
          </table:table-cell>
          <table:table-cell office:value-type="string">
            <text:p>Näshulta</text:p>
          </table:table-cell>
          <table:table-cell office:value-type="float" office:value="-0">
            <text:p>0</text:p>
          </table:table-cell>
          <table:table-cell office:value-type="float" office:value="47.17">
            <text:p>47.17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297</text:p>
          </table:table-cell>
          <table:table-cell office:value-type="string">
            <text:p>Skeppartorp</text:p>
          </table:table-cell>
          <table:table-cell office:value-type="float" office:value="-0">
            <text:p>0</text:p>
          </table:table-cell>
          <table:table-cell office:value-type="float" office:value="10.56">
            <text:p>10.56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301</text:p>
          </table:table-cell>
          <table:table-cell office:value-type="string">
            <text:p>Skeppsvik</text:p>
          </table:table-cell>
          <table:table-cell office:value-type="float" office:value="-0">
            <text:p>0</text:p>
          </table:table-cell>
          <table:table-cell office:value-type="float" office:value="77.7">
            <text:p>77.7</text:p>
          </table:table-cell>
          <table:table-cell office:value-type="float" office:value="233">
            <text:p>233</text:p>
          </table:table-cell>
          <table:table-cell office:value-type="float" office:value="0.95">
            <text:p>0.95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304</text:p>
          </table:table-cell>
          <table:table-cell office:value-type="string">
            <text:p>Skogsborg</text:p>
          </table:table-cell>
          <table:table-cell office:value-type="string">
            <text:p>Ny</text:p>
          </table:table-cell>
          <table:table-cell office:value-type="float" office:value="8.34">
            <text:p>8.3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309</text:p>
          </table:table-cell>
          <table:table-cell office:value-type="string">
            <text:p>Stavsjöbruk</text:p>
          </table:table-cell>
          <table:table-cell office:value-type="float" office:value="-0">
            <text:p>0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313</text:p>
          </table:table-cell>
          <table:table-cell office:value-type="string">
            <text:p>Strängstorp</text:p>
          </table:table-cell>
          <table:table-cell office:value-type="float" office:value="-0">
            <text:p>0</text:p>
          </table:table-cell>
          <table:table-cell office:value-type="float" office:value="9.48">
            <text:p>9.4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string">
            <text:p>S1315</text:p>
          </table:table-cell>
          <table:table-cell office:value-type="string">
            <text:p>Svartuddslandet</text:p>
          </table:table-cell>
          <table:table-cell office:value-type="float" office:value="-0">
            <text:p>0</text:p>
          </table:table-cell>
          <table:table-cell office:value-type="float" office:value="27.08">
            <text:p>27.08</text:p>
          </table:table-cell>
          <table:table-cell office:value-type="float" office:value="64">
            <text:p>64</text:p>
          </table:table-cell>
          <table:table-cell office:value-type="float" office:value="0.92">
            <text:p>0.92</text:p>
          </table:table-cell>
          <table:table-cell office:value-type="string">
            <text:p>Oxelösund</text:p>
          </table:table-cell>
          <table:table-cell office:value-type="float" office:value="481">
            <text:p>0481</text:p>
          </table:table-cell>
        </table:table-row>
        <table:table-row table:style-name="ro1">
          <table:table-cell office:value-type="string">
            <text:p>S1318</text:p>
          </table:table-cell>
          <table:table-cell office:value-type="string">
            <text:p>Sundbyvik</text:p>
          </table:table-cell>
          <table:table-cell office:value-type="string">
            <text:p>Ny</text:p>
          </table:table-cell>
          <table:table-cell office:value-type="float" office:value="16.98">
            <text:p>16.98</text:p>
          </table:table-cell>
          <table:table-cell office:value-type="float" office:value="61">
            <text:p>61</text:p>
          </table:table-cell>
          <table:table-cell office:value-type="float" office:value="0.96">
            <text:p>0.96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323</text:p>
          </table:table-cell>
          <table:table-cell office:value-type="string">
            <text:p>Dalhagen</text:p>
          </table:table-cell>
          <table:table-cell office:value-type="string">
            <text:p>Ny</text:p>
          </table:table-cell>
          <table:table-cell office:value-type="float" office:value="16.43">
            <text:p>16.43</text:p>
          </table:table-cell>
          <table:table-cell office:value-type="float" office:value="53">
            <text:p>53</text:p>
          </table:table-cell>
          <table:table-cell office:value-type="float" office:value="0.74">
            <text:p>0.74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325</text:p>
          </table:table-cell>
          <table:table-cell office:value-type="string">
            <text:p>Del av Tuna + Ytterselö</text:p>
          </table:table-cell>
          <table:table-cell office:value-type="float" office:value="-0">
            <text:p>0</text:p>
          </table:table-cell>
          <table:table-cell office:value-type="float" office:value="25.21">
            <text:p>25.2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329</text:p>
          </table:table-cell>
          <table:table-cell office:value-type="string">
            <text:p>Udden</text:p>
          </table:table-cell>
          <table:table-cell office:value-type="float" office:value="-0">
            <text:p>0</text:p>
          </table:table-cell>
          <table:table-cell office:value-type="float" office:value="58.28">
            <text:p>58.28</text:p>
          </table:table-cell>
          <table:table-cell office:value-type="float" office:value="179">
            <text:p>179</text:p>
          </table:table-cell>
          <table:table-cell office:value-type="float" office:value="0.92">
            <text:p>0.92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333</text:p>
          </table:table-cell>
          <table:table-cell office:value-type="string">
            <text:p>Uddens fritidsområde</text:p>
          </table:table-cell>
          <table:table-cell office:value-type="float" office:value="-0">
            <text:p>0</text:p>
          </table:table-cell>
          <table:table-cell office:value-type="float" office:value="53.83">
            <text:p>53.83</text:p>
          </table:table-cell>
          <table:table-cell office:value-type="float" office:value="108">
            <text:p>108</text:p>
          </table:table-cell>
          <table:table-cell office:value-type="float" office:value="0.85">
            <text:p>0.85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string">
            <text:p>S1335</text:p>
          </table:table-cell>
          <table:table-cell office:value-type="string">
            <text:p>Uttervik (norra delen)</text:p>
          </table:table-cell>
          <table:table-cell office:value-type="float" office:value="-0">
            <text:p>0</text:p>
          </table:table-cell>
          <table:table-cell office:value-type="float" office:value="48.84">
            <text:p>48.84</text:p>
          </table:table-cell>
          <table:table-cell office:value-type="float" office:value="56">
            <text:p>56</text:p>
          </table:table-cell>
          <table:table-cell office:value-type="float" office:value="0.95">
            <text:p>0.95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337</text:p>
          </table:table-cell>
          <table:table-cell office:value-type="string">
            <text:p>Vadsbro</text:p>
          </table:table-cell>
          <table:table-cell office:value-type="float" office:value="-0">
            <text:p>0</text:p>
          </table:table-cell>
          <table:table-cell office:value-type="float" office:value="32.24">
            <text:p>32.24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Flen</text:p>
          </table:table-cell>
          <table:table-cell office:value-type="float" office:value="482">
            <text:p>0482</text:p>
          </table:table-cell>
        </table:table-row>
        <table:table-row table:style-name="ro1">
          <table:table-cell office:value-type="string">
            <text:p>S1343</text:p>
          </table:table-cell>
          <table:table-cell office:value-type="string">
            <text:p>Vik</text:p>
          </table:table-cell>
          <table:table-cell office:value-type="float" office:value="-0">
            <text:p>0</text:p>
          </table:table-cell>
          <table:table-cell office:value-type="float" office:value="27.48">
            <text:p>27.48</text:p>
          </table:table-cell>
          <table:table-cell office:value-type="float" office:value="66">
            <text:p>66</text:p>
          </table:table-cell>
          <table:table-cell office:value-type="float" office:value="0.59">
            <text:p>0.59</text:p>
          </table:table-cell>
          <table:table-cell office:value-type="string">
            <text:p>Strängnäs</text:p>
          </table:table-cell>
          <table:table-cell office:value-type="float" office:value="486">
            <text:p>0486</text:p>
          </table:table-cell>
        </table:table-row>
        <table:table-row table:style-name="ro1">
          <table:table-cell office:value-type="string">
            <text:p>S1345</text:p>
          </table:table-cell>
          <table:table-cell office:value-type="string">
            <text:p>Viala</text:p>
          </table:table-cell>
          <table:table-cell office:value-type="float" office:value="-0">
            <text:p>0</text:p>
          </table:table-cell>
          <table:table-cell office:value-type="float" office:value="15.12">
            <text:p>15.1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Vingåker</text:p>
          </table:table-cell>
          <table:table-cell office:value-type="float" office:value="428">
            <text:p>0428</text:p>
          </table:table-cell>
        </table:table-row>
        <table:table-row table:style-name="ro1">
          <table:table-cell office:value-type="string">
            <text:p>S1347</text:p>
          </table:table-cell>
          <table:table-cell office:value-type="string">
            <text:p>Västermo</text:p>
          </table:table-cell>
          <table:table-cell office:value-type="float" office:value="-0">
            <text:p>0</text:p>
          </table:table-cell>
          <table:table-cell office:value-type="float" office:value="16.35">
            <text:p>16.3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Eskilstuna</text:p>
          </table:table-cell>
          <table:table-cell office:value-type="float" office:value="484">
            <text:p>0484</text:p>
          </table:table-cell>
        </table:table-row>
        <table:table-row table:style-name="ro1">
          <table:table-cell office:value-type="string">
            <text:p>S1355</text:p>
          </table:table-cell>
          <table:table-cell office:value-type="string">
            <text:p>Öbolandet</text:p>
          </table:table-cell>
          <table:table-cell office:value-type="float" office:value="-0">
            <text:p>0</text:p>
          </table:table-cell>
          <table:table-cell office:value-type="float" office:value="119.5">
            <text:p>119.5</text:p>
          </table:table-cell>
          <table:table-cell office:value-type="float" office:value="172">
            <text:p>172</text:p>
          </table:table-cell>
          <table:table-cell office:value-type="float" office:value="0.94">
            <text:p>0.94</text:p>
          </table:table-cell>
          <table:table-cell office:value-type="string">
            <text:p>Trosa</text:p>
          </table:table-cell>
          <table:table-cell office:value-type="float" office:value="488">
            <text:p>0488</text:p>
          </table:table-cell>
        </table:table-row>
        <table:table-row table:style-name="ro1">
          <table:table-cell office:value-type="string">
            <text:p>S1361</text:p>
          </table:table-cell>
          <table:table-cell office:value-type="string">
            <text:p>Äs</text:p>
          </table:table-cell>
          <table:table-cell office:value-type="float" office:value="-0">
            <text:p>0</text:p>
          </table:table-cell>
          <table:table-cell office:value-type="float" office:value="19.29">
            <text:p>19.2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Katrineholm</text:p>
          </table:table-cell>
          <table:table-cell office:value-type="float" office:value="483">
            <text:p>0483</text:p>
          </table:table-cell>
        </table:table-row>
        <table:table-row table:style-name="ro1">
          <table:table-cell office:value-type="string">
            <text:p>S1363</text:p>
          </table:table-cell>
          <table:table-cell office:value-type="string">
            <text:p>Örstig</text:p>
          </table:table-cell>
          <table:table-cell office:value-type="string">
            <text:p>Ny</text:p>
          </table:table-cell>
          <table:table-cell office:value-type="float" office:value="13.4">
            <text:p>13.4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Nyköping</text:p>
          </table:table-cell>
          <table:table-cell office:value-type="float" office:value="480">
            <text:p>0480</text:p>
          </table:table-cell>
        </table:table-row>
        <table:table-row table:style-name="ro1">
          <table:table-cell office:value-type="string">
            <text:p>S1365</text:p>
          </table:table-cell>
          <table:table-cell office:value-type="string">
            <text:p>Österåker</text:p>
          </table:table-cell>
          <table:table-cell office:value-type="float" office:value="-0">
            <text:p>0</text:p>
          </table:table-cell>
          <table:table-cell office:value-type="float" office:value="20.25">
            <text:p>20.2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Vingåker</text:p>
          </table:table-cell>
          <table:table-cell office:value-type="float" office:value="428">
            <text:p>0428</text:p>
          </table:table-cell>
        </table:table-row>
        <table:table-row table:style-name="ro1">
          <table:table-cell office:value-type="string">
            <text:p>S1367</text:p>
          </table:table-cell>
          <table:table-cell office:value-type="string">
            <text:p>Alboga (södra delen)</text:p>
          </table:table-cell>
          <table:table-cell office:value-type="float" office:value="-0">
            <text:p>0</text:p>
          </table:table-cell>
          <table:table-cell office:value-type="float" office:value="5.13">
            <text:p>5.1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Söderköping</text:p>
          </table:table-cell>
          <table:table-cell office:value-type="float" office:value="582">
            <text:p>0582</text:p>
          </table:table-cell>
        </table:table-row>
        <table:table-row table:style-name="ro1">
          <table:table-cell office:value-type="string">
            <text:p>S1369</text:p>
          </table:table-cell>
          <table:table-cell office:value-type="string">
            <text:p>Arkösund</text:p>
          </table:table-cell>
          <table:table-cell office:value-type="float" office:value="-0">
            <text:p>0</text:p>
          </table:table-cell>
          <table:table-cell office:value-type="float" office:value="45.48">
            <text:p>45.48</text:p>
          </table:table-cell>
          <table:table-cell office:value-type="float" office:value="139">
            <text:p>139</text:p>
          </table:table-cell>
          <table:table-cell office:value-type="float" office:value="0.6">
            <text:p>0.6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372</text:p>
          </table:table-cell>
          <table:table-cell office:value-type="string">
            <text:p>Bjälbo</text:p>
          </table:table-cell>
          <table:table-cell office:value-type="string">
            <text:p>Ny</text:p>
          </table:table-cell>
          <table:table-cell office:value-type="float" office:value="25.27">
            <text:p>25.2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Mjölby</text:p>
          </table:table-cell>
          <table:table-cell office:value-type="float" office:value="586">
            <text:p>0586</text:p>
          </table:table-cell>
        </table:table-row>
        <table:table-row table:style-name="ro1">
          <table:table-cell office:value-type="string">
            <text:p>S1373</text:p>
          </table:table-cell>
          <table:table-cell office:value-type="string">
            <text:p>Bjärka-Säby</text:p>
          </table:table-cell>
          <table:table-cell office:value-type="float" office:value="-0">
            <text:p>0</text:p>
          </table:table-cell>
          <table:table-cell office:value-type="float" office:value="31.71">
            <text:p>31.71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375</text:p>
          </table:table-cell>
          <table:table-cell office:value-type="string">
            <text:p>Asby</text:p>
          </table:table-cell>
          <table:table-cell office:value-type="float" office:value="-0">
            <text:p>0</text:p>
          </table:table-cell>
          <table:table-cell office:value-type="float" office:value="33.29">
            <text:p>33.29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Ydre</text:p>
          </table:table-cell>
          <table:table-cell office:value-type="float" office:value="512">
            <text:p>0512</text:p>
          </table:table-cell>
        </table:table-row>
        <table:table-row table:style-name="ro1">
          <table:table-cell office:value-type="string">
            <text:p>S1377</text:p>
          </table:table-cell>
          <table:table-cell office:value-type="string">
            <text:p>Björkeberg</text:p>
          </table:table-cell>
          <table:table-cell office:value-type="float" office:value="-0">
            <text:p>0</text:p>
          </table:table-cell>
          <table:table-cell office:value-type="float" office:value="37.87">
            <text:p>37.87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381</text:p>
          </table:table-cell>
          <table:table-cell office:value-type="string">
            <text:p>Björkfors</text:p>
          </table:table-cell>
          <table:table-cell office:value-type="float" office:value="-0">
            <text:p>0</text:p>
          </table:table-cell>
          <table:table-cell office:value-type="float" office:value="34.48">
            <text:p>34.4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Kinda</text:p>
          </table:table-cell>
          <table:table-cell office:value-type="float" office:value="513">
            <text:p>0513</text:p>
          </table:table-cell>
        </table:table-row>
        <table:table-row table:style-name="ro1">
          <table:table-cell office:value-type="string">
            <text:p>S1385</text:p>
          </table:table-cell>
          <table:table-cell office:value-type="string">
            <text:p>Bona</text:p>
          </table:table-cell>
          <table:table-cell office:value-type="float" office:value="-0">
            <text:p>0</text:p>
          </table:table-cell>
          <table:table-cell office:value-type="float" office:value="36.33">
            <text:p>36.33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string">
            <text:p>S1386</text:p>
          </table:table-cell>
          <table:table-cell office:value-type="string">
            <text:p>Borghamn</text:p>
          </table:table-cell>
          <table:table-cell office:value-type="string">
            <text:p>Ny</text:p>
          </table:table-cell>
          <table:table-cell office:value-type="float" office:value="17.65">
            <text:p>17.65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Vadstena</text:p>
          </table:table-cell>
          <table:table-cell office:value-type="float" office:value="584">
            <text:p>0584</text:p>
          </table:table-cell>
        </table:table-row>
        <table:table-row table:style-name="ro1">
          <table:table-cell office:value-type="string">
            <text:p>S1387</text:p>
          </table:table-cell>
          <table:table-cell office:value-type="string">
            <text:p>Bottna</text:p>
          </table:table-cell>
          <table:table-cell office:value-type="float" office:value="-0">
            <text:p>0</text:p>
          </table:table-cell>
          <table:table-cell office:value-type="float" office:value="12.29">
            <text:p>12.2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Söderköping</text:p>
          </table:table-cell>
          <table:table-cell office:value-type="float" office:value="582">
            <text:p>0582</text:p>
          </table:table-cell>
        </table:table-row>
        <table:table-row table:style-name="ro1">
          <table:table-cell office:value-type="string">
            <text:p>S1388</text:p>
          </table:table-cell>
          <table:table-cell office:value-type="string">
            <text:p>Bromma</text:p>
          </table:table-cell>
          <table:table-cell office:value-type="string">
            <text:p>Ny</text:p>
          </table:table-cell>
          <table:table-cell office:value-type="float" office:value="22.98">
            <text:p>22.9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string">
            <text:p>S1391</text:p>
          </table:table-cell>
          <table:table-cell office:value-type="string">
            <text:p>Brånshult</text:p>
          </table:table-cell>
          <table:table-cell office:value-type="float" office:value="-0">
            <text:p>0</text:p>
          </table:table-cell>
          <table:table-cell office:value-type="float" office:value="15.35">
            <text:p>15.3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string">
            <text:p>S1393</text:p>
          </table:table-cell>
          <table:table-cell office:value-type="string">
            <text:p>Bränntorp</text:p>
          </table:table-cell>
          <table:table-cell office:value-type="float" office:value="-0">
            <text:p>0</text:p>
          </table:table-cell>
          <table:table-cell office:value-type="float" office:value="145.59">
            <text:p>145.59</text:p>
          </table:table-cell>
          <table:table-cell office:value-type="float" office:value="120">
            <text:p>120</text:p>
          </table:table-cell>
          <table:table-cell office:value-type="float" office:value="0.7">
            <text:p>0.7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string">
            <text:p>S1401</text:p>
          </table:table-cell>
          <table:table-cell office:value-type="string">
            <text:p>Byle</text:p>
          </table:table-cell>
          <table:table-cell office:value-type="float" office:value="-0">
            <text:p>0</text:p>
          </table:table-cell>
          <table:table-cell office:value-type="float" office:value="45.83">
            <text:p>45.83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string">
            <text:p>S1403</text:p>
          </table:table-cell>
          <table:table-cell office:value-type="string">
            <text:p>Dalshult och Fridhem</text:p>
          </table:table-cell>
          <table:table-cell office:value-type="string">
            <text:p>Ny</text:p>
          </table:table-cell>
          <table:table-cell office:value-type="float" office:value="6.8">
            <text:p>6.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Åtvidaberg</text:p>
          </table:table-cell>
          <table:table-cell office:value-type="float" office:value="561">
            <text:p>0561</text:p>
          </table:table-cell>
        </table:table-row>
        <table:table-row table:style-name="ro1">
          <table:table-cell office:value-type="string">
            <text:p>S1405</text:p>
          </table:table-cell>
          <table:table-cell office:value-type="string">
            <text:p>Degerön</text:p>
          </table:table-cell>
          <table:table-cell office:value-type="float" office:value="-0">
            <text:p>0</text:p>
          </table:table-cell>
          <table:table-cell office:value-type="float" office:value="25.73">
            <text:p>25.7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string">
            <text:p>S1409</text:p>
          </table:table-cell>
          <table:table-cell office:value-type="string">
            <text:p>Djurön</text:p>
          </table:table-cell>
          <table:table-cell office:value-type="float" office:value="-0">
            <text:p>0</text:p>
          </table:table-cell>
          <table:table-cell office:value-type="float" office:value="31.32">
            <text:p>31.32</text:p>
          </table:table-cell>
          <table:table-cell office:value-type="float" office:value="169">
            <text:p>169</text:p>
          </table:table-cell>
          <table:table-cell office:value-type="float" office:value="0.53">
            <text:p>0.53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418</text:p>
          </table:table-cell>
          <table:table-cell office:value-type="string">
            <text:p>Fyrudden</text:p>
          </table:table-cell>
          <table:table-cell office:value-type="string">
            <text:p>Ny</text:p>
          </table:table-cell>
          <table:table-cell office:value-type="float" office:value="25.76">
            <text:p>25.76</text:p>
          </table:table-cell>
          <table:table-cell office:value-type="float" office:value="56">
            <text:p>56</text:p>
          </table:table-cell>
          <table:table-cell office:value-type="float" office:value="0.79">
            <text:p>0.79</text:p>
          </table:table-cell>
          <table:table-cell office:value-type="string">
            <text:p>Valdemarsvik</text:p>
          </table:table-cell>
          <table:table-cell office:value-type="float" office:value="563">
            <text:p>0563</text:p>
          </table:table-cell>
        </table:table-row>
        <table:table-row table:style-name="ro1">
          <table:table-cell office:value-type="string">
            <text:p>S1423</text:p>
          </table:table-cell>
          <table:table-cell office:value-type="string">
            <text:p>Fruktåker och Ängen</text:p>
          </table:table-cell>
          <table:table-cell office:value-type="float" office:value="-0">
            <text:p>0</text:p>
          </table:table-cell>
          <table:table-cell office:value-type="float" office:value="14.05">
            <text:p>14.0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427</text:p>
          </table:table-cell>
          <table:table-cell office:value-type="string">
            <text:p>Gruvstugan</text:p>
          </table:table-cell>
          <table:table-cell office:value-type="float" office:value="-0">
            <text:p>0</text:p>
          </table:table-cell>
          <table:table-cell office:value-type="float" office:value="12.72">
            <text:p>12.7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429</text:p>
          </table:table-cell>
          <table:table-cell office:value-type="string">
            <text:p>Stensätter</text:p>
          </table:table-cell>
          <table:table-cell office:value-type="float" office:value="-0">
            <text:p>0</text:p>
          </table:table-cell>
          <table:table-cell office:value-type="float" office:value="39.16">
            <text:p>39.16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431</text:p>
          </table:table-cell>
          <table:table-cell office:value-type="string">
            <text:p>Gryt</text:p>
          </table:table-cell>
          <table:table-cell office:value-type="float" office:value="-0">
            <text:p>0</text:p>
          </table:table-cell>
          <table:table-cell office:value-type="float" office:value="67.51">
            <text:p>67.51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Valdemarsvik</text:p>
          </table:table-cell>
          <table:table-cell office:value-type="float" office:value="563">
            <text:p>0563</text:p>
          </table:table-cell>
        </table:table-row>
        <table:table-row table:style-name="ro1">
          <table:table-cell office:value-type="string">
            <text:p>S1433</text:p>
          </table:table-cell>
          <table:table-cell office:value-type="string">
            <text:p>Heda</text:p>
          </table:table-cell>
          <table:table-cell office:value-type="float" office:value="-0">
            <text:p>0</text:p>
          </table:table-cell>
          <table:table-cell office:value-type="float" office:value="20.57">
            <text:p>20.5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Ödeshög</text:p>
          </table:table-cell>
          <table:table-cell office:value-type="float" office:value="509">
            <text:p>0509</text:p>
          </table:table-cell>
        </table:table-row>
        <table:table-row table:style-name="ro1">
          <table:table-cell office:value-type="string">
            <text:p>S1437</text:p>
          </table:table-cell>
          <table:table-cell office:value-type="string">
            <text:p>Hultsbruk</text:p>
          </table:table-cell>
          <table:table-cell office:value-type="float" office:value="-0">
            <text:p>0</text:p>
          </table:table-cell>
          <table:table-cell office:value-type="float" office:value="18.53">
            <text:p>18.5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441</text:p>
          </table:table-cell>
          <table:table-cell office:value-type="string">
            <text:p>Hycklinge</text:p>
          </table:table-cell>
          <table:table-cell office:value-type="float" office:value="-0">
            <text:p>0</text:p>
          </table:table-cell>
          <table:table-cell office:value-type="float" office:value="32.24">
            <text:p>32.24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Kinda</text:p>
          </table:table-cell>
          <table:table-cell office:value-type="float" office:value="513">
            <text:p>0513</text:p>
          </table:table-cell>
        </table:table-row>
        <table:table-row table:style-name="ro1">
          <table:table-cell office:value-type="string">
            <text:p>S1443</text:p>
          </table:table-cell>
          <table:table-cell office:value-type="string">
            <text:p>Hävla</text:p>
          </table:table-cell>
          <table:table-cell office:value-type="float" office:value="-0">
            <text:p>0</text:p>
          </table:table-cell>
          <table:table-cell office:value-type="float" office:value="38.43">
            <text:p>38.43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string">
            <text:p>S1445</text:p>
          </table:table-cell>
          <table:table-cell office:value-type="string">
            <text:p>Karlsby</text:p>
          </table:table-cell>
          <table:table-cell office:value-type="float" office:value="-0">
            <text:p>0</text:p>
          </table:table-cell>
          <table:table-cell office:value-type="float" office:value="38.94">
            <text:p>38.94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string">
            <text:p>S1453</text:p>
          </table:table-cell>
          <table:table-cell office:value-type="string">
            <text:p>Korskrog</text:p>
          </table:table-cell>
          <table:table-cell office:value-type="float" office:value="-0">
            <text:p>0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string">
            <text:p>S1455</text:p>
          </table:table-cell>
          <table:table-cell office:value-type="string">
            <text:p>Kopparbo</text:p>
          </table:table-cell>
          <table:table-cell office:value-type="float" office:value="-0">
            <text:p>0</text:p>
          </table:table-cell>
          <table:table-cell office:value-type="float" office:value="28.23">
            <text:p>28.23</text:p>
          </table:table-cell>
          <table:table-cell office:value-type="float" office:value="73">
            <text:p>73</text:p>
          </table:table-cell>
          <table:table-cell office:value-type="float" office:value="0.84">
            <text:p>0.84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457</text:p>
          </table:table-cell>
          <table:table-cell office:value-type="string">
            <text:p>Kränge</text:p>
          </table:table-cell>
          <table:table-cell office:value-type="float" office:value="-0">
            <text:p>0</text:p>
          </table:table-cell>
          <table:table-cell office:value-type="float" office:value="11.46">
            <text:p>11.4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459</text:p>
          </table:table-cell>
          <table:table-cell office:value-type="string">
            <text:p>Kransberg + Fryshem</text:p>
          </table:table-cell>
          <table:table-cell office:value-type="float" office:value="-0">
            <text:p>0</text:p>
          </table:table-cell>
          <table:table-cell office:value-type="float" office:value="17.86">
            <text:p>17.8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461</text:p>
          </table:table-cell>
          <table:table-cell office:value-type="string">
            <text:p>Kvarnvik</text:p>
          </table:table-cell>
          <table:table-cell office:value-type="float" office:value="-0">
            <text:p>0</text:p>
          </table:table-cell>
          <table:table-cell office:value-type="float" office:value="27.14">
            <text:p>27.1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Åtvidaberg</text:p>
          </table:table-cell>
          <table:table-cell office:value-type="float" office:value="561">
            <text:p>0561</text:p>
          </table:table-cell>
        </table:table-row>
        <table:table-row table:style-name="ro1">
          <table:table-cell office:value-type="string">
            <text:p>S1465</text:p>
          </table:table-cell>
          <table:table-cell office:value-type="string">
            <text:p>Kvarsebo</text:p>
          </table:table-cell>
          <table:table-cell office:value-type="float" office:value="-0">
            <text:p>0</text:p>
          </table:table-cell>
          <table:table-cell office:value-type="float" office:value="41.34">
            <text:p>41.34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473</text:p>
          </table:table-cell>
          <table:table-cell office:value-type="string">
            <text:p>Kättinge</text:p>
          </table:table-cell>
          <table:table-cell office:value-type="float" office:value="-0">
            <text:p>0</text:p>
          </table:table-cell>
          <table:table-cell office:value-type="float" office:value="14.98">
            <text:p>14.9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475</text:p>
          </table:table-cell>
          <table:table-cell office:value-type="string">
            <text:p>Lindö</text:p>
          </table:table-cell>
          <table:table-cell office:value-type="string">
            <text:p>Ny</text:p>
          </table:table-cell>
          <table:table-cell office:value-type="float" office:value="6.67">
            <text:p>6.6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477</text:p>
          </table:table-cell>
          <table:table-cell office:value-type="string">
            <text:p>Loddby</text:p>
          </table:table-cell>
          <table:table-cell office:value-type="float" office:value="-0">
            <text:p>0</text:p>
          </table:table-cell>
          <table:table-cell office:value-type="float" office:value="13.05">
            <text:p>13.05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481</text:p>
          </table:table-cell>
          <table:table-cell office:value-type="string">
            <text:p>Loddbynäset</text:p>
          </table:table-cell>
          <table:table-cell office:value-type="float" office:value="-0">
            <text:p>0</text:p>
          </table:table-cell>
          <table:table-cell office:value-type="float" office:value="28.48">
            <text:p>28.48</text:p>
          </table:table-cell>
          <table:table-cell office:value-type="float" office:value="114">
            <text:p>114</text:p>
          </table:table-cell>
          <table:table-cell office:value-type="float" office:value="0.9">
            <text:p>0.9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485</text:p>
          </table:table-cell>
          <table:table-cell office:value-type="string">
            <text:p>Ludden</text:p>
          </table:table-cell>
          <table:table-cell office:value-type="float" office:value="-0">
            <text:p>0</text:p>
          </table:table-cell>
          <table:table-cell office:value-type="float" office:value="33.33">
            <text:p>33.33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491</text:p>
          </table:table-cell>
          <table:table-cell office:value-type="string">
            <text:p>Luddingsbo (västra delen)</text:p>
          </table:table-cell>
          <table:table-cell office:value-type="float" office:value="-0">
            <text:p>0</text:p>
          </table:table-cell>
          <table:table-cell office:value-type="float" office:value="39.79">
            <text:p>39.79</text:p>
          </table:table-cell>
          <table:table-cell office:value-type="float" office:value="157">
            <text:p>157</text:p>
          </table:table-cell>
          <table:table-cell office:value-type="float" office:value="0.79">
            <text:p>0.79</text:p>
          </table:table-cell>
          <table:table-cell office:value-type="string">
            <text:p>Söderköping</text:p>
          </table:table-cell>
          <table:table-cell office:value-type="float" office:value="582">
            <text:p>0582</text:p>
          </table:table-cell>
        </table:table-row>
        <table:table-row table:style-name="ro1">
          <table:table-cell office:value-type="string">
            <text:p>S1497</text:p>
          </table:table-cell>
          <table:table-cell office:value-type="string">
            <text:p>Lövlund</text:p>
          </table:table-cell>
          <table:table-cell office:value-type="float" office:value="-0">
            <text:p>0</text:p>
          </table:table-cell>
          <table:table-cell office:value-type="float" office:value="7.59">
            <text:p>7.5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Finspång</text:p>
          </table:table-cell>
          <table:table-cell office:value-type="float" office:value="562">
            <text:p>0562</text:p>
          </table:table-cell>
        </table:table-row>
        <table:table-row table:style-name="ro1">
          <table:table-cell office:value-type="string">
            <text:p>S1499</text:p>
          </table:table-cell>
          <table:table-cell office:value-type="string">
            <text:p>Lövdalen</text:p>
          </table:table-cell>
          <table:table-cell office:value-type="string">
            <text:p>Ny</text:p>
          </table:table-cell>
          <table:table-cell office:value-type="float" office:value="3.72">
            <text:p>3.72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501</text:p>
          </table:table-cell>
          <table:table-cell office:value-type="string">
            <text:p>Malexander</text:p>
          </table:table-cell>
          <table:table-cell office:value-type="float" office:value="-0">
            <text:p>0</text:p>
          </table:table-cell>
          <table:table-cell office:value-type="float" office:value="47.31">
            <text:p>47.31</text:p>
          </table:table-cell>
          <table:table-cell office:value-type="float" office:value="76">
            <text:p>76</text:p>
          </table:table-cell>
          <table:table-cell office:value-type="float" office:value="0.72">
            <text:p>0.72</text:p>
          </table:table-cell>
          <table:table-cell office:value-type="string">
            <text:p>Boxholm</text:p>
          </table:table-cell>
          <table:table-cell office:value-type="float" office:value="560">
            <text:p>0560</text:p>
          </table:table-cell>
        </table:table-row>
        <table:table-row table:style-name="ro1">
          <table:table-cell office:value-type="string">
            <text:p>S1503</text:p>
          </table:table-cell>
          <table:table-cell office:value-type="string">
            <text:p>Marbystrand</text:p>
          </table:table-cell>
          <table:table-cell office:value-type="float" office:value="-0">
            <text:p>0</text:p>
          </table:table-cell>
          <table:table-cell office:value-type="float" office:value="36.66">
            <text:p>36.66</text:p>
          </table:table-cell>
          <table:table-cell office:value-type="float" office:value="148">
            <text:p>148</text:p>
          </table:table-cell>
          <table:table-cell office:value-type="float" office:value="0.94">
            <text:p>0.94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505</text:p>
          </table:table-cell>
          <table:table-cell office:value-type="string">
            <text:p>Maspelösa</text:p>
          </table:table-cell>
          <table:table-cell office:value-type="float" office:value="-0">
            <text:p>0</text:p>
          </table:table-cell>
          <table:table-cell office:value-type="float" office:value="16.68">
            <text:p>16.68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509</text:p>
          </table:table-cell>
          <table:table-cell office:value-type="string">
            <text:p>Normlösa</text:p>
          </table:table-cell>
          <table:table-cell office:value-type="float" office:value="-0">
            <text:p>0</text:p>
          </table:table-cell>
          <table:table-cell office:value-type="float" office:value="10.18">
            <text:p>10.18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Mjölby</text:p>
          </table:table-cell>
          <table:table-cell office:value-type="float" office:value="586">
            <text:p>0586</text:p>
          </table:table-cell>
        </table:table-row>
        <table:table-row table:style-name="ro1">
          <table:table-cell office:value-type="string">
            <text:p>S1511</text:p>
          </table:table-cell>
          <table:table-cell office:value-type="string">
            <text:p>Mem</text:p>
          </table:table-cell>
          <table:table-cell office:value-type="float" office:value="-0">
            <text:p>0</text:p>
          </table:table-cell>
          <table:table-cell office:value-type="float" office:value="4.19">
            <text:p>4.1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516</text:p>
          </table:table-cell>
          <table:table-cell office:value-type="string">
            <text:p>Nysätter</text:p>
          </table:table-cell>
          <table:table-cell office:value-type="string">
            <text:p>Ny</text:p>
          </table:table-cell>
          <table:table-cell office:value-type="float" office:value="5.31">
            <text:p>5.3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519</text:p>
          </table:table-cell>
          <table:table-cell office:value-type="string">
            <text:p>Ramsdal</text:p>
          </table:table-cell>
          <table:table-cell office:value-type="float" office:value="-0">
            <text:p>0</text:p>
          </table:table-cell>
          <table:table-cell office:value-type="float" office:value="182.23">
            <text:p>182.23</text:p>
          </table:table-cell>
          <table:table-cell office:value-type="float" office:value="110">
            <text:p>110</text:p>
          </table:table-cell>
          <table:table-cell office:value-type="float" office:value="0.68">
            <text:p>0.68</text:p>
          </table:table-cell>
          <table:table-cell office:value-type="string">
            <text:p>Söderköping</text:p>
          </table:table-cell>
          <table:table-cell office:value-type="float" office:value="582">
            <text:p>0582</text:p>
          </table:table-cell>
        </table:table-row>
        <table:table-row table:style-name="ro1">
          <table:table-cell office:value-type="string">
            <text:p>S1521</text:p>
          </table:table-cell>
          <table:table-cell office:value-type="string">
            <text:p>Hagsätter</text:p>
          </table:table-cell>
          <table:table-cell office:value-type="float" office:value="-0">
            <text:p>0</text:p>
          </table:table-cell>
          <table:table-cell office:value-type="float" office:value="65.44">
            <text:p>65.44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525</text:p>
          </table:table-cell>
          <table:table-cell office:value-type="string">
            <text:p>Ringstorp</text:p>
          </table:table-cell>
          <table:table-cell office:value-type="float" office:value="-0">
            <text:p>0</text:p>
          </table:table-cell>
          <table:table-cell office:value-type="float" office:value="8.76">
            <text:p>8.7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529</text:p>
          </table:table-cell>
          <table:table-cell office:value-type="string">
            <text:p>Rogslösa</text:p>
          </table:table-cell>
          <table:table-cell office:value-type="float" office:value="-0">
            <text:p>0</text:p>
          </table:table-cell>
          <table:table-cell office:value-type="float" office:value="20.96">
            <text:p>20.9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Vadstena</text:p>
          </table:table-cell>
          <table:table-cell office:value-type="float" office:value="584">
            <text:p>0584</text:p>
          </table:table-cell>
        </table:table-row>
        <table:table-row table:style-name="ro1">
          <table:table-cell office:value-type="string">
            <text:p>S1531</text:p>
          </table:table-cell>
          <table:table-cell office:value-type="string">
            <text:p>Roxenbaden</text:p>
          </table:table-cell>
          <table:table-cell office:value-type="float" office:value="-0">
            <text:p>0</text:p>
          </table:table-cell>
          <table:table-cell office:value-type="float" office:value="28.29">
            <text:p>28.29</text:p>
          </table:table-cell>
          <table:table-cell office:value-type="float" office:value="110">
            <text:p>110</text:p>
          </table:table-cell>
          <table:table-cell office:value-type="float" office:value="0.38">
            <text:p>0.38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533</text:p>
          </table:table-cell>
          <table:table-cell office:value-type="string">
            <text:p>Roxtuna</text:p>
          </table:table-cell>
          <table:table-cell office:value-type="float" office:value="-0">
            <text:p>0</text:p>
          </table:table-cell>
          <table:table-cell office:value-type="float" office:value="14.7">
            <text:p>14.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537</text:p>
          </table:table-cell>
          <table:table-cell office:value-type="string">
            <text:p>Rystad</text:p>
          </table:table-cell>
          <table:table-cell office:value-type="float" office:value="-0">
            <text:p>0</text:p>
          </table:table-cell>
          <table:table-cell office:value-type="float" office:value="10.27">
            <text:p>10.2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541</text:p>
          </table:table-cell>
          <table:table-cell office:value-type="string">
            <text:p>Stora Sidus</text:p>
          </table:table-cell>
          <table:table-cell office:value-type="float" office:value="-0">
            <text:p>0</text:p>
          </table:table-cell>
          <table:table-cell office:value-type="float" office:value="29.97">
            <text:p>29.97</text:p>
          </table:table-cell>
          <table:table-cell office:value-type="float" office:value="135">
            <text:p>135</text:p>
          </table:table-cell>
          <table:table-cell office:value-type="float" office:value="0.68">
            <text:p>0.68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542</text:p>
          </table:table-cell>
          <table:table-cell office:value-type="string">
            <text:p>Styrstad och Gräsnäs</text:p>
          </table:table-cell>
          <table:table-cell office:value-type="string">
            <text:p>Ny</text:p>
          </table:table-cell>
          <table:table-cell office:value-type="float" office:value="8.48">
            <text:p>8.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545</text:p>
          </table:table-cell>
          <table:table-cell office:value-type="string">
            <text:p>Skeda</text:p>
          </table:table-cell>
          <table:table-cell office:value-type="float" office:value="-0">
            <text:p>0</text:p>
          </table:table-cell>
          <table:table-cell office:value-type="float" office:value="6.35">
            <text:p>6.3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549</text:p>
          </table:table-cell>
          <table:table-cell office:value-type="string">
            <text:p>Skedet</text:p>
          </table:table-cell>
          <table:table-cell office:value-type="float" office:value="-0">
            <text:p>0</text:p>
          </table:table-cell>
          <table:table-cell office:value-type="float" office:value="59.09">
            <text:p>59.0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Vadstena</text:p>
          </table:table-cell>
          <table:table-cell office:value-type="float" office:value="584">
            <text:p>0584</text:p>
          </table:table-cell>
        </table:table-row>
        <table:table-row table:style-name="ro1">
          <table:table-cell office:value-type="string">
            <text:p>S1555</text:p>
          </table:table-cell>
          <table:table-cell office:value-type="string">
            <text:p>Skeppsås</text:p>
          </table:table-cell>
          <table:table-cell office:value-type="float" office:value="-0">
            <text:p>0</text:p>
          </table:table-cell>
          <table:table-cell office:value-type="float" office:value="9.04">
            <text:p>9.0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Mjölby</text:p>
          </table:table-cell>
          <table:table-cell office:value-type="float" office:value="586">
            <text:p>0586</text:p>
          </table:table-cell>
        </table:table-row>
        <table:table-row table:style-name="ro1">
          <table:table-cell office:value-type="string">
            <text:p>S1556</text:p>
          </table:table-cell>
          <table:table-cell office:value-type="string">
            <text:p>Skogelund</text:p>
          </table:table-cell>
          <table:table-cell office:value-type="string">
            <text:p>Ny</text:p>
          </table:table-cell>
          <table:table-cell office:value-type="float" office:value="3.64">
            <text:p>3.6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Mjölby</text:p>
          </table:table-cell>
          <table:table-cell office:value-type="float" office:value="586">
            <text:p>0586</text:p>
          </table:table-cell>
        </table:table-row>
        <table:table-row table:style-name="ro1">
          <table:table-cell office:value-type="string">
            <text:p>S1561</text:p>
          </table:table-cell>
          <table:table-cell office:value-type="string">
            <text:p>Skärkind</text:p>
          </table:table-cell>
          <table:table-cell office:value-type="float" office:value="-0">
            <text:p>0</text:p>
          </table:table-cell>
          <table:table-cell office:value-type="float" office:value="10.93">
            <text:p>10.93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563</text:p>
          </table:table-cell>
          <table:table-cell office:value-type="string">
            <text:p>Svärtinge gård</text:p>
          </table:table-cell>
          <table:table-cell office:value-type="float" office:value="-0">
            <text:p>0</text:p>
          </table:table-cell>
          <table:table-cell office:value-type="float" office:value="9.38">
            <text:p>9.3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565</text:p>
          </table:table-cell>
          <table:table-cell office:value-type="string">
            <text:p>Snäckevarp + Fyrtorp</text:p>
          </table:table-cell>
          <table:table-cell office:value-type="float" office:value="-0">
            <text:p>0</text:p>
          </table:table-cell>
          <table:table-cell office:value-type="float" office:value="66.61">
            <text:p>66.61</text:p>
          </table:table-cell>
          <table:table-cell office:value-type="float" office:value="91">
            <text:p>91</text:p>
          </table:table-cell>
          <table:table-cell office:value-type="float" office:value="0.74">
            <text:p>0.74</text:p>
          </table:table-cell>
          <table:table-cell office:value-type="string">
            <text:p>Valdemarsvik</text:p>
          </table:table-cell>
          <table:table-cell office:value-type="float" office:value="563">
            <text:p>0563</text:p>
          </table:table-cell>
        </table:table-row>
        <table:table-row table:style-name="ro1">
          <table:table-cell office:value-type="string">
            <text:p>S1567</text:p>
          </table:table-cell>
          <table:table-cell office:value-type="string">
            <text:p>Puksten</text:p>
          </table:table-cell>
          <table:table-cell office:value-type="float" office:value="-0">
            <text:p>0</text:p>
          </table:table-cell>
          <table:table-cell office:value-type="float" office:value="43.17">
            <text:p>43.17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569</text:p>
          </table:table-cell>
          <table:table-cell office:value-type="string">
            <text:p>Sågarhem</text:p>
          </table:table-cell>
          <table:table-cell office:value-type="float" office:value="-0">
            <text:p>0</text:p>
          </table:table-cell>
          <table:table-cell office:value-type="float" office:value="5.48">
            <text:p>5.4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string">
            <text:p>S1571</text:p>
          </table:table-cell>
          <table:table-cell office:value-type="string">
            <text:p>Svartmåla</text:p>
          </table:table-cell>
          <table:table-cell office:value-type="float" office:value="-0">
            <text:p>0</text:p>
          </table:table-cell>
          <table:table-cell office:value-type="float" office:value="52.9">
            <text:p>52.9</text:p>
          </table:table-cell>
          <table:table-cell office:value-type="float" office:value="116">
            <text:p>116</text:p>
          </table:table-cell>
          <table:table-cell office:value-type="float" office:value="0.93">
            <text:p>0.93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573</text:p>
          </table:table-cell>
          <table:table-cell office:value-type="string">
            <text:p>Sättuna</text:p>
          </table:table-cell>
          <table:table-cell office:value-type="float" office:value="-0">
            <text:p>0</text:p>
          </table:table-cell>
          <table:table-cell office:value-type="float" office:value="15.47">
            <text:p>15.47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575</text:p>
          </table:table-cell>
          <table:table-cell office:value-type="string">
            <text:p>Södra Kränge</text:p>
          </table:table-cell>
          <table:table-cell office:value-type="float" office:value="-0">
            <text:p>0</text:p>
          </table:table-cell>
          <table:table-cell office:value-type="float" office:value="17.96">
            <text:p>17.96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577</text:p>
          </table:table-cell>
          <table:table-cell office:value-type="string">
            <text:p>Tallebo</text:p>
          </table:table-cell>
          <table:table-cell office:value-type="float" office:value="-0">
            <text:p>0</text:p>
          </table:table-cell>
          <table:table-cell office:value-type="float" office:value="11.52">
            <text:p>11.5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581</text:p>
          </table:table-cell>
          <table:table-cell office:value-type="string">
            <text:p>Trehörna</text:p>
          </table:table-cell>
          <table:table-cell office:value-type="float" office:value="-0">
            <text:p>0</text:p>
          </table:table-cell>
          <table:table-cell office:value-type="float" office:value="23.82">
            <text:p>23.82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Ödeshög</text:p>
          </table:table-cell>
          <table:table-cell office:value-type="float" office:value="509">
            <text:p>0509</text:p>
          </table:table-cell>
        </table:table-row>
        <table:table-row table:style-name="ro1">
          <table:table-cell office:value-type="string">
            <text:p>S1585</text:p>
          </table:table-cell>
          <table:table-cell office:value-type="string">
            <text:p>Tåby</text:p>
          </table:table-cell>
          <table:table-cell office:value-type="float" office:value="-0">
            <text:p>0</text:p>
          </table:table-cell>
          <table:table-cell office:value-type="float" office:value="15.16">
            <text:p>15.16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589</text:p>
          </table:table-cell>
          <table:table-cell office:value-type="string">
            <text:p>Valla och Gålby</text:p>
          </table:table-cell>
          <table:table-cell office:value-type="float" office:value="-0">
            <text:p>0</text:p>
          </table:table-cell>
          <table:table-cell office:value-type="float" office:value="13.91">
            <text:p>13.91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Kinda</text:p>
          </table:table-cell>
          <table:table-cell office:value-type="float" office:value="513">
            <text:p>0513</text:p>
          </table:table-cell>
        </table:table-row>
        <table:table-row table:style-name="ro1">
          <table:table-cell office:value-type="string">
            <text:p>S1593</text:p>
          </table:table-cell>
          <table:table-cell office:value-type="string">
            <text:p>Varv</text:p>
          </table:table-cell>
          <table:table-cell office:value-type="float" office:value="-0">
            <text:p>0</text:p>
          </table:table-cell>
          <table:table-cell office:value-type="float" office:value="13.12">
            <text:p>13.12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string">
            <text:p>S1597</text:p>
          </table:table-cell>
          <table:table-cell office:value-type="string">
            <text:p>Västanvik</text:p>
          </table:table-cell>
          <table:table-cell office:value-type="float" office:value="-0">
            <text:p>0</text:p>
          </table:table-cell>
          <table:table-cell office:value-type="float" office:value="122.29">
            <text:p>122.29</text:p>
          </table:table-cell>
          <table:table-cell office:value-type="float" office:value="220">
            <text:p>220</text:p>
          </table:table-cell>
          <table:table-cell office:value-type="float" office:value="0.9">
            <text:p>0.9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string">
            <text:p>S1599</text:p>
          </table:table-cell>
          <table:table-cell office:value-type="string">
            <text:p>Västerby</text:p>
          </table:table-cell>
          <table:table-cell office:value-type="string">
            <text:p>Ny</text:p>
          </table:table-cell>
          <table:table-cell office:value-type="float" office:value="15.47">
            <text:p>15.47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601</text:p>
          </table:table-cell>
          <table:table-cell office:value-type="string">
            <text:p>Västertryserum</text:p>
          </table:table-cell>
          <table:table-cell office:value-type="float" office:value="-0">
            <text:p>0</text:p>
          </table:table-cell>
          <table:table-cell office:value-type="float" office:value="14.89">
            <text:p>14.8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Valdemarsvik</text:p>
          </table:table-cell>
          <table:table-cell office:value-type="float" office:value="563">
            <text:p>0563</text:p>
          </table:table-cell>
        </table:table-row>
        <table:table-row table:style-name="ro1">
          <table:table-cell office:value-type="string">
            <text:p>S1609</text:p>
          </table:table-cell>
          <table:table-cell office:value-type="string">
            <text:p>Västra Harg</text:p>
          </table:table-cell>
          <table:table-cell office:value-type="float" office:value="-0">
            <text:p>0</text:p>
          </table:table-cell>
          <table:table-cell office:value-type="float" office:value="4.66">
            <text:p>4.6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Mjölby</text:p>
          </table:table-cell>
          <table:table-cell office:value-type="float" office:value="586">
            <text:p>0586</text:p>
          </table:table-cell>
        </table:table-row>
        <table:table-row table:style-name="ro1">
          <table:table-cell office:value-type="string">
            <text:p>S1610</text:p>
          </table:table-cell>
          <table:table-cell office:value-type="string">
            <text:p>Ystad Fågellund</text:p>
          </table:table-cell>
          <table:table-cell office:value-type="string">
            <text:p>Ny</text:p>
          </table:table-cell>
          <table:table-cell office:value-type="float" office:value="2.7">
            <text:p>2.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613</text:p>
          </table:table-cell>
          <table:table-cell office:value-type="string">
            <text:p>Gälstad-Lundby</text:p>
          </table:table-cell>
          <table:table-cell office:value-type="float" office:value="-0">
            <text:p>0</text:p>
          </table:table-cell>
          <table:table-cell office:value-type="float" office:value="26.09">
            <text:p>26.09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614</text:p>
          </table:table-cell>
          <table:table-cell office:value-type="string">
            <text:p>Göstadberg</text:p>
          </table:table-cell>
          <table:table-cell office:value-type="string">
            <text:p>Ny</text:p>
          </table:table-cell>
          <table:table-cell office:value-type="float" office:value="9.84">
            <text:p>9.8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617</text:p>
          </table:table-cell>
          <table:table-cell office:value-type="string">
            <text:p>Älvan</text:p>
          </table:table-cell>
          <table:table-cell office:value-type="float" office:value="-0">
            <text:p>0</text:p>
          </table:table-cell>
          <table:table-cell office:value-type="float" office:value="38.47">
            <text:p>38.47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Motala</text:p>
          </table:table-cell>
          <table:table-cell office:value-type="float" office:value="583">
            <text:p>0583</text:p>
          </table:table-cell>
        </table:table-row>
        <table:table-row table:style-name="ro1">
          <table:table-cell office:value-type="string">
            <text:p>S1621</text:p>
          </table:table-cell>
          <table:table-cell office:value-type="string">
            <text:p>Öjebro</text:p>
          </table:table-cell>
          <table:table-cell office:value-type="float" office:value="-0">
            <text:p>0</text:p>
          </table:table-cell>
          <table:table-cell office:value-type="float" office:value="25.71">
            <text:p>25.7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Mjölby</text:p>
          </table:table-cell>
          <table:table-cell office:value-type="float" office:value="586">
            <text:p>0586</text:p>
          </table:table-cell>
        </table:table-row>
        <table:table-row table:style-name="ro1">
          <table:table-cell office:value-type="string">
            <text:p>S1625</text:p>
          </table:table-cell>
          <table:table-cell office:value-type="string">
            <text:p>Örtomta</text:p>
          </table:table-cell>
          <table:table-cell office:value-type="float" office:value="-0">
            <text:p>0</text:p>
          </table:table-cell>
          <table:table-cell office:value-type="float" office:value="8.58">
            <text:p>8.58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Linköping</text:p>
          </table:table-cell>
          <table:table-cell office:value-type="float" office:value="580">
            <text:p>0580</text:p>
          </table:table-cell>
        </table:table-row>
        <table:table-row table:style-name="ro1">
          <table:table-cell office:value-type="string">
            <text:p>S1629</text:p>
          </table:table-cell>
          <table:table-cell office:value-type="string">
            <text:p>Östra Ny</text:p>
          </table:table-cell>
          <table:table-cell office:value-type="float" office:value="-0">
            <text:p>0</text:p>
          </table:table-cell>
          <table:table-cell office:value-type="float" office:value="38.81">
            <text:p>38.81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Norrköping</text:p>
          </table:table-cell>
          <table:table-cell office:value-type="float" office:value="581">
            <text:p>0581</text:p>
          </table:table-cell>
        </table:table-row>
        <table:table-row table:style-name="ro1">
          <table:table-cell office:value-type="string">
            <text:p>S1637</text:p>
          </table:table-cell>
          <table:table-cell office:value-type="string">
            <text:p>Axamo</text:p>
          </table:table-cell>
          <table:table-cell office:value-type="float" office:value="-0">
            <text:p>0</text:p>
          </table:table-cell>
          <table:table-cell office:value-type="float" office:value="16.83">
            <text:p>16.83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641</text:p>
          </table:table-cell>
          <table:table-cell office:value-type="string">
            <text:p>Bellö</text:p>
          </table:table-cell>
          <table:table-cell office:value-type="float" office:value="-0">
            <text:p>0</text:p>
          </table:table-cell>
          <table:table-cell office:value-type="float" office:value="40.64">
            <text:p>40.6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Eksjö</text:p>
          </table:table-cell>
          <table:table-cell office:value-type="float" office:value="686">
            <text:p>0686</text:p>
          </table:table-cell>
        </table:table-row>
        <table:table-row table:style-name="ro1">
          <table:table-cell office:value-type="string">
            <text:p>S1649</text:p>
          </table:table-cell>
          <table:table-cell office:value-type="string">
            <text:p>Bondstorp</text:p>
          </table:table-cell>
          <table:table-cell office:value-type="float" office:value="-0">
            <text:p>0</text:p>
          </table:table-cell>
          <table:table-cell office:value-type="float" office:value="34.52">
            <text:p>34.52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Vaggeryd</text:p>
          </table:table-cell>
          <table:table-cell office:value-type="float" office:value="665">
            <text:p>0665</text:p>
          </table:table-cell>
        </table:table-row>
        <table:table-row table:style-name="ro1">
          <table:table-cell office:value-type="string">
            <text:p>S1657</text:p>
          </table:table-cell>
          <table:table-cell office:value-type="string">
            <text:p>Brännehylte</text:p>
          </table:table-cell>
          <table:table-cell office:value-type="float" office:value="-0">
            <text:p>0</text:p>
          </table:table-cell>
          <table:table-cell office:value-type="float" office:value="18.68">
            <text:p>18.6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Gnosjö</text:p>
          </table:table-cell>
          <table:table-cell office:value-type="float" office:value="617">
            <text:p>0617</text:p>
          </table:table-cell>
        </table:table-row>
        <table:table-row table:style-name="ro1">
          <table:table-cell office:value-type="string">
            <text:p>S1661</text:p>
          </table:table-cell>
          <table:table-cell office:value-type="string">
            <text:p>Bunn</text:p>
          </table:table-cell>
          <table:table-cell office:value-type="float" office:value="-0">
            <text:p>0</text:p>
          </table:table-cell>
          <table:table-cell office:value-type="float" office:value="22.61">
            <text:p>22.61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665</text:p>
          </table:table-cell>
          <table:table-cell office:value-type="string">
            <text:p>Byarum</text:p>
          </table:table-cell>
          <table:table-cell office:value-type="float" office:value="-0">
            <text:p>0</text:p>
          </table:table-cell>
          <table:table-cell office:value-type="float" office:value="23.95">
            <text:p>23.9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Vaggeryd</text:p>
          </table:table-cell>
          <table:table-cell office:value-type="float" office:value="665">
            <text:p>0665</text:p>
          </table:table-cell>
        </table:table-row>
        <table:table-row table:style-name="ro1">
          <table:table-cell office:value-type="string">
            <text:p>S1672</text:p>
          </table:table-cell>
          <table:table-cell office:value-type="string">
            <text:p>Ekenhaga</text:p>
          </table:table-cell>
          <table:table-cell office:value-type="string">
            <text:p>Ny</text:p>
          </table:table-cell>
          <table:table-cell office:value-type="float" office:value="5.04">
            <text:p>5.0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string">
            <text:p>S1673</text:p>
          </table:table-cell>
          <table:table-cell office:value-type="string">
            <text:p>Törnestorp</text:p>
          </table:table-cell>
          <table:table-cell office:value-type="float" office:value="-0">
            <text:p>0</text:p>
          </table:table-cell>
          <table:table-cell office:value-type="float" office:value="15.61">
            <text:p>15.6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string">
            <text:p>S1677</text:p>
          </table:table-cell>
          <table:table-cell office:value-type="string">
            <text:p>Farstorp</text:p>
          </table:table-cell>
          <table:table-cell office:value-type="float" office:value="-0">
            <text:p>0</text:p>
          </table:table-cell>
          <table:table-cell office:value-type="float" office:value="19.88">
            <text:p>19.88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string">
            <text:p>S1679</text:p>
          </table:table-cell>
          <table:table-cell office:value-type="string">
            <text:p>Fiskebäck</text:p>
          </table:table-cell>
          <table:table-cell office:value-type="float" office:value="-0">
            <text:p>0</text:p>
          </table:table-cell>
          <table:table-cell office:value-type="float" office:value="8.24">
            <text:p>8.24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Habo</text:p>
          </table:table-cell>
          <table:table-cell office:value-type="float" office:value="643">
            <text:p>0643</text:p>
          </table:table-cell>
        </table:table-row>
        <table:table-row table:style-name="ro1">
          <table:table-cell office:value-type="string">
            <text:p>S1681</text:p>
          </table:table-cell>
          <table:table-cell office:value-type="string">
            <text:p>Ådala</text:p>
          </table:table-cell>
          <table:table-cell office:value-type="float" office:value="-0">
            <text:p>0</text:p>
          </table:table-cell>
          <table:table-cell office:value-type="float" office:value="9.36">
            <text:p>9.3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Tranås</text:p>
          </table:table-cell>
          <table:table-cell office:value-type="float" office:value="687">
            <text:p>0687</text:p>
          </table:table-cell>
        </table:table-row>
        <table:table-row table:style-name="ro1">
          <table:table-cell office:value-type="string">
            <text:p>S1685</text:p>
          </table:table-cell>
          <table:table-cell office:value-type="string">
            <text:p>Flugeby</text:p>
          </table:table-cell>
          <table:table-cell office:value-type="float" office:value="-0">
            <text:p>0</text:p>
          </table:table-cell>
          <table:table-cell office:value-type="float" office:value="19">
            <text:p>1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string">
            <text:p>S1689</text:p>
          </table:table-cell>
          <table:table-cell office:value-type="string">
            <text:p>Gissebo</text:p>
          </table:table-cell>
          <table:table-cell office:value-type="float" office:value="-0">
            <text:p>0</text:p>
          </table:table-cell>
          <table:table-cell office:value-type="float" office:value="15.78">
            <text:p>15.78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693</text:p>
          </table:table-cell>
          <table:table-cell office:value-type="string">
            <text:p>Gällaryd</text:p>
          </table:table-cell>
          <table:table-cell office:value-type="float" office:value="-0">
            <text:p>0</text:p>
          </table:table-cell>
          <table:table-cell office:value-type="float" office:value="28.11">
            <text:p>28.1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string">
            <text:p>S1697</text:p>
          </table:table-cell>
          <table:table-cell office:value-type="string">
            <text:p>Hagafors + Harkeryd</text:p>
          </table:table-cell>
          <table:table-cell office:value-type="float" office:value="-0">
            <text:p>0</text:p>
          </table:table-cell>
          <table:table-cell office:value-type="float" office:value="26.95">
            <text:p>26.9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Vaggeryd</text:p>
          </table:table-cell>
          <table:table-cell office:value-type="float" office:value="665">
            <text:p>0665</text:p>
          </table:table-cell>
        </table:table-row>
        <table:table-row table:style-name="ro1">
          <table:table-cell office:value-type="string">
            <text:p>S1699</text:p>
          </table:table-cell>
          <table:table-cell office:value-type="string">
            <text:p>Haurida</text:p>
          </table:table-cell>
          <table:table-cell office:value-type="float" office:value="-0">
            <text:p>0</text:p>
          </table:table-cell>
          <table:table-cell office:value-type="float" office:value="27.7">
            <text:p>27.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Aneby</text:p>
          </table:table-cell>
          <table:table-cell office:value-type="float" office:value="604">
            <text:p>0604</text:p>
          </table:table-cell>
        </table:table-row>
        <table:table-row table:style-name="ro1">
          <table:table-cell office:value-type="string">
            <text:p>S1703</text:p>
          </table:table-cell>
          <table:table-cell office:value-type="string">
            <text:p>Hjälshammar och Framnäs</text:p>
          </table:table-cell>
          <table:table-cell office:value-type="string">
            <text:p>Ny</text:p>
          </table:table-cell>
          <table:table-cell office:value-type="float" office:value="10.17">
            <text:p>10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string">
            <text:p>S1705</text:p>
          </table:table-cell>
          <table:table-cell office:value-type="string">
            <text:p>Hullaryd</text:p>
          </table:table-cell>
          <table:table-cell office:value-type="float" office:value="-0">
            <text:p>0</text:p>
          </table:table-cell>
          <table:table-cell office:value-type="float" office:value="36.04">
            <text:p>36.04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Aneby</text:p>
          </table:table-cell>
          <table:table-cell office:value-type="float" office:value="604">
            <text:p>0604</text:p>
          </table:table-cell>
        </table:table-row>
        <table:table-row table:style-name="ro1">
          <table:table-cell office:value-type="string">
            <text:p>S1709</text:p>
          </table:table-cell>
          <table:table-cell office:value-type="string">
            <text:p>Hultagård</text:p>
          </table:table-cell>
          <table:table-cell office:value-type="float" office:value="-0">
            <text:p>0</text:p>
          </table:table-cell>
          <table:table-cell office:value-type="float" office:value="15.17">
            <text:p>15.1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Sävsjö</text:p>
          </table:table-cell>
          <table:table-cell office:value-type="float" office:value="684">
            <text:p>0684</text:p>
          </table:table-cell>
        </table:table-row>
        <table:table-row table:style-name="ro1">
          <table:table-cell office:value-type="string">
            <text:p>S1715</text:p>
          </table:table-cell>
          <table:table-cell office:value-type="string">
            <text:p>Hätte</text:p>
          </table:table-cell>
          <table:table-cell office:value-type="string">
            <text:p>Ny</text:p>
          </table:table-cell>
          <table:table-cell office:value-type="float" office:value="6.56">
            <text:p>6.5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Tranås</text:p>
          </table:table-cell>
          <table:table-cell office:value-type="float" office:value="687">
            <text:p>0687</text:p>
          </table:table-cell>
        </table:table-row>
        <table:table-row table:style-name="ro1">
          <table:table-cell office:value-type="string">
            <text:p>S1717</text:p>
          </table:table-cell>
          <table:table-cell office:value-type="string">
            <text:p>Höreda</text:p>
          </table:table-cell>
          <table:table-cell office:value-type="float" office:value="-0">
            <text:p>0</text:p>
          </table:table-cell>
          <table:table-cell office:value-type="float" office:value="17.81">
            <text:p>17.81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Eksjö</text:p>
          </table:table-cell>
          <table:table-cell office:value-type="float" office:value="686">
            <text:p>0686</text:p>
          </table:table-cell>
        </table:table-row>
        <table:table-row table:style-name="ro1">
          <table:table-cell office:value-type="string">
            <text:p>S1719</text:p>
          </table:table-cell>
          <table:table-cell office:value-type="string">
            <text:p>Ingeryd</text:p>
          </table:table-cell>
          <table:table-cell office:value-type="float" office:value="-0">
            <text:p>0</text:p>
          </table:table-cell>
          <table:table-cell office:value-type="float" office:value="16.51">
            <text:p>16.5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21</text:p>
          </table:table-cell>
          <table:table-cell office:value-type="string">
            <text:p>Hörle</text:p>
          </table:table-cell>
          <table:table-cell office:value-type="float" office:value="-0">
            <text:p>0</text:p>
          </table:table-cell>
          <table:table-cell office:value-type="float" office:value="40.72">
            <text:p>40.72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string">
            <text:p>S1727</text:p>
          </table:table-cell>
          <table:table-cell office:value-type="string">
            <text:p>Lovsjö</text:p>
          </table:table-cell>
          <table:table-cell office:value-type="float" office:value="-0">
            <text:p>0</text:p>
          </table:table-cell>
          <table:table-cell office:value-type="float" office:value="14.49">
            <text:p>14.49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29</text:p>
          </table:table-cell>
          <table:table-cell office:value-type="string">
            <text:p>Ekeryd</text:p>
          </table:table-cell>
          <table:table-cell office:value-type="float" office:value="-0">
            <text:p>0</text:p>
          </table:table-cell>
          <table:table-cell office:value-type="float" office:value="15.88">
            <text:p>15.8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31</text:p>
          </table:table-cell>
          <table:table-cell office:value-type="string">
            <text:p>Lovsjö</text:p>
          </table:table-cell>
          <table:table-cell office:value-type="float" office:value="-0">
            <text:p>0</text:p>
          </table:table-cell>
          <table:table-cell office:value-type="float" office:value="26.48">
            <text:p>26.48</text:p>
          </table:table-cell>
          <table:table-cell office:value-type="float" office:value="96">
            <text:p>96</text:p>
          </table:table-cell>
          <table:table-cell office:value-type="float" office:value="0.91">
            <text:p>0.91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33</text:p>
          </table:table-cell>
          <table:table-cell office:value-type="string">
            <text:p>Linderås</text:p>
          </table:table-cell>
          <table:table-cell office:value-type="float" office:value="-0">
            <text:p>0</text:p>
          </table:table-cell>
          <table:table-cell office:value-type="float" office:value="16.26">
            <text:p>16.2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Tranås</text:p>
          </table:table-cell>
          <table:table-cell office:value-type="float" office:value="687">
            <text:p>0687</text:p>
          </table:table-cell>
        </table:table-row>
        <table:table-row table:style-name="ro1">
          <table:table-cell office:value-type="string">
            <text:p>S1735</text:p>
          </table:table-cell>
          <table:table-cell office:value-type="string">
            <text:p>Lyckeberg</text:p>
          </table:table-cell>
          <table:table-cell office:value-type="float" office:value="-0">
            <text:p>0</text:p>
          </table:table-cell>
          <table:table-cell office:value-type="float" office:value="9.76">
            <text:p>9.76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Eksjö</text:p>
          </table:table-cell>
          <table:table-cell office:value-type="float" office:value="686">
            <text:p>0686</text:p>
          </table:table-cell>
        </table:table-row>
        <table:table-row table:style-name="ro1">
          <table:table-cell office:value-type="string">
            <text:p>S1737</text:p>
          </table:table-cell>
          <table:table-cell office:value-type="string">
            <text:p>Lövås</text:p>
          </table:table-cell>
          <table:table-cell office:value-type="float" office:value="-0">
            <text:p>0</text:p>
          </table:table-cell>
          <table:table-cell office:value-type="float" office:value="12.09">
            <text:p>12.0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Gislaved</text:p>
          </table:table-cell>
          <table:table-cell office:value-type="float" office:value="662">
            <text:p>0662</text:p>
          </table:table-cell>
        </table:table-row>
        <table:table-row table:style-name="ro1">
          <table:table-cell office:value-type="string">
            <text:p>S1738</text:p>
          </table:table-cell>
          <table:table-cell office:value-type="string">
            <text:p>Marieholm</text:p>
          </table:table-cell>
          <table:table-cell office:value-type="string">
            <text:p>Ny</text:p>
          </table:table-cell>
          <table:table-cell office:value-type="float" office:value="20.66">
            <text:p>20.66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string">
            <text:p>Gnosjö</text:p>
          </table:table-cell>
          <table:table-cell office:value-type="float" office:value="617">
            <text:p>0617</text:p>
          </table:table-cell>
        </table:table-row>
        <table:table-row table:style-name="ro1">
          <table:table-cell office:value-type="string">
            <text:p>S1739</text:p>
          </table:table-cell>
          <table:table-cell office:value-type="string">
            <text:p>Målen</text:p>
          </table:table-cell>
          <table:table-cell office:value-type="float" office:value="-0">
            <text:p>0</text:p>
          </table:table-cell>
          <table:table-cell office:value-type="float" office:value="14.28">
            <text:p>14.2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41</text:p>
          </table:table-cell>
          <table:table-cell office:value-type="string">
            <text:p>Marås och Käringagärde</text:p>
          </table:table-cell>
          <table:table-cell office:value-type="float" office:value="-0">
            <text:p>0</text:p>
          </table:table-cell>
          <table:table-cell office:value-type="float" office:value="27.38">
            <text:p>27.38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Gnosjö</text:p>
          </table:table-cell>
          <table:table-cell office:value-type="float" office:value="617">
            <text:p>0617</text:p>
          </table:table-cell>
        </table:table-row>
        <table:table-row table:style-name="ro1">
          <table:table-cell office:value-type="string">
            <text:p>S1745</text:p>
          </table:table-cell>
          <table:table-cell office:value-type="string">
            <text:p>Stuveryd och Bengtsgården</text:p>
          </table:table-cell>
          <table:table-cell office:value-type="float" office:value="-0">
            <text:p>0</text:p>
          </table:table-cell>
          <table:table-cell office:value-type="float" office:value="12.88">
            <text:p>12.8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Eksjö</text:p>
          </table:table-cell>
          <table:table-cell office:value-type="float" office:value="686">
            <text:p>0686</text:p>
          </table:table-cell>
        </table:table-row>
        <table:table-row table:style-name="ro1">
          <table:table-cell office:value-type="string">
            <text:p>S1747</text:p>
          </table:table-cell>
          <table:table-cell office:value-type="string">
            <text:p>Norraby</text:p>
          </table:table-cell>
          <table:table-cell office:value-type="float" office:value="-0">
            <text:p>0</text:p>
          </table:table-cell>
          <table:table-cell office:value-type="float" office:value="20.31">
            <text:p>20.31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Tranås</text:p>
          </table:table-cell>
          <table:table-cell office:value-type="float" office:value="687">
            <text:p>0687</text:p>
          </table:table-cell>
        </table:table-row>
        <table:table-row table:style-name="ro1">
          <table:table-cell office:value-type="string">
            <text:p>S1749</text:p>
          </table:table-cell>
          <table:table-cell office:value-type="string">
            <text:p>Norra Unnaryd</text:p>
          </table:table-cell>
          <table:table-cell office:value-type="float" office:value="-0">
            <text:p>0</text:p>
          </table:table-cell>
          <table:table-cell office:value-type="float" office:value="16.68">
            <text:p>16.68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51</text:p>
          </table:table-cell>
          <table:table-cell office:value-type="string">
            <text:p>Nye</text:p>
          </table:table-cell>
          <table:table-cell office:value-type="string">
            <text:p>Ny</text:p>
          </table:table-cell>
          <table:table-cell office:value-type="float" office:value="21.44">
            <text:p>21.44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string">
            <text:p>S1753</text:p>
          </table:table-cell>
          <table:table-cell office:value-type="string">
            <text:p>Näshult</text:p>
          </table:table-cell>
          <table:table-cell office:value-type="float" office:value="-0">
            <text:p>0</text:p>
          </table:table-cell>
          <table:table-cell office:value-type="float" office:value="20.76">
            <text:p>20.7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string">
            <text:p>S1755</text:p>
          </table:table-cell>
          <table:table-cell office:value-type="string">
            <text:p>Os</text:p>
          </table:table-cell>
          <table:table-cell office:value-type="float" office:value="-0">
            <text:p>0</text:p>
          </table:table-cell>
          <table:table-cell office:value-type="float" office:value="28.56">
            <text:p>28.5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string">
            <text:p>S1757</text:p>
          </table:table-cell>
          <table:table-cell office:value-type="string">
            <text:p>Prinseryd</text:p>
          </table:table-cell>
          <table:table-cell office:value-type="float" office:value="-0">
            <text:p>0</text:p>
          </table:table-cell>
          <table:table-cell office:value-type="float" office:value="23.2">
            <text:p>23.2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59</text:p>
          </table:table-cell>
          <table:table-cell office:value-type="string">
            <text:p>Ormaryd</text:p>
          </table:table-cell>
          <table:table-cell office:value-type="float" office:value="-0">
            <text:p>0</text:p>
          </table:table-cell>
          <table:table-cell office:value-type="float" office:value="31.67">
            <text:p>31.67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string">
            <text:p>S1761</text:p>
          </table:table-cell>
          <table:table-cell office:value-type="string">
            <text:p>Ramkvilla</text:p>
          </table:table-cell>
          <table:table-cell office:value-type="float" office:value="-0">
            <text:p>0</text:p>
          </table:table-cell>
          <table:table-cell office:value-type="float" office:value="38.14">
            <text:p>38.14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string">
            <text:p>S1765</text:p>
          </table:table-cell>
          <table:table-cell office:value-type="string">
            <text:p>Ryd</text:p>
          </table:table-cell>
          <table:table-cell office:value-type="float" office:value="-0">
            <text:p>0</text:p>
          </table:table-cell>
          <table:table-cell office:value-type="float" office:value="29.56">
            <text:p>29.56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69</text:p>
          </table:table-cell>
          <table:table-cell office:value-type="string">
            <text:p>Röhälla</text:p>
          </table:table-cell>
          <table:table-cell office:value-type="float" office:value="-0">
            <text:p>0</text:p>
          </table:table-cell>
          <table:table-cell office:value-type="float" office:value="14.93">
            <text:p>14.93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Tranås</text:p>
          </table:table-cell>
          <table:table-cell office:value-type="float" office:value="687">
            <text:p>0687</text:p>
          </table:table-cell>
        </table:table-row>
        <table:table-row table:style-name="ro1">
          <table:table-cell office:value-type="string">
            <text:p>S1773</text:p>
          </table:table-cell>
          <table:table-cell office:value-type="string">
            <text:p>Rökinge + Busarp</text:p>
          </table:table-cell>
          <table:table-cell office:value-type="float" office:value="-0">
            <text:p>0</text:p>
          </table:table-cell>
          <table:table-cell office:value-type="float" office:value="16.88">
            <text:p>16.88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74</text:p>
          </table:table-cell>
          <table:table-cell office:value-type="string">
            <text:p>Samset</text:p>
          </table:table-cell>
          <table:table-cell office:value-type="string">
            <text:p>Ny</text:p>
          </table:table-cell>
          <table:table-cell office:value-type="float" office:value="7.59">
            <text:p>7.59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75</text:p>
          </table:table-cell>
          <table:table-cell office:value-type="string">
            <text:p>Sandsjöfors</text:p>
          </table:table-cell>
          <table:table-cell office:value-type="float" office:value="-0">
            <text:p>0</text:p>
          </table:table-cell>
          <table:table-cell office:value-type="float" office:value="34.27">
            <text:p>34.27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string">
            <text:p>S1777</text:p>
          </table:table-cell>
          <table:table-cell office:value-type="string">
            <text:p>Skirö</text:p>
          </table:table-cell>
          <table:table-cell office:value-type="float" office:value="-0">
            <text:p>0</text:p>
          </table:table-cell>
          <table:table-cell office:value-type="float" office:value="24.63">
            <text:p>24.6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Vetlanda</text:p>
          </table:table-cell>
          <table:table-cell office:value-type="float" office:value="685">
            <text:p>0685</text:p>
          </table:table-cell>
        </table:table-row>
        <table:table-row table:style-name="ro1">
          <table:table-cell office:value-type="string">
            <text:p>S1778</text:p>
          </table:table-cell>
          <table:table-cell office:value-type="string">
            <text:p>Solhöjden</text:p>
          </table:table-cell>
          <table:table-cell office:value-type="string">
            <text:p>Ny</text:p>
          </table:table-cell>
          <table:table-cell office:value-type="float" office:value="4.97">
            <text:p>4.97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Habo</text:p>
          </table:table-cell>
          <table:table-cell office:value-type="float" office:value="643">
            <text:p>0643</text:p>
          </table:table-cell>
        </table:table-row>
        <table:table-row table:style-name="ro1">
          <table:table-cell office:value-type="string">
            <text:p>S1780</text:p>
          </table:table-cell>
          <table:table-cell office:value-type="string">
            <text:p>Siringe</text:p>
          </table:table-cell>
          <table:table-cell office:value-type="string">
            <text:p>Ny</text:p>
          </table:table-cell>
          <table:table-cell office:value-type="float" office:value="14.97">
            <text:p>14.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81</text:p>
          </table:table-cell>
          <table:table-cell office:value-type="string">
            <text:p>Svarttorp</text:p>
          </table:table-cell>
          <table:table-cell office:value-type="float" office:value="-0">
            <text:p>0</text:p>
          </table:table-cell>
          <table:table-cell office:value-type="float" office:value="27.66">
            <text:p>27.66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82</text:p>
          </table:table-cell>
          <table:table-cell office:value-type="string">
            <text:p>Skinnersdal</text:p>
          </table:table-cell>
          <table:table-cell office:value-type="string">
            <text:p>Ny</text:p>
          </table:table-cell>
          <table:table-cell office:value-type="float" office:value="4.61">
            <text:p>4.6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85</text:p>
          </table:table-cell>
          <table:table-cell office:value-type="string">
            <text:p>Tallberga</text:p>
          </table:table-cell>
          <table:table-cell office:value-type="float" office:value="-0">
            <text:p>0</text:p>
          </table:table-cell>
          <table:table-cell office:value-type="float" office:value="15.02">
            <text:p>15.0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Gislaved</text:p>
          </table:table-cell>
          <table:table-cell office:value-type="float" office:value="662">
            <text:p>0662</text:p>
          </table:table-cell>
        </table:table-row>
        <table:table-row table:style-name="ro1">
          <table:table-cell office:value-type="string">
            <text:p>S1786</text:p>
          </table:table-cell>
          <table:table-cell office:value-type="string">
            <text:p>Talludden och Vallbohaga</text:p>
          </table:table-cell>
          <table:table-cell office:value-type="string">
            <text:p>Ny</text:p>
          </table:table-cell>
          <table:table-cell office:value-type="float" office:value="10.78">
            <text:p>10.7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Nässjö</text:p>
          </table:table-cell>
          <table:table-cell office:value-type="float" office:value="682">
            <text:p>0682</text:p>
          </table:table-cell>
        </table:table-row>
        <table:table-row table:style-name="ro1">
          <table:table-cell office:value-type="string">
            <text:p>S1787</text:p>
          </table:table-cell>
          <table:table-cell office:value-type="string">
            <text:p>Tovrida udde</text:p>
          </table:table-cell>
          <table:table-cell office:value-type="float" office:value="-0">
            <text:p>0</text:p>
          </table:table-cell>
          <table:table-cell office:value-type="float" office:value="25.08">
            <text:p>25.08</text:p>
          </table:table-cell>
          <table:table-cell office:value-type="float" office:value="105">
            <text:p>105</text:p>
          </table:table-cell>
          <table:table-cell office:value-type="float" office:value="0.91">
            <text:p>0.91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91</text:p>
          </table:table-cell>
          <table:table-cell office:value-type="string">
            <text:p>Ulvstorp</text:p>
          </table:table-cell>
          <table:table-cell office:value-type="float" office:value="-0">
            <text:p>0</text:p>
          </table:table-cell>
          <table:table-cell office:value-type="float" office:value="10.3">
            <text:p>10.3</text:p>
          </table:table-cell>
          <table:table-cell office:value-type="float" office:value="52">
            <text:p>52</text:p>
          </table:table-cell>
          <table:table-cell office:value-type="float" office:value="0.67">
            <text:p>0.67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799</text:p>
          </table:table-cell>
          <table:table-cell office:value-type="string">
            <text:p>Vireda</text:p>
          </table:table-cell>
          <table:table-cell office:value-type="float" office:value="-0">
            <text:p>0</text:p>
          </table:table-cell>
          <table:table-cell office:value-type="float" office:value="18.74">
            <text:p>18.7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Aneby</text:p>
          </table:table-cell>
          <table:table-cell office:value-type="float" office:value="604">
            <text:p>0604</text:p>
          </table:table-cell>
        </table:table-row>
        <table:table-row table:style-name="ro1">
          <table:table-cell office:value-type="string">
            <text:p>S1801</text:p>
          </table:table-cell>
          <table:table-cell office:value-type="string">
            <text:p>Värne</text:p>
          </table:table-cell>
          <table:table-cell office:value-type="float" office:value="-0">
            <text:p>0</text:p>
          </table:table-cell>
          <table:table-cell office:value-type="float" office:value="25.42">
            <text:p>25.4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Eksjö</text:p>
          </table:table-cell>
          <table:table-cell office:value-type="float" office:value="686">
            <text:p>0686</text:p>
          </table:table-cell>
        </table:table-row>
        <table:table-row table:style-name="ro1">
          <table:table-cell office:value-type="string">
            <text:p>S1805</text:p>
          </table:table-cell>
          <table:table-cell office:value-type="string">
            <text:p>Åminne</text:p>
          </table:table-cell>
          <table:table-cell office:value-type="float" office:value="-0">
            <text:p>0</text:p>
          </table:table-cell>
          <table:table-cell office:value-type="float" office:value="26.43">
            <text:p>26.43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string">
            <text:p>S1809</text:p>
          </table:table-cell>
          <table:table-cell office:value-type="string">
            <text:p>Ås</text:p>
          </table:table-cell>
          <table:table-cell office:value-type="float" office:value="-0">
            <text:p>0</text:p>
          </table:table-cell>
          <table:table-cell office:value-type="float" office:value="38.24">
            <text:p>38.24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Gislaved</text:p>
          </table:table-cell>
          <table:table-cell office:value-type="float" office:value="662">
            <text:p>0662</text:p>
          </table:table-cell>
        </table:table-row>
        <table:table-row table:style-name="ro1">
          <table:table-cell office:value-type="string">
            <text:p>S1819</text:p>
          </table:table-cell>
          <table:table-cell office:value-type="string">
            <text:p>Ödestugu</text:p>
          </table:table-cell>
          <table:table-cell office:value-type="float" office:value="-0">
            <text:p>0</text:p>
          </table:table-cell>
          <table:table-cell office:value-type="float" office:value="10.37">
            <text:p>10.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Jönköping</text:p>
          </table:table-cell>
          <table:table-cell office:value-type="float" office:value="680">
            <text:p>0680</text:p>
          </table:table-cell>
        </table:table-row>
        <table:table-row table:style-name="ro1">
          <table:table-cell office:value-type="string">
            <text:p>S1825</text:p>
          </table:table-cell>
          <table:table-cell office:value-type="string">
            <text:p>Benestad</text:p>
          </table:table-cell>
          <table:table-cell office:value-type="float" office:value="-0">
            <text:p>0</text:p>
          </table:table-cell>
          <table:table-cell office:value-type="float" office:value="30.66">
            <text:p>30.6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Alvesta</text:p>
          </table:table-cell>
          <table:table-cell office:value-type="float" office:value="764">
            <text:p>0764</text:p>
          </table:table-cell>
        </table:table-row>
        <table:table-row table:style-name="ro1">
          <table:table-cell office:value-type="string">
            <text:p>S1837</text:p>
          </table:table-cell>
          <table:table-cell office:value-type="string">
            <text:p>Bolmen</text:p>
          </table:table-cell>
          <table:table-cell office:value-type="float" office:value="-0">
            <text:p>0</text:p>
          </table:table-cell>
          <table:table-cell office:value-type="float" office:value="27.44">
            <text:p>27.44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string">
            <text:p>S1839</text:p>
          </table:table-cell>
          <table:table-cell office:value-type="string">
            <text:p>Bramstorp</text:p>
          </table:table-cell>
          <table:table-cell office:value-type="float" office:value="-0">
            <text:p>0</text:p>
          </table:table-cell>
          <table:table-cell office:value-type="float" office:value="10.37">
            <text:p>10.37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841</text:p>
          </table:table-cell>
          <table:table-cell office:value-type="string">
            <text:p>Brittatorp</text:p>
          </table:table-cell>
          <table:table-cell office:value-type="float" office:value="-0">
            <text:p>0</text:p>
          </table:table-cell>
          <table:table-cell office:value-type="float" office:value="14.65">
            <text:p>14.6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845</text:p>
          </table:table-cell>
          <table:table-cell office:value-type="string">
            <text:p>Byholma och Grimshult</text:p>
          </table:table-cell>
          <table:table-cell office:value-type="float" office:value="-0">
            <text:p>0</text:p>
          </table:table-cell>
          <table:table-cell office:value-type="float" office:value="34.5">
            <text:p>34.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string">
            <text:p>S1849</text:p>
          </table:table-cell>
          <table:table-cell office:value-type="string">
            <text:p>Böksholm</text:p>
          </table:table-cell>
          <table:table-cell office:value-type="float" office:value="-0">
            <text:p>0</text:p>
          </table:table-cell>
          <table:table-cell office:value-type="float" office:value="14.55">
            <text:p>14.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851</text:p>
          </table:table-cell>
          <table:table-cell office:value-type="string">
            <text:p>Dångebo</text:p>
          </table:table-cell>
          <table:table-cell office:value-type="float" office:value="-0">
            <text:p>0</text:p>
          </table:table-cell>
          <table:table-cell office:value-type="float" office:value="70.88">
            <text:p>70.88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Tingsryd</text:p>
          </table:table-cell>
          <table:table-cell office:value-type="float" office:value="763">
            <text:p>0763</text:p>
          </table:table-cell>
        </table:table-row>
        <table:table-row table:style-name="ro1">
          <table:table-cell office:value-type="string">
            <text:p>S1853</text:p>
          </table:table-cell>
          <table:table-cell office:value-type="string">
            <text:p>Dädesjö</text:p>
          </table:table-cell>
          <table:table-cell office:value-type="float" office:value="-0">
            <text:p>0</text:p>
          </table:table-cell>
          <table:table-cell office:value-type="float" office:value="35.66">
            <text:p>35.66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857</text:p>
          </table:table-cell>
          <table:table-cell office:value-type="string">
            <text:p>Dänningelanda</text:p>
          </table:table-cell>
          <table:table-cell office:value-type="float" office:value="-0">
            <text:p>0</text:p>
          </table:table-cell>
          <table:table-cell office:value-type="float" office:value="13.65">
            <text:p>13.6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859</text:p>
          </table:table-cell>
          <table:table-cell office:value-type="string">
            <text:p>Ekesås och Långarör</text:p>
          </table:table-cell>
          <table:table-cell office:value-type="float" office:value="-0">
            <text:p>0</text:p>
          </table:table-cell>
          <table:table-cell office:value-type="float" office:value="15.39">
            <text:p>15.39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861</text:p>
          </table:table-cell>
          <table:table-cell office:value-type="string">
            <text:p>Dörarp</text:p>
          </table:table-cell>
          <table:table-cell office:value-type="float" office:value="-0">
            <text:p>0</text:p>
          </table:table-cell>
          <table:table-cell office:value-type="float" office:value="27.91">
            <text:p>27.91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string">
            <text:p>S1863</text:p>
          </table:table-cell>
          <table:table-cell office:value-type="string">
            <text:p>Evedal och Hultet</text:p>
          </table:table-cell>
          <table:table-cell office:value-type="float" office:value="-0">
            <text:p>0</text:p>
          </table:table-cell>
          <table:table-cell office:value-type="float" office:value="26.06">
            <text:p>26.0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865</text:p>
          </table:table-cell>
          <table:table-cell office:value-type="string">
            <text:p>Gransholm</text:p>
          </table:table-cell>
          <table:table-cell office:value-type="float" office:value="-0">
            <text:p>0</text:p>
          </table:table-cell>
          <table:table-cell office:value-type="float" office:value="12.92">
            <text:p>12.9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867</text:p>
          </table:table-cell>
          <table:table-cell office:value-type="string">
            <text:p>Ellanda</text:p>
          </table:table-cell>
          <table:table-cell office:value-type="float" office:value="-0">
            <text:p>0</text:p>
          </table:table-cell>
          <table:table-cell office:value-type="float" office:value="21.26">
            <text:p>21.2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869</text:p>
          </table:table-cell>
          <table:table-cell office:value-type="string">
            <text:p>Grimslövs by</text:p>
          </table:table-cell>
          <table:table-cell office:value-type="float" office:value="-0">
            <text:p>0</text:p>
          </table:table-cell>
          <table:table-cell office:value-type="float" office:value="15.84">
            <text:p>15.84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Alvesta</text:p>
          </table:table-cell>
          <table:table-cell office:value-type="float" office:value="764">
            <text:p>0764</text:p>
          </table:table-cell>
        </table:table-row>
        <table:table-row table:style-name="ro1">
          <table:table-cell office:value-type="string">
            <text:p>S1871</text:p>
          </table:table-cell>
          <table:table-cell office:value-type="string">
            <text:p>Häradsbäck</text:p>
          </table:table-cell>
          <table:table-cell office:value-type="float" office:value="-0">
            <text:p>0</text:p>
          </table:table-cell>
          <table:table-cell office:value-type="float" office:value="71.28">
            <text:p>71.28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Älmhult</text:p>
          </table:table-cell>
          <table:table-cell office:value-type="float" office:value="765">
            <text:p>0765</text:p>
          </table:table-cell>
        </table:table-row>
        <table:table-row table:style-name="ro1">
          <table:table-cell office:value-type="string">
            <text:p>S1873</text:p>
          </table:table-cell>
          <table:table-cell office:value-type="string">
            <text:p>Göteryd</text:p>
          </table:table-cell>
          <table:table-cell office:value-type="float" office:value="-0">
            <text:p>0</text:p>
          </table:table-cell>
          <table:table-cell office:value-type="float" office:value="14.33">
            <text:p>14.3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Älmhult</text:p>
          </table:table-cell>
          <table:table-cell office:value-type="float" office:value="765">
            <text:p>0765</text:p>
          </table:table-cell>
        </table:table-row>
        <table:table-row table:style-name="ro1">
          <table:table-cell office:value-type="string">
            <text:p>S1874</text:p>
          </table:table-cell>
          <table:table-cell office:value-type="string">
            <text:p>Hallanäs</text:p>
          </table:table-cell>
          <table:table-cell office:value-type="string">
            <text:p>Ny</text:p>
          </table:table-cell>
          <table:table-cell office:value-type="float" office:value="2.55">
            <text:p>2.5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Alvesta</text:p>
          </table:table-cell>
          <table:table-cell office:value-type="float" office:value="764">
            <text:p>0764</text:p>
          </table:table-cell>
        </table:table-row>
        <table:table-row table:style-name="ro1">
          <table:table-cell office:value-type="string">
            <text:p>S1877</text:p>
          </table:table-cell>
          <table:table-cell office:value-type="string">
            <text:p>Hallaryd</text:p>
          </table:table-cell>
          <table:table-cell office:value-type="float" office:value="-0">
            <text:p>0</text:p>
          </table:table-cell>
          <table:table-cell office:value-type="float" office:value="43.27">
            <text:p>43.27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Älmhult</text:p>
          </table:table-cell>
          <table:table-cell office:value-type="float" office:value="765">
            <text:p>0765</text:p>
          </table:table-cell>
        </table:table-row>
        <table:table-row table:style-name="ro1">
          <table:table-cell office:value-type="string">
            <text:p>S1881</text:p>
          </table:table-cell>
          <table:table-cell office:value-type="string">
            <text:p>Hamneda</text:p>
          </table:table-cell>
          <table:table-cell office:value-type="float" office:value="-0">
            <text:p>0</text:p>
          </table:table-cell>
          <table:table-cell office:value-type="float" office:value="46.3">
            <text:p>46.3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string">
            <text:p>S1891</text:p>
          </table:table-cell>
          <table:table-cell office:value-type="string">
            <text:p>Härlöv</text:p>
          </table:table-cell>
          <table:table-cell office:value-type="float" office:value="-0">
            <text:p>0</text:p>
          </table:table-cell>
          <table:table-cell office:value-type="float" office:value="19.63">
            <text:p>19.6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Alvesta</text:p>
          </table:table-cell>
          <table:table-cell office:value-type="float" office:value="764">
            <text:p>0764</text:p>
          </table:table-cell>
        </table:table-row>
        <table:table-row table:style-name="ro1">
          <table:table-cell office:value-type="string">
            <text:p>S1893</text:p>
          </table:table-cell>
          <table:table-cell office:value-type="string">
            <text:p>Lidnäs</text:p>
          </table:table-cell>
          <table:table-cell office:value-type="float" office:value="-0">
            <text:p>0</text:p>
          </table:table-cell>
          <table:table-cell office:value-type="float" office:value="20.86">
            <text:p>20.8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Alvesta</text:p>
          </table:table-cell>
          <table:table-cell office:value-type="float" office:value="764">
            <text:p>0764</text:p>
          </table:table-cell>
        </table:table-row>
        <table:table-row table:style-name="ro1">
          <table:table-cell office:value-type="string">
            <text:p>S1897</text:p>
          </table:table-cell>
          <table:table-cell office:value-type="string">
            <text:p>Lindshammar</text:p>
          </table:table-cell>
          <table:table-cell office:value-type="float" office:value="-0">
            <text:p>0</text:p>
          </table:table-cell>
          <table:table-cell office:value-type="float" office:value="31.38">
            <text:p>31.3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Uppvidinge</text:p>
          </table:table-cell>
          <table:table-cell office:value-type="float" office:value="760">
            <text:p>0760</text:p>
          </table:table-cell>
        </table:table-row>
        <table:table-row table:style-name="ro1">
          <table:table-cell office:value-type="string">
            <text:p>S1901</text:p>
          </table:table-cell>
          <table:table-cell office:value-type="string">
            <text:p>Lönashult och Håldala</text:p>
          </table:table-cell>
          <table:table-cell office:value-type="float" office:value="-0">
            <text:p>0</text:p>
          </table:table-cell>
          <table:table-cell office:value-type="float" office:value="41.47">
            <text:p>41.47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Alvesta</text:p>
          </table:table-cell>
          <table:table-cell office:value-type="float" office:value="764">
            <text:p>0764</text:p>
          </table:table-cell>
        </table:table-row>
        <table:table-row table:style-name="ro1">
          <table:table-cell office:value-type="string">
            <text:p>S1905</text:p>
          </table:table-cell>
          <table:table-cell office:value-type="string">
            <text:p>Marhult</text:p>
          </table:table-cell>
          <table:table-cell office:value-type="float" office:value="-0">
            <text:p>0</text:p>
          </table:table-cell>
          <table:table-cell office:value-type="float" office:value="34.44">
            <text:p>34.4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Uppvidinge</text:p>
          </table:table-cell>
          <table:table-cell office:value-type="float" office:value="760">
            <text:p>0760</text:p>
          </table:table-cell>
        </table:table-row>
        <table:table-row table:style-name="ro1">
          <table:table-cell office:value-type="string">
            <text:p>S1907</text:p>
          </table:table-cell>
          <table:table-cell office:value-type="string">
            <text:p>Nöbbele</text:p>
          </table:table-cell>
          <table:table-cell office:value-type="float" office:value="-0">
            <text:p>0</text:p>
          </table:table-cell>
          <table:table-cell office:value-type="float" office:value="21.57">
            <text:p>21.5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909</text:p>
          </table:table-cell>
          <table:table-cell office:value-type="string">
            <text:p>Pjätteryd</text:p>
          </table:table-cell>
          <table:table-cell office:value-type="float" office:value="-0">
            <text:p>0</text:p>
          </table:table-cell>
          <table:table-cell office:value-type="float" office:value="24.07">
            <text:p>24.0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Älmhult</text:p>
          </table:table-cell>
          <table:table-cell office:value-type="float" office:value="765">
            <text:p>0765</text:p>
          </table:table-cell>
        </table:table-row>
        <table:table-row table:style-name="ro1">
          <table:table-cell office:value-type="string">
            <text:p>S1911</text:p>
          </table:table-cell>
          <table:table-cell office:value-type="string">
            <text:p>Odenslanda</text:p>
          </table:table-cell>
          <table:table-cell office:value-type="float" office:value="-0">
            <text:p>0</text:p>
          </table:table-cell>
          <table:table-cell office:value-type="float" office:value="18.49">
            <text:p>18.4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913</text:p>
          </table:table-cell>
          <table:table-cell office:value-type="string">
            <text:p>Risinge</text:p>
          </table:table-cell>
          <table:table-cell office:value-type="float" office:value="-0">
            <text:p>0</text:p>
          </table:table-cell>
          <table:table-cell office:value-type="float" office:value="26.42">
            <text:p>26.4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917</text:p>
          </table:table-cell>
          <table:table-cell office:value-type="string">
            <text:p>Rydet</text:p>
          </table:table-cell>
          <table:table-cell office:value-type="float" office:value="-0">
            <text:p>0</text:p>
          </table:table-cell>
          <table:table-cell office:value-type="float" office:value="10.41">
            <text:p>10.4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921</text:p>
          </table:table-cell>
          <table:table-cell office:value-type="string">
            <text:p>Råstorp</text:p>
          </table:table-cell>
          <table:table-cell office:value-type="float" office:value="-0">
            <text:p>0</text:p>
          </table:table-cell>
          <table:table-cell office:value-type="float" office:value="21.15">
            <text:p>21.1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Markaryd</text:p>
          </table:table-cell>
          <table:table-cell office:value-type="float" office:value="767">
            <text:p>0767</text:p>
          </table:table-cell>
        </table:table-row>
        <table:table-row table:style-name="ro1">
          <table:table-cell office:value-type="string">
            <text:p>S1923</text:p>
          </table:table-cell>
          <table:table-cell office:value-type="string">
            <text:p>Kalvsvik</text:p>
          </table:table-cell>
          <table:table-cell office:value-type="string">
            <text:p>Ny</text:p>
          </table:table-cell>
          <table:table-cell office:value-type="float" office:value="12.83">
            <text:p>12.8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929</text:p>
          </table:table-cell>
          <table:table-cell office:value-type="string">
            <text:p>Skeen</text:p>
          </table:table-cell>
          <table:table-cell office:value-type="float" office:value="-0">
            <text:p>0</text:p>
          </table:table-cell>
          <table:table-cell office:value-type="float" office:value="15.17">
            <text:p>15.17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string">
            <text:p>S1933</text:p>
          </table:table-cell>
          <table:table-cell office:value-type="string">
            <text:p>Sävsjöström</text:p>
          </table:table-cell>
          <table:table-cell office:value-type="float" office:value="-0">
            <text:p>0</text:p>
          </table:table-cell>
          <table:table-cell office:value-type="float" office:value="43.16">
            <text:p>43.16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Uppvidinge</text:p>
          </table:table-cell>
          <table:table-cell office:value-type="float" office:value="760">
            <text:p>0760</text:p>
          </table:table-cell>
        </table:table-row>
        <table:table-row table:style-name="ro1">
          <table:table-cell office:value-type="string">
            <text:p>S1937</text:p>
          </table:table-cell>
          <table:table-cell office:value-type="string">
            <text:p>Södra Ljunga</text:p>
          </table:table-cell>
          <table:table-cell office:value-type="float" office:value="-0">
            <text:p>0</text:p>
          </table:table-cell>
          <table:table-cell office:value-type="float" office:value="33.95">
            <text:p>33.9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string">
            <text:p>S1941</text:p>
          </table:table-cell>
          <table:table-cell office:value-type="string">
            <text:p>Södra Århult</text:p>
          </table:table-cell>
          <table:table-cell office:value-type="float" office:value="-0">
            <text:p>0</text:p>
          </table:table-cell>
          <table:table-cell office:value-type="float" office:value="25.23">
            <text:p>25.2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Markaryd</text:p>
          </table:table-cell>
          <table:table-cell office:value-type="float" office:value="767">
            <text:p>0767</text:p>
          </table:table-cell>
        </table:table-row>
        <table:table-row table:style-name="ro1">
          <table:table-cell office:value-type="string">
            <text:p>S1943</text:p>
          </table:table-cell>
          <table:table-cell office:value-type="string">
            <text:p>Tolg</text:p>
          </table:table-cell>
          <table:table-cell office:value-type="float" office:value="-0">
            <text:p>0</text:p>
          </table:table-cell>
          <table:table-cell office:value-type="float" office:value="20.1">
            <text:p>20.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945</text:p>
          </table:table-cell>
          <table:table-cell office:value-type="string">
            <text:p>Torne</text:p>
          </table:table-cell>
          <table:table-cell office:value-type="float" office:value="-0">
            <text:p>0</text:p>
          </table:table-cell>
          <table:table-cell office:value-type="float" office:value="15.91">
            <text:p>15.91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Alvesta</text:p>
          </table:table-cell>
          <table:table-cell office:value-type="float" office:value="764">
            <text:p>0764</text:p>
          </table:table-cell>
        </table:table-row>
        <table:table-row table:style-name="ro1">
          <table:table-cell office:value-type="string">
            <text:p>S1957</text:p>
          </table:table-cell>
          <table:table-cell office:value-type="string">
            <text:p>Vederslöv</text:p>
          </table:table-cell>
          <table:table-cell office:value-type="float" office:value="-0">
            <text:p>0</text:p>
          </table:table-cell>
          <table:table-cell office:value-type="float" office:value="18.15">
            <text:p>18.1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Växjö</text:p>
          </table:table-cell>
          <table:table-cell office:value-type="float" office:value="780">
            <text:p>0780</text:p>
          </table:table-cell>
        </table:table-row>
        <table:table-row table:style-name="ro1">
          <table:table-cell office:value-type="string">
            <text:p>S1961</text:p>
          </table:table-cell>
          <table:table-cell office:value-type="string">
            <text:p>Virestad</text:p>
          </table:table-cell>
          <table:table-cell office:value-type="float" office:value="-0">
            <text:p>0</text:p>
          </table:table-cell>
          <table:table-cell office:value-type="float" office:value="36.52">
            <text:p>36.52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Älmhult</text:p>
          </table:table-cell>
          <table:table-cell office:value-type="float" office:value="765">
            <text:p>0765</text:p>
          </table:table-cell>
        </table:table-row>
        <table:table-row table:style-name="ro1">
          <table:table-cell office:value-type="string">
            <text:p>S1969</text:p>
          </table:table-cell>
          <table:table-cell office:value-type="string">
            <text:p>Vrå</text:p>
          </table:table-cell>
          <table:table-cell office:value-type="float" office:value="-0">
            <text:p>0</text:p>
          </table:table-cell>
          <table:table-cell office:value-type="float" office:value="21.86">
            <text:p>21.8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Ljungby</text:p>
          </table:table-cell>
          <table:table-cell office:value-type="float" office:value="781">
            <text:p>0781</text:p>
          </table:table-cell>
        </table:table-row>
        <table:table-row table:style-name="ro1">
          <table:table-cell office:value-type="string">
            <text:p>S1973</text:p>
          </table:table-cell>
          <table:table-cell office:value-type="string">
            <text:p>Älmeboda</text:p>
          </table:table-cell>
          <table:table-cell office:value-type="float" office:value="-0">
            <text:p>0</text:p>
          </table:table-cell>
          <table:table-cell office:value-type="float" office:value="34.8">
            <text:p>34.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Tingsryd</text:p>
          </table:table-cell>
          <table:table-cell office:value-type="float" office:value="763">
            <text:p>0763</text:p>
          </table:table-cell>
        </table:table-row>
        <table:table-row table:style-name="ro1">
          <table:table-cell office:value-type="string">
            <text:p>S1975</text:p>
          </table:table-cell>
          <table:table-cell office:value-type="string">
            <text:p>Stora Stångehamn</text:p>
          </table:table-cell>
          <table:table-cell office:value-type="string">
            <text:p>Ny</text:p>
          </table:table-cell>
          <table:table-cell office:value-type="float" office:value="20.99">
            <text:p>20.99</text:p>
          </table:table-cell>
          <table:table-cell office:value-type="float" office:value="56">
            <text:p>56</text:p>
          </table:table-cell>
          <table:table-cell office:value-type="float" office:value="0.79">
            <text:p>0.79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string">
            <text:p>S1977</text:p>
          </table:table-cell>
          <table:table-cell office:value-type="string">
            <text:p>Albrunna</text:p>
          </table:table-cell>
          <table:table-cell office:value-type="float" office:value="-0">
            <text:p>0</text:p>
          </table:table-cell>
          <table:table-cell office:value-type="float" office:value="15.98">
            <text:p>15.9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1981</text:p>
          </table:table-cell>
          <table:table-cell office:value-type="string">
            <text:p>Alby</text:p>
          </table:table-cell>
          <table:table-cell office:value-type="float" office:value="-0">
            <text:p>0</text:p>
          </table:table-cell>
          <table:table-cell office:value-type="float" office:value="29.17">
            <text:p>29.1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1995</text:p>
          </table:table-cell>
          <table:table-cell office:value-type="string">
            <text:p>Almvik</text:p>
          </table:table-cell>
          <table:table-cell office:value-type="string">
            <text:p>Ny</text:p>
          </table:table-cell>
          <table:table-cell office:value-type="float" office:value="18.41">
            <text:p>18.4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1999</text:p>
          </table:table-cell>
          <table:table-cell office:value-type="string">
            <text:p>Alsjöholm</text:p>
          </table:table-cell>
          <table:table-cell office:value-type="string">
            <text:p>Ny</text:p>
          </table:table-cell>
          <table:table-cell office:value-type="float" office:value="11.88">
            <text:p>11.8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Nybro</text:p>
          </table:table-cell>
          <table:table-cell office:value-type="float" office:value="881">
            <text:p>0881</text:p>
          </table:table-cell>
        </table:table-row>
        <table:table-row table:style-name="ro1">
          <table:table-cell office:value-type="string">
            <text:p>S2005</text:p>
          </table:table-cell>
          <table:table-cell office:value-type="string">
            <text:p>Bidalite</text:p>
          </table:table-cell>
          <table:table-cell office:value-type="float" office:value="-0">
            <text:p>0</text:p>
          </table:table-cell>
          <table:table-cell office:value-type="float" office:value="24.73">
            <text:p>24.73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Torsås</text:p>
          </table:table-cell>
          <table:table-cell office:value-type="float" office:value="834">
            <text:p>0834</text:p>
          </table:table-cell>
        </table:table-row>
        <table:table-row table:style-name="ro1">
          <table:table-cell office:value-type="string">
            <text:p>S2009</text:p>
          </table:table-cell>
          <table:table-cell office:value-type="string">
            <text:p>Björkshult</text:p>
          </table:table-cell>
          <table:table-cell office:value-type="float" office:value="-0">
            <text:p>0</text:p>
          </table:table-cell>
          <table:table-cell office:value-type="float" office:value="14.31">
            <text:p>14.3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Högsby</text:p>
          </table:table-cell>
          <table:table-cell office:value-type="float" office:value="821">
            <text:p>0821</text:p>
          </table:table-cell>
        </table:table-row>
        <table:table-row table:style-name="ro1">
          <table:table-cell office:value-type="string">
            <text:p>S2013</text:p>
          </table:table-cell>
          <table:table-cell office:value-type="string">
            <text:p>Björnhult</text:p>
          </table:table-cell>
          <table:table-cell office:value-type="float" office:value="-0">
            <text:p>0</text:p>
          </table:table-cell>
          <table:table-cell office:value-type="float" office:value="20.51">
            <text:p>20.51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string">
            <text:p>S2017</text:p>
          </table:table-cell>
          <table:table-cell office:value-type="string">
            <text:p>Björnsholm</text:p>
          </table:table-cell>
          <table:table-cell office:value-type="float" office:value="-0">
            <text:p>0</text:p>
          </table:table-cell>
          <table:table-cell office:value-type="float" office:value="17.94">
            <text:p>17.94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2021</text:p>
          </table:table-cell>
          <table:table-cell office:value-type="string">
            <text:p>Blackstad</text:p>
          </table:table-cell>
          <table:table-cell office:value-type="float" office:value="-0">
            <text:p>0</text:p>
          </table:table-cell>
          <table:table-cell office:value-type="float" office:value="42.51">
            <text:p>42.5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2023</text:p>
          </table:table-cell>
          <table:table-cell office:value-type="string">
            <text:p>Blankaholm</text:p>
          </table:table-cell>
          <table:table-cell office:value-type="float" office:value="-0">
            <text:p>0</text:p>
          </table:table-cell>
          <table:table-cell office:value-type="float" office:value="50.14">
            <text:p>50.14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2024</text:p>
          </table:table-cell>
          <table:table-cell office:value-type="string">
            <text:p>Boda glasbruk</text:p>
          </table:table-cell>
          <table:table-cell office:value-type="string">
            <text:p>Ny</text:p>
          </table:table-cell>
          <table:table-cell office:value-type="float" office:value="43.33">
            <text:p>43.33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Emmaboda</text:p>
          </table:table-cell>
          <table:table-cell office:value-type="float" office:value="862">
            <text:p>0862</text:p>
          </table:table-cell>
        </table:table-row>
        <table:table-row table:style-name="ro1">
          <table:table-cell office:value-type="string">
            <text:p>S2027</text:p>
          </table:table-cell>
          <table:table-cell office:value-type="string">
            <text:p>Furuhäll+Blårör+Solbergamarken</text:p>
          </table:table-cell>
          <table:table-cell office:value-type="float" office:value="-0">
            <text:p>0</text:p>
          </table:table-cell>
          <table:table-cell office:value-type="float" office:value="110.19">
            <text:p>110.19</text:p>
          </table:table-cell>
          <table:table-cell office:value-type="float" office:value="82">
            <text:p>82</text:p>
          </table:table-cell>
          <table:table-cell office:value-type="float" office:value="0.88">
            <text:p>0.88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029</text:p>
          </table:table-cell>
          <table:table-cell office:value-type="string">
            <text:p>Bredsättra</text:p>
          </table:table-cell>
          <table:table-cell office:value-type="float" office:value="-0">
            <text:p>0</text:p>
          </table:table-cell>
          <table:table-cell office:value-type="float" office:value="24.17">
            <text:p>24.1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031</text:p>
          </table:table-cell>
          <table:table-cell office:value-type="string">
            <text:p>Brömsebro (norra delen)</text:p>
          </table:table-cell>
          <table:table-cell office:value-type="string">
            <text:p>Ny</text:p>
          </table:table-cell>
          <table:table-cell office:value-type="float" office:value="11.17">
            <text:p>11.1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Torsås</text:p>
          </table:table-cell>
          <table:table-cell office:value-type="float" office:value="834">
            <text:p>0834</text:p>
          </table:table-cell>
        </table:table-row>
        <table:table-row table:style-name="ro1">
          <table:table-cell office:value-type="string">
            <text:p>S2033</text:p>
          </table:table-cell>
          <table:table-cell office:value-type="string">
            <text:p>Byxelkrok</text:p>
          </table:table-cell>
          <table:table-cell office:value-type="float" office:value="-0">
            <text:p>0</text:p>
          </table:table-cell>
          <table:table-cell office:value-type="float" office:value="140.3">
            <text:p>140.3</text:p>
          </table:table-cell>
          <table:table-cell office:value-type="float" office:value="129">
            <text:p>129</text:p>
          </table:table-cell>
          <table:table-cell office:value-type="float" office:value="0.75">
            <text:p>0.75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037</text:p>
          </table:table-cell>
          <table:table-cell office:value-type="string">
            <text:p>Böda</text:p>
          </table:table-cell>
          <table:table-cell office:value-type="float" office:value="-0">
            <text:p>0</text:p>
          </table:table-cell>
          <table:table-cell office:value-type="float" office:value="91.74">
            <text:p>91.74</text:p>
          </table:table-cell>
          <table:table-cell office:value-type="float" office:value="109">
            <text:p>109</text:p>
          </table:table-cell>
          <table:table-cell office:value-type="float" office:value="0.31">
            <text:p>0.31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041</text:p>
          </table:table-cell>
          <table:table-cell office:value-type="string">
            <text:p>Backa</text:p>
          </table:table-cell>
          <table:table-cell office:value-type="float" office:value="-0">
            <text:p>0</text:p>
          </table:table-cell>
          <table:table-cell office:value-type="float" office:value="27.09">
            <text:p>27.0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Vimmerby</text:p>
          </table:table-cell>
          <table:table-cell office:value-type="float" office:value="884">
            <text:p>0884</text:p>
          </table:table-cell>
        </table:table-row>
        <table:table-row table:style-name="ro1">
          <table:table-cell office:value-type="string">
            <text:p>S2045</text:p>
          </table:table-cell>
          <table:table-cell office:value-type="string">
            <text:p>Djursvik</text:p>
          </table:table-cell>
          <table:table-cell office:value-type="float" office:value="-0">
            <text:p>0</text:p>
          </table:table-cell>
          <table:table-cell office:value-type="float" office:value="16.38">
            <text:p>16.38</text:p>
          </table:table-cell>
          <table:table-cell office:value-type="float" office:value="93">
            <text:p>93</text:p>
          </table:table-cell>
          <table:table-cell office:value-type="float" office:value="0.74">
            <text:p>0.74</text:p>
          </table:table-cell>
          <table:table-cell office:value-type="string">
            <text:p>Torsås</text:p>
          </table:table-cell>
          <table:table-cell office:value-type="float" office:value="834">
            <text:p>0834</text:p>
          </table:table-cell>
        </table:table-row>
        <table:table-row table:style-name="ro1">
          <table:table-cell office:value-type="string">
            <text:p>S2051</text:p>
          </table:table-cell>
          <table:table-cell office:value-type="string">
            <text:p>Dörby</text:p>
          </table:table-cell>
          <table:table-cell office:value-type="float" office:value="-0">
            <text:p>0</text:p>
          </table:table-cell>
          <table:table-cell office:value-type="float" office:value="25.48">
            <text:p>25.4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057</text:p>
          </table:table-cell>
          <table:table-cell office:value-type="string">
            <text:p>Ekenäs</text:p>
          </table:table-cell>
          <table:table-cell office:value-type="float" office:value="-0">
            <text:p>0</text:p>
          </table:table-cell>
          <table:table-cell office:value-type="float" office:value="39.82">
            <text:p>39.82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string">
            <text:p>S2061</text:p>
          </table:table-cell>
          <table:table-cell office:value-type="string">
            <text:p>Enebacken</text:p>
          </table:table-cell>
          <table:table-cell office:value-type="float" office:value="-0">
            <text:p>0</text:p>
          </table:table-cell>
          <table:table-cell office:value-type="float" office:value="17.04">
            <text:p>17.04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Torsås</text:p>
          </table:table-cell>
          <table:table-cell office:value-type="float" office:value="834">
            <text:p>0834</text:p>
          </table:table-cell>
        </table:table-row>
        <table:table-row table:style-name="ro1">
          <table:table-cell office:value-type="string">
            <text:p>S2069</text:p>
          </table:table-cell>
          <table:table-cell office:value-type="string">
            <text:p>Fiddekulla</text:p>
          </table:table-cell>
          <table:table-cell office:value-type="float" office:value="-0">
            <text:p>0</text:p>
          </table:table-cell>
          <table:table-cell office:value-type="float" office:value="15.49">
            <text:p>15.4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Emmaboda</text:p>
          </table:table-cell>
          <table:table-cell office:value-type="float" office:value="862">
            <text:p>0862</text:p>
          </table:table-cell>
        </table:table-row>
        <table:table-row table:style-name="ro1">
          <table:table-cell office:value-type="string">
            <text:p>S2073</text:p>
          </table:table-cell>
          <table:table-cell office:value-type="string">
            <text:p>Finsjö</text:p>
          </table:table-cell>
          <table:table-cell office:value-type="float" office:value="-0">
            <text:p>0</text:p>
          </table:table-cell>
          <table:table-cell office:value-type="float" office:value="35.43">
            <text:p>35.43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string">
            <text:p>S2074</text:p>
          </table:table-cell>
          <table:table-cell office:value-type="string">
            <text:p>Flerohopp</text:p>
          </table:table-cell>
          <table:table-cell office:value-type="string">
            <text:p>Ny</text:p>
          </table:table-cell>
          <table:table-cell office:value-type="float" office:value="41.32">
            <text:p>41.32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Nybro</text:p>
          </table:table-cell>
          <table:table-cell office:value-type="float" office:value="881">
            <text:p>0881</text:p>
          </table:table-cell>
        </table:table-row>
        <table:table-row table:style-name="ro1">
          <table:table-cell office:value-type="string">
            <text:p>S2077</text:p>
          </table:table-cell>
          <table:table-cell office:value-type="string">
            <text:p>Förlösa</text:p>
          </table:table-cell>
          <table:table-cell office:value-type="float" office:value="-0">
            <text:p>0</text:p>
          </table:table-cell>
          <table:table-cell office:value-type="float" office:value="16.72">
            <text:p>16.7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string">
            <text:p>S2085</text:p>
          </table:table-cell>
          <table:table-cell office:value-type="string">
            <text:p>Gladhammar och Lunds by</text:p>
          </table:table-cell>
          <table:table-cell office:value-type="float" office:value="-0">
            <text:p>0</text:p>
          </table:table-cell>
          <table:table-cell office:value-type="float" office:value="29.5">
            <text:p>29.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2089</text:p>
          </table:table-cell>
          <table:table-cell office:value-type="string">
            <text:p>Glömminge</text:p>
          </table:table-cell>
          <table:table-cell office:value-type="float" office:value="-0">
            <text:p>0</text:p>
          </table:table-cell>
          <table:table-cell office:value-type="float" office:value="35.37">
            <text:p>35.37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093</text:p>
          </table:table-cell>
          <table:table-cell office:value-type="string">
            <text:p>Grönskåra</text:p>
          </table:table-cell>
          <table:table-cell office:value-type="float" office:value="-0">
            <text:p>0</text:p>
          </table:table-cell>
          <table:table-cell office:value-type="float" office:value="28.77">
            <text:p>28.7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ögsby</text:p>
          </table:table-cell>
          <table:table-cell office:value-type="float" office:value="821">
            <text:p>0821</text:p>
          </table:table-cell>
        </table:table-row>
        <table:table-row table:style-name="ro1">
          <table:table-cell office:value-type="string">
            <text:p>S2097</text:p>
          </table:table-cell>
          <table:table-cell office:value-type="string">
            <text:p>Gullabo</text:p>
          </table:table-cell>
          <table:table-cell office:value-type="float" office:value="-0">
            <text:p>0</text:p>
          </table:table-cell>
          <table:table-cell office:value-type="float" office:value="44.04">
            <text:p>44.04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Torsås</text:p>
          </table:table-cell>
          <table:table-cell office:value-type="float" office:value="834">
            <text:p>0834</text:p>
          </table:table-cell>
        </table:table-row>
        <table:table-row table:style-name="ro1">
          <table:table-cell office:value-type="string">
            <text:p>S2099</text:p>
          </table:table-cell>
          <table:table-cell office:value-type="string">
            <text:p>Gränsö kanal</text:p>
          </table:table-cell>
          <table:table-cell office:value-type="float" office:value="-0">
            <text:p>0</text:p>
          </table:table-cell>
          <table:table-cell office:value-type="float" office:value="9.07">
            <text:p>9.0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2101</text:p>
          </table:table-cell>
          <table:table-cell office:value-type="string">
            <text:p>Gullaskruv</text:p>
          </table:table-cell>
          <table:table-cell office:value-type="float" office:value="-0">
            <text:p>0</text:p>
          </table:table-cell>
          <table:table-cell office:value-type="float" office:value="44.49">
            <text:p>44.49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Nybro</text:p>
          </table:table-cell>
          <table:table-cell office:value-type="float" office:value="881">
            <text:p>0881</text:p>
          </table:table-cell>
        </table:table-row>
        <table:table-row table:style-name="ro1">
          <table:table-cell office:value-type="string">
            <text:p>S2105</text:p>
          </table:table-cell>
          <table:table-cell office:value-type="string">
            <text:p>Gärdslösa</text:p>
          </table:table-cell>
          <table:table-cell office:value-type="float" office:value="-0">
            <text:p>0</text:p>
          </table:table-cell>
          <table:table-cell office:value-type="float" office:value="62.56">
            <text:p>62.56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106</text:p>
          </table:table-cell>
          <table:table-cell office:value-type="string">
            <text:p>Habbestorp</text:p>
          </table:table-cell>
          <table:table-cell office:value-type="string">
            <text:p>Ny</text:p>
          </table:table-cell>
          <table:table-cell office:value-type="float" office:value="8.3">
            <text:p>8.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string">
            <text:p>S2109</text:p>
          </table:table-cell>
          <table:table-cell office:value-type="string">
            <text:p>Hammarglo</text:p>
          </table:table-cell>
          <table:table-cell office:value-type="float" office:value="-0">
            <text:p>0</text:p>
          </table:table-cell>
          <table:table-cell office:value-type="float" office:value="19.25">
            <text:p>19.2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string">
            <text:p>S2113</text:p>
          </table:table-cell>
          <table:table-cell office:value-type="string">
            <text:p>Harby</text:p>
          </table:table-cell>
          <table:table-cell office:value-type="float" office:value="-0">
            <text:p>0</text:p>
          </table:table-cell>
          <table:table-cell office:value-type="float" office:value="28.57">
            <text:p>28.57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string">
            <text:p>S2117</text:p>
          </table:table-cell>
          <table:table-cell office:value-type="string">
            <text:p>Hulterstad</text:p>
          </table:table-cell>
          <table:table-cell office:value-type="float" office:value="-0">
            <text:p>0</text:p>
          </table:table-cell>
          <table:table-cell office:value-type="float" office:value="21.74">
            <text:p>21.7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119</text:p>
          </table:table-cell>
          <table:table-cell office:value-type="string">
            <text:p>Hossmo Kyrkbyn</text:p>
          </table:table-cell>
          <table:table-cell office:value-type="string">
            <text:p>Ny</text:p>
          </table:table-cell>
          <table:table-cell office:value-type="float" office:value="7.55">
            <text:p>7.5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string">
            <text:p>S2121</text:p>
          </table:table-cell>
          <table:table-cell office:value-type="string">
            <text:p>Hult</text:p>
          </table:table-cell>
          <table:table-cell office:value-type="float" office:value="-0">
            <text:p>0</text:p>
          </table:table-cell>
          <table:table-cell office:value-type="float" office:value="26.42">
            <text:p>26.42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125</text:p>
          </table:table-cell>
          <table:table-cell office:value-type="string">
            <text:p>Hummelstad</text:p>
          </table:table-cell>
          <table:table-cell office:value-type="float" office:value="-0">
            <text:p>0</text:p>
          </table:table-cell>
          <table:table-cell office:value-type="float" office:value="18.78">
            <text:p>18.7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2127</text:p>
          </table:table-cell>
          <table:table-cell office:value-type="string">
            <text:p>Händelöp</text:p>
          </table:table-cell>
          <table:table-cell office:value-type="float" office:value="-0">
            <text:p>0</text:p>
          </table:table-cell>
          <table:table-cell office:value-type="float" office:value="13.43">
            <text:p>13.4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2129</text:p>
          </table:table-cell>
          <table:table-cell office:value-type="string">
            <text:p>Hälgenäs</text:p>
          </table:table-cell>
          <table:table-cell office:value-type="float" office:value="-0">
            <text:p>0</text:p>
          </table:table-cell>
          <table:table-cell office:value-type="float" office:value="47.7">
            <text:p>47.7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2137</text:p>
          </table:table-cell>
          <table:table-cell office:value-type="string">
            <text:p>Karlevi och Eriksöre</text:p>
          </table:table-cell>
          <table:table-cell office:value-type="float" office:value="-0">
            <text:p>0</text:p>
          </table:table-cell>
          <table:table-cell office:value-type="float" office:value="43.63">
            <text:p>43.63</text:p>
          </table:table-cell>
          <table:table-cell office:value-type="float" office:value="92">
            <text:p>92</text:p>
          </table:table-cell>
          <table:table-cell office:value-type="float" office:value="0.65">
            <text:p>0.65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139</text:p>
          </table:table-cell>
          <table:table-cell office:value-type="string">
            <text:p>Kilen</text:p>
          </table:table-cell>
          <table:table-cell office:value-type="float" office:value="-0">
            <text:p>0</text:p>
          </table:table-cell>
          <table:table-cell office:value-type="float" office:value="7.1">
            <text:p>7.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string">
            <text:p>S2141</text:p>
          </table:table-cell>
          <table:table-cell office:value-type="string">
            <text:p>Killingeholm</text:p>
          </table:table-cell>
          <table:table-cell office:value-type="float" office:value="-0">
            <text:p>0</text:p>
          </table:table-cell>
          <table:table-cell office:value-type="float" office:value="17.23">
            <text:p>17.23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string">
            <text:p>S2143</text:p>
          </table:table-cell>
          <table:table-cell office:value-type="string">
            <text:p>Kolboda</text:p>
          </table:table-cell>
          <table:table-cell office:value-type="float" office:value="-0">
            <text:p>0</text:p>
          </table:table-cell>
          <table:table-cell office:value-type="float" office:value="37.87">
            <text:p>37.87</text:p>
          </table:table-cell>
          <table:table-cell office:value-type="float" office:value="125">
            <text:p>125</text:p>
          </table:table-cell>
          <table:table-cell office:value-type="float" office:value="0.64">
            <text:p>0.64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string">
            <text:p>S2149</text:p>
          </table:table-cell>
          <table:table-cell office:value-type="string">
            <text:p>Kvilla</text:p>
          </table:table-cell>
          <table:table-cell office:value-type="float" office:value="-0">
            <text:p>0</text:p>
          </table:table-cell>
          <table:table-cell office:value-type="float" office:value="26.45">
            <text:p>26.45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Torsås</text:p>
          </table:table-cell>
          <table:table-cell office:value-type="float" office:value="834">
            <text:p>0834</text:p>
          </table:table-cell>
        </table:table-row>
        <table:table-row table:style-name="ro1">
          <table:table-cell office:value-type="string">
            <text:p>S2153</text:p>
          </table:table-cell>
          <table:table-cell office:value-type="string">
            <text:p>Kåremo</text:p>
          </table:table-cell>
          <table:table-cell office:value-type="float" office:value="-0">
            <text:p>0</text:p>
          </table:table-cell>
          <table:table-cell office:value-type="float" office:value="20.44">
            <text:p>20.4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string">
            <text:p>S2155</text:p>
          </table:table-cell>
          <table:table-cell office:value-type="string">
            <text:p>Källtorpsmo</text:p>
          </table:table-cell>
          <table:table-cell office:value-type="string">
            <text:p>Ny</text:p>
          </table:table-cell>
          <table:table-cell office:value-type="float" office:value="11.18">
            <text:p>11.1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string">
            <text:p>S2157</text:p>
          </table:table-cell>
          <table:table-cell office:value-type="string">
            <text:p>Lindby</text:p>
          </table:table-cell>
          <table:table-cell office:value-type="float" office:value="-0">
            <text:p>0</text:p>
          </table:table-cell>
          <table:table-cell office:value-type="float" office:value="33.16">
            <text:p>33.1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161</text:p>
          </table:table-cell>
          <table:table-cell office:value-type="string">
            <text:p>Långemåla</text:p>
          </table:table-cell>
          <table:table-cell office:value-type="float" office:value="-0">
            <text:p>0</text:p>
          </table:table-cell>
          <table:table-cell office:value-type="float" office:value="38.28">
            <text:p>38.28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Högsby</text:p>
          </table:table-cell>
          <table:table-cell office:value-type="float" office:value="821">
            <text:p>0821</text:p>
          </table:table-cell>
        </table:table-row>
        <table:table-row table:style-name="ro1">
          <table:table-cell office:value-type="string">
            <text:p>S2165</text:p>
          </table:table-cell>
          <table:table-cell office:value-type="string">
            <text:p>Långlöt</text:p>
          </table:table-cell>
          <table:table-cell office:value-type="float" office:value="-0">
            <text:p>0</text:p>
          </table:table-cell>
          <table:table-cell office:value-type="float" office:value="46.56">
            <text:p>46.56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167</text:p>
          </table:table-cell>
          <table:table-cell office:value-type="string">
            <text:p>Lönneberga</text:p>
          </table:table-cell>
          <table:table-cell office:value-type="float" office:value="-0">
            <text:p>0</text:p>
          </table:table-cell>
          <table:table-cell office:value-type="float" office:value="49.58">
            <text:p>49.58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Hultsfred</text:p>
          </table:table-cell>
          <table:table-cell office:value-type="float" office:value="860">
            <text:p>0860</text:p>
          </table:table-cell>
        </table:table-row>
        <table:table-row table:style-name="ro1">
          <table:table-cell office:value-type="string">
            <text:p>S2173</text:p>
          </table:table-cell>
          <table:table-cell office:value-type="string">
            <text:p>Mellböda och del av Böda</text:p>
          </table:table-cell>
          <table:table-cell office:value-type="float" office:value="-0">
            <text:p>0</text:p>
          </table:table-cell>
          <table:table-cell office:value-type="float" office:value="54.07">
            <text:p>54.07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183</text:p>
          </table:table-cell>
          <table:table-cell office:value-type="string">
            <text:p>Färjestaden (sydvästra delen)</text:p>
          </table:table-cell>
          <table:table-cell office:value-type="float" office:value="-0">
            <text:p>0</text:p>
          </table:table-cell>
          <table:table-cell office:value-type="float" office:value="62.84">
            <text:p>62.84</text:p>
          </table:table-cell>
          <table:table-cell office:value-type="float" office:value="272">
            <text:p>272</text:p>
          </table:table-cell>
          <table:table-cell office:value-type="float" office:value="0.94">
            <text:p>0.94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185</text:p>
          </table:table-cell>
          <table:table-cell office:value-type="string">
            <text:p>Mörtfors</text:p>
          </table:table-cell>
          <table:table-cell office:value-type="float" office:value="-0">
            <text:p>0</text:p>
          </table:table-cell>
          <table:table-cell office:value-type="float" office:value="14.92">
            <text:p>14.9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string">
            <text:p>S2189</text:p>
          </table:table-cell>
          <table:table-cell office:value-type="string">
            <text:p>Norra Möckleby</text:p>
          </table:table-cell>
          <table:table-cell office:value-type="float" office:value="-0">
            <text:p>0</text:p>
          </table:table-cell>
          <table:table-cell office:value-type="float" office:value="37.14">
            <text:p>37.1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191</text:p>
          </table:table-cell>
          <table:table-cell office:value-type="string">
            <text:p>Norrgärdet och Törnbotten</text:p>
          </table:table-cell>
          <table:table-cell office:value-type="string">
            <text:p>Ny</text:p>
          </table:table-cell>
          <table:table-cell office:value-type="float" office:value="13.91">
            <text:p>13.9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193</text:p>
          </table:table-cell>
          <table:table-cell office:value-type="string">
            <text:p>Norrhult</text:p>
          </table:table-cell>
          <table:table-cell office:value-type="float" office:value="-0">
            <text:p>0</text:p>
          </table:table-cell>
          <table:table-cell office:value-type="float" office:value="30.35">
            <text:p>30.3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2197</text:p>
          </table:table-cell>
          <table:table-cell office:value-type="string">
            <text:p>Odensvi</text:p>
          </table:table-cell>
          <table:table-cell office:value-type="float" office:value="-0">
            <text:p>0</text:p>
          </table:table-cell>
          <table:table-cell office:value-type="float" office:value="17.66">
            <text:p>17.6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2201</text:p>
          </table:table-cell>
          <table:table-cell office:value-type="string">
            <text:p>Oknö</text:p>
          </table:table-cell>
          <table:table-cell office:value-type="float" office:value="-0">
            <text:p>0</text:p>
          </table:table-cell>
          <table:table-cell office:value-type="float" office:value="101.92">
            <text:p>101.92</text:p>
          </table:table-cell>
          <table:table-cell office:value-type="float" office:value="333">
            <text:p>333</text:p>
          </table:table-cell>
          <table:table-cell office:value-type="float" office:value="0.98">
            <text:p>0.98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string">
            <text:p>S2205</text:p>
          </table:table-cell>
          <table:table-cell office:value-type="string">
            <text:p>Pata malm</text:p>
          </table:table-cell>
          <table:table-cell office:value-type="float" office:value="-0">
            <text:p>0</text:p>
          </table:table-cell>
          <table:table-cell office:value-type="float" office:value="23.27">
            <text:p>23.27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string">
            <text:p>S2207</text:p>
          </table:table-cell>
          <table:table-cell office:value-type="string">
            <text:p>Lindödjupet och Målängen</text:p>
          </table:table-cell>
          <table:table-cell office:value-type="float" office:value="-0">
            <text:p>0</text:p>
          </table:table-cell>
          <table:table-cell office:value-type="float" office:value="92.3">
            <text:p>92.3</text:p>
          </table:table-cell>
          <table:table-cell office:value-type="float" office:value="100">
            <text:p>100</text:p>
          </table:table-cell>
          <table:table-cell office:value-type="float" office:value="0.74">
            <text:p>0.74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2209</text:p>
          </table:table-cell>
          <table:table-cell office:value-type="string">
            <text:p>Resmo + Gynge</text:p>
          </table:table-cell>
          <table:table-cell office:value-type="float" office:value="-0">
            <text:p>0</text:p>
          </table:table-cell>
          <table:table-cell office:value-type="float" office:value="32.47">
            <text:p>32.47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211</text:p>
          </table:table-cell>
          <table:table-cell office:value-type="string">
            <text:p>Revsudden</text:p>
          </table:table-cell>
          <table:table-cell office:value-type="float" office:value="-0">
            <text:p>0</text:p>
          </table:table-cell>
          <table:table-cell office:value-type="float" office:value="37.01">
            <text:p>37.01</text:p>
          </table:table-cell>
          <table:table-cell office:value-type="float" office:value="154">
            <text:p>154</text:p>
          </table:table-cell>
          <table:table-cell office:value-type="float" office:value="0.9">
            <text:p>0.9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string">
            <text:p>S2213</text:p>
          </table:table-cell>
          <table:table-cell office:value-type="string">
            <text:p>Rinkaby</text:p>
          </table:table-cell>
          <table:table-cell office:value-type="float" office:value="-0">
            <text:p>0</text:p>
          </table:table-cell>
          <table:table-cell office:value-type="float" office:value="17.15">
            <text:p>17.15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string">
            <text:p>S2221</text:p>
          </table:table-cell>
          <table:table-cell office:value-type="string">
            <text:p>Runsten och Bjärby</text:p>
          </table:table-cell>
          <table:table-cell office:value-type="float" office:value="-0">
            <text:p>0</text:p>
          </table:table-cell>
          <table:table-cell office:value-type="float" office:value="55.08">
            <text:p>55.0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225</text:p>
          </table:table-cell>
          <table:table-cell office:value-type="string">
            <text:p>Rälla tall</text:p>
          </table:table-cell>
          <table:table-cell office:value-type="float" office:value="-0">
            <text:p>0</text:p>
          </table:table-cell>
          <table:table-cell office:value-type="float" office:value="9.74">
            <text:p>9.74</text:p>
          </table:table-cell>
          <table:table-cell office:value-type="float" office:value="55">
            <text:p>55</text:p>
          </table:table-cell>
          <table:table-cell office:value-type="float" office:value="0.24">
            <text:p>0.24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229</text:p>
          </table:table-cell>
          <table:table-cell office:value-type="string">
            <text:p>Räpplinge</text:p>
          </table:table-cell>
          <table:table-cell office:value-type="float" office:value="-0">
            <text:p>0</text:p>
          </table:table-cell>
          <table:table-cell office:value-type="float" office:value="44.71">
            <text:p>44.71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237</text:p>
          </table:table-cell>
          <table:table-cell office:value-type="string">
            <text:p>Sandby</text:p>
          </table:table-cell>
          <table:table-cell office:value-type="float" office:value="-0">
            <text:p>0</text:p>
          </table:table-cell>
          <table:table-cell office:value-type="float" office:value="69.76">
            <text:p>69.7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241</text:p>
          </table:table-cell>
          <table:table-cell office:value-type="string">
            <text:p>Sandbäckshult</text:p>
          </table:table-cell>
          <table:table-cell office:value-type="float" office:value="-0">
            <text:p>0</text:p>
          </table:table-cell>
          <table:table-cell office:value-type="float" office:value="18.3">
            <text:p>18.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string">
            <text:p>S2243</text:p>
          </table:table-cell>
          <table:table-cell office:value-type="string">
            <text:p>Saxängen</text:p>
          </table:table-cell>
          <table:table-cell office:value-type="float" office:value="-0">
            <text:p>0</text:p>
          </table:table-cell>
          <table:table-cell office:value-type="float" office:value="48.96">
            <text:p>48.96</text:p>
          </table:table-cell>
          <table:table-cell office:value-type="float" office:value="159">
            <text:p>159</text:p>
          </table:table-cell>
          <table:table-cell office:value-type="float" office:value="0.97">
            <text:p>0.97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245</text:p>
          </table:table-cell>
          <table:table-cell office:value-type="string">
            <text:p>Skorpetorp och Sandshult</text:p>
          </table:table-cell>
          <table:table-cell office:value-type="float" office:value="-0">
            <text:p>0</text:p>
          </table:table-cell>
          <table:table-cell office:value-type="float" office:value="18.3">
            <text:p>18.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string">
            <text:p>S2249</text:p>
          </table:table-cell>
          <table:table-cell office:value-type="string">
            <text:p>Sandslätt och Hinsaryd</text:p>
          </table:table-cell>
          <table:table-cell office:value-type="float" office:value="-0">
            <text:p>0</text:p>
          </table:table-cell>
          <table:table-cell office:value-type="float" office:value="15.89">
            <text:p>15.8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Nybro</text:p>
          </table:table-cell>
          <table:table-cell office:value-type="float" office:value="881">
            <text:p>0881</text:p>
          </table:table-cell>
        </table:table-row>
        <table:table-row table:style-name="ro1">
          <table:table-cell office:value-type="string">
            <text:p>S2253</text:p>
          </table:table-cell>
          <table:table-cell office:value-type="string">
            <text:p>Sandvik</text:p>
          </table:table-cell>
          <table:table-cell office:value-type="float" office:value="-0">
            <text:p>0</text:p>
          </table:table-cell>
          <table:table-cell office:value-type="float" office:value="36.16">
            <text:p>36.16</text:p>
          </table:table-cell>
          <table:table-cell office:value-type="float" office:value="62">
            <text:p>62</text:p>
          </table:table-cell>
          <table:table-cell office:value-type="float" office:value="0.82">
            <text:p>0.82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255</text:p>
          </table:table-cell>
          <table:table-cell office:value-type="string">
            <text:p>Sankt Sigfrid</text:p>
          </table:table-cell>
          <table:table-cell office:value-type="float" office:value="-0">
            <text:p>0</text:p>
          </table:table-cell>
          <table:table-cell office:value-type="float" office:value="23.73">
            <text:p>23.7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Nybro</text:p>
          </table:table-cell>
          <table:table-cell office:value-type="float" office:value="881">
            <text:p>0881</text:p>
          </table:table-cell>
        </table:table-row>
        <table:table-row table:style-name="ro1">
          <table:table-cell office:value-type="string">
            <text:p>S2265</text:p>
          </table:table-cell>
          <table:table-cell office:value-type="string">
            <text:p>Sloalycke norra</text:p>
          </table:table-cell>
          <table:table-cell office:value-type="float" office:value="-0">
            <text:p>0</text:p>
          </table:table-cell>
          <table:table-cell office:value-type="float" office:value="29.58">
            <text:p>29.5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Torsås</text:p>
          </table:table-cell>
          <table:table-cell office:value-type="float" office:value="834">
            <text:p>0834</text:p>
          </table:table-cell>
        </table:table-row>
        <table:table-row table:style-name="ro1">
          <table:table-cell office:value-type="string">
            <text:p>S2269</text:p>
          </table:table-cell>
          <table:table-cell office:value-type="string">
            <text:p>Spjutterum</text:p>
          </table:table-cell>
          <table:table-cell office:value-type="float" office:value="-0">
            <text:p>0</text:p>
          </table:table-cell>
          <table:table-cell office:value-type="float" office:value="19.65">
            <text:p>19.65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273</text:p>
          </table:table-cell>
          <table:table-cell office:value-type="string">
            <text:p>Stora Frö</text:p>
          </table:table-cell>
          <table:table-cell office:value-type="float" office:value="-0">
            <text:p>0</text:p>
          </table:table-cell>
          <table:table-cell office:value-type="float" office:value="28.3">
            <text:p>28.3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277</text:p>
          </table:table-cell>
          <table:table-cell office:value-type="string">
            <text:p>Södra Kvinneby och Slagerstad och Stenås</text:p>
          </table:table-cell>
          <table:table-cell office:value-type="float" office:value="-0">
            <text:p>0</text:p>
          </table:table-cell>
          <table:table-cell office:value-type="float" office:value="49.51">
            <text:p>49.5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281</text:p>
          </table:table-cell>
          <table:table-cell office:value-type="string">
            <text:p>Stora Rör</text:p>
          </table:table-cell>
          <table:table-cell office:value-type="float" office:value="-0">
            <text:p>0</text:p>
          </table:table-cell>
          <table:table-cell office:value-type="float" office:value="52.23">
            <text:p>52.23</text:p>
          </table:table-cell>
          <table:table-cell office:value-type="float" office:value="158">
            <text:p>158</text:p>
          </table:table-cell>
          <table:table-cell office:value-type="float" office:value="0.78">
            <text:p>0.78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285</text:p>
          </table:table-cell>
          <table:table-cell office:value-type="string">
            <text:p>Strandskogen</text:p>
          </table:table-cell>
          <table:table-cell office:value-type="float" office:value="-0">
            <text:p>0</text:p>
          </table:table-cell>
          <table:table-cell office:value-type="float" office:value="14.54">
            <text:p>14.5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289</text:p>
          </table:table-cell>
          <table:table-cell office:value-type="string">
            <text:p>Stångeland</text:p>
          </table:table-cell>
          <table:table-cell office:value-type="float" office:value="-0">
            <text:p>0</text:p>
          </table:table-cell>
          <table:table-cell office:value-type="float" office:value="14.91">
            <text:p>14.9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2293</text:p>
          </table:table-cell>
          <table:table-cell office:value-type="string">
            <text:p>Störlinge</text:p>
          </table:table-cell>
          <table:table-cell office:value-type="float" office:value="-0">
            <text:p>0</text:p>
          </table:table-cell>
          <table:table-cell office:value-type="float" office:value="22.7">
            <text:p>22.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297</text:p>
          </table:table-cell>
          <table:table-cell office:value-type="string">
            <text:p>Sättra</text:p>
          </table:table-cell>
          <table:table-cell office:value-type="float" office:value="-0">
            <text:p>0</text:p>
          </table:table-cell>
          <table:table-cell office:value-type="float" office:value="25.7">
            <text:p>25.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301</text:p>
          </table:table-cell>
          <table:table-cell office:value-type="string">
            <text:p>Algutsrum</text:p>
          </table:table-cell>
          <table:table-cell office:value-type="float" office:value="-0">
            <text:p>0</text:p>
          </table:table-cell>
          <table:table-cell office:value-type="float" office:value="12.74">
            <text:p>12.7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305</text:p>
          </table:table-cell>
          <table:table-cell office:value-type="string">
            <text:p>Södvik</text:p>
          </table:table-cell>
          <table:table-cell office:value-type="float" office:value="-0">
            <text:p>0</text:p>
          </table:table-cell>
          <table:table-cell office:value-type="float" office:value="32.45">
            <text:p>32.4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307</text:p>
          </table:table-cell>
          <table:table-cell office:value-type="string">
            <text:p>Sörby</text:p>
          </table:table-cell>
          <table:table-cell office:value-type="float" office:value="-0">
            <text:p>0</text:p>
          </table:table-cell>
          <table:table-cell office:value-type="float" office:value="29.09">
            <text:p>29.0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308</text:p>
          </table:table-cell>
          <table:table-cell office:value-type="string">
            <text:p>Tallviken</text:p>
          </table:table-cell>
          <table:table-cell office:value-type="string">
            <text:p>Ny</text:p>
          </table:table-cell>
          <table:table-cell office:value-type="float" office:value="10.36">
            <text:p>10.36</text:p>
          </table:table-cell>
          <table:table-cell office:value-type="float" office:value="52">
            <text:p>52</text:p>
          </table:table-cell>
          <table:table-cell office:value-type="float" office:value="0.95">
            <text:p>0.95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string">
            <text:p>S2309</text:p>
          </table:table-cell>
          <table:table-cell office:value-type="string">
            <text:p>Torp</text:p>
          </table:table-cell>
          <table:table-cell office:value-type="float" office:value="-0">
            <text:p>0</text:p>
          </table:table-cell>
          <table:table-cell office:value-type="float" office:value="23.79">
            <text:p>23.79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string">
            <text:p>S2313</text:p>
          </table:table-cell>
          <table:table-cell office:value-type="string">
            <text:p>Trankvill + Davidsmåla</text:p>
          </table:table-cell>
          <table:table-cell office:value-type="float" office:value="-0">
            <text:p>0</text:p>
          </table:table-cell>
          <table:table-cell office:value-type="float" office:value="32.65">
            <text:p>32.65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Torsås</text:p>
          </table:table-cell>
          <table:table-cell office:value-type="float" office:value="834">
            <text:p>0834</text:p>
          </table:table-cell>
        </table:table-row>
        <table:table-row table:style-name="ro1">
          <table:table-cell office:value-type="string">
            <text:p>S2333</text:p>
          </table:table-cell>
          <table:table-cell office:value-type="string">
            <text:p>Tålebo</text:p>
          </table:table-cell>
          <table:table-cell office:value-type="float" office:value="-0">
            <text:p>0</text:p>
          </table:table-cell>
          <table:table-cell office:value-type="float" office:value="35.76">
            <text:p>35.7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string">
            <text:p>S2337</text:p>
          </table:table-cell>
          <table:table-cell office:value-type="string">
            <text:p>Ukna</text:p>
          </table:table-cell>
          <table:table-cell office:value-type="float" office:value="-0">
            <text:p>0</text:p>
          </table:table-cell>
          <table:table-cell office:value-type="float" office:value="24.26">
            <text:p>24.26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Västervik</text:p>
          </table:table-cell>
          <table:table-cell office:value-type="float" office:value="883">
            <text:p>0883</text:p>
          </table:table-cell>
        </table:table-row>
        <table:table-row table:style-name="ro1">
          <table:table-cell office:value-type="string">
            <text:p>S2349</text:p>
          </table:table-cell>
          <table:table-cell office:value-type="string">
            <text:p>Voxtorp</text:p>
          </table:table-cell>
          <table:table-cell office:value-type="float" office:value="-0">
            <text:p>0</text:p>
          </table:table-cell>
          <table:table-cell office:value-type="float" office:value="17.39">
            <text:p>17.39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string">
            <text:p>S2353</text:p>
          </table:table-cell>
          <table:table-cell office:value-type="string">
            <text:p>Vånevik</text:p>
          </table:table-cell>
          <table:table-cell office:value-type="float" office:value="-0">
            <text:p>0</text:p>
          </table:table-cell>
          <table:table-cell office:value-type="float" office:value="32.17">
            <text:p>32.17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Oskarshamn</text:p>
          </table:table-cell>
          <table:table-cell office:value-type="float" office:value="882">
            <text:p>0882</text:p>
          </table:table-cell>
        </table:table-row>
        <table:table-row table:style-name="ro1">
          <table:table-cell office:value-type="string">
            <text:p>S2357</text:p>
          </table:table-cell>
          <table:table-cell office:value-type="string">
            <text:p>Hagby-Bläsinge</text:p>
          </table:table-cell>
          <table:table-cell office:value-type="float" office:value="-0">
            <text:p>0</text:p>
          </table:table-cell>
          <table:table-cell office:value-type="float" office:value="27.12">
            <text:p>27.1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2361</text:p>
          </table:table-cell>
          <table:table-cell office:value-type="string">
            <text:p>Åkerby + Lopperstad</text:p>
          </table:table-cell>
          <table:table-cell office:value-type="float" office:value="-0">
            <text:p>0</text:p>
          </table:table-cell>
          <table:table-cell office:value-type="float" office:value="24.16">
            <text:p>24.1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Borgholm</text:p>
          </table:table-cell>
          <table:table-cell office:value-type="float" office:value="885">
            <text:p>0885</text:p>
          </table:table-cell>
        </table:table-row>
        <table:table-row table:style-name="ro1">
          <table:table-cell office:value-type="string">
            <text:p>S2363</text:p>
          </table:table-cell>
          <table:table-cell office:value-type="string">
            <text:p>Åmunnen</text:p>
          </table:table-cell>
          <table:table-cell office:value-type="float" office:value="-0">
            <text:p>0</text:p>
          </table:table-cell>
          <table:table-cell office:value-type="float" office:value="17.61">
            <text:p>17.61</text:p>
          </table:table-cell>
          <table:table-cell office:value-type="float" office:value="93">
            <text:p>93</text:p>
          </table:table-cell>
          <table:table-cell office:value-type="float" office:value="0.58">
            <text:p>0.58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string">
            <text:p>S2364</text:p>
          </table:table-cell>
          <table:table-cell office:value-type="string">
            <text:p>Äspelund</text:p>
          </table:table-cell>
          <table:table-cell office:value-type="string">
            <text:p>Ny</text:p>
          </table:table-cell>
          <table:table-cell office:value-type="float" office:value="15.95">
            <text:p>15.9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Kalmar</text:p>
          </table:table-cell>
          <table:table-cell office:value-type="float" office:value="880">
            <text:p>0880</text:p>
          </table:table-cell>
        </table:table-row>
        <table:table-row table:style-name="ro1">
          <table:table-cell office:value-type="string">
            <text:p>S2365</text:p>
          </table:table-cell>
          <table:table-cell office:value-type="string">
            <text:p>Solberga och Ålem</text:p>
          </table:table-cell>
          <table:table-cell office:value-type="float" office:value="-0">
            <text:p>0</text:p>
          </table:table-cell>
          <table:table-cell office:value-type="float" office:value="45.52">
            <text:p>45.52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Mönsterås</text:p>
          </table:table-cell>
          <table:table-cell office:value-type="float" office:value="861">
            <text:p>0861</text:p>
          </table:table-cell>
        </table:table-row>
        <table:table-row table:style-name="ro1">
          <table:table-cell office:value-type="string">
            <text:p>S2369</text:p>
          </table:table-cell>
          <table:table-cell office:value-type="string">
            <text:p>Hägdarve och Dede</text:p>
          </table:table-cell>
          <table:table-cell office:value-type="float" office:value="-0">
            <text:p>0</text:p>
          </table:table-cell>
          <table:table-cell office:value-type="float" office:value="29.91">
            <text:p>29.9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371</text:p>
          </table:table-cell>
          <table:table-cell office:value-type="string">
            <text:p>Alva</text:p>
          </table:table-cell>
          <table:table-cell office:value-type="float" office:value="-0">
            <text:p>0</text:p>
          </table:table-cell>
          <table:table-cell office:value-type="float" office:value="30.74">
            <text:p>30.74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373</text:p>
          </table:table-cell>
          <table:table-cell office:value-type="string">
            <text:p>Barlingbo</text:p>
          </table:table-cell>
          <table:table-cell office:value-type="float" office:value="-0">
            <text:p>0</text:p>
          </table:table-cell>
          <table:table-cell office:value-type="float" office:value="23.22">
            <text:p>23.2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381</text:p>
          </table:table-cell>
          <table:table-cell office:value-type="string">
            <text:p>Bjärges och Nickarve</text:p>
          </table:table-cell>
          <table:table-cell office:value-type="float" office:value="-0">
            <text:p>0</text:p>
          </table:table-cell>
          <table:table-cell office:value-type="float" office:value="39.24">
            <text:p>39.24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382</text:p>
          </table:table-cell>
          <table:table-cell office:value-type="string">
            <text:p>Bjärs</text:p>
          </table:table-cell>
          <table:table-cell office:value-type="string">
            <text:p>Ny</text:p>
          </table:table-cell>
          <table:table-cell office:value-type="float" office:value="5.38">
            <text:p>5.3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384</text:p>
          </table:table-cell>
          <table:table-cell office:value-type="string">
            <text:p>Björkhage</text:p>
          </table:table-cell>
          <table:table-cell office:value-type="string">
            <text:p>Ny</text:p>
          </table:table-cell>
          <table:table-cell office:value-type="float" office:value="4.03">
            <text:p>4.0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387</text:p>
          </table:table-cell>
          <table:table-cell office:value-type="string">
            <text:p>Brohagen + Lillåkre</text:p>
          </table:table-cell>
          <table:table-cell office:value-type="float" office:value="-0">
            <text:p>0</text:p>
          </table:table-cell>
          <table:table-cell office:value-type="float" office:value="15.77">
            <text:p>15.7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389</text:p>
          </table:table-cell>
          <table:table-cell office:value-type="string">
            <text:p>Bro och Duss</text:p>
          </table:table-cell>
          <table:table-cell office:value-type="float" office:value="-0">
            <text:p>0</text:p>
          </table:table-cell>
          <table:table-cell office:value-type="float" office:value="23.15">
            <text:p>23.1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393</text:p>
          </table:table-cell>
          <table:table-cell office:value-type="string">
            <text:p>Dalhem och Hallvide</text:p>
          </table:table-cell>
          <table:table-cell office:value-type="float" office:value="-0">
            <text:p>0</text:p>
          </table:table-cell>
          <table:table-cell office:value-type="float" office:value="48.85">
            <text:p>48.8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395</text:p>
          </table:table-cell>
          <table:table-cell office:value-type="string">
            <text:p>Burs</text:p>
          </table:table-cell>
          <table:table-cell office:value-type="float" office:value="-0">
            <text:p>0</text:p>
          </table:table-cell>
          <table:table-cell office:value-type="float" office:value="18.09">
            <text:p>18.0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397</text:p>
          </table:table-cell>
          <table:table-cell office:value-type="string">
            <text:p>Austers och Sudergårda</text:p>
          </table:table-cell>
          <table:table-cell office:value-type="float" office:value="-0">
            <text:p>0</text:p>
          </table:table-cell>
          <table:table-cell office:value-type="float" office:value="76.57">
            <text:p>76.57</text:p>
          </table:table-cell>
          <table:table-cell office:value-type="float" office:value="89">
            <text:p>89</text:p>
          </table:table-cell>
          <table:table-cell office:value-type="float" office:value="0.29">
            <text:p>0.29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01</text:p>
          </table:table-cell>
          <table:table-cell office:value-type="string">
            <text:p>Eskelhem och Bringsarve</text:p>
          </table:table-cell>
          <table:table-cell office:value-type="float" office:value="-0">
            <text:p>0</text:p>
          </table:table-cell>
          <table:table-cell office:value-type="float" office:value="44.32">
            <text:p>44.3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05</text:p>
          </table:table-cell>
          <table:table-cell office:value-type="string">
            <text:p>Etelhem</text:p>
          </table:table-cell>
          <table:table-cell office:value-type="float" office:value="-0">
            <text:p>0</text:p>
          </table:table-cell>
          <table:table-cell office:value-type="float" office:value="50.43">
            <text:p>50.43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09</text:p>
          </table:table-cell>
          <table:table-cell office:value-type="string">
            <text:p>Klinte och Follingbo norra</text:p>
          </table:table-cell>
          <table:table-cell office:value-type="float" office:value="-0">
            <text:p>0</text:p>
          </table:table-cell>
          <table:table-cell office:value-type="float" office:value="13.92">
            <text:p>13.9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11</text:p>
          </table:table-cell>
          <table:table-cell office:value-type="string">
            <text:p>klinte och Follingbo södra</text:p>
          </table:table-cell>
          <table:table-cell office:value-type="float" office:value="-0">
            <text:p>0</text:p>
          </table:table-cell>
          <table:table-cell office:value-type="float" office:value="13.49">
            <text:p>13.49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13</text:p>
          </table:table-cell>
          <table:table-cell office:value-type="string">
            <text:p>Garde</text:p>
          </table:table-cell>
          <table:table-cell office:value-type="float" office:value="-0">
            <text:p>0</text:p>
          </table:table-cell>
          <table:table-cell office:value-type="float" office:value="76.04">
            <text:p>76.04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17</text:p>
          </table:table-cell>
          <table:table-cell office:value-type="string">
            <text:p>Gnisvärd och Smågårde</text:p>
          </table:table-cell>
          <table:table-cell office:value-type="float" office:value="-0">
            <text:p>0</text:p>
          </table:table-cell>
          <table:table-cell office:value-type="float" office:value="73.67">
            <text:p>73.67</text:p>
          </table:table-cell>
          <table:table-cell office:value-type="float" office:value="125">
            <text:p>125</text:p>
          </table:table-cell>
          <table:table-cell office:value-type="float" office:value="0.9">
            <text:p>0.9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21</text:p>
          </table:table-cell>
          <table:table-cell office:value-type="string">
            <text:p>Gothem</text:p>
          </table:table-cell>
          <table:table-cell office:value-type="float" office:value="-0">
            <text:p>0</text:p>
          </table:table-cell>
          <table:table-cell office:value-type="float" office:value="23.54">
            <text:p>23.5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27</text:p>
          </table:table-cell>
          <table:table-cell office:value-type="string">
            <text:p>Gute</text:p>
          </table:table-cell>
          <table:table-cell office:value-type="float" office:value="-0">
            <text:p>0</text:p>
          </table:table-cell>
          <table:table-cell office:value-type="float" office:value="21.49">
            <text:p>21.4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29</text:p>
          </table:table-cell>
          <table:table-cell office:value-type="string">
            <text:p>Hablingbo och Medebys</text:p>
          </table:table-cell>
          <table:table-cell office:value-type="float" office:value="-0">
            <text:p>0</text:p>
          </table:table-cell>
          <table:table-cell office:value-type="float" office:value="18.33">
            <text:p>18.3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33</text:p>
          </table:table-cell>
          <table:table-cell office:value-type="string">
            <text:p>Hangvar</text:p>
          </table:table-cell>
          <table:table-cell office:value-type="float" office:value="-0">
            <text:p>0</text:p>
          </table:table-cell>
          <table:table-cell office:value-type="float" office:value="40.77">
            <text:p>40.7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37</text:p>
          </table:table-cell>
          <table:table-cell office:value-type="string">
            <text:p>Högklint och Nygårds</text:p>
          </table:table-cell>
          <table:table-cell office:value-type="float" office:value="-0">
            <text:p>0</text:p>
          </table:table-cell>
          <table:table-cell office:value-type="float" office:value="130.53">
            <text:p>130.53</text:p>
          </table:table-cell>
          <table:table-cell office:value-type="float" office:value="343">
            <text:p>343</text:p>
          </table:table-cell>
          <table:table-cell office:value-type="float" office:value="0.78">
            <text:p>0.78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39</text:p>
          </table:table-cell>
          <table:table-cell office:value-type="string">
            <text:p>Hörsne</text:p>
          </table:table-cell>
          <table:table-cell office:value-type="float" office:value="-0">
            <text:p>0</text:p>
          </table:table-cell>
          <table:table-cell office:value-type="float" office:value="10.06">
            <text:p>10.0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41</text:p>
          </table:table-cell>
          <table:table-cell office:value-type="string">
            <text:p>Kappelshamn</text:p>
          </table:table-cell>
          <table:table-cell office:value-type="float" office:value="-0">
            <text:p>0</text:p>
          </table:table-cell>
          <table:table-cell office:value-type="float" office:value="72.33">
            <text:p>72.3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45</text:p>
          </table:table-cell>
          <table:table-cell office:value-type="string">
            <text:p>Katthammarsvik</text:p>
          </table:table-cell>
          <table:table-cell office:value-type="float" office:value="-0">
            <text:p>0</text:p>
          </table:table-cell>
          <table:table-cell office:value-type="float" office:value="70.28">
            <text:p>70.28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49</text:p>
          </table:table-cell>
          <table:table-cell office:value-type="string">
            <text:p>Klinte</text:p>
          </table:table-cell>
          <table:table-cell office:value-type="float" office:value="-0">
            <text:p>0</text:p>
          </table:table-cell>
          <table:table-cell office:value-type="float" office:value="32.77">
            <text:p>32.77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53</text:p>
          </table:table-cell>
          <table:table-cell office:value-type="string">
            <text:p>Kräklingbo</text:p>
          </table:table-cell>
          <table:table-cell office:value-type="float" office:value="-0">
            <text:p>0</text:p>
          </table:table-cell>
          <table:table-cell office:value-type="float" office:value="34.76">
            <text:p>34.7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57</text:p>
          </table:table-cell>
          <table:table-cell office:value-type="string">
            <text:p>Levide och Skinnarve</text:p>
          </table:table-cell>
          <table:table-cell office:value-type="float" office:value="-0">
            <text:p>0</text:p>
          </table:table-cell>
          <table:table-cell office:value-type="float" office:value="37.56">
            <text:p>37.56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61</text:p>
          </table:table-cell>
          <table:table-cell office:value-type="string">
            <text:p>Hälge</text:p>
          </table:table-cell>
          <table:table-cell office:value-type="float" office:value="-0">
            <text:p>0</text:p>
          </table:table-cell>
          <table:table-cell office:value-type="float" office:value="39.61">
            <text:p>39.61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65</text:p>
          </table:table-cell>
          <table:table-cell office:value-type="string">
            <text:p>Linde</text:p>
          </table:table-cell>
          <table:table-cell office:value-type="float" office:value="-0">
            <text:p>0</text:p>
          </table:table-cell>
          <table:table-cell office:value-type="float" office:value="37.77">
            <text:p>37.7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67</text:p>
          </table:table-cell>
          <table:table-cell office:value-type="string">
            <text:p>Lummelunda och Etebols</text:p>
          </table:table-cell>
          <table:table-cell office:value-type="float" office:value="-0">
            <text:p>0</text:p>
          </table:table-cell>
          <table:table-cell office:value-type="float" office:value="19.95">
            <text:p>19.95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73</text:p>
          </table:table-cell>
          <table:table-cell office:value-type="string">
            <text:p>Lye</text:p>
          </table:table-cell>
          <table:table-cell office:value-type="float" office:value="-0">
            <text:p>0</text:p>
          </table:table-cell>
          <table:table-cell office:value-type="float" office:value="32.92">
            <text:p>32.9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79</text:p>
          </table:table-cell>
          <table:table-cell office:value-type="string">
            <text:p>När</text:p>
          </table:table-cell>
          <table:table-cell office:value-type="string">
            <text:p>Ny</text:p>
          </table:table-cell>
          <table:table-cell office:value-type="float" office:value="19.71">
            <text:p>19.71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81</text:p>
          </table:table-cell>
          <table:table-cell office:value-type="string">
            <text:p>Othem</text:p>
          </table:table-cell>
          <table:table-cell office:value-type="float" office:value="-0">
            <text:p>0</text:p>
          </table:table-cell>
          <table:table-cell office:value-type="float" office:value="31.75">
            <text:p>31.75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85</text:p>
          </table:table-cell>
          <table:table-cell office:value-type="string">
            <text:p>Othemars</text:p>
          </table:table-cell>
          <table:table-cell office:value-type="float" office:value="-0">
            <text:p>0</text:p>
          </table:table-cell>
          <table:table-cell office:value-type="float" office:value="28.98">
            <text:p>28.9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89</text:p>
          </table:table-cell>
          <table:table-cell office:value-type="string">
            <text:p>Rone</text:p>
          </table:table-cell>
          <table:table-cell office:value-type="float" office:value="-0">
            <text:p>0</text:p>
          </table:table-cell>
          <table:table-cell office:value-type="float" office:value="24.32">
            <text:p>24.3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93</text:p>
          </table:table-cell>
          <table:table-cell office:value-type="string">
            <text:p>Ronehamn</text:p>
          </table:table-cell>
          <table:table-cell office:value-type="float" office:value="-0">
            <text:p>0</text:p>
          </table:table-cell>
          <table:table-cell office:value-type="float" office:value="34.44">
            <text:p>34.4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497</text:p>
          </table:table-cell>
          <table:table-cell office:value-type="string">
            <text:p>Sanda och Lekarve</text:p>
          </table:table-cell>
          <table:table-cell office:value-type="float" office:value="-0">
            <text:p>0</text:p>
          </table:table-cell>
          <table:table-cell office:value-type="float" office:value="62.18">
            <text:p>62.18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501</text:p>
          </table:table-cell>
          <table:table-cell office:value-type="string">
            <text:p>Sjonhembacke och Haugbro</text:p>
          </table:table-cell>
          <table:table-cell office:value-type="float" office:value="-0">
            <text:p>0</text:p>
          </table:table-cell>
          <table:table-cell office:value-type="float" office:value="47.24">
            <text:p>47.24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505</text:p>
          </table:table-cell>
          <table:table-cell office:value-type="string">
            <text:p>Själsö</text:p>
          </table:table-cell>
          <table:table-cell office:value-type="float" office:value="-0">
            <text:p>0</text:p>
          </table:table-cell>
          <table:table-cell office:value-type="float" office:value="38.5">
            <text:p>38.5</text:p>
          </table:table-cell>
          <table:table-cell office:value-type="float" office:value="131">
            <text:p>131</text:p>
          </table:table-cell>
          <table:table-cell office:value-type="float" office:value="0.88">
            <text:p>0.88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509</text:p>
          </table:table-cell>
          <table:table-cell office:value-type="string">
            <text:p>Stenkumla</text:p>
          </table:table-cell>
          <table:table-cell office:value-type="float" office:value="-0">
            <text:p>0</text:p>
          </table:table-cell>
          <table:table-cell office:value-type="float" office:value="12.27">
            <text:p>12.2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513</text:p>
          </table:table-cell>
          <table:table-cell office:value-type="string">
            <text:p>Sylfaste och Lere</text:p>
          </table:table-cell>
          <table:table-cell office:value-type="float" office:value="-0">
            <text:p>0</text:p>
          </table:table-cell>
          <table:table-cell office:value-type="float" office:value="16.35">
            <text:p>16.3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517</text:p>
          </table:table-cell>
          <table:table-cell office:value-type="string">
            <text:p>Ansarve och Tofta</text:p>
          </table:table-cell>
          <table:table-cell office:value-type="float" office:value="-0">
            <text:p>0</text:p>
          </table:table-cell>
          <table:table-cell office:value-type="float" office:value="29.99">
            <text:p>29.99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521</text:p>
          </table:table-cell>
          <table:table-cell office:value-type="string">
            <text:p>Tofta strand (norra delen)</text:p>
          </table:table-cell>
          <table:table-cell office:value-type="float" office:value="-0">
            <text:p>0</text:p>
          </table:table-cell>
          <table:table-cell office:value-type="float" office:value="17.61">
            <text:p>17.61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523</text:p>
          </table:table-cell>
          <table:table-cell office:value-type="string">
            <text:p>Tofta strand (södra delen)</text:p>
          </table:table-cell>
          <table:table-cell office:value-type="float" office:value="-0">
            <text:p>0</text:p>
          </table:table-cell>
          <table:table-cell office:value-type="float" office:value="99.57">
            <text:p>99.57</text:p>
          </table:table-cell>
          <table:table-cell office:value-type="float" office:value="186">
            <text:p>186</text:p>
          </table:table-cell>
          <table:table-cell office:value-type="float" office:value="0.82">
            <text:p>0.82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525</text:p>
          </table:table-cell>
          <table:table-cell office:value-type="string">
            <text:p>Träkumla</text:p>
          </table:table-cell>
          <table:table-cell office:value-type="float" office:value="-0">
            <text:p>0</text:p>
          </table:table-cell>
          <table:table-cell office:value-type="float" office:value="32.77">
            <text:p>32.7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529</text:p>
          </table:table-cell>
          <table:table-cell office:value-type="string">
            <text:p>Valleviken</text:p>
          </table:table-cell>
          <table:table-cell office:value-type="float" office:value="-0">
            <text:p>0</text:p>
          </table:table-cell>
          <table:table-cell office:value-type="float" office:value="32.19">
            <text:p>32.1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533</text:p>
          </table:table-cell>
          <table:table-cell office:value-type="string">
            <text:p>Vänge</text:p>
          </table:table-cell>
          <table:table-cell office:value-type="float" office:value="-0">
            <text:p>0</text:p>
          </table:table-cell>
          <table:table-cell office:value-type="float" office:value="49.35">
            <text:p>49.35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541</text:p>
          </table:table-cell>
          <table:table-cell office:value-type="string">
            <text:p>Västergarn och Stora Mafrids</text:p>
          </table:table-cell>
          <table:table-cell office:value-type="float" office:value="-0">
            <text:p>0</text:p>
          </table:table-cell>
          <table:table-cell office:value-type="float" office:value="46.7">
            <text:p>46.7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Gotland</text:p>
          </table:table-cell>
          <table:table-cell office:value-type="float" office:value="980">
            <text:p>0980</text:p>
          </table:table-cell>
        </table:table-row>
        <table:table-row table:style-name="ro1">
          <table:table-cell office:value-type="string">
            <text:p>S2543</text:p>
          </table:table-cell>
          <table:table-cell office:value-type="string">
            <text:p>Alnaryd</text:p>
          </table:table-cell>
          <table:table-cell office:value-type="float" office:value="-0">
            <text:p>0</text:p>
          </table:table-cell>
          <table:table-cell office:value-type="float" office:value="16.24">
            <text:p>16.2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545</text:p>
          </table:table-cell>
          <table:table-cell office:value-type="string">
            <text:p>Biskopsmåla och del av Hemmingsmåla</text:p>
          </table:table-cell>
          <table:table-cell office:value-type="float" office:value="-0">
            <text:p>0</text:p>
          </table:table-cell>
          <table:table-cell office:value-type="float" office:value="25.91">
            <text:p>25.9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Olofström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string">
            <text:p>S2547</text:p>
          </table:table-cell>
          <table:table-cell office:value-type="string">
            <text:p>Alstugorna</text:p>
          </table:table-cell>
          <table:table-cell office:value-type="float" office:value="-0">
            <text:p>0</text:p>
          </table:table-cell>
          <table:table-cell office:value-type="float" office:value="12.14">
            <text:p>12.14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549</text:p>
          </table:table-cell>
          <table:table-cell office:value-type="string">
            <text:p>Agerum och Bjäraryd</text:p>
          </table:table-cell>
          <table:table-cell office:value-type="float" office:value="-0">
            <text:p>0</text:p>
          </table:table-cell>
          <table:table-cell office:value-type="float" office:value="20.05">
            <text:p>20.0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553</text:p>
          </table:table-cell>
          <table:table-cell office:value-type="string">
            <text:p>Björkeryd</text:p>
          </table:table-cell>
          <table:table-cell office:value-type="float" office:value="-0">
            <text:p>0</text:p>
          </table:table-cell>
          <table:table-cell office:value-type="float" office:value="24.8">
            <text:p>24.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555</text:p>
          </table:table-cell>
          <table:table-cell office:value-type="string">
            <text:p>Dala</text:p>
          </table:table-cell>
          <table:table-cell office:value-type="string">
            <text:p>Ny</text:p>
          </table:table-cell>
          <table:table-cell office:value-type="float" office:value="7.65">
            <text:p>7.6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561</text:p>
          </table:table-cell>
          <table:table-cell office:value-type="string">
            <text:p>Boddestorp och del av Tränsum</text:p>
          </table:table-cell>
          <table:table-cell office:value-type="float" office:value="-0">
            <text:p>0</text:p>
          </table:table-cell>
          <table:table-cell office:value-type="float" office:value="26.61">
            <text:p>26.61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563</text:p>
          </table:table-cell>
          <table:table-cell office:value-type="string">
            <text:p>Brömsebro</text:p>
          </table:table-cell>
          <table:table-cell office:value-type="string">
            <text:p>Ny</text:p>
          </table:table-cell>
          <table:table-cell office:value-type="float" office:value="14.78">
            <text:p>14.7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565</text:p>
          </table:table-cell>
          <table:table-cell office:value-type="string">
            <text:p>Bussemåla</text:p>
          </table:table-cell>
          <table:table-cell office:value-type="float" office:value="-0">
            <text:p>0</text:p>
          </table:table-cell>
          <table:table-cell office:value-type="float" office:value="19.41">
            <text:p>19.41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2569</text:p>
          </table:table-cell>
          <table:table-cell office:value-type="string">
            <text:p>Bälganet</text:p>
          </table:table-cell>
          <table:table-cell office:value-type="float" office:value="-0">
            <text:p>0</text:p>
          </table:table-cell>
          <table:table-cell office:value-type="float" office:value="28.25">
            <text:p>28.2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2573</text:p>
          </table:table-cell>
          <table:table-cell office:value-type="string">
            <text:p>Djupekås</text:p>
          </table:table-cell>
          <table:table-cell office:value-type="float" office:value="-0">
            <text:p>0</text:p>
          </table:table-cell>
          <table:table-cell office:value-type="float" office:value="25.59">
            <text:p>25.59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579</text:p>
          </table:table-cell>
          <table:table-cell office:value-type="string">
            <text:p>Drottningskär</text:p>
          </table:table-cell>
          <table:table-cell office:value-type="float" office:value="-0">
            <text:p>0</text:p>
          </table:table-cell>
          <table:table-cell office:value-type="float" office:value="105.15">
            <text:p>105.15</text:p>
          </table:table-cell>
          <table:table-cell office:value-type="float" office:value="325">
            <text:p>325</text:p>
          </table:table-cell>
          <table:table-cell office:value-type="float" office:value="0.62">
            <text:p>0.62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581</text:p>
          </table:table-cell>
          <table:table-cell office:value-type="string">
            <text:p>Fjärdsjömåla</text:p>
          </table:table-cell>
          <table:table-cell office:value-type="float" office:value="-0">
            <text:p>0</text:p>
          </table:table-cell>
          <table:table-cell office:value-type="float" office:value="14.11">
            <text:p>14.1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583</text:p>
          </table:table-cell>
          <table:table-cell office:value-type="string">
            <text:p>Färmanstorp</text:p>
          </table:table-cell>
          <table:table-cell office:value-type="float" office:value="-0">
            <text:p>0</text:p>
          </table:table-cell>
          <table:table-cell office:value-type="float" office:value="40.93">
            <text:p>40.93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585</text:p>
          </table:table-cell>
          <table:table-cell office:value-type="string">
            <text:p>Forsbacka</text:p>
          </table:table-cell>
          <table:table-cell office:value-type="float" office:value="-0">
            <text:p>0</text:p>
          </table:table-cell>
          <table:table-cell office:value-type="float" office:value="10.6">
            <text:p>10.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587</text:p>
          </table:table-cell>
          <table:table-cell office:value-type="string">
            <text:p>Froarp</text:p>
          </table:table-cell>
          <table:table-cell office:value-type="float" office:value="-0">
            <text:p>0</text:p>
          </table:table-cell>
          <table:table-cell office:value-type="float" office:value="11.44">
            <text:p>11.4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589</text:p>
          </table:table-cell>
          <table:table-cell office:value-type="string">
            <text:p>Furumon</text:p>
          </table:table-cell>
          <table:table-cell office:value-type="float" office:value="-0">
            <text:p>0</text:p>
          </table:table-cell>
          <table:table-cell office:value-type="float" office:value="26.23">
            <text:p>26.23</text:p>
          </table:table-cell>
          <table:table-cell office:value-type="float" office:value="82">
            <text:p>82</text:p>
          </table:table-cell>
          <table:table-cell office:value-type="float" office:value="0.12">
            <text:p>0.12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590</text:p>
          </table:table-cell>
          <table:table-cell office:value-type="string">
            <text:p>Fäjö</text:p>
          </table:table-cell>
          <table:table-cell office:value-type="string">
            <text:p>Ny</text:p>
          </table:table-cell>
          <table:table-cell office:value-type="float" office:value="9.92">
            <text:p>9.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593</text:p>
          </table:table-cell>
          <table:table-cell office:value-type="string">
            <text:p>Gammalstorp</text:p>
          </table:table-cell>
          <table:table-cell office:value-type="float" office:value="-0">
            <text:p>0</text:p>
          </table:table-cell>
          <table:table-cell office:value-type="float" office:value="39.04">
            <text:p>39.04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597</text:p>
          </table:table-cell>
          <table:table-cell office:value-type="string">
            <text:p>Gredeby</text:p>
          </table:table-cell>
          <table:table-cell office:value-type="float" office:value="-0">
            <text:p>0</text:p>
          </table:table-cell>
          <table:table-cell office:value-type="float" office:value="13.19">
            <text:p>13.19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599</text:p>
          </table:table-cell>
          <table:table-cell office:value-type="string">
            <text:p>Grönadal</text:p>
          </table:table-cell>
          <table:table-cell office:value-type="float" office:value="-0">
            <text:p>0</text:p>
          </table:table-cell>
          <table:table-cell office:value-type="float" office:value="16.99">
            <text:p>16.99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609</text:p>
          </table:table-cell>
          <table:table-cell office:value-type="string">
            <text:p>Gustavstorp</text:p>
          </table:table-cell>
          <table:table-cell office:value-type="float" office:value="-0">
            <text:p>0</text:p>
          </table:table-cell>
          <table:table-cell office:value-type="float" office:value="20.06">
            <text:p>20.0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611</text:p>
          </table:table-cell>
          <table:table-cell office:value-type="string">
            <text:p>Guövik och Guemåla och Rörvik</text:p>
          </table:table-cell>
          <table:table-cell office:value-type="float" office:value="-0">
            <text:p>0</text:p>
          </table:table-cell>
          <table:table-cell office:value-type="float" office:value="34.31">
            <text:p>34.3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615</text:p>
          </table:table-cell>
          <table:table-cell office:value-type="string">
            <text:p>Hagbo + Björkhaga</text:p>
          </table:table-cell>
          <table:table-cell office:value-type="float" office:value="-0">
            <text:p>0</text:p>
          </table:table-cell>
          <table:table-cell office:value-type="float" office:value="20.63">
            <text:p>20.6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621</text:p>
          </table:table-cell>
          <table:table-cell office:value-type="string">
            <text:p>Hasselstad</text:p>
          </table:table-cell>
          <table:table-cell office:value-type="float" office:value="-0">
            <text:p>0</text:p>
          </table:table-cell>
          <table:table-cell office:value-type="float" office:value="27.86">
            <text:p>27.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2627</text:p>
          </table:table-cell>
          <table:table-cell office:value-type="string">
            <text:p>Hjälmsa</text:p>
          </table:table-cell>
          <table:table-cell office:value-type="float" office:value="-0">
            <text:p>0</text:p>
          </table:table-cell>
          <table:table-cell office:value-type="float" office:value="20.1">
            <text:p>20.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2629</text:p>
          </table:table-cell>
          <table:table-cell office:value-type="string">
            <text:p>Horsaryd</text:p>
          </table:table-cell>
          <table:table-cell office:value-type="float" office:value="-0">
            <text:p>0</text:p>
          </table:table-cell>
          <table:table-cell office:value-type="float" office:value="14.74">
            <text:p>14.7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633</text:p>
          </table:table-cell>
          <table:table-cell office:value-type="string">
            <text:p>Horsarydmark</text:p>
          </table:table-cell>
          <table:table-cell office:value-type="float" office:value="-0">
            <text:p>0</text:p>
          </table:table-cell>
          <table:table-cell office:value-type="float" office:value="17.53">
            <text:p>17.53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635</text:p>
          </table:table-cell>
          <table:table-cell office:value-type="string">
            <text:p>Hosaby björke</text:p>
          </table:table-cell>
          <table:table-cell office:value-type="float" office:value="-0">
            <text:p>0</text:p>
          </table:table-cell>
          <table:table-cell office:value-type="float" office:value="9.99">
            <text:p>9.9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637</text:p>
          </table:table-cell>
          <table:table-cell office:value-type="string">
            <text:p>Hosaby</text:p>
          </table:table-cell>
          <table:table-cell office:value-type="float" office:value="-0">
            <text:p>0</text:p>
          </table:table-cell>
          <table:table-cell office:value-type="float" office:value="13.14">
            <text:p>13.14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639</text:p>
          </table:table-cell>
          <table:table-cell office:value-type="string">
            <text:p>Hörby och östra Hällevik</text:p>
          </table:table-cell>
          <table:table-cell office:value-type="float" office:value="-0">
            <text:p>0</text:p>
          </table:table-cell>
          <table:table-cell office:value-type="float" office:value="39.12">
            <text:p>39.12</text:p>
          </table:table-cell>
          <table:table-cell office:value-type="float" office:value="129">
            <text:p>129</text:p>
          </table:table-cell>
          <table:table-cell office:value-type="float" office:value="0.63">
            <text:p>0.63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641</text:p>
          </table:table-cell>
          <table:table-cell office:value-type="string">
            <text:p>Mältan och Inglatorp</text:p>
          </table:table-cell>
          <table:table-cell office:value-type="float" office:value="-0">
            <text:p>0</text:p>
          </table:table-cell>
          <table:table-cell office:value-type="float" office:value="11">
            <text:p>1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645</text:p>
          </table:table-cell>
          <table:table-cell office:value-type="string">
            <text:p>Istaby</text:p>
          </table:table-cell>
          <table:table-cell office:value-type="float" office:value="-0">
            <text:p>0</text:p>
          </table:table-cell>
          <table:table-cell office:value-type="float" office:value="12.17">
            <text:p>12.17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649</text:p>
          </table:table-cell>
          <table:table-cell office:value-type="string">
            <text:p>Sjötorp</text:p>
          </table:table-cell>
          <table:table-cell office:value-type="float" office:value="-0">
            <text:p>0</text:p>
          </table:table-cell>
          <table:table-cell office:value-type="float" office:value="16.24">
            <text:p>16.24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653</text:p>
          </table:table-cell>
          <table:table-cell office:value-type="string">
            <text:p>Knutsberg</text:p>
          </table:table-cell>
          <table:table-cell office:value-type="float" office:value="-0">
            <text:p>0</text:p>
          </table:table-cell>
          <table:table-cell office:value-type="float" office:value="15.34">
            <text:p>15.34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657</text:p>
          </table:table-cell>
          <table:table-cell office:value-type="string">
            <text:p>Kopprarp</text:p>
          </table:table-cell>
          <table:table-cell office:value-type="float" office:value="-0">
            <text:p>0</text:p>
          </table:table-cell>
          <table:table-cell office:value-type="float" office:value="12.74">
            <text:p>12.7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661</text:p>
          </table:table-cell>
          <table:table-cell office:value-type="string">
            <text:p>Korsanäs</text:p>
          </table:table-cell>
          <table:table-cell office:value-type="float" office:value="-0">
            <text:p>0</text:p>
          </table:table-cell>
          <table:table-cell office:value-type="float" office:value="15.07">
            <text:p>15.07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2665</text:p>
          </table:table-cell>
          <table:table-cell office:value-type="string">
            <text:p>Kristianopel</text:p>
          </table:table-cell>
          <table:table-cell office:value-type="float" office:value="-0">
            <text:p>0</text:p>
          </table:table-cell>
          <table:table-cell office:value-type="float" office:value="21.48">
            <text:p>21.4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669</text:p>
          </table:table-cell>
          <table:table-cell office:value-type="string">
            <text:p>Kuggeboda och Lunnatorp</text:p>
          </table:table-cell>
          <table:table-cell office:value-type="float" office:value="-0">
            <text:p>0</text:p>
          </table:table-cell>
          <table:table-cell office:value-type="float" office:value="31.32">
            <text:p>31.32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2673</text:p>
          </table:table-cell>
          <table:table-cell office:value-type="string">
            <text:p>Kylinge</text:p>
          </table:table-cell>
          <table:table-cell office:value-type="float" office:value="-0">
            <text:p>0</text:p>
          </table:table-cell>
          <table:table-cell office:value-type="float" office:value="19.43">
            <text:p>19.4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681</text:p>
          </table:table-cell>
          <table:table-cell office:value-type="string">
            <text:p>Lyckeåborg</text:p>
          </table:table-cell>
          <table:table-cell office:value-type="float" office:value="-0">
            <text:p>0</text:p>
          </table:table-cell>
          <table:table-cell office:value-type="float" office:value="13.78">
            <text:p>13.7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683</text:p>
          </table:table-cell>
          <table:table-cell office:value-type="string">
            <text:p>Mjöviksstrand</text:p>
          </table:table-cell>
          <table:table-cell office:value-type="float" office:value="-0">
            <text:p>0</text:p>
          </table:table-cell>
          <table:table-cell office:value-type="float" office:value="9.99">
            <text:p>9.9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684</text:p>
          </table:table-cell>
          <table:table-cell office:value-type="string">
            <text:p>Målarna</text:p>
          </table:table-cell>
          <table:table-cell office:value-type="string">
            <text:p>Ny</text:p>
          </table:table-cell>
          <table:table-cell office:value-type="float" office:value="4.83">
            <text:p>4.8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685</text:p>
          </table:table-cell>
          <table:table-cell office:value-type="string">
            <text:p>Lösen</text:p>
          </table:table-cell>
          <table:table-cell office:value-type="float" office:value="-0">
            <text:p>0</text:p>
          </table:table-cell>
          <table:table-cell office:value-type="float" office:value="14.65">
            <text:p>14.65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689</text:p>
          </table:table-cell>
          <table:table-cell office:value-type="string">
            <text:p>Möcklö</text:p>
          </table:table-cell>
          <table:table-cell office:value-type="float" office:value="-0">
            <text:p>0</text:p>
          </table:table-cell>
          <table:table-cell office:value-type="float" office:value="24.68">
            <text:p>24.68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693</text:p>
          </table:table-cell>
          <table:table-cell office:value-type="string">
            <text:p>Mörby och Mörby backe</text:p>
          </table:table-cell>
          <table:table-cell office:value-type="float" office:value="-0">
            <text:p>0</text:p>
          </table:table-cell>
          <table:table-cell office:value-type="float" office:value="34.67">
            <text:p>34.67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701</text:p>
          </table:table-cell>
          <table:table-cell office:value-type="string">
            <text:p>Nötabråne</text:p>
          </table:table-cell>
          <table:table-cell office:value-type="float" office:value="-0">
            <text:p>0</text:p>
          </table:table-cell>
          <table:table-cell office:value-type="float" office:value="17.01">
            <text:p>17.0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705</text:p>
          </table:table-cell>
          <table:table-cell office:value-type="string">
            <text:p>Ringamåla</text:p>
          </table:table-cell>
          <table:table-cell office:value-type="float" office:value="-0">
            <text:p>0</text:p>
          </table:table-cell>
          <table:table-cell office:value-type="float" office:value="8.67">
            <text:p>8.6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707</text:p>
          </table:table-cell>
          <table:table-cell office:value-type="string">
            <text:p>Rosenhill</text:p>
          </table:table-cell>
          <table:table-cell office:value-type="float" office:value="-0">
            <text:p>0</text:p>
          </table:table-cell>
          <table:table-cell office:value-type="float" office:value="5.66">
            <text:p>5.6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709</text:p>
          </table:table-cell>
          <table:table-cell office:value-type="string">
            <text:p>Kartorp och Rolstorp</text:p>
          </table:table-cell>
          <table:table-cell office:value-type="float" office:value="-0">
            <text:p>0</text:p>
          </table:table-cell>
          <table:table-cell office:value-type="float" office:value="18.01">
            <text:p>18.0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2711</text:p>
          </table:table-cell>
          <table:table-cell office:value-type="string">
            <text:p>Rödby</text:p>
          </table:table-cell>
          <table:table-cell office:value-type="float" office:value="-0">
            <text:p>0</text:p>
          </table:table-cell>
          <table:table-cell office:value-type="float" office:value="12.05">
            <text:p>12.0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2713</text:p>
          </table:table-cell>
          <table:table-cell office:value-type="string">
            <text:p>Saleboda</text:p>
          </table:table-cell>
          <table:table-cell office:value-type="float" office:value="-0">
            <text:p>0</text:p>
          </table:table-cell>
          <table:table-cell office:value-type="float" office:value="24.07">
            <text:p>24.07</text:p>
          </table:table-cell>
          <table:table-cell office:value-type="float" office:value="106">
            <text:p>106</text:p>
          </table:table-cell>
          <table:table-cell office:value-type="float" office:value="0.06">
            <text:p>0.06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715</text:p>
          </table:table-cell>
          <table:table-cell office:value-type="string">
            <text:p>Sandvik och Aspan</text:p>
          </table:table-cell>
          <table:table-cell office:value-type="float" office:value="-0">
            <text:p>0</text:p>
          </table:table-cell>
          <table:table-cell office:value-type="float" office:value="35.45">
            <text:p>35.45</text:p>
          </table:table-cell>
          <table:table-cell office:value-type="float" office:value="124">
            <text:p>124</text:p>
          </table:table-cell>
          <table:table-cell office:value-type="float" office:value="0.81">
            <text:p>0.81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2717</text:p>
          </table:table-cell>
          <table:table-cell office:value-type="string">
            <text:p>Sandbäck och del av Agerum</text:p>
          </table:table-cell>
          <table:table-cell office:value-type="float" office:value="-0">
            <text:p>0</text:p>
          </table:table-cell>
          <table:table-cell office:value-type="float" office:value="16.7">
            <text:p>16.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721</text:p>
          </table:table-cell>
          <table:table-cell office:value-type="string">
            <text:p>Saxemara</text:p>
          </table:table-cell>
          <table:table-cell office:value-type="float" office:value="-0">
            <text:p>0</text:p>
          </table:table-cell>
          <table:table-cell office:value-type="float" office:value="27.98">
            <text:p>27.98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2725</text:p>
          </table:table-cell>
          <table:table-cell office:value-type="string">
            <text:p>Siretorp + Sandviken</text:p>
          </table:table-cell>
          <table:table-cell office:value-type="float" office:value="-0">
            <text:p>0</text:p>
          </table:table-cell>
          <table:table-cell office:value-type="float" office:value="85.07">
            <text:p>85.07</text:p>
          </table:table-cell>
          <table:table-cell office:value-type="float" office:value="162">
            <text:p>162</text:p>
          </table:table-cell>
          <table:table-cell office:value-type="float" office:value="0.76">
            <text:p>0.76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729</text:p>
          </table:table-cell>
          <table:table-cell office:value-type="string">
            <text:p>Saxemara (södra delen)</text:p>
          </table:table-cell>
          <table:table-cell office:value-type="float" office:value="-0">
            <text:p>0</text:p>
          </table:table-cell>
          <table:table-cell office:value-type="float" office:value="10.88">
            <text:p>10.8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2731</text:p>
          </table:table-cell>
          <table:table-cell office:value-type="string">
            <text:p>Smedsgården + Bredäng</text:p>
          </table:table-cell>
          <table:table-cell office:value-type="float" office:value="-0">
            <text:p>0</text:p>
          </table:table-cell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2733</text:p>
          </table:table-cell>
          <table:table-cell office:value-type="string">
            <text:p>Stengöl och Svensgöl norra</text:p>
          </table:table-cell>
          <table:table-cell office:value-type="float" office:value="-0">
            <text:p>0</text:p>
          </table:table-cell>
          <table:table-cell office:value-type="float" office:value="21.85">
            <text:p>21.8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734</text:p>
          </table:table-cell>
          <table:table-cell office:value-type="string">
            <text:p>Stensnäset</text:p>
          </table:table-cell>
          <table:table-cell office:value-type="string">
            <text:p>Ny</text:p>
          </table:table-cell>
          <table:table-cell office:value-type="float" office:value="19.64">
            <text:p>19.64</text:p>
          </table:table-cell>
          <table:table-cell office:value-type="float" office:value="110">
            <text:p>110</text:p>
          </table:table-cell>
          <table:table-cell office:value-type="float" office:value="0.93">
            <text:p>0.93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735</text:p>
          </table:table-cell>
          <table:table-cell office:value-type="string">
            <text:p>Spjälkö + Saxemaranäs</text:p>
          </table:table-cell>
          <table:table-cell office:value-type="float" office:value="-0">
            <text:p>0</text:p>
          </table:table-cell>
          <table:table-cell office:value-type="float" office:value="48.16">
            <text:p>48.16</text:p>
          </table:table-cell>
          <table:table-cell office:value-type="float" office:value="118">
            <text:p>118</text:p>
          </table:table-cell>
          <table:table-cell office:value-type="float" office:value="0.33">
            <text:p>0.33</text:p>
          </table:table-cell>
          <table:table-cell office:value-type="string">
            <text:p>Ronneby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2737</text:p>
          </table:table-cell>
          <table:table-cell office:value-type="string">
            <text:p>Stilleryd</text:p>
          </table:table-cell>
          <table:table-cell office:value-type="float" office:value="-0">
            <text:p>0</text:p>
          </table:table-cell>
          <table:table-cell office:value-type="float" office:value="17.71">
            <text:p>17.7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739</text:p>
          </table:table-cell>
          <table:table-cell office:value-type="string">
            <text:p>Stiby</text:p>
          </table:table-cell>
          <table:table-cell office:value-type="float" office:value="-0">
            <text:p>0</text:p>
          </table:table-cell>
          <table:table-cell office:value-type="float" office:value="14.64">
            <text:p>14.6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741</text:p>
          </table:table-cell>
          <table:table-cell office:value-type="string">
            <text:p>Stockholmsledet och Lindeborg</text:p>
          </table:table-cell>
          <table:table-cell office:value-type="float" office:value="-0">
            <text:p>0</text:p>
          </table:table-cell>
          <table:table-cell office:value-type="float" office:value="12.33">
            <text:p>12.33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749</text:p>
          </table:table-cell>
          <table:table-cell office:value-type="string">
            <text:p>Strömsberg</text:p>
          </table:table-cell>
          <table:table-cell office:value-type="float" office:value="-0">
            <text:p>0</text:p>
          </table:table-cell>
          <table:table-cell office:value-type="float" office:value="17.05">
            <text:p>17.0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752</text:p>
          </table:table-cell>
          <table:table-cell office:value-type="string">
            <text:p>Svanhalla</text:p>
          </table:table-cell>
          <table:table-cell office:value-type="string">
            <text:p>Ny</text:p>
          </table:table-cell>
          <table:table-cell office:value-type="float" office:value="13.72">
            <text:p>13.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753</text:p>
          </table:table-cell>
          <table:table-cell office:value-type="string">
            <text:p>Sälleryd</text:p>
          </table:table-cell>
          <table:table-cell office:value-type="float" office:value="-0">
            <text:p>0</text:p>
          </table:table-cell>
          <table:table-cell office:value-type="float" office:value="9.59">
            <text:p>9.5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759</text:p>
          </table:table-cell>
          <table:table-cell office:value-type="string">
            <text:p>Torsabjörke</text:p>
          </table:table-cell>
          <table:table-cell office:value-type="float" office:value="-0">
            <text:p>0</text:p>
          </table:table-cell>
          <table:table-cell office:value-type="float" office:value="24.95">
            <text:p>24.9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761</text:p>
          </table:table-cell>
          <table:table-cell office:value-type="string">
            <text:p>Truseryd</text:p>
          </table:table-cell>
          <table:table-cell office:value-type="float" office:value="-0">
            <text:p>0</text:p>
          </table:table-cell>
          <table:table-cell office:value-type="float" office:value="15.56">
            <text:p>15.5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763</text:p>
          </table:table-cell>
          <table:table-cell office:value-type="string">
            <text:p>Torsnäs</text:p>
          </table:table-cell>
          <table:table-cell office:value-type="float" office:value="-0">
            <text:p>0</text:p>
          </table:table-cell>
          <table:table-cell office:value-type="float" office:value="21.67">
            <text:p>21.6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765</text:p>
          </table:table-cell>
          <table:table-cell office:value-type="string">
            <text:p>Vettekulla + del av Matvik</text:p>
          </table:table-cell>
          <table:table-cell office:value-type="float" office:value="-0">
            <text:p>0</text:p>
          </table:table-cell>
          <table:table-cell office:value-type="float" office:value="60.24">
            <text:p>60.24</text:p>
          </table:table-cell>
          <table:table-cell office:value-type="float" office:value="155">
            <text:p>155</text:p>
          </table:table-cell>
          <table:table-cell office:value-type="float" office:value="0.66">
            <text:p>0.66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769</text:p>
          </table:table-cell>
          <table:table-cell office:value-type="string">
            <text:p>Västra Näs</text:p>
          </table:table-cell>
          <table:table-cell office:value-type="float" office:value="-0">
            <text:p>0</text:p>
          </table:table-cell>
          <table:table-cell office:value-type="float" office:value="7.31">
            <text:p>7.3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770</text:p>
          </table:table-cell>
          <table:table-cell office:value-type="string">
            <text:p>Ysane</text:p>
          </table:table-cell>
          <table:table-cell office:value-type="string">
            <text:p>Ny</text:p>
          </table:table-cell>
          <table:table-cell office:value-type="float" office:value="24.85">
            <text:p>24.8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771</text:p>
          </table:table-cell>
          <table:table-cell office:value-type="string">
            <text:p>Tredenborg</text:p>
          </table:table-cell>
          <table:table-cell office:value-type="float" office:value="-0">
            <text:p>0</text:p>
          </table:table-cell>
          <table:table-cell office:value-type="float" office:value="30.92">
            <text:p>30.92</text:p>
          </table:table-cell>
          <table:table-cell office:value-type="float" office:value="120">
            <text:p>120</text:p>
          </table:table-cell>
          <table:table-cell office:value-type="float" office:value="0.95">
            <text:p>0.95</text:p>
          </table:table-cell>
          <table:table-cell office:value-type="string">
            <text:p>Sölvesborg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string">
            <text:p>S2775</text:p>
          </table:table-cell>
          <table:table-cell office:value-type="string">
            <text:p>Tostarp (västra delen)</text:p>
          </table:table-cell>
          <table:table-cell office:value-type="float" office:value="-0">
            <text:p>0</text:p>
          </table:table-cell>
          <table:table-cell office:value-type="float" office:value="15.75">
            <text:p>15.7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Karlshamn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S2785</text:p>
          </table:table-cell>
          <table:table-cell office:value-type="string">
            <text:p>Öljersjö</text:p>
          </table:table-cell>
          <table:table-cell office:value-type="float" office:value="-0">
            <text:p>0</text:p>
          </table:table-cell>
          <table:table-cell office:value-type="float" office:value="12.07">
            <text:p>12.0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2797</text:p>
          </table:table-cell>
          <table:table-cell office:value-type="string">
            <text:p>Algustorp</text:p>
          </table:table-cell>
          <table:table-cell office:value-type="float" office:value="-0">
            <text:p>0</text:p>
          </table:table-cell>
          <table:table-cell office:value-type="float" office:value="35.19">
            <text:p>35.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2801</text:p>
          </table:table-cell>
          <table:table-cell office:value-type="string">
            <text:p>Attarp</text:p>
          </table:table-cell>
          <table:table-cell office:value-type="float" office:value="-0">
            <text:p>0</text:p>
          </table:table-cell>
          <table:table-cell office:value-type="float" office:value="9.85">
            <text:p>9.8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2807</text:p>
          </table:table-cell>
          <table:table-cell office:value-type="string">
            <text:p>Axeltofta</text:p>
          </table:table-cell>
          <table:table-cell office:value-type="float" office:value="-0">
            <text:p>0</text:p>
          </table:table-cell>
          <table:table-cell office:value-type="float" office:value="18.97">
            <text:p>18.97</text:p>
          </table:table-cell>
          <table:table-cell office:value-type="float" office:value="104">
            <text:p>104</text:p>
          </table:table-cell>
          <table:table-cell office:value-type="float" office:value="0.79">
            <text:p>0.79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string">
            <text:p>S2809</text:p>
          </table:table-cell>
          <table:table-cell office:value-type="string">
            <text:p>Ausås</text:p>
          </table:table-cell>
          <table:table-cell office:value-type="float" office:value="-0">
            <text:p>0</text:p>
          </table:table-cell>
          <table:table-cell office:value-type="float" office:value="24.39">
            <text:p>24.39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2813</text:p>
          </table:table-cell>
          <table:table-cell office:value-type="string">
            <text:p>Skälderhus</text:p>
          </table:table-cell>
          <table:table-cell office:value-type="float" office:value="-0">
            <text:p>0</text:p>
          </table:table-cell>
          <table:table-cell office:value-type="float" office:value="16.99">
            <text:p>16.9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2815</text:p>
          </table:table-cell>
          <table:table-cell office:value-type="string">
            <text:p>Backagården</text:p>
          </table:table-cell>
          <table:table-cell office:value-type="string">
            <text:p>Ny</text:p>
          </table:table-cell>
          <table:table-cell office:value-type="float" office:value="10.47">
            <text:p>10.47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2817</text:p>
          </table:table-cell>
          <table:table-cell office:value-type="string">
            <text:p>Barum</text:p>
          </table:table-cell>
          <table:table-cell office:value-type="float" office:value="-0">
            <text:p>0</text:p>
          </table:table-cell>
          <table:table-cell office:value-type="float" office:value="23.51">
            <text:p>23.5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2818</text:p>
          </table:table-cell>
          <table:table-cell office:value-type="string">
            <text:p>Baskemölla</text:p>
          </table:table-cell>
          <table:table-cell office:value-type="float" office:value="-0">
            <text:p>0</text:p>
          </table:table-cell>
          <table:table-cell office:value-type="float" office:value="33.96">
            <text:p>33.96</text:p>
          </table:table-cell>
          <table:table-cell office:value-type="float" office:value="230">
            <text:p>230</text:p>
          </table:table-cell>
          <table:table-cell office:value-type="float" office:value="0.44">
            <text:p>0.44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2821</text:p>
          </table:table-cell>
          <table:table-cell office:value-type="string">
            <text:p>Bjärlöv</text:p>
          </table:table-cell>
          <table:table-cell office:value-type="float" office:value="-0">
            <text:p>0</text:p>
          </table:table-cell>
          <table:table-cell office:value-type="float" office:value="29.41">
            <text:p>29.41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2825</text:p>
          </table:table-cell>
          <table:table-cell office:value-type="string">
            <text:p>Åmanäs + Nilstorp</text:p>
          </table:table-cell>
          <table:table-cell office:value-type="float" office:value="-0">
            <text:p>0</text:p>
          </table:table-cell>
          <table:table-cell office:value-type="float" office:value="24.03">
            <text:p>24.0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2829</text:p>
          </table:table-cell>
          <table:table-cell office:value-type="string">
            <text:p>Boalt och Karseboda</text:p>
          </table:table-cell>
          <table:table-cell office:value-type="float" office:value="-0">
            <text:p>0</text:p>
          </table:table-cell>
          <table:table-cell office:value-type="float" office:value="38.97">
            <text:p>38.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Östra Göinge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string">
            <text:p>S2833</text:p>
          </table:table-cell>
          <table:table-cell office:value-type="string">
            <text:p>Boalt</text:p>
          </table:table-cell>
          <table:table-cell office:value-type="float" office:value="-0">
            <text:p>0</text:p>
          </table:table-cell>
          <table:table-cell office:value-type="float" office:value="24.18">
            <text:p>24.1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Örkelljunga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string">
            <text:p>S2837</text:p>
          </table:table-cell>
          <table:table-cell office:value-type="string">
            <text:p>Bonnarp</text:p>
          </table:table-cell>
          <table:table-cell office:value-type="float" office:value="-0">
            <text:p>0</text:p>
          </table:table-cell>
          <table:table-cell office:value-type="float" office:value="22.74">
            <text:p>22.7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2841</text:p>
          </table:table-cell>
          <table:table-cell office:value-type="string">
            <text:p>Bössebacken</text:p>
          </table:table-cell>
          <table:table-cell office:value-type="float" office:value="-0">
            <text:p>0</text:p>
          </table:table-cell>
          <table:table-cell office:value-type="float" office:value="18.28">
            <text:p>18.2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Östra Göinge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string">
            <text:p>S2843</text:p>
          </table:table-cell>
          <table:table-cell office:value-type="string">
            <text:p>Brandstad</text:p>
          </table:table-cell>
          <table:table-cell office:value-type="float" office:value="-0">
            <text:p>0</text:p>
          </table:table-cell>
          <table:table-cell office:value-type="float" office:value="11.73">
            <text:p>11.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2845</text:p>
          </table:table-cell>
          <table:table-cell office:value-type="string">
            <text:p>Djurröd</text:p>
          </table:table-cell>
          <table:table-cell office:value-type="float" office:value="-0">
            <text:p>0</text:p>
          </table:table-cell>
          <table:table-cell office:value-type="float" office:value="20.47">
            <text:p>20.4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2848</text:p>
          </table:table-cell>
          <table:table-cell office:value-type="string">
            <text:p>Ebbarp</text:p>
          </table:table-cell>
          <table:table-cell office:value-type="string">
            <text:p>Ny</text:p>
          </table:table-cell>
          <table:table-cell office:value-type="float" office:value="10.17">
            <text:p>10.1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Osby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string">
            <text:p>S2849</text:p>
          </table:table-cell>
          <table:table-cell office:value-type="string">
            <text:p>Ekestad</text:p>
          </table:table-cell>
          <table:table-cell office:value-type="float" office:value="-0">
            <text:p>0</text:p>
          </table:table-cell>
          <table:table-cell office:value-type="float" office:value="15.26">
            <text:p>15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2851</text:p>
          </table:table-cell>
          <table:table-cell office:value-type="string">
            <text:p>Edenryd</text:p>
          </table:table-cell>
          <table:table-cell office:value-type="float" office:value="-0">
            <text:p>0</text:p>
          </table:table-cell>
          <table:table-cell office:value-type="float" office:value="38.82">
            <text:p>38.82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Bromölla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string">
            <text:p>S2853</text:p>
          </table:table-cell>
          <table:table-cell office:value-type="string">
            <text:p>Eskilstorp och Hemmeslövs gård</text:p>
          </table:table-cell>
          <table:table-cell office:value-type="float" office:value="-0">
            <text:p>0</text:p>
          </table:table-cell>
          <table:table-cell office:value-type="float" office:value="19.82">
            <text:p>19.8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S2855</text:p>
          </table:table-cell>
          <table:table-cell office:value-type="string">
            <text:p>Eljaröd</text:p>
          </table:table-cell>
          <table:table-cell office:value-type="float" office:value="-0">
            <text:p>0</text:p>
          </table:table-cell>
          <table:table-cell office:value-type="float" office:value="15.28">
            <text:p>15.2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Tomelilla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string">
            <text:p>S2857</text:p>
          </table:table-cell>
          <table:table-cell office:value-type="string">
            <text:p>Farstorp</text:p>
          </table:table-cell>
          <table:table-cell office:value-type="float" office:value="-0">
            <text:p>0</text:p>
          </table:table-cell>
          <table:table-cell office:value-type="float" office:value="27.33">
            <text:p>27.3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2861</text:p>
          </table:table-cell>
          <table:table-cell office:value-type="string">
            <text:p>Björkedal</text:p>
          </table:table-cell>
          <table:table-cell office:value-type="float" office:value="-0">
            <text:p>0</text:p>
          </table:table-cell>
          <table:table-cell office:value-type="float" office:value="14.49">
            <text:p>14.4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2862</text:p>
          </table:table-cell>
          <table:table-cell office:value-type="string">
            <text:p>Björnahusen</text:p>
          </table:table-cell>
          <table:table-cell office:value-type="string">
            <text:p>Ny</text:p>
          </table:table-cell>
          <table:table-cell office:value-type="float" office:value="10.15">
            <text:p>10.1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string">
            <text:p>S2863</text:p>
          </table:table-cell>
          <table:table-cell office:value-type="string">
            <text:p>Fjäringsgården</text:p>
          </table:table-cell>
          <table:table-cell office:value-type="float" office:value="-0">
            <text:p>0</text:p>
          </table:table-cell>
          <table:table-cell office:value-type="float" office:value="16.59">
            <text:p>16.5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2865</text:p>
          </table:table-cell>
          <table:table-cell office:value-type="string">
            <text:p>Fjälkestad</text:p>
          </table:table-cell>
          <table:table-cell office:value-type="float" office:value="-0">
            <text:p>0</text:p>
          </table:table-cell>
          <table:table-cell office:value-type="float" office:value="29.24">
            <text:p>29.24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2867</text:p>
          </table:table-cell>
          <table:table-cell office:value-type="string">
            <text:p>Flackarp</text:p>
          </table:table-cell>
          <table:table-cell office:value-type="float" office:value="-0">
            <text:p>0</text:p>
          </table:table-cell>
          <table:table-cell office:value-type="float" office:value="4.31">
            <text:p>4.31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Staffanstorp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string">
            <text:p>S2869</text:p>
          </table:table-cell>
          <table:table-cell office:value-type="string">
            <text:p>Rössjöfors (norra delen)</text:p>
          </table:table-cell>
          <table:table-cell office:value-type="float" office:value="-0">
            <text:p>0</text:p>
          </table:table-cell>
          <table:table-cell office:value-type="float" office:value="20.59">
            <text:p>20.5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2873</text:p>
          </table:table-cell>
          <table:table-cell office:value-type="string">
            <text:p>Färingtofta</text:p>
          </table:table-cell>
          <table:table-cell office:value-type="float" office:value="-0">
            <text:p>0</text:p>
          </table:table-cell>
          <table:table-cell office:value-type="float" office:value="15.13">
            <text:p>15.1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2877</text:p>
          </table:table-cell>
          <table:table-cell office:value-type="string">
            <text:p>Gladsax</text:p>
          </table:table-cell>
          <table:table-cell office:value-type="float" office:value="-0">
            <text:p>0</text:p>
          </table:table-cell>
          <table:table-cell office:value-type="float" office:value="22.95">
            <text:p>22.95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2881</text:p>
          </table:table-cell>
          <table:table-cell office:value-type="string">
            <text:p>Gringelstad</text:p>
          </table:table-cell>
          <table:table-cell office:value-type="float" office:value="-0">
            <text:p>0</text:p>
          </table:table-cell>
          <table:table-cell office:value-type="float" office:value="35.38">
            <text:p>35.38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2883</text:p>
          </table:table-cell>
          <table:table-cell office:value-type="string">
            <text:p>Grå Läge</text:p>
          </table:table-cell>
          <table:table-cell office:value-type="float" office:value="-0">
            <text:p>0</text:p>
          </table:table-cell>
          <table:table-cell office:value-type="float" office:value="3.01">
            <text:p>3.0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S2885</text:p>
          </table:table-cell>
          <table:table-cell office:value-type="string">
            <text:p>Gråmanstorp</text:p>
          </table:table-cell>
          <table:table-cell office:value-type="float" office:value="-0">
            <text:p>0</text:p>
          </table:table-cell>
          <table:table-cell office:value-type="float" office:value="23.32">
            <text:p>23.3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2889</text:p>
          </table:table-cell>
          <table:table-cell office:value-type="string">
            <text:p>Grödby</text:p>
          </table:table-cell>
          <table:table-cell office:value-type="float" office:value="-0">
            <text:p>0</text:p>
          </table:table-cell>
          <table:table-cell office:value-type="float" office:value="17.6">
            <text:p>17.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Bromölla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string">
            <text:p>S2893</text:p>
          </table:table-cell>
          <table:table-cell office:value-type="string">
            <text:p>Gröstorp</text:p>
          </table:table-cell>
          <table:table-cell office:value-type="float" office:value="-0">
            <text:p>0</text:p>
          </table:table-cell>
          <table:table-cell office:value-type="float" office:value="20.33">
            <text:p>20.33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2897</text:p>
          </table:table-cell>
          <table:table-cell office:value-type="string">
            <text:p>Gånarp</text:p>
          </table:table-cell>
          <table:table-cell office:value-type="float" office:value="-0">
            <text:p>0</text:p>
          </table:table-cell>
          <table:table-cell office:value-type="float" office:value="29.3">
            <text:p>29.3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2899</text:p>
          </table:table-cell>
          <table:table-cell office:value-type="string">
            <text:p>Gyllebo (västra delen)</text:p>
          </table:table-cell>
          <table:table-cell office:value-type="float" office:value="-0">
            <text:p>0</text:p>
          </table:table-cell>
          <table:table-cell office:value-type="float" office:value="62.62">
            <text:p>62.62</text:p>
          </table:table-cell>
          <table:table-cell office:value-type="float" office:value="90">
            <text:p>90</text:p>
          </table:table-cell>
          <table:table-cell office:value-type="float" office:value="0.97">
            <text:p>0.97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2905</text:p>
          </table:table-cell>
          <table:table-cell office:value-type="string">
            <text:p>Harbäckshult</text:p>
          </table:table-cell>
          <table:table-cell office:value-type="float" office:value="-0">
            <text:p>0</text:p>
          </table:table-cell>
          <table:table-cell office:value-type="float" office:value="12.94">
            <text:p>12.9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Örkelljunga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string">
            <text:p>S2909</text:p>
          </table:table-cell>
          <table:table-cell office:value-type="string">
            <text:p>Horna</text:p>
          </table:table-cell>
          <table:table-cell office:value-type="float" office:value="-0">
            <text:p>0</text:p>
          </table:table-cell>
          <table:table-cell office:value-type="float" office:value="24.39">
            <text:p>24.3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2913</text:p>
          </table:table-cell>
          <table:table-cell office:value-type="string">
            <text:p>Hov</text:p>
          </table:table-cell>
          <table:table-cell office:value-type="float" office:value="-0">
            <text:p>0</text:p>
          </table:table-cell>
          <table:table-cell office:value-type="float" office:value="19.51">
            <text:p>19.5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S2917</text:p>
          </table:table-cell>
          <table:table-cell office:value-type="string">
            <text:p>Hyllstofta</text:p>
          </table:table-cell>
          <table:table-cell office:value-type="float" office:value="-0">
            <text:p>0</text:p>
          </table:table-cell>
          <table:table-cell office:value-type="float" office:value="33.16">
            <text:p>33.16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2921</text:p>
          </table:table-cell>
          <table:table-cell office:value-type="string">
            <text:p>Hylta</text:p>
          </table:table-cell>
          <table:table-cell office:value-type="float" office:value="-0">
            <text:p>0</text:p>
          </table:table-cell>
          <table:table-cell office:value-type="float" office:value="24.2">
            <text:p>24.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Östra Göinge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string">
            <text:p>S2925</text:p>
          </table:table-cell>
          <table:table-cell office:value-type="string">
            <text:p>Håkanryd</text:p>
          </table:table-cell>
          <table:table-cell office:value-type="float" office:value="-0">
            <text:p>0</text:p>
          </table:table-cell>
          <table:table-cell office:value-type="float" office:value="22.61">
            <text:p>22.6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Bromölla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string">
            <text:p>S2927</text:p>
          </table:table-cell>
          <table:table-cell office:value-type="string">
            <text:p>Håstenslöv</text:p>
          </table:table-cell>
          <table:table-cell office:value-type="string">
            <text:p>Ny</text:p>
          </table:table-cell>
          <table:table-cell office:value-type="float" office:value="6.16">
            <text:p>6.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S2929</text:p>
          </table:table-cell>
          <table:table-cell office:value-type="string">
            <text:p>Häglinge</text:p>
          </table:table-cell>
          <table:table-cell office:value-type="float" office:value="-0">
            <text:p>0</text:p>
          </table:table-cell>
          <table:table-cell office:value-type="float" office:value="31.13">
            <text:p>31.1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2933</text:p>
          </table:table-cell>
          <table:table-cell office:value-type="string">
            <text:p>Häljalt</text:p>
          </table:table-cell>
          <table:table-cell office:value-type="float" office:value="-0">
            <text:p>0</text:p>
          </table:table-cell>
          <table:table-cell office:value-type="float" office:value="21.3">
            <text:p>21.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Perstorp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string">
            <text:p>S2941</text:p>
          </table:table-cell>
          <table:table-cell office:value-type="string">
            <text:p>Hökön</text:p>
          </table:table-cell>
          <table:table-cell office:value-type="float" office:value="-0">
            <text:p>0</text:p>
          </table:table-cell>
          <table:table-cell office:value-type="float" office:value="43.92">
            <text:p>43.92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Osby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string">
            <text:p>S2945</text:p>
          </table:table-cell>
          <table:table-cell office:value-type="string">
            <text:p>Hörja</text:p>
          </table:table-cell>
          <table:table-cell office:value-type="float" office:value="-0">
            <text:p>0</text:p>
          </table:table-cell>
          <table:table-cell office:value-type="float" office:value="29.15">
            <text:p>29.15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2947</text:p>
          </table:table-cell>
          <table:table-cell office:value-type="string">
            <text:p>Igelösa</text:p>
          </table:table-cell>
          <table:table-cell office:value-type="float" office:value="-0">
            <text:p>0</text:p>
          </table:table-cell>
          <table:table-cell office:value-type="float" office:value="10.94">
            <text:p>10.9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2949</text:p>
          </table:table-cell>
          <table:table-cell office:value-type="string">
            <text:p>Ignaberga</text:p>
          </table:table-cell>
          <table:table-cell office:value-type="float" office:value="-0">
            <text:p>0</text:p>
          </table:table-cell>
          <table:table-cell office:value-type="float" office:value="14.64">
            <text:p>14.6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2953</text:p>
          </table:table-cell>
          <table:table-cell office:value-type="string">
            <text:p>Järrestad</text:p>
          </table:table-cell>
          <table:table-cell office:value-type="float" office:value="-0">
            <text:p>0</text:p>
          </table:table-cell>
          <table:table-cell office:value-type="float" office:value="33.19">
            <text:p>33.19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2955</text:p>
          </table:table-cell>
          <table:table-cell office:value-type="string">
            <text:p>Ivö</text:p>
          </table:table-cell>
          <table:table-cell office:value-type="float" office:value="-0">
            <text:p>0</text:p>
          </table:table-cell>
          <table:table-cell office:value-type="float" office:value="34.32">
            <text:p>34.3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2959</text:p>
          </table:table-cell>
          <table:table-cell office:value-type="string">
            <text:p>Kattvik</text:p>
          </table:table-cell>
          <table:table-cell office:value-type="float" office:value="-0">
            <text:p>0</text:p>
          </table:table-cell>
          <table:table-cell office:value-type="float" office:value="21.21">
            <text:p>21.2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S2961</text:p>
          </table:table-cell>
          <table:table-cell office:value-type="string">
            <text:p>Kiaby</text:p>
          </table:table-cell>
          <table:table-cell office:value-type="float" office:value="-0">
            <text:p>0</text:p>
          </table:table-cell>
          <table:table-cell office:value-type="float" office:value="27.38">
            <text:p>27.38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2965</text:p>
          </table:table-cell>
          <table:table-cell office:value-type="string">
            <text:p>Killebäckstorp</text:p>
          </table:table-cell>
          <table:table-cell office:value-type="float" office:value="-0">
            <text:p>0</text:p>
          </table:table-cell>
          <table:table-cell office:value-type="float" office:value="5.74">
            <text:p>5.7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S2967</text:p>
          </table:table-cell>
          <table:table-cell office:value-type="string">
            <text:p>Forsby</text:p>
          </table:table-cell>
          <table:table-cell office:value-type="float" office:value="-0">
            <text:p>0</text:p>
          </table:table-cell>
          <table:table-cell office:value-type="float" office:value="8.14">
            <text:p>8.1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2970</text:p>
          </table:table-cell>
          <table:table-cell office:value-type="string">
            <text:p>Krika</text:p>
          </table:table-cell>
          <table:table-cell office:value-type="string">
            <text:p>Ny</text:p>
          </table:table-cell>
          <table:table-cell office:value-type="float" office:value="31.7">
            <text:p>31.7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2973</text:p>
          </table:table-cell>
          <table:table-cell office:value-type="string">
            <text:p>Källna</text:p>
          </table:table-cell>
          <table:table-cell office:value-type="float" office:value="-0">
            <text:p>0</text:p>
          </table:table-cell>
          <table:table-cell office:value-type="float" office:value="15.25">
            <text:p>15.2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2976</text:p>
          </table:table-cell>
          <table:table-cell office:value-type="string">
            <text:p>Källunda</text:p>
          </table:table-cell>
          <table:table-cell office:value-type="string">
            <text:p>Ny</text:p>
          </table:table-cell>
          <table:table-cell office:value-type="float" office:value="6.38">
            <text:p>6.3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2977</text:p>
          </table:table-cell>
          <table:table-cell office:value-type="string">
            <text:p>Lerbäckshult</text:p>
          </table:table-cell>
          <table:table-cell office:value-type="float" office:value="-0">
            <text:p>0</text:p>
          </table:table-cell>
          <table:table-cell office:value-type="float" office:value="33.15">
            <text:p>33.15</text:p>
          </table:table-cell>
          <table:table-cell office:value-type="float" office:value="125">
            <text:p>125</text:p>
          </table:table-cell>
          <table:table-cell office:value-type="float" office:value="0.8">
            <text:p>0.8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2979</text:p>
          </table:table-cell>
          <table:table-cell office:value-type="string">
            <text:p>Jularp + Perstorp</text:p>
          </table:table-cell>
          <table:table-cell office:value-type="float" office:value="-0">
            <text:p>0</text:p>
          </table:table-cell>
          <table:table-cell office:value-type="float" office:value="42.74">
            <text:p>42.7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string">
            <text:p>S2981</text:p>
          </table:table-cell>
          <table:table-cell office:value-type="string">
            <text:p>Lillaskog</text:p>
          </table:table-cell>
          <table:table-cell office:value-type="float" office:value="-0">
            <text:p>0</text:p>
          </table:table-cell>
          <table:table-cell office:value-type="float" office:value="9.85">
            <text:p>9.8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2985</text:p>
          </table:table-cell>
          <table:table-cell office:value-type="string">
            <text:p>Skäralid</text:p>
          </table:table-cell>
          <table:table-cell office:value-type="float" office:value="-0">
            <text:p>0</text:p>
          </table:table-cell>
          <table:table-cell office:value-type="float" office:value="38.53">
            <text:p>38.53</text:p>
          </table:table-cell>
          <table:table-cell office:value-type="float" office:value="98">
            <text:p>98</text:p>
          </table:table-cell>
          <table:table-cell office:value-type="float" office:value="0.74">
            <text:p>0.74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2989</text:p>
          </table:table-cell>
          <table:table-cell office:value-type="string">
            <text:p>Ljungabolet</text:p>
          </table:table-cell>
          <table:table-cell office:value-type="float" office:value="-0">
            <text:p>0</text:p>
          </table:table-cell>
          <table:table-cell office:value-type="float" office:value="22.46">
            <text:p>22.4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2991</text:p>
          </table:table-cell>
          <table:table-cell office:value-type="string">
            <text:p>Kronan</text:p>
          </table:table-cell>
          <table:table-cell office:value-type="float" office:value="-0">
            <text:p>0</text:p>
          </table:table-cell>
          <table:table-cell office:value-type="float" office:value="7.08">
            <text:p>7.0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S2992</text:p>
          </table:table-cell>
          <table:table-cell office:value-type="string">
            <text:p>Krumby</text:p>
          </table:table-cell>
          <table:table-cell office:value-type="string">
            <text:p>Ny</text:p>
          </table:table-cell>
          <table:table-cell office:value-type="float" office:value="8.29">
            <text:p>8.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Malmö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string">
            <text:p>S2993</text:p>
          </table:table-cell>
          <table:table-cell office:value-type="string">
            <text:p>Loshult</text:p>
          </table:table-cell>
          <table:table-cell office:value-type="float" office:value="-0">
            <text:p>0</text:p>
          </table:table-cell>
          <table:table-cell office:value-type="float" office:value="27.02">
            <text:p>27.0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Osby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string">
            <text:p>S2995</text:p>
          </table:table-cell>
          <table:table-cell office:value-type="string">
            <text:p>Kvistofta kyrka</text:p>
          </table:table-cell>
          <table:table-cell office:value-type="float" office:value="-0">
            <text:p>0</text:p>
          </table:table-cell>
          <table:table-cell office:value-type="float" office:value="12.59">
            <text:p>12.5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S2997</text:p>
          </table:table-cell>
          <table:table-cell office:value-type="string">
            <text:p>Lyckeområdet</text:p>
          </table:table-cell>
          <table:table-cell office:value-type="float" office:value="-0">
            <text:p>0</text:p>
          </table:table-cell>
          <table:table-cell office:value-type="float" office:value="21.24">
            <text:p>21.24</text:p>
          </table:table-cell>
          <table:table-cell office:value-type="float" office:value="85">
            <text:p>85</text:p>
          </table:table-cell>
          <table:table-cell office:value-type="float" office:value="0.59">
            <text:p>0.59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2999</text:p>
          </table:table-cell>
          <table:table-cell office:value-type="string">
            <text:p>Kärreberga</text:p>
          </table:table-cell>
          <table:table-cell office:value-type="float" office:value="-0">
            <text:p>0</text:p>
          </table:table-cell>
          <table:table-cell office:value-type="float" office:value="23.57">
            <text:p>23.57</text:p>
          </table:table-cell>
          <table:table-cell office:value-type="float" office:value="109">
            <text:p>109</text:p>
          </table:table-cell>
          <table:table-cell office:value-type="float" office:value="0.97">
            <text:p>0.97</text:p>
          </table:table-cell>
          <table:table-cell office:value-type="string">
            <text:p>Åstorp</text:p>
          </table:table-cell>
          <table:table-cell office:value-type="float" office:value="1277">
            <text:p>1277</text:p>
          </table:table-cell>
        </table:table-row>
        <table:table-row table:style-name="ro1">
          <table:table-cell office:value-type="string">
            <text:p>S3001</text:p>
          </table:table-cell>
          <table:table-cell office:value-type="string">
            <text:p>Lyngby</text:p>
          </table:table-cell>
          <table:table-cell office:value-type="float" office:value="-0">
            <text:p>0</text:p>
          </table:table-cell>
          <table:table-cell office:value-type="float" office:value="17.55">
            <text:p>17.5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003</text:p>
          </table:table-cell>
          <table:table-cell office:value-type="string">
            <text:p>Lilla Håstad</text:p>
          </table:table-cell>
          <table:table-cell office:value-type="float" office:value="-0">
            <text:p>0</text:p>
          </table:table-cell>
          <table:table-cell office:value-type="float" office:value="14.2">
            <text:p>14.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005</text:p>
          </table:table-cell>
          <table:table-cell office:value-type="string">
            <text:p>Maglehem</text:p>
          </table:table-cell>
          <table:table-cell office:value-type="float" office:value="-0">
            <text:p>0</text:p>
          </table:table-cell>
          <table:table-cell office:value-type="float" office:value="39.72">
            <text:p>39.72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009</text:p>
          </table:table-cell>
          <table:table-cell office:value-type="string">
            <text:p>Mjönäs</text:p>
          </table:table-cell>
          <table:table-cell office:value-type="float" office:value="-0">
            <text:p>0</text:p>
          </table:table-cell>
          <table:table-cell office:value-type="float" office:value="47.88">
            <text:p>47.8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010</text:p>
          </table:table-cell>
          <table:table-cell office:value-type="string">
            <text:p>Munkagårda</text:p>
          </table:table-cell>
          <table:table-cell office:value-type="string">
            <text:p>Ny</text:p>
          </table:table-cell>
          <table:table-cell office:value-type="float" office:value="17.42">
            <text:p>17.4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S3011</text:p>
          </table:table-cell>
          <table:table-cell office:value-type="string">
            <text:p>Lilla Svedala</text:p>
          </table:table-cell>
          <table:table-cell office:value-type="float" office:value="-0">
            <text:p>0</text:p>
          </table:table-cell>
          <table:table-cell office:value-type="float" office:value="6.97">
            <text:p>6.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S3013</text:p>
          </table:table-cell>
          <table:table-cell office:value-type="string">
            <text:p>Sandby (östra delen)</text:p>
          </table:table-cell>
          <table:table-cell office:value-type="float" office:value="-0">
            <text:p>0</text:p>
          </table:table-cell>
          <table:table-cell office:value-type="float" office:value="52.29">
            <text:p>52.29</text:p>
          </table:table-cell>
          <table:table-cell office:value-type="float" office:value="101">
            <text:p>101</text:p>
          </table:table-cell>
          <table:table-cell office:value-type="float" office:value="0.91">
            <text:p>0.91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3017</text:p>
          </table:table-cell>
          <table:table-cell office:value-type="string">
            <text:p>Nogesund</text:p>
          </table:table-cell>
          <table:table-cell office:value-type="float" office:value="-0">
            <text:p>0</text:p>
          </table:table-cell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Bromölla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string">
            <text:p>S3019</text:p>
          </table:table-cell>
          <table:table-cell office:value-type="string">
            <text:p>Norra Vallåkra</text:p>
          </table:table-cell>
          <table:table-cell office:value-type="float" office:value="-0">
            <text:p>0</text:p>
          </table:table-cell>
          <table:table-cell office:value-type="float" office:value="6.9">
            <text:p>6.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S3021</text:p>
          </table:table-cell>
          <table:table-cell office:value-type="string">
            <text:p>Nybygget och Lerbäckshult</text:p>
          </table:table-cell>
          <table:table-cell office:value-type="float" office:value="-0">
            <text:p>0</text:p>
          </table:table-cell>
          <table:table-cell office:value-type="float" office:value="46.45">
            <text:p>46.45</text:p>
          </table:table-cell>
          <table:table-cell office:value-type="float" office:value="216">
            <text:p>216</text:p>
          </table:table-cell>
          <table:table-cell office:value-type="float" office:value="0.95">
            <text:p>0.95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3025</text:p>
          </table:table-cell>
          <table:table-cell office:value-type="string">
            <text:p>Nybygget</text:p>
          </table:table-cell>
          <table:table-cell office:value-type="float" office:value="-0">
            <text:p>0</text:p>
          </table:table-cell>
          <table:table-cell office:value-type="float" office:value="8.18">
            <text:p>8.1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3029</text:p>
          </table:table-cell>
          <table:table-cell office:value-type="string">
            <text:p>Nyehusen och Furuboda</text:p>
          </table:table-cell>
          <table:table-cell office:value-type="float" office:value="-0">
            <text:p>0</text:p>
          </table:table-cell>
          <table:table-cell office:value-type="float" office:value="209.56">
            <text:p>209.56</text:p>
          </table:table-cell>
          <table:table-cell office:value-type="float" office:value="234">
            <text:p>234</text:p>
          </table:table-cell>
          <table:table-cell office:value-type="float" office:value="0.88">
            <text:p>0.88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033</text:p>
          </table:table-cell>
          <table:table-cell office:value-type="string">
            <text:p>Nymö</text:p>
          </table:table-cell>
          <table:table-cell office:value-type="float" office:value="-0">
            <text:p>0</text:p>
          </table:table-cell>
          <table:table-cell office:value-type="float" office:value="28.59">
            <text:p>28.59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037</text:p>
          </table:table-cell>
          <table:table-cell office:value-type="string">
            <text:p>Nävlinge södra och Vagnaröd</text:p>
          </table:table-cell>
          <table:table-cell office:value-type="float" office:value="-0">
            <text:p>0</text:p>
          </table:table-cell>
          <table:table-cell office:value-type="float" office:value="24.07">
            <text:p>24.07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3041</text:p>
          </table:table-cell>
          <table:table-cell office:value-type="string">
            <text:p>Oderljunga</text:p>
          </table:table-cell>
          <table:table-cell office:value-type="float" office:value="-0">
            <text:p>0</text:p>
          </table:table-cell>
          <table:table-cell office:value-type="float" office:value="25.8">
            <text:p>25.8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Perstorp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string">
            <text:p>S3042</text:p>
          </table:table-cell>
          <table:table-cell office:value-type="string">
            <text:p>Odersbäck</text:p>
          </table:table-cell>
          <table:table-cell office:value-type="string">
            <text:p>Ny</text:p>
          </table:table-cell>
          <table:table-cell office:value-type="float" office:value="7.05">
            <text:p>7.0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045</text:p>
          </table:table-cell>
          <table:table-cell office:value-type="string">
            <text:p>Oppmanna</text:p>
          </table:table-cell>
          <table:table-cell office:value-type="float" office:value="-0">
            <text:p>0</text:p>
          </table:table-cell>
          <table:table-cell office:value-type="float" office:value="30.54">
            <text:p>30.54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049</text:p>
          </table:table-cell>
          <table:table-cell office:value-type="string">
            <text:p>Perstorp + Svenstorp</text:p>
          </table:table-cell>
          <table:table-cell office:value-type="float" office:value="-0">
            <text:p>0</text:p>
          </table:table-cell>
          <table:table-cell office:value-type="float" office:value="20.05">
            <text:p>20.05</text:p>
          </table:table-cell>
          <table:table-cell office:value-type="float" office:value="123">
            <text:p>123</text:p>
          </table:table-cell>
          <table:table-cell office:value-type="float" office:value="0.5">
            <text:p>0.5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S3051</text:p>
          </table:table-cell>
          <table:table-cell office:value-type="string">
            <text:p>Pile-Tygelsjö</text:p>
          </table:table-cell>
          <table:table-cell office:value-type="string">
            <text:p>Ny</text:p>
          </table:table-cell>
          <table:table-cell office:value-type="float" office:value="10.77">
            <text:p>10.7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Malmö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string">
            <text:p>S3053</text:p>
          </table:table-cell>
          <table:table-cell office:value-type="string">
            <text:p>Rammsjö</text:p>
          </table:table-cell>
          <table:table-cell office:value-type="float" office:value="-0">
            <text:p>0</text:p>
          </table:table-cell>
          <table:table-cell office:value-type="float" office:value="15.93">
            <text:p>15.93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S3057</text:p>
          </table:table-cell>
          <table:table-cell office:value-type="string">
            <text:p>Rammsjöstrand</text:p>
          </table:table-cell>
          <table:table-cell office:value-type="float" office:value="-0">
            <text:p>0</text:p>
          </table:table-cell>
          <table:table-cell office:value-type="float" office:value="18.05">
            <text:p>18.05</text:p>
          </table:table-cell>
          <table:table-cell office:value-type="float" office:value="73">
            <text:p>73</text:p>
          </table:table-cell>
          <table:table-cell office:value-type="float" office:value="0.89">
            <text:p>0.89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S3061</text:p>
          </table:table-cell>
          <table:table-cell office:value-type="string">
            <text:p>Ramsåsa</text:p>
          </table:table-cell>
          <table:table-cell office:value-type="float" office:value="-0">
            <text:p>0</text:p>
          </table:table-cell>
          <table:table-cell office:value-type="float" office:value="10.56">
            <text:p>10.5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Tomelilla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string">
            <text:p>S3065</text:p>
          </table:table-cell>
          <table:table-cell office:value-type="string">
            <text:p>Raskarum och Ljunglyckorna</text:p>
          </table:table-cell>
          <table:table-cell office:value-type="float" office:value="-0">
            <text:p>0</text:p>
          </table:table-cell>
          <table:table-cell office:value-type="float" office:value="36.42">
            <text:p>36.4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3069</text:p>
          </table:table-cell>
          <table:table-cell office:value-type="string">
            <text:p>Ravlunda</text:p>
          </table:table-cell>
          <table:table-cell office:value-type="float" office:value="-0">
            <text:p>0</text:p>
          </table:table-cell>
          <table:table-cell office:value-type="float" office:value="25.81">
            <text:p>25.81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3073</text:p>
          </table:table-cell>
          <table:table-cell office:value-type="string">
            <text:p>Rickarum</text:p>
          </table:table-cell>
          <table:table-cell office:value-type="float" office:value="-0">
            <text:p>0</text:p>
          </table:table-cell>
          <table:table-cell office:value-type="float" office:value="21.16">
            <text:p>21.16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077</text:p>
          </table:table-cell>
          <table:table-cell office:value-type="string">
            <text:p>Ripa</text:p>
          </table:table-cell>
          <table:table-cell office:value-type="float" office:value="-0">
            <text:p>0</text:p>
          </table:table-cell>
          <table:table-cell office:value-type="float" office:value="20.5">
            <text:p>20.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081</text:p>
          </table:table-cell>
          <table:table-cell office:value-type="string">
            <text:p>Riseberga</text:p>
          </table:table-cell>
          <table:table-cell office:value-type="float" office:value="-0">
            <text:p>0</text:p>
          </table:table-cell>
          <table:table-cell office:value-type="float" office:value="25.58">
            <text:p>25.58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3085</text:p>
          </table:table-cell>
          <table:table-cell office:value-type="string">
            <text:p>Ryet och Lyckorna</text:p>
          </table:table-cell>
          <table:table-cell office:value-type="float" office:value="-0">
            <text:p>0</text:p>
          </table:table-cell>
          <table:table-cell office:value-type="float" office:value="30.59">
            <text:p>30.5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3093</text:p>
          </table:table-cell>
          <table:table-cell office:value-type="string">
            <text:p>Råby</text:p>
          </table:table-cell>
          <table:table-cell office:value-type="float" office:value="-0">
            <text:p>0</text:p>
          </table:table-cell>
          <table:table-cell office:value-type="float" office:value="25.04">
            <text:p>25.04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Bromölla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string">
            <text:p>S3095</text:p>
          </table:table-cell>
          <table:table-cell office:value-type="string">
            <text:p>Råsåkra + Dalvik</text:p>
          </table:table-cell>
          <table:table-cell office:value-type="float" office:value="-0">
            <text:p>0</text:p>
          </table:table-cell>
          <table:table-cell office:value-type="float" office:value="38.53">
            <text:p>38.5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099</text:p>
          </table:table-cell>
          <table:table-cell office:value-type="string">
            <text:p>Skräddaröd by</text:p>
          </table:table-cell>
          <table:table-cell office:value-type="float" office:value="-0">
            <text:p>0</text:p>
          </table:table-cell>
          <table:table-cell office:value-type="float" office:value="9.91">
            <text:p>9.9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3101</text:p>
          </table:table-cell>
          <table:table-cell office:value-type="string">
            <text:p>Skepparslöv</text:p>
          </table:table-cell>
          <table:table-cell office:value-type="float" office:value="-0">
            <text:p>0</text:p>
          </table:table-cell>
          <table:table-cell office:value-type="float" office:value="27.57">
            <text:p>27.57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103</text:p>
          </table:table-cell>
          <table:table-cell office:value-type="string">
            <text:p>Sjunnerup</text:p>
          </table:table-cell>
          <table:table-cell office:value-type="float" office:value="-0">
            <text:p>0</text:p>
          </table:table-cell>
          <table:table-cell office:value-type="float" office:value="47.37">
            <text:p>47.37</text:p>
          </table:table-cell>
          <table:table-cell office:value-type="float" office:value="90">
            <text:p>90</text:p>
          </table:table-cell>
          <table:table-cell office:value-type="float" office:value="0.74">
            <text:p>0.74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string">
            <text:p>S3105</text:p>
          </table:table-cell>
          <table:table-cell office:value-type="string">
            <text:p>Skyrup</text:p>
          </table:table-cell>
          <table:table-cell office:value-type="float" office:value="-0">
            <text:p>0</text:p>
          </table:table-cell>
          <table:table-cell office:value-type="float" office:value="13.81">
            <text:p>13.81</text:p>
          </table:table-cell>
          <table:table-cell office:value-type="float" office:value="51">
            <text:p>51</text:p>
          </table:table-cell>
          <table:table-cell office:value-type="float" office:value="0.93">
            <text:p>0.93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3109</text:p>
          </table:table-cell>
          <table:table-cell office:value-type="string">
            <text:p>Skånes Värsjö</text:p>
          </table:table-cell>
          <table:table-cell office:value-type="float" office:value="-0">
            <text:p>0</text:p>
          </table:table-cell>
          <table:table-cell office:value-type="float" office:value="33.82">
            <text:p>33.82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Örkelljunga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string">
            <text:p>S3111</text:p>
          </table:table-cell>
          <table:table-cell office:value-type="string">
            <text:p>Skåne-Tranås</text:p>
          </table:table-cell>
          <table:table-cell office:value-type="float" office:value="-0">
            <text:p>0</text:p>
          </table:table-cell>
          <table:table-cell office:value-type="float" office:value="29.08">
            <text:p>29.08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Tomelilla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string">
            <text:p>S3113</text:p>
          </table:table-cell>
          <table:table-cell office:value-type="string">
            <text:p>Allarp</text:p>
          </table:table-cell>
          <table:table-cell office:value-type="float" office:value="-0">
            <text:p>0</text:p>
          </table:table-cell>
          <table:table-cell office:value-type="float" office:value="40.73">
            <text:p>40.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3117</text:p>
          </table:table-cell>
          <table:table-cell office:value-type="string">
            <text:p>Spannarp</text:p>
          </table:table-cell>
          <table:table-cell office:value-type="float" office:value="-0">
            <text:p>0</text:p>
          </table:table-cell>
          <table:table-cell office:value-type="float" office:value="17.89">
            <text:p>17.89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3119</text:p>
          </table:table-cell>
          <table:table-cell office:value-type="string">
            <text:p>Storahults strand</text:p>
          </table:table-cell>
          <table:table-cell office:value-type="float" office:value="-0">
            <text:p>0</text:p>
          </table:table-cell>
          <table:table-cell office:value-type="float" office:value="23.99">
            <text:p>23.99</text:p>
          </table:table-cell>
          <table:table-cell office:value-type="float" office:value="95">
            <text:p>95</text:p>
          </table:table-cell>
          <table:table-cell office:value-type="float" office:value="0.93">
            <text:p>0.93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S3121</text:p>
          </table:table-cell>
          <table:table-cell office:value-type="string">
            <text:p>Spjutstorp</text:p>
          </table:table-cell>
          <table:table-cell office:value-type="float" office:value="-0">
            <text:p>0</text:p>
          </table:table-cell>
          <table:table-cell office:value-type="float" office:value="31.15">
            <text:p>31.15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Tomelilla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string">
            <text:p>S3125</text:p>
          </table:table-cell>
          <table:table-cell office:value-type="string">
            <text:p>Starby</text:p>
          </table:table-cell>
          <table:table-cell office:value-type="float" office:value="-0">
            <text:p>0</text:p>
          </table:table-cell>
          <table:table-cell office:value-type="float" office:value="13.2">
            <text:p>13.2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3129</text:p>
          </table:table-cell>
          <table:table-cell office:value-type="string">
            <text:p>Södra Mellby</text:p>
          </table:table-cell>
          <table:table-cell office:value-type="float" office:value="-0">
            <text:p>0</text:p>
          </table:table-cell>
          <table:table-cell office:value-type="float" office:value="26.95">
            <text:p>26.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3131</text:p>
          </table:table-cell>
          <table:table-cell office:value-type="string">
            <text:p>Stora Görslöv</text:p>
          </table:table-cell>
          <table:table-cell office:value-type="float" office:value="-0">
            <text:p>0</text:p>
          </table:table-cell>
          <table:table-cell office:value-type="float" office:value="11.5">
            <text:p>11.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Höganäs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string">
            <text:p>S3133</text:p>
          </table:table-cell>
          <table:table-cell office:value-type="string">
            <text:p>Tings Nöbbelöv</text:p>
          </table:table-cell>
          <table:table-cell office:value-type="float" office:value="-0">
            <text:p>0</text:p>
          </table:table-cell>
          <table:table-cell office:value-type="float" office:value="19.14">
            <text:p>19.1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137</text:p>
          </table:table-cell>
          <table:table-cell office:value-type="string">
            <text:p>Tornsborg</text:p>
          </table:table-cell>
          <table:table-cell office:value-type="float" office:value="-0">
            <text:p>0</text:p>
          </table:table-cell>
          <table:table-cell office:value-type="float" office:value="18.06">
            <text:p>18.0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Klippan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3139</text:p>
          </table:table-cell>
          <table:table-cell office:value-type="string">
            <text:p>Stora Isie</text:p>
          </table:table-cell>
          <table:table-cell office:value-type="float" office:value="-0">
            <text:p>0</text:p>
          </table:table-cell>
          <table:table-cell office:value-type="float" office:value="10.79">
            <text:p>10.7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141</text:p>
          </table:table-cell>
          <table:table-cell office:value-type="string">
            <text:p>Tosteberga</text:p>
          </table:table-cell>
          <table:table-cell office:value-type="float" office:value="-0">
            <text:p>0</text:p>
          </table:table-cell>
          <table:table-cell office:value-type="float" office:value="23.33">
            <text:p>23.33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143</text:p>
          </table:table-cell>
          <table:table-cell office:value-type="string">
            <text:p>Tottarp</text:p>
          </table:table-cell>
          <table:table-cell office:value-type="float" office:value="-0">
            <text:p>0</text:p>
          </table:table-cell>
          <table:table-cell office:value-type="float" office:value="7.56">
            <text:p>7.5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Staffanstorp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string">
            <text:p>S3145</text:p>
          </table:table-cell>
          <table:table-cell office:value-type="string">
            <text:p>Träne</text:p>
          </table:table-cell>
          <table:table-cell office:value-type="float" office:value="-0">
            <text:p>0</text:p>
          </table:table-cell>
          <table:table-cell office:value-type="float" office:value="19.35">
            <text:p>19.35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147</text:p>
          </table:table-cell>
          <table:table-cell office:value-type="string">
            <text:p>Sularp</text:p>
          </table:table-cell>
          <table:table-cell office:value-type="float" office:value="-0">
            <text:p>0</text:p>
          </table:table-cell>
          <table:table-cell office:value-type="float" office:value="8.14">
            <text:p>8.1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149</text:p>
          </table:table-cell>
          <table:table-cell office:value-type="string">
            <text:p>Tullstorp</text:p>
          </table:table-cell>
          <table:table-cell office:value-type="float" office:value="-0">
            <text:p>0</text:p>
          </table:table-cell>
          <table:table-cell office:value-type="float" office:value="18.9">
            <text:p>18.9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3151</text:p>
          </table:table-cell>
          <table:table-cell office:value-type="string">
            <text:p>Tjuvaröd</text:p>
          </table:table-cell>
          <table:table-cell office:value-type="float" office:value="-0">
            <text:p>0</text:p>
          </table:table-cell>
          <table:table-cell office:value-type="float" office:value="16.56">
            <text:p>16.5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string">
            <text:p>S3153</text:p>
          </table:table-cell>
          <table:table-cell office:value-type="string">
            <text:p>Tåstarp och Toarp</text:p>
          </table:table-cell>
          <table:table-cell office:value-type="float" office:value="-0">
            <text:p>0</text:p>
          </table:table-cell>
          <table:table-cell office:value-type="float" office:value="35.73">
            <text:p>35.73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3155</text:p>
          </table:table-cell>
          <table:table-cell office:value-type="string">
            <text:p>Ugglarp södra</text:p>
          </table:table-cell>
          <table:table-cell office:value-type="string">
            <text:p>Ny</text:p>
          </table:table-cell>
          <table:table-cell office:value-type="float" office:value="5.3">
            <text:p>5.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157</text:p>
          </table:table-cell>
          <table:table-cell office:value-type="string">
            <text:p>Ullstorp</text:p>
          </table:table-cell>
          <table:table-cell office:value-type="float" office:value="-0">
            <text:p>0</text:p>
          </table:table-cell>
          <table:table-cell office:value-type="float" office:value="9.82">
            <text:p>9.8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161</text:p>
          </table:table-cell>
          <table:table-cell office:value-type="string">
            <text:p>Ulvs</text:p>
          </table:table-cell>
          <table:table-cell office:value-type="float" office:value="-0">
            <text:p>0</text:p>
          </table:table-cell>
          <table:table-cell office:value-type="float" office:value="23.99">
            <text:p>23.99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Perstorp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string">
            <text:p>S3165</text:p>
          </table:table-cell>
          <table:table-cell office:value-type="string">
            <text:p>Vallby</text:p>
          </table:table-cell>
          <table:table-cell office:value-type="float" office:value="-0">
            <text:p>0</text:p>
          </table:table-cell>
          <table:table-cell office:value-type="float" office:value="21.41">
            <text:p>21.41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3169</text:p>
          </table:table-cell>
          <table:table-cell office:value-type="string">
            <text:p>Vanneberga</text:p>
          </table:table-cell>
          <table:table-cell office:value-type="float" office:value="-0">
            <text:p>0</text:p>
          </table:table-cell>
          <table:table-cell office:value-type="float" office:value="43.53">
            <text:p>43.53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173</text:p>
          </table:table-cell>
          <table:table-cell office:value-type="string">
            <text:p>Vejbyslätt</text:p>
          </table:table-cell>
          <table:table-cell office:value-type="float" office:value="-0">
            <text:p>0</text:p>
          </table:table-cell>
          <table:table-cell office:value-type="float" office:value="7.48">
            <text:p>7.48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3177</text:p>
          </table:table-cell>
          <table:table-cell office:value-type="string">
            <text:p>Venestad</text:p>
          </table:table-cell>
          <table:table-cell office:value-type="float" office:value="-0">
            <text:p>0</text:p>
          </table:table-cell>
          <table:table-cell office:value-type="float" office:value="14.88">
            <text:p>14.8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181</text:p>
          </table:table-cell>
          <table:table-cell office:value-type="string">
            <text:p>Verum</text:p>
          </table:table-cell>
          <table:table-cell office:value-type="float" office:value="-0">
            <text:p>0</text:p>
          </table:table-cell>
          <table:table-cell office:value-type="float" office:value="21.09">
            <text:p>21.0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3185</text:p>
          </table:table-cell>
          <table:table-cell office:value-type="string">
            <text:p>Visseltofta</text:p>
          </table:table-cell>
          <table:table-cell office:value-type="float" office:value="-0">
            <text:p>0</text:p>
          </table:table-cell>
          <table:table-cell office:value-type="float" office:value="22.37">
            <text:p>22.37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Osby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string">
            <text:p>S3189</text:p>
          </table:table-cell>
          <table:table-cell office:value-type="string">
            <text:p>Vitemölla</text:p>
          </table:table-cell>
          <table:table-cell office:value-type="float" office:value="-0">
            <text:p>0</text:p>
          </table:table-cell>
          <table:table-cell office:value-type="float" office:value="23.69">
            <text:p>23.69</text:p>
          </table:table-cell>
          <table:table-cell office:value-type="float" office:value="89">
            <text:p>89</text:p>
          </table:table-cell>
          <table:table-cell office:value-type="float" office:value="0.84">
            <text:p>0.84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3193</text:p>
          </table:table-cell>
          <table:table-cell office:value-type="string">
            <text:p>Vånga</text:p>
          </table:table-cell>
          <table:table-cell office:value-type="float" office:value="-0">
            <text:p>0</text:p>
          </table:table-cell>
          <table:table-cell office:value-type="float" office:value="31.01">
            <text:p>31.01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197</text:p>
          </table:table-cell>
          <table:table-cell office:value-type="string">
            <text:p>Värestorp</text:p>
          </table:table-cell>
          <table:table-cell office:value-type="float" office:value="-0">
            <text:p>0</text:p>
          </table:table-cell>
          <table:table-cell office:value-type="float" office:value="17.92">
            <text:p>17.9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Östra Göinge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string">
            <text:p>S3201</text:p>
          </table:table-cell>
          <table:table-cell office:value-type="string">
            <text:p>Västanå</text:p>
          </table:table-cell>
          <table:table-cell office:value-type="float" office:value="-0">
            <text:p>0</text:p>
          </table:table-cell>
          <table:table-cell office:value-type="float" office:value="26.18">
            <text:p>26.18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Bromölla</text:p>
          </table:table-cell>
          <table:table-cell office:value-type="float" office:value="1272">
            <text:p>1272</text:p>
          </table:table-cell>
        </table:table-row>
        <table:table-row table:style-name="ro1">
          <table:table-cell office:value-type="string">
            <text:p>S3205</text:p>
          </table:table-cell>
          <table:table-cell office:value-type="string">
            <text:p>Fjälkinge (östra delen)</text:p>
          </table:table-cell>
          <table:table-cell office:value-type="float" office:value="-0">
            <text:p>0</text:p>
          </table:table-cell>
          <table:table-cell office:value-type="float" office:value="9.08">
            <text:p>9.0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207</text:p>
          </table:table-cell>
          <table:table-cell office:value-type="string">
            <text:p>Yngsjöstrand</text:p>
          </table:table-cell>
          <table:table-cell office:value-type="float" office:value="-0">
            <text:p>0</text:p>
          </table:table-cell>
          <table:table-cell office:value-type="float" office:value="223.32">
            <text:p>223.32</text:p>
          </table:table-cell>
          <table:table-cell office:value-type="float" office:value="255">
            <text:p>255</text:p>
          </table:table-cell>
          <table:table-cell office:value-type="float" office:value="0.96">
            <text:p>0.96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209</text:p>
          </table:table-cell>
          <table:table-cell office:value-type="string">
            <text:p>Bjärlyckehus</text:p>
          </table:table-cell>
          <table:table-cell office:value-type="float" office:value="-0">
            <text:p>0</text:p>
          </table:table-cell>
          <table:table-cell office:value-type="float" office:value="16.6">
            <text:p>16.6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3213</text:p>
          </table:table-cell>
          <table:table-cell office:value-type="string">
            <text:p>Åraslöv</text:p>
          </table:table-cell>
          <table:table-cell office:value-type="float" office:value="-0">
            <text:p>0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3215</text:p>
          </table:table-cell>
          <table:table-cell office:value-type="string">
            <text:p>Åsljunga norra</text:p>
          </table:table-cell>
          <table:table-cell office:value-type="float" office:value="-0">
            <text:p>0</text:p>
          </table:table-cell>
          <table:table-cell office:value-type="float" office:value="20.29">
            <text:p>20.2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Örkelljunga</text:p>
          </table:table-cell>
          <table:table-cell office:value-type="float" office:value="1257">
            <text:p>1257</text:p>
          </table:table-cell>
        </table:table-row>
        <table:table-row table:style-name="ro1">
          <table:table-cell office:value-type="string">
            <text:p>S3219</text:p>
          </table:table-cell>
          <table:table-cell office:value-type="string">
            <text:p>Ängelsbäck</text:p>
          </table:table-cell>
          <table:table-cell office:value-type="float" office:value="-0">
            <text:p>0</text:p>
          </table:table-cell>
          <table:table-cell office:value-type="float" office:value="21.46">
            <text:p>21.4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S3221</text:p>
          </table:table-cell>
          <table:table-cell office:value-type="string">
            <text:p>Ängelsbäcksstrand och Segeltorpsstrand</text:p>
          </table:table-cell>
          <table:table-cell office:value-type="float" office:value="-0">
            <text:p>0</text:p>
          </table:table-cell>
          <table:table-cell office:value-type="float" office:value="72.07">
            <text:p>72.07</text:p>
          </table:table-cell>
          <table:table-cell office:value-type="float" office:value="139">
            <text:p>139</text:p>
          </table:table-cell>
          <table:table-cell office:value-type="float" office:value="0.99">
            <text:p>0.99</text:p>
          </table:table-cell>
          <table:table-cell office:value-type="string">
            <text:p>Båstad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S3223</text:p>
          </table:table-cell>
          <table:table-cell office:value-type="string">
            <text:p>Stenhaga + Ekslättsgård</text:p>
          </table:table-cell>
          <table:table-cell office:value-type="float" office:value="-0">
            <text:p>0</text:p>
          </table:table-cell>
          <table:table-cell office:value-type="float" office:value="27.7">
            <text:p>27.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225</text:p>
          </table:table-cell>
          <table:table-cell office:value-type="string">
            <text:p>Örnahusen</text:p>
          </table:table-cell>
          <table:table-cell office:value-type="float" office:value="-0">
            <text:p>0</text:p>
          </table:table-cell>
          <table:table-cell office:value-type="float" office:value="30.63">
            <text:p>30.6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3227</text:p>
          </table:table-cell>
          <table:table-cell office:value-type="string">
            <text:p>Össjö</text:p>
          </table:table-cell>
          <table:table-cell office:value-type="float" office:value="-0">
            <text:p>0</text:p>
          </table:table-cell>
          <table:table-cell office:value-type="float" office:value="26.66">
            <text:p>26.66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Ängelholm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S3228</text:p>
          </table:table-cell>
          <table:table-cell office:value-type="string">
            <text:p>Östanå</text:p>
          </table:table-cell>
          <table:table-cell office:value-type="string">
            <text:p>Ny</text:p>
          </table:table-cell>
          <table:table-cell office:value-type="float" office:value="12.28">
            <text:p>12.2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Östra Göinge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string">
            <text:p>S3229</text:p>
          </table:table-cell>
          <table:table-cell office:value-type="string">
            <text:p>Östervång</text:p>
          </table:table-cell>
          <table:table-cell office:value-type="float" office:value="-0">
            <text:p>0</text:p>
          </table:table-cell>
          <table:table-cell office:value-type="float" office:value="11.11">
            <text:p>11.1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233</text:p>
          </table:table-cell>
          <table:table-cell office:value-type="string">
            <text:p>Östra Genastorp</text:p>
          </table:table-cell>
          <table:table-cell office:value-type="float" office:value="-0">
            <text:p>0</text:p>
          </table:table-cell>
          <table:table-cell office:value-type="float" office:value="28.16">
            <text:p>28.1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Osby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string">
            <text:p>S3235</text:p>
          </table:table-cell>
          <table:table-cell office:value-type="string">
            <text:p>Östra Ramlösa</text:p>
          </table:table-cell>
          <table:table-cell office:value-type="float" office:value="-0">
            <text:p>0</text:p>
          </table:table-cell>
          <table:table-cell office:value-type="float" office:value="7.72">
            <text:p>7.7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S3236</text:p>
          </table:table-cell>
          <table:table-cell office:value-type="string">
            <text:p>Östra sandar</text:p>
          </table:table-cell>
          <table:table-cell office:value-type="string">
            <text:p>Ny</text:p>
          </table:table-cell>
          <table:table-cell office:value-type="float" office:value="24.46">
            <text:p>24.46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238</text:p>
          </table:table-cell>
          <table:table-cell office:value-type="string">
            <text:p>Östra Ingelstad</text:p>
          </table:table-cell>
          <table:table-cell office:value-type="string">
            <text:p>Ny</text:p>
          </table:table-cell>
          <table:table-cell office:value-type="float" office:value="12.59">
            <text:p>12.5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Tomelilla</text:p>
          </table:table-cell>
          <table:table-cell office:value-type="float" office:value="1270">
            <text:p>1270</text:p>
          </table:table-cell>
        </table:table-row>
        <table:table-row table:style-name="ro1">
          <table:table-cell office:value-type="string">
            <text:p>S3239</text:p>
          </table:table-cell>
          <table:table-cell office:value-type="string">
            <text:p>Östra Vemmerlöv</text:p>
          </table:table-cell>
          <table:table-cell office:value-type="float" office:value="-0">
            <text:p>0</text:p>
          </table:table-cell>
          <table:table-cell office:value-type="float" office:value="35.17">
            <text:p>35.17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3241</text:p>
          </table:table-cell>
          <table:table-cell office:value-type="string">
            <text:p>Övarp</text:p>
          </table:table-cell>
          <table:table-cell office:value-type="float" office:value="-0">
            <text:p>0</text:p>
          </table:table-cell>
          <table:table-cell office:value-type="float" office:value="19">
            <text:p>1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243</text:p>
          </table:table-cell>
          <table:table-cell office:value-type="string">
            <text:p>Östra Rödeby</text:p>
          </table:table-cell>
          <table:table-cell office:value-type="string">
            <text:p>Ny</text:p>
          </table:table-cell>
          <table:table-cell office:value-type="float" office:value="7.3">
            <text:p>7.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Karlskrona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S3245</text:p>
          </table:table-cell>
          <table:table-cell office:value-type="string">
            <text:p>Aggarp</text:p>
          </table:table-cell>
          <table:table-cell office:value-type="float" office:value="-0">
            <text:p>0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S3249</text:p>
          </table:table-cell>
          <table:table-cell office:value-type="string">
            <text:p>Alnarp</text:p>
          </table:table-cell>
          <table:table-cell office:value-type="float" office:value="-0">
            <text:p>0</text:p>
          </table:table-cell>
          <table:table-cell office:value-type="float" office:value="41.44">
            <text:p>41.44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Lomma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string">
            <text:p>S3250</text:p>
          </table:table-cell>
          <table:table-cell office:value-type="string">
            <text:p>Annexdal och Stensåker</text:p>
          </table:table-cell>
          <table:table-cell office:value-type="string">
            <text:p>Ny</text:p>
          </table:table-cell>
          <table:table-cell office:value-type="float" office:value="12.66">
            <text:p>12.6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251</text:p>
          </table:table-cell>
          <table:table-cell office:value-type="string">
            <text:p>Arlövgården</text:p>
          </table:table-cell>
          <table:table-cell office:value-type="string">
            <text:p>Ny</text:p>
          </table:table-cell>
          <table:table-cell office:value-type="float" office:value="5.37">
            <text:p>5.3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Burlöv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string">
            <text:p>S3253</text:p>
          </table:table-cell>
          <table:table-cell office:value-type="string">
            <text:p>Arrie</text:p>
          </table:table-cell>
          <table:table-cell office:value-type="float" office:value="-0">
            <text:p>0</text:p>
          </table:table-cell>
          <table:table-cell office:value-type="float" office:value="17.22">
            <text:p>17.22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S3257</text:p>
          </table:table-cell>
          <table:table-cell office:value-type="string">
            <text:p>Ask</text:p>
          </table:table-cell>
          <table:table-cell office:value-type="float" office:value="-0">
            <text:p>0</text:p>
          </table:table-cell>
          <table:table-cell office:value-type="float" office:value="13.83">
            <text:p>13.8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S3261</text:p>
          </table:table-cell>
          <table:table-cell office:value-type="string">
            <text:p>Askeröd</text:p>
          </table:table-cell>
          <table:table-cell office:value-type="float" office:value="-0">
            <text:p>0</text:p>
          </table:table-cell>
          <table:table-cell office:value-type="float" office:value="17.21">
            <text:p>17.2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S3265</text:p>
          </table:table-cell>
          <table:table-cell office:value-type="string">
            <text:p>Axelvold</text:p>
          </table:table-cell>
          <table:table-cell office:value-type="float" office:value="-0">
            <text:p>0</text:p>
          </table:table-cell>
          <table:table-cell office:value-type="float" office:value="8.34">
            <text:p>8.34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S3271</text:p>
          </table:table-cell>
          <table:table-cell office:value-type="string">
            <text:p>Baskemölla ängar</text:p>
          </table:table-cell>
          <table:table-cell office:value-type="string">
            <text:p>Ny</text:p>
          </table:table-cell>
          <table:table-cell office:value-type="float" office:value="5.99">
            <text:p>5.9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Simrishamn</text:p>
          </table:table-cell>
          <table:table-cell office:value-type="float" office:value="1291">
            <text:p>1291</text:p>
          </table:table-cell>
        </table:table-row>
        <table:table-row table:style-name="ro1">
          <table:table-cell office:value-type="string">
            <text:p>S3277</text:p>
          </table:table-cell>
          <table:table-cell office:value-type="string">
            <text:p>Magnihill och Lydestad</text:p>
          </table:table-cell>
          <table:table-cell office:value-type="float" office:value="-0">
            <text:p>0</text:p>
          </table:table-cell>
          <table:table-cell office:value-type="float" office:value="11.85">
            <text:p>11.8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S3285</text:p>
          </table:table-cell>
          <table:table-cell office:value-type="string">
            <text:p>Bjäresjö</text:p>
          </table:table-cell>
          <table:table-cell office:value-type="float" office:value="-0">
            <text:p>0</text:p>
          </table:table-cell>
          <table:table-cell office:value-type="float" office:value="11.6">
            <text:p>11.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S3289</text:p>
          </table:table-cell>
          <table:table-cell office:value-type="string">
            <text:p>Björnstorp</text:p>
          </table:table-cell>
          <table:table-cell office:value-type="float" office:value="-0">
            <text:p>0</text:p>
          </table:table-cell>
          <table:table-cell office:value-type="float" office:value="24.27">
            <text:p>24.27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291</text:p>
          </table:table-cell>
          <table:table-cell office:value-type="string">
            <text:p>Björnstorp</text:p>
          </table:table-cell>
          <table:table-cell office:value-type="string">
            <text:p>Ny</text:p>
          </table:table-cell>
          <table:table-cell office:value-type="float" office:value="11.12">
            <text:p>11.1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297</text:p>
          </table:table-cell>
          <table:table-cell office:value-type="string">
            <text:p>Bokeslund</text:p>
          </table:table-cell>
          <table:table-cell office:value-type="float" office:value="-0">
            <text:p>0</text:p>
          </table:table-cell>
          <table:table-cell office:value-type="float" office:value="35.39">
            <text:p>35.39</text:p>
          </table:table-cell>
          <table:table-cell office:value-type="float" office:value="170">
            <text:p>170</text:p>
          </table:table-cell>
          <table:table-cell office:value-type="float" office:value="0.77">
            <text:p>0.77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string">
            <text:p>S3299</text:p>
          </table:table-cell>
          <table:table-cell office:value-type="string">
            <text:p>Brohusen</text:p>
          </table:table-cell>
          <table:table-cell office:value-type="string">
            <text:p>Ny</text:p>
          </table:table-cell>
          <table:table-cell office:value-type="float" office:value="1.25">
            <text:p>1.2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string">
            <text:p>S3305</text:p>
          </table:table-cell>
          <table:table-cell office:value-type="string">
            <text:p>Börringe</text:p>
          </table:table-cell>
          <table:table-cell office:value-type="float" office:value="-0">
            <text:p>0</text:p>
          </table:table-cell>
          <table:table-cell office:value-type="float" office:value="12.2">
            <text:p>12.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S3309</text:p>
          </table:table-cell>
          <table:table-cell office:value-type="string">
            <text:p>Börringe station</text:p>
          </table:table-cell>
          <table:table-cell office:value-type="float" office:value="-0">
            <text:p>0</text:p>
          </table:table-cell>
          <table:table-cell office:value-type="float" office:value="8.36">
            <text:p>8.3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S3310</text:p>
          </table:table-cell>
          <table:table-cell office:value-type="string">
            <text:p>Börringekloster</text:p>
          </table:table-cell>
          <table:table-cell office:value-type="string">
            <text:p>Ny</text:p>
          </table:table-cell>
          <table:table-cell office:value-type="float" office:value="5.94">
            <text:p>5.9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S3313</text:p>
          </table:table-cell>
          <table:table-cell office:value-type="string">
            <text:p>Böste läge</text:p>
          </table:table-cell>
          <table:table-cell office:value-type="float" office:value="-0">
            <text:p>0</text:p>
          </table:table-cell>
          <table:table-cell office:value-type="float" office:value="20.23">
            <text:p>20.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321</text:p>
          </table:table-cell>
          <table:table-cell office:value-type="string">
            <text:p>Ekeboda</text:p>
          </table:table-cell>
          <table:table-cell office:value-type="float" office:value="-0">
            <text:p>0</text:p>
          </table:table-cell>
          <table:table-cell office:value-type="float" office:value="9">
            <text:p>9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S3323</text:p>
          </table:table-cell>
          <table:table-cell office:value-type="string">
            <text:p>Ekeborg</text:p>
          </table:table-cell>
          <table:table-cell office:value-type="float" office:value="-0">
            <text:p>0</text:p>
          </table:table-cell>
          <table:table-cell office:value-type="float" office:value="12.65">
            <text:p>12.65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string">
            <text:p>S3325</text:p>
          </table:table-cell>
          <table:table-cell office:value-type="string">
            <text:p>Sånahusen</text:p>
          </table:table-cell>
          <table:table-cell office:value-type="float" office:value="-0">
            <text:p>0</text:p>
          </table:table-cell>
          <table:table-cell office:value-type="float" office:value="10.16">
            <text:p>10.1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Staffanstorp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string">
            <text:p>S3333</text:p>
          </table:table-cell>
          <table:table-cell office:value-type="string">
            <text:p>Farhultsbaden och Stenvallabaden</text:p>
          </table:table-cell>
          <table:table-cell office:value-type="float" office:value="-0">
            <text:p>0</text:p>
          </table:table-cell>
          <table:table-cell office:value-type="float" office:value="65.71">
            <text:p>65.71</text:p>
          </table:table-cell>
          <table:table-cell office:value-type="float" office:value="255">
            <text:p>255</text:p>
          </table:table-cell>
          <table:table-cell office:value-type="float" office:value="0.72">
            <text:p>0.72</text:p>
          </table:table-cell>
          <table:table-cell office:value-type="string">
            <text:p>Höganäs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string">
            <text:p>S3341</text:p>
          </table:table-cell>
          <table:table-cell office:value-type="string">
            <text:p>Fjelie</text:p>
          </table:table-cell>
          <table:table-cell office:value-type="float" office:value="-0">
            <text:p>0</text:p>
          </table:table-cell>
          <table:table-cell office:value-type="float" office:value="18.63">
            <text:p>18.63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Lomma</text:p>
          </table:table-cell>
          <table:table-cell office:value-type="float" office:value="1262">
            <text:p>1262</text:p>
          </table:table-cell>
        </table:table-row>
        <table:table-row table:style-name="ro1">
          <table:table-cell office:value-type="string">
            <text:p>S3345</text:p>
          </table:table-cell>
          <table:table-cell office:value-type="string">
            <text:p>Fjärestad</text:p>
          </table:table-cell>
          <table:table-cell office:value-type="float" office:value="-0">
            <text:p>0</text:p>
          </table:table-cell>
          <table:table-cell office:value-type="float" office:value="9.76">
            <text:p>9.76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S3349</text:p>
          </table:table-cell>
          <table:table-cell office:value-type="string">
            <text:p>Fleninge</text:p>
          </table:table-cell>
          <table:table-cell office:value-type="float" office:value="-0">
            <text:p>0</text:p>
          </table:table-cell>
          <table:table-cell office:value-type="float" office:value="32.58">
            <text:p>32.58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S3353</text:p>
          </table:table-cell>
          <table:table-cell office:value-type="string">
            <text:p>Flyingeby</text:p>
          </table:table-cell>
          <table:table-cell office:value-type="float" office:value="-0">
            <text:p>0</text:p>
          </table:table-cell>
          <table:table-cell office:value-type="float" office:value="7.43">
            <text:p>7.43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369</text:p>
          </table:table-cell>
          <table:table-cell office:value-type="string">
            <text:p>Fränninge</text:p>
          </table:table-cell>
          <table:table-cell office:value-type="float" office:value="-0">
            <text:p>0</text:p>
          </table:table-cell>
          <table:table-cell office:value-type="float" office:value="22.26">
            <text:p>22.26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373</text:p>
          </table:table-cell>
          <table:table-cell office:value-type="string">
            <text:p>Fuglie</text:p>
          </table:table-cell>
          <table:table-cell office:value-type="float" office:value="-0">
            <text:p>0</text:p>
          </table:table-cell>
          <table:table-cell office:value-type="float" office:value="12.6">
            <text:p>12.6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377</text:p>
          </table:table-cell>
          <table:table-cell office:value-type="string">
            <text:p>Gamla Bo</text:p>
          </table:table-cell>
          <table:table-cell office:value-type="float" office:value="-0">
            <text:p>0</text:p>
          </table:table-cell>
          <table:table-cell office:value-type="float" office:value="19.03">
            <text:p>19.0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string">
            <text:p>S3381</text:p>
          </table:table-cell>
          <table:table-cell office:value-type="string">
            <text:p>Gessie</text:p>
          </table:table-cell>
          <table:table-cell office:value-type="float" office:value="-0">
            <text:p>0</text:p>
          </table:table-cell>
          <table:table-cell office:value-type="float" office:value="10.57">
            <text:p>10.5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S3385</text:p>
          </table:table-cell>
          <table:table-cell office:value-type="string">
            <text:p>Gislöv</text:p>
          </table:table-cell>
          <table:table-cell office:value-type="float" office:value="-0">
            <text:p>0</text:p>
          </table:table-cell>
          <table:table-cell office:value-type="float" office:value="19.21">
            <text:p>19.2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393</text:p>
          </table:table-cell>
          <table:table-cell office:value-type="string">
            <text:p>Grönby</text:p>
          </table:table-cell>
          <table:table-cell office:value-type="float" office:value="-0">
            <text:p>0</text:p>
          </table:table-cell>
          <table:table-cell office:value-type="float" office:value="21.05">
            <text:p>21.05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395</text:p>
          </table:table-cell>
          <table:table-cell office:value-type="string">
            <text:p>Gullarp</text:p>
          </table:table-cell>
          <table:table-cell office:value-type="float" office:value="-0">
            <text:p>0</text:p>
          </table:table-cell>
          <table:table-cell office:value-type="float" office:value="8.87">
            <text:p>8.8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S3397</text:p>
          </table:table-cell>
          <table:table-cell office:value-type="string">
            <text:p>Gylle östra och Fjärdingslöv</text:p>
          </table:table-cell>
          <table:table-cell office:value-type="float" office:value="-0">
            <text:p>0</text:p>
          </table:table-cell>
          <table:table-cell office:value-type="float" office:value="25.52">
            <text:p>25.52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401</text:p>
          </table:table-cell>
          <table:table-cell office:value-type="string">
            <text:p>Gylle</text:p>
          </table:table-cell>
          <table:table-cell office:value-type="float" office:value="-0">
            <text:p>0</text:p>
          </table:table-cell>
          <table:table-cell office:value-type="float" office:value="9.41">
            <text:p>9.4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405</text:p>
          </table:table-cell>
          <table:table-cell office:value-type="string">
            <text:p>Görarp</text:p>
          </table:table-cell>
          <table:table-cell office:value-type="float" office:value="-0">
            <text:p>0</text:p>
          </table:table-cell>
          <table:table-cell office:value-type="float" office:value="24.96">
            <text:p>24.96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S3409</text:p>
          </table:table-cell>
          <table:table-cell office:value-type="string">
            <text:p>Haglösa</text:p>
          </table:table-cell>
          <table:table-cell office:value-type="float" office:value="-0">
            <text:p>0</text:p>
          </table:table-cell>
          <table:table-cell office:value-type="float" office:value="7.72">
            <text:p>7.7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413</text:p>
          </table:table-cell>
          <table:table-cell office:value-type="string">
            <text:p>Hammarlunda</text:p>
          </table:table-cell>
          <table:table-cell office:value-type="float" office:value="-0">
            <text:p>0</text:p>
          </table:table-cell>
          <table:table-cell office:value-type="float" office:value="11.81">
            <text:p>11.81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S3415</text:p>
          </table:table-cell>
          <table:table-cell office:value-type="string">
            <text:p>Hammarlöv</text:p>
          </table:table-cell>
          <table:table-cell office:value-type="float" office:value="-0">
            <text:p>0</text:p>
          </table:table-cell>
          <table:table-cell office:value-type="float" office:value="13.67">
            <text:p>13.6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417</text:p>
          </table:table-cell>
          <table:table-cell office:value-type="string">
            <text:p>Hedvigsdal</text:p>
          </table:table-cell>
          <table:table-cell office:value-type="float" office:value="-0">
            <text:p>0</text:p>
          </table:table-cell>
          <table:table-cell office:value-type="float" office:value="11.48">
            <text:p>11.4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S3421</text:p>
          </table:table-cell>
          <table:table-cell office:value-type="string">
            <text:p>Ljungbacken</text:p>
          </table:table-cell>
          <table:table-cell office:value-type="float" office:value="-0">
            <text:p>0</text:p>
          </table:table-cell>
          <table:table-cell office:value-type="float" office:value="15.25">
            <text:p>15.25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423</text:p>
          </table:table-cell>
          <table:table-cell office:value-type="string">
            <text:p>Hemmestorp</text:p>
          </table:table-cell>
          <table:table-cell office:value-type="string">
            <text:p>Ny</text:p>
          </table:table-cell>
          <table:table-cell office:value-type="float" office:value="10.28">
            <text:p>10.28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Östra Göinge</text:p>
          </table:table-cell>
          <table:table-cell office:value-type="float" office:value="1256">
            <text:p>1256</text:p>
          </table:table-cell>
        </table:table-row>
        <table:table-row table:style-name="ro1">
          <table:table-cell office:value-type="string">
            <text:p>S3425</text:p>
          </table:table-cell>
          <table:table-cell office:value-type="string">
            <text:p>Hemmestorps eke</text:p>
          </table:table-cell>
          <table:table-cell office:value-type="float" office:value="-0">
            <text:p>0</text:p>
          </table:table-cell>
          <table:table-cell office:value-type="float" office:value="17.67">
            <text:p>17.67</text:p>
          </table:table-cell>
          <table:table-cell office:value-type="float" office:value="138">
            <text:p>138</text:p>
          </table:table-cell>
          <table:table-cell office:value-type="float" office:value="0.93">
            <text:p>0.93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427</text:p>
          </table:table-cell>
          <table:table-cell office:value-type="string">
            <text:p>Hemmestorps fure</text:p>
          </table:table-cell>
          <table:table-cell office:value-type="float" office:value="-0">
            <text:p>0</text:p>
          </table:table-cell>
          <table:table-cell office:value-type="float" office:value="44.34">
            <text:p>44.34</text:p>
          </table:table-cell>
          <table:table-cell office:value-type="float" office:value="126">
            <text:p>126</text:p>
          </table:table-cell>
          <table:table-cell office:value-type="float" office:value="0.91">
            <text:p>0.91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429</text:p>
          </table:table-cell>
          <table:table-cell office:value-type="string">
            <text:p>Hjortshög</text:p>
          </table:table-cell>
          <table:table-cell office:value-type="float" office:value="-0">
            <text:p>0</text:p>
          </table:table-cell>
          <table:table-cell office:value-type="float" office:value="23.47">
            <text:p>23.47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S3433</text:p>
          </table:table-cell>
          <table:table-cell office:value-type="string">
            <text:p>Holmby</text:p>
          </table:table-cell>
          <table:table-cell office:value-type="float" office:value="-0">
            <text:p>0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S3441</text:p>
          </table:table-cell>
          <table:table-cell office:value-type="string">
            <text:p>Humlamaden och Hemmestorps boke</text:p>
          </table:table-cell>
          <table:table-cell office:value-type="float" office:value="-0">
            <text:p>0</text:p>
          </table:table-cell>
          <table:table-cell office:value-type="float" office:value="32.66">
            <text:p>32.66</text:p>
          </table:table-cell>
          <table:table-cell office:value-type="float" office:value="174">
            <text:p>174</text:p>
          </table:table-cell>
          <table:table-cell office:value-type="float" office:value="0.91">
            <text:p>0.91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445</text:p>
          </table:table-cell>
          <table:table-cell office:value-type="string">
            <text:p>Hyltarp</text:p>
          </table:table-cell>
          <table:table-cell office:value-type="float" office:value="-0">
            <text:p>0</text:p>
          </table:table-cell>
          <table:table-cell office:value-type="float" office:value="6.58">
            <text:p>6.58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S3449</text:p>
          </table:table-cell>
          <table:table-cell office:value-type="string">
            <text:p>Håstad</text:p>
          </table:table-cell>
          <table:table-cell office:value-type="float" office:value="-0">
            <text:p>0</text:p>
          </table:table-cell>
          <table:table-cell office:value-type="float" office:value="11.09">
            <text:p>11.09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453</text:p>
          </table:table-cell>
          <table:table-cell office:value-type="string">
            <text:p>Häljaröd</text:p>
          </table:table-cell>
          <table:table-cell office:value-type="float" office:value="-0">
            <text:p>0</text:p>
          </table:table-cell>
          <table:table-cell office:value-type="float" office:value="15.46">
            <text:p>15.4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Höganäs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string">
            <text:p>S3455</text:p>
          </table:table-cell>
          <table:table-cell office:value-type="string">
            <text:p>Hässlunda</text:p>
          </table:table-cell>
          <table:table-cell office:value-type="float" office:value="-0">
            <text:p>0</text:p>
          </table:table-cell>
          <table:table-cell office:value-type="float" office:value="6.65">
            <text:p>6.6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S3457</text:p>
          </table:table-cell>
          <table:table-cell office:value-type="string">
            <text:p>Assartorp och Hässleberga</text:p>
          </table:table-cell>
          <table:table-cell office:value-type="float" office:value="-0">
            <text:p>0</text:p>
          </table:table-cell>
          <table:table-cell office:value-type="float" office:value="13.81">
            <text:p>13.8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461</text:p>
          </table:table-cell>
          <table:table-cell office:value-type="string">
            <text:p>Hög</text:p>
          </table:table-cell>
          <table:table-cell office:value-type="float" office:value="-0">
            <text:p>0</text:p>
          </table:table-cell>
          <table:table-cell office:value-type="float" office:value="36.49">
            <text:p>36.49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string">
            <text:p>S3465</text:p>
          </table:table-cell>
          <table:table-cell office:value-type="string">
            <text:p>Hököpinge kyrkby</text:p>
          </table:table-cell>
          <table:table-cell office:value-type="float" office:value="-0">
            <text:p>0</text:p>
          </table:table-cell>
          <table:table-cell office:value-type="float" office:value="19.84">
            <text:p>19.84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S3469</text:p>
          </table:table-cell>
          <table:table-cell office:value-type="string">
            <text:p>Ingelstorp</text:p>
          </table:table-cell>
          <table:table-cell office:value-type="float" office:value="-0">
            <text:p>0</text:p>
          </table:table-cell>
          <table:table-cell office:value-type="float" office:value="22.53">
            <text:p>22.53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S3473</text:p>
          </table:table-cell>
          <table:table-cell office:value-type="string">
            <text:p>Janstorp</text:p>
          </table:table-cell>
          <table:table-cell office:value-type="float" office:value="-0">
            <text:p>0</text:p>
          </table:table-cell>
          <table:table-cell office:value-type="float" office:value="6.01">
            <text:p>6.0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Skurup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string">
            <text:p>S3477</text:p>
          </table:table-cell>
          <table:table-cell office:value-type="string">
            <text:p>Järavallen</text:p>
          </table:table-cell>
          <table:table-cell office:value-type="float" office:value="-0">
            <text:p>0</text:p>
          </table:table-cell>
          <table:table-cell office:value-type="float" office:value="21.04">
            <text:p>21.0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string">
            <text:p>S3485</text:p>
          </table:table-cell>
          <table:table-cell office:value-type="string">
            <text:p>Klasaröd</text:p>
          </table:table-cell>
          <table:table-cell office:value-type="float" office:value="-0">
            <text:p>0</text:p>
          </table:table-cell>
          <table:table-cell office:value-type="float" office:value="14.19">
            <text:p>14.1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487</text:p>
          </table:table-cell>
          <table:table-cell office:value-type="string">
            <text:p>Klörup</text:p>
          </table:table-cell>
          <table:table-cell office:value-type="float" office:value="-0">
            <text:p>0</text:p>
          </table:table-cell>
          <table:table-cell office:value-type="float" office:value="7.14">
            <text:p>7.1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493</text:p>
          </table:table-cell>
          <table:table-cell office:value-type="string">
            <text:p>Slättäng</text:p>
          </table:table-cell>
          <table:table-cell office:value-type="float" office:value="-0">
            <text:p>0</text:p>
          </table:table-cell>
          <table:table-cell office:value-type="float" office:value="6.51">
            <text:p>6.5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Malmö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string">
            <text:p>S3495</text:p>
          </table:table-cell>
          <table:table-cell office:value-type="string">
            <text:p>Nöbbelöv</text:p>
          </table:table-cell>
          <table:table-cell office:value-type="float" office:value="-0">
            <text:p>0</text:p>
          </table:table-cell>
          <table:table-cell office:value-type="float" office:value="18.26">
            <text:p>18.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kurup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string">
            <text:p>S3497</text:p>
          </table:table-cell>
          <table:table-cell office:value-type="string">
            <text:p>Krågeholm</text:p>
          </table:table-cell>
          <table:table-cell office:value-type="float" office:value="-0">
            <text:p>0</text:p>
          </table:table-cell>
          <table:table-cell office:value-type="float" office:value="18.3">
            <text:p>18.3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S3501</text:p>
          </table:table-cell>
          <table:table-cell office:value-type="string">
            <text:p>Kungabacken</text:p>
          </table:table-cell>
          <table:table-cell office:value-type="float" office:value="-0">
            <text:p>0</text:p>
          </table:table-cell>
          <table:table-cell office:value-type="float" office:value="10.28">
            <text:p>10.2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S3509</text:p>
          </table:table-cell>
          <table:table-cell office:value-type="string">
            <text:p>Kvistofta</text:p>
          </table:table-cell>
          <table:table-cell office:value-type="float" office:value="-0">
            <text:p>0</text:p>
          </table:table-cell>
          <table:table-cell office:value-type="float" office:value="25.78">
            <text:p>25.7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S3513</text:p>
          </table:table-cell>
          <table:table-cell office:value-type="string">
            <text:p>Kyrkbacken</text:p>
          </table:table-cell>
          <table:table-cell office:value-type="float" office:value="-0">
            <text:p>0</text:p>
          </table:table-cell>
          <table:table-cell office:value-type="float" office:value="14.15">
            <text:p>14.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string">
            <text:p>S3515</text:p>
          </table:table-cell>
          <table:table-cell office:value-type="string">
            <text:p>Kyrkoby</text:p>
          </table:table-cell>
          <table:table-cell office:value-type="string">
            <text:p>Ny</text:p>
          </table:table-cell>
          <table:table-cell office:value-type="float" office:value="3.4">
            <text:p>3.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Staffanstorp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string">
            <text:p>S3517</text:p>
          </table:table-cell>
          <table:table-cell office:value-type="string">
            <text:p>Kåseberga</text:p>
          </table:table-cell>
          <table:table-cell office:value-type="float" office:value="-0">
            <text:p>0</text:p>
          </table:table-cell>
          <table:table-cell office:value-type="float" office:value="13.89">
            <text:p>13.89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S3525</text:p>
          </table:table-cell>
          <table:table-cell office:value-type="string">
            <text:p>Lerhamn</text:p>
          </table:table-cell>
          <table:table-cell office:value-type="float" office:value="-0">
            <text:p>0</text:p>
          </table:table-cell>
          <table:table-cell office:value-type="float" office:value="15.31">
            <text:p>15.3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Höganäs</text:p>
          </table:table-cell>
          <table:table-cell office:value-type="float" office:value="1284">
            <text:p>1284</text:p>
          </table:table-cell>
        </table:table-row>
        <table:table-row table:style-name="ro1">
          <table:table-cell office:value-type="string">
            <text:p>S3533</text:p>
          </table:table-cell>
          <table:table-cell office:value-type="string">
            <text:p>Lindby</text:p>
          </table:table-cell>
          <table:table-cell office:value-type="float" office:value="-0">
            <text:p>0</text:p>
          </table:table-cell>
          <table:table-cell office:value-type="float" office:value="7.93">
            <text:p>7.9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Skurup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string">
            <text:p>S3541</text:p>
          </table:table-cell>
          <table:table-cell office:value-type="string">
            <text:p>Lockarp</text:p>
          </table:table-cell>
          <table:table-cell office:value-type="float" office:value="-0">
            <text:p>0</text:p>
          </table:table-cell>
          <table:table-cell office:value-type="float" office:value="13.09">
            <text:p>13.0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Malmö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string">
            <text:p>S3547</text:p>
          </table:table-cell>
          <table:table-cell office:value-type="string">
            <text:p>Lundåkra</text:p>
          </table:table-cell>
          <table:table-cell office:value-type="string">
            <text:p>Ny</text:p>
          </table:table-cell>
          <table:table-cell office:value-type="float" office:value="3.24">
            <text:p>3.2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string">
            <text:p>S3549</text:p>
          </table:table-cell>
          <table:table-cell office:value-type="string">
            <text:p>Lyby</text:p>
          </table:table-cell>
          <table:table-cell office:value-type="float" office:value="-0">
            <text:p>0</text:p>
          </table:table-cell>
          <table:table-cell office:value-type="float" office:value="13.21">
            <text:p>13.21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S3553</text:p>
          </table:table-cell>
          <table:table-cell office:value-type="string">
            <text:p>Trällekilla (västra delen)</text:p>
          </table:table-cell>
          <table:table-cell office:value-type="float" office:value="-0">
            <text:p>0</text:p>
          </table:table-cell>
          <table:table-cell office:value-type="float" office:value="22.95">
            <text:p>22.9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561</text:p>
          </table:table-cell>
          <table:table-cell office:value-type="string">
            <text:p>Mellan-Grevie</text:p>
          </table:table-cell>
          <table:table-cell office:value-type="float" office:value="-0">
            <text:p>0</text:p>
          </table:table-cell>
          <table:table-cell office:value-type="float" office:value="11.04">
            <text:p>11.0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S3565</text:p>
          </table:table-cell>
          <table:table-cell office:value-type="string">
            <text:p>Minnesberg</text:p>
          </table:table-cell>
          <table:table-cell office:value-type="float" office:value="-0">
            <text:p>0</text:p>
          </table:table-cell>
          <table:table-cell office:value-type="float" office:value="12.45">
            <text:p>12.4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569</text:p>
          </table:table-cell>
          <table:table-cell office:value-type="string">
            <text:p>Munkebäck</text:p>
          </table:table-cell>
          <table:table-cell office:value-type="float" office:value="-0">
            <text:p>0</text:p>
          </table:table-cell>
          <table:table-cell office:value-type="float" office:value="16.53">
            <text:p>16.53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string">
            <text:p>S3573</text:p>
          </table:table-cell>
          <table:table-cell office:value-type="string">
            <text:p>Månstorp och Billeberga tre</text:p>
          </table:table-cell>
          <table:table-cell office:value-type="float" office:value="-0">
            <text:p>0</text:p>
          </table:table-cell>
          <table:table-cell office:value-type="float" office:value="12.34">
            <text:p>12.3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S3577</text:p>
          </table:table-cell>
          <table:table-cell office:value-type="string">
            <text:p>Möllevången</text:p>
          </table:table-cell>
          <table:table-cell office:value-type="float" office:value="-0">
            <text:p>0</text:p>
          </table:table-cell>
          <table:table-cell office:value-type="float" office:value="26.83">
            <text:p>26.83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S3585</text:p>
          </table:table-cell>
          <table:table-cell office:value-type="string">
            <text:p>Nordanå</text:p>
          </table:table-cell>
          <table:table-cell office:value-type="float" office:value="-0">
            <text:p>0</text:p>
          </table:table-cell>
          <table:table-cell office:value-type="float" office:value="19.62">
            <text:p>19.62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Staffanstorp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string">
            <text:p>S3589</text:p>
          </table:table-cell>
          <table:table-cell office:value-type="string">
            <text:p>Norra Grönby</text:p>
          </table:table-cell>
          <table:table-cell office:value-type="float" office:value="-0">
            <text:p>0</text:p>
          </table:table-cell>
          <table:table-cell office:value-type="float" office:value="10.65">
            <text:p>10.6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591</text:p>
          </table:table-cell>
          <table:table-cell office:value-type="string">
            <text:p>Norra Håslöv</text:p>
          </table:table-cell>
          <table:table-cell office:value-type="float" office:value="-0">
            <text:p>0</text:p>
          </table:table-cell>
          <table:table-cell office:value-type="float" office:value="18.17">
            <text:p>18.1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S3597</text:p>
          </table:table-cell>
          <table:table-cell office:value-type="string">
            <text:p>Norra Vram</text:p>
          </table:table-cell>
          <table:table-cell office:value-type="float" office:value="-0">
            <text:p>0</text:p>
          </table:table-cell>
          <table:table-cell office:value-type="float" office:value="26">
            <text:p>26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Bjuv</text:p>
          </table:table-cell>
          <table:table-cell office:value-type="float" office:value="1260">
            <text:p>1260</text:p>
          </table:table-cell>
        </table:table-row>
        <table:table-row table:style-name="ro1">
          <table:table-cell office:value-type="string">
            <text:p>S3598</text:p>
          </table:table-cell>
          <table:table-cell office:value-type="string">
            <text:p>Norrskog</text:p>
          </table:table-cell>
          <table:table-cell office:value-type="string">
            <text:p>Ny</text:p>
          </table:table-cell>
          <table:table-cell office:value-type="float" office:value="5.4">
            <text:p>5.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S3599</text:p>
          </table:table-cell>
          <table:table-cell office:value-type="string">
            <text:p>Nötesjö</text:p>
          </table:table-cell>
          <table:table-cell office:value-type="float" office:value="-0">
            <text:p>0</text:p>
          </table:table-cell>
          <table:table-cell office:value-type="float" office:value="14.62">
            <text:p>14.6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S3601</text:p>
          </table:table-cell>
          <table:table-cell office:value-type="string">
            <text:p>Norrvidinge</text:p>
          </table:table-cell>
          <table:table-cell office:value-type="float" office:value="-0">
            <text:p>0</text:p>
          </table:table-cell>
          <table:table-cell office:value-type="float" office:value="16.57">
            <text:p>16.57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S3602</text:p>
          </table:table-cell>
          <table:table-cell office:value-type="string">
            <text:p>Nybrostrand fritidshusområde</text:p>
          </table:table-cell>
          <table:table-cell office:value-type="string">
            <text:p>Ny</text:p>
          </table:table-cell>
          <table:table-cell office:value-type="float" office:value="10.76">
            <text:p>10.76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S3613</text:p>
          </table:table-cell>
          <table:table-cell office:value-type="string">
            <text:p>Råga Hörstad</text:p>
          </table:table-cell>
          <table:table-cell office:value-type="float" office:value="-0">
            <text:p>0</text:p>
          </table:table-cell>
          <table:table-cell office:value-type="float" office:value="16.57">
            <text:p>16.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string">
            <text:p>S3615</text:p>
          </table:table-cell>
          <table:table-cell office:value-type="string">
            <text:p>Räng</text:p>
          </table:table-cell>
          <table:table-cell office:value-type="string">
            <text:p>Ny</text:p>
          </table:table-cell>
          <table:table-cell office:value-type="float" office:value="10.12">
            <text:p>10.1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S3617</text:p>
          </table:table-cell>
          <table:table-cell office:value-type="string">
            <text:p>Räng (västra delen)</text:p>
          </table:table-cell>
          <table:table-cell office:value-type="float" office:value="-0">
            <text:p>0</text:p>
          </table:table-cell>
          <table:table-cell office:value-type="float" office:value="10.21">
            <text:p>10.21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S3625</text:p>
          </table:table-cell>
          <table:table-cell office:value-type="string">
            <text:p>Röddinge</text:p>
          </table:table-cell>
          <table:table-cell office:value-type="float" office:value="-0">
            <text:p>0</text:p>
          </table:table-cell>
          <table:table-cell office:value-type="float" office:value="12.12">
            <text:p>12.1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629</text:p>
          </table:table-cell>
          <table:table-cell office:value-type="string">
            <text:p>Rögla</text:p>
          </table:table-cell>
          <table:table-cell office:value-type="float" office:value="-0">
            <text:p>0</text:p>
          </table:table-cell>
          <table:table-cell office:value-type="float" office:value="15.68">
            <text:p>15.68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S3637</text:p>
          </table:table-cell>
          <table:table-cell office:value-type="string">
            <text:p>Satserup norra</text:p>
          </table:table-cell>
          <table:table-cell office:value-type="float" office:value="-0">
            <text:p>0</text:p>
          </table:table-cell>
          <table:table-cell office:value-type="float" office:value="12.88">
            <text:p>12.8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S3645</text:p>
          </table:table-cell>
          <table:table-cell office:value-type="string">
            <text:p>Silvåkra</text:p>
          </table:table-cell>
          <table:table-cell office:value-type="float" office:value="-0">
            <text:p>0</text:p>
          </table:table-cell>
          <table:table-cell office:value-type="float" office:value="6.66">
            <text:p>6.6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650</text:p>
          </table:table-cell>
          <table:table-cell office:value-type="string">
            <text:p>Simlinge</text:p>
          </table:table-cell>
          <table:table-cell office:value-type="string">
            <text:p>Ny</text:p>
          </table:table-cell>
          <table:table-cell office:value-type="float" office:value="12.87">
            <text:p>12.8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653</text:p>
          </table:table-cell>
          <table:table-cell office:value-type="string">
            <text:p>Spjälla (norra delen)</text:p>
          </table:table-cell>
          <table:table-cell office:value-type="float" office:value="-0">
            <text:p>0</text:p>
          </table:table-cell>
          <table:table-cell office:value-type="float" office:value="11.22">
            <text:p>11.2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655</text:p>
          </table:table-cell>
          <table:table-cell office:value-type="string">
            <text:p>Skabersjöby</text:p>
          </table:table-cell>
          <table:table-cell office:value-type="float" office:value="-0">
            <text:p>0</text:p>
          </table:table-cell>
          <table:table-cell office:value-type="float" office:value="8.32">
            <text:p>8.3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S3661</text:p>
          </table:table-cell>
          <table:table-cell office:value-type="string">
            <text:p>Skateholm och del av Beddingestrand</text:p>
          </table:table-cell>
          <table:table-cell office:value-type="float" office:value="-0">
            <text:p>0</text:p>
          </table:table-cell>
          <table:table-cell office:value-type="float" office:value="169.18">
            <text:p>169.18</text:p>
          </table:table-cell>
          <table:table-cell office:value-type="float" office:value="548">
            <text:p>548</text:p>
          </table:table-cell>
          <table:table-cell office:value-type="float" office:value="0.93">
            <text:p>0.93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665</text:p>
          </table:table-cell>
          <table:table-cell office:value-type="string">
            <text:p>Skatteberga</text:p>
          </table:table-cell>
          <table:table-cell office:value-type="float" office:value="-0">
            <text:p>0</text:p>
          </table:table-cell>
          <table:table-cell office:value-type="float" office:value="12.88">
            <text:p>12.88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673</text:p>
          </table:table-cell>
          <table:table-cell office:value-type="string">
            <text:p>Skårby</text:p>
          </table:table-cell>
          <table:table-cell office:value-type="float" office:value="-0">
            <text:p>0</text:p>
          </table:table-cell>
          <table:table-cell office:value-type="float" office:value="7.77">
            <text:p>7.7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S3677</text:p>
          </table:table-cell>
          <table:table-cell office:value-type="string">
            <text:p>Skåre</text:p>
          </table:table-cell>
          <table:table-cell office:value-type="float" office:value="-0">
            <text:p>0</text:p>
          </table:table-cell>
          <table:table-cell office:value-type="float" office:value="10.67">
            <text:p>10.67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681</text:p>
          </table:table-cell>
          <table:table-cell office:value-type="string">
            <text:p>Slimminge</text:p>
          </table:table-cell>
          <table:table-cell office:value-type="float" office:value="-0">
            <text:p>0</text:p>
          </table:table-cell>
          <table:table-cell office:value-type="float" office:value="18.39">
            <text:p>18.39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Skurup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string">
            <text:p>S3683</text:p>
          </table:table-cell>
          <table:table-cell office:value-type="string">
            <text:p>Snarringe</text:p>
          </table:table-cell>
          <table:table-cell office:value-type="float" office:value="-0">
            <text:p>0</text:p>
          </table:table-cell>
          <table:table-cell office:value-type="float" office:value="6.2">
            <text:p>6.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685</text:p>
          </table:table-cell>
          <table:table-cell office:value-type="string">
            <text:p>Snogehall</text:p>
          </table:table-cell>
          <table:table-cell office:value-type="float" office:value="-0">
            <text:p>0</text:p>
          </table:table-cell>
          <table:table-cell office:value-type="float" office:value="23.93">
            <text:p>23.93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string">
            <text:p>S3689</text:p>
          </table:table-cell>
          <table:table-cell office:value-type="string">
            <text:p>Snogeröd</text:p>
          </table:table-cell>
          <table:table-cell office:value-type="float" office:value="-0">
            <text:p>0</text:p>
          </table:table-cell>
          <table:table-cell office:value-type="float" office:value="14.24">
            <text:p>14.24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string">
            <text:p>S3693</text:p>
          </table:table-cell>
          <table:table-cell office:value-type="string">
            <text:p>Snårestad</text:p>
          </table:table-cell>
          <table:table-cell office:value-type="float" office:value="-0">
            <text:p>0</text:p>
          </table:table-cell>
          <table:table-cell office:value-type="float" office:value="19.35">
            <text:p>19.35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S3695</text:p>
          </table:table-cell>
          <table:table-cell office:value-type="string">
            <text:p>Stabbarp</text:p>
          </table:table-cell>
          <table:table-cell office:value-type="float" office:value="-0">
            <text:p>0</text:p>
          </table:table-cell>
          <table:table-cell office:value-type="float" office:value="7.56">
            <text:p>7.5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S3697</text:p>
          </table:table-cell>
          <table:table-cell office:value-type="string">
            <text:p>Stora Beddinge</text:p>
          </table:table-cell>
          <table:table-cell office:value-type="float" office:value="-0">
            <text:p>0</text:p>
          </table:table-cell>
          <table:table-cell office:value-type="float" office:value="17.48">
            <text:p>17.4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701</text:p>
          </table:table-cell>
          <table:table-cell office:value-type="string">
            <text:p>Stora Harrie</text:p>
          </table:table-cell>
          <table:table-cell office:value-type="float" office:value="-0">
            <text:p>0</text:p>
          </table:table-cell>
          <table:table-cell office:value-type="float" office:value="33.58">
            <text:p>33.58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string">
            <text:p>S3705</text:p>
          </table:table-cell>
          <table:table-cell office:value-type="string">
            <text:p>Stora Köpinge</text:p>
          </table:table-cell>
          <table:table-cell office:value-type="float" office:value="-0">
            <text:p>0</text:p>
          </table:table-cell>
          <table:table-cell office:value-type="float" office:value="40.89">
            <text:p>40.8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S3709</text:p>
          </table:table-cell>
          <table:table-cell office:value-type="string">
            <text:p>Stenestad</text:p>
          </table:table-cell>
          <table:table-cell office:value-type="float" office:value="-0">
            <text:p>0</text:p>
          </table:table-cell>
          <table:table-cell office:value-type="float" office:value="10.81">
            <text:p>10.8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S3713</text:p>
          </table:table-cell>
          <table:table-cell office:value-type="string">
            <text:p>Stora Råby</text:p>
          </table:table-cell>
          <table:table-cell office:value-type="float" office:value="-0">
            <text:p>0</text:p>
          </table:table-cell>
          <table:table-cell office:value-type="float" office:value="7.64">
            <text:p>7.6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717</text:p>
          </table:table-cell>
          <table:table-cell office:value-type="string">
            <text:p>Stora Slågarp</text:p>
          </table:table-cell>
          <table:table-cell office:value-type="float" office:value="-0">
            <text:p>0</text:p>
          </table:table-cell>
          <table:table-cell office:value-type="float" office:value="13.97">
            <text:p>13.9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721</text:p>
          </table:table-cell>
          <table:table-cell office:value-type="string">
            <text:p>Stångby kyrkby</text:p>
          </table:table-cell>
          <table:table-cell office:value-type="float" office:value="-0">
            <text:p>0</text:p>
          </table:table-cell>
          <table:table-cell office:value-type="float" office:value="25.65">
            <text:p>25.6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723</text:p>
          </table:table-cell>
          <table:table-cell office:value-type="string">
            <text:p>Sunnanå</text:p>
          </table:table-cell>
          <table:table-cell office:value-type="float" office:value="-0">
            <text:p>0</text:p>
          </table:table-cell>
          <table:table-cell office:value-type="float" office:value="6.89">
            <text:p>6.89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Burlöv</text:p>
          </table:table-cell>
          <table:table-cell office:value-type="float" office:value="1231">
            <text:p>1231</text:p>
          </table:table-cell>
        </table:table-row>
        <table:table-row table:style-name="ro1">
          <table:table-cell office:value-type="string">
            <text:p>S3729</text:p>
          </table:table-cell>
          <table:table-cell office:value-type="string">
            <text:p>Kilhult och Svensköp</text:p>
          </table:table-cell>
          <table:table-cell office:value-type="float" office:value="-0">
            <text:p>0</text:p>
          </table:table-cell>
          <table:table-cell office:value-type="float" office:value="63.81">
            <text:p>63.81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S3733</text:p>
          </table:table-cell>
          <table:table-cell office:value-type="string">
            <text:p>Svenstorp</text:p>
          </table:table-cell>
          <table:table-cell office:value-type="float" office:value="-0">
            <text:p>0</text:p>
          </table:table-cell>
          <table:table-cell office:value-type="float" office:value="12.6">
            <text:p>12.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S3737</text:p>
          </table:table-cell>
          <table:table-cell office:value-type="string">
            <text:p>Tullstorp</text:p>
          </table:table-cell>
          <table:table-cell office:value-type="float" office:value="-0">
            <text:p>0</text:p>
          </table:table-cell>
          <table:table-cell office:value-type="float" office:value="4.56">
            <text:p>4.5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string">
            <text:p>S3741</text:p>
          </table:table-cell>
          <table:table-cell office:value-type="string">
            <text:p>Särslöv</text:p>
          </table:table-cell>
          <table:table-cell office:value-type="float" office:value="-0">
            <text:p>0</text:p>
          </table:table-cell>
          <table:table-cell office:value-type="float" office:value="13.39">
            <text:p>13.39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string">
            <text:p>S3745</text:p>
          </table:table-cell>
          <table:table-cell office:value-type="string">
            <text:p>Särslöv och Djurslöv</text:p>
          </table:table-cell>
          <table:table-cell office:value-type="float" office:value="-0">
            <text:p>0</text:p>
          </table:table-cell>
          <table:table-cell office:value-type="float" office:value="15.56">
            <text:p>15.56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Staffanstorp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string">
            <text:p>S3749</text:p>
          </table:table-cell>
          <table:table-cell office:value-type="string">
            <text:p>Södervidinge station</text:p>
          </table:table-cell>
          <table:table-cell office:value-type="float" office:value="-0">
            <text:p>0</text:p>
          </table:table-cell>
          <table:table-cell office:value-type="float" office:value="11.13">
            <text:p>11.1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string">
            <text:p>S3757</text:p>
          </table:table-cell>
          <table:table-cell office:value-type="string">
            <text:p>Södra Rörum</text:p>
          </table:table-cell>
          <table:table-cell office:value-type="float" office:value="-0">
            <text:p>0</text:p>
          </table:table-cell>
          <table:table-cell office:value-type="float" office:value="25.93">
            <text:p>25.93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S3761</text:p>
          </table:table-cell>
          <table:table-cell office:value-type="string">
            <text:p>Södra Åby</text:p>
          </table:table-cell>
          <table:table-cell office:value-type="float" office:value="-0">
            <text:p>0</text:p>
          </table:table-cell>
          <table:table-cell office:value-type="float" office:value="24.92">
            <text:p>24.92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765</text:p>
          </table:table-cell>
          <table:table-cell office:value-type="string">
            <text:p>Södra Åkarp</text:p>
          </table:table-cell>
          <table:table-cell office:value-type="float" office:value="-0">
            <text:p>0</text:p>
          </table:table-cell>
          <table:table-cell office:value-type="float" office:value="18.13">
            <text:p>18.13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S3769</text:p>
          </table:table-cell>
          <table:table-cell office:value-type="string">
            <text:p>Sörby</text:p>
          </table:table-cell>
          <table:table-cell office:value-type="float" office:value="-0">
            <text:p>0</text:p>
          </table:table-cell>
          <table:table-cell office:value-type="float" office:value="5.78">
            <text:p>5.7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773</text:p>
          </table:table-cell>
          <table:table-cell office:value-type="string">
            <text:p>Sörbylund</text:p>
          </table:table-cell>
          <table:table-cell office:value-type="float" office:value="-0">
            <text:p>0</text:p>
          </table:table-cell>
          <table:table-cell office:value-type="float" office:value="6.12">
            <text:p>6.1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774</text:p>
          </table:table-cell>
          <table:table-cell office:value-type="string">
            <text:p>Sösdala Himmelkull</text:p>
          </table:table-cell>
          <table:table-cell office:value-type="string">
            <text:p>Ny</text:p>
          </table:table-cell>
          <table:table-cell office:value-type="float" office:value="6.82">
            <text:p>6.8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3775</text:p>
          </table:table-cell>
          <table:table-cell office:value-type="string">
            <text:p>Sövde sommarby</text:p>
          </table:table-cell>
          <table:table-cell office:value-type="float" office:value="-0">
            <text:p>0</text:p>
          </table:table-cell>
          <table:table-cell office:value-type="float" office:value="24.07">
            <text:p>24.0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777</text:p>
          </table:table-cell>
          <table:table-cell office:value-type="string">
            <text:p>Stavsten</text:p>
          </table:table-cell>
          <table:table-cell office:value-type="float" office:value="-0">
            <text:p>0</text:p>
          </table:table-cell>
          <table:table-cell office:value-type="float" office:value="5.38">
            <text:p>5.3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785</text:p>
          </table:table-cell>
          <table:table-cell office:value-type="string">
            <text:p>Toftaholm (södra delen)</text:p>
          </table:table-cell>
          <table:table-cell office:value-type="float" office:value="-0">
            <text:p>0</text:p>
          </table:table-cell>
          <table:table-cell office:value-type="float" office:value="4.92">
            <text:p>4.92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S3789</text:p>
          </table:table-cell>
          <table:table-cell office:value-type="string">
            <text:p>Tolånga</text:p>
          </table:table-cell>
          <table:table-cell office:value-type="float" office:value="-0">
            <text:p>0</text:p>
          </table:table-cell>
          <table:table-cell office:value-type="float" office:value="15.43">
            <text:p>15.4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793</text:p>
          </table:table-cell>
          <table:table-cell office:value-type="string">
            <text:p>Torrlösa</text:p>
          </table:table-cell>
          <table:table-cell office:value-type="float" office:value="-0">
            <text:p>0</text:p>
          </table:table-cell>
          <table:table-cell office:value-type="float" office:value="14.56">
            <text:p>14.5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Svalöv</text:p>
          </table:table-cell>
          <table:table-cell office:value-type="float" office:value="1214">
            <text:p>1214</text:p>
          </table:table-cell>
        </table:table-row>
        <table:table-row table:style-name="ro1">
          <table:table-cell office:value-type="string">
            <text:p>S3809</text:p>
          </table:table-cell>
          <table:table-cell office:value-type="string">
            <text:p>Tuna</text:p>
          </table:table-cell>
          <table:table-cell office:value-type="float" office:value="-0">
            <text:p>0</text:p>
          </table:table-cell>
          <table:table-cell office:value-type="float" office:value="31.87">
            <text:p>31.87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string">
            <text:p>S3813</text:p>
          </table:table-cell>
          <table:table-cell office:value-type="string">
            <text:p>Tånebro</text:p>
          </table:table-cell>
          <table:table-cell office:value-type="float" office:value="-0">
            <text:p>0</text:p>
          </table:table-cell>
          <table:table-cell office:value-type="float" office:value="14.18">
            <text:p>14.1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Skurup</text:p>
          </table:table-cell>
          <table:table-cell office:value-type="float" office:value="1264">
            <text:p>1264</text:p>
          </table:table-cell>
        </table:table-row>
        <table:table-row table:style-name="ro1">
          <table:table-cell office:value-type="string">
            <text:p>S3819</text:p>
          </table:table-cell>
          <table:table-cell office:value-type="string">
            <text:p>Utteröd</text:p>
          </table:table-cell>
          <table:table-cell office:value-type="string">
            <text:p>Ny</text:p>
          </table:table-cell>
          <table:table-cell office:value-type="float" office:value="10.72">
            <text:p>10.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S3823</text:p>
          </table:table-cell>
          <table:table-cell office:value-type="string">
            <text:p>Vadensjö</text:p>
          </table:table-cell>
          <table:table-cell office:value-type="string">
            <text:p>Ny</text:p>
          </table:table-cell>
          <table:table-cell office:value-type="float" office:value="8.19">
            <text:p>8.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string">
            <text:p>S3825</text:p>
          </table:table-cell>
          <table:table-cell office:value-type="string">
            <text:p>Vadensjö och Arrarp</text:p>
          </table:table-cell>
          <table:table-cell office:value-type="float" office:value="-0">
            <text:p>0</text:p>
          </table:table-cell>
          <table:table-cell office:value-type="float" office:value="10.28">
            <text:p>10.28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string">
            <text:p>S3829</text:p>
          </table:table-cell>
          <table:table-cell office:value-type="string">
            <text:p>Vallby</text:p>
          </table:table-cell>
          <table:table-cell office:value-type="float" office:value="-0">
            <text:p>0</text:p>
          </table:table-cell>
          <table:table-cell office:value-type="float" office:value="26.97">
            <text:p>26.97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831</text:p>
          </table:table-cell>
          <table:table-cell office:value-type="string">
            <text:p>Vallby</text:p>
          </table:table-cell>
          <table:table-cell office:value-type="string">
            <text:p>Ny</text:p>
          </table:table-cell>
          <table:table-cell office:value-type="float" office:value="7.49">
            <text:p>7.4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Staffanstorp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string">
            <text:p>S3837</text:p>
          </table:table-cell>
          <table:table-cell office:value-type="string">
            <text:p>Vanstad</text:p>
          </table:table-cell>
          <table:table-cell office:value-type="float" office:value="-0">
            <text:p>0</text:p>
          </table:table-cell>
          <table:table-cell office:value-type="float" office:value="21.27">
            <text:p>21.27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841</text:p>
          </table:table-cell>
          <table:table-cell office:value-type="string">
            <text:p>Vikhög</text:p>
          </table:table-cell>
          <table:table-cell office:value-type="float" office:value="-0">
            <text:p>0</text:p>
          </table:table-cell>
          <table:table-cell office:value-type="float" office:value="6.84">
            <text:p>6.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string">
            <text:p>S3853</text:p>
          </table:table-cell>
          <table:table-cell office:value-type="string">
            <text:p>Vomb</text:p>
          </table:table-cell>
          <table:table-cell office:value-type="float" office:value="-0">
            <text:p>0</text:p>
          </table:table-cell>
          <table:table-cell office:value-type="float" office:value="23.21">
            <text:p>23.2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857</text:p>
          </table:table-cell>
          <table:table-cell office:value-type="string">
            <text:p>Väla by</text:p>
          </table:table-cell>
          <table:table-cell office:value-type="float" office:value="-0">
            <text:p>0</text:p>
          </table:table-cell>
          <table:table-cell office:value-type="float" office:value="12.32">
            <text:p>12.32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S3861</text:p>
          </table:table-cell>
          <table:table-cell office:value-type="string">
            <text:p>Välinge</text:p>
          </table:table-cell>
          <table:table-cell office:value-type="float" office:value="-0">
            <text:p>0</text:p>
          </table:table-cell>
          <table:table-cell office:value-type="float" office:value="13.28">
            <text:p>13.2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Helsingborg</text:p>
          </table:table-cell>
          <table:table-cell office:value-type="float" office:value="1283">
            <text:p>1283</text:p>
          </table:table-cell>
        </table:table-row>
        <table:table-row table:style-name="ro1">
          <table:table-cell office:value-type="string">
            <text:p>S3867</text:p>
          </table:table-cell>
          <table:table-cell office:value-type="string">
            <text:p>Västerstad</text:p>
          </table:table-cell>
          <table:table-cell office:value-type="float" office:value="-0">
            <text:p>0</text:p>
          </table:table-cell>
          <table:table-cell office:value-type="float" office:value="20.01">
            <text:p>20.0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S3869</text:p>
          </table:table-cell>
          <table:table-cell office:value-type="string">
            <text:p>Dala</text:p>
          </table:table-cell>
          <table:table-cell office:value-type="float" office:value="-0">
            <text:p>0</text:p>
          </table:table-cell>
          <table:table-cell office:value-type="float" office:value="19.7">
            <text:p>19.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S3871</text:p>
          </table:table-cell>
          <table:table-cell office:value-type="string">
            <text:p>Västerstads kyrkby</text:p>
          </table:table-cell>
          <table:table-cell office:value-type="float" office:value="-0">
            <text:p>0</text:p>
          </table:table-cell>
          <table:table-cell office:value-type="float" office:value="19.97">
            <text:p>19.9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S3873</text:p>
          </table:table-cell>
          <table:table-cell office:value-type="string">
            <text:p>Västra Alstad</text:p>
          </table:table-cell>
          <table:table-cell office:value-type="float" office:value="-0">
            <text:p>0</text:p>
          </table:table-cell>
          <table:table-cell office:value-type="float" office:value="11.42">
            <text:p>11.4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874</text:p>
          </table:table-cell>
          <table:table-cell office:value-type="string">
            <text:p>Västra Grevie</text:p>
          </table:table-cell>
          <table:table-cell office:value-type="string">
            <text:p>Ny</text:p>
          </table:table-cell>
          <table:table-cell office:value-type="float" office:value="9.57">
            <text:p>9.5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S3876</text:p>
          </table:table-cell>
          <table:table-cell office:value-type="string">
            <text:p>Västra Hoby</text:p>
          </table:table-cell>
          <table:table-cell office:value-type="string">
            <text:p>Ny</text:p>
          </table:table-cell>
          <table:table-cell office:value-type="float" office:value="11.42">
            <text:p>11.4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881</text:p>
          </table:table-cell>
          <table:table-cell office:value-type="string">
            <text:p>Västra Strö</text:p>
          </table:table-cell>
          <table:table-cell office:value-type="float" office:value="-0">
            <text:p>0</text:p>
          </table:table-cell>
          <table:table-cell office:value-type="float" office:value="7.24">
            <text:p>7.2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S3889</text:p>
          </table:table-cell>
          <table:table-cell office:value-type="string">
            <text:p>Västra Vemmerlöv</text:p>
          </table:table-cell>
          <table:table-cell office:value-type="float" office:value="-0">
            <text:p>0</text:p>
          </table:table-cell>
          <table:table-cell office:value-type="float" office:value="25.63">
            <text:p>25.63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893</text:p>
          </table:table-cell>
          <table:table-cell office:value-type="string">
            <text:p>Västra Virestad</text:p>
          </table:table-cell>
          <table:table-cell office:value-type="float" office:value="-0">
            <text:p>0</text:p>
          </table:table-cell>
          <table:table-cell office:value-type="float" office:value="10.84">
            <text:p>10.8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897</text:p>
          </table:table-cell>
          <table:table-cell office:value-type="string">
            <text:p>Östra Asmundtorp</text:p>
          </table:table-cell>
          <table:table-cell office:value-type="float" office:value="-0">
            <text:p>0</text:p>
          </table:table-cell>
          <table:table-cell office:value-type="float" office:value="12.99">
            <text:p>12.99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Eslöv</text:p>
          </table:table-cell>
          <table:table-cell office:value-type="float" office:value="1285">
            <text:p>1285</text:p>
          </table:table-cell>
        </table:table-row>
        <table:table-row table:style-name="ro1">
          <table:table-cell office:value-type="string">
            <text:p>S3901</text:p>
          </table:table-cell>
          <table:table-cell office:value-type="string">
            <text:p>Särslöv (södra delen)</text:p>
          </table:table-cell>
          <table:table-cell office:value-type="float" office:value="-0">
            <text:p>0</text:p>
          </table:table-cell>
          <table:table-cell office:value-type="float" office:value="7.85">
            <text:p>7.8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Kävlinge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string">
            <text:p>S3905</text:p>
          </table:table-cell>
          <table:table-cell office:value-type="string">
            <text:p>Västra Kärrstorp</text:p>
          </table:table-cell>
          <table:table-cell office:value-type="float" office:value="-0">
            <text:p>0</text:p>
          </table:table-cell>
          <table:table-cell office:value-type="float" office:value="7.35">
            <text:p>7.35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Svedala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S3909</text:p>
          </table:table-cell>
          <table:table-cell office:value-type="string">
            <text:p>Vellinge Väster</text:p>
          </table:table-cell>
          <table:table-cell office:value-type="float" office:value="-0">
            <text:p>0</text:p>
          </table:table-cell>
          <table:table-cell office:value-type="float" office:value="34.57">
            <text:p>34.57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Vellinge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S3915</text:p>
          </table:table-cell>
          <table:table-cell office:value-type="string">
            <text:p>Västra Torup</text:p>
          </table:table-cell>
          <table:table-cell office:value-type="string">
            <text:p>Ny</text:p>
          </table:table-cell>
          <table:table-cell office:value-type="float" office:value="39.29">
            <text:p>39.29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Hässleholm</text:p>
          </table:table-cell>
          <table:table-cell office:value-type="float" office:value="1293">
            <text:p>1293</text:p>
          </table:table-cell>
        </table:table-row>
        <table:table-row table:style-name="ro1">
          <table:table-cell office:value-type="string">
            <text:p>S3919</text:p>
          </table:table-cell>
          <table:table-cell office:value-type="string">
            <text:p>Åhuskärr</text:p>
          </table:table-cell>
          <table:table-cell office:value-type="string">
            <text:p>Ny</text:p>
          </table:table-cell>
          <table:table-cell office:value-type="float" office:value="9.29">
            <text:p>9.2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Kristianstad</text:p>
          </table:table-cell>
          <table:table-cell office:value-type="float" office:value="1290">
            <text:p>1290</text:p>
          </table:table-cell>
        </table:table-row>
        <table:table-row table:style-name="ro1">
          <table:table-cell office:value-type="string">
            <text:p>S3921</text:p>
          </table:table-cell>
          <table:table-cell office:value-type="string">
            <text:p>Ålabodarna</text:p>
          </table:table-cell>
          <table:table-cell office:value-type="float" office:value="-0">
            <text:p>0</text:p>
          </table:table-cell>
          <table:table-cell office:value-type="float" office:value="13.3">
            <text:p>13.3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string">
            <text:p>S3923</text:p>
          </table:table-cell>
          <table:table-cell office:value-type="string">
            <text:p>Ängsbyn</text:p>
          </table:table-cell>
          <table:table-cell office:value-type="float" office:value="-0">
            <text:p>0</text:p>
          </table:table-cell>
          <table:table-cell office:value-type="float" office:value="8.97">
            <text:p>8.97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Höör</text:p>
          </table:table-cell>
          <table:table-cell office:value-type="float" office:value="1267">
            <text:p>1267</text:p>
          </table:table-cell>
        </table:table-row>
        <table:table-row table:style-name="ro1">
          <table:table-cell office:value-type="string">
            <text:p>S3925</text:p>
          </table:table-cell>
          <table:table-cell office:value-type="string">
            <text:p>Äspinge</text:p>
          </table:table-cell>
          <table:table-cell office:value-type="float" office:value="-0">
            <text:p>0</text:p>
          </table:table-cell>
          <table:table-cell office:value-type="float" office:value="27.18">
            <text:p>27.18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S3929</text:p>
          </table:table-cell>
          <table:table-cell office:value-type="string">
            <text:p>Gränsbo</text:p>
          </table:table-cell>
          <table:table-cell office:value-type="float" office:value="-0">
            <text:p>0</text:p>
          </table:table-cell>
          <table:table-cell office:value-type="float" office:value="42.66">
            <text:p>42.66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933</text:p>
          </table:table-cell>
          <table:table-cell office:value-type="string">
            <text:p>Öja</text:p>
          </table:table-cell>
          <table:table-cell office:value-type="float" office:value="-0">
            <text:p>0</text:p>
          </table:table-cell>
          <table:table-cell office:value-type="float" office:value="7.01">
            <text:p>7.0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Ystad</text:p>
          </table:table-cell>
          <table:table-cell office:value-type="float" office:value="1286">
            <text:p>1286</text:p>
          </table:table-cell>
        </table:table-row>
        <table:table-row table:style-name="ro1">
          <table:table-cell office:value-type="string">
            <text:p>S3935</text:p>
          </table:table-cell>
          <table:table-cell office:value-type="string">
            <text:p>Önnarp</text:p>
          </table:table-cell>
          <table:table-cell office:value-type="string">
            <text:p>Ny</text:p>
          </table:table-cell>
          <table:table-cell office:value-type="float" office:value="9.88">
            <text:p>9.8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941</text:p>
          </table:table-cell>
          <table:table-cell office:value-type="string">
            <text:p>Örja</text:p>
          </table:table-cell>
          <table:table-cell office:value-type="float" office:value="-0">
            <text:p>0</text:p>
          </table:table-cell>
          <table:table-cell office:value-type="float" office:value="9.35">
            <text:p>9.3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Landskrona</text:p>
          </table:table-cell>
          <table:table-cell office:value-type="float" office:value="1282">
            <text:p>1282</text:p>
          </table:table-cell>
        </table:table-row>
        <table:table-row table:style-name="ro1">
          <table:table-cell office:value-type="string">
            <text:p>S3949</text:p>
          </table:table-cell>
          <table:table-cell office:value-type="string">
            <text:p>Östra Värlinge</text:p>
          </table:table-cell>
          <table:table-cell office:value-type="float" office:value="-0">
            <text:p>0</text:p>
          </table:table-cell>
          <table:table-cell office:value-type="float" office:value="7.93">
            <text:p>7.9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Trelleborg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S3951</text:p>
          </table:table-cell>
          <table:table-cell office:value-type="string">
            <text:p>Korsholm</text:p>
          </table:table-cell>
          <table:table-cell office:value-type="float" office:value="-0">
            <text:p>0</text:p>
          </table:table-cell>
          <table:table-cell office:value-type="float" office:value="9.95">
            <text:p>9.9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Hörby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S3955</text:p>
          </table:table-cell>
          <table:table-cell office:value-type="string">
            <text:p>Östra Odarslöv</text:p>
          </table:table-cell>
          <table:table-cell office:value-type="float" office:value="-0">
            <text:p>0</text:p>
          </table:table-cell>
          <table:table-cell office:value-type="float" office:value="8.3">
            <text:p>8.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Lund</text:p>
          </table:table-cell>
          <table:table-cell office:value-type="float" office:value="1281">
            <text:p>1281</text:p>
          </table:table-cell>
        </table:table-row>
        <table:table-row table:style-name="ro1">
          <table:table-cell office:value-type="string">
            <text:p>S3957</text:p>
          </table:table-cell>
          <table:table-cell office:value-type="string">
            <text:p>Övedskloster</text:p>
          </table:table-cell>
          <table:table-cell office:value-type="float" office:value="-0">
            <text:p>0</text:p>
          </table:table-cell>
          <table:table-cell office:value-type="float" office:value="31.52">
            <text:p>31.5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Sjöbo</text:p>
          </table:table-cell>
          <table:table-cell office:value-type="float" office:value="1265">
            <text:p>1265</text:p>
          </table:table-cell>
        </table:table-row>
        <table:table-row table:style-name="ro1">
          <table:table-cell office:value-type="string">
            <text:p>S3965</text:p>
          </table:table-cell>
          <table:table-cell office:value-type="string">
            <text:p>Ala</text:p>
          </table:table-cell>
          <table:table-cell office:value-type="float" office:value="-0">
            <text:p>0</text:p>
          </table:table-cell>
          <table:table-cell office:value-type="float" office:value="26.75">
            <text:p>26.75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3966</text:p>
          </table:table-cell>
          <table:table-cell office:value-type="string">
            <text:p>Alafors</text:p>
          </table:table-cell>
          <table:table-cell office:value-type="string">
            <text:p>Ny</text:p>
          </table:table-cell>
          <table:table-cell office:value-type="float" office:value="9.51">
            <text:p>9.5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3967</text:p>
          </table:table-cell>
          <table:table-cell office:value-type="string">
            <text:p>Allarp</text:p>
          </table:table-cell>
          <table:table-cell office:value-type="float" office:value="-0">
            <text:p>0</text:p>
          </table:table-cell>
          <table:table-cell office:value-type="float" office:value="36.62">
            <text:p>36.62</text:p>
          </table:table-cell>
          <table:table-cell office:value-type="float" office:value="80">
            <text:p>80</text:p>
          </table:table-cell>
          <table:table-cell office:value-type="float" office:value="0.98">
            <text:p>0.98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3970</text:p>
          </table:table-cell>
          <table:table-cell office:value-type="string">
            <text:p>Asige</text:p>
          </table:table-cell>
          <table:table-cell office:value-type="string">
            <text:p>Ny</text:p>
          </table:table-cell>
          <table:table-cell office:value-type="float" office:value="11.37">
            <text:p>11.3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3971</text:p>
          </table:table-cell>
          <table:table-cell office:value-type="string">
            <text:p>Björkäng och Smedsgård</text:p>
          </table:table-cell>
          <table:table-cell office:value-type="float" office:value="-0">
            <text:p>0</text:p>
          </table:table-cell>
          <table:table-cell office:value-type="float" office:value="57.35">
            <text:p>57.35</text:p>
          </table:table-cell>
          <table:table-cell office:value-type="float" office:value="133">
            <text:p>133</text:p>
          </table:table-cell>
          <table:table-cell office:value-type="float" office:value="0.73">
            <text:p>0.73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3972</text:p>
          </table:table-cell>
          <table:table-cell office:value-type="string">
            <text:p>Berghem</text:p>
          </table:table-cell>
          <table:table-cell office:value-type="string">
            <text:p>Ny</text:p>
          </table:table-cell>
          <table:table-cell office:value-type="float" office:value="8.85">
            <text:p>8.8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3975</text:p>
          </table:table-cell>
          <table:table-cell office:value-type="string">
            <text:p>Brattås (västra delen)</text:p>
          </table:table-cell>
          <table:table-cell office:value-type="float" office:value="-0">
            <text:p>0</text:p>
          </table:table-cell>
          <table:table-cell office:value-type="float" office:value="15.85">
            <text:p>15.8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3977</text:p>
          </table:table-cell>
          <table:table-cell office:value-type="string">
            <text:p>Brännögård</text:p>
          </table:table-cell>
          <table:table-cell office:value-type="float" office:value="-0">
            <text:p>0</text:p>
          </table:table-cell>
          <table:table-cell office:value-type="float" office:value="27.85">
            <text:p>27.85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Hylte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string">
            <text:p>S3979</text:p>
          </table:table-cell>
          <table:table-cell office:value-type="string">
            <text:p>Buared</text:p>
          </table:table-cell>
          <table:table-cell office:value-type="float" office:value="-0">
            <text:p>0</text:p>
          </table:table-cell>
          <table:table-cell office:value-type="float" office:value="29.71">
            <text:p>29.7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3983</text:p>
          </table:table-cell>
          <table:table-cell office:value-type="string">
            <text:p>Blixtorp</text:p>
          </table:table-cell>
          <table:table-cell office:value-type="float" office:value="-0">
            <text:p>0</text:p>
          </table:table-cell>
          <table:table-cell office:value-type="float" office:value="9.06">
            <text:p>9.0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3984</text:p>
          </table:table-cell>
          <table:table-cell office:value-type="string">
            <text:p>Bläshammar</text:p>
          </table:table-cell>
          <table:table-cell office:value-type="string">
            <text:p>Ny</text:p>
          </table:table-cell>
          <table:table-cell office:value-type="float" office:value="18.01">
            <text:p>18.01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3985</text:p>
          </table:table-cell>
          <table:table-cell office:value-type="string">
            <text:p>Bölse</text:p>
          </table:table-cell>
          <table:table-cell office:value-type="float" office:value="-0">
            <text:p>0</text:p>
          </table:table-cell>
          <table:table-cell office:value-type="float" office:value="19.75">
            <text:p>19.7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3991</text:p>
          </table:table-cell>
          <table:table-cell office:value-type="string">
            <text:p>Dala</text:p>
          </table:table-cell>
          <table:table-cell office:value-type="string">
            <text:p>Ny</text:p>
          </table:table-cell>
          <table:table-cell office:value-type="float" office:value="12.58">
            <text:p>12.5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3993</text:p>
          </table:table-cell>
          <table:table-cell office:value-type="string">
            <text:p>Drängsered</text:p>
          </table:table-cell>
          <table:table-cell office:value-type="float" office:value="-0">
            <text:p>0</text:p>
          </table:table-cell>
          <table:table-cell office:value-type="float" office:value="26.26">
            <text:p>26.26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Hylte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string">
            <text:p>S3995</text:p>
          </table:table-cell>
          <table:table-cell office:value-type="string">
            <text:p>Dala</text:p>
          </table:table-cell>
          <table:table-cell office:value-type="float" office:value="-0">
            <text:p>0</text:p>
          </table:table-cell>
          <table:table-cell office:value-type="float" office:value="24.14">
            <text:p>24.14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3997</text:p>
          </table:table-cell>
          <table:table-cell office:value-type="string">
            <text:p>Edenberga</text:p>
          </table:table-cell>
          <table:table-cell office:value-type="float" office:value="-0">
            <text:p>0</text:p>
          </table:table-cell>
          <table:table-cell office:value-type="float" office:value="16.23">
            <text:p>16.2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4001</text:p>
          </table:table-cell>
          <table:table-cell office:value-type="string">
            <text:p>Eftra</text:p>
          </table:table-cell>
          <table:table-cell office:value-type="float" office:value="-0">
            <text:p>0</text:p>
          </table:table-cell>
          <table:table-cell office:value-type="float" office:value="21.69">
            <text:p>21.69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005</text:p>
          </table:table-cell>
          <table:table-cell office:value-type="string">
            <text:p>Fagered</text:p>
          </table:table-cell>
          <table:table-cell office:value-type="float" office:value="-0">
            <text:p>0</text:p>
          </table:table-cell>
          <table:table-cell office:value-type="float" office:value="33.72">
            <text:p>33.7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009</text:p>
          </table:table-cell>
          <table:table-cell office:value-type="string">
            <text:p>Fammarp</text:p>
          </table:table-cell>
          <table:table-cell office:value-type="float" office:value="-0">
            <text:p>0</text:p>
          </table:table-cell>
          <table:table-cell office:value-type="float" office:value="7.56">
            <text:p>7.56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S4011</text:p>
          </table:table-cell>
          <table:table-cell office:value-type="string">
            <text:p>Fegen</text:p>
          </table:table-cell>
          <table:table-cell office:value-type="float" office:value="-0">
            <text:p>0</text:p>
          </table:table-cell>
          <table:table-cell office:value-type="float" office:value="44.96">
            <text:p>44.96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012</text:p>
          </table:table-cell>
          <table:table-cell office:value-type="string">
            <text:p>Fjälebo</text:p>
          </table:table-cell>
          <table:table-cell office:value-type="string">
            <text:p>Ny</text:p>
          </table:table-cell>
          <table:table-cell office:value-type="float" office:value="15.26">
            <text:p>15.26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013</text:p>
          </table:table-cell>
          <table:table-cell office:value-type="string">
            <text:p>Fjärås station</text:p>
          </table:table-cell>
          <table:table-cell office:value-type="float" office:value="-0">
            <text:p>0</text:p>
          </table:table-cell>
          <table:table-cell office:value-type="float" office:value="34.11">
            <text:p>34.11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015</text:p>
          </table:table-cell>
          <table:table-cell office:value-type="string">
            <text:p>Furuliden</text:p>
          </table:table-cell>
          <table:table-cell office:value-type="float" office:value="-0">
            <text:p>0</text:p>
          </table:table-cell>
          <table:table-cell office:value-type="float" office:value="9.7">
            <text:p>9.7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021</text:p>
          </table:table-cell>
          <table:table-cell office:value-type="string">
            <text:p>Fridhemsberg</text:p>
          </table:table-cell>
          <table:table-cell office:value-type="float" office:value="-0">
            <text:p>0</text:p>
          </table:table-cell>
          <table:table-cell office:value-type="float" office:value="21.9">
            <text:p>21.9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023</text:p>
          </table:table-cell>
          <table:table-cell office:value-type="string">
            <text:p>Gamla Köpstad södra och Galtabäck</text:p>
          </table:table-cell>
          <table:table-cell office:value-type="float" office:value="-0">
            <text:p>0</text:p>
          </table:table-cell>
          <table:table-cell office:value-type="float" office:value="16.95">
            <text:p>16.95</text:p>
          </table:table-cell>
          <table:table-cell office:value-type="float" office:value="99">
            <text:p>99</text:p>
          </table:table-cell>
          <table:table-cell office:value-type="float" office:value="0.95">
            <text:p>0.95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025</text:p>
          </table:table-cell>
          <table:table-cell office:value-type="string">
            <text:p>Getterön (västra delen)</text:p>
          </table:table-cell>
          <table:table-cell office:value-type="float" office:value="-0">
            <text:p>0</text:p>
          </table:table-cell>
          <table:table-cell office:value-type="float" office:value="40.58">
            <text:p>40.58</text:p>
          </table:table-cell>
          <table:table-cell office:value-type="float" office:value="202">
            <text:p>202</text:p>
          </table:table-cell>
          <table:table-cell office:value-type="float" office:value="0.79">
            <text:p>0.79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027</text:p>
          </table:table-cell>
          <table:table-cell office:value-type="string">
            <text:p>Glommen (norra delen)</text:p>
          </table:table-cell>
          <table:table-cell office:value-type="float" office:value="-0">
            <text:p>0</text:p>
          </table:table-cell>
          <table:table-cell office:value-type="float" office:value="13.09">
            <text:p>13.09</text:p>
          </table:table-cell>
          <table:table-cell office:value-type="float" office:value="69">
            <text:p>69</text:p>
          </table:table-cell>
          <table:table-cell office:value-type="float" office:value="0.93">
            <text:p>0.93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031</text:p>
          </table:table-cell>
          <table:table-cell office:value-type="string">
            <text:p>Getterön (östra delen)</text:p>
          </table:table-cell>
          <table:table-cell office:value-type="float" office:value="-0">
            <text:p>0</text:p>
          </table:table-cell>
          <table:table-cell office:value-type="float" office:value="19.43">
            <text:p>19.43</text:p>
          </table:table-cell>
          <table:table-cell office:value-type="float" office:value="85">
            <text:p>85</text:p>
          </table:table-cell>
          <table:table-cell office:value-type="float" office:value="0.72">
            <text:p>0.72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033</text:p>
          </table:table-cell>
          <table:table-cell office:value-type="string">
            <text:p>Grimeton</text:p>
          </table:table-cell>
          <table:table-cell office:value-type="float" office:value="-0">
            <text:p>0</text:p>
          </table:table-cell>
          <table:table-cell office:value-type="float" office:value="8.31">
            <text:p>8.3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035</text:p>
          </table:table-cell>
          <table:table-cell office:value-type="string">
            <text:p>Gräppås</text:p>
          </table:table-cell>
          <table:table-cell office:value-type="float" office:value="-0">
            <text:p>0</text:p>
          </table:table-cell>
          <table:table-cell office:value-type="float" office:value="9.06">
            <text:p>9.0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037</text:p>
          </table:table-cell>
          <table:table-cell office:value-type="string">
            <text:p>Gällared</text:p>
          </table:table-cell>
          <table:table-cell office:value-type="float" office:value="-0">
            <text:p>0</text:p>
          </table:table-cell>
          <table:table-cell office:value-type="float" office:value="31.15">
            <text:p>31.1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041</text:p>
          </table:table-cell>
          <table:table-cell office:value-type="string">
            <text:p>Gällinge</text:p>
          </table:table-cell>
          <table:table-cell office:value-type="float" office:value="-0">
            <text:p>0</text:p>
          </table:table-cell>
          <table:table-cell office:value-type="float" office:value="8.73">
            <text:p>8.7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043</text:p>
          </table:table-cell>
          <table:table-cell office:value-type="string">
            <text:p>Gärdet</text:p>
          </table:table-cell>
          <table:table-cell office:value-type="float" office:value="-0">
            <text:p>0</text:p>
          </table:table-cell>
          <table:table-cell office:value-type="float" office:value="17.38">
            <text:p>17.3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045</text:p>
          </table:table-cell>
          <table:table-cell office:value-type="string">
            <text:p>Gödestad</text:p>
          </table:table-cell>
          <table:table-cell office:value-type="float" office:value="-0">
            <text:p>0</text:p>
          </table:table-cell>
          <table:table-cell office:value-type="float" office:value="24.1">
            <text:p>24.1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049</text:p>
          </table:table-cell>
          <table:table-cell office:value-type="string">
            <text:p>Hanhals</text:p>
          </table:table-cell>
          <table:table-cell office:value-type="float" office:value="-0">
            <text:p>0</text:p>
          </table:table-cell>
          <table:table-cell office:value-type="float" office:value="23">
            <text:p>23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057</text:p>
          </table:table-cell>
          <table:table-cell office:value-type="string">
            <text:p>Hunnestad</text:p>
          </table:table-cell>
          <table:table-cell office:value-type="float" office:value="-0">
            <text:p>0</text:p>
          </table:table-cell>
          <table:table-cell office:value-type="float" office:value="30.87">
            <text:p>30.87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061</text:p>
          </table:table-cell>
          <table:table-cell office:value-type="string">
            <text:p>Håfors</text:p>
          </table:table-cell>
          <table:table-cell office:value-type="float" office:value="-0">
            <text:p>0</text:p>
          </table:table-cell>
          <table:table-cell office:value-type="float" office:value="17.23">
            <text:p>17.2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065</text:p>
          </table:table-cell>
          <table:table-cell office:value-type="string">
            <text:p>Håkulla</text:p>
          </table:table-cell>
          <table:table-cell office:value-type="float" office:value="-0">
            <text:p>0</text:p>
          </table:table-cell>
          <table:table-cell office:value-type="float" office:value="10.36">
            <text:p>10.3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067</text:p>
          </table:table-cell>
          <table:table-cell office:value-type="string">
            <text:p>Häcklehagen</text:p>
          </table:table-cell>
          <table:table-cell office:value-type="string">
            <text:p>Ny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071</text:p>
          </table:table-cell>
          <table:table-cell office:value-type="string">
            <text:p>Högås + Sjötorp</text:p>
          </table:table-cell>
          <table:table-cell office:value-type="float" office:value="-0">
            <text:p>0</text:p>
          </table:table-cell>
          <table:table-cell office:value-type="float" office:value="18.54">
            <text:p>18.54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073</text:p>
          </table:table-cell>
          <table:table-cell office:value-type="string">
            <text:p>Hönsaryd</text:p>
          </table:table-cell>
          <table:table-cell office:value-type="float" office:value="-0">
            <text:p>0</text:p>
          </table:table-cell>
          <table:table-cell office:value-type="float" office:value="11.59">
            <text:p>11.5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081</text:p>
          </table:table-cell>
          <table:table-cell office:value-type="string">
            <text:p>Johansfors</text:p>
          </table:table-cell>
          <table:table-cell office:value-type="float" office:value="-0">
            <text:p>0</text:p>
          </table:table-cell>
          <table:table-cell office:value-type="float" office:value="17.93">
            <text:p>17.93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S4085</text:p>
          </table:table-cell>
          <table:table-cell office:value-type="string">
            <text:p>Järlöv + Fageråkra</text:p>
          </table:table-cell>
          <table:table-cell office:value-type="float" office:value="-0">
            <text:p>0</text:p>
          </table:table-cell>
          <table:table-cell office:value-type="float" office:value="37.72">
            <text:p>37.7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089</text:p>
          </table:table-cell>
          <table:table-cell office:value-type="string">
            <text:p>Karl Gustav</text:p>
          </table:table-cell>
          <table:table-cell office:value-type="float" office:value="-0">
            <text:p>0</text:p>
          </table:table-cell>
          <table:table-cell office:value-type="float" office:value="11.11">
            <text:p>11.1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093</text:p>
          </table:table-cell>
          <table:table-cell office:value-type="string">
            <text:p>Allarängen och Kärra</text:p>
          </table:table-cell>
          <table:table-cell office:value-type="float" office:value="-0">
            <text:p>0</text:p>
          </table:table-cell>
          <table:table-cell office:value-type="float" office:value="12.8">
            <text:p>12.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099</text:p>
          </table:table-cell>
          <table:table-cell office:value-type="string">
            <text:p>Kyrkobyn (södra delen)</text:p>
          </table:table-cell>
          <table:table-cell office:value-type="float" office:value="-0">
            <text:p>0</text:p>
          </table:table-cell>
          <table:table-cell office:value-type="float" office:value="13.89">
            <text:p>13.89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103</text:p>
          </table:table-cell>
          <table:table-cell office:value-type="string">
            <text:p>Gräppås (östra delen)</text:p>
          </table:table-cell>
          <table:table-cell office:value-type="float" office:value="-0">
            <text:p>0</text:p>
          </table:table-cell>
          <table:table-cell office:value-type="float" office:value="10.35">
            <text:p>10.35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105</text:p>
          </table:table-cell>
          <table:table-cell office:value-type="string">
            <text:p>Kyrkobyn</text:p>
          </table:table-cell>
          <table:table-cell office:value-type="float" office:value="-0">
            <text:p>0</text:p>
          </table:table-cell>
          <table:table-cell office:value-type="float" office:value="36.89">
            <text:p>36.89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107</text:p>
          </table:table-cell>
          <table:table-cell office:value-type="string">
            <text:p>Älvsåkers-kyrkotorp</text:p>
          </table:table-cell>
          <table:table-cell office:value-type="float" office:value="-0">
            <text:p>0</text:p>
          </table:table-cell>
          <table:table-cell office:value-type="float" office:value="11.82">
            <text:p>11.8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109</text:p>
          </table:table-cell>
          <table:table-cell office:value-type="string">
            <text:p>Södergården + Källekärr + Bäcken</text:p>
          </table:table-cell>
          <table:table-cell office:value-type="float" office:value="-0">
            <text:p>0</text:p>
          </table:table-cell>
          <table:table-cell office:value-type="float" office:value="16.01">
            <text:p>16.01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111</text:p>
          </table:table-cell>
          <table:table-cell office:value-type="string">
            <text:p>Kråkeberg</text:p>
          </table:table-cell>
          <table:table-cell office:value-type="float" office:value="-0">
            <text:p>0</text:p>
          </table:table-cell>
          <table:table-cell office:value-type="float" office:value="19.71">
            <text:p>19.7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113</text:p>
          </table:table-cell>
          <table:table-cell office:value-type="string">
            <text:p>Källsjö</text:p>
          </table:table-cell>
          <table:table-cell office:value-type="float" office:value="-0">
            <text:p>0</text:p>
          </table:table-cell>
          <table:table-cell office:value-type="float" office:value="32.47">
            <text:p>32.47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115</text:p>
          </table:table-cell>
          <table:table-cell office:value-type="string">
            <text:p>Källåsberget</text:p>
          </table:table-cell>
          <table:table-cell office:value-type="float" office:value="-0">
            <text:p>0</text:p>
          </table:table-cell>
          <table:table-cell office:value-type="float" office:value="9.58">
            <text:p>9.58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117</text:p>
          </table:table-cell>
          <table:table-cell office:value-type="string">
            <text:p>Kärr</text:p>
          </table:table-cell>
          <table:table-cell office:value-type="float" office:value="-0">
            <text:p>0</text:p>
          </table:table-cell>
          <table:table-cell office:value-type="float" office:value="24.95">
            <text:p>24.95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4119</text:p>
          </table:table-cell>
          <table:table-cell office:value-type="string">
            <text:p>Kyrkobyn-Dala</text:p>
          </table:table-cell>
          <table:table-cell office:value-type="float" office:value="-0">
            <text:p>0</text:p>
          </table:table-cell>
          <table:table-cell office:value-type="float" office:value="9.62">
            <text:p>9.6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121</text:p>
          </table:table-cell>
          <table:table-cell office:value-type="string">
            <text:p>Kärradal</text:p>
          </table:table-cell>
          <table:table-cell office:value-type="float" office:value="-0">
            <text:p>0</text:p>
          </table:table-cell>
          <table:table-cell office:value-type="float" office:value="89.63">
            <text:p>89.63</text:p>
          </table:table-cell>
          <table:table-cell office:value-type="float" office:value="315">
            <text:p>315</text:p>
          </table:table-cell>
          <table:table-cell office:value-type="float" office:value="0.81">
            <text:p>0.81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123</text:p>
          </table:table-cell>
          <table:table-cell office:value-type="string">
            <text:p>Köinge</text:p>
          </table:table-cell>
          <table:table-cell office:value-type="float" office:value="-0">
            <text:p>0</text:p>
          </table:table-cell>
          <table:table-cell office:value-type="float" office:value="39.5">
            <text:p>39.5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127</text:p>
          </table:table-cell>
          <table:table-cell office:value-type="string">
            <text:p>Källstorp</text:p>
          </table:table-cell>
          <table:table-cell office:value-type="float" office:value="-0">
            <text:p>0</text:p>
          </table:table-cell>
          <table:table-cell office:value-type="float" office:value="16.86">
            <text:p>16.8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133</text:p>
          </table:table-cell>
          <table:table-cell office:value-type="string">
            <text:p>Lindberg</text:p>
          </table:table-cell>
          <table:table-cell office:value-type="float" office:value="-0">
            <text:p>0</text:p>
          </table:table-cell>
          <table:table-cell office:value-type="float" office:value="18.3">
            <text:p>18.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135</text:p>
          </table:table-cell>
          <table:table-cell office:value-type="string">
            <text:p>Lindhov</text:p>
          </table:table-cell>
          <table:table-cell office:value-type="float" office:value="-0">
            <text:p>0</text:p>
          </table:table-cell>
          <table:table-cell office:value-type="float" office:value="17.72">
            <text:p>17.7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137</text:p>
          </table:table-cell>
          <table:table-cell office:value-type="string">
            <text:p>Ljungby</text:p>
          </table:table-cell>
          <table:table-cell office:value-type="float" office:value="-0">
            <text:p>0</text:p>
          </table:table-cell>
          <table:table-cell office:value-type="float" office:value="22.95">
            <text:p>22.95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139</text:p>
          </table:table-cell>
          <table:table-cell office:value-type="string">
            <text:p>Lundby</text:p>
          </table:table-cell>
          <table:table-cell office:value-type="float" office:value="-0">
            <text:p>0</text:p>
          </table:table-cell>
          <table:table-cell office:value-type="float" office:value="16.41">
            <text:p>16.4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141</text:p>
          </table:table-cell>
          <table:table-cell office:value-type="string">
            <text:p>Lunnaberg</text:p>
          </table:table-cell>
          <table:table-cell office:value-type="float" office:value="-0">
            <text:p>0</text:p>
          </table:table-cell>
          <table:table-cell office:value-type="float" office:value="11.57">
            <text:p>11.57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145</text:p>
          </table:table-cell>
          <table:table-cell office:value-type="string">
            <text:p>Lynga kvarn och Sandslätt</text:p>
          </table:table-cell>
          <table:table-cell office:value-type="float" office:value="-0">
            <text:p>0</text:p>
          </table:table-cell>
          <table:table-cell office:value-type="float" office:value="34.14">
            <text:p>34.14</text:p>
          </table:table-cell>
          <table:table-cell office:value-type="float" office:value="151">
            <text:p>151</text:p>
          </table:table-cell>
          <table:table-cell office:value-type="float" office:value="0.95">
            <text:p>0.95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S4147</text:p>
          </table:table-cell>
          <table:table-cell office:value-type="string">
            <text:p>Lyngås ( norra delen)</text:p>
          </table:table-cell>
          <table:table-cell office:value-type="float" office:value="-0">
            <text:p>0</text:p>
          </table:table-cell>
          <table:table-cell office:value-type="float" office:value="12.17">
            <text:p>12.1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149</text:p>
          </table:table-cell>
          <table:table-cell office:value-type="string">
            <text:p>Långaryd</text:p>
          </table:table-cell>
          <table:table-cell office:value-type="float" office:value="-0">
            <text:p>0</text:p>
          </table:table-cell>
          <table:table-cell office:value-type="float" office:value="16.68">
            <text:p>16.6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Hylte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string">
            <text:p>S4151</text:p>
          </table:table-cell>
          <table:table-cell office:value-type="string">
            <text:p>Långasand</text:p>
          </table:table-cell>
          <table:table-cell office:value-type="float" office:value="-0">
            <text:p>0</text:p>
          </table:table-cell>
          <table:table-cell office:value-type="float" office:value="150.36">
            <text:p>150.36</text:p>
          </table:table-cell>
          <table:table-cell office:value-type="float" office:value="169">
            <text:p>169</text:p>
          </table:table-cell>
          <table:table-cell office:value-type="float" office:value="0.87">
            <text:p>0.87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155</text:p>
          </table:table-cell>
          <table:table-cell office:value-type="string">
            <text:p>Alafors</text:p>
          </table:table-cell>
          <table:table-cell office:value-type="float" office:value="-0">
            <text:p>0</text:p>
          </table:table-cell>
          <table:table-cell office:value-type="float" office:value="9.4">
            <text:p>9.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157</text:p>
          </table:table-cell>
          <table:table-cell office:value-type="string">
            <text:p>Marbäck</text:p>
          </table:table-cell>
          <table:table-cell office:value-type="float" office:value="-0">
            <text:p>0</text:p>
          </table:table-cell>
          <table:table-cell office:value-type="float" office:value="15.71">
            <text:p>15.71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S4159</text:p>
          </table:table-cell>
          <table:table-cell office:value-type="string">
            <text:p>Mellbystrand (del av)</text:p>
          </table:table-cell>
          <table:table-cell office:value-type="float" office:value="-0">
            <text:p>0</text:p>
          </table:table-cell>
          <table:table-cell office:value-type="float" office:value="46.27">
            <text:p>46.27</text:p>
          </table:table-cell>
          <table:table-cell office:value-type="float" office:value="136">
            <text:p>136</text:p>
          </table:table-cell>
          <table:table-cell office:value-type="float" office:value="0.99">
            <text:p>0.99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4163</text:p>
          </table:table-cell>
          <table:table-cell office:value-type="string">
            <text:p>Moarna och Tvååker</text:p>
          </table:table-cell>
          <table:table-cell office:value-type="float" office:value="-0">
            <text:p>0</text:p>
          </table:table-cell>
          <table:table-cell office:value-type="float" office:value="17.02">
            <text:p>17.02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165</text:p>
          </table:table-cell>
          <table:table-cell office:value-type="string">
            <text:p>Nissaström</text:p>
          </table:table-cell>
          <table:table-cell office:value-type="float" office:value="-0">
            <text:p>0</text:p>
          </table:table-cell>
          <table:table-cell office:value-type="float" office:value="17.28">
            <text:p>17.2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S4170</text:p>
          </table:table-cell>
          <table:table-cell office:value-type="string">
            <text:p>Norra Bobergsudde</text:p>
          </table:table-cell>
          <table:table-cell office:value-type="string">
            <text:p>Ny</text:p>
          </table:table-cell>
          <table:table-cell office:value-type="float" office:value="18.44">
            <text:p>18.44</text:p>
          </table:table-cell>
          <table:table-cell office:value-type="float" office:value="51">
            <text:p>51</text:p>
          </table:table-cell>
          <table:table-cell office:value-type="float" office:value="0.99">
            <text:p>0.99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174</text:p>
          </table:table-cell>
          <table:table-cell office:value-type="string">
            <text:p>Norra Mellbystrand</text:p>
          </table:table-cell>
          <table:table-cell office:value-type="string">
            <text:p>Ny</text:p>
          </table:table-cell>
          <table:table-cell office:value-type="float" office:value="39.4">
            <text:p>39.4</text:p>
          </table:table-cell>
          <table:table-cell office:value-type="float" office:value="147">
            <text:p>147</text:p>
          </table:table-cell>
          <table:table-cell office:value-type="float" office:value="0.93">
            <text:p>0.93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4175</text:p>
          </table:table-cell>
          <table:table-cell office:value-type="string">
            <text:p>Nyby</text:p>
          </table:table-cell>
          <table:table-cell office:value-type="float" office:value="-0">
            <text:p>0</text:p>
          </table:table-cell>
          <table:table-cell office:value-type="float" office:value="13.25">
            <text:p>13.2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Hylte</text:p>
          </table:table-cell>
          <table:table-cell office:value-type="float" office:value="1315">
            <text:p>1315</text:p>
          </table:table-cell>
        </table:table-row>
        <table:table-row table:style-name="ro1">
          <table:table-cell office:value-type="string">
            <text:p>S4177</text:p>
          </table:table-cell>
          <table:table-cell office:value-type="string">
            <text:p>Skummelövsstrand (del av)</text:p>
          </table:table-cell>
          <table:table-cell office:value-type="float" office:value="-0">
            <text:p>0</text:p>
          </table:table-cell>
          <table:table-cell office:value-type="float" office:value="153.59">
            <text:p>153.59</text:p>
          </table:table-cell>
          <table:table-cell office:value-type="float" office:value="399">
            <text:p>399</text:p>
          </table:table-cell>
          <table:table-cell office:value-type="float" office:value="0.94">
            <text:p>0.94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4181</text:p>
          </table:table-cell>
          <table:table-cell office:value-type="string">
            <text:p>Furulund (södra delen)</text:p>
          </table:table-cell>
          <table:table-cell office:value-type="float" office:value="-0">
            <text:p>0</text:p>
          </table:table-cell>
          <table:table-cell office:value-type="float" office:value="19.99">
            <text:p>19.99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185</text:p>
          </table:table-cell>
          <table:table-cell office:value-type="string">
            <text:p>Skrea strand</text:p>
          </table:table-cell>
          <table:table-cell office:value-type="float" office:value="-0">
            <text:p>0</text:p>
          </table:table-cell>
          <table:table-cell office:value-type="float" office:value="18.33">
            <text:p>18.33</text:p>
          </table:table-cell>
          <table:table-cell office:value-type="float" office:value="84">
            <text:p>84</text:p>
          </table:table-cell>
          <table:table-cell office:value-type="float" office:value="0.92">
            <text:p>0.92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189</text:p>
          </table:table-cell>
          <table:table-cell office:value-type="string">
            <text:p>Okome</text:p>
          </table:table-cell>
          <table:table-cell office:value-type="float" office:value="-0">
            <text:p>0</text:p>
          </table:table-cell>
          <table:table-cell office:value-type="float" office:value="44.11">
            <text:p>44.11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191</text:p>
          </table:table-cell>
          <table:table-cell office:value-type="string">
            <text:p>Olofsbo</text:p>
          </table:table-cell>
          <table:table-cell office:value-type="float" office:value="-0">
            <text:p>0</text:p>
          </table:table-cell>
          <table:table-cell office:value-type="float" office:value="82.1">
            <text:p>82.1</text:p>
          </table:table-cell>
          <table:table-cell office:value-type="float" office:value="162">
            <text:p>162</text:p>
          </table:table-cell>
          <table:table-cell office:value-type="float" office:value="0.97">
            <text:p>0.97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195</text:p>
          </table:table-cell>
          <table:table-cell office:value-type="string">
            <text:p>Rygga</text:p>
          </table:table-cell>
          <table:table-cell office:value-type="float" office:value="-0">
            <text:p>0</text:p>
          </table:table-cell>
          <table:table-cell office:value-type="float" office:value="13.1">
            <text:p>13.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197</text:p>
          </table:table-cell>
          <table:table-cell office:value-type="string">
            <text:p>Rolfstorps f.d. stationssamhälle</text:p>
          </table:table-cell>
          <table:table-cell office:value-type="float" office:value="-0">
            <text:p>0</text:p>
          </table:table-cell>
          <table:table-cell office:value-type="float" office:value="5.79">
            <text:p>5.7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199</text:p>
          </table:table-cell>
          <table:table-cell office:value-type="string">
            <text:p>Sandkärr och Rosendal</text:p>
          </table:table-cell>
          <table:table-cell office:value-type="float" office:value="-0">
            <text:p>0</text:p>
          </table:table-cell>
          <table:table-cell office:value-type="float" office:value="25.23">
            <text:p>25.23</text:p>
          </table:table-cell>
          <table:table-cell office:value-type="float" office:value="88">
            <text:p>88</text:p>
          </table:table-cell>
          <table:table-cell office:value-type="float" office:value="0.96">
            <text:p>0.96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201</text:p>
          </table:table-cell>
          <table:table-cell office:value-type="string">
            <text:p>Råhagen</text:p>
          </table:table-cell>
          <table:table-cell office:value-type="float" office:value="-0">
            <text:p>0</text:p>
          </table:table-cell>
          <table:table-cell office:value-type="float" office:value="22.44">
            <text:p>22.44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05</text:p>
          </table:table-cell>
          <table:table-cell office:value-type="string">
            <text:p>Sandhamn + Görvik</text:p>
          </table:table-cell>
          <table:table-cell office:value-type="float" office:value="-0">
            <text:p>0</text:p>
          </table:table-cell>
          <table:table-cell office:value-type="float" office:value="25.4">
            <text:p>25.4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S4207</text:p>
          </table:table-cell>
          <table:table-cell office:value-type="string">
            <text:p>Rösan</text:p>
          </table:table-cell>
          <table:table-cell office:value-type="float" office:value="-0">
            <text:p>0</text:p>
          </table:table-cell>
          <table:table-cell office:value-type="float" office:value="18.73">
            <text:p>18.73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09</text:p>
          </table:table-cell>
          <table:table-cell office:value-type="string">
            <text:p>Sandvad</text:p>
          </table:table-cell>
          <table:table-cell office:value-type="float" office:value="-0">
            <text:p>0</text:p>
          </table:table-cell>
          <table:table-cell office:value-type="float" office:value="14.21">
            <text:p>14.2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4210</text:p>
          </table:table-cell>
          <table:table-cell office:value-type="string">
            <text:p>Sannå-Dala</text:p>
          </table:table-cell>
          <table:table-cell office:value-type="string">
            <text:p>Ny</text:p>
          </table:table-cell>
          <table:table-cell office:value-type="float" office:value="7.25">
            <text:p>7.2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11</text:p>
          </table:table-cell>
          <table:table-cell office:value-type="string">
            <text:p>Rörvik</text:p>
          </table:table-cell>
          <table:table-cell office:value-type="float" office:value="-0">
            <text:p>0</text:p>
          </table:table-cell>
          <table:table-cell office:value-type="float" office:value="14.06">
            <text:p>14.0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12</text:p>
          </table:table-cell>
          <table:table-cell office:value-type="string">
            <text:p>Schweizerdalen</text:p>
          </table:table-cell>
          <table:table-cell office:value-type="string">
            <text:p>Ny</text:p>
          </table:table-cell>
          <table:table-cell office:value-type="float" office:value="21.56">
            <text:p>21.5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13</text:p>
          </table:table-cell>
          <table:table-cell office:value-type="string">
            <text:p>Sibbarp</text:p>
          </table:table-cell>
          <table:table-cell office:value-type="float" office:value="-0">
            <text:p>0</text:p>
          </table:table-cell>
          <table:table-cell office:value-type="float" office:value="14.09">
            <text:p>14.0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217</text:p>
          </table:table-cell>
          <table:table-cell office:value-type="string">
            <text:p>Sintorp</text:p>
          </table:table-cell>
          <table:table-cell office:value-type="float" office:value="-0">
            <text:p>0</text:p>
          </table:table-cell>
          <table:table-cell office:value-type="float" office:value="15.77">
            <text:p>15.77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23</text:p>
          </table:table-cell>
          <table:table-cell office:value-type="string">
            <text:p>Sjöbo</text:p>
          </table:table-cell>
          <table:table-cell office:value-type="float" office:value="-0">
            <text:p>0</text:p>
          </table:table-cell>
          <table:table-cell office:value-type="float" office:value="18.11">
            <text:p>18.1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25</text:p>
          </table:table-cell>
          <table:table-cell office:value-type="string">
            <text:p>Skogaby</text:p>
          </table:table-cell>
          <table:table-cell office:value-type="float" office:value="-0">
            <text:p>0</text:p>
          </table:table-cell>
          <table:table-cell office:value-type="float" office:value="15.36">
            <text:p>15.36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4227</text:p>
          </table:table-cell>
          <table:table-cell office:value-type="string">
            <text:p>Skyttens</text:p>
          </table:table-cell>
          <table:table-cell office:value-type="float" office:value="-0">
            <text:p>0</text:p>
          </table:table-cell>
          <table:table-cell office:value-type="float" office:value="13.9">
            <text:p>13.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29</text:p>
          </table:table-cell>
          <table:table-cell office:value-type="string">
            <text:p>Skår</text:p>
          </table:table-cell>
          <table:table-cell office:value-type="float" office:value="-0">
            <text:p>0</text:p>
          </table:table-cell>
          <table:table-cell office:value-type="float" office:value="32.65">
            <text:p>32.65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33</text:p>
          </table:table-cell>
          <table:table-cell office:value-type="string">
            <text:p>Skällåkra och Lingome</text:p>
          </table:table-cell>
          <table:table-cell office:value-type="float" office:value="-0">
            <text:p>0</text:p>
          </table:table-cell>
          <table:table-cell office:value-type="float" office:value="28.04">
            <text:p>28.04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237</text:p>
          </table:table-cell>
          <table:table-cell office:value-type="string">
            <text:p>Släp</text:p>
          </table:table-cell>
          <table:table-cell office:value-type="float" office:value="-0">
            <text:p>0</text:p>
          </table:table-cell>
          <table:table-cell office:value-type="float" office:value="33.5">
            <text:p>33.5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41</text:p>
          </table:table-cell>
          <table:table-cell office:value-type="string">
            <text:p>Slättåkra</text:p>
          </table:table-cell>
          <table:table-cell office:value-type="float" office:value="-0">
            <text:p>0</text:p>
          </table:table-cell>
          <table:table-cell office:value-type="float" office:value="27.74">
            <text:p>27.74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S4243</text:p>
          </table:table-cell>
          <table:table-cell office:value-type="string">
            <text:p>Småkulla</text:p>
          </table:table-cell>
          <table:table-cell office:value-type="string">
            <text:p>Ny</text:p>
          </table:table-cell>
          <table:table-cell office:value-type="float" office:value="6.02">
            <text:p>6.0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47</text:p>
          </table:table-cell>
          <table:table-cell office:value-type="string">
            <text:p>Smedjeån</text:p>
          </table:table-cell>
          <table:table-cell office:value-type="float" office:value="-0">
            <text:p>0</text:p>
          </table:table-cell>
          <table:table-cell office:value-type="float" office:value="14.35">
            <text:p>14.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4251</text:p>
          </table:table-cell>
          <table:table-cell office:value-type="string">
            <text:p>Stavder</text:p>
          </table:table-cell>
          <table:table-cell office:value-type="string">
            <text:p>Ny</text:p>
          </table:table-cell>
          <table:table-cell office:value-type="float" office:value="25.88">
            <text:p>25.8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253</text:p>
          </table:table-cell>
          <table:table-cell office:value-type="string">
            <text:p>Stensjö + del av Stora Skipås</text:p>
          </table:table-cell>
          <table:table-cell office:value-type="float" office:value="-0">
            <text:p>0</text:p>
          </table:table-cell>
          <table:table-cell office:value-type="float" office:value="41.55">
            <text:p>41.55</text:p>
          </table:table-cell>
          <table:table-cell office:value-type="float" office:value="85">
            <text:p>85</text:p>
          </table:table-cell>
          <table:table-cell office:value-type="float" office:value="0.99">
            <text:p>0.99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255</text:p>
          </table:table-cell>
          <table:table-cell office:value-type="string">
            <text:p>Spjällen</text:p>
          </table:table-cell>
          <table:table-cell office:value-type="float" office:value="-0">
            <text:p>0</text:p>
          </table:table-cell>
          <table:table-cell office:value-type="float" office:value="9.35">
            <text:p>9.3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57</text:p>
          </table:table-cell>
          <table:table-cell office:value-type="string">
            <text:p>Stockekulla</text:p>
          </table:table-cell>
          <table:table-cell office:value-type="float" office:value="-0">
            <text:p>0</text:p>
          </table:table-cell>
          <table:table-cell office:value-type="float" office:value="10.88">
            <text:p>10.8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261</text:p>
          </table:table-cell>
          <table:table-cell office:value-type="string">
            <text:p>Stuv</text:p>
          </table:table-cell>
          <table:table-cell office:value-type="float" office:value="-0">
            <text:p>0</text:p>
          </table:table-cell>
          <table:table-cell office:value-type="float" office:value="13.9">
            <text:p>13.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63</text:p>
          </table:table-cell>
          <table:table-cell office:value-type="string">
            <text:p>Särdal</text:p>
          </table:table-cell>
          <table:table-cell office:value-type="float" office:value="-0">
            <text:p>0</text:p>
          </table:table-cell>
          <table:table-cell office:value-type="float" office:value="19.49">
            <text:p>19.49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S4265</text:p>
          </table:table-cell>
          <table:table-cell office:value-type="string">
            <text:p>Svenstorp</text:p>
          </table:table-cell>
          <table:table-cell office:value-type="float" office:value="-0">
            <text:p>0</text:p>
          </table:table-cell>
          <table:table-cell office:value-type="float" office:value="20.14">
            <text:p>20.1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267</text:p>
          </table:table-cell>
          <table:table-cell office:value-type="string">
            <text:p>Södra Näs (västra delen)</text:p>
          </table:table-cell>
          <table:table-cell office:value-type="float" office:value="-0">
            <text:p>0</text:p>
          </table:table-cell>
          <table:table-cell office:value-type="float" office:value="21.54">
            <text:p>21.54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269</text:p>
          </table:table-cell>
          <table:table-cell office:value-type="string">
            <text:p>Sönnerbergen</text:p>
          </table:table-cell>
          <table:table-cell office:value-type="float" office:value="-0">
            <text:p>0</text:p>
          </table:table-cell>
          <table:table-cell office:value-type="float" office:value="39.36">
            <text:p>39.36</text:p>
          </table:table-cell>
          <table:table-cell office:value-type="float" office:value="143">
            <text:p>143</text:p>
          </table:table-cell>
          <table:table-cell office:value-type="float" office:value="0.95">
            <text:p>0.95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71</text:p>
          </table:table-cell>
          <table:table-cell office:value-type="string">
            <text:p>Tjärby + Daggarp</text:p>
          </table:table-cell>
          <table:table-cell office:value-type="float" office:value="-0">
            <text:p>0</text:p>
          </table:table-cell>
          <table:table-cell office:value-type="float" office:value="16.26">
            <text:p>16.2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4273</text:p>
          </table:table-cell>
          <table:table-cell office:value-type="string">
            <text:p>Torpa</text:p>
          </table:table-cell>
          <table:table-cell office:value-type="float" office:value="-0">
            <text:p>0</text:p>
          </table:table-cell>
          <table:table-cell office:value-type="float" office:value="41.64">
            <text:p>41.64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275</text:p>
          </table:table-cell>
          <table:table-cell office:value-type="string">
            <text:p>Torkelstorp (västra delen)</text:p>
          </table:table-cell>
          <table:table-cell office:value-type="float" office:value="-0">
            <text:p>0</text:p>
          </table:table-cell>
          <table:table-cell office:value-type="float" office:value="14.17">
            <text:p>14.1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79</text:p>
          </table:table-cell>
          <table:table-cell office:value-type="string">
            <text:p>Torpa (norra delen)</text:p>
          </table:table-cell>
          <table:table-cell office:value-type="float" office:value="-0">
            <text:p>0</text:p>
          </table:table-cell>
          <table:table-cell office:value-type="float" office:value="25.88">
            <text:p>25.8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281</text:p>
          </table:table-cell>
          <table:table-cell office:value-type="string">
            <text:p>Tönnersjö</text:p>
          </table:table-cell>
          <table:table-cell office:value-type="float" office:value="-0">
            <text:p>0</text:p>
          </table:table-cell>
          <table:table-cell office:value-type="float" office:value="6.7">
            <text:p>6.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S4283</text:p>
          </table:table-cell>
          <table:table-cell office:value-type="string">
            <text:p>Torstorp (västra delen)</text:p>
          </table:table-cell>
          <table:table-cell office:value-type="float" office:value="-0">
            <text:p>0</text:p>
          </table:table-cell>
          <table:table-cell office:value-type="float" office:value="12.48">
            <text:p>12.4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285</text:p>
          </table:table-cell>
          <table:table-cell office:value-type="string">
            <text:p>Ugglarp</text:p>
          </table:table-cell>
          <table:table-cell office:value-type="float" office:value="-0">
            <text:p>0</text:p>
          </table:table-cell>
          <table:table-cell office:value-type="float" office:value="30.07">
            <text:p>30.07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287</text:p>
          </table:table-cell>
          <table:table-cell office:value-type="string">
            <text:p>Träslövsläge (norra delen)</text:p>
          </table:table-cell>
          <table:table-cell office:value-type="float" office:value="-0">
            <text:p>0</text:p>
          </table:table-cell>
          <table:table-cell office:value-type="float" office:value="54.1">
            <text:p>54.1</text:p>
          </table:table-cell>
          <table:table-cell office:value-type="float" office:value="263">
            <text:p>263</text:p>
          </table:table-cell>
          <table:table-cell office:value-type="float" office:value="0.88">
            <text:p>0.88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289</text:p>
          </table:table-cell>
          <table:table-cell office:value-type="string">
            <text:p>Valinge</text:p>
          </table:table-cell>
          <table:table-cell office:value-type="float" office:value="-0">
            <text:p>0</text:p>
          </table:table-cell>
          <table:table-cell office:value-type="float" office:value="17.23">
            <text:p>17.23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291</text:p>
          </table:table-cell>
          <table:table-cell office:value-type="string">
            <text:p>Trönningenäs</text:p>
          </table:table-cell>
          <table:table-cell office:value-type="float" office:value="-0">
            <text:p>0</text:p>
          </table:table-cell>
          <table:table-cell office:value-type="float" office:value="41.8">
            <text:p>41.8</text:p>
          </table:table-cell>
          <table:table-cell office:value-type="float" office:value="145">
            <text:p>145</text:p>
          </table:table-cell>
          <table:table-cell office:value-type="float" office:value="0.76">
            <text:p>0.76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295</text:p>
          </table:table-cell>
          <table:table-cell office:value-type="string">
            <text:p>Torkelstorp (östra delen)</text:p>
          </table:table-cell>
          <table:table-cell office:value-type="float" office:value="-0">
            <text:p>0</text:p>
          </table:table-cell>
          <table:table-cell office:value-type="float" office:value="12.79">
            <text:p>12.7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299</text:p>
          </table:table-cell>
          <table:table-cell office:value-type="string">
            <text:p>Villshärad (nordöstra delen)</text:p>
          </table:table-cell>
          <table:table-cell office:value-type="float" office:value="-0">
            <text:p>0</text:p>
          </table:table-cell>
          <table:table-cell office:value-type="float" office:value="9.21">
            <text:p>9.21</text:p>
          </table:table-cell>
          <table:table-cell office:value-type="float" office:value="66">
            <text:p>66</text:p>
          </table:table-cell>
          <table:table-cell office:value-type="float" office:value="0.91">
            <text:p>0.91</text:p>
          </table:table-cell>
          <table:table-cell office:value-type="string">
            <text:p>Halmstad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string">
            <text:p>S4301</text:p>
          </table:table-cell>
          <table:table-cell office:value-type="string">
            <text:p>Veinge by</text:p>
          </table:table-cell>
          <table:table-cell office:value-type="float" office:value="-0">
            <text:p>0</text:p>
          </table:table-cell>
          <table:table-cell office:value-type="float" office:value="23.29">
            <text:p>23.2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4303</text:p>
          </table:table-cell>
          <table:table-cell office:value-type="string">
            <text:p>Veka och Grimsholmen</text:p>
          </table:table-cell>
          <table:table-cell office:value-type="float" office:value="-0">
            <text:p>0</text:p>
          </table:table-cell>
          <table:table-cell office:value-type="float" office:value="50.82">
            <text:p>50.82</text:p>
          </table:table-cell>
          <table:table-cell office:value-type="float" office:value="87">
            <text:p>87</text:p>
          </table:table-cell>
          <table:table-cell office:value-type="float" office:value="0.69">
            <text:p>0.69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307</text:p>
          </table:table-cell>
          <table:table-cell office:value-type="string">
            <text:p>Viken</text:p>
          </table:table-cell>
          <table:table-cell office:value-type="float" office:value="-0">
            <text:p>0</text:p>
          </table:table-cell>
          <table:table-cell office:value-type="float" office:value="14.92">
            <text:p>14.9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311</text:p>
          </table:table-cell>
          <table:table-cell office:value-type="string">
            <text:p>Vässingsö</text:p>
          </table:table-cell>
          <table:table-cell office:value-type="float" office:value="-0">
            <text:p>0</text:p>
          </table:table-cell>
          <table:table-cell office:value-type="float" office:value="10.64">
            <text:p>10.64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319</text:p>
          </table:table-cell>
          <table:table-cell office:value-type="string">
            <text:p>Årnäs</text:p>
          </table:table-cell>
          <table:table-cell office:value-type="float" office:value="-0">
            <text:p>0</text:p>
          </table:table-cell>
          <table:table-cell office:value-type="float" office:value="19.9">
            <text:p>19.9</text:p>
          </table:table-cell>
          <table:table-cell office:value-type="float" office:value="113">
            <text:p>113</text:p>
          </table:table-cell>
          <table:table-cell office:value-type="float" office:value="0.29">
            <text:p>0.29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323</text:p>
          </table:table-cell>
          <table:table-cell office:value-type="string">
            <text:p>Stafsinge</text:p>
          </table:table-cell>
          <table:table-cell office:value-type="float" office:value="-0">
            <text:p>0</text:p>
          </table:table-cell>
          <table:table-cell office:value-type="float" office:value="12.65">
            <text:p>12.6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Falkenberg</text:p>
          </table:table-cell>
          <table:table-cell office:value-type="float" office:value="1382">
            <text:p>1382</text:p>
          </table:table-cell>
        </table:table-row>
        <table:table-row table:style-name="ro1">
          <table:table-cell office:value-type="string">
            <text:p>S4324</text:p>
          </table:table-cell>
          <table:table-cell office:value-type="string">
            <text:p>Stamnared</text:p>
          </table:table-cell>
          <table:table-cell office:value-type="string">
            <text:p>Ny</text:p>
          </table:table-cell>
          <table:table-cell office:value-type="float" office:value="10.64">
            <text:p>10.6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325</text:p>
          </table:table-cell>
          <table:table-cell office:value-type="string">
            <text:p>Södra Näs (norra delen)</text:p>
          </table:table-cell>
          <table:table-cell office:value-type="float" office:value="-0">
            <text:p>0</text:p>
          </table:table-cell>
          <table:table-cell office:value-type="float" office:value="33.63">
            <text:p>33.63</text:p>
          </table:table-cell>
          <table:table-cell office:value-type="float" office:value="68">
            <text:p>68</text:p>
          </table:table-cell>
          <table:table-cell office:value-type="float" office:value="0.93">
            <text:p>0.93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327</text:p>
          </table:table-cell>
          <table:table-cell office:value-type="string">
            <text:p>Åkraberg och Lilla Sunnvära</text:p>
          </table:table-cell>
          <table:table-cell office:value-type="float" office:value="-0">
            <text:p>0</text:p>
          </table:table-cell>
          <table:table-cell office:value-type="float" office:value="25.42">
            <text:p>25.4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329</text:p>
          </table:table-cell>
          <table:table-cell office:value-type="string">
            <text:p>Ålstorp</text:p>
          </table:table-cell>
          <table:table-cell office:value-type="float" office:value="-0">
            <text:p>0</text:p>
          </table:table-cell>
          <table:table-cell office:value-type="float" office:value="16.23">
            <text:p>16.2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4331</text:p>
          </table:table-cell>
          <table:table-cell office:value-type="string">
            <text:p>Årnäshalvön (västra delen)</text:p>
          </table:table-cell>
          <table:table-cell office:value-type="float" office:value="-0">
            <text:p>0</text:p>
          </table:table-cell>
          <table:table-cell office:value-type="float" office:value="96.9">
            <text:p>96.9</text:p>
          </table:table-cell>
          <table:table-cell office:value-type="float" office:value="169">
            <text:p>169</text:p>
          </table:table-cell>
          <table:table-cell office:value-type="float" office:value="0.99">
            <text:p>0.99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333</text:p>
          </table:table-cell>
          <table:table-cell office:value-type="string">
            <text:p>Bystaden</text:p>
          </table:table-cell>
          <table:table-cell office:value-type="float" office:value="-0">
            <text:p>0</text:p>
          </table:table-cell>
          <table:table-cell office:value-type="float" office:value="9.67">
            <text:p>9.6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335</text:p>
          </table:table-cell>
          <table:table-cell office:value-type="string">
            <text:p>Galtabäck</text:p>
          </table:table-cell>
          <table:table-cell office:value-type="float" office:value="-0">
            <text:p>0</text:p>
          </table:table-cell>
          <table:table-cell office:value-type="float" office:value="17.71">
            <text:p>17.7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337</text:p>
          </table:table-cell>
          <table:table-cell office:value-type="string">
            <text:p>Åskloster</text:p>
          </table:table-cell>
          <table:table-cell office:value-type="float" office:value="-0">
            <text:p>0</text:p>
          </table:table-cell>
          <table:table-cell office:value-type="float" office:value="13.43">
            <text:p>13.43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339</text:p>
          </table:table-cell>
          <table:table-cell office:value-type="string">
            <text:p>Älvsåker</text:p>
          </table:table-cell>
          <table:table-cell office:value-type="float" office:value="-0">
            <text:p>0</text:p>
          </table:table-cell>
          <table:table-cell office:value-type="float" office:value="10.78">
            <text:p>10.7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343</text:p>
          </table:table-cell>
          <table:table-cell office:value-type="string">
            <text:p>Stämmet</text:p>
          </table:table-cell>
          <table:table-cell office:value-type="float" office:value="-0">
            <text:p>0</text:p>
          </table:table-cell>
          <table:table-cell office:value-type="float" office:value="28.18">
            <text:p>28.18</text:p>
          </table:table-cell>
          <table:table-cell office:value-type="float" office:value="110">
            <text:p>110</text:p>
          </table:table-cell>
          <table:table-cell office:value-type="float" office:value="0.78">
            <text:p>0.78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4345</text:p>
          </table:table-cell>
          <table:table-cell office:value-type="string">
            <text:p>Öjersbo</text:p>
          </table:table-cell>
          <table:table-cell office:value-type="float" office:value="-0">
            <text:p>0</text:p>
          </table:table-cell>
          <table:table-cell office:value-type="float" office:value="11.82">
            <text:p>11.82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4347</text:p>
          </table:table-cell>
          <table:table-cell office:value-type="string">
            <text:p>Öringe</text:p>
          </table:table-cell>
          <table:table-cell office:value-type="float" office:value="-0">
            <text:p>0</text:p>
          </table:table-cell>
          <table:table-cell office:value-type="float" office:value="22.27">
            <text:p>22.2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Laholm</text:p>
          </table:table-cell>
          <table:table-cell office:value-type="float" office:value="1381">
            <text:p>1381</text:p>
          </table:table-cell>
        </table:table-row>
        <table:table-row table:style-name="ro1">
          <table:table-cell office:value-type="string">
            <text:p>S4353</text:p>
          </table:table-cell>
          <table:table-cell office:value-type="string">
            <text:p>Ambjörnhagen</text:p>
          </table:table-cell>
          <table:table-cell office:value-type="float" office:value="-0">
            <text:p>0</text:p>
          </table:table-cell>
          <table:table-cell office:value-type="float" office:value="9.58">
            <text:p>9.5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365</text:p>
          </table:table-cell>
          <table:table-cell office:value-type="string">
            <text:p>Aröd</text:p>
          </table:table-cell>
          <table:table-cell office:value-type="float" office:value="-0">
            <text:p>0</text:p>
          </table:table-cell>
          <table:table-cell office:value-type="float" office:value="21.33">
            <text:p>21.33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371</text:p>
          </table:table-cell>
          <table:table-cell office:value-type="string">
            <text:p>Backa</text:p>
          </table:table-cell>
          <table:table-cell office:value-type="float" office:value="-0">
            <text:p>0</text:p>
          </table:table-cell>
          <table:table-cell office:value-type="float" office:value="8.6">
            <text:p>8.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373</text:p>
          </table:table-cell>
          <table:table-cell office:value-type="string">
            <text:p>Bullarebygden och Smeberg</text:p>
          </table:table-cell>
          <table:table-cell office:value-type="float" office:value="-0">
            <text:p>0</text:p>
          </table:table-cell>
          <table:table-cell office:value-type="float" office:value="16.08">
            <text:p>16.0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375</text:p>
          </table:table-cell>
          <table:table-cell office:value-type="string">
            <text:p>Benareby (södra delen)</text:p>
          </table:table-cell>
          <table:table-cell office:value-type="float" office:value="-0">
            <text:p>0</text:p>
          </table:table-cell>
          <table:table-cell office:value-type="float" office:value="6.05">
            <text:p>6.0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377</text:p>
          </table:table-cell>
          <table:table-cell office:value-type="string">
            <text:p>Barnsjöområdet</text:p>
          </table:table-cell>
          <table:table-cell office:value-type="float" office:value="-0">
            <text:p>0</text:p>
          </table:table-cell>
          <table:table-cell office:value-type="float" office:value="38.07">
            <text:p>38.07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S4379</text:p>
          </table:table-cell>
          <table:table-cell office:value-type="string">
            <text:p>Berga</text:p>
          </table:table-cell>
          <table:table-cell office:value-type="float" office:value="-0">
            <text:p>0</text:p>
          </table:table-cell>
          <table:table-cell office:value-type="float" office:value="37.96">
            <text:p>37.96</text:p>
          </table:table-cell>
          <table:table-cell office:value-type="float" office:value="76">
            <text:p>76</text:p>
          </table:table-cell>
          <table:table-cell office:value-type="float" office:value="0.9">
            <text:p>0.9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385</text:p>
          </table:table-cell>
          <table:table-cell office:value-type="string">
            <text:p>Berg + Skogen + Kamperöd</text:p>
          </table:table-cell>
          <table:table-cell office:value-type="float" office:value="-0">
            <text:p>0</text:p>
          </table:table-cell>
          <table:table-cell office:value-type="float" office:value="54.4">
            <text:p>54.4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387</text:p>
          </table:table-cell>
          <table:table-cell office:value-type="string">
            <text:p>Bolås (västra delen)</text:p>
          </table:table-cell>
          <table:table-cell office:value-type="float" office:value="-0">
            <text:p>0</text:p>
          </table:table-cell>
          <table:table-cell office:value-type="float" office:value="15.49">
            <text:p>15.4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395</text:p>
          </table:table-cell>
          <table:table-cell office:value-type="string">
            <text:p>Brodalen</text:p>
          </table:table-cell>
          <table:table-cell office:value-type="float" office:value="-0">
            <text:p>0</text:p>
          </table:table-cell>
          <table:table-cell office:value-type="float" office:value="18.09">
            <text:p>18.09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Lysekil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string">
            <text:p>S4397</text:p>
          </table:table-cell>
          <table:table-cell office:value-type="string">
            <text:p>Brunnstorpsnäs</text:p>
          </table:table-cell>
          <table:table-cell office:value-type="float" office:value="-0">
            <text:p>0</text:p>
          </table:table-cell>
          <table:table-cell office:value-type="float" office:value="16.53">
            <text:p>16.53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399</text:p>
          </table:table-cell>
          <table:table-cell office:value-type="string">
            <text:p>Berg</text:p>
          </table:table-cell>
          <table:table-cell office:value-type="float" office:value="-0">
            <text:p>0</text:p>
          </table:table-cell>
          <table:table-cell office:value-type="float" office:value="21.72">
            <text:p>21.72</text:p>
          </table:table-cell>
          <table:table-cell office:value-type="float" office:value="136">
            <text:p>136</text:p>
          </table:table-cell>
          <table:table-cell office:value-type="float" office:value="0.4">
            <text:p>0.4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401</text:p>
          </table:table-cell>
          <table:table-cell office:value-type="string">
            <text:p>Buslätt</text:p>
          </table:table-cell>
          <table:table-cell office:value-type="float" office:value="-0">
            <text:p>0</text:p>
          </table:table-cell>
          <table:table-cell office:value-type="float" office:value="19.43">
            <text:p>19.43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403</text:p>
          </table:table-cell>
          <table:table-cell office:value-type="string">
            <text:p>Bremnäs</text:p>
          </table:table-cell>
          <table:table-cell office:value-type="float" office:value="-0">
            <text:p>0</text:p>
          </table:table-cell>
          <table:table-cell office:value-type="float" office:value="25.59">
            <text:p>25.59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405</text:p>
          </table:table-cell>
          <table:table-cell office:value-type="string">
            <text:p>Båleröd</text:p>
          </table:table-cell>
          <table:table-cell office:value-type="float" office:value="-0">
            <text:p>0</text:p>
          </table:table-cell>
          <table:table-cell office:value-type="float" office:value="21.29">
            <text:p>21.29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Strömstad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string">
            <text:p>S4406</text:p>
          </table:table-cell>
          <table:table-cell office:value-type="string">
            <text:p>Bången</text:p>
          </table:table-cell>
          <table:table-cell office:value-type="string">
            <text:p>Ny</text:p>
          </table:table-cell>
          <table:table-cell office:value-type="float" office:value="12.08">
            <text:p>12.0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407</text:p>
          </table:table-cell>
          <table:table-cell office:value-type="string">
            <text:p>Bårekulla</text:p>
          </table:table-cell>
          <table:table-cell office:value-type="float" office:value="-0">
            <text:p>0</text:p>
          </table:table-cell>
          <table:table-cell office:value-type="float" office:value="10.46">
            <text:p>10.4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410</text:p>
          </table:table-cell>
          <table:table-cell office:value-type="string">
            <text:p>Kållands-Åsaka</text:p>
          </table:table-cell>
          <table:table-cell office:value-type="string">
            <text:p>Ny</text:p>
          </table:table-cell>
          <table:table-cell office:value-type="float" office:value="11.24">
            <text:p>11.2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4412</text:p>
          </table:table-cell>
          <table:table-cell office:value-type="string">
            <text:p>Kålsered</text:p>
          </table:table-cell>
          <table:table-cell office:value-type="string">
            <text:p>Ny</text:p>
          </table:table-cell>
          <table:table-cell office:value-type="float" office:value="6.37">
            <text:p>6.3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413</text:p>
          </table:table-cell>
          <table:table-cell office:value-type="string">
            <text:p>Bö i Klövedal</text:p>
          </table:table-cell>
          <table:table-cell office:value-type="float" office:value="-0">
            <text:p>0</text:p>
          </table:table-cell>
          <table:table-cell office:value-type="float" office:value="27.55">
            <text:p>27.55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414</text:p>
          </table:table-cell>
          <table:table-cell office:value-type="string">
            <text:p>Källbytorp</text:p>
          </table:table-cell>
          <table:table-cell office:value-type="string">
            <text:p>Ny</text:p>
          </table:table-cell>
          <table:table-cell office:value-type="float" office:value="10.62">
            <text:p>10.62</text:p>
          </table:table-cell>
          <table:table-cell office:value-type="float" office:value="98">
            <text:p>98</text:p>
          </table:table-cell>
          <table:table-cell office:value-type="float" office:value="0.38">
            <text:p>0.38</text:p>
          </table:table-cell>
          <table:table-cell office:value-type="string">
            <text:p>Götene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string">
            <text:p>S4417</text:p>
          </table:table-cell>
          <table:table-cell office:value-type="string">
            <text:p>Djupedal södra</text:p>
          </table:table-cell>
          <table:table-cell office:value-type="float" office:value="-0">
            <text:p>0</text:p>
          </table:table-cell>
          <table:table-cell office:value-type="float" office:value="8.32">
            <text:p>8.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420</text:p>
          </table:table-cell>
          <table:table-cell office:value-type="string">
            <text:p>Dotorp</text:p>
          </table:table-cell>
          <table:table-cell office:value-type="string">
            <text:p>Ny</text:p>
          </table:table-cell>
          <table:table-cell office:value-type="float" office:value="9.02">
            <text:p>9.0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425</text:p>
          </table:table-cell>
          <table:table-cell office:value-type="string">
            <text:p>Dockered</text:p>
          </table:table-cell>
          <table:table-cell office:value-type="float" office:value="-0">
            <text:p>0</text:p>
          </table:table-cell>
          <table:table-cell office:value-type="float" office:value="6.22">
            <text:p>6.22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427</text:p>
          </table:table-cell>
          <table:table-cell office:value-type="string">
            <text:p>Dykärrslid</text:p>
          </table:table-cell>
          <table:table-cell office:value-type="string">
            <text:p>Ny</text:p>
          </table:table-cell>
          <table:table-cell office:value-type="float" office:value="16.49">
            <text:p>16.4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4429</text:p>
          </table:table-cell>
          <table:table-cell office:value-type="string">
            <text:p>Dössebacka och Timmervik</text:p>
          </table:table-cell>
          <table:table-cell office:value-type="float" office:value="-0">
            <text:p>0</text:p>
          </table:table-cell>
          <table:table-cell office:value-type="float" office:value="24.62">
            <text:p>24.62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435</text:p>
          </table:table-cell>
          <table:table-cell office:value-type="string">
            <text:p>Edsvik+Ulmekärr</text:p>
          </table:table-cell>
          <table:table-cell office:value-type="float" office:value="-0">
            <text:p>0</text:p>
          </table:table-cell>
          <table:table-cell office:value-type="float" office:value="38.89">
            <text:p>38.89</text:p>
          </table:table-cell>
          <table:table-cell office:value-type="float" office:value="66">
            <text:p>66</text:p>
          </table:table-cell>
          <table:table-cell office:value-type="float" office:value="0.69">
            <text:p>0.69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437</text:p>
          </table:table-cell>
          <table:table-cell office:value-type="string">
            <text:p>Eriksmyst</text:p>
          </table:table-cell>
          <table:table-cell office:value-type="float" office:value="-0">
            <text:p>0</text:p>
          </table:table-cell>
          <table:table-cell office:value-type="float" office:value="19.16">
            <text:p>19.16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439</text:p>
          </table:table-cell>
          <table:table-cell office:value-type="string">
            <text:p>Ekholma</text:p>
          </table:table-cell>
          <table:table-cell office:value-type="float" office:value="-0">
            <text:p>0</text:p>
          </table:table-cell>
          <table:table-cell office:value-type="float" office:value="11.4">
            <text:p>11.4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443</text:p>
          </table:table-cell>
          <table:table-cell office:value-type="string">
            <text:p>Eriksberg</text:p>
          </table:table-cell>
          <table:table-cell office:value-type="float" office:value="-0">
            <text:p>0</text:p>
          </table:table-cell>
          <table:table-cell office:value-type="float" office:value="40.6">
            <text:p>40.6</text:p>
          </table:table-cell>
          <table:table-cell office:value-type="float" office:value="51">
            <text:p>51</text:p>
          </table:table-cell>
          <table:table-cell office:value-type="float" office:value="0.79">
            <text:p>0.79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447</text:p>
          </table:table-cell>
          <table:table-cell office:value-type="string">
            <text:p>Fagerfjäll</text:p>
          </table:table-cell>
          <table:table-cell office:value-type="float" office:value="-0">
            <text:p>0</text:p>
          </table:table-cell>
          <table:table-cell office:value-type="float" office:value="25.86">
            <text:p>25.8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449</text:p>
          </table:table-cell>
          <table:table-cell office:value-type="string">
            <text:p>Fjällberg</text:p>
          </table:table-cell>
          <table:table-cell office:value-type="float" office:value="-0">
            <text:p>0</text:p>
          </table:table-cell>
          <table:table-cell office:value-type="float" office:value="19.91">
            <text:p>19.9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Munkedal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string">
            <text:p>S4453</text:p>
          </table:table-cell>
          <table:table-cell office:value-type="string">
            <text:p>Flåghult</text:p>
          </table:table-cell>
          <table:table-cell office:value-type="float" office:value="-0">
            <text:p>0</text:p>
          </table:table-cell>
          <table:table-cell office:value-type="float" office:value="18.92">
            <text:p>18.9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Strömstad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string">
            <text:p>S4455</text:p>
          </table:table-cell>
          <table:table-cell office:value-type="string">
            <text:p>Furåsen</text:p>
          </table:table-cell>
          <table:table-cell office:value-type="float" office:value="-0">
            <text:p>0</text:p>
          </table:table-cell>
          <table:table-cell office:value-type="float" office:value="27.39">
            <text:p>27.39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459</text:p>
          </table:table-cell>
          <table:table-cell office:value-type="string">
            <text:p>Furusäter</text:p>
          </table:table-cell>
          <table:table-cell office:value-type="float" office:value="-0">
            <text:p>0</text:p>
          </table:table-cell>
          <table:table-cell office:value-type="float" office:value="14.59">
            <text:p>14.5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461</text:p>
          </table:table-cell>
          <table:table-cell office:value-type="string">
            <text:p>Sponslätt + Saltebro</text:p>
          </table:table-cell>
          <table:table-cell office:value-type="float" office:value="-0">
            <text:p>0</text:p>
          </table:table-cell>
          <table:table-cell office:value-type="float" office:value="19.7">
            <text:p>19.7</text:p>
          </table:table-cell>
          <table:table-cell office:value-type="float" office:value="72">
            <text:p>72</text:p>
          </table:table-cell>
          <table:table-cell office:value-type="float" office:value="0.18">
            <text:p>0.18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463</text:p>
          </table:table-cell>
          <table:table-cell office:value-type="string">
            <text:p>Garn + Eckene</text:p>
          </table:table-cell>
          <table:table-cell office:value-type="float" office:value="-0">
            <text:p>0</text:p>
          </table:table-cell>
          <table:table-cell office:value-type="float" office:value="27.64">
            <text:p>27.64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Lilla Edet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string">
            <text:p>S4467</text:p>
          </table:table-cell>
          <table:table-cell office:value-type="string">
            <text:p>Garnviken</text:p>
          </table:table-cell>
          <table:table-cell office:value-type="float" office:value="-0">
            <text:p>0</text:p>
          </table:table-cell>
          <table:table-cell office:value-type="float" office:value="28.17">
            <text:p>28.1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Trollhättan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string">
            <text:p>S4469</text:p>
          </table:table-cell>
          <table:table-cell office:value-type="string">
            <text:p>Greggered</text:p>
          </table:table-cell>
          <table:table-cell office:value-type="float" office:value="-0">
            <text:p>0</text:p>
          </table:table-cell>
          <table:table-cell office:value-type="float" office:value="31.38">
            <text:p>31.38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S4473</text:p>
          </table:table-cell>
          <table:table-cell office:value-type="string">
            <text:p>Grötö</text:p>
          </table:table-cell>
          <table:table-cell office:value-type="float" office:value="-0">
            <text:p>0</text:p>
          </table:table-cell>
          <table:table-cell office:value-type="float" office:value="18.42">
            <text:p>18.4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Öckerö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string">
            <text:p>S4477</text:p>
          </table:table-cell>
          <table:table-cell office:value-type="string">
            <text:p>Gullholmen</text:p>
          </table:table-cell>
          <table:table-cell office:value-type="float" office:value="-0">
            <text:p>0</text:p>
          </table:table-cell>
          <table:table-cell office:value-type="float" office:value="31.45">
            <text:p>31.45</text:p>
          </table:table-cell>
          <table:table-cell office:value-type="float" office:value="99">
            <text:p>99</text:p>
          </table:table-cell>
          <table:table-cell office:value-type="float" office:value="0.11">
            <text:p>0.11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string">
            <text:p>S4479</text:p>
          </table:table-cell>
          <table:table-cell office:value-type="string">
            <text:p>Gunneby</text:p>
          </table:table-cell>
          <table:table-cell office:value-type="float" office:value="-0">
            <text:p>0</text:p>
          </table:table-cell>
          <table:table-cell office:value-type="float" office:value="21.54">
            <text:p>21.54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481</text:p>
          </table:table-cell>
          <table:table-cell office:value-type="string">
            <text:p>Rävlanda + Höggeröd</text:p>
          </table:table-cell>
          <table:table-cell office:value-type="float" office:value="-0">
            <text:p>0</text:p>
          </table:table-cell>
          <table:table-cell office:value-type="float" office:value="22.85">
            <text:p>22.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483</text:p>
          </table:table-cell>
          <table:table-cell office:value-type="string">
            <text:p>Gunnilse (västra delen)</text:p>
          </table:table-cell>
          <table:table-cell office:value-type="float" office:value="-0">
            <text:p>0</text:p>
          </table:table-cell>
          <table:table-cell office:value-type="float" office:value="6.15">
            <text:p>6.15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485</text:p>
          </table:table-cell>
          <table:table-cell office:value-type="string">
            <text:p>Gunnesby</text:p>
          </table:table-cell>
          <table:table-cell office:value-type="float" office:value="-0">
            <text:p>0</text:p>
          </table:table-cell>
          <table:table-cell office:value-type="float" office:value="26.31">
            <text:p>26.3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491</text:p>
          </table:table-cell>
          <table:table-cell office:value-type="string">
            <text:p>Gårdsjö</text:p>
          </table:table-cell>
          <table:table-cell office:value-type="float" office:value="-0">
            <text:p>0</text:p>
          </table:table-cell>
          <table:table-cell office:value-type="float" office:value="61.35">
            <text:p>61.35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Gullspång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string">
            <text:p>S4493</text:p>
          </table:table-cell>
          <table:table-cell office:value-type="string">
            <text:p>Halleröd</text:p>
          </table:table-cell>
          <table:table-cell office:value-type="float" office:value="-0">
            <text:p>0</text:p>
          </table:table-cell>
          <table:table-cell office:value-type="float" office:value="9.8">
            <text:p>9.8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495</text:p>
          </table:table-cell>
          <table:table-cell office:value-type="string">
            <text:p>Hammar + Kornhall</text:p>
          </table:table-cell>
          <table:table-cell office:value-type="float" office:value="-0">
            <text:p>0</text:p>
          </table:table-cell>
          <table:table-cell office:value-type="float" office:value="14.67">
            <text:p>14.6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497</text:p>
          </table:table-cell>
          <table:table-cell office:value-type="string">
            <text:p>Hassungared + Högaliden</text:p>
          </table:table-cell>
          <table:table-cell office:value-type="float" office:value="-0">
            <text:p>0</text:p>
          </table:table-cell>
          <table:table-cell office:value-type="float" office:value="20.5">
            <text:p>20.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S4499</text:p>
          </table:table-cell>
          <table:table-cell office:value-type="string">
            <text:p>Hanekullen + Kålltorp</text:p>
          </table:table-cell>
          <table:table-cell office:value-type="float" office:value="-0">
            <text:p>0</text:p>
          </table:table-cell>
          <table:table-cell office:value-type="float" office:value="24.8">
            <text:p>24.8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501</text:p>
          </table:table-cell>
          <table:table-cell office:value-type="string">
            <text:p>Havstenssund</text:p>
          </table:table-cell>
          <table:table-cell office:value-type="float" office:value="-0">
            <text:p>0</text:p>
          </table:table-cell>
          <table:table-cell office:value-type="float" office:value="28.37">
            <text:p>28.37</text:p>
          </table:table-cell>
          <table:table-cell office:value-type="float" office:value="154">
            <text:p>154</text:p>
          </table:table-cell>
          <table:table-cell office:value-type="float" office:value="0.72">
            <text:p>0.72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503</text:p>
          </table:table-cell>
          <table:table-cell office:value-type="string">
            <text:p>Hede+Munkängen</text:p>
          </table:table-cell>
          <table:table-cell office:value-type="float" office:value="-0">
            <text:p>0</text:p>
          </table:table-cell>
          <table:table-cell office:value-type="float" office:value="11.78">
            <text:p>11.7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Lilla Edet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string">
            <text:p>S4505</text:p>
          </table:table-cell>
          <table:table-cell office:value-type="string">
            <text:p>Rådalen + Källeviken</text:p>
          </table:table-cell>
          <table:table-cell office:value-type="float" office:value="-0">
            <text:p>0</text:p>
          </table:table-cell>
          <table:table-cell office:value-type="float" office:value="17.99">
            <text:p>17.9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507</text:p>
          </table:table-cell>
          <table:table-cell office:value-type="string">
            <text:p>Stjärnås</text:p>
          </table:table-cell>
          <table:table-cell office:value-type="float" office:value="-0">
            <text:p>0</text:p>
          </table:table-cell>
          <table:table-cell office:value-type="float" office:value="28.22">
            <text:p>28.22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509</text:p>
          </table:table-cell>
          <table:table-cell office:value-type="string">
            <text:p>Hjälperöd</text:p>
          </table:table-cell>
          <table:table-cell office:value-type="float" office:value="-0">
            <text:p>0</text:p>
          </table:table-cell>
          <table:table-cell office:value-type="float" office:value="25.12">
            <text:p>25.12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string">
            <text:p>S4511</text:p>
          </table:table-cell>
          <table:table-cell office:value-type="string">
            <text:p>Hog + Strand</text:p>
          </table:table-cell>
          <table:table-cell office:value-type="float" office:value="-0">
            <text:p>0</text:p>
          </table:table-cell>
          <table:table-cell office:value-type="float" office:value="11.27">
            <text:p>11.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513</text:p>
          </table:table-cell>
          <table:table-cell office:value-type="string">
            <text:p>Hjälteby + del av Sundsby</text:p>
          </table:table-cell>
          <table:table-cell office:value-type="float" office:value="-0">
            <text:p>0</text:p>
          </table:table-cell>
          <table:table-cell office:value-type="float" office:value="43.19">
            <text:p>43.19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515</text:p>
          </table:table-cell>
          <table:table-cell office:value-type="string">
            <text:p>Hultängen + Glosås</text:p>
          </table:table-cell>
          <table:table-cell office:value-type="float" office:value="-0">
            <text:p>0</text:p>
          </table:table-cell>
          <table:table-cell office:value-type="float" office:value="8.84">
            <text:p>8.8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Bollebygd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string">
            <text:p>S4517</text:p>
          </table:table-cell>
          <table:table-cell office:value-type="string">
            <text:p>Holma</text:p>
          </table:table-cell>
          <table:table-cell office:value-type="float" office:value="-0">
            <text:p>0</text:p>
          </table:table-cell>
          <table:table-cell office:value-type="float" office:value="10.98">
            <text:p>10.9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521</text:p>
          </table:table-cell>
          <table:table-cell office:value-type="string">
            <text:p>Vävra</text:p>
          </table:table-cell>
          <table:table-cell office:value-type="float" office:value="-0">
            <text:p>0</text:p>
          </table:table-cell>
          <table:table-cell office:value-type="float" office:value="19.1">
            <text:p>19.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523</text:p>
          </table:table-cell>
          <table:table-cell office:value-type="string">
            <text:p>Hyppeln</text:p>
          </table:table-cell>
          <table:table-cell office:value-type="float" office:value="-0">
            <text:p>0</text:p>
          </table:table-cell>
          <table:table-cell office:value-type="float" office:value="15.75">
            <text:p>15.75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Öckerö</text:p>
          </table:table-cell>
          <table:table-cell office:value-type="float" office:value="1407">
            <text:p>1407</text:p>
          </table:table-cell>
        </table:table-row>
        <table:table-row table:style-name="ro1">
          <table:table-cell office:value-type="string">
            <text:p>S4525</text:p>
          </table:table-cell>
          <table:table-cell office:value-type="string">
            <text:p>Häljeröd</text:p>
          </table:table-cell>
          <table:table-cell office:value-type="float" office:value="-0">
            <text:p>0</text:p>
          </table:table-cell>
          <table:table-cell office:value-type="float" office:value="28.36">
            <text:p>28.36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527</text:p>
          </table:table-cell>
          <table:table-cell office:value-type="string">
            <text:p>Kullen (östra delen)</text:p>
          </table:table-cell>
          <table:table-cell office:value-type="float" office:value="-0">
            <text:p>0</text:p>
          </table:table-cell>
          <table:table-cell office:value-type="float" office:value="10.22">
            <text:p>10.2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529</text:p>
          </table:table-cell>
          <table:table-cell office:value-type="string">
            <text:p>Hällestrand</text:p>
          </table:table-cell>
          <table:table-cell office:value-type="float" office:value="-0">
            <text:p>0</text:p>
          </table:table-cell>
          <table:table-cell office:value-type="float" office:value="25.5">
            <text:p>25.5</text:p>
          </table:table-cell>
          <table:table-cell office:value-type="float" office:value="102">
            <text:p>102</text:p>
          </table:table-cell>
          <table:table-cell office:value-type="float" office:value="0.4">
            <text:p>0.4</text:p>
          </table:table-cell>
          <table:table-cell office:value-type="string">
            <text:p>Strömstad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string">
            <text:p>S4533</text:p>
          </table:table-cell>
          <table:table-cell office:value-type="string">
            <text:p>Vråkärr och Höga</text:p>
          </table:table-cell>
          <table:table-cell office:value-type="float" office:value="-0">
            <text:p>0</text:p>
          </table:table-cell>
          <table:table-cell office:value-type="float" office:value="9.54">
            <text:p>9.5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535</text:p>
          </table:table-cell>
          <table:table-cell office:value-type="string">
            <text:p>Furuberg östra</text:p>
          </table:table-cell>
          <table:table-cell office:value-type="float" office:value="-0">
            <text:p>0</text:p>
          </table:table-cell>
          <table:table-cell office:value-type="float" office:value="15.54">
            <text:p>15.5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539</text:p>
          </table:table-cell>
          <table:table-cell office:value-type="string">
            <text:p>Hästevik</text:p>
          </table:table-cell>
          <table:table-cell office:value-type="float" office:value="-0">
            <text:p>0</text:p>
          </table:table-cell>
          <table:table-cell office:value-type="float" office:value="22.2">
            <text:p>22.2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543</text:p>
          </table:table-cell>
          <table:table-cell office:value-type="string">
            <text:p>Tångeröd södra och Snippen och Manhöjden</text:p>
          </table:table-cell>
          <table:table-cell office:value-type="float" office:value="-0">
            <text:p>0</text:p>
          </table:table-cell>
          <table:table-cell office:value-type="float" office:value="56.27">
            <text:p>56.27</text:p>
          </table:table-cell>
          <table:table-cell office:value-type="float" office:value="131">
            <text:p>131</text:p>
          </table:table-cell>
          <table:table-cell office:value-type="float" office:value="0.88">
            <text:p>0.88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545</text:p>
          </table:table-cell>
          <table:table-cell office:value-type="string">
            <text:p>Ingetorp + Tolleröd</text:p>
          </table:table-cell>
          <table:table-cell office:value-type="float" office:value="-0">
            <text:p>0</text:p>
          </table:table-cell>
          <table:table-cell office:value-type="float" office:value="20.12">
            <text:p>20.12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549</text:p>
          </table:table-cell>
          <table:table-cell office:value-type="string">
            <text:p>Inseros</text:p>
          </table:table-cell>
          <table:table-cell office:value-type="float" office:value="-0">
            <text:p>0</text:p>
          </table:table-cell>
          <table:table-cell office:value-type="float" office:value="39.21">
            <text:p>39.21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S4551</text:p>
          </table:table-cell>
          <table:table-cell office:value-type="string">
            <text:p>Jordfall och Fossen och Myren</text:p>
          </table:table-cell>
          <table:table-cell office:value-type="float" office:value="-0">
            <text:p>0</text:p>
          </table:table-cell>
          <table:table-cell office:value-type="float" office:value="56.44">
            <text:p>56.44</text:p>
          </table:table-cell>
          <table:table-cell office:value-type="float" office:value="89">
            <text:p>89</text:p>
          </table:table-cell>
          <table:table-cell office:value-type="float" office:value="0.46">
            <text:p>0.46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555</text:p>
          </table:table-cell>
          <table:table-cell office:value-type="string">
            <text:p>Knipered</text:p>
          </table:table-cell>
          <table:table-cell office:value-type="float" office:value="-0">
            <text:p>0</text:p>
          </table:table-cell>
          <table:table-cell office:value-type="float" office:value="14.41">
            <text:p>14.4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S4557</text:p>
          </table:table-cell>
          <table:table-cell office:value-type="string">
            <text:p>Kippholmen</text:p>
          </table:table-cell>
          <table:table-cell office:value-type="float" office:value="-0">
            <text:p>0</text:p>
          </table:table-cell>
          <table:table-cell office:value-type="float" office:value="6.93">
            <text:p>6.93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561</text:p>
          </table:table-cell>
          <table:table-cell office:value-type="string">
            <text:p>Kovikshamn</text:p>
          </table:table-cell>
          <table:table-cell office:value-type="float" office:value="-0">
            <text:p>0</text:p>
          </table:table-cell>
          <table:table-cell office:value-type="float" office:value="13.28">
            <text:p>13.2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563</text:p>
          </table:table-cell>
          <table:table-cell office:value-type="string">
            <text:p>Kolvik västra och Tungan</text:p>
          </table:table-cell>
          <table:table-cell office:value-type="float" office:value="-0">
            <text:p>0</text:p>
          </table:table-cell>
          <table:table-cell office:value-type="float" office:value="26.62">
            <text:p>26.6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565</text:p>
          </table:table-cell>
          <table:table-cell office:value-type="string">
            <text:p>Västra delen av Kristevik + del av Sund</text:p>
          </table:table-cell>
          <table:table-cell office:value-type="float" office:value="-0">
            <text:p>0</text:p>
          </table:table-cell>
          <table:table-cell office:value-type="float" office:value="37.84">
            <text:p>37.84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571</text:p>
          </table:table-cell>
          <table:table-cell office:value-type="string">
            <text:p>Kroken</text:p>
          </table:table-cell>
          <table:table-cell office:value-type="float" office:value="-0">
            <text:p>0</text:p>
          </table:table-cell>
          <table:table-cell office:value-type="float" office:value="8.54">
            <text:p>8.54</text:p>
          </table:table-cell>
          <table:table-cell office:value-type="float" office:value="63">
            <text:p>63</text:p>
          </table:table-cell>
          <table:table-cell office:value-type="float" office:value="0.85">
            <text:p>0.85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573</text:p>
          </table:table-cell>
          <table:table-cell office:value-type="string">
            <text:p>Kulperöd</text:p>
          </table:table-cell>
          <table:table-cell office:value-type="float" office:value="-0">
            <text:p>0</text:p>
          </table:table-cell>
          <table:table-cell office:value-type="float" office:value="18.69">
            <text:p>18.6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579</text:p>
          </table:table-cell>
          <table:table-cell office:value-type="string">
            <text:p>Krossekärr och Kuseröd</text:p>
          </table:table-cell>
          <table:table-cell office:value-type="float" office:value="-0">
            <text:p>0</text:p>
          </table:table-cell>
          <table:table-cell office:value-type="float" office:value="12.53">
            <text:p>12.53</text:p>
          </table:table-cell>
          <table:table-cell office:value-type="float" office:value="65">
            <text:p>65</text:p>
          </table:table-cell>
          <table:table-cell office:value-type="float" office:value="0.58">
            <text:p>0.58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581</text:p>
          </table:table-cell>
          <table:table-cell office:value-type="string">
            <text:p>Kville</text:p>
          </table:table-cell>
          <table:table-cell office:value-type="float" office:value="-0">
            <text:p>0</text:p>
          </table:table-cell>
          <table:table-cell office:value-type="float" office:value="38.36">
            <text:p>38.36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583</text:p>
          </table:table-cell>
          <table:table-cell office:value-type="string">
            <text:p>Kullen+Dyrtorp</text:p>
          </table:table-cell>
          <table:table-cell office:value-type="float" office:value="-0">
            <text:p>0</text:p>
          </table:table-cell>
          <table:table-cell office:value-type="float" office:value="15.93">
            <text:p>15.93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4585</text:p>
          </table:table-cell>
          <table:table-cell office:value-type="string">
            <text:p>Kvillehed</text:p>
          </table:table-cell>
          <table:table-cell office:value-type="float" office:value="-0">
            <text:p>0</text:p>
          </table:table-cell>
          <table:table-cell office:value-type="float" office:value="10.2">
            <text:p>10.2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587</text:p>
          </table:table-cell>
          <table:table-cell office:value-type="string">
            <text:p>Kvarbo sommarstad</text:p>
          </table:table-cell>
          <table:table-cell office:value-type="float" office:value="-0">
            <text:p>0</text:p>
          </table:table-cell>
          <table:table-cell office:value-type="float" office:value="13.88">
            <text:p>13.88</text:p>
          </table:table-cell>
          <table:table-cell office:value-type="float" office:value="76">
            <text:p>76</text:p>
          </table:table-cell>
          <table:table-cell office:value-type="float" office:value="0.93">
            <text:p>0.93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4588</text:p>
          </table:table-cell>
          <table:table-cell office:value-type="string">
            <text:p>Kvarnabacken</text:p>
          </table:table-cell>
          <table:table-cell office:value-type="string">
            <text:p>Ny</text:p>
          </table:table-cell>
          <table:table-cell office:value-type="float" office:value="8.51">
            <text:p>8.5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S4589</text:p>
          </table:table-cell>
          <table:table-cell office:value-type="string">
            <text:p>Kyrkesund</text:p>
          </table:table-cell>
          <table:table-cell office:value-type="float" office:value="-0">
            <text:p>0</text:p>
          </table:table-cell>
          <table:table-cell office:value-type="float" office:value="11.84">
            <text:p>11.84</text:p>
          </table:table-cell>
          <table:table-cell office:value-type="float" office:value="76">
            <text:p>76</text:p>
          </table:table-cell>
          <table:table-cell office:value-type="float" office:value="0.05">
            <text:p>0.05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590</text:p>
          </table:table-cell>
          <table:table-cell office:value-type="string">
            <text:p>Kyrkliden</text:p>
          </table:table-cell>
          <table:table-cell office:value-type="string">
            <text:p>Ny</text:p>
          </table:table-cell>
          <table:table-cell office:value-type="float" office:value="10.9">
            <text:p>10.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Mellerud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S4591</text:p>
          </table:table-cell>
          <table:table-cell office:value-type="string">
            <text:p>Kvarnabo + Sjöbo</text:p>
          </table:table-cell>
          <table:table-cell office:value-type="float" office:value="-0">
            <text:p>0</text:p>
          </table:table-cell>
          <table:table-cell office:value-type="float" office:value="27.45">
            <text:p>27.4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4592</text:p>
          </table:table-cell>
          <table:table-cell office:value-type="string">
            <text:p>Källsby</text:p>
          </table:table-cell>
          <table:table-cell office:value-type="string">
            <text:p>Ny</text:p>
          </table:table-cell>
          <table:table-cell office:value-type="float" office:value="8.16">
            <text:p>8.1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4593</text:p>
          </table:table-cell>
          <table:table-cell office:value-type="string">
            <text:p>Kämpersvik</text:p>
          </table:table-cell>
          <table:table-cell office:value-type="float" office:value="-0">
            <text:p>0</text:p>
          </table:table-cell>
          <table:table-cell office:value-type="float" office:value="16.89">
            <text:p>16.89</text:p>
          </table:table-cell>
          <table:table-cell office:value-type="float" office:value="60">
            <text:p>60</text:p>
          </table:table-cell>
          <table:table-cell office:value-type="float" office:value="0.85">
            <text:p>0.85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597</text:p>
          </table:table-cell>
          <table:table-cell office:value-type="string">
            <text:p>Käringön</text:p>
          </table:table-cell>
          <table:table-cell office:value-type="float" office:value="-0">
            <text:p>0</text:p>
          </table:table-cell>
          <table:table-cell office:value-type="float" office:value="21.98">
            <text:p>21.98</text:p>
          </table:table-cell>
          <table:table-cell office:value-type="float" office:value="118">
            <text:p>118</text:p>
          </table:table-cell>
          <table:table-cell office:value-type="float" office:value="0.96">
            <text:p>0.96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string">
            <text:p>S4601</text:p>
          </table:table-cell>
          <table:table-cell office:value-type="string">
            <text:p>Köpstadsö</text:p>
          </table:table-cell>
          <table:table-cell office:value-type="float" office:value="-0">
            <text:p>0</text:p>
          </table:table-cell>
          <table:table-cell office:value-type="float" office:value="26.28">
            <text:p>26.28</text:p>
          </table:table-cell>
          <table:table-cell office:value-type="float" office:value="114">
            <text:p>114</text:p>
          </table:table-cell>
          <table:table-cell office:value-type="float" office:value="0.74">
            <text:p>0.74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603</text:p>
          </table:table-cell>
          <table:table-cell office:value-type="string">
            <text:p>Landvetters-Kärret</text:p>
          </table:table-cell>
          <table:table-cell office:value-type="float" office:value="-0">
            <text:p>0</text:p>
          </table:table-cell>
          <table:table-cell office:value-type="float" office:value="13.1">
            <text:p>13.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608</text:p>
          </table:table-cell>
          <table:table-cell office:value-type="string">
            <text:p>Larv</text:p>
          </table:table-cell>
          <table:table-cell office:value-type="string">
            <text:p>Ny</text:p>
          </table:table-cell>
          <table:table-cell office:value-type="float" office:value="16.67">
            <text:p>16.67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Vara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string">
            <text:p>S4611</text:p>
          </table:table-cell>
          <table:table-cell office:value-type="string">
            <text:p>Lilla Askerön</text:p>
          </table:table-cell>
          <table:table-cell office:value-type="float" office:value="-0">
            <text:p>0</text:p>
          </table:table-cell>
          <table:table-cell office:value-type="float" office:value="27.31">
            <text:p>27.31</text:p>
          </table:table-cell>
          <table:table-cell office:value-type="float" office:value="72">
            <text:p>72</text:p>
          </table:table-cell>
          <table:table-cell office:value-type="float" office:value="0.87">
            <text:p>0.87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613</text:p>
          </table:table-cell>
          <table:table-cell office:value-type="string">
            <text:p>Lundby</text:p>
          </table:table-cell>
          <table:table-cell office:value-type="float" office:value="-0">
            <text:p>0</text:p>
          </table:table-cell>
          <table:table-cell office:value-type="float" office:value="17.62">
            <text:p>17.62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615</text:p>
          </table:table-cell>
          <table:table-cell office:value-type="string">
            <text:p>Lilla Kullbäckstorp</text:p>
          </table:table-cell>
          <table:table-cell office:value-type="float" office:value="-0">
            <text:p>0</text:p>
          </table:table-cell>
          <table:table-cell office:value-type="float" office:value="15.58">
            <text:p>15.5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617</text:p>
          </table:table-cell>
          <table:table-cell office:value-type="string">
            <text:p>Långesjö</text:p>
          </table:table-cell>
          <table:table-cell office:value-type="float" office:value="-0">
            <text:p>0</text:p>
          </table:table-cell>
          <table:table-cell office:value-type="float" office:value="28.49">
            <text:p>28.49</text:p>
          </table:table-cell>
          <table:table-cell office:value-type="float" office:value="58">
            <text:p>58</text:p>
          </table:table-cell>
          <table:table-cell office:value-type="float" office:value="0.44">
            <text:p>0.44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619</text:p>
          </table:table-cell>
          <table:table-cell office:value-type="string">
            <text:p>Långås</text:p>
          </table:table-cell>
          <table:table-cell office:value-type="float" office:value="-0">
            <text:p>0</text:p>
          </table:table-cell>
          <table:table-cell office:value-type="float" office:value="12.46">
            <text:p>12.4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S4627</text:p>
          </table:table-cell>
          <table:table-cell office:value-type="string">
            <text:p>Mon</text:p>
          </table:table-cell>
          <table:table-cell office:value-type="float" office:value="-0">
            <text:p>0</text:p>
          </table:table-cell>
          <table:table-cell office:value-type="float" office:value="13.26">
            <text:p>13.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Tibro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string">
            <text:p>S4629</text:p>
          </table:table-cell>
          <table:table-cell office:value-type="string">
            <text:p>Nereby + Sjöhed</text:p>
          </table:table-cell>
          <table:table-cell office:value-type="float" office:value="-0">
            <text:p>0</text:p>
          </table:table-cell>
          <table:table-cell office:value-type="float" office:value="34.16">
            <text:p>34.16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633</text:p>
          </table:table-cell>
          <table:table-cell office:value-type="string">
            <text:p>Nolviks kile</text:p>
          </table:table-cell>
          <table:table-cell office:value-type="float" office:value="-0">
            <text:p>0</text:p>
          </table:table-cell>
          <table:table-cell office:value-type="float" office:value="13.77">
            <text:p>13.77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635</text:p>
          </table:table-cell>
          <table:table-cell office:value-type="string">
            <text:p>Nolhagen</text:p>
          </table:table-cell>
          <table:table-cell office:value-type="float" office:value="-0">
            <text:p>0</text:p>
          </table:table-cell>
          <table:table-cell office:value-type="float" office:value="9.07">
            <text:p>9.0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4637</text:p>
          </table:table-cell>
          <table:table-cell office:value-type="string">
            <text:p>Nord-Koster + Duvnäs</text:p>
          </table:table-cell>
          <table:table-cell office:value-type="float" office:value="-0">
            <text:p>0</text:p>
          </table:table-cell>
          <table:table-cell office:value-type="float" office:value="24.7">
            <text:p>24.7</text:p>
          </table:table-cell>
          <table:table-cell office:value-type="float" office:value="98">
            <text:p>98</text:p>
          </table:table-cell>
          <table:table-cell office:value-type="float" office:value="0.89">
            <text:p>0.89</text:p>
          </table:table-cell>
          <table:table-cell office:value-type="string">
            <text:p>Strömstad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string">
            <text:p>S4645</text:p>
          </table:table-cell>
          <table:table-cell office:value-type="string">
            <text:p>Skäggered (norra delen)</text:p>
          </table:table-cell>
          <table:table-cell office:value-type="float" office:value="-0">
            <text:p>0</text:p>
          </table:table-cell>
          <table:table-cell office:value-type="float" office:value="12.1">
            <text:p>12.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S4653</text:p>
          </table:table-cell>
          <table:table-cell office:value-type="string">
            <text:p>Nösund</text:p>
          </table:table-cell>
          <table:table-cell office:value-type="float" office:value="-0">
            <text:p>0</text:p>
          </table:table-cell>
          <table:table-cell office:value-type="float" office:value="31.7">
            <text:p>31.7</text:p>
          </table:table-cell>
          <table:table-cell office:value-type="float" office:value="98">
            <text:p>98</text:p>
          </table:table-cell>
          <table:table-cell office:value-type="float" office:value="0.91">
            <text:p>0.91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string">
            <text:p>S4657</text:p>
          </table:table-cell>
          <table:table-cell office:value-type="string">
            <text:p>Pinntorp</text:p>
          </table:table-cell>
          <table:table-cell office:value-type="float" office:value="-0">
            <text:p>0</text:p>
          </table:table-cell>
          <table:table-cell office:value-type="float" office:value="12.02">
            <text:p>12.0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659</text:p>
          </table:table-cell>
          <table:table-cell office:value-type="string">
            <text:p>Ramberget</text:p>
          </table:table-cell>
          <table:table-cell office:value-type="float" office:value="-0">
            <text:p>0</text:p>
          </table:table-cell>
          <table:table-cell office:value-type="float" office:value="5.07">
            <text:p>5.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660</text:p>
          </table:table-cell>
          <table:table-cell office:value-type="string">
            <text:p>Ramstorp Jätteberget</text:p>
          </table:table-cell>
          <table:table-cell office:value-type="string">
            <text:p>Ny</text:p>
          </table:table-cell>
          <table:table-cell office:value-type="float" office:value="12.33">
            <text:p>12.3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4661</text:p>
          </table:table-cell>
          <table:table-cell office:value-type="string">
            <text:p>Ranered</text:p>
          </table:table-cell>
          <table:table-cell office:value-type="float" office:value="-0">
            <text:p>0</text:p>
          </table:table-cell>
          <table:table-cell office:value-type="float" office:value="36.62">
            <text:p>36.62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S4665</text:p>
          </table:table-cell>
          <table:table-cell office:value-type="string">
            <text:p>Restenäs</text:p>
          </table:table-cell>
          <table:table-cell office:value-type="float" office:value="-0">
            <text:p>0</text:p>
          </table:table-cell>
          <table:table-cell office:value-type="float" office:value="18.68">
            <text:p>18.68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666</text:p>
          </table:table-cell>
          <table:table-cell office:value-type="string">
            <text:p>Resteröd Rannebergsbukten</text:p>
          </table:table-cell>
          <table:table-cell office:value-type="string">
            <text:p>Ny</text:p>
          </table:table-cell>
          <table:table-cell office:value-type="float" office:value="12.81">
            <text:p>12.8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667</text:p>
          </table:table-cell>
          <table:table-cell office:value-type="string">
            <text:p>Remmenedal</text:p>
          </table:table-cell>
          <table:table-cell office:value-type="float" office:value="-0">
            <text:p>0</text:p>
          </table:table-cell>
          <table:table-cell office:value-type="float" office:value="12.71">
            <text:p>12.7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Herrljunga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string">
            <text:p>S4669</text:p>
          </table:table-cell>
          <table:table-cell office:value-type="string">
            <text:p>Resö</text:p>
          </table:table-cell>
          <table:table-cell office:value-type="float" office:value="-0">
            <text:p>0</text:p>
          </table:table-cell>
          <table:table-cell office:value-type="float" office:value="60.86">
            <text:p>60.86</text:p>
          </table:table-cell>
          <table:table-cell office:value-type="float" office:value="179">
            <text:p>179</text:p>
          </table:table-cell>
          <table:table-cell office:value-type="float" office:value="0.54">
            <text:p>0.54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671</text:p>
          </table:table-cell>
          <table:table-cell office:value-type="string">
            <text:p>Risby</text:p>
          </table:table-cell>
          <table:table-cell office:value-type="float" office:value="-0">
            <text:p>0</text:p>
          </table:table-cell>
          <table:table-cell office:value-type="float" office:value="15.3">
            <text:p>15.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672</text:p>
          </table:table-cell>
          <table:table-cell office:value-type="string">
            <text:p>Roggelid östra</text:p>
          </table:table-cell>
          <table:table-cell office:value-type="float" office:value="-0">
            <text:p>0</text:p>
          </table:table-cell>
          <table:table-cell office:value-type="float" office:value="21.47">
            <text:p>21.4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S4673</text:p>
          </table:table-cell>
          <table:table-cell office:value-type="string">
            <text:p>Råssö + Sandbackarna + Liden + Gatelid</text:p>
          </table:table-cell>
          <table:table-cell office:value-type="float" office:value="-0">
            <text:p>0</text:p>
          </table:table-cell>
          <table:table-cell office:value-type="float" office:value="22.52">
            <text:p>22.52</text:p>
          </table:table-cell>
          <table:table-cell office:value-type="float" office:value="102">
            <text:p>102</text:p>
          </table:table-cell>
          <table:table-cell office:value-type="float" office:value="0.57">
            <text:p>0.57</text:p>
          </table:table-cell>
          <table:table-cell office:value-type="string">
            <text:p>Strömstad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string">
            <text:p>S4675</text:p>
          </table:table-cell>
          <table:table-cell office:value-type="string">
            <text:p>Ryksdamm</text:p>
          </table:table-cell>
          <table:table-cell office:value-type="float" office:value="-0">
            <text:p>0</text:p>
          </table:table-cell>
          <table:table-cell office:value-type="float" office:value="18.8">
            <text:p>18.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4679</text:p>
          </table:table-cell>
          <table:table-cell office:value-type="string">
            <text:p>Rågården</text:p>
          </table:table-cell>
          <table:table-cell office:value-type="float" office:value="-0">
            <text:p>0</text:p>
          </table:table-cell>
          <table:table-cell office:value-type="float" office:value="10.97">
            <text:p>10.9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681</text:p>
          </table:table-cell>
          <table:table-cell office:value-type="string">
            <text:p>Rågårdsvik</text:p>
          </table:table-cell>
          <table:table-cell office:value-type="float" office:value="-0">
            <text:p>0</text:p>
          </table:table-cell>
          <table:table-cell office:value-type="float" office:value="22.52">
            <text:p>22.52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string">
            <text:p>Lysekil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string">
            <text:p>S4685</text:p>
          </table:table-cell>
          <table:table-cell office:value-type="string">
            <text:p>Röra</text:p>
          </table:table-cell>
          <table:table-cell office:value-type="float" office:value="-0">
            <text:p>0</text:p>
          </table:table-cell>
          <table:table-cell office:value-type="float" office:value="45.39">
            <text:p>45.39</text:p>
          </table:table-cell>
          <table:table-cell office:value-type="float" office:value="81">
            <text:p>81</text:p>
          </table:table-cell>
          <table:table-cell office:value-type="float" office:value="0.52">
            <text:p>0.52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686</text:p>
          </table:table-cell>
          <table:table-cell office:value-type="string">
            <text:p>Rörtången</text:p>
          </table:table-cell>
          <table:table-cell office:value-type="string">
            <text:p>Ny</text:p>
          </table:table-cell>
          <table:table-cell office:value-type="float" office:value="19.99">
            <text:p>19.99</text:p>
          </table:table-cell>
          <table:table-cell office:value-type="float" office:value="97">
            <text:p>97</text:p>
          </table:table-cell>
          <table:table-cell office:value-type="float" office:value="0.95">
            <text:p>0.95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691</text:p>
          </table:table-cell>
          <table:table-cell office:value-type="string">
            <text:p>Sandbacka</text:p>
          </table:table-cell>
          <table:table-cell office:value-type="float" office:value="-0">
            <text:p>0</text:p>
          </table:table-cell>
          <table:table-cell office:value-type="float" office:value="17.5">
            <text:p>17.5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4693</text:p>
          </table:table-cell>
          <table:table-cell office:value-type="string">
            <text:p>Sandsbacka + Risbacka</text:p>
          </table:table-cell>
          <table:table-cell office:value-type="float" office:value="-0">
            <text:p>0</text:p>
          </table:table-cell>
          <table:table-cell office:value-type="float" office:value="37.34">
            <text:p>37.34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697</text:p>
          </table:table-cell>
          <table:table-cell office:value-type="string">
            <text:p>Sannäs</text:p>
          </table:table-cell>
          <table:table-cell office:value-type="float" office:value="-0">
            <text:p>0</text:p>
          </table:table-cell>
          <table:table-cell office:value-type="float" office:value="14.96">
            <text:p>14.96</text:p>
          </table:table-cell>
          <table:table-cell office:value-type="float" office:value="57">
            <text:p>57</text:p>
          </table:table-cell>
          <table:table-cell office:value-type="float" office:value="0.85">
            <text:p>0.85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699</text:p>
          </table:table-cell>
          <table:table-cell office:value-type="string">
            <text:p>Saxebäcken</text:p>
          </table:table-cell>
          <table:table-cell office:value-type="float" office:value="-0">
            <text:p>0</text:p>
          </table:table-cell>
          <table:table-cell office:value-type="float" office:value="16.29">
            <text:p>16.2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4701</text:p>
          </table:table-cell>
          <table:table-cell office:value-type="string">
            <text:p>Signehög+Norrmannebo</text:p>
          </table:table-cell>
          <table:table-cell office:value-type="float" office:value="-0">
            <text:p>0</text:p>
          </table:table-cell>
          <table:table-cell office:value-type="float" office:value="53.79">
            <text:p>53.79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703</text:p>
          </table:table-cell>
          <table:table-cell office:value-type="string">
            <text:p>Sillvik</text:p>
          </table:table-cell>
          <table:table-cell office:value-type="float" office:value="-0">
            <text:p>0</text:p>
          </table:table-cell>
          <table:table-cell office:value-type="float" office:value="11.77">
            <text:p>11.77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705</text:p>
          </table:table-cell>
          <table:table-cell office:value-type="string">
            <text:p>Skalhamn</text:p>
          </table:table-cell>
          <table:table-cell office:value-type="float" office:value="-0">
            <text:p>0</text:p>
          </table:table-cell>
          <table:table-cell office:value-type="float" office:value="23.38">
            <text:p>23.38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Lysekil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string">
            <text:p>S4707</text:p>
          </table:table-cell>
          <table:table-cell office:value-type="string">
            <text:p>Skåpesund</text:p>
          </table:table-cell>
          <table:table-cell office:value-type="float" office:value="-0">
            <text:p>0</text:p>
          </table:table-cell>
          <table:table-cell office:value-type="float" office:value="31.57">
            <text:p>31.57</text:p>
          </table:table-cell>
          <table:table-cell office:value-type="float" office:value="133">
            <text:p>133</text:p>
          </table:table-cell>
          <table:table-cell office:value-type="float" office:value="0.91">
            <text:p>0.91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711</text:p>
          </table:table-cell>
          <table:table-cell office:value-type="string">
            <text:p>Sjölyckan och Lergered</text:p>
          </table:table-cell>
          <table:table-cell office:value-type="float" office:value="-0">
            <text:p>0</text:p>
          </table:table-cell>
          <table:table-cell office:value-type="float" office:value="22.44">
            <text:p>22.44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4713</text:p>
          </table:table-cell>
          <table:table-cell office:value-type="string">
            <text:p>Skeddalen</text:p>
          </table:table-cell>
          <table:table-cell office:value-type="float" office:value="-0">
            <text:p>0</text:p>
          </table:table-cell>
          <table:table-cell office:value-type="float" office:value="15.85">
            <text:p>15.85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714</text:p>
          </table:table-cell>
          <table:table-cell office:value-type="string">
            <text:p>Skår</text:p>
          </table:table-cell>
          <table:table-cell office:value-type="string">
            <text:p>Ny</text:p>
          </table:table-cell>
          <table:table-cell office:value-type="float" office:value="10.13">
            <text:p>10.1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4715</text:p>
          </table:table-cell>
          <table:table-cell office:value-type="string">
            <text:p>Skallsjö</text:p>
          </table:table-cell>
          <table:table-cell office:value-type="float" office:value="-0">
            <text:p>0</text:p>
          </table:table-cell>
          <table:table-cell office:value-type="float" office:value="12.83">
            <text:p>12.8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string">
            <text:p>S4716</text:p>
          </table:table-cell>
          <table:table-cell office:value-type="string">
            <text:p>Skåra</text:p>
          </table:table-cell>
          <table:table-cell office:value-type="string">
            <text:p>Ny</text:p>
          </table:table-cell>
          <table:table-cell office:value-type="float" office:value="14.04">
            <text:p>14.0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717</text:p>
          </table:table-cell>
          <table:table-cell office:value-type="string">
            <text:p>Skårby station</text:p>
          </table:table-cell>
          <table:table-cell office:value-type="float" office:value="-0">
            <text:p>0</text:p>
          </table:table-cell>
          <table:table-cell office:value-type="float" office:value="13.15">
            <text:p>13.15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721</text:p>
          </table:table-cell>
          <table:table-cell office:value-type="string">
            <text:p>Assmundtorp + Skändla</text:p>
          </table:table-cell>
          <table:table-cell office:value-type="float" office:value="-0">
            <text:p>0</text:p>
          </table:table-cell>
          <table:table-cell office:value-type="float" office:value="23.96">
            <text:p>23.96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723</text:p>
          </table:table-cell>
          <table:table-cell office:value-type="string">
            <text:p>Slussen</text:p>
          </table:table-cell>
          <table:table-cell office:value-type="float" office:value="-0">
            <text:p>0</text:p>
          </table:table-cell>
          <table:table-cell office:value-type="float" office:value="20.59">
            <text:p>20.5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string">
            <text:p>S4727</text:p>
          </table:table-cell>
          <table:table-cell office:value-type="string">
            <text:p>Smedseröd</text:p>
          </table:table-cell>
          <table:table-cell office:value-type="string">
            <text:p>Ny</text:p>
          </table:table-cell>
          <table:table-cell office:value-type="float" office:value="6.21">
            <text:p>6.21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735</text:p>
          </table:table-cell>
          <table:table-cell office:value-type="string">
            <text:p>Solberga</text:p>
          </table:table-cell>
          <table:table-cell office:value-type="float" office:value="-0">
            <text:p>0</text:p>
          </table:table-cell>
          <table:table-cell office:value-type="float" office:value="20.21">
            <text:p>20.21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739</text:p>
          </table:table-cell>
          <table:table-cell office:value-type="string">
            <text:p>Spekereöd</text:p>
          </table:table-cell>
          <table:table-cell office:value-type="float" office:value="-0">
            <text:p>0</text:p>
          </table:table-cell>
          <table:table-cell office:value-type="float" office:value="17.77">
            <text:p>17.7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4743</text:p>
          </table:table-cell>
          <table:table-cell office:value-type="string">
            <text:p>Stare</text:p>
          </table:table-cell>
          <table:table-cell office:value-type="float" office:value="-0">
            <text:p>0</text:p>
          </table:table-cell>
          <table:table-cell office:value-type="float" office:value="15.18">
            <text:p>15.1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Strömstad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string">
            <text:p>S4747</text:p>
          </table:table-cell>
          <table:table-cell office:value-type="string">
            <text:p>Stenshult</text:p>
          </table:table-cell>
          <table:table-cell office:value-type="float" office:value="-0">
            <text:p>0</text:p>
          </table:table-cell>
          <table:table-cell office:value-type="float" office:value="14.49">
            <text:p>14.4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string">
            <text:p>S4749</text:p>
          </table:table-cell>
          <table:table-cell office:value-type="string">
            <text:p>Stocken</text:p>
          </table:table-cell>
          <table:table-cell office:value-type="float" office:value="-0">
            <text:p>0</text:p>
          </table:table-cell>
          <table:table-cell office:value-type="float" office:value="13.93">
            <text:p>13.93</text:p>
          </table:table-cell>
          <table:table-cell office:value-type="float" office:value="124">
            <text:p>124</text:p>
          </table:table-cell>
          <table:table-cell office:value-type="float" office:value="0.47">
            <text:p>0.47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string">
            <text:p>S4751</text:p>
          </table:table-cell>
          <table:table-cell office:value-type="string">
            <text:p>Hagen och Annelund och Ljunglid</text:p>
          </table:table-cell>
          <table:table-cell office:value-type="float" office:value="-0">
            <text:p>0</text:p>
          </table:table-cell>
          <table:table-cell office:value-type="float" office:value="15.86">
            <text:p>15.8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4753</text:p>
          </table:table-cell>
          <table:table-cell office:value-type="string">
            <text:p>Stockevik + Duvedalen</text:p>
          </table:table-cell>
          <table:table-cell office:value-type="float" office:value="-0">
            <text:p>0</text:p>
          </table:table-cell>
          <table:table-cell office:value-type="float" office:value="37.4">
            <text:p>37.4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755</text:p>
          </table:table-cell>
          <table:table-cell office:value-type="string">
            <text:p>Lefstad</text:p>
          </table:table-cell>
          <table:table-cell office:value-type="float" office:value="-0">
            <text:p>0</text:p>
          </table:table-cell>
          <table:table-cell office:value-type="float" office:value="7.88">
            <text:p>7.88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761</text:p>
          </table:table-cell>
          <table:table-cell office:value-type="string">
            <text:p>Strand + Bräcke+Råssbyn</text:p>
          </table:table-cell>
          <table:table-cell office:value-type="float" office:value="-0">
            <text:p>0</text:p>
          </table:table-cell>
          <table:table-cell office:value-type="float" office:value="52.35">
            <text:p>52.35</text:p>
          </table:table-cell>
          <table:table-cell office:value-type="float" office:value="181">
            <text:p>181</text:p>
          </table:table-cell>
          <table:table-cell office:value-type="float" office:value="0.65">
            <text:p>0.65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762</text:p>
          </table:table-cell>
          <table:table-cell office:value-type="string">
            <text:p>Strandskogen</text:p>
          </table:table-cell>
          <table:table-cell office:value-type="string">
            <text:p>Ny</text:p>
          </table:table-cell>
          <table:table-cell office:value-type="float" office:value="17.58">
            <text:p>17.5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763</text:p>
          </table:table-cell>
          <table:table-cell office:value-type="string">
            <text:p>Styrdal norra och Kortås</text:p>
          </table:table-cell>
          <table:table-cell office:value-type="float" office:value="-0">
            <text:p>0</text:p>
          </table:table-cell>
          <table:table-cell office:value-type="float" office:value="8.13">
            <text:p>8.1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765</text:p>
          </table:table-cell>
          <table:table-cell office:value-type="string">
            <text:p>Sundsandvik</text:p>
          </table:table-cell>
          <table:table-cell office:value-type="float" office:value="-0">
            <text:p>0</text:p>
          </table:table-cell>
          <table:table-cell office:value-type="float" office:value="28.25">
            <text:p>28.25</text:p>
          </table:table-cell>
          <table:table-cell office:value-type="float" office:value="119">
            <text:p>119</text:p>
          </table:table-cell>
          <table:table-cell office:value-type="float" office:value="0.94">
            <text:p>0.94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766</text:p>
          </table:table-cell>
          <table:table-cell office:value-type="string">
            <text:p>Sunnerby Gråmosse</text:p>
          </table:table-cell>
          <table:table-cell office:value-type="string">
            <text:p>Ny</text:p>
          </table:table-cell>
          <table:table-cell office:value-type="float" office:value="16.49">
            <text:p>16.4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4769</text:p>
          </table:table-cell>
          <table:table-cell office:value-type="string">
            <text:p>Gullfjäll + Långekärr + Sunna</text:p>
          </table:table-cell>
          <table:table-cell office:value-type="float" office:value="-0">
            <text:p>0</text:p>
          </table:table-cell>
          <table:table-cell office:value-type="float" office:value="62.08">
            <text:p>62.08</text:p>
          </table:table-cell>
          <table:table-cell office:value-type="float" office:value="164">
            <text:p>164</text:p>
          </table:table-cell>
          <table:table-cell office:value-type="float" office:value="0.59">
            <text:p>0.59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773</text:p>
          </table:table-cell>
          <table:table-cell office:value-type="string">
            <text:p>Stora Svindal</text:p>
          </table:table-cell>
          <table:table-cell office:value-type="float" office:value="-0">
            <text:p>0</text:p>
          </table:table-cell>
          <table:table-cell office:value-type="float" office:value="8.28">
            <text:p>8.2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777</text:p>
          </table:table-cell>
          <table:table-cell office:value-type="string">
            <text:p>Skäggered (södra delen)</text:p>
          </table:table-cell>
          <table:table-cell office:value-type="float" office:value="-0">
            <text:p>0</text:p>
          </table:table-cell>
          <table:table-cell office:value-type="float" office:value="4.67">
            <text:p>4.6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S4779</text:p>
          </table:table-cell>
          <table:table-cell office:value-type="string">
            <text:p>Södra Bäck</text:p>
          </table:table-cell>
          <table:table-cell office:value-type="float" office:value="-0">
            <text:p>0</text:p>
          </table:table-cell>
          <table:table-cell office:value-type="float" office:value="29.68">
            <text:p>29.6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783</text:p>
          </table:table-cell>
          <table:table-cell office:value-type="string">
            <text:p>Sörberget</text:p>
          </table:table-cell>
          <table:table-cell office:value-type="string">
            <text:p>Ny</text:p>
          </table:table-cell>
          <table:table-cell office:value-type="float" office:value="9.38">
            <text:p>9.3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787</text:p>
          </table:table-cell>
          <table:table-cell office:value-type="string">
            <text:p>Tahult (nordöstra delen)</text:p>
          </table:table-cell>
          <table:table-cell office:value-type="float" office:value="-0">
            <text:p>0</text:p>
          </table:table-cell>
          <table:table-cell office:value-type="float" office:value="9.84">
            <text:p>9.8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789</text:p>
          </table:table-cell>
          <table:table-cell office:value-type="string">
            <text:p>Säm + Tanums station</text:p>
          </table:table-cell>
          <table:table-cell office:value-type="float" office:value="-0">
            <text:p>0</text:p>
          </table:table-cell>
          <table:table-cell office:value-type="float" office:value="22.25">
            <text:p>22.2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791</text:p>
          </table:table-cell>
          <table:table-cell office:value-type="string">
            <text:p>Talbo och Östra Skår</text:p>
          </table:table-cell>
          <table:table-cell office:value-type="float" office:value="-0">
            <text:p>0</text:p>
          </table:table-cell>
          <table:table-cell office:value-type="float" office:value="10.24">
            <text:p>10.2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4793</text:p>
          </table:table-cell>
          <table:table-cell office:value-type="string">
            <text:p>Tegelstrand + Vassviken</text:p>
          </table:table-cell>
          <table:table-cell office:value-type="float" office:value="-0">
            <text:p>0</text:p>
          </table:table-cell>
          <table:table-cell office:value-type="float" office:value="49.23">
            <text:p>49.23</text:p>
          </table:table-cell>
          <table:table-cell office:value-type="float" office:value="87">
            <text:p>87</text:p>
          </table:table-cell>
          <table:table-cell office:value-type="float" office:value="0.38">
            <text:p>0.38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795</text:p>
          </table:table-cell>
          <table:table-cell office:value-type="string">
            <text:p>Timmerhult och Torp</text:p>
          </table:table-cell>
          <table:table-cell office:value-type="float" office:value="-0">
            <text:p>0</text:p>
          </table:table-cell>
          <table:table-cell office:value-type="float" office:value="14.66">
            <text:p>14.66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string">
            <text:p>S4805</text:p>
          </table:table-cell>
          <table:table-cell office:value-type="string">
            <text:p>Tjärnö</text:p>
          </table:table-cell>
          <table:table-cell office:value-type="float" office:value="-0">
            <text:p>0</text:p>
          </table:table-cell>
          <table:table-cell office:value-type="float" office:value="38.04">
            <text:p>38.04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Strömstad</text:p>
          </table:table-cell>
          <table:table-cell office:value-type="float" office:value="1486">
            <text:p>1486</text:p>
          </table:table-cell>
        </table:table-row>
        <table:table-row table:style-name="ro1">
          <table:table-cell office:value-type="string">
            <text:p>S4809</text:p>
          </table:table-cell>
          <table:table-cell office:value-type="string">
            <text:p>Sundhammar och Tofta</text:p>
          </table:table-cell>
          <table:table-cell office:value-type="float" office:value="-0">
            <text:p>0</text:p>
          </table:table-cell>
          <table:table-cell office:value-type="float" office:value="37.82">
            <text:p>37.82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811</text:p>
          </table:table-cell>
          <table:table-cell office:value-type="string">
            <text:p>Toleryd och Björkelund</text:p>
          </table:table-cell>
          <table:table-cell office:value-type="string">
            <text:p>Ny</text:p>
          </table:table-cell>
          <table:table-cell office:value-type="float" office:value="11.2">
            <text:p>11.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string">
            <text:p>S4813</text:p>
          </table:table-cell>
          <table:table-cell office:value-type="string">
            <text:p>Tolleby</text:p>
          </table:table-cell>
          <table:table-cell office:value-type="float" office:value="-0">
            <text:p>0</text:p>
          </table:table-cell>
          <table:table-cell office:value-type="float" office:value="19.51">
            <text:p>19.5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815</text:p>
          </table:table-cell>
          <table:table-cell office:value-type="string">
            <text:p>Toreby</text:p>
          </table:table-cell>
          <table:table-cell office:value-type="float" office:value="-0">
            <text:p>0</text:p>
          </table:table-cell>
          <table:table-cell office:value-type="float" office:value="15.34">
            <text:p>15.3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818</text:p>
          </table:table-cell>
          <table:table-cell office:value-type="string">
            <text:p>Sjötofta</text:p>
          </table:table-cell>
          <table:table-cell office:value-type="string">
            <text:p>Ny</text:p>
          </table:table-cell>
          <table:table-cell office:value-type="float" office:value="22.13">
            <text:p>22.13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string">
            <text:p>S4819</text:p>
          </table:table-cell>
          <table:table-cell office:value-type="string">
            <text:p>Tomtebacken + Gullö</text:p>
          </table:table-cell>
          <table:table-cell office:value-type="float" office:value="-0">
            <text:p>0</text:p>
          </table:table-cell>
          <table:table-cell office:value-type="float" office:value="18.14">
            <text:p>18.14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821</text:p>
          </table:table-cell>
          <table:table-cell office:value-type="string">
            <text:p>Torvhög</text:p>
          </table:table-cell>
          <table:table-cell office:value-type="float" office:value="-0">
            <text:p>0</text:p>
          </table:table-cell>
          <table:table-cell office:value-type="float" office:value="14.71">
            <text:p>14.71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823</text:p>
          </table:table-cell>
          <table:table-cell office:value-type="string">
            <text:p>Torp</text:p>
          </table:table-cell>
          <table:table-cell office:value-type="float" office:value="-0">
            <text:p>0</text:p>
          </table:table-cell>
          <table:table-cell office:value-type="float" office:value="11.59">
            <text:p>11.5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4824</text:p>
          </table:table-cell>
          <table:table-cell office:value-type="string">
            <text:p>Torp</text:p>
          </table:table-cell>
          <table:table-cell office:value-type="string">
            <text:p>Ny</text:p>
          </table:table-cell>
          <table:table-cell office:value-type="float" office:value="13.5">
            <text:p>13.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string">
            <text:p>S4827</text:p>
          </table:table-cell>
          <table:table-cell office:value-type="string">
            <text:p>Trånget (östra delen)</text:p>
          </table:table-cell>
          <table:table-cell office:value-type="float" office:value="-0">
            <text:p>0</text:p>
          </table:table-cell>
          <table:table-cell office:value-type="float" office:value="6.03">
            <text:p>6.0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835</text:p>
          </table:table-cell>
          <table:table-cell office:value-type="string">
            <text:p>Tråkärrslätt</text:p>
          </table:table-cell>
          <table:table-cell office:value-type="float" office:value="-0">
            <text:p>0</text:p>
          </table:table-cell>
          <table:table-cell office:value-type="float" office:value="11.04">
            <text:p>11.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841</text:p>
          </table:table-cell>
          <table:table-cell office:value-type="string">
            <text:p>Tådås</text:p>
          </table:table-cell>
          <table:table-cell office:value-type="float" office:value="-0">
            <text:p>0</text:p>
          </table:table-cell>
          <table:table-cell office:value-type="float" office:value="18.91">
            <text:p>18.9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845</text:p>
          </table:table-cell>
          <table:table-cell office:value-type="string">
            <text:p>Grössbyn</text:p>
          </table:table-cell>
          <table:table-cell office:value-type="float" office:value="-0">
            <text:p>0</text:p>
          </table:table-cell>
          <table:table-cell office:value-type="float" office:value="25.58">
            <text:p>25.58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4849</text:p>
          </table:table-cell>
          <table:table-cell office:value-type="string">
            <text:p>Ulebergshamn + Strandhamn</text:p>
          </table:table-cell>
          <table:table-cell office:value-type="float" office:value="-0">
            <text:p>0</text:p>
          </table:table-cell>
          <table:table-cell office:value-type="float" office:value="63.73">
            <text:p>63.73</text:p>
          </table:table-cell>
          <table:table-cell office:value-type="float" office:value="205">
            <text:p>205</text:p>
          </table:table-cell>
          <table:table-cell office:value-type="float" office:value="0.87">
            <text:p>0.87</text:p>
          </table:table-cell>
          <table:table-cell office:value-type="string">
            <text:p>Sotenäs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string">
            <text:p>S4853</text:p>
          </table:table-cell>
          <table:table-cell office:value-type="string">
            <text:p>Ulvesund</text:p>
          </table:table-cell>
          <table:table-cell office:value-type="float" office:value="-0">
            <text:p>0</text:p>
          </table:table-cell>
          <table:table-cell office:value-type="float" office:value="57.56">
            <text:p>57.56</text:p>
          </table:table-cell>
          <table:table-cell office:value-type="float" office:value="172">
            <text:p>172</text:p>
          </table:table-cell>
          <table:table-cell office:value-type="float" office:value="0.51">
            <text:p>0.51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855</text:p>
          </table:table-cell>
          <table:table-cell office:value-type="string">
            <text:p>Ulvesund</text:p>
          </table:table-cell>
          <table:table-cell office:value-type="string">
            <text:p>Ny</text:p>
          </table:table-cell>
          <table:table-cell office:value-type="float" office:value="10.24">
            <text:p>10.24</text:p>
          </table:table-cell>
          <table:table-cell office:value-type="float" office:value="70">
            <text:p>70</text:p>
          </table:table-cell>
          <table:table-cell office:value-type="float" office:value="0.93">
            <text:p>0.93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859</text:p>
          </table:table-cell>
          <table:table-cell office:value-type="string">
            <text:p>Viareds sommarstad</text:p>
          </table:table-cell>
          <table:table-cell office:value-type="float" office:value="-0">
            <text:p>0</text:p>
          </table:table-cell>
          <table:table-cell office:value-type="float" office:value="22.77">
            <text:p>22.77</text:p>
          </table:table-cell>
          <table:table-cell office:value-type="float" office:value="95">
            <text:p>95</text:p>
          </table:table-cell>
          <table:table-cell office:value-type="float" office:value="0.99">
            <text:p>0.99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4860</text:p>
          </table:table-cell>
          <table:table-cell office:value-type="string">
            <text:p>Vilhelmsberg</text:p>
          </table:table-cell>
          <table:table-cell office:value-type="string">
            <text:p>Ny</text:p>
          </table:table-cell>
          <table:table-cell office:value-type="float" office:value="8.19">
            <text:p>8.1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string">
            <text:p>S4861</text:p>
          </table:table-cell>
          <table:table-cell office:value-type="string">
            <text:p>Valsäng</text:p>
          </table:table-cell>
          <table:table-cell office:value-type="float" office:value="-0">
            <text:p>0</text:p>
          </table:table-cell>
          <table:table-cell office:value-type="float" office:value="28.86">
            <text:p>28.86</text:p>
          </table:table-cell>
          <table:table-cell office:value-type="float" office:value="188">
            <text:p>188</text:p>
          </table:table-cell>
          <table:table-cell office:value-type="float" office:value="0.77">
            <text:p>0.77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4863</text:p>
          </table:table-cell>
          <table:table-cell office:value-type="string">
            <text:p>Vulseröd</text:p>
          </table:table-cell>
          <table:table-cell office:value-type="float" office:value="-0">
            <text:p>0</text:p>
          </table:table-cell>
          <table:table-cell office:value-type="float" office:value="9.68">
            <text:p>9.6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4865</text:p>
          </table:table-cell>
          <table:table-cell office:value-type="string">
            <text:p>Vindön</text:p>
          </table:table-cell>
          <table:table-cell office:value-type="float" office:value="-0">
            <text:p>0</text:p>
          </table:table-cell>
          <table:table-cell office:value-type="float" office:value="25.65">
            <text:p>25.6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string">
            <text:p>S4867</text:p>
          </table:table-cell>
          <table:table-cell office:value-type="string">
            <text:p>Västerby och Sjöskogen</text:p>
          </table:table-cell>
          <table:table-cell office:value-type="float" office:value="-0">
            <text:p>0</text:p>
          </table:table-cell>
          <table:table-cell office:value-type="float" office:value="14.95">
            <text:p>14.9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4869</text:p>
          </table:table-cell>
          <table:table-cell office:value-type="string">
            <text:p>Västra Låssby</text:p>
          </table:table-cell>
          <table:table-cell office:value-type="float" office:value="-0">
            <text:p>0</text:p>
          </table:table-cell>
          <table:table-cell office:value-type="float" office:value="9.94">
            <text:p>9.9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870</text:p>
          </table:table-cell>
          <table:table-cell office:value-type="string">
            <text:p>Västra Risby</text:p>
          </table:table-cell>
          <table:table-cell office:value-type="string">
            <text:p>Ny</text:p>
          </table:table-cell>
          <table:table-cell office:value-type="float" office:value="3.79">
            <text:p>3.7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871</text:p>
          </table:table-cell>
          <table:table-cell office:value-type="string">
            <text:p>Värred</text:p>
          </table:table-cell>
          <table:table-cell office:value-type="float" office:value="-0">
            <text:p>0</text:p>
          </table:table-cell>
          <table:table-cell office:value-type="float" office:value="17.54">
            <text:p>17.5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4873</text:p>
          </table:table-cell>
          <table:table-cell office:value-type="string">
            <text:p>Rödmyren + del av Röd</text:p>
          </table:table-cell>
          <table:table-cell office:value-type="float" office:value="-0">
            <text:p>0</text:p>
          </table:table-cell>
          <table:table-cell office:value-type="float" office:value="21.7">
            <text:p>21.7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4877</text:p>
          </table:table-cell>
          <table:table-cell office:value-type="string">
            <text:p>Åsebyberg och Mellefred</text:p>
          </table:table-cell>
          <table:table-cell office:value-type="float" office:value="-0">
            <text:p>0</text:p>
          </table:table-cell>
          <table:table-cell office:value-type="float" office:value="34.99">
            <text:p>34.99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887</text:p>
          </table:table-cell>
          <table:table-cell office:value-type="string">
            <text:p>Ödsmåls mosse</text:p>
          </table:table-cell>
          <table:table-cell office:value-type="float" office:value="-0">
            <text:p>0</text:p>
          </table:table-cell>
          <table:table-cell office:value-type="float" office:value="42.65">
            <text:p>42.65</text:p>
          </table:table-cell>
          <table:table-cell office:value-type="float" office:value="209">
            <text:p>209</text:p>
          </table:table-cell>
          <table:table-cell office:value-type="float" office:value="0.88">
            <text:p>0.88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889</text:p>
          </table:table-cell>
          <table:table-cell office:value-type="string">
            <text:p>Östad</text:p>
          </table:table-cell>
          <table:table-cell office:value-type="float" office:value="-0">
            <text:p>0</text:p>
          </table:table-cell>
          <table:table-cell office:value-type="float" office:value="26.17">
            <text:p>26.17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4891</text:p>
          </table:table-cell>
          <table:table-cell office:value-type="string">
            <text:p>Ödsmåls mosse (norra delen)</text:p>
          </table:table-cell>
          <table:table-cell office:value-type="float" office:value="-0">
            <text:p>0</text:p>
          </table:table-cell>
          <table:table-cell office:value-type="float" office:value="12.03">
            <text:p>12.0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4893</text:p>
          </table:table-cell>
          <table:table-cell office:value-type="string">
            <text:p>Aggetorp (norra delen)</text:p>
          </table:table-cell>
          <table:table-cell office:value-type="float" office:value="-0">
            <text:p>0</text:p>
          </table:table-cell>
          <table:table-cell office:value-type="float" office:value="17.35">
            <text:p>17.35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string">
            <text:p>S4895</text:p>
          </table:table-cell>
          <table:table-cell office:value-type="string">
            <text:p>Aggetorp (södra delen)</text:p>
          </table:table-cell>
          <table:table-cell office:value-type="float" office:value="-0">
            <text:p>0</text:p>
          </table:table-cell>
          <table:table-cell office:value-type="float" office:value="6.37">
            <text:p>6.3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string">
            <text:p>S4897</text:p>
          </table:table-cell>
          <table:table-cell office:value-type="string">
            <text:p>Älekulla</text:p>
          </table:table-cell>
          <table:table-cell office:value-type="float" office:value="-0">
            <text:p>0</text:p>
          </table:table-cell>
          <table:table-cell office:value-type="float" office:value="9.76">
            <text:p>9.7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4899</text:p>
          </table:table-cell>
          <table:table-cell office:value-type="string">
            <text:p>Granås</text:p>
          </table:table-cell>
          <table:table-cell office:value-type="float" office:value="-0">
            <text:p>0</text:p>
          </table:table-cell>
          <table:table-cell office:value-type="float" office:value="15.62">
            <text:p>15.6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4901</text:p>
          </table:table-cell>
          <table:table-cell office:value-type="string">
            <text:p>Almered + Bolg</text:p>
          </table:table-cell>
          <table:table-cell office:value-type="float" office:value="-0">
            <text:p>0</text:p>
          </table:table-cell>
          <table:table-cell office:value-type="float" office:value="27.66">
            <text:p>27.66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4913</text:p>
          </table:table-cell>
          <table:table-cell office:value-type="string">
            <text:p>Backabo och Bäckebo södra</text:p>
          </table:table-cell>
          <table:table-cell office:value-type="float" office:value="-0">
            <text:p>0</text:p>
          </table:table-cell>
          <table:table-cell office:value-type="float" office:value="29.03">
            <text:p>29.03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4915</text:p>
          </table:table-cell>
          <table:table-cell office:value-type="string">
            <text:p>Baggeryr+Gråbo</text:p>
          </table:table-cell>
          <table:table-cell office:value-type="float" office:value="-0">
            <text:p>0</text:p>
          </table:table-cell>
          <table:table-cell office:value-type="float" office:value="18.33">
            <text:p>18.33</text:p>
          </table:table-cell>
          <table:table-cell office:value-type="float" office:value="60">
            <text:p>60</text:p>
          </table:table-cell>
          <table:table-cell office:value-type="float" office:value="0.89">
            <text:p>0.89</text:p>
          </table:table-cell>
          <table:table-cell office:value-type="string">
            <text:p>Trollhättan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string">
            <text:p>S4917</text:p>
          </table:table-cell>
          <table:table-cell office:value-type="string">
            <text:p>Backäckra + Källäng</text:p>
          </table:table-cell>
          <table:table-cell office:value-type="float" office:value="-0">
            <text:p>0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4921</text:p>
          </table:table-cell>
          <table:table-cell office:value-type="string">
            <text:p>Bergstena</text:p>
          </table:table-cell>
          <table:table-cell office:value-type="float" office:value="-0">
            <text:p>0</text:p>
          </table:table-cell>
          <table:table-cell office:value-type="float" office:value="19.46">
            <text:p>19.4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Vårgårda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string">
            <text:p>S4926</text:p>
          </table:table-cell>
          <table:table-cell office:value-type="string">
            <text:p>Björkekärr</text:p>
          </table:table-cell>
          <table:table-cell office:value-type="string">
            <text:p>Ny</text:p>
          </table:table-cell>
          <table:table-cell office:value-type="float" office:value="7.95">
            <text:p>7.9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4927</text:p>
          </table:table-cell>
          <table:table-cell office:value-type="string">
            <text:p>Båberg + Kvarntorp</text:p>
          </table:table-cell>
          <table:table-cell office:value-type="float" office:value="-0">
            <text:p>0</text:p>
          </table:table-cell>
          <table:table-cell office:value-type="float" office:value="23.74">
            <text:p>23.7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string">
            <text:p>S4929</text:p>
          </table:table-cell>
          <table:table-cell office:value-type="string">
            <text:p>Dalskog</text:p>
          </table:table-cell>
          <table:table-cell office:value-type="float" office:value="-0">
            <text:p>0</text:p>
          </table:table-cell>
          <table:table-cell office:value-type="float" office:value="39.72">
            <text:p>39.72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Mellerud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S4932</text:p>
          </table:table-cell>
          <table:table-cell office:value-type="string">
            <text:p>Bärby</text:p>
          </table:table-cell>
          <table:table-cell office:value-type="string">
            <text:p>Ny</text:p>
          </table:table-cell>
          <table:table-cell office:value-type="float" office:value="6.87">
            <text:p>6.8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4933</text:p>
          </table:table-cell>
          <table:table-cell office:value-type="string">
            <text:p>Edshult + Hulskog + Lida + Bäck</text:p>
          </table:table-cell>
          <table:table-cell office:value-type="float" office:value="-0">
            <text:p>0</text:p>
          </table:table-cell>
          <table:table-cell office:value-type="float" office:value="29.84">
            <text:p>29.8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4937</text:p>
          </table:table-cell>
          <table:table-cell office:value-type="string">
            <text:p>Edsleskog</text:p>
          </table:table-cell>
          <table:table-cell office:value-type="float" office:value="-0">
            <text:p>0</text:p>
          </table:table-cell>
          <table:table-cell office:value-type="float" office:value="16.35">
            <text:p>16.35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Åmål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string">
            <text:p>S4941</text:p>
          </table:table-cell>
          <table:table-cell office:value-type="string">
            <text:p>Edsås + del av Skaftared</text:p>
          </table:table-cell>
          <table:table-cell office:value-type="float" office:value="-0">
            <text:p>0</text:p>
          </table:table-cell>
          <table:table-cell office:value-type="float" office:value="37.5">
            <text:p>37.5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4945</text:p>
          </table:table-cell>
          <table:table-cell office:value-type="string">
            <text:p>Ekebol</text:p>
          </table:table-cell>
          <table:table-cell office:value-type="float" office:value="-0">
            <text:p>0</text:p>
          </table:table-cell>
          <table:table-cell office:value-type="float" office:value="23.72">
            <text:p>23.7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Bengtsfors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string">
            <text:p>S4949</text:p>
          </table:table-cell>
          <table:table-cell office:value-type="string">
            <text:p>Ellenö</text:p>
          </table:table-cell>
          <table:table-cell office:value-type="float" office:value="-0">
            <text:p>0</text:p>
          </table:table-cell>
          <table:table-cell office:value-type="float" office:value="7.65">
            <text:p>7.6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Färgelanda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string">
            <text:p>S4953</text:p>
          </table:table-cell>
          <table:table-cell office:value-type="string">
            <text:p>Erikslund</text:p>
          </table:table-cell>
          <table:table-cell office:value-type="float" office:value="-0">
            <text:p>0</text:p>
          </table:table-cell>
          <table:table-cell office:value-type="float" office:value="15.77">
            <text:p>15.7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Svenljunga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string">
            <text:p>S4957</text:p>
          </table:table-cell>
          <table:table-cell office:value-type="string">
            <text:p>Erikstad</text:p>
          </table:table-cell>
          <table:table-cell office:value-type="float" office:value="-0">
            <text:p>0</text:p>
          </table:table-cell>
          <table:table-cell office:value-type="float" office:value="19.84">
            <text:p>19.84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Mellerud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S4961</text:p>
          </table:table-cell>
          <table:table-cell office:value-type="string">
            <text:p>Fjällastorp</text:p>
          </table:table-cell>
          <table:table-cell office:value-type="float" office:value="-0">
            <text:p>0</text:p>
          </table:table-cell>
          <table:table-cell office:value-type="float" office:value="18.7">
            <text:p>18.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Bollebygd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string">
            <text:p>S4965</text:p>
          </table:table-cell>
          <table:table-cell office:value-type="string">
            <text:p>Floget</text:p>
          </table:table-cell>
          <table:table-cell office:value-type="float" office:value="-0">
            <text:p>0</text:p>
          </table:table-cell>
          <table:table-cell office:value-type="float" office:value="19.39">
            <text:p>19.3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string">
            <text:p>S4967</text:p>
          </table:table-cell>
          <table:table-cell office:value-type="string">
            <text:p>Svansjökulle + Bokeliden</text:p>
          </table:table-cell>
          <table:table-cell office:value-type="float" office:value="-0">
            <text:p>0</text:p>
          </table:table-cell>
          <table:table-cell office:value-type="float" office:value="20.59">
            <text:p>20.59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4968</text:p>
          </table:table-cell>
          <table:table-cell office:value-type="string">
            <text:p>Svartehallen</text:p>
          </table:table-cell>
          <table:table-cell office:value-type="string">
            <text:p>Ny</text:p>
          </table:table-cell>
          <table:table-cell office:value-type="float" office:value="20.73">
            <text:p>20.7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4969</text:p>
          </table:table-cell>
          <table:table-cell office:value-type="string">
            <text:p>Fly</text:p>
          </table:table-cell>
          <table:table-cell office:value-type="float" office:value="-0">
            <text:p>0</text:p>
          </table:table-cell>
          <table:table-cell office:value-type="float" office:value="41.57">
            <text:p>41.5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Vårgårda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string">
            <text:p>S4973</text:p>
          </table:table-cell>
          <table:table-cell office:value-type="string">
            <text:p>Folkesred</text:p>
          </table:table-cell>
          <table:table-cell office:value-type="float" office:value="-0">
            <text:p>0</text:p>
          </table:table-cell>
          <table:table-cell office:value-type="float" office:value="9.32">
            <text:p>9.3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string">
            <text:p>S4977</text:p>
          </table:table-cell>
          <table:table-cell office:value-type="string">
            <text:p>Forsane</text:p>
          </table:table-cell>
          <table:table-cell office:value-type="float" office:value="-0">
            <text:p>0</text:p>
          </table:table-cell>
          <table:table-cell office:value-type="float" office:value="25.46">
            <text:p>25.46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string">
            <text:p>S4981</text:p>
          </table:table-cell>
          <table:table-cell office:value-type="string">
            <text:p>Fotskäl</text:p>
          </table:table-cell>
          <table:table-cell office:value-type="float" office:value="-0">
            <text:p>0</text:p>
          </table:table-cell>
          <table:table-cell office:value-type="float" office:value="37.7">
            <text:p>37.7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4985</text:p>
          </table:table-cell>
          <table:table-cell office:value-type="string">
            <text:p>Fröskog</text:p>
          </table:table-cell>
          <table:table-cell office:value-type="float" office:value="-0">
            <text:p>0</text:p>
          </table:table-cell>
          <table:table-cell office:value-type="float" office:value="20.1">
            <text:p>20.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Åmål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string">
            <text:p>S4989</text:p>
          </table:table-cell>
          <table:table-cell office:value-type="string">
            <text:p>Funningen</text:p>
          </table:table-cell>
          <table:table-cell office:value-type="float" office:value="-0">
            <text:p>0</text:p>
          </table:table-cell>
          <table:table-cell office:value-type="float" office:value="22.23">
            <text:p>22.23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4994</text:p>
          </table:table-cell>
          <table:table-cell office:value-type="string">
            <text:p>Furuborg</text:p>
          </table:table-cell>
          <table:table-cell office:value-type="string">
            <text:p>Ny</text:p>
          </table:table-cell>
          <table:table-cell office:value-type="float" office:value="15.97">
            <text:p>15.97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5001</text:p>
          </table:table-cell>
          <table:table-cell office:value-type="string">
            <text:p>Gustavsfors</text:p>
          </table:table-cell>
          <table:table-cell office:value-type="float" office:value="-0">
            <text:p>0</text:p>
          </table:table-cell>
          <table:table-cell office:value-type="float" office:value="63.27">
            <text:p>63.27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Bengtsfors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string">
            <text:p>S5002</text:p>
          </table:table-cell>
          <table:table-cell office:value-type="string">
            <text:p>Gårda och Berget</text:p>
          </table:table-cell>
          <table:table-cell office:value-type="string">
            <text:p>Ny</text:p>
          </table:table-cell>
          <table:table-cell office:value-type="float" office:value="13.16">
            <text:p>13.1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S5005</text:p>
          </table:table-cell>
          <table:table-cell office:value-type="string">
            <text:p>Gendalen</text:p>
          </table:table-cell>
          <table:table-cell office:value-type="float" office:value="-0">
            <text:p>0</text:p>
          </table:table-cell>
          <table:table-cell office:value-type="float" office:value="17.23">
            <text:p>17.2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5009</text:p>
          </table:table-cell>
          <table:table-cell office:value-type="string">
            <text:p>Gingri</text:p>
          </table:table-cell>
          <table:table-cell office:value-type="float" office:value="-0">
            <text:p>0</text:p>
          </table:table-cell>
          <table:table-cell office:value-type="float" office:value="25.05">
            <text:p>25.05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5011</text:p>
          </table:table-cell>
          <table:table-cell office:value-type="string">
            <text:p>Furulund och Brotorp</text:p>
          </table:table-cell>
          <table:table-cell office:value-type="float" office:value="-0">
            <text:p>0</text:p>
          </table:table-cell>
          <table:table-cell office:value-type="float" office:value="9.59">
            <text:p>9.59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Vårgårda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string">
            <text:p>S5013</text:p>
          </table:table-cell>
          <table:table-cell office:value-type="string">
            <text:p>Granbäcken</text:p>
          </table:table-cell>
          <table:table-cell office:value-type="float" office:value="-0">
            <text:p>0</text:p>
          </table:table-cell>
          <table:table-cell office:value-type="float" office:value="21.01">
            <text:p>21.01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5015</text:p>
          </table:table-cell>
          <table:table-cell office:value-type="string">
            <text:p>Groland</text:p>
          </table:table-cell>
          <table:table-cell office:value-type="string">
            <text:p>Ny</text:p>
          </table:table-cell>
          <table:table-cell office:value-type="float" office:value="11.34">
            <text:p>11.3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5017</text:p>
          </table:table-cell>
          <table:table-cell office:value-type="string">
            <text:p>Grunnebo</text:p>
          </table:table-cell>
          <table:table-cell office:value-type="float" office:value="-0">
            <text:p>0</text:p>
          </table:table-cell>
          <table:table-cell office:value-type="float" office:value="24.96">
            <text:p>24.96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string">
            <text:p>S5019</text:p>
          </table:table-cell>
          <table:table-cell office:value-type="string">
            <text:p>Grönkullen</text:p>
          </table:table-cell>
          <table:table-cell office:value-type="float" office:value="-0">
            <text:p>0</text:p>
          </table:table-cell>
          <table:table-cell office:value-type="float" office:value="25.33">
            <text:p>25.33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Bollebygd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string">
            <text:p>S5021</text:p>
          </table:table-cell>
          <table:table-cell office:value-type="string">
            <text:p>Hajom</text:p>
          </table:table-cell>
          <table:table-cell office:value-type="float" office:value="-0">
            <text:p>0</text:p>
          </table:table-cell>
          <table:table-cell office:value-type="float" office:value="19.35">
            <text:p>19.3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5025</text:p>
          </table:table-cell>
          <table:table-cell office:value-type="string">
            <text:p>Heden</text:p>
          </table:table-cell>
          <table:table-cell office:value-type="float" office:value="-0">
            <text:p>0</text:p>
          </table:table-cell>
          <table:table-cell office:value-type="float" office:value="16.24">
            <text:p>16.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Trollhättan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string">
            <text:p>S5028</text:p>
          </table:table-cell>
          <table:table-cell office:value-type="string">
            <text:p>Hals</text:p>
          </table:table-cell>
          <table:table-cell office:value-type="string">
            <text:p>Ny</text:p>
          </table:table-cell>
          <table:table-cell office:value-type="float" office:value="10.96">
            <text:p>10.96</text:p>
          </table:table-cell>
          <table:table-cell office:value-type="float" office:value="58">
            <text:p>58</text:p>
          </table:table-cell>
          <table:table-cell office:value-type="float" office:value="0.59">
            <text:p>0.59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string">
            <text:p>S5029</text:p>
          </table:table-cell>
          <table:table-cell office:value-type="string">
            <text:p>Hemsjö</text:p>
          </table:table-cell>
          <table:table-cell office:value-type="float" office:value="-0">
            <text:p>0</text:p>
          </table:table-cell>
          <table:table-cell office:value-type="float" office:value="33.7">
            <text:p>33.7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5031</text:p>
          </table:table-cell>
          <table:table-cell office:value-type="string">
            <text:p>Hemsjö (norra delen)</text:p>
          </table:table-cell>
          <table:table-cell office:value-type="float" office:value="-0">
            <text:p>0</text:p>
          </table:table-cell>
          <table:table-cell office:value-type="float" office:value="8.41">
            <text:p>8.4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5035</text:p>
          </table:table-cell>
          <table:table-cell office:value-type="string">
            <text:p>Hemsjö (östra delen)</text:p>
          </table:table-cell>
          <table:table-cell office:value-type="float" office:value="-0">
            <text:p>0</text:p>
          </table:table-cell>
          <table:table-cell office:value-type="float" office:value="16.16">
            <text:p>16.1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5037</text:p>
          </table:table-cell>
          <table:table-cell office:value-type="string">
            <text:p>Hol</text:p>
          </table:table-cell>
          <table:table-cell office:value-type="float" office:value="-0">
            <text:p>0</text:p>
          </table:table-cell>
          <table:table-cell office:value-type="float" office:value="13.9">
            <text:p>13.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string">
            <text:p>S5043</text:p>
          </table:table-cell>
          <table:table-cell office:value-type="string">
            <text:p>Hjälmryd + Vralen</text:p>
          </table:table-cell>
          <table:table-cell office:value-type="float" office:value="-0">
            <text:p>0</text:p>
          </table:table-cell>
          <table:table-cell office:value-type="float" office:value="18.48">
            <text:p>18.4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5047</text:p>
          </table:table-cell>
          <table:table-cell office:value-type="string">
            <text:p>Holmåkra + Hallagärde + Surteby</text:p>
          </table:table-cell>
          <table:table-cell office:value-type="float" office:value="-0">
            <text:p>0</text:p>
          </table:table-cell>
          <table:table-cell office:value-type="float" office:value="17.4">
            <text:p>17.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5049</text:p>
          </table:table-cell>
          <table:table-cell office:value-type="string">
            <text:p>Horla och Ekebacken</text:p>
          </table:table-cell>
          <table:table-cell office:value-type="float" office:value="-0">
            <text:p>0</text:p>
          </table:table-cell>
          <table:table-cell office:value-type="float" office:value="34.61">
            <text:p>34.6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Vårgårda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string">
            <text:p>S5053</text:p>
          </table:table-cell>
          <table:table-cell office:value-type="string">
            <text:p>Hudene</text:p>
          </table:table-cell>
          <table:table-cell office:value-type="float" office:value="-0">
            <text:p>0</text:p>
          </table:table-cell>
          <table:table-cell office:value-type="float" office:value="40.89">
            <text:p>40.89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Herrljunga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string">
            <text:p>S5057</text:p>
          </table:table-cell>
          <table:table-cell office:value-type="string">
            <text:p>Hulared</text:p>
          </table:table-cell>
          <table:table-cell office:value-type="float" office:value="-0">
            <text:p>0</text:p>
          </table:table-cell>
          <table:table-cell office:value-type="float" office:value="9.87">
            <text:p>9.8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string">
            <text:p>S5061</text:p>
          </table:table-cell>
          <table:table-cell office:value-type="string">
            <text:p>Håbol</text:p>
          </table:table-cell>
          <table:table-cell office:value-type="float" office:value="-0">
            <text:p>0</text:p>
          </table:table-cell>
          <table:table-cell office:value-type="float" office:value="22.26">
            <text:p>22.2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Dals-Ed</text:p>
          </table:table-cell>
          <table:table-cell office:value-type="float" office:value="1438">
            <text:p>1438</text:p>
          </table:table-cell>
        </table:table-row>
        <table:table-row table:style-name="ro1">
          <table:table-cell office:value-type="string">
            <text:p>S5063</text:p>
          </table:table-cell>
          <table:table-cell office:value-type="string">
            <text:p>Håverud</text:p>
          </table:table-cell>
          <table:table-cell office:value-type="float" office:value="-0">
            <text:p>0</text:p>
          </table:table-cell>
          <table:table-cell office:value-type="float" office:value="59.05">
            <text:p>59.05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Mellerud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S5065</text:p>
          </table:table-cell>
          <table:table-cell office:value-type="string">
            <text:p>Håcksvik</text:p>
          </table:table-cell>
          <table:table-cell office:value-type="float" office:value="-0">
            <text:p>0</text:p>
          </table:table-cell>
          <table:table-cell office:value-type="float" office:value="35.72">
            <text:p>35.72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Svenljunga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string">
            <text:p>S5067</text:p>
          </table:table-cell>
          <table:table-cell office:value-type="string">
            <text:p>Håvesten</text:p>
          </table:table-cell>
          <table:table-cell office:value-type="float" office:value="-0">
            <text:p>0</text:p>
          </table:table-cell>
          <table:table-cell office:value-type="float" office:value="6.44">
            <text:p>6.4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Färgelanda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string">
            <text:p>S5068</text:p>
          </table:table-cell>
          <table:table-cell office:value-type="string">
            <text:p>Häggvall</text:p>
          </table:table-cell>
          <table:table-cell office:value-type="string">
            <text:p>Ny</text:p>
          </table:table-cell>
          <table:table-cell office:value-type="float" office:value="17.9">
            <text:p>17.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5069</text:p>
          </table:table-cell>
          <table:table-cell office:value-type="string">
            <text:p>Hägnen + Flykanäs</text:p>
          </table:table-cell>
          <table:table-cell office:value-type="float" office:value="-0">
            <text:p>0</text:p>
          </table:table-cell>
          <table:table-cell office:value-type="float" office:value="24.29">
            <text:p>24.29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5073</text:p>
          </table:table-cell>
          <table:table-cell office:value-type="string">
            <text:p>Hälltorp + del av Heden</text:p>
          </table:table-cell>
          <table:table-cell office:value-type="float" office:value="-0">
            <text:p>0</text:p>
          </table:table-cell>
          <table:table-cell office:value-type="float" office:value="22.19">
            <text:p>22.19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Lilla Edet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string">
            <text:p>S5077</text:p>
          </table:table-cell>
          <table:table-cell office:value-type="string">
            <text:p>Lycke och Ryd</text:p>
          </table:table-cell>
          <table:table-cell office:value-type="float" office:value="-0">
            <text:p>0</text:p>
          </table:table-cell>
          <table:table-cell office:value-type="float" office:value="25.07">
            <text:p>25.07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5079</text:p>
          </table:table-cell>
          <table:table-cell office:value-type="string">
            <text:p>Höga</text:p>
          </table:table-cell>
          <table:table-cell office:value-type="string">
            <text:p>Ny</text:p>
          </table:table-cell>
          <table:table-cell office:value-type="float" office:value="9.61">
            <text:p>9.6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5085</text:p>
          </table:table-cell>
          <table:table-cell office:value-type="string">
            <text:p>Hössna</text:p>
          </table:table-cell>
          <table:table-cell office:value-type="float" office:value="-0">
            <text:p>0</text:p>
          </table:table-cell>
          <table:table-cell office:value-type="float" office:value="17.15">
            <text:p>17.1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string">
            <text:p>S5089</text:p>
          </table:table-cell>
          <table:table-cell office:value-type="string">
            <text:p>Kasenberg</text:p>
          </table:table-cell>
          <table:table-cell office:value-type="float" office:value="-0">
            <text:p>0</text:p>
          </table:table-cell>
          <table:table-cell office:value-type="float" office:value="12.85">
            <text:p>12.85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Åmål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string">
            <text:p>S5093</text:p>
          </table:table-cell>
          <table:table-cell office:value-type="string">
            <text:p>Hult</text:p>
          </table:table-cell>
          <table:table-cell office:value-type="float" office:value="-0">
            <text:p>0</text:p>
          </table:table-cell>
          <table:table-cell office:value-type="float" office:value="37.97">
            <text:p>37.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5101</text:p>
          </table:table-cell>
          <table:table-cell office:value-type="string">
            <text:p>Kollanda</text:p>
          </table:table-cell>
          <table:table-cell office:value-type="float" office:value="-0">
            <text:p>0</text:p>
          </table:table-cell>
          <table:table-cell office:value-type="float" office:value="33.84">
            <text:p>33.8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5105</text:p>
          </table:table-cell>
          <table:table-cell office:value-type="string">
            <text:p>Kristinelund</text:p>
          </table:table-cell>
          <table:table-cell office:value-type="float" office:value="-0">
            <text:p>0</text:p>
          </table:table-cell>
          <table:table-cell office:value-type="float" office:value="15.2">
            <text:p>15.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string">
            <text:p>S5109</text:p>
          </table:table-cell>
          <table:table-cell office:value-type="string">
            <text:p>Krok</text:p>
          </table:table-cell>
          <table:table-cell office:value-type="float" office:value="-0">
            <text:p>0</text:p>
          </table:table-cell>
          <table:table-cell office:value-type="float" office:value="26.04">
            <text:p>26.04</text:p>
          </table:table-cell>
          <table:table-cell office:value-type="float" office:value="130">
            <text:p>130</text:p>
          </table:table-cell>
          <table:table-cell office:value-type="float" office:value="0.6">
            <text:p>0.6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5111</text:p>
          </table:table-cell>
          <table:table-cell office:value-type="string">
            <text:p>Kulla (södra delen)</text:p>
          </table:table-cell>
          <table:table-cell office:value-type="float" office:value="-0">
            <text:p>0</text:p>
          </table:table-cell>
          <table:table-cell office:value-type="float" office:value="16.24">
            <text:p>16.2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5113</text:p>
          </table:table-cell>
          <table:table-cell office:value-type="string">
            <text:p>Kullasand</text:p>
          </table:table-cell>
          <table:table-cell office:value-type="float" office:value="-0">
            <text:p>0</text:p>
          </table:table-cell>
          <table:table-cell office:value-type="float" office:value="8.37">
            <text:p>8.3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5115</text:p>
          </table:table-cell>
          <table:table-cell office:value-type="string">
            <text:p>Köpmannebro</text:p>
          </table:table-cell>
          <table:table-cell office:value-type="float" office:value="-0">
            <text:p>0</text:p>
          </table:table-cell>
          <table:table-cell office:value-type="float" office:value="20.53">
            <text:p>20.53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Mellerud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S5117</text:p>
          </table:table-cell>
          <table:table-cell office:value-type="string">
            <text:p>Köttkulla</text:p>
          </table:table-cell>
          <table:table-cell office:value-type="float" office:value="-0">
            <text:p>0</text:p>
          </table:table-cell>
          <table:table-cell office:value-type="float" office:value="23.37">
            <text:p>23.37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string">
            <text:p>S5125</text:p>
          </table:table-cell>
          <table:table-cell office:value-type="string">
            <text:p>Lagmansholm</text:p>
          </table:table-cell>
          <table:table-cell office:value-type="float" office:value="-0">
            <text:p>0</text:p>
          </table:table-cell>
          <table:table-cell office:value-type="float" office:value="24.38">
            <text:p>24.38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Vårgårda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string">
            <text:p>S5127</text:p>
          </table:table-cell>
          <table:table-cell office:value-type="string">
            <text:p>Lane-Ryr</text:p>
          </table:table-cell>
          <table:table-cell office:value-type="float" office:value="-0">
            <text:p>0</text:p>
          </table:table-cell>
          <table:table-cell office:value-type="float" office:value="15.43">
            <text:p>15.43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5133</text:p>
          </table:table-cell>
          <table:table-cell office:value-type="string">
            <text:p>Lekvall</text:p>
          </table:table-cell>
          <table:table-cell office:value-type="float" office:value="-0">
            <text:p>0</text:p>
          </table:table-cell>
          <table:table-cell office:value-type="float" office:value="27.86">
            <text:p>27.8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Lilla Edet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string">
            <text:p>S5136</text:p>
          </table:table-cell>
          <table:table-cell office:value-type="string">
            <text:p>Lerbäck</text:p>
          </table:table-cell>
          <table:table-cell office:value-type="string">
            <text:p>Ny</text:p>
          </table:table-cell>
          <table:table-cell office:value-type="float" office:value="8.41">
            <text:p>8.4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5137</text:p>
          </table:table-cell>
          <table:table-cell office:value-type="string">
            <text:p>Lillaskog</text:p>
          </table:table-cell>
          <table:table-cell office:value-type="float" office:value="-0">
            <text:p>0</text:p>
          </table:table-cell>
          <table:table-cell office:value-type="float" office:value="39.91">
            <text:p>39.9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5141</text:p>
          </table:table-cell>
          <table:table-cell office:value-type="string">
            <text:p>Lindskogen</text:p>
          </table:table-cell>
          <table:table-cell office:value-type="float" office:value="-0">
            <text:p>0</text:p>
          </table:table-cell>
          <table:table-cell office:value-type="float" office:value="17.47">
            <text:p>17.47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string">
            <text:p>S5142</text:p>
          </table:table-cell>
          <table:table-cell office:value-type="string">
            <text:p>Ljungs-Berg</text:p>
          </table:table-cell>
          <table:table-cell office:value-type="string">
            <text:p>Ny</text:p>
          </table:table-cell>
          <table:table-cell office:value-type="float" office:value="2.52">
            <text:p>2.5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5145</text:p>
          </table:table-cell>
          <table:table-cell office:value-type="string">
            <text:p>Lo</text:p>
          </table:table-cell>
          <table:table-cell office:value-type="float" office:value="-0">
            <text:p>0</text:p>
          </table:table-cell>
          <table:table-cell office:value-type="float" office:value="42.16">
            <text:p>42.16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5147</text:p>
          </table:table-cell>
          <table:table-cell office:value-type="string">
            <text:p>Lugnvik</text:p>
          </table:table-cell>
          <table:table-cell office:value-type="float" office:value="-0">
            <text:p>0</text:p>
          </table:table-cell>
          <table:table-cell office:value-type="float" office:value="11.79">
            <text:p>11.79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string">
            <text:p>S5149</text:p>
          </table:table-cell>
          <table:table-cell office:value-type="string">
            <text:p>Långared</text:p>
          </table:table-cell>
          <table:table-cell office:value-type="float" office:value="-0">
            <text:p>0</text:p>
          </table:table-cell>
          <table:table-cell office:value-type="float" office:value="54.79">
            <text:p>54.79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5151</text:p>
          </table:table-cell>
          <table:table-cell office:value-type="string">
            <text:p>Lökeberg</text:p>
          </table:table-cell>
          <table:table-cell office:value-type="float" office:value="-0">
            <text:p>0</text:p>
          </table:table-cell>
          <table:table-cell office:value-type="float" office:value="13.62">
            <text:p>13.62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5157</text:p>
          </table:table-cell>
          <table:table-cell office:value-type="string">
            <text:p>Lövhult</text:p>
          </table:table-cell>
          <table:table-cell office:value-type="float" office:value="-0">
            <text:p>0</text:p>
          </table:table-cell>
          <table:table-cell office:value-type="float" office:value="15.85">
            <text:p>15.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5161</text:p>
          </table:table-cell>
          <table:table-cell office:value-type="string">
            <text:p>Magra</text:p>
          </table:table-cell>
          <table:table-cell office:value-type="float" office:value="-0">
            <text:p>0</text:p>
          </table:table-cell>
          <table:table-cell office:value-type="float" office:value="34.98">
            <text:p>34.98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5169</text:p>
          </table:table-cell>
          <table:table-cell office:value-type="string">
            <text:p>Månstad</text:p>
          </table:table-cell>
          <table:table-cell office:value-type="float" office:value="-0">
            <text:p>0</text:p>
          </table:table-cell>
          <table:table-cell office:value-type="float" office:value="14.42">
            <text:p>14.4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string">
            <text:p>S5173</text:p>
          </table:table-cell>
          <table:table-cell office:value-type="string">
            <text:p>Mårdaklev</text:p>
          </table:table-cell>
          <table:table-cell office:value-type="float" office:value="-0">
            <text:p>0</text:p>
          </table:table-cell>
          <table:table-cell office:value-type="float" office:value="42.22">
            <text:p>42.22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Svenljunga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string">
            <text:p>S5175</text:p>
          </table:table-cell>
          <table:table-cell office:value-type="string">
            <text:p>Nittorp</text:p>
          </table:table-cell>
          <table:table-cell office:value-type="float" office:value="-0">
            <text:p>0</text:p>
          </table:table-cell>
          <table:table-cell office:value-type="float" office:value="26.4">
            <text:p>26.4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string">
            <text:p>S5179</text:p>
          </table:table-cell>
          <table:table-cell office:value-type="string">
            <text:p>Prästegården (norra delen)</text:p>
          </table:table-cell>
          <table:table-cell office:value-type="float" office:value="-0">
            <text:p>0</text:p>
          </table:table-cell>
          <table:table-cell office:value-type="float" office:value="18.98">
            <text:p>18.9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5181</text:p>
          </table:table-cell>
          <table:table-cell office:value-type="string">
            <text:p>Norra Björke</text:p>
          </table:table-cell>
          <table:table-cell office:value-type="float" office:value="-0">
            <text:p>0</text:p>
          </table:table-cell>
          <table:table-cell office:value-type="float" office:value="25.42">
            <text:p>25.42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Trollhättan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string">
            <text:p>S5185</text:p>
          </table:table-cell>
          <table:table-cell office:value-type="string">
            <text:p>Närsbo</text:p>
          </table:table-cell>
          <table:table-cell office:value-type="float" office:value="-0">
            <text:p>0</text:p>
          </table:table-cell>
          <table:table-cell office:value-type="float" office:value="28.07">
            <text:p>28.07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5187</text:p>
          </table:table-cell>
          <table:table-cell office:value-type="string">
            <text:p>Nätthult</text:p>
          </table:table-cell>
          <table:table-cell office:value-type="float" office:value="-0">
            <text:p>0</text:p>
          </table:table-cell>
          <table:table-cell office:value-type="float" office:value="32.61">
            <text:p>32.61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5191</text:p>
          </table:table-cell>
          <table:table-cell office:value-type="string">
            <text:p>Prästegården (södra delen)</text:p>
          </table:table-cell>
          <table:table-cell office:value-type="float" office:value="-0">
            <text:p>0</text:p>
          </table:table-cell>
          <table:table-cell office:value-type="float" office:value="6.48">
            <text:p>6.4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5193</text:p>
          </table:table-cell>
          <table:table-cell office:value-type="string">
            <text:p>Prässebo</text:p>
          </table:table-cell>
          <table:table-cell office:value-type="float" office:value="-0">
            <text:p>0</text:p>
          </table:table-cell>
          <table:table-cell office:value-type="float" office:value="38.68">
            <text:p>38.6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Lilla Edet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string">
            <text:p>S5195</text:p>
          </table:table-cell>
          <table:table-cell office:value-type="string">
            <text:p>Ryd</text:p>
          </table:table-cell>
          <table:table-cell office:value-type="float" office:value="-0">
            <text:p>0</text:p>
          </table:table-cell>
          <table:table-cell office:value-type="float" office:value="21.63">
            <text:p>21.6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5197</text:p>
          </table:table-cell>
          <table:table-cell office:value-type="string">
            <text:p>Rådanefors</text:p>
          </table:table-cell>
          <table:table-cell office:value-type="float" office:value="-0">
            <text:p>0</text:p>
          </table:table-cell>
          <table:table-cell office:value-type="float" office:value="30.64">
            <text:p>30.6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Färgelanda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string">
            <text:p>S5201</text:p>
          </table:table-cell>
          <table:table-cell office:value-type="string">
            <text:p>Röshult</text:p>
          </table:table-cell>
          <table:table-cell office:value-type="float" office:value="-0">
            <text:p>0</text:p>
          </table:table-cell>
          <table:table-cell office:value-type="float" office:value="15.26">
            <text:p>15.2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string">
            <text:p>S5205</text:p>
          </table:table-cell>
          <table:table-cell office:value-type="string">
            <text:p>Sandkullen + Sågarehagen</text:p>
          </table:table-cell>
          <table:table-cell office:value-type="float" office:value="-0">
            <text:p>0</text:p>
          </table:table-cell>
          <table:table-cell office:value-type="float" office:value="23.32">
            <text:p>23.32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string">
            <text:p>S5209</text:p>
          </table:table-cell>
          <table:table-cell office:value-type="string">
            <text:p>Sandåker (södra delen) och Bräckebergen</text:p>
          </table:table-cell>
          <table:table-cell office:value-type="float" office:value="-0">
            <text:p>0</text:p>
          </table:table-cell>
          <table:table-cell office:value-type="float" office:value="32.77">
            <text:p>32.77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5213</text:p>
          </table:table-cell>
          <table:table-cell office:value-type="string">
            <text:p>Simmenäs</text:p>
          </table:table-cell>
          <table:table-cell office:value-type="float" office:value="-0">
            <text:p>0</text:p>
          </table:table-cell>
          <table:table-cell office:value-type="float" office:value="10.06">
            <text:p>10.0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5215</text:p>
          </table:table-cell>
          <table:table-cell office:value-type="string">
            <text:p>Skaveröd</text:p>
          </table:table-cell>
          <table:table-cell office:value-type="float" office:value="-0">
            <text:p>0</text:p>
          </table:table-cell>
          <table:table-cell office:value-type="float" office:value="34.72">
            <text:p>34.72</text:p>
          </table:table-cell>
          <table:table-cell office:value-type="float" office:value="54">
            <text:p>54</text:p>
          </table:table-cell>
          <table:table-cell office:value-type="float" office:value="0.82">
            <text:p>0.82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5218</text:p>
          </table:table-cell>
          <table:table-cell office:value-type="string">
            <text:p>Skår</text:p>
          </table:table-cell>
          <table:table-cell office:value-type="string">
            <text:p>Ny</text:p>
          </table:table-cell>
          <table:table-cell office:value-type="float" office:value="11.47">
            <text:p>11.4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5221</text:p>
          </table:table-cell>
          <table:table-cell office:value-type="string">
            <text:p>Slätthult (östra delen)</text:p>
          </table:table-cell>
          <table:table-cell office:value-type="float" office:value="-0">
            <text:p>0</text:p>
          </table:table-cell>
          <table:table-cell office:value-type="float" office:value="27.21">
            <text:p>27.21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string">
            <text:p>S5223</text:p>
          </table:table-cell>
          <table:table-cell office:value-type="string">
            <text:p>Skotthed</text:p>
          </table:table-cell>
          <table:table-cell office:value-type="float" office:value="-0">
            <text:p>0</text:p>
          </table:table-cell>
          <table:table-cell office:value-type="float" office:value="8.35">
            <text:p>8.3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5225</text:p>
          </table:table-cell>
          <table:table-cell office:value-type="string">
            <text:p>Stannum</text:p>
          </table:table-cell>
          <table:table-cell office:value-type="float" office:value="-0">
            <text:p>0</text:p>
          </table:table-cell>
          <table:table-cell office:value-type="float" office:value="9.31">
            <text:p>9.3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string">
            <text:p>S5227</text:p>
          </table:table-cell>
          <table:table-cell office:value-type="string">
            <text:p>Skönningared</text:p>
          </table:table-cell>
          <table:table-cell office:value-type="float" office:value="-0">
            <text:p>0</text:p>
          </table:table-cell>
          <table:table-cell office:value-type="float" office:value="26.61">
            <text:p>26.6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5229</text:p>
          </table:table-cell>
          <table:table-cell office:value-type="string">
            <text:p>Tvärred</text:p>
          </table:table-cell>
          <table:table-cell office:value-type="float" office:value="-0">
            <text:p>0</text:p>
          </table:table-cell>
          <table:table-cell office:value-type="float" office:value="22.32">
            <text:p>22.3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string">
            <text:p>S5233</text:p>
          </table:table-cell>
          <table:table-cell office:value-type="string">
            <text:p>Dingelvik</text:p>
          </table:table-cell>
          <table:table-cell office:value-type="float" office:value="-0">
            <text:p>0</text:p>
          </table:table-cell>
          <table:table-cell office:value-type="float" office:value="20.19">
            <text:p>20.1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Bengtsfors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string">
            <text:p>S5237</text:p>
          </table:table-cell>
          <table:table-cell office:value-type="string">
            <text:p>Stenkulla + Strömslund</text:p>
          </table:table-cell>
          <table:table-cell office:value-type="float" office:value="-0">
            <text:p>0</text:p>
          </table:table-cell>
          <table:table-cell office:value-type="float" office:value="21.78">
            <text:p>21.7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Bollebygd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string">
            <text:p>S5243</text:p>
          </table:table-cell>
          <table:table-cell office:value-type="string">
            <text:p>Tolsjöhult</text:p>
          </table:table-cell>
          <table:table-cell office:value-type="float" office:value="-0">
            <text:p>0</text:p>
          </table:table-cell>
          <table:table-cell office:value-type="float" office:value="19.96">
            <text:p>19.9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string">
            <text:p>S5245</text:p>
          </table:table-cell>
          <table:table-cell office:value-type="string">
            <text:p>Sundholmen + Viskabacka</text:p>
          </table:table-cell>
          <table:table-cell office:value-type="float" office:value="-0">
            <text:p>0</text:p>
          </table:table-cell>
          <table:table-cell office:value-type="float" office:value="17.94">
            <text:p>17.9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5249</text:p>
          </table:table-cell>
          <table:table-cell office:value-type="string">
            <text:p>Torsbo</text:p>
          </table:table-cell>
          <table:table-cell office:value-type="float" office:value="-0">
            <text:p>0</text:p>
          </table:table-cell>
          <table:table-cell office:value-type="float" office:value="12.8">
            <text:p>12.8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string">
            <text:p>S5251</text:p>
          </table:table-cell>
          <table:table-cell office:value-type="string">
            <text:p>Västergården</text:p>
          </table:table-cell>
          <table:table-cell office:value-type="float" office:value="-0">
            <text:p>0</text:p>
          </table:table-cell>
          <table:table-cell office:value-type="float" office:value="14.44">
            <text:p>14.44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Mark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S5257</text:p>
          </table:table-cell>
          <table:table-cell office:value-type="string">
            <text:p>Varvhult + Slättaryd + Källhult</text:p>
          </table:table-cell>
          <table:table-cell office:value-type="float" office:value="-0">
            <text:p>0</text:p>
          </table:table-cell>
          <table:table-cell office:value-type="float" office:value="34.78">
            <text:p>34.78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5259</text:p>
          </table:table-cell>
          <table:table-cell office:value-type="string">
            <text:p>Tullebo</text:p>
          </table:table-cell>
          <table:table-cell office:value-type="float" office:value="-0">
            <text:p>0</text:p>
          </table:table-cell>
          <table:table-cell office:value-type="float" office:value="23.33">
            <text:p>23.33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Bollebygd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string">
            <text:p>S5261</text:p>
          </table:table-cell>
          <table:table-cell office:value-type="string">
            <text:p>Väne-Ryr</text:p>
          </table:table-cell>
          <table:table-cell office:value-type="float" office:value="-0">
            <text:p>0</text:p>
          </table:table-cell>
          <table:table-cell office:value-type="float" office:value="24.84">
            <text:p>24.84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string">
            <text:p>S5263</text:p>
          </table:table-cell>
          <table:table-cell office:value-type="string">
            <text:p>Vabacken + Metholmen + Ekebergsdalen</text:p>
          </table:table-cell>
          <table:table-cell office:value-type="float" office:value="-0">
            <text:p>0</text:p>
          </table:table-cell>
          <table:table-cell office:value-type="float" office:value="34.96">
            <text:p>34.96</text:p>
          </table:table-cell>
          <table:table-cell office:value-type="float" office:value="102">
            <text:p>102</text:p>
          </table:table-cell>
          <table:table-cell office:value-type="float" office:value="0.92">
            <text:p>0.92</text:p>
          </table:table-cell>
          <table:table-cell office:value-type="string">
            <text:p>Lilla Edet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string">
            <text:p>S5265</text:p>
          </table:table-cell>
          <table:table-cell office:value-type="string">
            <text:p>Vänersnäs</text:p>
          </table:table-cell>
          <table:table-cell office:value-type="float" office:value="-0">
            <text:p>0</text:p>
          </table:table-cell>
          <table:table-cell office:value-type="float" office:value="61.07">
            <text:p>61.07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string">
            <text:p>S5267</text:p>
          </table:table-cell>
          <table:table-cell office:value-type="string">
            <text:p>Verle</text:p>
          </table:table-cell>
          <table:table-cell office:value-type="float" office:value="-0">
            <text:p>0</text:p>
          </table:table-cell>
          <table:table-cell office:value-type="float" office:value="18.28">
            <text:p>18.2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5269</text:p>
          </table:table-cell>
          <table:table-cell office:value-type="string">
            <text:p>Ballabo + Kyrkeby</text:p>
          </table:table-cell>
          <table:table-cell office:value-type="float" office:value="-0">
            <text:p>0</text:p>
          </table:table-cell>
          <table:table-cell office:value-type="float" office:value="46.34">
            <text:p>46.34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Lilla Edet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string">
            <text:p>S5271</text:p>
          </table:table-cell>
          <table:table-cell office:value-type="string">
            <text:p>Viared och Lund</text:p>
          </table:table-cell>
          <table:table-cell office:value-type="float" office:value="-0">
            <text:p>0</text:p>
          </table:table-cell>
          <table:table-cell office:value-type="float" office:value="14.52">
            <text:p>14.5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5277</text:p>
          </table:table-cell>
          <table:table-cell office:value-type="string">
            <text:p>Ånimskog</text:p>
          </table:table-cell>
          <table:table-cell office:value-type="float" office:value="-0">
            <text:p>0</text:p>
          </table:table-cell>
          <table:table-cell office:value-type="float" office:value="15.5">
            <text:p>15.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Åmål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string">
            <text:p>S5281</text:p>
          </table:table-cell>
          <table:table-cell office:value-type="string">
            <text:p>Ödenäs</text:p>
          </table:table-cell>
          <table:table-cell office:value-type="float" office:value="-0">
            <text:p>0</text:p>
          </table:table-cell>
          <table:table-cell office:value-type="float" office:value="45.65">
            <text:p>45.65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5285</text:p>
          </table:table-cell>
          <table:table-cell office:value-type="string">
            <text:p>Ödskölt</text:p>
          </table:table-cell>
          <table:table-cell office:value-type="float" office:value="-0">
            <text:p>0</text:p>
          </table:table-cell>
          <table:table-cell office:value-type="float" office:value="23.27">
            <text:p>23.27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Bengtsfors</text:p>
          </table:table-cell>
          <table:table-cell office:value-type="float" office:value="1460">
            <text:p>1460</text:p>
          </table:table-cell>
        </table:table-row>
        <table:table-row table:style-name="ro1">
          <table:table-cell office:value-type="string">
            <text:p>S5287</text:p>
          </table:table-cell>
          <table:table-cell office:value-type="string">
            <text:p>Fjälebro</text:p>
          </table:table-cell>
          <table:table-cell office:value-type="float" office:value="-0">
            <text:p>0</text:p>
          </table:table-cell>
          <table:table-cell office:value-type="float" office:value="19.92">
            <text:p>19.92</text:p>
          </table:table-cell>
          <table:table-cell office:value-type="float" office:value="66">
            <text:p>66</text:p>
          </table:table-cell>
          <table:table-cell office:value-type="float" office:value="0.89">
            <text:p>0.89</text:p>
          </table:table-cell>
          <table:table-cell office:value-type="string">
            <text:p>Tjörn</text:p>
          </table:table-cell>
          <table:table-cell office:value-type="float" office:value="1419">
            <text:p>1419</text:p>
          </table:table-cell>
        </table:table-row>
        <table:table-row table:style-name="ro1">
          <table:table-cell office:value-type="string">
            <text:p>S5289</text:p>
          </table:table-cell>
          <table:table-cell office:value-type="string">
            <text:p>Lindrum</text:p>
          </table:table-cell>
          <table:table-cell office:value-type="float" office:value="-0">
            <text:p>0</text:p>
          </table:table-cell>
          <table:table-cell office:value-type="float" office:value="30.18">
            <text:p>30.18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Tranemo</text:p>
          </table:table-cell>
          <table:table-cell office:value-type="float" office:value="1452">
            <text:p>1452</text:p>
          </table:table-cell>
        </table:table-row>
        <table:table-row table:style-name="ro1">
          <table:table-cell office:value-type="string">
            <text:p>S5292</text:p>
          </table:table-cell>
          <table:table-cell office:value-type="string">
            <text:p>Östad</text:p>
          </table:table-cell>
          <table:table-cell office:value-type="string">
            <text:p>Ny</text:p>
          </table:table-cell>
          <table:table-cell office:value-type="float" office:value="20.26">
            <text:p>20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Lerum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string">
            <text:p>S5301</text:p>
          </table:table-cell>
          <table:table-cell office:value-type="string">
            <text:p>Baltak</text:p>
          </table:table-cell>
          <table:table-cell office:value-type="float" office:value="-0">
            <text:p>0</text:p>
          </table:table-cell>
          <table:table-cell office:value-type="float" office:value="18.37">
            <text:p>18.3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Tidaholm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string">
            <text:p>S5305</text:p>
          </table:table-cell>
          <table:table-cell office:value-type="string">
            <text:p>Baskarp</text:p>
          </table:table-cell>
          <table:table-cell office:value-type="float" office:value="-0">
            <text:p>0</text:p>
          </table:table-cell>
          <table:table-cell office:value-type="float" office:value="11.15">
            <text:p>11.1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Habo</text:p>
          </table:table-cell>
          <table:table-cell office:value-type="float" office:value="643">
            <text:p>0643</text:p>
          </table:table-cell>
        </table:table-row>
        <table:table-row table:style-name="ro1">
          <table:table-cell office:value-type="string">
            <text:p>S5309</text:p>
          </table:table-cell>
          <table:table-cell office:value-type="string">
            <text:p>Berg</text:p>
          </table:table-cell>
          <table:table-cell office:value-type="float" office:value="-0">
            <text:p>0</text:p>
          </table:table-cell>
          <table:table-cell office:value-type="float" office:value="49.64">
            <text:p>49.64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S5313</text:p>
          </table:table-cell>
          <table:table-cell office:value-type="string">
            <text:p>Fredslund</text:p>
          </table:table-cell>
          <table:table-cell office:value-type="float" office:value="-0">
            <text:p>0</text:p>
          </table:table-cell>
          <table:table-cell office:value-type="float" office:value="14.21">
            <text:p>14.21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5315</text:p>
          </table:table-cell>
          <table:table-cell office:value-type="string">
            <text:p>Björkesdal</text:p>
          </table:table-cell>
          <table:table-cell office:value-type="float" office:value="-0">
            <text:p>0</text:p>
          </table:table-cell>
          <table:table-cell office:value-type="float" office:value="7.69">
            <text:p>7.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5316</text:p>
          </table:table-cell>
          <table:table-cell office:value-type="string">
            <text:p>Björkäng</text:p>
          </table:table-cell>
          <table:table-cell office:value-type="string">
            <text:p>Ny</text:p>
          </table:table-cell>
          <table:table-cell office:value-type="float" office:value="9.68">
            <text:p>9.6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Bollebygd</text:p>
          </table:table-cell>
          <table:table-cell office:value-type="float" office:value="1443">
            <text:p>1443</text:p>
          </table:table-cell>
        </table:table-row>
        <table:table-row table:style-name="ro1">
          <table:table-cell office:value-type="string">
            <text:p>S5317</text:p>
          </table:table-cell>
          <table:table-cell office:value-type="string">
            <text:p>Björnhult + Grönestad + Hästebäcken</text:p>
          </table:table-cell>
          <table:table-cell office:value-type="float" office:value="-0">
            <text:p>0</text:p>
          </table:table-cell>
          <table:table-cell office:value-type="float" office:value="42.79">
            <text:p>42.79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Habo</text:p>
          </table:table-cell>
          <table:table-cell office:value-type="float" office:value="643">
            <text:p>0643</text:p>
          </table:table-cell>
        </table:table-row>
        <table:table-row table:style-name="ro1">
          <table:table-cell office:value-type="string">
            <text:p>S5321</text:p>
          </table:table-cell>
          <table:table-cell office:value-type="string">
            <text:p>Borgunda</text:p>
          </table:table-cell>
          <table:table-cell office:value-type="float" office:value="-0">
            <text:p>0</text:p>
          </table:table-cell>
          <table:table-cell office:value-type="float" office:value="20.45">
            <text:p>20.4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string">
            <text:p>S5323</text:p>
          </table:table-cell>
          <table:table-cell office:value-type="string">
            <text:p>Bragnum</text:p>
          </table:table-cell>
          <table:table-cell office:value-type="string">
            <text:p>Ny</text:p>
          </table:table-cell>
          <table:table-cell office:value-type="float" office:value="14.04">
            <text:p>14.0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Essunga</text:p>
          </table:table-cell>
          <table:table-cell office:value-type="float" office:value="1445">
            <text:p>1445</text:p>
          </table:table-cell>
        </table:table-row>
        <table:table-row table:style-name="ro1">
          <table:table-cell office:value-type="string">
            <text:p>S5325</text:p>
          </table:table-cell>
          <table:table-cell office:value-type="string">
            <text:p>Brandstorp</text:p>
          </table:table-cell>
          <table:table-cell office:value-type="float" office:value="-0">
            <text:p>0</text:p>
          </table:table-cell>
          <table:table-cell office:value-type="float" office:value="33.83">
            <text:p>33.83</text:p>
          </table:table-cell>
          <table:table-cell office:value-type="float" office:value="116">
            <text:p>116</text:p>
          </table:table-cell>
          <table:table-cell office:value-type="float" office:value="0.48">
            <text:p>0.48</text:p>
          </table:table-cell>
          <table:table-cell office:value-type="string">
            <text:p>Habo</text:p>
          </table:table-cell>
          <table:table-cell office:value-type="float" office:value="643">
            <text:p>0643</text:p>
          </table:table-cell>
        </table:table-row>
        <table:table-row table:style-name="ro1">
          <table:table-cell office:value-type="string">
            <text:p>S5327</text:p>
          </table:table-cell>
          <table:table-cell office:value-type="string">
            <text:p>Brogärde</text:p>
          </table:table-cell>
          <table:table-cell office:value-type="float" office:value="-0">
            <text:p>0</text:p>
          </table:table-cell>
          <table:table-cell office:value-type="float" office:value="21.05">
            <text:p>21.0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Alingsås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S5331</text:p>
          </table:table-cell>
          <table:table-cell office:value-type="string">
            <text:p>Brunnefjäll</text:p>
          </table:table-cell>
          <table:table-cell office:value-type="float" office:value="-0">
            <text:p>0</text:p>
          </table:table-cell>
          <table:table-cell office:value-type="float" office:value="39.14">
            <text:p>39.14</text:p>
          </table:table-cell>
          <table:table-cell office:value-type="float" office:value="92">
            <text:p>92</text:p>
          </table:table-cell>
          <table:table-cell office:value-type="float" office:value="0.59">
            <text:p>0.59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5333</text:p>
          </table:table-cell>
          <table:table-cell office:value-type="string">
            <text:p>Knölen+Frödingstorp</text:p>
          </table:table-cell>
          <table:table-cell office:value-type="float" office:value="-0">
            <text:p>0</text:p>
          </table:table-cell>
          <table:table-cell office:value-type="float" office:value="54.32">
            <text:p>54.32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string">
            <text:p>S5335</text:p>
          </table:table-cell>
          <table:table-cell office:value-type="string">
            <text:p>Bruntorpsdalen och Mulered</text:p>
          </table:table-cell>
          <table:table-cell office:value-type="float" office:value="-0">
            <text:p>0</text:p>
          </table:table-cell>
          <table:table-cell office:value-type="float" office:value="12.7">
            <text:p>12.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Göteborg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S5337</text:p>
          </table:table-cell>
          <table:table-cell office:value-type="string">
            <text:p>Broddetorp</text:p>
          </table:table-cell>
          <table:table-cell office:value-type="float" office:value="-0">
            <text:p>0</text:p>
          </table:table-cell>
          <table:table-cell office:value-type="float" office:value="19.38">
            <text:p>19.38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string">
            <text:p>S5339</text:p>
          </table:table-cell>
          <table:table-cell office:value-type="string">
            <text:p>Nolgärde och Johannesberg</text:p>
          </table:table-cell>
          <table:table-cell office:value-type="float" office:value="-0">
            <text:p>0</text:p>
          </table:table-cell>
          <table:table-cell office:value-type="float" office:value="9.3">
            <text:p>9.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5340</text:p>
          </table:table-cell>
          <table:table-cell office:value-type="string">
            <text:p>Bränna</text:p>
          </table:table-cell>
          <table:table-cell office:value-type="string">
            <text:p>Ny</text:p>
          </table:table-cell>
          <table:table-cell office:value-type="float" office:value="11.58">
            <text:p>11.5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Mellerud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S5341</text:p>
          </table:table-cell>
          <table:table-cell office:value-type="string">
            <text:p>Brännebrona</text:p>
          </table:table-cell>
          <table:table-cell office:value-type="float" office:value="-0">
            <text:p>0</text:p>
          </table:table-cell>
          <table:table-cell office:value-type="float" office:value="30.97">
            <text:p>30.9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Götene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string">
            <text:p>S5343</text:p>
          </table:table-cell>
          <table:table-cell office:value-type="string">
            <text:p>Röset och Pusta</text:p>
          </table:table-cell>
          <table:table-cell office:value-type="float" office:value="-0">
            <text:p>0</text:p>
          </table:table-cell>
          <table:table-cell office:value-type="float" office:value="12.42">
            <text:p>12.42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5349</text:p>
          </table:table-cell>
          <table:table-cell office:value-type="string">
            <text:p>Böja</text:p>
          </table:table-cell>
          <table:table-cell office:value-type="float" office:value="-0">
            <text:p>0</text:p>
          </table:table-cell>
          <table:table-cell office:value-type="float" office:value="13.4">
            <text:p>13.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S5351</text:p>
          </table:table-cell>
          <table:table-cell office:value-type="string">
            <text:p>Dalby (östra delen)</text:p>
          </table:table-cell>
          <table:table-cell office:value-type="float" office:value="-0">
            <text:p>0</text:p>
          </table:table-cell>
          <table:table-cell office:value-type="float" office:value="26.42">
            <text:p>26.42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Orust</text:p>
          </table:table-cell>
          <table:table-cell office:value-type="float" office:value="1421">
            <text:p>1421</text:p>
          </table:table-cell>
        </table:table-row>
        <table:table-row table:style-name="ro1">
          <table:table-cell office:value-type="string">
            <text:p>S5353</text:p>
          </table:table-cell>
          <table:table-cell office:value-type="string">
            <text:p>Dimbo</text:p>
          </table:table-cell>
          <table:table-cell office:value-type="float" office:value="-0">
            <text:p>0</text:p>
          </table:table-cell>
          <table:table-cell office:value-type="float" office:value="26.51">
            <text:p>26.51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Tidaholm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string">
            <text:p>S5361</text:p>
          </table:table-cell>
          <table:table-cell office:value-type="string">
            <text:p>Ekelid</text:p>
          </table:table-cell>
          <table:table-cell office:value-type="float" office:value="-0">
            <text:p>0</text:p>
          </table:table-cell>
          <table:table-cell office:value-type="float" office:value="4.92">
            <text:p>4.9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Tidaholm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string">
            <text:p>S5362</text:p>
          </table:table-cell>
          <table:table-cell office:value-type="string">
            <text:p>Ekhagen och Källbacka</text:p>
          </table:table-cell>
          <table:table-cell office:value-type="string">
            <text:p>Ny</text:p>
          </table:table-cell>
          <table:table-cell office:value-type="float" office:value="14.93">
            <text:p>14.9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S5365</text:p>
          </table:table-cell>
          <table:table-cell office:value-type="string">
            <text:p>Essunga kyrkby</text:p>
          </table:table-cell>
          <table:table-cell office:value-type="float" office:value="-0">
            <text:p>0</text:p>
          </table:table-cell>
          <table:table-cell office:value-type="float" office:value="46.71">
            <text:p>46.71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Essunga</text:p>
          </table:table-cell>
          <table:table-cell office:value-type="float" office:value="1445">
            <text:p>1445</text:p>
          </table:table-cell>
        </table:table-row>
        <table:table-row table:style-name="ro1">
          <table:table-cell office:value-type="string">
            <text:p>S5369</text:p>
          </table:table-cell>
          <table:table-cell office:value-type="string">
            <text:p>Essunga</text:p>
          </table:table-cell>
          <table:table-cell office:value-type="float" office:value="-0">
            <text:p>0</text:p>
          </table:table-cell>
          <table:table-cell office:value-type="float" office:value="20.64">
            <text:p>20.64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Essunga</text:p>
          </table:table-cell>
          <table:table-cell office:value-type="float" office:value="1445">
            <text:p>1445</text:p>
          </table:table-cell>
        </table:table-row>
        <table:table-row table:style-name="ro1">
          <table:table-cell office:value-type="string">
            <text:p>S5371</text:p>
          </table:table-cell>
          <table:table-cell office:value-type="string">
            <text:p>Fagerlid och Heden</text:p>
          </table:table-cell>
          <table:table-cell office:value-type="float" office:value="-0">
            <text:p>0</text:p>
          </table:table-cell>
          <table:table-cell office:value-type="float" office:value="7.1">
            <text:p>7.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5373</text:p>
          </table:table-cell>
          <table:table-cell office:value-type="string">
            <text:p>Flakeberg</text:p>
          </table:table-cell>
          <table:table-cell office:value-type="float" office:value="-0">
            <text:p>0</text:p>
          </table:table-cell>
          <table:table-cell office:value-type="float" office:value="9.49">
            <text:p>9.4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Grästorp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string">
            <text:p>S5375</text:p>
          </table:table-cell>
          <table:table-cell office:value-type="string">
            <text:p>Flateby</text:p>
          </table:table-cell>
          <table:table-cell office:value-type="float" office:value="-0">
            <text:p>0</text:p>
          </table:table-cell>
          <table:table-cell office:value-type="float" office:value="21.4">
            <text:p>21.4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5377</text:p>
          </table:table-cell>
          <table:table-cell office:value-type="string">
            <text:p>Forshem</text:p>
          </table:table-cell>
          <table:table-cell office:value-type="float" office:value="-0">
            <text:p>0</text:p>
          </table:table-cell>
          <table:table-cell office:value-type="float" office:value="19.11">
            <text:p>19.1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Götene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string">
            <text:p>S5381</text:p>
          </table:table-cell>
          <table:table-cell office:value-type="string">
            <text:p>Fröjered</text:p>
          </table:table-cell>
          <table:table-cell office:value-type="float" office:value="-0">
            <text:p>0</text:p>
          </table:table-cell>
          <table:table-cell office:value-type="float" office:value="43.74">
            <text:p>43.74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string">
            <text:p>Tidaholm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string">
            <text:p>S5383</text:p>
          </table:table-cell>
          <table:table-cell office:value-type="string">
            <text:p>Fåglavik</text:p>
          </table:table-cell>
          <table:table-cell office:value-type="string">
            <text:p>Ny</text:p>
          </table:table-cell>
          <table:table-cell office:value-type="float" office:value="31.59">
            <text:p>31.59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Herrljunga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string">
            <text:p>S5385</text:p>
          </table:table-cell>
          <table:table-cell office:value-type="string">
            <text:p>Fåglum</text:p>
          </table:table-cell>
          <table:table-cell office:value-type="float" office:value="-0">
            <text:p>0</text:p>
          </table:table-cell>
          <table:table-cell office:value-type="float" office:value="19.61">
            <text:p>19.6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Essunga</text:p>
          </table:table-cell>
          <table:table-cell office:value-type="float" office:value="1445">
            <text:p>1445</text:p>
          </table:table-cell>
        </table:table-row>
        <table:table-row table:style-name="ro1">
          <table:table-cell office:value-type="string">
            <text:p>S5387</text:p>
          </table:table-cell>
          <table:table-cell office:value-type="string">
            <text:p>Gate</text:p>
          </table:table-cell>
          <table:table-cell office:value-type="float" office:value="-0">
            <text:p>0</text:p>
          </table:table-cell>
          <table:table-cell office:value-type="float" office:value="10.04">
            <text:p>10.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Hjo</text:p>
          </table:table-cell>
          <table:table-cell office:value-type="float" office:value="1497">
            <text:p>1497</text:p>
          </table:table-cell>
        </table:table-row>
        <table:table-row table:style-name="ro1">
          <table:table-cell office:value-type="string">
            <text:p>S5389</text:p>
          </table:table-cell>
          <table:table-cell office:value-type="string">
            <text:p>Gillstad</text:p>
          </table:table-cell>
          <table:table-cell office:value-type="float" office:value="-0">
            <text:p>0</text:p>
          </table:table-cell>
          <table:table-cell office:value-type="float" office:value="21.32">
            <text:p>21.32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391</text:p>
          </table:table-cell>
          <table:table-cell office:value-type="string">
            <text:p>Gilltorp (norra delen)</text:p>
          </table:table-cell>
          <table:table-cell office:value-type="float" office:value="-0">
            <text:p>0</text:p>
          </table:table-cell>
          <table:table-cell office:value-type="float" office:value="14.32">
            <text:p>14.32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5393</text:p>
          </table:table-cell>
          <table:table-cell office:value-type="string">
            <text:p>Granvik</text:p>
          </table:table-cell>
          <table:table-cell office:value-type="float" office:value="-0">
            <text:p>0</text:p>
          </table:table-cell>
          <table:table-cell office:value-type="float" office:value="33.74">
            <text:p>33.7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399</text:p>
          </table:table-cell>
          <table:table-cell office:value-type="string">
            <text:p>Grevagårdsbyn</text:p>
          </table:table-cell>
          <table:table-cell office:value-type="float" office:value="-0">
            <text:p>0</text:p>
          </table:table-cell>
          <table:table-cell office:value-type="float" office:value="2.74">
            <text:p>2.7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S5401</text:p>
          </table:table-cell>
          <table:table-cell office:value-type="string">
            <text:p>Bogshult och Stora Gälleberg</text:p>
          </table:table-cell>
          <table:table-cell office:value-type="float" office:value="-0">
            <text:p>0</text:p>
          </table:table-cell>
          <table:table-cell office:value-type="float" office:value="22.23">
            <text:p>22.2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Tidaholm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string">
            <text:p>S5403</text:p>
          </table:table-cell>
          <table:table-cell office:value-type="string">
            <text:p>Guntorp</text:p>
          </table:table-cell>
          <table:table-cell office:value-type="float" office:value="-0">
            <text:p>0</text:p>
          </table:table-cell>
          <table:table-cell office:value-type="float" office:value="18.31">
            <text:p>18.3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5405</text:p>
          </table:table-cell>
          <table:table-cell office:value-type="string">
            <text:p>Gössäter</text:p>
          </table:table-cell>
          <table:table-cell office:value-type="float" office:value="-0">
            <text:p>0</text:p>
          </table:table-cell>
          <table:table-cell office:value-type="float" office:value="29.91">
            <text:p>29.91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Götene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string">
            <text:p>S5409</text:p>
          </table:table-cell>
          <table:table-cell office:value-type="string">
            <text:p>Hasslerör</text:p>
          </table:table-cell>
          <table:table-cell office:value-type="float" office:value="-0">
            <text:p>0</text:p>
          </table:table-cell>
          <table:table-cell office:value-type="float" office:value="29.92">
            <text:p>29.92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5411</text:p>
          </table:table-cell>
          <table:table-cell office:value-type="string">
            <text:p>Hallbacken</text:p>
          </table:table-cell>
          <table:table-cell office:value-type="float" office:value="-0">
            <text:p>0</text:p>
          </table:table-cell>
          <table:table-cell office:value-type="float" office:value="18.23">
            <text:p>18.2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5413</text:p>
          </table:table-cell>
          <table:table-cell office:value-type="string">
            <text:p>Hasslösa</text:p>
          </table:table-cell>
          <table:table-cell office:value-type="float" office:value="-0">
            <text:p>0</text:p>
          </table:table-cell>
          <table:table-cell office:value-type="float" office:value="8.79">
            <text:p>8.7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415</text:p>
          </table:table-cell>
          <table:table-cell office:value-type="string">
            <text:p>Hallbjörtorp</text:p>
          </table:table-cell>
          <table:table-cell office:value-type="float" office:value="-0">
            <text:p>0</text:p>
          </table:table-cell>
          <table:table-cell office:value-type="float" office:value="24.31">
            <text:p>24.3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5417</text:p>
          </table:table-cell>
          <table:table-cell office:value-type="string">
            <text:p>Helås</text:p>
          </table:table-cell>
          <table:table-cell office:value-type="float" office:value="-0">
            <text:p>0</text:p>
          </table:table-cell>
          <table:table-cell office:value-type="float" office:value="29.94">
            <text:p>29.94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Vara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string">
            <text:p>S5419</text:p>
          </table:table-cell>
          <table:table-cell office:value-type="string">
            <text:p>Hammar</text:p>
          </table:table-cell>
          <table:table-cell office:value-type="float" office:value="-0">
            <text:p>0</text:p>
          </table:table-cell>
          <table:table-cell office:value-type="float" office:value="10.95">
            <text:p>10.9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5425</text:p>
          </table:table-cell>
          <table:table-cell office:value-type="string">
            <text:p>Hultet och Svanvik</text:p>
          </table:table-cell>
          <table:table-cell office:value-type="float" office:value="-0">
            <text:p>0</text:p>
          </table:table-cell>
          <table:table-cell office:value-type="float" office:value="21.63">
            <text:p>21.6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Karlsborg</text:p>
          </table:table-cell>
          <table:table-cell office:value-type="float" office:value="1446">
            <text:p>1446</text:p>
          </table:table-cell>
        </table:table-row>
        <table:table-row table:style-name="ro1">
          <table:table-cell office:value-type="string">
            <text:p>S5426</text:p>
          </table:table-cell>
          <table:table-cell office:value-type="string">
            <text:p>Hults höjd</text:p>
          </table:table-cell>
          <table:table-cell office:value-type="string">
            <text:p>Ny</text:p>
          </table:table-cell>
          <table:table-cell office:value-type="float" office:value="9.22">
            <text:p>9.22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Trollhättan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string">
            <text:p>S5427</text:p>
          </table:table-cell>
          <table:table-cell office:value-type="string">
            <text:p>Hällesås</text:p>
          </table:table-cell>
          <table:table-cell office:value-type="float" office:value="-0">
            <text:p>0</text:p>
          </table:table-cell>
          <table:table-cell office:value-type="float" office:value="8.39">
            <text:p>8.39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Mölndal</text:p>
          </table:table-cell>
          <table:table-cell office:value-type="float" office:value="1481">
            <text:p>1481</text:p>
          </table:table-cell>
        </table:table-row>
        <table:table-row table:style-name="ro1">
          <table:table-cell office:value-type="string">
            <text:p>S5429</text:p>
          </table:table-cell>
          <table:table-cell office:value-type="string">
            <text:p>Håkantorp</text:p>
          </table:table-cell>
          <table:table-cell office:value-type="float" office:value="-0">
            <text:p>0</text:p>
          </table:table-cell>
          <table:table-cell office:value-type="float" office:value="35.75">
            <text:p>35.7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Vara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string">
            <text:p>S5431</text:p>
          </table:table-cell>
          <table:table-cell office:value-type="string">
            <text:p>Härgusseröd</text:p>
          </table:table-cell>
          <table:table-cell office:value-type="float" office:value="-0">
            <text:p>0</text:p>
          </table:table-cell>
          <table:table-cell office:value-type="float" office:value="11.39">
            <text:p>11.3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Stenungsund</text:p>
          </table:table-cell>
          <table:table-cell office:value-type="float" office:value="1415">
            <text:p>1415</text:p>
          </table:table-cell>
        </table:table-row>
        <table:table-row table:style-name="ro1">
          <table:table-cell office:value-type="string">
            <text:p>S5433</text:p>
          </table:table-cell>
          <table:table-cell office:value-type="string">
            <text:p>Hönsa</text:p>
          </table:table-cell>
          <table:table-cell office:value-type="float" office:value="-0">
            <text:p>0</text:p>
          </table:table-cell>
          <table:table-cell office:value-type="float" office:value="8.64">
            <text:p>8.6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Tibro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string">
            <text:p>S5437</text:p>
          </table:table-cell>
          <table:table-cell office:value-type="string">
            <text:p>Jula</text:p>
          </table:table-cell>
          <table:table-cell office:value-type="float" office:value="-0">
            <text:p>0</text:p>
          </table:table-cell>
          <table:table-cell office:value-type="float" office:value="23.11">
            <text:p>23.11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5441</text:p>
          </table:table-cell>
          <table:table-cell office:value-type="string">
            <text:p>Kinne-Kleva</text:p>
          </table:table-cell>
          <table:table-cell office:value-type="float" office:value="-0">
            <text:p>0</text:p>
          </table:table-cell>
          <table:table-cell office:value-type="float" office:value="41.46">
            <text:p>41.4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Götene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string">
            <text:p>S5443</text:p>
          </table:table-cell>
          <table:table-cell office:value-type="string">
            <text:p>Kvarnbacken</text:p>
          </table:table-cell>
          <table:table-cell office:value-type="float" office:value="-0">
            <text:p>0</text:p>
          </table:table-cell>
          <table:table-cell office:value-type="float" office:value="11.18">
            <text:p>11.1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445</text:p>
          </table:table-cell>
          <table:table-cell office:value-type="string">
            <text:p>Korsgården</text:p>
          </table:table-cell>
          <table:table-cell office:value-type="float" office:value="-0">
            <text:p>0</text:p>
          </table:table-cell>
          <table:table-cell office:value-type="float" office:value="9.07">
            <text:p>9.0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Hjo</text:p>
          </table:table-cell>
          <table:table-cell office:value-type="float" office:value="1497">
            <text:p>1497</text:p>
          </table:table-cell>
        </table:table-row>
        <table:table-row table:style-name="ro1">
          <table:table-cell office:value-type="string">
            <text:p>S5449</text:p>
          </table:table-cell>
          <table:table-cell office:value-type="string">
            <text:p>Kungslena</text:p>
          </table:table-cell>
          <table:table-cell office:value-type="float" office:value="-0">
            <text:p>0</text:p>
          </table:table-cell>
          <table:table-cell office:value-type="float" office:value="20.55">
            <text:p>20.5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Tidaholm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string">
            <text:p>S5451</text:p>
          </table:table-cell>
          <table:table-cell office:value-type="string">
            <text:p>Kuseröd och Lunden</text:p>
          </table:table-cell>
          <table:table-cell office:value-type="float" office:value="-0">
            <text:p>0</text:p>
          </table:table-cell>
          <table:table-cell office:value-type="float" office:value="17.34">
            <text:p>17.34</text:p>
          </table:table-cell>
          <table:table-cell office:value-type="float" office:value="65">
            <text:p>65</text:p>
          </table:table-cell>
          <table:table-cell office:value-type="float" office:value="0.92">
            <text:p>0.92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5453</text:p>
          </table:table-cell>
          <table:table-cell office:value-type="string">
            <text:p>Lagerfors</text:p>
          </table:table-cell>
          <table:table-cell office:value-type="float" office:value="-0">
            <text:p>0</text:p>
          </table:table-cell>
          <table:table-cell office:value-type="float" office:value="15.19">
            <text:p>15.1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Töreboda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 office:value-type="string">
            <text:p>S5455</text:p>
          </table:table-cell>
          <table:table-cell office:value-type="string">
            <text:p>Leksberg</text:p>
          </table:table-cell>
          <table:table-cell office:value-type="float" office:value="-0">
            <text:p>0</text:p>
          </table:table-cell>
          <table:table-cell office:value-type="float" office:value="12.17">
            <text:p>12.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5459</text:p>
          </table:table-cell>
          <table:table-cell office:value-type="string">
            <text:p>Lahall</text:p>
          </table:table-cell>
          <table:table-cell office:value-type="float" office:value="-0">
            <text:p>0</text:p>
          </table:table-cell>
          <table:table-cell office:value-type="float" office:value="12.54">
            <text:p>12.5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Härryda</text:p>
          </table:table-cell>
          <table:table-cell office:value-type="float" office:value="1401">
            <text:p>1401</text:p>
          </table:table-cell>
        </table:table-row>
        <table:table-row table:style-name="ro1">
          <table:table-cell office:value-type="string">
            <text:p>S5461</text:p>
          </table:table-cell>
          <table:table-cell office:value-type="string">
            <text:p>Östermalm</text:p>
          </table:table-cell>
          <table:table-cell office:value-type="float" office:value="-0">
            <text:p>0</text:p>
          </table:table-cell>
          <table:table-cell office:value-type="float" office:value="7.13">
            <text:p>7.1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463</text:p>
          </table:table-cell>
          <table:table-cell office:value-type="string">
            <text:p>Lindegården och Skogen</text:p>
          </table:table-cell>
          <table:table-cell office:value-type="float" office:value="-0">
            <text:p>0</text:p>
          </table:table-cell>
          <table:table-cell office:value-type="float" office:value="11.21">
            <text:p>11.2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Borås</text:p>
          </table:table-cell>
          <table:table-cell office:value-type="float" office:value="1490">
            <text:p>1490</text:p>
          </table:table-cell>
        </table:table-row>
        <table:table-row table:style-name="ro1">
          <table:table-cell office:value-type="string">
            <text:p>S5465</text:p>
          </table:table-cell>
          <table:table-cell office:value-type="string">
            <text:p>Ljungstorp</text:p>
          </table:table-cell>
          <table:table-cell office:value-type="float" office:value="-0">
            <text:p>0</text:p>
          </table:table-cell>
          <table:table-cell office:value-type="float" office:value="36.42">
            <text:p>36.4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Skara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string">
            <text:p>S5469</text:p>
          </table:table-cell>
          <table:table-cell office:value-type="string">
            <text:p>Lovene</text:p>
          </table:table-cell>
          <table:table-cell office:value-type="float" office:value="-0">
            <text:p>0</text:p>
          </table:table-cell>
          <table:table-cell office:value-type="float" office:value="20.83">
            <text:p>20.83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471</text:p>
          </table:table-cell>
          <table:table-cell office:value-type="string">
            <text:p>Lugnås kyrkby</text:p>
          </table:table-cell>
          <table:table-cell office:value-type="float" office:value="-0">
            <text:p>0</text:p>
          </table:table-cell>
          <table:table-cell office:value-type="float" office:value="16.91">
            <text:p>16.9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5473</text:p>
          </table:table-cell>
          <table:table-cell office:value-type="string">
            <text:p>Låstad</text:p>
          </table:table-cell>
          <table:table-cell office:value-type="float" office:value="-0">
            <text:p>0</text:p>
          </table:table-cell>
          <table:table-cell office:value-type="float" office:value="19.43">
            <text:p>19.4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5477</text:p>
          </table:table-cell>
          <table:table-cell office:value-type="string">
            <text:p>Marbogården</text:p>
          </table:table-cell>
          <table:table-cell office:value-type="float" office:value="-0">
            <text:p>0</text:p>
          </table:table-cell>
          <table:table-cell office:value-type="float" office:value="15.04">
            <text:p>15.04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485</text:p>
          </table:table-cell>
          <table:table-cell office:value-type="string">
            <text:p>Mellby</text:p>
          </table:table-cell>
          <table:table-cell office:value-type="float" office:value="-0">
            <text:p>0</text:p>
          </table:table-cell>
          <table:table-cell office:value-type="float" office:value="35.97">
            <text:p>35.97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489</text:p>
          </table:table-cell>
          <table:table-cell office:value-type="string">
            <text:p>Myråsen</text:p>
          </table:table-cell>
          <table:table-cell office:value-type="float" office:value="-0">
            <text:p>0</text:p>
          </table:table-cell>
          <table:table-cell office:value-type="float" office:value="22.46">
            <text:p>22.4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Skara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string">
            <text:p>S5493</text:p>
          </table:table-cell>
          <table:table-cell office:value-type="string">
            <text:p>Norra Härene</text:p>
          </table:table-cell>
          <table:table-cell office:value-type="float" office:value="-0">
            <text:p>0</text:p>
          </table:table-cell>
          <table:table-cell office:value-type="float" office:value="25.34">
            <text:p>25.34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497</text:p>
          </table:table-cell>
          <table:table-cell office:value-type="string">
            <text:p>Vassmossen+Nunnestad</text:p>
          </table:table-cell>
          <table:table-cell office:value-type="float" office:value="-0">
            <text:p>0</text:p>
          </table:table-cell>
          <table:table-cell office:value-type="float" office:value="33.16">
            <text:p>33.1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Gullspång</text:p>
          </table:table-cell>
          <table:table-cell office:value-type="float" office:value="1447">
            <text:p>1447</text:p>
          </table:table-cell>
        </table:table-row>
        <table:table-row table:style-name="ro1">
          <table:table-cell office:value-type="string">
            <text:p>S5501</text:p>
          </table:table-cell>
          <table:table-cell office:value-type="string">
            <text:p>Nybo</text:p>
          </table:table-cell>
          <table:table-cell office:value-type="float" office:value="-0">
            <text:p>0</text:p>
          </table:table-cell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S5505</text:p>
          </table:table-cell>
          <table:table-cell office:value-type="string">
            <text:p>Nätebäcken</text:p>
          </table:table-cell>
          <table:table-cell office:value-type="float" office:value="-0">
            <text:p>0</text:p>
          </table:table-cell>
          <table:table-cell office:value-type="float" office:value="22.29">
            <text:p>22.29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Habo</text:p>
          </table:table-cell>
          <table:table-cell office:value-type="float" office:value="643">
            <text:p>0643</text:p>
          </table:table-cell>
        </table:table-row>
        <table:table-row table:style-name="ro1">
          <table:table-cell office:value-type="string">
            <text:p>S5509</text:p>
          </table:table-cell>
          <table:table-cell office:value-type="string">
            <text:p>Otterstad</text:p>
          </table:table-cell>
          <table:table-cell office:value-type="float" office:value="-0">
            <text:p>0</text:p>
          </table:table-cell>
          <table:table-cell office:value-type="float" office:value="43.2">
            <text:p>43.2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511</text:p>
          </table:table-cell>
          <table:table-cell office:value-type="string">
            <text:p>Kareby kyrkby</text:p>
          </table:table-cell>
          <table:table-cell office:value-type="float" office:value="-0">
            <text:p>0</text:p>
          </table:table-cell>
          <table:table-cell office:value-type="float" office:value="5.83">
            <text:p>5.83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5517</text:p>
          </table:table-cell>
          <table:table-cell office:value-type="string">
            <text:p>Salstad</text:p>
          </table:table-cell>
          <table:table-cell office:value-type="float" office:value="-0">
            <text:p>0</text:p>
          </table:table-cell>
          <table:table-cell office:value-type="float" office:value="14.45">
            <text:p>14.4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Grästorp</text:p>
          </table:table-cell>
          <table:table-cell office:value-type="float" office:value="1444">
            <text:p>1444</text:p>
          </table:table-cell>
        </table:table-row>
        <table:table-row table:style-name="ro1">
          <table:table-cell office:value-type="string">
            <text:p>S5519</text:p>
          </table:table-cell>
          <table:table-cell office:value-type="string">
            <text:p>Sandsjön</text:p>
          </table:table-cell>
          <table:table-cell office:value-type="string">
            <text:p>Ny</text:p>
          </table:table-cell>
          <table:table-cell office:value-type="float" office:value="7.04">
            <text:p>7.04</text:p>
          </table:table-cell>
          <table:table-cell office:value-type="float" office:value="64">
            <text:p>64</text:p>
          </table:table-cell>
          <table:table-cell office:value-type="float" office:value="0.54">
            <text:p>0.54</text:p>
          </table:table-cell>
          <table:table-cell office:value-type="string">
            <text:p>Svenljunga</text:p>
          </table:table-cell>
          <table:table-cell office:value-type="float" office:value="1465">
            <text:p>1465</text:p>
          </table:table-cell>
        </table:table-row>
        <table:table-row table:style-name="ro1">
          <table:table-cell office:value-type="string">
            <text:p>S5523</text:p>
          </table:table-cell>
          <table:table-cell office:value-type="string">
            <text:p>Sandåker</text:p>
          </table:table-cell>
          <table:table-cell office:value-type="float" office:value="-0">
            <text:p>0</text:p>
          </table:table-cell>
          <table:table-cell office:value-type="float" office:value="19.7">
            <text:p>19.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Ale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S5525</text:p>
          </table:table-cell>
          <table:table-cell office:value-type="string">
            <text:p>Skärv</text:p>
          </table:table-cell>
          <table:table-cell office:value-type="float" office:value="-0">
            <text:p>0</text:p>
          </table:table-cell>
          <table:table-cell office:value-type="float" office:value="34.49">
            <text:p>34.4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Skara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string">
            <text:p>S5529</text:p>
          </table:table-cell>
          <table:table-cell office:value-type="string">
            <text:p>Slätte</text:p>
          </table:table-cell>
          <table:table-cell office:value-type="float" office:value="-0">
            <text:p>0</text:p>
          </table:table-cell>
          <table:table-cell office:value-type="float" office:value="16.77">
            <text:p>16.77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Töreboda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 office:value-type="string">
            <text:p>S5533</text:p>
          </table:table-cell>
          <table:table-cell office:value-type="string">
            <text:p>Spiken + Torp</text:p>
          </table:table-cell>
          <table:table-cell office:value-type="float" office:value="-0">
            <text:p>0</text:p>
          </table:table-cell>
          <table:table-cell office:value-type="float" office:value="34.73">
            <text:p>34.7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537</text:p>
          </table:table-cell>
          <table:table-cell office:value-type="string">
            <text:p>Stigsberget</text:p>
          </table:table-cell>
          <table:table-cell office:value-type="float" office:value="-0">
            <text:p>0</text:p>
          </table:table-cell>
          <table:table-cell office:value-type="float" office:value="35.49">
            <text:p>35.49</text:p>
          </table:table-cell>
          <table:table-cell office:value-type="float" office:value="103">
            <text:p>103</text:p>
          </table:table-cell>
          <table:table-cell office:value-type="float" office:value="0.98">
            <text:p>0.98</text:p>
          </table:table-cell>
          <table:table-cell office:value-type="string">
            <text:p>Vänersborg</text:p>
          </table:table-cell>
          <table:table-cell office:value-type="float" office:value="1487">
            <text:p>1487</text:p>
          </table:table-cell>
        </table:table-row>
        <table:table-row table:style-name="ro1">
          <table:table-cell office:value-type="string">
            <text:p>S5541</text:p>
          </table:table-cell>
          <table:table-cell office:value-type="string">
            <text:p>Såtenäs</text:p>
          </table:table-cell>
          <table:table-cell office:value-type="float" office:value="-0">
            <text:p>0</text:p>
          </table:table-cell>
          <table:table-cell office:value-type="float" office:value="71.87">
            <text:p>71.87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549</text:p>
          </table:table-cell>
          <table:table-cell office:value-type="string">
            <text:p>Fjället</text:p>
          </table:table-cell>
          <table:table-cell office:value-type="float" office:value="-0">
            <text:p>0</text:p>
          </table:table-cell>
          <table:table-cell office:value-type="float" office:value="12.05">
            <text:p>12.05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S5555</text:p>
          </table:table-cell>
          <table:table-cell office:value-type="string">
            <text:p>Tegen + Grötån</text:p>
          </table:table-cell>
          <table:table-cell office:value-type="float" office:value="-0">
            <text:p>0</text:p>
          </table:table-cell>
          <table:table-cell office:value-type="float" office:value="40.87">
            <text:p>40.87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5557</text:p>
          </table:table-cell>
          <table:table-cell office:value-type="string">
            <text:p>Tidavad</text:p>
          </table:table-cell>
          <table:table-cell office:value-type="float" office:value="-0">
            <text:p>0</text:p>
          </table:table-cell>
          <table:table-cell office:value-type="float" office:value="23.75">
            <text:p>23.75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5561</text:p>
          </table:table-cell>
          <table:table-cell office:value-type="string">
            <text:p>Tolsjö</text:p>
          </table:table-cell>
          <table:table-cell office:value-type="float" office:value="-0">
            <text:p>0</text:p>
          </table:table-cell>
          <table:table-cell office:value-type="float" office:value="31.05">
            <text:p>31.0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565</text:p>
          </table:table-cell>
          <table:table-cell office:value-type="string">
            <text:p>Nolby (östra delen)</text:p>
          </table:table-cell>
          <table:table-cell office:value-type="float" office:value="-0">
            <text:p>0</text:p>
          </table:table-cell>
          <table:table-cell office:value-type="float" office:value="14.95">
            <text:p>14.9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Mariestad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string">
            <text:p>S5569</text:p>
          </table:table-cell>
          <table:table-cell office:value-type="string">
            <text:p>Tranum</text:p>
          </table:table-cell>
          <table:table-cell office:value-type="float" office:value="-0">
            <text:p>0</text:p>
          </table:table-cell>
          <table:table-cell office:value-type="float" office:value="10.66">
            <text:p>10.6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Lidköping</text:p>
          </table:table-cell>
          <table:table-cell office:value-type="float" office:value="1494">
            <text:p>1494</text:p>
          </table:table-cell>
        </table:table-row>
        <table:table-row table:style-name="ro1">
          <table:table-cell office:value-type="string">
            <text:p>S5573</text:p>
          </table:table-cell>
          <table:table-cell office:value-type="string">
            <text:p>Truvet</text:p>
          </table:table-cell>
          <table:table-cell office:value-type="float" office:value="-0">
            <text:p>0</text:p>
          </table:table-cell>
          <table:table-cell office:value-type="float" office:value="23.35">
            <text:p>23.3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S5579</text:p>
          </table:table-cell>
          <table:table-cell office:value-type="string">
            <text:p>Tultered</text:p>
          </table:table-cell>
          <table:table-cell office:value-type="string">
            <text:p>Ny</text:p>
          </table:table-cell>
          <table:table-cell office:value-type="float" office:value="4.76">
            <text:p>4.7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Partille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 office:value-type="string">
            <text:p>S5581</text:p>
          </table:table-cell>
          <table:table-cell office:value-type="string">
            <text:p>Tumleberg</text:p>
          </table:table-cell>
          <table:table-cell office:value-type="float" office:value="-0">
            <text:p>0</text:p>
          </table:table-cell>
          <table:table-cell office:value-type="float" office:value="9.89">
            <text:p>9.8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Vara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string">
            <text:p>S5585</text:p>
          </table:table-cell>
          <table:table-cell office:value-type="string">
            <text:p>Flistad</text:p>
          </table:table-cell>
          <table:table-cell office:value-type="float" office:value="-0">
            <text:p>0</text:p>
          </table:table-cell>
          <table:table-cell office:value-type="float" office:value="22.85">
            <text:p>22.8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S5589</text:p>
          </table:table-cell>
          <table:table-cell office:value-type="string">
            <text:p>Folkabo</text:p>
          </table:table-cell>
          <table:table-cell office:value-type="float" office:value="-0">
            <text:p>0</text:p>
          </table:table-cell>
          <table:table-cell office:value-type="float" office:value="31.44">
            <text:p>31.44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Tidaholm</text:p>
          </table:table-cell>
          <table:table-cell office:value-type="float" office:value="1498">
            <text:p>1498</text:p>
          </table:table-cell>
        </table:table-row>
        <table:table-row table:style-name="ro1">
          <table:table-cell office:value-type="string">
            <text:p>S5593</text:p>
          </table:table-cell>
          <table:table-cell office:value-type="string">
            <text:p>Valtorp</text:p>
          </table:table-cell>
          <table:table-cell office:value-type="float" office:value="-0">
            <text:p>0</text:p>
          </table:table-cell>
          <table:table-cell office:value-type="float" office:value="12.18">
            <text:p>12.1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string">
            <text:p>S5595</text:p>
          </table:table-cell>
          <table:table-cell office:value-type="string">
            <text:p>Vinköl</text:p>
          </table:table-cell>
          <table:table-cell office:value-type="float" office:value="-0">
            <text:p>0</text:p>
          </table:table-cell>
          <table:table-cell office:value-type="float" office:value="13.15">
            <text:p>13.1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kara</text:p>
          </table:table-cell>
          <table:table-cell office:value-type="float" office:value="1495">
            <text:p>1495</text:p>
          </table:table-cell>
        </table:table-row>
        <table:table-row table:style-name="ro1">
          <table:table-cell office:value-type="string">
            <text:p>S5597</text:p>
          </table:table-cell>
          <table:table-cell office:value-type="string">
            <text:p>Vilske-Kleva</text:p>
          </table:table-cell>
          <table:table-cell office:value-type="float" office:value="-0">
            <text:p>0</text:p>
          </table:table-cell>
          <table:table-cell office:value-type="float" office:value="77.62">
            <text:p>77.62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string">
            <text:p>S5599</text:p>
          </table:table-cell>
          <table:table-cell office:value-type="string">
            <text:p>Yttersöra</text:p>
          </table:table-cell>
          <table:table-cell office:value-type="float" office:value="-0">
            <text:p>0</text:p>
          </table:table-cell>
          <table:table-cell office:value-type="float" office:value="14.76">
            <text:p>14.7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kövde</text:p>
          </table:table-cell>
          <table:table-cell office:value-type="float" office:value="1496">
            <text:p>1496</text:p>
          </table:table-cell>
        </table:table-row>
        <table:table-row table:style-name="ro1">
          <table:table-cell office:value-type="string">
            <text:p>S5601</text:p>
          </table:table-cell>
          <table:table-cell office:value-type="string">
            <text:p>Västerkärr</text:p>
          </table:table-cell>
          <table:table-cell office:value-type="float" office:value="-0">
            <text:p>0</text:p>
          </table:table-cell>
          <table:table-cell office:value-type="float" office:value="16.62">
            <text:p>16.62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Habo</text:p>
          </table:table-cell>
          <table:table-cell office:value-type="float" office:value="643">
            <text:p>0643</text:p>
          </table:table-cell>
        </table:table-row>
        <table:table-row table:style-name="ro1">
          <table:table-cell office:value-type="string">
            <text:p>S5603</text:p>
          </table:table-cell>
          <table:table-cell office:value-type="string">
            <text:p>Årnäs</text:p>
          </table:table-cell>
          <table:table-cell office:value-type="float" office:value="-0">
            <text:p>0</text:p>
          </table:table-cell>
          <table:table-cell office:value-type="float" office:value="42.98">
            <text:p>42.98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Götene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string">
            <text:p>S5607</text:p>
          </table:table-cell>
          <table:table-cell office:value-type="string">
            <text:p>Åsle</text:p>
          </table:table-cell>
          <table:table-cell office:value-type="float" office:value="-0">
            <text:p>0</text:p>
          </table:table-cell>
          <table:table-cell office:value-type="float" office:value="14.21">
            <text:p>14.2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Falköping</text:p>
          </table:table-cell>
          <table:table-cell office:value-type="float" office:value="1499">
            <text:p>1499</text:p>
          </table:table-cell>
        </table:table-row>
        <table:table-row table:style-name="ro1">
          <table:table-cell office:value-type="string">
            <text:p>S5609</text:p>
          </table:table-cell>
          <table:table-cell office:value-type="string">
            <text:p>Österäng</text:p>
          </table:table-cell>
          <table:table-cell office:value-type="float" office:value="-0">
            <text:p>0</text:p>
          </table:table-cell>
          <table:table-cell office:value-type="float" office:value="24.56">
            <text:p>24.5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Götene</text:p>
          </table:table-cell>
          <table:table-cell office:value-type="float" office:value="1471">
            <text:p>1471</text:p>
          </table:table-cell>
        </table:table-row>
        <table:table-row table:style-name="ro1">
          <table:table-cell office:value-type="string">
            <text:p>S5613</text:p>
          </table:table-cell>
          <table:table-cell office:value-type="string">
            <text:p>Öttum</text:p>
          </table:table-cell>
          <table:table-cell office:value-type="float" office:value="-0">
            <text:p>0</text:p>
          </table:table-cell>
          <table:table-cell office:value-type="float" office:value="35.38">
            <text:p>35.38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Vara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string">
            <text:p>S5621</text:p>
          </table:table-cell>
          <table:table-cell office:value-type="string">
            <text:p>Adolfsfors + Köla</text:p>
          </table:table-cell>
          <table:table-cell office:value-type="float" office:value="-0">
            <text:p>0</text:p>
          </table:table-cell>
          <table:table-cell office:value-type="float" office:value="38.52">
            <text:p>38.5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Eda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string">
            <text:p>S5624</text:p>
          </table:table-cell>
          <table:table-cell office:value-type="string">
            <text:p>Bergsäng</text:p>
          </table:table-cell>
          <table:table-cell office:value-type="string">
            <text:p>Ny</text:p>
          </table:table-cell>
          <table:table-cell office:value-type="float" office:value="33.12">
            <text:p>33.12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string">
            <text:p>S5625</text:p>
          </table:table-cell>
          <table:table-cell office:value-type="string">
            <text:p>Bjälverud</text:p>
          </table:table-cell>
          <table:table-cell office:value-type="float" office:value="-0">
            <text:p>0</text:p>
          </table:table-cell>
          <table:table-cell office:value-type="float" office:value="33.56">
            <text:p>33.56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string">
            <text:p>S5627</text:p>
          </table:table-cell>
          <table:table-cell office:value-type="string">
            <text:p>Blakstadsfors / Säftered</text:p>
          </table:table-cell>
          <table:table-cell office:value-type="float" office:value="-0">
            <text:p>0</text:p>
          </table:table-cell>
          <table:table-cell office:value-type="float" office:value="30.67">
            <text:p>30.6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629</text:p>
          </table:table-cell>
          <table:table-cell office:value-type="string">
            <text:p>Bograngen</text:p>
          </table:table-cell>
          <table:table-cell office:value-type="float" office:value="-0">
            <text:p>0</text:p>
          </table:table-cell>
          <table:table-cell office:value-type="float" office:value="39.14">
            <text:p>39.14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633</text:p>
          </table:table-cell>
          <table:table-cell office:value-type="string">
            <text:p>Borgvik</text:p>
          </table:table-cell>
          <table:table-cell office:value-type="float" office:value="-0">
            <text:p>0</text:p>
          </table:table-cell>
          <table:table-cell office:value-type="float" office:value="88.15">
            <text:p>88.15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Grums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string">
            <text:p>S5641</text:p>
          </table:table-cell>
          <table:table-cell office:value-type="string">
            <text:p>Brandsbol + Forsnäs + Norra Bråne</text:p>
          </table:table-cell>
          <table:table-cell office:value-type="float" office:value="-0">
            <text:p>0</text:p>
          </table:table-cell>
          <table:table-cell office:value-type="float" office:value="37.58">
            <text:p>37.5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string">
            <text:p>S5645</text:p>
          </table:table-cell>
          <table:table-cell office:value-type="string">
            <text:p>Brattfors</text:p>
          </table:table-cell>
          <table:table-cell office:value-type="float" office:value="-0">
            <text:p>0</text:p>
          </table:table-cell>
          <table:table-cell office:value-type="float" office:value="34.02">
            <text:p>34.02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Filipstad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string">
            <text:p>S5647</text:p>
          </table:table-cell>
          <table:table-cell office:value-type="string">
            <text:p>Bron</text:p>
          </table:table-cell>
          <table:table-cell office:value-type="float" office:value="-0">
            <text:p>0</text:p>
          </table:table-cell>
          <table:table-cell office:value-type="float" office:value="20.38">
            <text:p>20.3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649</text:p>
          </table:table-cell>
          <table:table-cell office:value-type="string">
            <text:p>Brattmon</text:p>
          </table:table-cell>
          <table:table-cell office:value-type="float" office:value="-0">
            <text:p>0</text:p>
          </table:table-cell>
          <table:table-cell office:value-type="float" office:value="21.6">
            <text:p>21.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651</text:p>
          </table:table-cell>
          <table:table-cell office:value-type="string">
            <text:p>Busterud</text:p>
          </table:table-cell>
          <table:table-cell office:value-type="float" office:value="-0">
            <text:p>0</text:p>
          </table:table-cell>
          <table:table-cell office:value-type="float" office:value="31.98">
            <text:p>31.98</text:p>
          </table:table-cell>
          <table:table-cell office:value-type="float" office:value="140">
            <text:p>140</text:p>
          </table:table-cell>
          <table:table-cell office:value-type="float" office:value="0.75">
            <text:p>0.75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653</text:p>
          </table:table-cell>
          <table:table-cell office:value-type="string">
            <text:p>Byn + Hallen</text:p>
          </table:table-cell>
          <table:table-cell office:value-type="float" office:value="-0">
            <text:p>0</text:p>
          </table:table-cell>
          <table:table-cell office:value-type="float" office:value="41.17">
            <text:p>41.17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string">
            <text:p>S5657</text:p>
          </table:table-cell>
          <table:table-cell office:value-type="string">
            <text:p>Bäckalund</text:p>
          </table:table-cell>
          <table:table-cell office:value-type="float" office:value="-0">
            <text:p>0</text:p>
          </table:table-cell>
          <table:table-cell office:value-type="float" office:value="31">
            <text:p>31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string">
            <text:p>S5659</text:p>
          </table:table-cell>
          <table:table-cell office:value-type="string">
            <text:p>Böj</text:p>
          </table:table-cell>
          <table:table-cell office:value-type="float" office:value="-0">
            <text:p>0</text:p>
          </table:table-cell>
          <table:table-cell office:value-type="float" office:value="19.09">
            <text:p>19.0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661</text:p>
          </table:table-cell>
          <table:table-cell office:value-type="string">
            <text:p>Dalby</text:p>
          </table:table-cell>
          <table:table-cell office:value-type="float" office:value="-0">
            <text:p>0</text:p>
          </table:table-cell>
          <table:table-cell office:value-type="float" office:value="53.83">
            <text:p>53.8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663</text:p>
          </table:table-cell>
          <table:table-cell office:value-type="string">
            <text:p>Bäck + Vång</text:p>
          </table:table-cell>
          <table:table-cell office:value-type="float" office:value="-0">
            <text:p>0</text:p>
          </table:table-cell>
          <table:table-cell office:value-type="float" office:value="14.02">
            <text:p>14.0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667</text:p>
          </table:table-cell>
          <table:table-cell office:value-type="string">
            <text:p>Dingelsundet</text:p>
          </table:table-cell>
          <table:table-cell office:value-type="float" office:value="-0">
            <text:p>0</text:p>
          </table:table-cell>
          <table:table-cell office:value-type="float" office:value="15.67">
            <text:p>15.6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669</text:p>
          </table:table-cell>
          <table:table-cell office:value-type="string">
            <text:p>Eda</text:p>
          </table:table-cell>
          <table:table-cell office:value-type="float" office:value="-0">
            <text:p>0</text:p>
          </table:table-cell>
          <table:table-cell office:value-type="float" office:value="34.76">
            <text:p>34.7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Eda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string">
            <text:p>S5673</text:p>
          </table:table-cell>
          <table:table-cell office:value-type="string">
            <text:p>Edsgatan + Höja + Björby + Gräsås</text:p>
          </table:table-cell>
          <table:table-cell office:value-type="float" office:value="-0">
            <text:p>0</text:p>
          </table:table-cell>
          <table:table-cell office:value-type="float" office:value="40.47">
            <text:p>40.47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677</text:p>
          </table:table-cell>
          <table:table-cell office:value-type="string">
            <text:p>Fensbol + del av Kallerud</text:p>
          </table:table-cell>
          <table:table-cell office:value-type="float" office:value="-0">
            <text:p>0</text:p>
          </table:table-cell>
          <table:table-cell office:value-type="float" office:value="62.42">
            <text:p>62.42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683</text:p>
          </table:table-cell>
          <table:table-cell office:value-type="string">
            <text:p>Fryksta</text:p>
          </table:table-cell>
          <table:table-cell office:value-type="float" office:value="-0">
            <text:p>0</text:p>
          </table:table-cell>
          <table:table-cell office:value-type="float" office:value="18.27">
            <text:p>18.27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Kil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string">
            <text:p>S5685</text:p>
          </table:table-cell>
          <table:table-cell office:value-type="string">
            <text:p>Flogned + Skarbol</text:p>
          </table:table-cell>
          <table:table-cell office:value-type="float" office:value="-0">
            <text:p>0</text:p>
          </table:table-cell>
          <table:table-cell office:value-type="float" office:value="43.43">
            <text:p>43.43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Eda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string">
            <text:p>S5689</text:p>
          </table:table-cell>
          <table:table-cell office:value-type="string">
            <text:p>Fröbol</text:p>
          </table:table-cell>
          <table:table-cell office:value-type="float" office:value="-0">
            <text:p>0</text:p>
          </table:table-cell>
          <table:table-cell office:value-type="float" office:value="24.66">
            <text:p>24.6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693</text:p>
          </table:table-cell>
          <table:table-cell office:value-type="string">
            <text:p>Västra Furtan</text:p>
          </table:table-cell>
          <table:table-cell office:value-type="float" office:value="-0">
            <text:p>0</text:p>
          </table:table-cell>
          <table:table-cell office:value-type="float" office:value="24.56">
            <text:p>24.56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701</text:p>
          </table:table-cell>
          <table:table-cell office:value-type="string">
            <text:p>Gettjärn</text:p>
          </table:table-cell>
          <table:table-cell office:value-type="float" office:value="-0">
            <text:p>0</text:p>
          </table:table-cell>
          <table:table-cell office:value-type="float" office:value="16.06">
            <text:p>16.0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string">
            <text:p>S5703</text:p>
          </table:table-cell>
          <table:table-cell office:value-type="string">
            <text:p>Gravås</text:p>
          </table:table-cell>
          <table:table-cell office:value-type="float" office:value="-0">
            <text:p>0</text:p>
          </table:table-cell>
          <table:table-cell office:value-type="float" office:value="20.05">
            <text:p>20.0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709</text:p>
          </table:table-cell>
          <table:table-cell office:value-type="string">
            <text:p>Gumhöjden</text:p>
          </table:table-cell>
          <table:table-cell office:value-type="float" office:value="-0">
            <text:p>0</text:p>
          </table:table-cell>
          <table:table-cell office:value-type="float" office:value="22.45">
            <text:p>22.4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string">
            <text:p>S5711</text:p>
          </table:table-cell>
          <table:table-cell office:value-type="string">
            <text:p>Gräsås</text:p>
          </table:table-cell>
          <table:table-cell office:value-type="float" office:value="-0">
            <text:p>0</text:p>
          </table:table-cell>
          <table:table-cell office:value-type="float" office:value="15.04">
            <text:p>15.04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713</text:p>
          </table:table-cell>
          <table:table-cell office:value-type="string">
            <text:p>Gustavsfors</text:p>
          </table:table-cell>
          <table:table-cell office:value-type="float" office:value="-0">
            <text:p>0</text:p>
          </table:table-cell>
          <table:table-cell office:value-type="float" office:value="40.88">
            <text:p>40.88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string">
            <text:p>S5715</text:p>
          </table:table-cell>
          <table:table-cell office:value-type="string">
            <text:p>Gullsby</text:p>
          </table:table-cell>
          <table:table-cell office:value-type="float" office:value="-0">
            <text:p>0</text:p>
          </table:table-cell>
          <table:table-cell office:value-type="float" office:value="24.68">
            <text:p>24.68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string">
            <text:p>S5719</text:p>
          </table:table-cell>
          <table:table-cell office:value-type="string">
            <text:p>Gökhöjden</text:p>
          </table:table-cell>
          <table:table-cell office:value-type="float" office:value="-0">
            <text:p>0</text:p>
          </table:table-cell>
          <table:table-cell office:value-type="float" office:value="10.22">
            <text:p>10.2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725</text:p>
          </table:table-cell>
          <table:table-cell office:value-type="string">
            <text:p>Hynboholm + Grönäs</text:p>
          </table:table-cell>
          <table:table-cell office:value-type="float" office:value="-0">
            <text:p>0</text:p>
          </table:table-cell>
          <table:table-cell office:value-type="float" office:value="29.31">
            <text:p>29.3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733</text:p>
          </table:table-cell>
          <table:table-cell office:value-type="string">
            <text:p>Hån</text:p>
          </table:table-cell>
          <table:table-cell office:value-type="float" office:value="-0">
            <text:p>0</text:p>
          </table:table-cell>
          <table:table-cell office:value-type="float" office:value="28.52">
            <text:p>28.5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Årjäng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string">
            <text:p>S5735</text:p>
          </table:table-cell>
          <table:table-cell office:value-type="string">
            <text:p>Högboda gård</text:p>
          </table:table-cell>
          <table:table-cell office:value-type="float" office:value="-0">
            <text:p>0</text:p>
          </table:table-cell>
          <table:table-cell office:value-type="float" office:value="11.58">
            <text:p>11.5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Kil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string">
            <text:p>S5737</text:p>
          </table:table-cell>
          <table:table-cell office:value-type="string">
            <text:p>Högvalta</text:p>
          </table:table-cell>
          <table:table-cell office:value-type="float" office:value="-0">
            <text:p>0</text:p>
          </table:table-cell>
          <table:table-cell office:value-type="float" office:value="41.72">
            <text:p>41.72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743</text:p>
          </table:table-cell>
          <table:table-cell office:value-type="string">
            <text:p>Höljes</text:p>
          </table:table-cell>
          <table:table-cell office:value-type="float" office:value="-0">
            <text:p>0</text:p>
          </table:table-cell>
          <table:table-cell office:value-type="float" office:value="73.77">
            <text:p>73.77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745</text:p>
          </table:table-cell>
          <table:table-cell office:value-type="string">
            <text:p>Gunnarsby + Ingmår</text:p>
          </table:table-cell>
          <table:table-cell office:value-type="float" office:value="-0">
            <text:p>0</text:p>
          </table:table-cell>
          <table:table-cell office:value-type="float" office:value="39.44">
            <text:p>39.4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string">
            <text:p>S5746</text:p>
          </table:table-cell>
          <table:table-cell office:value-type="string">
            <text:p>Gunneryd och Hälseryd</text:p>
          </table:table-cell>
          <table:table-cell office:value-type="string">
            <text:p>Ny</text:p>
          </table:table-cell>
          <table:table-cell office:value-type="float" office:value="20.46">
            <text:p>20.4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string">
            <text:p>S5757</text:p>
          </table:table-cell>
          <table:table-cell office:value-type="string">
            <text:p>Lekvattnet</text:p>
          </table:table-cell>
          <table:table-cell office:value-type="float" office:value="-0">
            <text:p>0</text:p>
          </table:table-cell>
          <table:table-cell office:value-type="float" office:value="23.79">
            <text:p>23.7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765</text:p>
          </table:table-cell>
          <table:table-cell office:value-type="string">
            <text:p>Liljedal</text:p>
          </table:table-cell>
          <table:table-cell office:value-type="float" office:value="-0">
            <text:p>0</text:p>
          </table:table-cell>
          <table:table-cell office:value-type="float" office:value="34.34">
            <text:p>34.34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Grums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string">
            <text:p>S5769</text:p>
          </table:table-cell>
          <table:table-cell office:value-type="string">
            <text:p>Lindfors</text:p>
          </table:table-cell>
          <table:table-cell office:value-type="float" office:value="-0">
            <text:p>0</text:p>
          </table:table-cell>
          <table:table-cell office:value-type="float" office:value="17.36">
            <text:p>17.36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775</text:p>
          </table:table-cell>
          <table:table-cell office:value-type="string">
            <text:p>Ljunggården</text:p>
          </table:table-cell>
          <table:table-cell office:value-type="float" office:value="-0">
            <text:p>0</text:p>
          </table:table-cell>
          <table:table-cell office:value-type="float" office:value="25.98">
            <text:p>25.98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Kristinehamn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string">
            <text:p>S5777</text:p>
          </table:table-cell>
          <table:table-cell office:value-type="string">
            <text:p>Lungsund</text:p>
          </table:table-cell>
          <table:table-cell office:value-type="float" office:value="-0">
            <text:p>0</text:p>
          </table:table-cell>
          <table:table-cell office:value-type="float" office:value="14.58">
            <text:p>14.5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Storfors</text:p>
          </table:table-cell>
          <table:table-cell office:value-type="float" office:value="1760">
            <text:p>1760</text:p>
          </table:table-cell>
        </table:table-row>
        <table:table-row table:style-name="ro1">
          <table:table-cell office:value-type="string">
            <text:p>S5781</text:p>
          </table:table-cell>
          <table:table-cell office:value-type="string">
            <text:p>Långban</text:p>
          </table:table-cell>
          <table:table-cell office:value-type="float" office:value="-0">
            <text:p>0</text:p>
          </table:table-cell>
          <table:table-cell office:value-type="float" office:value="32.53">
            <text:p>32.5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Filipstad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string">
            <text:p>S5785</text:p>
          </table:table-cell>
          <table:table-cell office:value-type="string">
            <text:p>Lässerud</text:p>
          </table:table-cell>
          <table:table-cell office:value-type="float" office:value="-0">
            <text:p>0</text:p>
          </table:table-cell>
          <table:table-cell office:value-type="float" office:value="44.25">
            <text:p>44.2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Eda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string">
            <text:p>S5789</text:p>
          </table:table-cell>
          <table:table-cell office:value-type="string">
            <text:p>Lövstaholm</text:p>
          </table:table-cell>
          <table:table-cell office:value-type="float" office:value="-0">
            <text:p>0</text:p>
          </table:table-cell>
          <table:table-cell office:value-type="float" office:value="21.91">
            <text:p>21.9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string">
            <text:p>S5797</text:p>
          </table:table-cell>
          <table:table-cell office:value-type="string">
            <text:p>Mangskog</text:p>
          </table:table-cell>
          <table:table-cell office:value-type="float" office:value="-0">
            <text:p>0</text:p>
          </table:table-cell>
          <table:table-cell office:value-type="float" office:value="12.62">
            <text:p>12.6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799</text:p>
          </table:table-cell>
          <table:table-cell office:value-type="string">
            <text:p>Medskog</text:p>
          </table:table-cell>
          <table:table-cell office:value-type="float" office:value="-0">
            <text:p>0</text:p>
          </table:table-cell>
          <table:table-cell office:value-type="float" office:value="12.73">
            <text:p>12.73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Grums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string">
            <text:p>S5801</text:p>
          </table:table-cell>
          <table:table-cell office:value-type="string">
            <text:p>Mossberg</text:p>
          </table:table-cell>
          <table:table-cell office:value-type="float" office:value="-0">
            <text:p>0</text:p>
          </table:table-cell>
          <table:table-cell office:value-type="float" office:value="33.69">
            <text:p>33.6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string">
            <text:p>S5805</text:p>
          </table:table-cell>
          <table:table-cell office:value-type="string">
            <text:p>Mölnbacka</text:p>
          </table:table-cell>
          <table:table-cell office:value-type="float" office:value="-0">
            <text:p>0</text:p>
          </table:table-cell>
          <table:table-cell office:value-type="float" office:value="27.21">
            <text:p>27.2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Forshaga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string">
            <text:p>S5807</text:p>
          </table:table-cell>
          <table:table-cell office:value-type="string">
            <text:p>Norsbron</text:p>
          </table:table-cell>
          <table:table-cell office:value-type="float" office:value="-0">
            <text:p>0</text:p>
          </table:table-cell>
          <table:table-cell office:value-type="float" office:value="54.63">
            <text:p>54.63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809</text:p>
          </table:table-cell>
          <table:table-cell office:value-type="string">
            <text:p>Nybble</text:p>
          </table:table-cell>
          <table:table-cell office:value-type="float" office:value="-0">
            <text:p>0</text:p>
          </table:table-cell>
          <table:table-cell office:value-type="float" office:value="33.92">
            <text:p>33.92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Kristinehamn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string">
            <text:p>S5811</text:p>
          </table:table-cell>
          <table:table-cell office:value-type="string">
            <text:p>Nysäter</text:p>
          </table:table-cell>
          <table:table-cell office:value-type="float" office:value="-0">
            <text:p>0</text:p>
          </table:table-cell>
          <table:table-cell office:value-type="float" office:value="44.44">
            <text:p>44.44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Säffle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string">
            <text:p>S5813</text:p>
          </table:table-cell>
          <table:table-cell office:value-type="string">
            <text:p>Olsäter</text:p>
          </table:table-cell>
          <table:table-cell office:value-type="float" office:value="-0">
            <text:p>0</text:p>
          </table:table-cell>
          <table:table-cell office:value-type="float" office:value="21.09">
            <text:p>21.09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Forshaga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string">
            <text:p>S5817</text:p>
          </table:table-cell>
          <table:table-cell office:value-type="string">
            <text:p>Ottebol</text:p>
          </table:table-cell>
          <table:table-cell office:value-type="float" office:value="-0">
            <text:p>0</text:p>
          </table:table-cell>
          <table:table-cell office:value-type="float" office:value="34.52">
            <text:p>34.52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821</text:p>
          </table:table-cell>
          <table:table-cell office:value-type="string">
            <text:p>Nedre Rackstad + Holm</text:p>
          </table:table-cell>
          <table:table-cell office:value-type="float" office:value="-0">
            <text:p>0</text:p>
          </table:table-cell>
          <table:table-cell office:value-type="float" office:value="49.35">
            <text:p>49.3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823</text:p>
          </table:table-cell>
          <table:table-cell office:value-type="string">
            <text:p>Persby och Utterbyn</text:p>
          </table:table-cell>
          <table:table-cell office:value-type="string">
            <text:p>Ny</text:p>
          </table:table-cell>
          <table:table-cell office:value-type="float" office:value="29.76">
            <text:p>29.7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825</text:p>
          </table:table-cell>
          <table:table-cell office:value-type="string">
            <text:p>Ransby</text:p>
          </table:table-cell>
          <table:table-cell office:value-type="float" office:value="-0">
            <text:p>0</text:p>
          </table:table-cell>
          <table:table-cell office:value-type="float" office:value="53.6">
            <text:p>53.6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829</text:p>
          </table:table-cell>
          <table:table-cell office:value-type="string">
            <text:p>Ransäter</text:p>
          </table:table-cell>
          <table:table-cell office:value-type="float" office:value="-0">
            <text:p>0</text:p>
          </table:table-cell>
          <table:table-cell office:value-type="float" office:value="22.36">
            <text:p>22.36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Munkfors</text:p>
          </table:table-cell>
          <table:table-cell office:value-type="float" office:value="1762">
            <text:p>1762</text:p>
          </table:table-cell>
        </table:table-row>
        <table:table-row table:style-name="ro1">
          <table:table-cell office:value-type="string">
            <text:p>S5833</text:p>
          </table:table-cell>
          <table:table-cell office:value-type="string">
            <text:p>Rud + Ängen</text:p>
          </table:table-cell>
          <table:table-cell office:value-type="float" office:value="-0">
            <text:p>0</text:p>
          </table:table-cell>
          <table:table-cell office:value-type="float" office:value="48.25">
            <text:p>48.25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Hammarö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string">
            <text:p>S5835</text:p>
          </table:table-cell>
          <table:table-cell office:value-type="string">
            <text:p>Rud södra</text:p>
          </table:table-cell>
          <table:table-cell office:value-type="float" office:value="-0">
            <text:p>0</text:p>
          </table:table-cell>
          <table:table-cell office:value-type="float" office:value="34.71">
            <text:p>34.7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Hammarö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string">
            <text:p>S5837</text:p>
          </table:table-cell>
          <table:table-cell office:value-type="string">
            <text:p>Rud</text:p>
          </table:table-cell>
          <table:table-cell office:value-type="float" office:value="-0">
            <text:p>0</text:p>
          </table:table-cell>
          <table:table-cell office:value-type="float" office:value="10.06">
            <text:p>10.0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841</text:p>
          </table:table-cell>
          <table:table-cell office:value-type="string">
            <text:p>Tången + Rudshult</text:p>
          </table:table-cell>
          <table:table-cell office:value-type="float" office:value="-0">
            <text:p>0</text:p>
          </table:table-cell>
          <table:table-cell office:value-type="float" office:value="8.97">
            <text:p>8.9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Forshaga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string">
            <text:p>S5845</text:p>
          </table:table-cell>
          <table:table-cell office:value-type="string">
            <text:p>Rådom</text:p>
          </table:table-cell>
          <table:table-cell office:value-type="float" office:value="-0">
            <text:p>0</text:p>
          </table:table-cell>
          <table:table-cell office:value-type="float" office:value="47.14">
            <text:p>47.1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855</text:p>
          </table:table-cell>
          <table:table-cell office:value-type="string">
            <text:p>Sillingsfors</text:p>
          </table:table-cell>
          <table:table-cell office:value-type="float" office:value="-0">
            <text:p>0</text:p>
          </table:table-cell>
          <table:table-cell office:value-type="float" office:value="22.16">
            <text:p>22.1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Säffle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string">
            <text:p>S5861</text:p>
          </table:table-cell>
          <table:table-cell office:value-type="string">
            <text:p>Slobyn</text:p>
          </table:table-cell>
          <table:table-cell office:value-type="float" office:value="-0">
            <text:p>0</text:p>
          </table:table-cell>
          <table:table-cell office:value-type="float" office:value="31.23">
            <text:p>31.2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863</text:p>
          </table:table-cell>
          <table:table-cell office:value-type="string">
            <text:p>Skillingsfors</text:p>
          </table:table-cell>
          <table:table-cell office:value-type="float" office:value="-0">
            <text:p>0</text:p>
          </table:table-cell>
          <table:table-cell office:value-type="float" office:value="21.61">
            <text:p>21.6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Eda</text:p>
          </table:table-cell>
          <table:table-cell office:value-type="float" office:value="1730">
            <text:p>1730</text:p>
          </table:table-cell>
        </table:table-row>
        <table:table-row table:style-name="ro1">
          <table:table-cell office:value-type="string">
            <text:p>S5867</text:p>
          </table:table-cell>
          <table:table-cell office:value-type="string">
            <text:p>Skottlanda</text:p>
          </table:table-cell>
          <table:table-cell office:value-type="float" office:value="-0">
            <text:p>0</text:p>
          </table:table-cell>
          <table:table-cell office:value-type="float" office:value="12.21">
            <text:p>12.2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Kristinehamn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string">
            <text:p>S5869</text:p>
          </table:table-cell>
          <table:table-cell office:value-type="string">
            <text:p>Stömne</text:p>
          </table:table-cell>
          <table:table-cell office:value-type="float" office:value="-0">
            <text:p>0</text:p>
          </table:table-cell>
          <table:table-cell office:value-type="float" office:value="38.55">
            <text:p>38.55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871</text:p>
          </table:table-cell>
          <table:table-cell office:value-type="string">
            <text:p>Steffensminne</text:p>
          </table:table-cell>
          <table:table-cell office:value-type="float" office:value="-0">
            <text:p>0</text:p>
          </table:table-cell>
          <table:table-cell office:value-type="float" office:value="11.29">
            <text:p>11.29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872</text:p>
          </table:table-cell>
          <table:table-cell office:value-type="string">
            <text:p>Stora Skagene och Svenshult</text:p>
          </table:table-cell>
          <table:table-cell office:value-type="string">
            <text:p>Ny</text:p>
          </table:table-cell>
          <table:table-cell office:value-type="float" office:value="19.88">
            <text:p>19.8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Hammarö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string">
            <text:p>S5877</text:p>
          </table:table-cell>
          <table:table-cell office:value-type="string">
            <text:p>Sutterhöjden</text:p>
          </table:table-cell>
          <table:table-cell office:value-type="float" office:value="-0">
            <text:p>0</text:p>
          </table:table-cell>
          <table:table-cell office:value-type="float" office:value="30.93">
            <text:p>30.9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881</text:p>
          </table:table-cell>
          <table:table-cell office:value-type="string">
            <text:p>Svenneby</text:p>
          </table:table-cell>
          <table:table-cell office:value-type="float" office:value="-0">
            <text:p>0</text:p>
          </table:table-cell>
          <table:table-cell office:value-type="float" office:value="26.42">
            <text:p>26.4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885</text:p>
          </table:table-cell>
          <table:table-cell office:value-type="string">
            <text:p>Sillerud</text:p>
          </table:table-cell>
          <table:table-cell office:value-type="float" office:value="-0">
            <text:p>0</text:p>
          </table:table-cell>
          <table:table-cell office:value-type="float" office:value="14.99">
            <text:p>14.9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Årjäng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string">
            <text:p>S5887</text:p>
          </table:table-cell>
          <table:table-cell office:value-type="string">
            <text:p>Säbytorp</text:p>
          </table:table-cell>
          <table:table-cell office:value-type="float" office:value="-0">
            <text:p>0</text:p>
          </table:table-cell>
          <table:table-cell office:value-type="float" office:value="32.45">
            <text:p>32.45</text:p>
          </table:table-cell>
          <table:table-cell office:value-type="float" office:value="65">
            <text:p>65</text:p>
          </table:table-cell>
          <table:table-cell office:value-type="float" office:value="0.74">
            <text:p>0.74</text:p>
          </table:table-cell>
          <table:table-cell office:value-type="string">
            <text:p>Kil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string">
            <text:p>S5893</text:p>
          </table:table-cell>
          <table:table-cell office:value-type="string">
            <text:p>Södra Borgeby + Gullsby</text:p>
          </table:table-cell>
          <table:table-cell office:value-type="float" office:value="-0">
            <text:p>0</text:p>
          </table:table-cell>
          <table:table-cell office:value-type="float" office:value="59.98">
            <text:p>59.98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string">
            <text:p>S5895</text:p>
          </table:table-cell>
          <table:table-cell office:value-type="string">
            <text:p>Södra Såneby</text:p>
          </table:table-cell>
          <table:table-cell office:value-type="float" office:value="-0">
            <text:p>0</text:p>
          </table:table-cell>
          <table:table-cell office:value-type="float" office:value="23.61">
            <text:p>23.6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string">
            <text:p>S5897</text:p>
          </table:table-cell>
          <table:table-cell office:value-type="string">
            <text:p>Sörby</text:p>
          </table:table-cell>
          <table:table-cell office:value-type="float" office:value="-0">
            <text:p>0</text:p>
          </table:table-cell>
          <table:table-cell office:value-type="float" office:value="35.85">
            <text:p>35.8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string">
            <text:p>S5903</text:p>
          </table:table-cell>
          <table:table-cell office:value-type="string">
            <text:p>Sörkastet+Rönneberg+Strandudde</text:p>
          </table:table-cell>
          <table:table-cell office:value-type="float" office:value="-0">
            <text:p>0</text:p>
          </table:table-cell>
          <table:table-cell office:value-type="float" office:value="95.5">
            <text:p>95.5</text:p>
          </table:table-cell>
          <table:table-cell office:value-type="float" office:value="249">
            <text:p>249</text:p>
          </table:table-cell>
          <table:table-cell office:value-type="float" office:value="0.57">
            <text:p>0.57</text:p>
          </table:table-cell>
          <table:table-cell office:value-type="string">
            <text:p>Kristinehamn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string">
            <text:p>S5905</text:p>
          </table:table-cell>
          <table:table-cell office:value-type="string">
            <text:p>Tenvik</text:p>
          </table:table-cell>
          <table:table-cell office:value-type="float" office:value="-0">
            <text:p>0</text:p>
          </table:table-cell>
          <table:table-cell office:value-type="float" office:value="31.78">
            <text:p>31.78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Årjäng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string">
            <text:p>S5915</text:p>
          </table:table-cell>
          <table:table-cell office:value-type="string">
            <text:p>Tjärnheden</text:p>
          </table:table-cell>
          <table:table-cell office:value-type="string">
            <text:p>Ny</text:p>
          </table:table-cell>
          <table:table-cell office:value-type="float" office:value="5.44">
            <text:p>5.44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Forshaga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string">
            <text:p>S5917</text:p>
          </table:table-cell>
          <table:table-cell office:value-type="string">
            <text:p>Tolita</text:p>
          </table:table-cell>
          <table:table-cell office:value-type="float" office:value="-0">
            <text:p>0</text:p>
          </table:table-cell>
          <table:table-cell office:value-type="float" office:value="22.46">
            <text:p>22.4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Kil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string">
            <text:p>S5919</text:p>
          </table:table-cell>
          <table:table-cell office:value-type="string">
            <text:p>Torpa</text:p>
          </table:table-cell>
          <table:table-cell office:value-type="float" office:value="-0">
            <text:p>0</text:p>
          </table:table-cell>
          <table:table-cell office:value-type="float" office:value="17.62">
            <text:p>17.6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Kristinehamn</text:p>
          </table:table-cell>
          <table:table-cell office:value-type="float" office:value="1781">
            <text:p>1781</text:p>
          </table:table-cell>
        </table:table-row>
        <table:table-row table:style-name="ro1">
          <table:table-cell office:value-type="string">
            <text:p>S5921</text:p>
          </table:table-cell>
          <table:table-cell office:value-type="string">
            <text:p>Gjutaregården</text:p>
          </table:table-cell>
          <table:table-cell office:value-type="float" office:value="-0">
            <text:p>0</text:p>
          </table:table-cell>
          <table:table-cell office:value-type="float" office:value="59.33">
            <text:p>59.3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string">
            <text:p>S5922</text:p>
          </table:table-cell>
          <table:table-cell office:value-type="string">
            <text:p>Glava</text:p>
          </table:table-cell>
          <table:table-cell office:value-type="string">
            <text:p>Ny</text:p>
          </table:table-cell>
          <table:table-cell office:value-type="float" office:value="38.02">
            <text:p>38.0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929</text:p>
          </table:table-cell>
          <table:table-cell office:value-type="string">
            <text:p>Tye</text:p>
          </table:table-cell>
          <table:table-cell office:value-type="float" office:value="-0">
            <text:p>0</text:p>
          </table:table-cell>
          <table:table-cell office:value-type="float" office:value="43.12">
            <text:p>43.12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Hammarö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string">
            <text:p>S5933</text:p>
          </table:table-cell>
          <table:table-cell office:value-type="string">
            <text:p>Ulvsbyn + Mosstorp</text:p>
          </table:table-cell>
          <table:table-cell office:value-type="float" office:value="-0">
            <text:p>0</text:p>
          </table:table-cell>
          <table:table-cell office:value-type="float" office:value="19.82">
            <text:p>19.8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937</text:p>
          </table:table-cell>
          <table:table-cell office:value-type="string">
            <text:p>Utterbyn</text:p>
          </table:table-cell>
          <table:table-cell office:value-type="float" office:value="-0">
            <text:p>0</text:p>
          </table:table-cell>
          <table:table-cell office:value-type="float" office:value="38.85">
            <text:p>38.8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941</text:p>
          </table:table-cell>
          <table:table-cell office:value-type="string">
            <text:p>Vadjetorp</text:p>
          </table:table-cell>
          <table:table-cell office:value-type="float" office:value="-0">
            <text:p>0</text:p>
          </table:table-cell>
          <table:table-cell office:value-type="float" office:value="39.09">
            <text:p>39.09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947</text:p>
          </table:table-cell>
          <table:table-cell office:value-type="string">
            <text:p>Visterud</text:p>
          </table:table-cell>
          <table:table-cell office:value-type="float" office:value="-0">
            <text:p>0</text:p>
          </table:table-cell>
          <table:table-cell office:value-type="float" office:value="12.03">
            <text:p>12.0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Forshaga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string">
            <text:p>S5949</text:p>
          </table:table-cell>
          <table:table-cell office:value-type="string">
            <text:p>Vitsand</text:p>
          </table:table-cell>
          <table:table-cell office:value-type="float" office:value="-0">
            <text:p>0</text:p>
          </table:table-cell>
          <table:table-cell office:value-type="float" office:value="38.35">
            <text:p>38.35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961</text:p>
          </table:table-cell>
          <table:table-cell office:value-type="string">
            <text:p>Värmskog</text:p>
          </table:table-cell>
          <table:table-cell office:value-type="float" office:value="-0">
            <text:p>0</text:p>
          </table:table-cell>
          <table:table-cell office:value-type="float" office:value="14.27">
            <text:p>14.2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Grums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string">
            <text:p>S5965</text:p>
          </table:table-cell>
          <table:table-cell office:value-type="string">
            <text:p>Västra Jössefors + Kolbotten</text:p>
          </table:table-cell>
          <table:table-cell office:value-type="float" office:value="-0">
            <text:p>0</text:p>
          </table:table-cell>
          <table:table-cell office:value-type="float" office:value="19.51">
            <text:p>19.5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969</text:p>
          </table:table-cell>
          <table:table-cell office:value-type="string">
            <text:p>Västra Skymnäs</text:p>
          </table:table-cell>
          <table:table-cell office:value-type="float" office:value="-0">
            <text:p>0</text:p>
          </table:table-cell>
          <table:table-cell office:value-type="float" office:value="26.66">
            <text:p>26.6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string">
            <text:p>S5971</text:p>
          </table:table-cell>
          <table:table-cell office:value-type="string">
            <text:p>Del av Västra Sund</text:p>
          </table:table-cell>
          <table:table-cell office:value-type="float" office:value="-0">
            <text:p>0</text:p>
          </table:table-cell>
          <table:table-cell office:value-type="float" office:value="16.62">
            <text:p>16.62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Arvika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5973</text:p>
          </table:table-cell>
          <table:table-cell office:value-type="string">
            <text:p>Åshammar</text:p>
          </table:table-cell>
          <table:table-cell office:value-type="float" office:value="-0">
            <text:p>0</text:p>
          </table:table-cell>
          <table:table-cell office:value-type="float" office:value="22.44">
            <text:p>22.4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Grums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string">
            <text:p>S5977</text:p>
          </table:table-cell>
          <table:table-cell office:value-type="string">
            <text:p>Ämtbjörk</text:p>
          </table:table-cell>
          <table:table-cell office:value-type="float" office:value="-0">
            <text:p>0</text:p>
          </table:table-cell>
          <table:table-cell office:value-type="float" office:value="39.68">
            <text:p>39.6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Hagfors</text:p>
          </table:table-cell>
          <table:table-cell office:value-type="float" office:value="1783">
            <text:p>1783</text:p>
          </table:table-cell>
        </table:table-row>
        <table:table-row table:style-name="ro1">
          <table:table-cell office:value-type="string">
            <text:p>S5979</text:p>
          </table:table-cell>
          <table:table-cell office:value-type="string">
            <text:p>Östanbjörke</text:p>
          </table:table-cell>
          <table:table-cell office:value-type="float" office:value="-0">
            <text:p>0</text:p>
          </table:table-cell>
          <table:table-cell office:value-type="float" office:value="17.19">
            <text:p>17.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unne</text:p>
          </table:table-cell>
          <table:table-cell office:value-type="float" office:value="1766">
            <text:p>1766</text:p>
          </table:table-cell>
        </table:table-row>
        <table:table-row table:style-name="ro1">
          <table:table-cell office:value-type="string">
            <text:p>S5981</text:p>
          </table:table-cell>
          <table:table-cell office:value-type="string">
            <text:p>Önnerud</text:p>
          </table:table-cell>
          <table:table-cell office:value-type="float" office:value="-0">
            <text:p>0</text:p>
          </table:table-cell>
          <table:table-cell office:value-type="float" office:value="24.97">
            <text:p>24.9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5983</text:p>
          </table:table-cell>
          <table:table-cell office:value-type="string">
            <text:p>Önnerudstorp</text:p>
          </table:table-cell>
          <table:table-cell office:value-type="float" office:value="-0">
            <text:p>0</text:p>
          </table:table-cell>
          <table:table-cell office:value-type="float" office:value="15.2">
            <text:p>15.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Karlstad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S5985</text:p>
          </table:table-cell>
          <table:table-cell office:value-type="string">
            <text:p>Östervallskog</text:p>
          </table:table-cell>
          <table:table-cell office:value-type="float" office:value="-0">
            <text:p>0</text:p>
          </table:table-cell>
          <table:table-cell office:value-type="float" office:value="41.96">
            <text:p>41.9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Årjäng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string">
            <text:p>S5987</text:p>
          </table:table-cell>
          <table:table-cell office:value-type="string">
            <text:p>Östra Deje</text:p>
          </table:table-cell>
          <table:table-cell office:value-type="float" office:value="-0">
            <text:p>0</text:p>
          </table:table-cell>
          <table:table-cell office:value-type="float" office:value="6.99">
            <text:p>6.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Forshaga</text:p>
          </table:table-cell>
          <table:table-cell office:value-type="float" office:value="1763">
            <text:p>1763</text:p>
          </table:table-cell>
        </table:table-row>
        <table:table-row table:style-name="ro1">
          <table:table-cell office:value-type="string">
            <text:p>S5993</text:p>
          </table:table-cell>
          <table:table-cell office:value-type="string">
            <text:p>Almbro</text:p>
          </table:table-cell>
          <table:table-cell office:value-type="float" office:value="-0">
            <text:p>0</text:p>
          </table:table-cell>
          <table:table-cell office:value-type="float" office:value="8.74">
            <text:p>8.7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5997</text:p>
          </table:table-cell>
          <table:table-cell office:value-type="string">
            <text:p>Anstorp</text:p>
          </table:table-cell>
          <table:table-cell office:value-type="float" office:value="-0">
            <text:p>0</text:p>
          </table:table-cell>
          <table:table-cell office:value-type="float" office:value="9.94">
            <text:p>9.94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01</text:p>
          </table:table-cell>
          <table:table-cell office:value-type="string">
            <text:p>Arvaby</text:p>
          </table:table-cell>
          <table:table-cell office:value-type="float" office:value="-0">
            <text:p>0</text:p>
          </table:table-cell>
          <table:table-cell office:value-type="float" office:value="34.91">
            <text:p>34.9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05</text:p>
          </table:table-cell>
          <table:table-cell office:value-type="string">
            <text:p>Avdala</text:p>
          </table:table-cell>
          <table:table-cell office:value-type="float" office:value="-0">
            <text:p>0</text:p>
          </table:table-cell>
          <table:table-cell office:value-type="float" office:value="18.49">
            <text:p>18.4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09</text:p>
          </table:table-cell>
          <table:table-cell office:value-type="string">
            <text:p>Basttjärn</text:p>
          </table:table-cell>
          <table:table-cell office:value-type="float" office:value="-0">
            <text:p>0</text:p>
          </table:table-cell>
          <table:table-cell office:value-type="float" office:value="12.33">
            <text:p>12.3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Ljusnarsberg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string">
            <text:p>S6015</text:p>
          </table:table-cell>
          <table:table-cell office:value-type="string">
            <text:p>Brevens bruk</text:p>
          </table:table-cell>
          <table:table-cell office:value-type="float" office:value="-0">
            <text:p>0</text:p>
          </table:table-cell>
          <table:table-cell office:value-type="float" office:value="71.61">
            <text:p>71.6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16</text:p>
          </table:table-cell>
          <table:table-cell office:value-type="string">
            <text:p>Brohammar</text:p>
          </table:table-cell>
          <table:table-cell office:value-type="string">
            <text:p>Ny</text:p>
          </table:table-cell>
          <table:table-cell office:value-type="float" office:value="22.61">
            <text:p>22.61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21</text:p>
          </table:table-cell>
          <table:table-cell office:value-type="string">
            <text:p>Västra Egnahem</text:p>
          </table:table-cell>
          <table:table-cell office:value-type="float" office:value="-0">
            <text:p>0</text:p>
          </table:table-cell>
          <table:table-cell office:value-type="float" office:value="7.01">
            <text:p>7.0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Hällefors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string">
            <text:p>S6022</text:p>
          </table:table-cell>
          <table:table-cell office:value-type="string">
            <text:p>Yxsta</text:p>
          </table:table-cell>
          <table:table-cell office:value-type="string">
            <text:p>Ny</text:p>
          </table:table-cell>
          <table:table-cell office:value-type="float" office:value="10.19">
            <text:p>10.1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23</text:p>
          </table:table-cell>
          <table:table-cell office:value-type="string">
            <text:p>Nydalen</text:p>
          </table:table-cell>
          <table:table-cell office:value-type="float" office:value="-0">
            <text:p>0</text:p>
          </table:table-cell>
          <table:table-cell office:value-type="float" office:value="15.99">
            <text:p>15.99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string">
            <text:p>S6025</text:p>
          </table:table-cell>
          <table:table-cell office:value-type="string">
            <text:p>Bregårdsängarna</text:p>
          </table:table-cell>
          <table:table-cell office:value-type="float" office:value="-0">
            <text:p>0</text:p>
          </table:table-cell>
          <table:table-cell office:value-type="float" office:value="16.5">
            <text:p>16.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Karlskoga</text:p>
          </table:table-cell>
          <table:table-cell office:value-type="float" office:value="1883">
            <text:p>1883</text:p>
          </table:table-cell>
        </table:table-row>
        <table:table-row table:style-name="ro1">
          <table:table-cell office:value-type="string">
            <text:p>S6029</text:p>
          </table:table-cell>
          <table:table-cell office:value-type="string">
            <text:p>Dalkarlsberg</text:p>
          </table:table-cell>
          <table:table-cell office:value-type="float" office:value="-0">
            <text:p>0</text:p>
          </table:table-cell>
          <table:table-cell office:value-type="float" office:value="27.89">
            <text:p>27.8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Nora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string">
            <text:p>S6033</text:p>
          </table:table-cell>
          <table:table-cell office:value-type="string">
            <text:p>Del av Ekeby + del av Hagaby</text:p>
          </table:table-cell>
          <table:table-cell office:value-type="float" office:value="-0">
            <text:p>0</text:p>
          </table:table-cell>
          <table:table-cell office:value-type="float" office:value="20.72">
            <text:p>20.7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Kumla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string">
            <text:p>S6037</text:p>
          </table:table-cell>
          <table:table-cell office:value-type="string">
            <text:p>Ervalla</text:p>
          </table:table-cell>
          <table:table-cell office:value-type="float" office:value="-0">
            <text:p>0</text:p>
          </table:table-cell>
          <table:table-cell office:value-type="float" office:value="38.1">
            <text:p>38.1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41</text:p>
          </table:table-cell>
          <table:table-cell office:value-type="string">
            <text:p>Ervalla station</text:p>
          </table:table-cell>
          <table:table-cell office:value-type="float" office:value="-0">
            <text:p>0</text:p>
          </table:table-cell>
          <table:table-cell office:value-type="float" office:value="17.23">
            <text:p>17.23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45</text:p>
          </table:table-cell>
          <table:table-cell office:value-type="string">
            <text:p>Estabo</text:p>
          </table:table-cell>
          <table:table-cell office:value-type="float" office:value="-0">
            <text:p>0</text:p>
          </table:table-cell>
          <table:table-cell office:value-type="float" office:value="26.57">
            <text:p>26.57</text:p>
          </table:table-cell>
          <table:table-cell office:value-type="float" office:value="75">
            <text:p>75</text:p>
          </table:table-cell>
          <table:table-cell office:value-type="float" office:value="0.87">
            <text:p>0.87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string">
            <text:p>S6049</text:p>
          </table:table-cell>
          <table:table-cell office:value-type="string">
            <text:p>Fanthyttan</text:p>
          </table:table-cell>
          <table:table-cell office:value-type="float" office:value="-0">
            <text:p>0</text:p>
          </table:table-cell>
          <table:table-cell office:value-type="float" office:value="79.08">
            <text:p>79.08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string">
            <text:p>S6051</text:p>
          </table:table-cell>
          <table:table-cell office:value-type="string">
            <text:p>Filipshyttan</text:p>
          </table:table-cell>
          <table:table-cell office:value-type="float" office:value="-0">
            <text:p>0</text:p>
          </table:table-cell>
          <table:table-cell office:value-type="float" office:value="15.87">
            <text:p>15.8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55</text:p>
          </table:table-cell>
          <table:table-cell office:value-type="string">
            <text:p>Folkatorp</text:p>
          </table:table-cell>
          <table:table-cell office:value-type="float" office:value="-0">
            <text:p>0</text:p>
          </table:table-cell>
          <table:table-cell office:value-type="float" office:value="27.11">
            <text:p>27.1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Kumla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string">
            <text:p>S6057</text:p>
          </table:table-cell>
          <table:table-cell office:value-type="string">
            <text:p>Höglunda + Frommestafallen</text:p>
          </table:table-cell>
          <table:table-cell office:value-type="float" office:value="-0">
            <text:p>0</text:p>
          </table:table-cell>
          <table:table-cell office:value-type="float" office:value="16.08">
            <text:p>16.0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Kumla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string">
            <text:p>S6059</text:p>
          </table:table-cell>
          <table:table-cell office:value-type="string">
            <text:p>Gottsätter</text:p>
          </table:table-cell>
          <table:table-cell office:value-type="float" office:value="-0">
            <text:p>0</text:p>
          </table:table-cell>
          <table:table-cell office:value-type="float" office:value="26.4">
            <text:p>26.4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61</text:p>
          </table:table-cell>
          <table:table-cell office:value-type="string">
            <text:p>Gropen</text:p>
          </table:table-cell>
          <table:table-cell office:value-type="float" office:value="-0">
            <text:p>0</text:p>
          </table:table-cell>
          <table:table-cell office:value-type="float" office:value="11.15">
            <text:p>11.1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Lekeberg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 office:value-type="string">
            <text:p>S6062</text:p>
          </table:table-cell>
          <table:table-cell office:value-type="string">
            <text:p>Gropen</text:p>
          </table:table-cell>
          <table:table-cell office:value-type="string">
            <text:p>Ny</text:p>
          </table:table-cell>
          <table:table-cell office:value-type="float" office:value="12.45">
            <text:p>12.4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Lekeberg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 office:value-type="string">
            <text:p>S6063</text:p>
          </table:table-cell>
          <table:table-cell office:value-type="string">
            <text:p>Granbergsdal</text:p>
          </table:table-cell>
          <table:table-cell office:value-type="float" office:value="-0">
            <text:p>0</text:p>
          </table:table-cell>
          <table:table-cell office:value-type="float" office:value="19.06">
            <text:p>19.0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Karlskoga</text:p>
          </table:table-cell>
          <table:table-cell office:value-type="float" office:value="1883">
            <text:p>1883</text:p>
          </table:table-cell>
        </table:table-row>
        <table:table-row table:style-name="ro1">
          <table:table-cell office:value-type="string">
            <text:p>S6069</text:p>
          </table:table-cell>
          <table:table-cell office:value-type="string">
            <text:p>Gällersta</text:p>
          </table:table-cell>
          <table:table-cell office:value-type="float" office:value="-0">
            <text:p>0</text:p>
          </table:table-cell>
          <table:table-cell office:value-type="float" office:value="51.44">
            <text:p>51.44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71</text:p>
          </table:table-cell>
          <table:table-cell office:value-type="string">
            <text:p>Hammarn (västra delen)</text:p>
          </table:table-cell>
          <table:table-cell office:value-type="float" office:value="-0">
            <text:p>0</text:p>
          </table:table-cell>
          <table:table-cell office:value-type="float" office:value="38.5">
            <text:p>38.5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Hällefors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string">
            <text:p>S6075</text:p>
          </table:table-cell>
          <table:table-cell office:value-type="string">
            <text:p>Hidinge</text:p>
          </table:table-cell>
          <table:table-cell office:value-type="float" office:value="-0">
            <text:p>0</text:p>
          </table:table-cell>
          <table:table-cell office:value-type="float" office:value="24.48">
            <text:p>24.48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Lekeberg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 office:value-type="string">
            <text:p>S6077</text:p>
          </table:table-cell>
          <table:table-cell office:value-type="string">
            <text:p>Hidingsta</text:p>
          </table:table-cell>
          <table:table-cell office:value-type="float" office:value="-0">
            <text:p>0</text:p>
          </table:table-cell>
          <table:table-cell office:value-type="float" office:value="13.27">
            <text:p>13.27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79</text:p>
          </table:table-cell>
          <table:table-cell office:value-type="string">
            <text:p>Högfors</text:p>
          </table:table-cell>
          <table:table-cell office:value-type="float" office:value="-0">
            <text:p>0</text:p>
          </table:table-cell>
          <table:table-cell office:value-type="float" office:value="58.19">
            <text:p>58.19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Ljusnarsberg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string">
            <text:p>S6081</text:p>
          </table:table-cell>
          <table:table-cell office:value-type="string">
            <text:p>Holmstorp</text:p>
          </table:table-cell>
          <table:table-cell office:value-type="float" office:value="-0">
            <text:p>0</text:p>
          </table:table-cell>
          <table:table-cell office:value-type="float" office:value="37.43">
            <text:p>37.43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82</text:p>
          </table:table-cell>
          <table:table-cell office:value-type="string">
            <text:p>Högberg östra</text:p>
          </table:table-cell>
          <table:table-cell office:value-type="string">
            <text:p>Ny</text:p>
          </table:table-cell>
          <table:table-cell office:value-type="float" office:value="10.46">
            <text:p>10.4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Degerfors</text:p>
          </table:table-cell>
          <table:table-cell office:value-type="float" office:value="1862">
            <text:p>1862</text:p>
          </table:table-cell>
        </table:table-row>
        <table:table-row table:style-name="ro1">
          <table:table-cell office:value-type="string">
            <text:p>S6083</text:p>
          </table:table-cell>
          <table:table-cell office:value-type="string">
            <text:p>Högåsen</text:p>
          </table:table-cell>
          <table:table-cell office:value-type="float" office:value="-0">
            <text:p>0</text:p>
          </table:table-cell>
          <table:table-cell office:value-type="float" office:value="23.47">
            <text:p>23.47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Karlskoga</text:p>
          </table:table-cell>
          <table:table-cell office:value-type="float" office:value="1883">
            <text:p>1883</text:p>
          </table:table-cell>
        </table:table-row>
        <table:table-row table:style-name="ro1">
          <table:table-cell office:value-type="string">
            <text:p>S6085</text:p>
          </table:table-cell>
          <table:table-cell office:value-type="string">
            <text:p>Larstorp+Höglunda+Skogshult</text:p>
          </table:table-cell>
          <table:table-cell office:value-type="float" office:value="-0">
            <text:p>0</text:p>
          </table:table-cell>
          <table:table-cell office:value-type="float" office:value="43.75">
            <text:p>43.75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89</text:p>
          </table:table-cell>
          <table:table-cell office:value-type="string">
            <text:p>Hörken</text:p>
          </table:table-cell>
          <table:table-cell office:value-type="float" office:value="-0">
            <text:p>0</text:p>
          </table:table-cell>
          <table:table-cell office:value-type="float" office:value="119.22">
            <text:p>119.22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Ljusnarsberg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string">
            <text:p>S6091</text:p>
          </table:table-cell>
          <table:table-cell office:value-type="string">
            <text:p>Hjälmarbaden</text:p>
          </table:table-cell>
          <table:table-cell office:value-type="float" office:value="-0">
            <text:p>0</text:p>
          </table:table-cell>
          <table:table-cell office:value-type="float" office:value="18.5">
            <text:p>18.5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093</text:p>
          </table:table-cell>
          <table:table-cell office:value-type="string">
            <text:p>Järle</text:p>
          </table:table-cell>
          <table:table-cell office:value-type="float" office:value="-0">
            <text:p>0</text:p>
          </table:table-cell>
          <table:table-cell office:value-type="float" office:value="19.29">
            <text:p>19.29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01</text:p>
          </table:table-cell>
          <table:table-cell office:value-type="string">
            <text:p>Åsbrohemmet</text:p>
          </table:table-cell>
          <table:table-cell office:value-type="float" office:value="-0">
            <text:p>0</text:p>
          </table:table-cell>
          <table:table-cell office:value-type="float" office:value="16.25">
            <text:p>16.25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string">
            <text:p>S6105</text:p>
          </table:table-cell>
          <table:table-cell office:value-type="string">
            <text:p>Kil</text:p>
          </table:table-cell>
          <table:table-cell office:value-type="float" office:value="-0">
            <text:p>0</text:p>
          </table:table-cell>
          <table:table-cell office:value-type="float" office:value="16.13">
            <text:p>16.1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09</text:p>
          </table:table-cell>
          <table:table-cell office:value-type="string">
            <text:p>Klockhammar</text:p>
          </table:table-cell>
          <table:table-cell office:value-type="float" office:value="-0">
            <text:p>0</text:p>
          </table:table-cell>
          <table:table-cell office:value-type="float" office:value="69.43">
            <text:p>69.43</text:p>
          </table:table-cell>
          <table:table-cell office:value-type="float" office:value="146">
            <text:p>146</text:p>
          </table:table-cell>
          <table:table-cell office:value-type="float" office:value="0.52">
            <text:p>0.52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11</text:p>
          </table:table-cell>
          <table:table-cell office:value-type="string">
            <text:p>Knutsbol</text:p>
          </table:table-cell>
          <table:table-cell office:value-type="float" office:value="-0">
            <text:p>0</text:p>
          </table:table-cell>
          <table:table-cell office:value-type="float" office:value="15.85">
            <text:p>15.8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Degerfors</text:p>
          </table:table-cell>
          <table:table-cell office:value-type="float" office:value="1862">
            <text:p>1862</text:p>
          </table:table-cell>
        </table:table-row>
        <table:table-row table:style-name="ro1">
          <table:table-cell office:value-type="string">
            <text:p>S6115</text:p>
          </table:table-cell>
          <table:table-cell office:value-type="string">
            <text:p>Kolbotorp + Repagärdet</text:p>
          </table:table-cell>
          <table:table-cell office:value-type="float" office:value="-0">
            <text:p>0</text:p>
          </table:table-cell>
          <table:table-cell office:value-type="float" office:value="8.64">
            <text:p>8.6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16</text:p>
          </table:table-cell>
          <table:table-cell office:value-type="string">
            <text:p>Kristinelund och Husartorpet</text:p>
          </table:table-cell>
          <table:table-cell office:value-type="string">
            <text:p>Ny</text:p>
          </table:table-cell>
          <table:table-cell office:value-type="float" office:value="10.74">
            <text:p>10.74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17</text:p>
          </table:table-cell>
          <table:table-cell office:value-type="string">
            <text:p>Kvistbro</text:p>
          </table:table-cell>
          <table:table-cell office:value-type="float" office:value="-0">
            <text:p>0</text:p>
          </table:table-cell>
          <table:table-cell office:value-type="float" office:value="23.53">
            <text:p>23.5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Lekeberg</text:p>
          </table:table-cell>
          <table:table-cell office:value-type="float" office:value="1814">
            <text:p>1814</text:p>
          </table:table-cell>
        </table:table-row>
        <table:table-row table:style-name="ro1">
          <table:table-cell office:value-type="string">
            <text:p>S6119</text:p>
          </table:table-cell>
          <table:table-cell office:value-type="string">
            <text:p>Kvarntorp</text:p>
          </table:table-cell>
          <table:table-cell office:value-type="float" office:value="-0">
            <text:p>0</text:p>
          </table:table-cell>
          <table:table-cell office:value-type="float" office:value="133.68">
            <text:p>133.68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Kumla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string">
            <text:p>S6121</text:p>
          </table:table-cell>
          <table:table-cell office:value-type="string">
            <text:p>Kårberg</text:p>
          </table:table-cell>
          <table:table-cell office:value-type="float" office:value="-0">
            <text:p>0</text:p>
          </table:table-cell>
          <table:table-cell office:value-type="float" office:value="35.13">
            <text:p>35.1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string">
            <text:p>S6123</text:p>
          </table:table-cell>
          <table:table-cell office:value-type="string">
            <text:p>Kårsta</text:p>
          </table:table-cell>
          <table:table-cell office:value-type="float" office:value="-0">
            <text:p>0</text:p>
          </table:table-cell>
          <table:table-cell office:value-type="float" office:value="13.56">
            <text:p>13.5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25</text:p>
          </table:table-cell>
          <table:table-cell office:value-type="string">
            <text:p>Lerbäck</text:p>
          </table:table-cell>
          <table:table-cell office:value-type="float" office:value="-0">
            <text:p>0</text:p>
          </table:table-cell>
          <table:table-cell office:value-type="float" office:value="9.7">
            <text:p>9.7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string">
            <text:p>S6129</text:p>
          </table:table-cell>
          <table:table-cell office:value-type="string">
            <text:p>Lerängen + Bäck</text:p>
          </table:table-cell>
          <table:table-cell office:value-type="float" office:value="-0">
            <text:p>0</text:p>
          </table:table-cell>
          <table:table-cell office:value-type="float" office:value="20.25">
            <text:p>20.25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Karlskoga</text:p>
          </table:table-cell>
          <table:table-cell office:value-type="float" office:value="1883">
            <text:p>1883</text:p>
          </table:table-cell>
        </table:table-row>
        <table:table-row table:style-name="ro1">
          <table:table-cell office:value-type="string">
            <text:p>S6133</text:p>
          </table:table-cell>
          <table:table-cell office:value-type="string">
            <text:p>Biverud+Löre</text:p>
          </table:table-cell>
          <table:table-cell office:value-type="float" office:value="-0">
            <text:p>0</text:p>
          </table:table-cell>
          <table:table-cell office:value-type="float" office:value="33.72">
            <text:p>33.72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37</text:p>
          </table:table-cell>
          <table:table-cell office:value-type="string">
            <text:p>Linnebäck</text:p>
          </table:table-cell>
          <table:table-cell office:value-type="float" office:value="-0">
            <text:p>0</text:p>
          </table:table-cell>
          <table:table-cell office:value-type="float" office:value="33.21">
            <text:p>33.21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Karlskoga</text:p>
          </table:table-cell>
          <table:table-cell office:value-type="float" office:value="1883">
            <text:p>1883</text:p>
          </table:table-cell>
        </table:table-row>
        <table:table-row table:style-name="ro1">
          <table:table-cell office:value-type="string">
            <text:p>S6141</text:p>
          </table:table-cell>
          <table:table-cell office:value-type="string">
            <text:p>Långbyn</text:p>
          </table:table-cell>
          <table:table-cell office:value-type="float" office:value="-0">
            <text:p>0</text:p>
          </table:table-cell>
          <table:table-cell office:value-type="float" office:value="15.04">
            <text:p>15.0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43</text:p>
          </table:table-cell>
          <table:table-cell office:value-type="string">
            <text:p>Lövdalen</text:p>
          </table:table-cell>
          <table:table-cell office:value-type="string">
            <text:p>Ny</text:p>
          </table:table-cell>
          <table:table-cell office:value-type="float" office:value="13.41">
            <text:p>13.4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45</text:p>
          </table:table-cell>
          <table:table-cell office:value-type="string">
            <text:p>Mariedamm</text:p>
          </table:table-cell>
          <table:table-cell office:value-type="float" office:value="-0">
            <text:p>0</text:p>
          </table:table-cell>
          <table:table-cell office:value-type="float" office:value="45.29">
            <text:p>45.2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string">
            <text:p>S6149</text:p>
          </table:table-cell>
          <table:table-cell office:value-type="string">
            <text:p>Mark</text:p>
          </table:table-cell>
          <table:table-cell office:value-type="float" office:value="-0">
            <text:p>0</text:p>
          </table:table-cell>
          <table:table-cell office:value-type="float" office:value="15.87">
            <text:p>15.87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63</text:p>
          </table:table-cell>
          <table:table-cell office:value-type="string">
            <text:p>Nyhyttan</text:p>
          </table:table-cell>
          <table:table-cell office:value-type="float" office:value="-0">
            <text:p>0</text:p>
          </table:table-cell>
          <table:table-cell office:value-type="float" office:value="75.07">
            <text:p>75.07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string">
            <text:p>Nora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string">
            <text:p>S6169</text:p>
          </table:table-cell>
          <table:table-cell office:value-type="string">
            <text:p>Oppboga</text:p>
          </table:table-cell>
          <table:table-cell office:value-type="float" office:value="-0">
            <text:p>0</text:p>
          </table:table-cell>
          <table:table-cell office:value-type="float" office:value="16.61">
            <text:p>16.6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string">
            <text:p>S6173</text:p>
          </table:table-cell>
          <table:table-cell office:value-type="string">
            <text:p>Ormesta</text:p>
          </table:table-cell>
          <table:table-cell office:value-type="float" office:value="-0">
            <text:p>0</text:p>
          </table:table-cell>
          <table:table-cell office:value-type="float" office:value="18.04">
            <text:p>18.0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75</text:p>
          </table:table-cell>
          <table:table-cell office:value-type="string">
            <text:p>Resta</text:p>
          </table:table-cell>
          <table:table-cell office:value-type="string">
            <text:p>Ny</text:p>
          </table:table-cell>
          <table:table-cell office:value-type="float" office:value="17.18">
            <text:p>17.1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77</text:p>
          </table:table-cell>
          <table:table-cell office:value-type="string">
            <text:p>Rinkaby</text:p>
          </table:table-cell>
          <table:table-cell office:value-type="float" office:value="-0">
            <text:p>0</text:p>
          </table:table-cell>
          <table:table-cell office:value-type="float" office:value="18.64">
            <text:p>18.6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81</text:p>
          </table:table-cell>
          <table:table-cell office:value-type="string">
            <text:p>Runnaby</text:p>
          </table:table-cell>
          <table:table-cell office:value-type="float" office:value="-0">
            <text:p>0</text:p>
          </table:table-cell>
          <table:table-cell office:value-type="float" office:value="17.04">
            <text:p>17.04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83</text:p>
          </table:table-cell>
          <table:table-cell office:value-type="string">
            <text:p>Röhammar</text:p>
          </table:table-cell>
          <table:table-cell office:value-type="float" office:value="-0">
            <text:p>0</text:p>
          </table:table-cell>
          <table:table-cell office:value-type="float" office:value="11.87">
            <text:p>11.8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185</text:p>
          </table:table-cell>
          <table:table-cell office:value-type="string">
            <text:p>Samsala</text:p>
          </table:table-cell>
          <table:table-cell office:value-type="float" office:value="-0">
            <text:p>0</text:p>
          </table:table-cell>
          <table:table-cell office:value-type="float" office:value="23.74">
            <text:p>23.7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Hallsberg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string">
            <text:p>S6187</text:p>
          </table:table-cell>
          <table:table-cell office:value-type="string">
            <text:p>Sannahed (västra delen)</text:p>
          </table:table-cell>
          <table:table-cell office:value-type="float" office:value="-0">
            <text:p>0</text:p>
          </table:table-cell>
          <table:table-cell office:value-type="float" office:value="17.48">
            <text:p>17.48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Kumla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string">
            <text:p>S6189</text:p>
          </table:table-cell>
          <table:table-cell office:value-type="string">
            <text:p>Saxhyttan</text:p>
          </table:table-cell>
          <table:table-cell office:value-type="float" office:value="-0">
            <text:p>0</text:p>
          </table:table-cell>
          <table:table-cell office:value-type="float" office:value="26.41">
            <text:p>26.4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Hällefors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string">
            <text:p>S6193</text:p>
          </table:table-cell>
          <table:table-cell office:value-type="string">
            <text:p>Sikfors</text:p>
          </table:table-cell>
          <table:table-cell office:value-type="float" office:value="-0">
            <text:p>0</text:p>
          </table:table-cell>
          <table:table-cell office:value-type="float" office:value="29.39">
            <text:p>29.3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Hällefors</text:p>
          </table:table-cell>
          <table:table-cell office:value-type="float" office:value="1863">
            <text:p>1863</text:p>
          </table:table-cell>
        </table:table-row>
        <table:table-row table:style-name="ro1">
          <table:table-cell office:value-type="string">
            <text:p>S6197</text:p>
          </table:table-cell>
          <table:table-cell office:value-type="string">
            <text:p>Lerviken</text:p>
          </table:table-cell>
          <table:table-cell office:value-type="float" office:value="-0">
            <text:p>0</text:p>
          </table:table-cell>
          <table:table-cell office:value-type="float" office:value="47.06">
            <text:p>47.0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Ljusnarsberg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string">
            <text:p>S6201</text:p>
          </table:table-cell>
          <table:table-cell office:value-type="string">
            <text:p>Skyllberg</text:p>
          </table:table-cell>
          <table:table-cell office:value-type="float" office:value="-0">
            <text:p>0</text:p>
          </table:table-cell>
          <table:table-cell office:value-type="float" office:value="46.27">
            <text:p>46.27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string">
            <text:p>S6203</text:p>
          </table:table-cell>
          <table:table-cell office:value-type="string">
            <text:p>Smedstorp</text:p>
          </table:table-cell>
          <table:table-cell office:value-type="float" office:value="-0">
            <text:p>0</text:p>
          </table:table-cell>
          <table:table-cell office:value-type="float" office:value="8.57">
            <text:p>8.5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Karlskoga</text:p>
          </table:table-cell>
          <table:table-cell office:value-type="float" office:value="1883">
            <text:p>1883</text:p>
          </table:table-cell>
        </table:table-row>
        <table:table-row table:style-name="ro1">
          <table:table-cell office:value-type="string">
            <text:p>S6205</text:p>
          </table:table-cell>
          <table:table-cell office:value-type="string">
            <text:p>Snavlunda</text:p>
          </table:table-cell>
          <table:table-cell office:value-type="float" office:value="-0">
            <text:p>0</text:p>
          </table:table-cell>
          <table:table-cell office:value-type="float" office:value="15.51">
            <text:p>15.5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string">
            <text:p>S6207</text:p>
          </table:table-cell>
          <table:table-cell office:value-type="string">
            <text:p>Snuggan</text:p>
          </table:table-cell>
          <table:table-cell office:value-type="float" office:value="-0">
            <text:p>0</text:p>
          </table:table-cell>
          <table:table-cell office:value-type="float" office:value="16.32">
            <text:p>16.3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string">
            <text:p>S6209</text:p>
          </table:table-cell>
          <table:table-cell office:value-type="string">
            <text:p>Sticksjö</text:p>
          </table:table-cell>
          <table:table-cell office:value-type="float" office:value="-0">
            <text:p>0</text:p>
          </table:table-cell>
          <table:table-cell office:value-type="float" office:value="16.44">
            <text:p>16.44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211</text:p>
          </table:table-cell>
          <table:table-cell office:value-type="string">
            <text:p>Stenmossen</text:p>
          </table:table-cell>
          <table:table-cell office:value-type="float" office:value="-0">
            <text:p>0</text:p>
          </table:table-cell>
          <table:table-cell office:value-type="float" office:value="10.46">
            <text:p>10.4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213</text:p>
          </table:table-cell>
          <table:table-cell office:value-type="string">
            <text:p>Stortorp (södra delen)</text:p>
          </table:table-cell>
          <table:table-cell office:value-type="float" office:value="-0">
            <text:p>0</text:p>
          </table:table-cell>
          <table:table-cell office:value-type="float" office:value="24.15">
            <text:p>24.15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217</text:p>
          </table:table-cell>
          <table:table-cell office:value-type="string">
            <text:p>Ställberg</text:p>
          </table:table-cell>
          <table:table-cell office:value-type="float" office:value="-0">
            <text:p>0</text:p>
          </table:table-cell>
          <table:table-cell office:value-type="float" office:value="68.33">
            <text:p>68.33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Ljusnarsberg</text:p>
          </table:table-cell>
          <table:table-cell office:value-type="float" office:value="1864">
            <text:p>1864</text:p>
          </table:table-cell>
        </table:table-row>
        <table:table-row table:style-name="ro1">
          <table:table-cell office:value-type="string">
            <text:p>S6221</text:p>
          </table:table-cell>
          <table:table-cell office:value-type="string">
            <text:p>Svennevad</text:p>
          </table:table-cell>
          <table:table-cell office:value-type="float" office:value="-0">
            <text:p>0</text:p>
          </table:table-cell>
          <table:table-cell office:value-type="float" office:value="33.49">
            <text:p>33.49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Hallsberg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string">
            <text:p>S6222</text:p>
          </table:table-cell>
          <table:table-cell office:value-type="string">
            <text:p>Svennevadsby</text:p>
          </table:table-cell>
          <table:table-cell office:value-type="string">
            <text:p>Ny</text:p>
          </table:table-cell>
          <table:table-cell office:value-type="float" office:value="12.26">
            <text:p>12.2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Hallsberg</text:p>
          </table:table-cell>
          <table:table-cell office:value-type="float" office:value="1861">
            <text:p>1861</text:p>
          </table:table-cell>
        </table:table-row>
        <table:table-row table:style-name="ro1">
          <table:table-cell office:value-type="string">
            <text:p>S6224</text:p>
          </table:table-cell>
          <table:table-cell office:value-type="string">
            <text:p>Södra Runnaby</text:p>
          </table:table-cell>
          <table:table-cell office:value-type="string">
            <text:p>Ny</text:p>
          </table:table-cell>
          <table:table-cell office:value-type="float" office:value="8.2">
            <text:p>8.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225</text:p>
          </table:table-cell>
          <table:table-cell office:value-type="string">
            <text:p>Hidingen</text:p>
          </table:table-cell>
          <table:table-cell office:value-type="float" office:value="-0">
            <text:p>0</text:p>
          </table:table-cell>
          <table:table-cell office:value-type="float" office:value="13.87">
            <text:p>13.87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string">
            <text:p>S6227</text:p>
          </table:table-cell>
          <table:table-cell office:value-type="string">
            <text:p>Ölsboda</text:p>
          </table:table-cell>
          <table:table-cell office:value-type="float" office:value="-0">
            <text:p>0</text:p>
          </table:table-cell>
          <table:table-cell office:value-type="float" office:value="12.68">
            <text:p>12.6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Degerfors</text:p>
          </table:table-cell>
          <table:table-cell office:value-type="float" office:value="1862">
            <text:p>1862</text:p>
          </table:table-cell>
        </table:table-row>
        <table:table-row table:style-name="ro1">
          <table:table-cell office:value-type="string">
            <text:p>S6228</text:p>
          </table:table-cell>
          <table:table-cell office:value-type="string">
            <text:p>Östannor</text:p>
          </table:table-cell>
          <table:table-cell office:value-type="string">
            <text:p>Ny</text:p>
          </table:table-cell>
          <table:table-cell office:value-type="float" office:value="9.78">
            <text:p>9.7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string">
            <text:p>S6229</text:p>
          </table:table-cell>
          <table:table-cell office:value-type="string">
            <text:p>Tybble</text:p>
          </table:table-cell>
          <table:table-cell office:value-type="float" office:value="-0">
            <text:p>0</text:p>
          </table:table-cell>
          <table:table-cell office:value-type="float" office:value="50.5">
            <text:p>50.5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233</text:p>
          </table:table-cell>
          <table:table-cell office:value-type="string">
            <text:p>Tysslinge</text:p>
          </table:table-cell>
          <table:table-cell office:value-type="float" office:value="-0">
            <text:p>0</text:p>
          </table:table-cell>
          <table:table-cell office:value-type="float" office:value="21.1">
            <text:p>21.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237</text:p>
          </table:table-cell>
          <table:table-cell office:value-type="string">
            <text:p>Ullersätter</text:p>
          </table:table-cell>
          <table:table-cell office:value-type="float" office:value="-0">
            <text:p>0</text:p>
          </table:table-cell>
          <table:table-cell office:value-type="float" office:value="21.03">
            <text:p>21.0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string">
            <text:p>S6239</text:p>
          </table:table-cell>
          <table:table-cell office:value-type="string">
            <text:p>Vanneboda</text:p>
          </table:table-cell>
          <table:table-cell office:value-type="float" office:value="-0">
            <text:p>0</text:p>
          </table:table-cell>
          <table:table-cell office:value-type="float" office:value="11.99">
            <text:p>11.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string">
            <text:p>S6242</text:p>
          </table:table-cell>
          <table:table-cell office:value-type="string">
            <text:p>Yxstaby</text:p>
          </table:table-cell>
          <table:table-cell office:value-type="string">
            <text:p>Ny</text:p>
          </table:table-cell>
          <table:table-cell office:value-type="float" office:value="12.05">
            <text:p>12.0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245</text:p>
          </table:table-cell>
          <table:table-cell office:value-type="string">
            <text:p>Åby</text:p>
          </table:table-cell>
          <table:table-cell office:value-type="float" office:value="-0">
            <text:p>0</text:p>
          </table:table-cell>
          <table:table-cell office:value-type="float" office:value="7.78">
            <text:p>7.78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Örebro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S6247</text:p>
          </table:table-cell>
          <table:table-cell office:value-type="string">
            <text:p>Östra Öskevik</text:p>
          </table:table-cell>
          <table:table-cell office:value-type="float" office:value="-0">
            <text:p>0</text:p>
          </table:table-cell>
          <table:table-cell office:value-type="float" office:value="17.13">
            <text:p>17.1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Lindesberg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string">
            <text:p>S6253</text:p>
          </table:table-cell>
          <table:table-cell office:value-type="string">
            <text:p>Borgåsund</text:p>
          </table:table-cell>
          <table:table-cell office:value-type="float" office:value="-0">
            <text:p>0</text:p>
          </table:table-cell>
          <table:table-cell office:value-type="float" office:value="7.44">
            <text:p>7.44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Hallstahammar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string">
            <text:p>S6257</text:p>
          </table:table-cell>
          <table:table-cell office:value-type="string">
            <text:p>Broddbo</text:p>
          </table:table-cell>
          <table:table-cell office:value-type="float" office:value="-0">
            <text:p>0</text:p>
          </table:table-cell>
          <table:table-cell office:value-type="float" office:value="33.53">
            <text:p>33.53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string">
            <text:p>S6259</text:p>
          </table:table-cell>
          <table:table-cell office:value-type="string">
            <text:p>Brustorpet</text:p>
          </table:table-cell>
          <table:table-cell office:value-type="string">
            <text:p>Ny</text:p>
          </table:table-cell>
          <table:table-cell office:value-type="float" office:value="5.3">
            <text:p>5.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6261</text:p>
          </table:table-cell>
          <table:table-cell office:value-type="string">
            <text:p>Färna + Bäck</text:p>
          </table:table-cell>
          <table:table-cell office:value-type="float" office:value="-0">
            <text:p>0</text:p>
          </table:table-cell>
          <table:table-cell office:value-type="float" office:value="29.32">
            <text:p>29.32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Skinnskatteberg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string">
            <text:p>S6263</text:p>
          </table:table-cell>
          <table:table-cell office:value-type="string">
            <text:p>Gesala</text:p>
          </table:table-cell>
          <table:table-cell office:value-type="float" office:value="-0">
            <text:p>0</text:p>
          </table:table-cell>
          <table:table-cell office:value-type="float" office:value="15.69">
            <text:p>15.6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6265</text:p>
          </table:table-cell>
          <table:table-cell office:value-type="string">
            <text:p>Haga</text:p>
          </table:table-cell>
          <table:table-cell office:value-type="float" office:value="-0">
            <text:p>0</text:p>
          </table:table-cell>
          <table:table-cell office:value-type="float" office:value="31.18">
            <text:p>31.18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Heby</text:p>
          </table:table-cell>
          <table:table-cell office:value-type="float" office:value="331">
            <text:p>0331</text:p>
          </table:table-cell>
        </table:table-row>
        <table:table-row table:style-name="ro1">
          <table:table-cell office:value-type="string">
            <text:p>S6270</text:p>
          </table:table-cell>
          <table:table-cell office:value-type="string">
            <text:p>Haga</text:p>
          </table:table-cell>
          <table:table-cell office:value-type="string">
            <text:p>Ny</text:p>
          </table:table-cell>
          <table:table-cell office:value-type="float" office:value="9.06">
            <text:p>9.06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Surahammar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string">
            <text:p>S6271</text:p>
          </table:table-cell>
          <table:table-cell office:value-type="string">
            <text:p>Hassmyra</text:p>
          </table:table-cell>
          <table:table-cell office:value-type="float" office:value="-0">
            <text:p>0</text:p>
          </table:table-cell>
          <table:table-cell office:value-type="float" office:value="20.31">
            <text:p>20.3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string">
            <text:p>S6272</text:p>
          </table:table-cell>
          <table:table-cell office:value-type="string">
            <text:p>Haraker</text:p>
          </table:table-cell>
          <table:table-cell office:value-type="string">
            <text:p>Ny</text:p>
          </table:table-cell>
          <table:table-cell office:value-type="float" office:value="4.25">
            <text:p>4.2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6273</text:p>
          </table:table-cell>
          <table:table-cell office:value-type="string">
            <text:p>Roligheten</text:p>
          </table:table-cell>
          <table:table-cell office:value-type="float" office:value="-0">
            <text:p>0</text:p>
          </table:table-cell>
          <table:table-cell office:value-type="float" office:value="21.46">
            <text:p>21.4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6277</text:p>
          </table:table-cell>
          <table:table-cell office:value-type="string">
            <text:p>Hedkärra (norra delen)</text:p>
          </table:table-cell>
          <table:table-cell office:value-type="float" office:value="-0">
            <text:p>0</text:p>
          </table:table-cell>
          <table:table-cell office:value-type="float" office:value="16.62">
            <text:p>16.62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Fagersta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string">
            <text:p>S6279</text:p>
          </table:table-cell>
          <table:table-cell office:value-type="string">
            <text:p>Hedkärra (södra delen)</text:p>
          </table:table-cell>
          <table:table-cell office:value-type="float" office:value="-0">
            <text:p>0</text:p>
          </table:table-cell>
          <table:table-cell office:value-type="float" office:value="21.53">
            <text:p>21.5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Fagersta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string">
            <text:p>S6281</text:p>
          </table:table-cell>
          <table:table-cell office:value-type="string">
            <text:p>Hedåker</text:p>
          </table:table-cell>
          <table:table-cell office:value-type="float" office:value="-0">
            <text:p>0</text:p>
          </table:table-cell>
          <table:table-cell office:value-type="float" office:value="29.05">
            <text:p>29.05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string">
            <text:p>S6283</text:p>
          </table:table-cell>
          <table:table-cell office:value-type="string">
            <text:p>Himmelsberga</text:p>
          </table:table-cell>
          <table:table-cell office:value-type="float" office:value="-0">
            <text:p>0</text:p>
          </table:table-cell>
          <table:table-cell office:value-type="float" office:value="25.96">
            <text:p>25.9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Kungsör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string">
            <text:p>S6285</text:p>
          </table:table-cell>
          <table:table-cell office:value-type="string">
            <text:p>Huddunge</text:p>
          </table:table-cell>
          <table:table-cell office:value-type="float" office:value="-0">
            <text:p>0</text:p>
          </table:table-cell>
          <table:table-cell office:value-type="float" office:value="16.81">
            <text:p>16.8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Heby</text:p>
          </table:table-cell>
          <table:table-cell office:value-type="float" office:value="331">
            <text:p>0331</text:p>
          </table:table-cell>
        </table:table-row>
        <table:table-row table:style-name="ro1">
          <table:table-cell office:value-type="string">
            <text:p>S6289</text:p>
          </table:table-cell>
          <table:table-cell office:value-type="string">
            <text:p>Jugansbo</text:p>
          </table:table-cell>
          <table:table-cell office:value-type="float" office:value="-0">
            <text:p>0</text:p>
          </table:table-cell>
          <table:table-cell office:value-type="float" office:value="10.83">
            <text:p>10.8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string">
            <text:p>S6293</text:p>
          </table:table-cell>
          <table:table-cell office:value-type="string">
            <text:p>Karbenning</text:p>
          </table:table-cell>
          <table:table-cell office:value-type="float" office:value="-0">
            <text:p>0</text:p>
          </table:table-cell>
          <table:table-cell office:value-type="float" office:value="64.14">
            <text:p>64.14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Norberg</text:p>
          </table:table-cell>
          <table:table-cell office:value-type="float" office:value="1962">
            <text:p>1962</text:p>
          </table:table-cell>
        </table:table-row>
        <table:table-row table:style-name="ro1">
          <table:table-cell office:value-type="string">
            <text:p>S6297</text:p>
          </table:table-cell>
          <table:table-cell office:value-type="string">
            <text:p>Karmansbo</text:p>
          </table:table-cell>
          <table:table-cell office:value-type="float" office:value="-0">
            <text:p>0</text:p>
          </table:table-cell>
          <table:table-cell office:value-type="float" office:value="46.61">
            <text:p>46.6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Skinnskatteberg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string">
            <text:p>S6301</text:p>
          </table:table-cell>
          <table:table-cell office:value-type="string">
            <text:p>Kerstinbo</text:p>
          </table:table-cell>
          <table:table-cell office:value-type="float" office:value="-0">
            <text:p>0</text:p>
          </table:table-cell>
          <table:table-cell office:value-type="float" office:value="13.03">
            <text:p>13.0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Heby</text:p>
          </table:table-cell>
          <table:table-cell office:value-type="float" office:value="331">
            <text:p>0331</text:p>
          </table:table-cell>
        </table:table-row>
        <table:table-row table:style-name="ro1">
          <table:table-cell office:value-type="string">
            <text:p>S6305</text:p>
          </table:table-cell>
          <table:table-cell office:value-type="string">
            <text:p>Kila</text:p>
          </table:table-cell>
          <table:table-cell office:value-type="float" office:value="-0">
            <text:p>0</text:p>
          </table:table-cell>
          <table:table-cell office:value-type="float" office:value="13.23">
            <text:p>13.23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string">
            <text:p>S6311</text:p>
          </table:table-cell>
          <table:table-cell office:value-type="string">
            <text:p>Kärrbo</text:p>
          </table:table-cell>
          <table:table-cell office:value-type="float" office:value="-0">
            <text:p>0</text:p>
          </table:table-cell>
          <table:table-cell office:value-type="float" office:value="17.36">
            <text:p>17.3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Skinnskatteberg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string">
            <text:p>S6313</text:p>
          </table:table-cell>
          <table:table-cell office:value-type="string">
            <text:p>Kölsta</text:p>
          </table:table-cell>
          <table:table-cell office:value-type="float" office:value="-0">
            <text:p>0</text:p>
          </table:table-cell>
          <table:table-cell office:value-type="float" office:value="9.86">
            <text:p>9.8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Köping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string">
            <text:p>S6315</text:p>
          </table:table-cell>
          <table:table-cell office:value-type="string">
            <text:p>Litslunda</text:p>
          </table:table-cell>
          <table:table-cell office:value-type="float" office:value="-0">
            <text:p>0</text:p>
          </table:table-cell>
          <table:table-cell office:value-type="float" office:value="11.88">
            <text:p>11.8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6317</text:p>
          </table:table-cell>
          <table:table-cell office:value-type="string">
            <text:p>Lunger + Södra Lunger</text:p>
          </table:table-cell>
          <table:table-cell office:value-type="float" office:value="-0">
            <text:p>0</text:p>
          </table:table-cell>
          <table:table-cell office:value-type="float" office:value="67.9">
            <text:p>67.9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Arboga</text:p>
          </table:table-cell>
          <table:table-cell office:value-type="float" office:value="1984">
            <text:p>1984</text:p>
          </table:table-cell>
        </table:table-row>
        <table:table-row table:style-name="ro1">
          <table:table-cell office:value-type="string">
            <text:p>S6318</text:p>
          </table:table-cell>
          <table:table-cell office:value-type="string">
            <text:p>Lycksta</text:p>
          </table:table-cell>
          <table:table-cell office:value-type="string">
            <text:p>Ny</text:p>
          </table:table-cell>
          <table:table-cell office:value-type="float" office:value="19.75">
            <text:p>19.75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6319</text:p>
          </table:table-cell>
          <table:table-cell office:value-type="string">
            <text:p>Malmön</text:p>
          </table:table-cell>
          <table:table-cell office:value-type="float" office:value="-0">
            <text:p>0</text:p>
          </table:table-cell>
          <table:table-cell office:value-type="float" office:value="21.28">
            <text:p>21.28</text:p>
          </table:table-cell>
          <table:table-cell office:value-type="float" office:value="77">
            <text:p>77</text:p>
          </table:table-cell>
          <table:table-cell office:value-type="float" office:value="0.96">
            <text:p>0.96</text:p>
          </table:table-cell>
          <table:table-cell office:value-type="string">
            <text:p>Köping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string">
            <text:p>S6320</text:p>
          </table:table-cell>
          <table:table-cell office:value-type="string">
            <text:p>Malmen</text:p>
          </table:table-cell>
          <table:table-cell office:value-type="string">
            <text:p>Ny</text:p>
          </table:table-cell>
          <table:table-cell office:value-type="float" office:value="20.04">
            <text:p>20.0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6323</text:p>
          </table:table-cell>
          <table:table-cell office:value-type="string">
            <text:p>Lospånga by</text:p>
          </table:table-cell>
          <table:table-cell office:value-type="float" office:value="-0">
            <text:p>0</text:p>
          </table:table-cell>
          <table:table-cell office:value-type="float" office:value="18.7">
            <text:p>18.7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6325</text:p>
          </table:table-cell>
          <table:table-cell office:value-type="string">
            <text:p>Mölntorp</text:p>
          </table:table-cell>
          <table:table-cell office:value-type="float" office:value="-0">
            <text:p>0</text:p>
          </table:table-cell>
          <table:table-cell office:value-type="float" office:value="14.46">
            <text:p>14.46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Hallstahammar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string">
            <text:p>S6326</text:p>
          </table:table-cell>
          <table:table-cell office:value-type="string">
            <text:p>Olberga</text:p>
          </table:table-cell>
          <table:table-cell office:value-type="string">
            <text:p>Ny</text:p>
          </table:table-cell>
          <table:table-cell office:value-type="float" office:value="13.47">
            <text:p>13.4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urahammar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string">
            <text:p>S6327</text:p>
          </table:table-cell>
          <table:table-cell office:value-type="string">
            <text:p>Kindbro</text:p>
          </table:table-cell>
          <table:table-cell office:value-type="float" office:value="-0">
            <text:p>0</text:p>
          </table:table-cell>
          <table:table-cell office:value-type="float" office:value="8.49">
            <text:p>8.4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Köping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string">
            <text:p>S6329</text:p>
          </table:table-cell>
          <table:table-cell office:value-type="string">
            <text:p>Orresta</text:p>
          </table:table-cell>
          <table:table-cell office:value-type="float" office:value="-0">
            <text:p>0</text:p>
          </table:table-cell>
          <table:table-cell office:value-type="float" office:value="4.92">
            <text:p>4.9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6333</text:p>
          </table:table-cell>
          <table:table-cell office:value-type="string">
            <text:p>Rabostan</text:p>
          </table:table-cell>
          <table:table-cell office:value-type="float" office:value="-0">
            <text:p>0</text:p>
          </table:table-cell>
          <table:table-cell office:value-type="float" office:value="5.79">
            <text:p>5.7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Kungsör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string">
            <text:p>S6335</text:p>
          </table:table-cell>
          <table:table-cell office:value-type="string">
            <text:p>Roparudden</text:p>
          </table:table-cell>
          <table:table-cell office:value-type="string">
            <text:p>Ny</text:p>
          </table:table-cell>
          <table:table-cell office:value-type="float" office:value="15.16">
            <text:p>15.16</text:p>
          </table:table-cell>
          <table:table-cell office:value-type="float" office:value="61">
            <text:p>61</text:p>
          </table:table-cell>
          <table:table-cell office:value-type="float" office:value="0.81">
            <text:p>0.81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6339</text:p>
          </table:table-cell>
          <table:table-cell office:value-type="string">
            <text:p>Råstock</text:p>
          </table:table-cell>
          <table:table-cell office:value-type="float" office:value="-0">
            <text:p>0</text:p>
          </table:table-cell>
          <table:table-cell office:value-type="float" office:value="24.39">
            <text:p>24.39</text:p>
          </table:table-cell>
          <table:table-cell office:value-type="float" office:value="73">
            <text:p>73</text:p>
          </table:table-cell>
          <table:table-cell office:value-type="float" office:value="0.89">
            <text:p>0.89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6341</text:p>
          </table:table-cell>
          <table:table-cell office:value-type="string">
            <text:p>Saladamm + Åby</text:p>
          </table:table-cell>
          <table:table-cell office:value-type="float" office:value="-0">
            <text:p>0</text:p>
          </table:table-cell>
          <table:table-cell office:value-type="float" office:value="38.72">
            <text:p>38.72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string">
            <text:p>S6343</text:p>
          </table:table-cell>
          <table:table-cell office:value-type="string">
            <text:p>Sandviken</text:p>
          </table:table-cell>
          <table:table-cell office:value-type="float" office:value="-0">
            <text:p>0</text:p>
          </table:table-cell>
          <table:table-cell office:value-type="float" office:value="26.09">
            <text:p>26.09</text:p>
          </table:table-cell>
          <table:table-cell office:value-type="float" office:value="75">
            <text:p>75</text:p>
          </table:table-cell>
          <table:table-cell office:value-type="float" office:value="0.63">
            <text:p>0.63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string">
            <text:p>S6347</text:p>
          </table:table-cell>
          <table:table-cell office:value-type="string">
            <text:p>Sjöhagen</text:p>
          </table:table-cell>
          <table:table-cell office:value-type="float" office:value="-0">
            <text:p>0</text:p>
          </table:table-cell>
          <table:table-cell office:value-type="float" office:value="27.43">
            <text:p>27.43</text:p>
          </table:table-cell>
          <table:table-cell office:value-type="float" office:value="75">
            <text:p>75</text:p>
          </table:table-cell>
          <table:table-cell office:value-type="float" office:value="0.66">
            <text:p>0.66</text:p>
          </table:table-cell>
          <table:table-cell office:value-type="string">
            <text:p>Fagersta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string">
            <text:p>S6351</text:p>
          </table:table-cell>
          <table:table-cell office:value-type="string">
            <text:p>Smedstorpet</text:p>
          </table:table-cell>
          <table:table-cell office:value-type="float" office:value="-0">
            <text:p>0</text:p>
          </table:table-cell>
          <table:table-cell office:value-type="float" office:value="7.24">
            <text:p>7.24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Heby</text:p>
          </table:table-cell>
          <table:table-cell office:value-type="float" office:value="331">
            <text:p>0331</text:p>
          </table:table-cell>
        </table:table-row>
        <table:table-row table:style-name="ro1">
          <table:table-cell office:value-type="string">
            <text:p>S6353</text:p>
          </table:table-cell>
          <table:table-cell office:value-type="string">
            <text:p>Brandbo</text:p>
          </table:table-cell>
          <table:table-cell office:value-type="float" office:value="-0">
            <text:p>0</text:p>
          </table:table-cell>
          <table:table-cell office:value-type="float" office:value="28.83">
            <text:p>28.8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Fagersta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string">
            <text:p>S6363</text:p>
          </table:table-cell>
          <table:table-cell office:value-type="string">
            <text:p>Skillingsudd</text:p>
          </table:table-cell>
          <table:table-cell office:value-type="float" office:value="-0">
            <text:p>0</text:p>
          </table:table-cell>
          <table:table-cell office:value-type="float" office:value="31.84">
            <text:p>31.84</text:p>
          </table:table-cell>
          <table:table-cell office:value-type="float" office:value="81">
            <text:p>81</text:p>
          </table:table-cell>
          <table:table-cell office:value-type="float" office:value="0.92">
            <text:p>0.92</text:p>
          </table:table-cell>
          <table:table-cell office:value-type="string">
            <text:p>Kungsör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string">
            <text:p>S6365</text:p>
          </table:table-cell>
          <table:table-cell office:value-type="string">
            <text:p>Torpaslätt</text:p>
          </table:table-cell>
          <table:table-cell office:value-type="float" office:value="-0">
            <text:p>0</text:p>
          </table:table-cell>
          <table:table-cell office:value-type="float" office:value="8.32">
            <text:p>8.3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Kungsör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string">
            <text:p>S6370</text:p>
          </table:table-cell>
          <table:table-cell office:value-type="string">
            <text:p>Vad</text:p>
          </table:table-cell>
          <table:table-cell office:value-type="string">
            <text:p>Ny</text:p>
          </table:table-cell>
          <table:table-cell office:value-type="float" office:value="10.12">
            <text:p>10.1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string">
            <text:p>S6373</text:p>
          </table:table-cell>
          <table:table-cell office:value-type="string">
            <text:p>Varmsätra</text:p>
          </table:table-cell>
          <table:table-cell office:value-type="float" office:value="-0">
            <text:p>0</text:p>
          </table:table-cell>
          <table:table-cell office:value-type="float" office:value="12.73">
            <text:p>12.7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ala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string">
            <text:p>S6377</text:p>
          </table:table-cell>
          <table:table-cell office:value-type="string">
            <text:p>Borgåsen</text:p>
          </table:table-cell>
          <table:table-cell office:value-type="float" office:value="-0">
            <text:p>0</text:p>
          </table:table-cell>
          <table:table-cell office:value-type="float" office:value="5.21">
            <text:p>5.2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urahammar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string">
            <text:p>S6381</text:p>
          </table:table-cell>
          <table:table-cell office:value-type="string">
            <text:p>Åkesta</text:p>
          </table:table-cell>
          <table:table-cell office:value-type="float" office:value="-0">
            <text:p>0</text:p>
          </table:table-cell>
          <table:table-cell office:value-type="float" office:value="7.72">
            <text:p>7.7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6383</text:p>
          </table:table-cell>
          <table:table-cell office:value-type="string">
            <text:p>Ändesta</text:p>
          </table:table-cell>
          <table:table-cell office:value-type="float" office:value="-0">
            <text:p>0</text:p>
          </table:table-cell>
          <table:table-cell office:value-type="float" office:value="7.12">
            <text:p>7.1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Västerås</text:p>
          </table:table-cell>
          <table:table-cell office:value-type="float" office:value="1980">
            <text:p>1980</text:p>
          </table:table-cell>
        </table:table-row>
        <table:table-row table:style-name="ro1">
          <table:table-cell office:value-type="string">
            <text:p>S6385</text:p>
          </table:table-cell>
          <table:table-cell office:value-type="string">
            <text:p>Ängelsberg</text:p>
          </table:table-cell>
          <table:table-cell office:value-type="float" office:value="-0">
            <text:p>0</text:p>
          </table:table-cell>
          <table:table-cell office:value-type="float" office:value="85.82">
            <text:p>85.82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Fagersta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string">
            <text:p>S6389</text:p>
          </table:table-cell>
          <table:table-cell office:value-type="string">
            <text:p>Almo</text:p>
          </table:table-cell>
          <table:table-cell office:value-type="float" office:value="-0">
            <text:p>0</text:p>
          </table:table-cell>
          <table:table-cell office:value-type="float" office:value="19.31">
            <text:p>19.3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393</text:p>
          </table:table-cell>
          <table:table-cell office:value-type="string">
            <text:p>Andersbo + Sågsbo</text:p>
          </table:table-cell>
          <table:table-cell office:value-type="float" office:value="-0">
            <text:p>0</text:p>
          </table:table-cell>
          <table:table-cell office:value-type="float" office:value="37.81">
            <text:p>37.81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397</text:p>
          </table:table-cell>
          <table:table-cell office:value-type="string">
            <text:p>Arkhyttan</text:p>
          </table:table-cell>
          <table:table-cell office:value-type="float" office:value="-0">
            <text:p>0</text:p>
          </table:table-cell>
          <table:table-cell office:value-type="float" office:value="36.76">
            <text:p>36.76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S6403</text:p>
          </table:table-cell>
          <table:table-cell office:value-type="string">
            <text:p>Arvslindan</text:p>
          </table:table-cell>
          <table:table-cell office:value-type="float" office:value="-0">
            <text:p>0</text:p>
          </table:table-cell>
          <table:table-cell office:value-type="float" office:value="18.24">
            <text:p>18.2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405</text:p>
          </table:table-cell>
          <table:table-cell office:value-type="string">
            <text:p>Aspeboda</text:p>
          </table:table-cell>
          <table:table-cell office:value-type="float" office:value="-0">
            <text:p>0</text:p>
          </table:table-cell>
          <table:table-cell office:value-type="float" office:value="35.27">
            <text:p>35.27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409</text:p>
          </table:table-cell>
          <table:table-cell office:value-type="string">
            <text:p>Backa</text:p>
          </table:table-cell>
          <table:table-cell office:value-type="float" office:value="-0">
            <text:p>0</text:p>
          </table:table-cell>
          <table:table-cell office:value-type="float" office:value="36.74">
            <text:p>36.7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Hedemora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string">
            <text:p>S6411</text:p>
          </table:table-cell>
          <table:table-cell office:value-type="string">
            <text:p>Backa</text:p>
          </table:table-cell>
          <table:table-cell office:value-type="float" office:value="-0">
            <text:p>0</text:p>
          </table:table-cell>
          <table:table-cell office:value-type="float" office:value="21.51">
            <text:p>21.5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S6413</text:p>
          </table:table-cell>
          <table:table-cell office:value-type="string">
            <text:p>Backa</text:p>
          </table:table-cell>
          <table:table-cell office:value-type="float" office:value="-0">
            <text:p>0</text:p>
          </table:table-cell>
          <table:table-cell office:value-type="float" office:value="66.11">
            <text:p>66.11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6417</text:p>
          </table:table-cell>
          <table:table-cell office:value-type="string">
            <text:p>Bergsgården</text:p>
          </table:table-cell>
          <table:table-cell office:value-type="float" office:value="-0">
            <text:p>0</text:p>
          </table:table-cell>
          <table:table-cell office:value-type="float" office:value="27.47">
            <text:p>27.47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419</text:p>
          </table:table-cell>
          <table:table-cell office:value-type="string">
            <text:p>Baggbo</text:p>
          </table:table-cell>
          <table:table-cell office:value-type="float" office:value="-0">
            <text:p>0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421</text:p>
          </table:table-cell>
          <table:table-cell office:value-type="string">
            <text:p>Bispberg</text:p>
          </table:table-cell>
          <table:table-cell office:value-type="float" office:value="-0">
            <text:p>0</text:p>
          </table:table-cell>
          <table:table-cell office:value-type="float" office:value="35.79">
            <text:p>35.79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S6423</text:p>
          </table:table-cell>
          <table:table-cell office:value-type="string">
            <text:p>Bergkarlås</text:p>
          </table:table-cell>
          <table:table-cell office:value-type="float" office:value="-0">
            <text:p>0</text:p>
          </table:table-cell>
          <table:table-cell office:value-type="float" office:value="65.45">
            <text:p>65.45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425</text:p>
          </table:table-cell>
          <table:table-cell office:value-type="string">
            <text:p>Bispbergshyttan + Kolarbo + Hällbo</text:p>
          </table:table-cell>
          <table:table-cell office:value-type="float" office:value="-0">
            <text:p>0</text:p>
          </table:table-cell>
          <table:table-cell office:value-type="float" office:value="21.84">
            <text:p>21.84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S6427</text:p>
          </table:table-cell>
          <table:table-cell office:value-type="string">
            <text:p>Björsberg</text:p>
          </table:table-cell>
          <table:table-cell office:value-type="float" office:value="-0">
            <text:p>0</text:p>
          </table:table-cell>
          <table:table-cell office:value-type="float" office:value="24.91">
            <text:p>24.9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429</text:p>
          </table:table-cell>
          <table:table-cell office:value-type="string">
            <text:p>Björka</text:p>
          </table:table-cell>
          <table:table-cell office:value-type="float" office:value="-0">
            <text:p>0</text:p>
          </table:table-cell>
          <table:table-cell office:value-type="float" office:value="18.62">
            <text:p>18.62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431</text:p>
          </table:table-cell>
          <table:table-cell office:value-type="string">
            <text:p>Björkvassla</text:p>
          </table:table-cell>
          <table:table-cell office:value-type="float" office:value="-0">
            <text:p>0</text:p>
          </table:table-cell>
          <table:table-cell office:value-type="float" office:value="28.66">
            <text:p>28.66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433</text:p>
          </table:table-cell>
          <table:table-cell office:value-type="string">
            <text:p>Björsjö</text:p>
          </table:table-cell>
          <table:table-cell office:value-type="float" office:value="-0">
            <text:p>0</text:p>
          </table:table-cell>
          <table:table-cell office:value-type="float" office:value="32.71">
            <text:p>32.71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S6435</text:p>
          </table:table-cell>
          <table:table-cell office:value-type="string">
            <text:p>Blecket</text:p>
          </table:table-cell>
          <table:table-cell office:value-type="float" office:value="-0">
            <text:p>0</text:p>
          </table:table-cell>
          <table:table-cell office:value-type="float" office:value="28.36">
            <text:p>28.3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6437</text:p>
          </table:table-cell>
          <table:table-cell office:value-type="string">
            <text:p>Blyberg</text:p>
          </table:table-cell>
          <table:table-cell office:value-type="float" office:value="-0">
            <text:p>0</text:p>
          </table:table-cell>
          <table:table-cell office:value-type="float" office:value="43.98">
            <text:p>43.98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string">
            <text:p>S6439</text:p>
          </table:table-cell>
          <table:table-cell office:value-type="string">
            <text:p>Blixbo norra och Baggärdet</text:p>
          </table:table-cell>
          <table:table-cell office:value-type="float" office:value="-0">
            <text:p>0</text:p>
          </table:table-cell>
          <table:table-cell office:value-type="float" office:value="17.59">
            <text:p>17.5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441</text:p>
          </table:table-cell>
          <table:table-cell office:value-type="string">
            <text:p>Bodarna</text:p>
          </table:table-cell>
          <table:table-cell office:value-type="float" office:value="-0">
            <text:p>0</text:p>
          </table:table-cell>
          <table:table-cell office:value-type="float" office:value="28.93">
            <text:p>28.9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443</text:p>
          </table:table-cell>
          <table:table-cell office:value-type="string">
            <text:p>Blixbo (södra delen)</text:p>
          </table:table-cell>
          <table:table-cell office:value-type="float" office:value="-0">
            <text:p>0</text:p>
          </table:table-cell>
          <table:table-cell office:value-type="float" office:value="12.56">
            <text:p>12.5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445</text:p>
          </table:table-cell>
          <table:table-cell office:value-type="string">
            <text:p>Bodarne + Uddsarvet + Åkre</text:p>
          </table:table-cell>
          <table:table-cell office:value-type="float" office:value="-0">
            <text:p>0</text:p>
          </table:table-cell>
          <table:table-cell office:value-type="float" office:value="21.59">
            <text:p>21.5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S6449</text:p>
          </table:table-cell>
          <table:table-cell office:value-type="string">
            <text:p>Bomsarvet + Blecktorp + Gerbergärd</text:p>
          </table:table-cell>
          <table:table-cell office:value-type="float" office:value="-0">
            <text:p>0</text:p>
          </table:table-cell>
          <table:table-cell office:value-type="float" office:value="22.99">
            <text:p>22.99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450</text:p>
          </table:table-cell>
          <table:table-cell office:value-type="string">
            <text:p>Boränget Sveden</text:p>
          </table:table-cell>
          <table:table-cell office:value-type="string">
            <text:p>Ny</text:p>
          </table:table-cell>
          <table:table-cell office:value-type="float" office:value="10.53">
            <text:p>10.5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455</text:p>
          </table:table-cell>
          <table:table-cell office:value-type="string">
            <text:p>Bråmobo</text:p>
          </table:table-cell>
          <table:table-cell office:value-type="float" office:value="-0">
            <text:p>0</text:p>
          </table:table-cell>
          <table:table-cell office:value-type="float" office:value="29.73">
            <text:p>29.7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457</text:p>
          </table:table-cell>
          <table:table-cell office:value-type="string">
            <text:p>Östra Born</text:p>
          </table:table-cell>
          <table:table-cell office:value-type="float" office:value="-0">
            <text:p>0</text:p>
          </table:table-cell>
          <table:table-cell office:value-type="float" office:value="32.18">
            <text:p>32.18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6459</text:p>
          </table:table-cell>
          <table:table-cell office:value-type="string">
            <text:p>Burens</text:p>
          </table:table-cell>
          <table:table-cell office:value-type="float" office:value="-0">
            <text:p>0</text:p>
          </table:table-cell>
          <table:table-cell office:value-type="float" office:value="8.49">
            <text:p>8.4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string">
            <text:p>S6463</text:p>
          </table:table-cell>
          <table:table-cell office:value-type="string">
            <text:p>Brändan</text:p>
          </table:table-cell>
          <table:table-cell office:value-type="float" office:value="-0">
            <text:p>0</text:p>
          </table:table-cell>
          <table:table-cell office:value-type="float" office:value="33.26">
            <text:p>33.2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465</text:p>
          </table:table-cell>
          <table:table-cell office:value-type="string">
            <text:p>Bröttjärna</text:p>
          </table:table-cell>
          <table:table-cell office:value-type="float" office:value="-0">
            <text:p>0</text:p>
          </table:table-cell>
          <table:table-cell office:value-type="float" office:value="33.1">
            <text:p>33.1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467</text:p>
          </table:table-cell>
          <table:table-cell office:value-type="string">
            <text:p>Bäck</text:p>
          </table:table-cell>
          <table:table-cell office:value-type="float" office:value="-0">
            <text:p>0</text:p>
          </table:table-cell>
          <table:table-cell office:value-type="float" office:value="26.3">
            <text:p>26.3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469</text:p>
          </table:table-cell>
          <table:table-cell office:value-type="string">
            <text:p>By</text:p>
          </table:table-cell>
          <table:table-cell office:value-type="float" office:value="-0">
            <text:p>0</text:p>
          </table:table-cell>
          <table:table-cell office:value-type="float" office:value="53.3">
            <text:p>53.3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string">
            <text:p>S6472</text:p>
          </table:table-cell>
          <table:table-cell office:value-type="string">
            <text:p>Böle</text:p>
          </table:table-cell>
          <table:table-cell office:value-type="string">
            <text:p>Ny</text:p>
          </table:table-cell>
          <table:table-cell office:value-type="float" office:value="14.68">
            <text:p>14.6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474</text:p>
          </table:table-cell>
          <table:table-cell office:value-type="string">
            <text:p>Dalsjö</text:p>
          </table:table-cell>
          <table:table-cell office:value-type="string">
            <text:p>Ny</text:p>
          </table:table-cell>
          <table:table-cell office:value-type="float" office:value="13.95">
            <text:p>13.9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477</text:p>
          </table:table-cell>
          <table:table-cell office:value-type="string">
            <text:p>Stora Dicka</text:p>
          </table:table-cell>
          <table:table-cell office:value-type="float" office:value="-0">
            <text:p>0</text:p>
          </table:table-cell>
          <table:table-cell office:value-type="float" office:value="19.68">
            <text:p>19.6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string">
            <text:p>S6483</text:p>
          </table:table-cell>
          <table:table-cell office:value-type="string">
            <text:p>Djurås by</text:p>
          </table:table-cell>
          <table:table-cell office:value-type="float" office:value="-0">
            <text:p>0</text:p>
          </table:table-cell>
          <table:table-cell office:value-type="float" office:value="28.77">
            <text:p>28.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487</text:p>
          </table:table-cell>
          <table:table-cell office:value-type="string">
            <text:p>Dröverken</text:p>
          </table:table-cell>
          <table:table-cell office:value-type="float" office:value="-0">
            <text:p>0</text:p>
          </table:table-cell>
          <table:table-cell office:value-type="float" office:value="18.39">
            <text:p>18.39</text:p>
          </table:table-cell>
          <table:table-cell office:value-type="float" office:value="51">
            <text:p>51</text:p>
          </table:table-cell>
          <table:table-cell office:value-type="float" office:value="0.38">
            <text:p>0.38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string">
            <text:p>S6489</text:p>
          </table:table-cell>
          <table:table-cell office:value-type="string">
            <text:p>Fagerbacken</text:p>
          </table:table-cell>
          <table:table-cell office:value-type="float" office:value="-0">
            <text:p>0</text:p>
          </table:table-cell>
          <table:table-cell office:value-type="float" office:value="12.48">
            <text:p>12.48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491</text:p>
          </table:table-cell>
          <table:table-cell office:value-type="string">
            <text:p>Enviksbyn</text:p>
          </table:table-cell>
          <table:table-cell office:value-type="float" office:value="-0">
            <text:p>0</text:p>
          </table:table-cell>
          <table:table-cell office:value-type="float" office:value="25.82">
            <text:p>25.8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493</text:p>
          </table:table-cell>
          <table:table-cell office:value-type="string">
            <text:p>Karlsbyheden + Finngärdet</text:p>
          </table:table-cell>
          <table:table-cell office:value-type="float" office:value="-0">
            <text:p>0</text:p>
          </table:table-cell>
          <table:table-cell office:value-type="float" office:value="23.68">
            <text:p>23.68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497</text:p>
          </table:table-cell>
          <table:table-cell office:value-type="string">
            <text:p>Fjäkelmyra + Åby</text:p>
          </table:table-cell>
          <table:table-cell office:value-type="float" office:value="-0">
            <text:p>0</text:p>
          </table:table-cell>
          <table:table-cell office:value-type="float" office:value="24.46">
            <text:p>24.46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505</text:p>
          </table:table-cell>
          <table:table-cell office:value-type="string">
            <text:p>Fäggeby</text:p>
          </table:table-cell>
          <table:table-cell office:value-type="float" office:value="-0">
            <text:p>0</text:p>
          </table:table-cell>
          <table:table-cell office:value-type="float" office:value="18.49">
            <text:p>18.49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S6509</text:p>
          </table:table-cell>
          <table:table-cell office:value-type="string">
            <text:p>Gagnefsbyn + Nordåker</text:p>
          </table:table-cell>
          <table:table-cell office:value-type="float" office:value="-0">
            <text:p>0</text:p>
          </table:table-cell>
          <table:table-cell office:value-type="float" office:value="28.54">
            <text:p>28.54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517</text:p>
          </table:table-cell>
          <table:table-cell office:value-type="string">
            <text:p>Garsås</text:p>
          </table:table-cell>
          <table:table-cell office:value-type="float" office:value="-0">
            <text:p>0</text:p>
          </table:table-cell>
          <table:table-cell office:value-type="float" office:value="85.01">
            <text:p>85.01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521</text:p>
          </table:table-cell>
          <table:table-cell office:value-type="string">
            <text:p>Gopa</text:p>
          </table:table-cell>
          <table:table-cell office:value-type="float" office:value="-0">
            <text:p>0</text:p>
          </table:table-cell>
          <table:table-cell office:value-type="float" office:value="38.96">
            <text:p>38.9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529</text:p>
          </table:table-cell>
          <table:table-cell office:value-type="string">
            <text:p>Grevbo</text:p>
          </table:table-cell>
          <table:table-cell office:value-type="float" office:value="-0">
            <text:p>0</text:p>
          </table:table-cell>
          <table:table-cell office:value-type="float" office:value="9.51">
            <text:p>9.51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537</text:p>
          </table:table-cell>
          <table:table-cell office:value-type="string">
            <text:p>Grådö</text:p>
          </table:table-cell>
          <table:table-cell office:value-type="float" office:value="-0">
            <text:p>0</text:p>
          </table:table-cell>
          <table:table-cell office:value-type="float" office:value="16.5">
            <text:p>16.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Hedemora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string">
            <text:p>S6539</text:p>
          </table:table-cell>
          <table:table-cell office:value-type="string">
            <text:p>Grånäs + Morn+Utsälje</text:p>
          </table:table-cell>
          <table:table-cell office:value-type="float" office:value="-0">
            <text:p>0</text:p>
          </table:table-cell>
          <table:table-cell office:value-type="float" office:value="48.85">
            <text:p>48.85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6541</text:p>
          </table:table-cell>
          <table:table-cell office:value-type="string">
            <text:p>Gräv</text:p>
          </table:table-cell>
          <table:table-cell office:value-type="float" office:value="-0">
            <text:p>0</text:p>
          </table:table-cell>
          <table:table-cell office:value-type="float" office:value="31.31">
            <text:p>31.31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543</text:p>
          </table:table-cell>
          <table:table-cell office:value-type="string">
            <text:p>Gåsvarv</text:p>
          </table:table-cell>
          <table:table-cell office:value-type="float" office:value="-0">
            <text:p>0</text:p>
          </table:table-cell>
          <table:table-cell office:value-type="float" office:value="26.31">
            <text:p>26.3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string">
            <text:p>S6549</text:p>
          </table:table-cell>
          <table:table-cell office:value-type="string">
            <text:p>Gärdås + Jägra</text:p>
          </table:table-cell>
          <table:table-cell office:value-type="float" office:value="-0">
            <text:p>0</text:p>
          </table:table-cell>
          <table:table-cell office:value-type="float" office:value="58.32">
            <text:p>58.32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Malung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S6555</text:p>
          </table:table-cell>
          <table:table-cell office:value-type="string">
            <text:p>Hagen</text:p>
          </table:table-cell>
          <table:table-cell office:value-type="float" office:value="-0">
            <text:p>0</text:p>
          </table:table-cell>
          <table:table-cell office:value-type="float" office:value="17.35">
            <text:p>17.3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561</text:p>
          </table:table-cell>
          <table:table-cell office:value-type="string">
            <text:p>Halvars</text:p>
          </table:table-cell>
          <table:table-cell office:value-type="float" office:value="-0">
            <text:p>0</text:p>
          </table:table-cell>
          <table:table-cell office:value-type="float" office:value="16.91">
            <text:p>16.91</text:p>
          </table:table-cell>
          <table:table-cell office:value-type="float" office:value="72">
            <text:p>72</text:p>
          </table:table-cell>
          <table:table-cell office:value-type="float" office:value="0.87">
            <text:p>0.87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S6565</text:p>
          </table:table-cell>
          <table:table-cell office:value-type="string">
            <text:p>Hede</text:p>
          </table:table-cell>
          <table:table-cell office:value-type="float" office:value="-0">
            <text:p>0</text:p>
          </table:table-cell>
          <table:table-cell office:value-type="float" office:value="30.44">
            <text:p>30.44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string">
            <text:p>S6569</text:p>
          </table:table-cell>
          <table:table-cell office:value-type="string">
            <text:p>Heden och Lissheden</text:p>
          </table:table-cell>
          <table:table-cell office:value-type="float" office:value="-0">
            <text:p>0</text:p>
          </table:table-cell>
          <table:table-cell office:value-type="float" office:value="41.6">
            <text:p>41.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571</text:p>
          </table:table-cell>
          <table:table-cell office:value-type="string">
            <text:p>Heden och Lillby</text:p>
          </table:table-cell>
          <table:table-cell office:value-type="float" office:value="-0">
            <text:p>0</text:p>
          </table:table-cell>
          <table:table-cell office:value-type="float" office:value="16.99">
            <text:p>16.9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575</text:p>
          </table:table-cell>
          <table:table-cell office:value-type="string">
            <text:p>Hjortnäs</text:p>
          </table:table-cell>
          <table:table-cell office:value-type="float" office:value="-0">
            <text:p>0</text:p>
          </table:table-cell>
          <table:table-cell office:value-type="float" office:value="51.48">
            <text:p>51.48</text:p>
          </table:table-cell>
          <table:table-cell office:value-type="float" office:value="124">
            <text:p>124</text:p>
          </table:table-cell>
          <table:table-cell office:value-type="float" office:value="0.67">
            <text:p>0.67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577</text:p>
          </table:table-cell>
          <table:table-cell office:value-type="string">
            <text:p>Hulån + Ilbäcken</text:p>
          </table:table-cell>
          <table:table-cell office:value-type="float" office:value="-0">
            <text:p>0</text:p>
          </table:table-cell>
          <table:table-cell office:value-type="float" office:value="33.23">
            <text:p>33.23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6581</text:p>
          </table:table-cell>
          <table:table-cell office:value-type="string">
            <text:p>Hökviken</text:p>
          </table:table-cell>
          <table:table-cell office:value-type="float" office:value="-0">
            <text:p>0</text:p>
          </table:table-cell>
          <table:table-cell office:value-type="float" office:value="25.87">
            <text:p>25.87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583</text:p>
          </table:table-cell>
          <table:table-cell office:value-type="string">
            <text:p>Hjulbäck</text:p>
          </table:table-cell>
          <table:table-cell office:value-type="float" office:value="-0">
            <text:p>0</text:p>
          </table:table-cell>
          <table:table-cell office:value-type="float" office:value="62.04">
            <text:p>62.04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589</text:p>
          </table:table-cell>
          <table:table-cell office:value-type="string">
            <text:p>Igeltjärna + Brovallen (delar av)</text:p>
          </table:table-cell>
          <table:table-cell office:value-type="float" office:value="-0">
            <text:p>0</text:p>
          </table:table-cell>
          <table:table-cell office:value-type="float" office:value="29.55">
            <text:p>29.5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string">
            <text:p>S6593</text:p>
          </table:table-cell>
          <table:table-cell office:value-type="string">
            <text:p>Ingvallsbenning + Lerbo</text:p>
          </table:table-cell>
          <table:table-cell office:value-type="float" office:value="-0">
            <text:p>0</text:p>
          </table:table-cell>
          <table:table-cell office:value-type="float" office:value="21.62">
            <text:p>21.6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Hedemora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string">
            <text:p>S6597</text:p>
          </table:table-cell>
          <table:table-cell office:value-type="string">
            <text:p>Jobsbo + Marieberg</text:p>
          </table:table-cell>
          <table:table-cell office:value-type="float" office:value="-0">
            <text:p>0</text:p>
          </table:table-cell>
          <table:table-cell office:value-type="float" office:value="33.83">
            <text:p>33.83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S6601</text:p>
          </table:table-cell>
          <table:table-cell office:value-type="string">
            <text:p>Jularbo</text:p>
          </table:table-cell>
          <table:table-cell office:value-type="float" office:value="-0">
            <text:p>0</text:p>
          </table:table-cell>
          <table:table-cell office:value-type="float" office:value="26.16">
            <text:p>26.16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string">
            <text:p>S6607</text:p>
          </table:table-cell>
          <table:table-cell office:value-type="string">
            <text:p>Järgarvet</text:p>
          </table:table-cell>
          <table:table-cell office:value-type="float" office:value="-0">
            <text:p>0</text:p>
          </table:table-cell>
          <table:table-cell office:value-type="float" office:value="14.8">
            <text:p>14.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609</text:p>
          </table:table-cell>
          <table:table-cell office:value-type="string">
            <text:p>Järnsta</text:p>
          </table:table-cell>
          <table:table-cell office:value-type="float" office:value="-0">
            <text:p>0</text:p>
          </table:table-cell>
          <table:table-cell office:value-type="float" office:value="39.57">
            <text:p>39.5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string">
            <text:p>S6613</text:p>
          </table:table-cell>
          <table:table-cell office:value-type="string">
            <text:p>Klenshyttan</text:p>
          </table:table-cell>
          <table:table-cell office:value-type="float" office:value="-0">
            <text:p>0</text:p>
          </table:table-cell>
          <table:table-cell office:value-type="float" office:value="18.61">
            <text:p>18.6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string">
            <text:p>S6617</text:p>
          </table:table-cell>
          <table:table-cell office:value-type="string">
            <text:p>Kniva</text:p>
          </table:table-cell>
          <table:table-cell office:value-type="float" office:value="-0">
            <text:p>0</text:p>
          </table:table-cell>
          <table:table-cell office:value-type="float" office:value="38.71">
            <text:p>38.71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619</text:p>
          </table:table-cell>
          <table:table-cell office:value-type="string">
            <text:p>Klitten</text:p>
          </table:table-cell>
          <table:table-cell office:value-type="float" office:value="-0">
            <text:p>0</text:p>
          </table:table-cell>
          <table:table-cell office:value-type="float" office:value="76.22">
            <text:p>76.22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string">
            <text:p>S6621</text:p>
          </table:table-cell>
          <table:table-cell office:value-type="string">
            <text:p>Kolpebo</text:p>
          </table:table-cell>
          <table:table-cell office:value-type="float" office:value="-0">
            <text:p>0</text:p>
          </table:table-cell>
          <table:table-cell office:value-type="float" office:value="15.92">
            <text:p>15.9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S6623</text:p>
          </table:table-cell>
          <table:table-cell office:value-type="string">
            <text:p>Klockarnäs</text:p>
          </table:table-cell>
          <table:table-cell office:value-type="float" office:value="-0">
            <text:p>0</text:p>
          </table:table-cell>
          <table:table-cell office:value-type="float" office:value="17.81">
            <text:p>17.8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625</text:p>
          </table:table-cell>
          <table:table-cell office:value-type="string">
            <text:p>Kolviken</text:p>
          </table:table-cell>
          <table:table-cell office:value-type="float" office:value="-0">
            <text:p>0</text:p>
          </table:table-cell>
          <table:table-cell office:value-type="float" office:value="20.73">
            <text:p>20.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S6629</text:p>
          </table:table-cell>
          <table:table-cell office:value-type="string">
            <text:p>Korsheden + Blomsteränget</text:p>
          </table:table-cell>
          <table:table-cell office:value-type="float" office:value="-0">
            <text:p>0</text:p>
          </table:table-cell>
          <table:table-cell office:value-type="float" office:value="35.16">
            <text:p>35.1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S6633</text:p>
          </table:table-cell>
          <table:table-cell office:value-type="string">
            <text:p>Korskrogen</text:p>
          </table:table-cell>
          <table:table-cell office:value-type="float" office:value="-0">
            <text:p>0</text:p>
          </table:table-cell>
          <table:table-cell office:value-type="float" office:value="12.7">
            <text:p>12.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string">
            <text:p>S6637</text:p>
          </table:table-cell>
          <table:table-cell office:value-type="string">
            <text:p>Kullsveden</text:p>
          </table:table-cell>
          <table:table-cell office:value-type="float" office:value="-0">
            <text:p>0</text:p>
          </table:table-cell>
          <table:table-cell office:value-type="float" office:value="31.28">
            <text:p>31.28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S6641</text:p>
          </table:table-cell>
          <table:table-cell office:value-type="string">
            <text:p>Kvarntäkt</text:p>
          </table:table-cell>
          <table:table-cell office:value-type="float" office:value="-0">
            <text:p>0</text:p>
          </table:table-cell>
          <table:table-cell office:value-type="float" office:value="37.32">
            <text:p>37.3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643</text:p>
          </table:table-cell>
          <table:table-cell office:value-type="string">
            <text:p>Kvarnåker</text:p>
          </table:table-cell>
          <table:table-cell office:value-type="float" office:value="-0">
            <text:p>0</text:p>
          </table:table-cell>
          <table:table-cell office:value-type="float" office:value="14.85">
            <text:p>14.8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6645</text:p>
          </table:table-cell>
          <table:table-cell office:value-type="string">
            <text:p>Kyna</text:p>
          </table:table-cell>
          <table:table-cell office:value-type="float" office:value="-0">
            <text:p>0</text:p>
          </table:table-cell>
          <table:table-cell office:value-type="float" office:value="32.42">
            <text:p>32.42</text:p>
          </table:table-cell>
          <table:table-cell office:value-type="float" office:value="99">
            <text:p>99</text:p>
          </table:table-cell>
          <table:table-cell office:value-type="float" office:value="0.43">
            <text:p>0.43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649</text:p>
          </table:table-cell>
          <table:table-cell office:value-type="string">
            <text:p>Kyrkberget</text:p>
          </table:table-cell>
          <table:table-cell office:value-type="float" office:value="-0">
            <text:p>0</text:p>
          </table:table-cell>
          <table:table-cell office:value-type="float" office:value="24.69">
            <text:p>24.69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S6653</text:p>
          </table:table-cell>
          <table:table-cell office:value-type="string">
            <text:p>Kårtäkt</text:p>
          </table:table-cell>
          <table:table-cell office:value-type="float" office:value="-0">
            <text:p>0</text:p>
          </table:table-cell>
          <table:table-cell office:value-type="float" office:value="12.95">
            <text:p>12.9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657</text:p>
          </table:table-cell>
          <table:table-cell office:value-type="string">
            <text:p>Kåtilla (södra delen)</text:p>
          </table:table-cell>
          <table:table-cell office:value-type="float" office:value="-0">
            <text:p>0</text:p>
          </table:table-cell>
          <table:table-cell office:value-type="float" office:value="27.83">
            <text:p>27.83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string">
            <text:p>S6658</text:p>
          </table:table-cell>
          <table:table-cell office:value-type="string">
            <text:p>Laggarudden</text:p>
          </table:table-cell>
          <table:table-cell office:value-type="string">
            <text:p>Ny</text:p>
          </table:table-cell>
          <table:table-cell office:value-type="float" office:value="14.78">
            <text:p>14.78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string">
            <text:p>S6661</text:p>
          </table:table-cell>
          <table:table-cell office:value-type="string">
            <text:p>Södra Kättbo</text:p>
          </table:table-cell>
          <table:table-cell office:value-type="float" office:value="-0">
            <text:p>0</text:p>
          </table:table-cell>
          <table:table-cell office:value-type="float" office:value="40.16">
            <text:p>40.16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665</text:p>
          </table:table-cell>
          <table:table-cell office:value-type="string">
            <text:p>Ytterboda + Överboda</text:p>
          </table:table-cell>
          <table:table-cell office:value-type="float" office:value="-0">
            <text:p>0</text:p>
          </table:table-cell>
          <table:table-cell office:value-type="float" office:value="73.7">
            <text:p>73.7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667</text:p>
          </table:table-cell>
          <table:table-cell office:value-type="string">
            <text:p>Larsarvet</text:p>
          </table:table-cell>
          <table:table-cell office:value-type="float" office:value="-0">
            <text:p>0</text:p>
          </table:table-cell>
          <table:table-cell office:value-type="float" office:value="22.81">
            <text:p>22.8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669</text:p>
          </table:table-cell>
          <table:table-cell office:value-type="string">
            <text:p>Västra Lernbo</text:p>
          </table:table-cell>
          <table:table-cell office:value-type="float" office:value="-0">
            <text:p>0</text:p>
          </table:table-cell>
          <table:table-cell office:value-type="float" office:value="45.75">
            <text:p>45.75</text:p>
          </table:table-cell>
          <table:table-cell office:value-type="float" office:value="123">
            <text:p>123</text:p>
          </table:table-cell>
          <table:table-cell office:value-type="float" office:value="0.53">
            <text:p>0.53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S6673</text:p>
          </table:table-cell>
          <table:table-cell office:value-type="string">
            <text:p>Liden + Kittan</text:p>
          </table:table-cell>
          <table:table-cell office:value-type="float" office:value="-0">
            <text:p>0</text:p>
          </table:table-cell>
          <table:table-cell office:value-type="float" office:value="33.46">
            <text:p>33.4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string">
            <text:p>S6677</text:p>
          </table:table-cell>
          <table:table-cell office:value-type="string">
            <text:p>Lilla Snöån</text:p>
          </table:table-cell>
          <table:table-cell office:value-type="float" office:value="-0">
            <text:p>0</text:p>
          </table:table-cell>
          <table:table-cell office:value-type="float" office:value="17.44">
            <text:p>17.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S6681</text:p>
          </table:table-cell>
          <table:table-cell office:value-type="string">
            <text:p>Lindan + Baggarvet</text:p>
          </table:table-cell>
          <table:table-cell office:value-type="float" office:value="-0">
            <text:p>0</text:p>
          </table:table-cell>
          <table:table-cell office:value-type="float" office:value="31.99">
            <text:p>31.99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689</text:p>
          </table:table-cell>
          <table:table-cell office:value-type="string">
            <text:p>Lumsheden</text:p>
          </table:table-cell>
          <table:table-cell office:value-type="float" office:value="-0">
            <text:p>0</text:p>
          </table:table-cell>
          <table:table-cell office:value-type="float" office:value="66.33">
            <text:p>66.33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693</text:p>
          </table:table-cell>
          <table:table-cell office:value-type="string">
            <text:p>Lund + Gammelgård+Folkärna</text:p>
          </table:table-cell>
          <table:table-cell office:value-type="float" office:value="-0">
            <text:p>0</text:p>
          </table:table-cell>
          <table:table-cell office:value-type="float" office:value="57.53">
            <text:p>57.53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string">
            <text:p>S6697</text:p>
          </table:table-cell>
          <table:table-cell office:value-type="string">
            <text:p>Maggås</text:p>
          </table:table-cell>
          <table:table-cell office:value-type="float" office:value="-0">
            <text:p>0</text:p>
          </table:table-cell>
          <table:table-cell office:value-type="float" office:value="27.96">
            <text:p>27.9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Orsa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string">
            <text:p>S6701</text:p>
          </table:table-cell>
          <table:table-cell office:value-type="string">
            <text:p>Mossel</text:p>
          </table:table-cell>
          <table:table-cell office:value-type="float" office:value="-0">
            <text:p>0</text:p>
          </table:table-cell>
          <table:table-cell office:value-type="float" office:value="30.92">
            <text:p>30.9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705</text:p>
          </table:table-cell>
          <table:table-cell office:value-type="string">
            <text:p>Myrheden</text:p>
          </table:table-cell>
          <table:table-cell office:value-type="float" office:value="-0">
            <text:p>0</text:p>
          </table:table-cell>
          <table:table-cell office:value-type="float" office:value="20.16">
            <text:p>20.16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707</text:p>
          </table:table-cell>
          <table:table-cell office:value-type="string">
            <text:p>Myrholen</text:p>
          </table:table-cell>
          <table:table-cell office:value-type="float" office:value="-0">
            <text:p>0</text:p>
          </table:table-cell>
          <table:table-cell office:value-type="float" office:value="15.77">
            <text:p>15.77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709</text:p>
          </table:table-cell>
          <table:table-cell office:value-type="string">
            <text:p>Nittsjö</text:p>
          </table:table-cell>
          <table:table-cell office:value-type="float" office:value="-0">
            <text:p>0</text:p>
          </table:table-cell>
          <table:table-cell office:value-type="float" office:value="26.6">
            <text:p>26.6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6711</text:p>
          </table:table-cell>
          <table:table-cell office:value-type="string">
            <text:p>Månsta</text:p>
          </table:table-cell>
          <table:table-cell office:value-type="float" office:value="-0">
            <text:p>0</text:p>
          </table:table-cell>
          <table:table-cell office:value-type="float" office:value="31.7">
            <text:p>31.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string">
            <text:p>S6713</text:p>
          </table:table-cell>
          <table:table-cell office:value-type="string">
            <text:p>Noret</text:p>
          </table:table-cell>
          <table:table-cell office:value-type="float" office:value="-0">
            <text:p>0</text:p>
          </table:table-cell>
          <table:table-cell office:value-type="float" office:value="34">
            <text:p>3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6715</text:p>
          </table:table-cell>
          <table:table-cell office:value-type="string">
            <text:p>Norbohyttan</text:p>
          </table:table-cell>
          <table:table-cell office:value-type="float" office:value="-0">
            <text:p>0</text:p>
          </table:table-cell>
          <table:table-cell office:value-type="float" office:value="30.68">
            <text:p>30.6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S6723</text:p>
          </table:table-cell>
          <table:table-cell office:value-type="string">
            <text:p>Norra Vika</text:p>
          </table:table-cell>
          <table:table-cell office:value-type="float" office:value="-0">
            <text:p>0</text:p>
          </table:table-cell>
          <table:table-cell office:value-type="float" office:value="40.64">
            <text:p>40.64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725</text:p>
          </table:table-cell>
          <table:table-cell office:value-type="string">
            <text:p>Norrbo</text:p>
          </table:table-cell>
          <table:table-cell office:value-type="float" office:value="-0">
            <text:p>0</text:p>
          </table:table-cell>
          <table:table-cell office:value-type="float" office:value="45.1">
            <text:p>45.1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string">
            <text:p>S6727</text:p>
          </table:table-cell>
          <table:table-cell office:value-type="string">
            <text:p>Näset</text:p>
          </table:table-cell>
          <table:table-cell office:value-type="float" office:value="-0">
            <text:p>0</text:p>
          </table:table-cell>
          <table:table-cell office:value-type="float" office:value="15.01">
            <text:p>15.0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731</text:p>
          </table:table-cell>
          <table:table-cell office:value-type="string">
            <text:p>Nordansjö</text:p>
          </table:table-cell>
          <table:table-cell office:value-type="float" office:value="-0">
            <text:p>0</text:p>
          </table:table-cell>
          <table:table-cell office:value-type="float" office:value="12.14">
            <text:p>12.14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Hedemora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string">
            <text:p>S6733</text:p>
          </table:table-cell>
          <table:table-cell office:value-type="string">
            <text:p>Olsbacka + Åkern + Karlsvik</text:p>
          </table:table-cell>
          <table:table-cell office:value-type="float" office:value="-0">
            <text:p>0</text:p>
          </table:table-cell>
          <table:table-cell office:value-type="float" office:value="48.38">
            <text:p>48.38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735</text:p>
          </table:table-cell>
          <table:table-cell office:value-type="string">
            <text:p>Nygården</text:p>
          </table:table-cell>
          <table:table-cell office:value-type="float" office:value="-0">
            <text:p>0</text:p>
          </table:table-cell>
          <table:table-cell office:value-type="float" office:value="15.31">
            <text:p>15.31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741</text:p>
          </table:table-cell>
          <table:table-cell office:value-type="string">
            <text:p>Opsaheden + Tuvheden</text:p>
          </table:table-cell>
          <table:table-cell office:value-type="float" office:value="-0">
            <text:p>0</text:p>
          </table:table-cell>
          <table:table-cell office:value-type="float" office:value="38.29">
            <text:p>38.29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6745</text:p>
          </table:table-cell>
          <table:table-cell office:value-type="string">
            <text:p>Oxberg</text:p>
          </table:table-cell>
          <table:table-cell office:value-type="float" office:value="-0">
            <text:p>0</text:p>
          </table:table-cell>
          <table:table-cell office:value-type="float" office:value="97">
            <text:p>97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749</text:p>
          </table:table-cell>
          <table:table-cell office:value-type="string">
            <text:p>Plintsberg + Tällbergs station</text:p>
          </table:table-cell>
          <table:table-cell office:value-type="float" office:value="-0">
            <text:p>0</text:p>
          </table:table-cell>
          <table:table-cell office:value-type="float" office:value="29.49">
            <text:p>29.49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757</text:p>
          </table:table-cell>
          <table:table-cell office:value-type="string">
            <text:p>Rexbo + Morsveden + Svedjelund</text:p>
          </table:table-cell>
          <table:table-cell office:value-type="float" office:value="-0">
            <text:p>0</text:p>
          </table:table-cell>
          <table:table-cell office:value-type="float" office:value="38.28">
            <text:p>38.28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759</text:p>
          </table:table-cell>
          <table:table-cell office:value-type="string">
            <text:p>Risa</text:p>
          </table:table-cell>
          <table:table-cell office:value-type="float" office:value="-0">
            <text:p>0</text:p>
          </table:table-cell>
          <table:table-cell office:value-type="float" office:value="30.53">
            <text:p>30.53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769</text:p>
          </table:table-cell>
          <table:table-cell office:value-type="string">
            <text:p>Ryssa</text:p>
          </table:table-cell>
          <table:table-cell office:value-type="float" office:value="-0">
            <text:p>0</text:p>
          </table:table-cell>
          <table:table-cell office:value-type="float" office:value="32.74">
            <text:p>32.7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773</text:p>
          </table:table-cell>
          <table:table-cell office:value-type="string">
            <text:p>Rågsveden + Näset</text:p>
          </table:table-cell>
          <table:table-cell office:value-type="float" office:value="-0">
            <text:p>0</text:p>
          </table:table-cell>
          <table:table-cell office:value-type="float" office:value="46.03">
            <text:p>46.03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6775</text:p>
          </table:table-cell>
          <table:table-cell office:value-type="string">
            <text:p>Rånäsberget</text:p>
          </table:table-cell>
          <table:table-cell office:value-type="float" office:value="-0">
            <text:p>0</text:p>
          </table:table-cell>
          <table:table-cell office:value-type="float" office:value="12.54">
            <text:p>12.5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S6777</text:p>
          </table:table-cell>
          <table:table-cell office:value-type="string">
            <text:p>Rämshyttan</text:p>
          </table:table-cell>
          <table:table-cell office:value-type="float" office:value="-0">
            <text:p>0</text:p>
          </table:table-cell>
          <table:table-cell office:value-type="float" office:value="28.11">
            <text:p>28.1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779</text:p>
          </table:table-cell>
          <table:table-cell office:value-type="string">
            <text:p>Röjeråsen</text:p>
          </table:table-cell>
          <table:table-cell office:value-type="float" office:value="-0">
            <text:p>0</text:p>
          </table:table-cell>
          <table:table-cell office:value-type="float" office:value="46.08">
            <text:p>46.08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6781</text:p>
          </table:table-cell>
          <table:table-cell office:value-type="string">
            <text:p>Rörbäcksnäs</text:p>
          </table:table-cell>
          <table:table-cell office:value-type="float" office:value="-0">
            <text:p>0</text:p>
          </table:table-cell>
          <table:table-cell office:value-type="float" office:value="97.68">
            <text:p>97.68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Malung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S6789</text:p>
          </table:table-cell>
          <table:table-cell office:value-type="string">
            <text:p>Saxhyttan</text:p>
          </table:table-cell>
          <table:table-cell office:value-type="float" office:value="-0">
            <text:p>0</text:p>
          </table:table-cell>
          <table:table-cell office:value-type="float" office:value="82.17">
            <text:p>82.17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string">
            <text:p>S6793</text:p>
          </table:table-cell>
          <table:table-cell office:value-type="string">
            <text:p>Silvhyttan</text:p>
          </table:table-cell>
          <table:table-cell office:value-type="float" office:value="-0">
            <text:p>0</text:p>
          </table:table-cell>
          <table:table-cell office:value-type="float" office:value="13.1">
            <text:p>13.1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S6799</text:p>
          </table:table-cell>
          <table:table-cell office:value-type="string">
            <text:p>Skuggarvet</text:p>
          </table:table-cell>
          <table:table-cell office:value-type="float" office:value="-0">
            <text:p>0</text:p>
          </table:table-cell>
          <table:table-cell office:value-type="float" office:value="13.67">
            <text:p>13.6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801</text:p>
          </table:table-cell>
          <table:table-cell office:value-type="string">
            <text:p>Skaraborg</text:p>
          </table:table-cell>
          <table:table-cell office:value-type="float" office:value="-0">
            <text:p>0</text:p>
          </table:table-cell>
          <table:table-cell office:value-type="float" office:value="6.13">
            <text:p>6.1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S6805</text:p>
          </table:table-cell>
          <table:table-cell office:value-type="string">
            <text:p>Skeppmora</text:p>
          </table:table-cell>
          <table:table-cell office:value-type="float" office:value="-0">
            <text:p>0</text:p>
          </table:table-cell>
          <table:table-cell office:value-type="float" office:value="56.61">
            <text:p>56.6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Ludvika</text:p>
          </table:table-cell>
          <table:table-cell office:value-type="float" office:value="2085">
            <text:p>2085</text:p>
          </table:table-cell>
        </table:table-row>
        <table:table-row table:style-name="ro1">
          <table:table-cell office:value-type="string">
            <text:p>S6807</text:p>
          </table:table-cell>
          <table:table-cell office:value-type="string">
            <text:p>Skålö</text:p>
          </table:table-cell>
          <table:table-cell office:value-type="float" office:value="-0">
            <text:p>0</text:p>
          </table:table-cell>
          <table:table-cell office:value-type="float" office:value="27.69">
            <text:p>27.6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6811</text:p>
          </table:table-cell>
          <table:table-cell office:value-type="string">
            <text:p>Skärsjö</text:p>
          </table:table-cell>
          <table:table-cell office:value-type="float" office:value="-0">
            <text:p>0</text:p>
          </table:table-cell>
          <table:table-cell office:value-type="float" office:value="19.32">
            <text:p>19.3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813</text:p>
          </table:table-cell>
          <table:table-cell office:value-type="string">
            <text:p>Smedsbo</text:p>
          </table:table-cell>
          <table:table-cell office:value-type="float" office:value="-0">
            <text:p>0</text:p>
          </table:table-cell>
          <table:table-cell office:value-type="float" office:value="43.19">
            <text:p>43.19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815</text:p>
          </table:table-cell>
          <table:table-cell office:value-type="string">
            <text:p>Slaggen</text:p>
          </table:table-cell>
          <table:table-cell office:value-type="float" office:value="-0">
            <text:p>0</text:p>
          </table:table-cell>
          <table:table-cell office:value-type="float" office:value="18.1">
            <text:p>18.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817</text:p>
          </table:table-cell>
          <table:table-cell office:value-type="string">
            <text:p>Sonnboåsen</text:p>
          </table:table-cell>
          <table:table-cell office:value-type="float" office:value="-0">
            <text:p>0</text:p>
          </table:table-cell>
          <table:table-cell office:value-type="float" office:value="22.25">
            <text:p>22.25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string">
            <text:p>S6819</text:p>
          </table:table-cell>
          <table:table-cell office:value-type="string">
            <text:p>Slättberg</text:p>
          </table:table-cell>
          <table:table-cell office:value-type="float" office:value="-0">
            <text:p>0</text:p>
          </table:table-cell>
          <table:table-cell office:value-type="float" office:value="62.19">
            <text:p>62.19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Orsa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string">
            <text:p>S6821</text:p>
          </table:table-cell>
          <table:table-cell office:value-type="string">
            <text:p>Östra Stackmora</text:p>
          </table:table-cell>
          <table:table-cell office:value-type="float" office:value="-0">
            <text:p>0</text:p>
          </table:table-cell>
          <table:table-cell office:value-type="float" office:value="60.61">
            <text:p>60.61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Orsa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string">
            <text:p>S6825</text:p>
          </table:table-cell>
          <table:table-cell office:value-type="string">
            <text:p>Stenis och Vika</text:p>
          </table:table-cell>
          <table:table-cell office:value-type="float" office:value="-0">
            <text:p>0</text:p>
          </table:table-cell>
          <table:table-cell office:value-type="float" office:value="57.53">
            <text:p>57.53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829</text:p>
          </table:table-cell>
          <table:table-cell office:value-type="string">
            <text:p>Stjärnsund</text:p>
          </table:table-cell>
          <table:table-cell office:value-type="float" office:value="-0">
            <text:p>0</text:p>
          </table:table-cell>
          <table:table-cell office:value-type="float" office:value="51.07">
            <text:p>51.07</text:p>
          </table:table-cell>
          <table:table-cell office:value-type="float" office:value="161">
            <text:p>161</text:p>
          </table:table-cell>
          <table:table-cell office:value-type="float" office:value="0.16">
            <text:p>0.16</text:p>
          </table:table-cell>
          <table:table-cell office:value-type="string">
            <text:p>Hedemora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string">
            <text:p>S6831</text:p>
          </table:table-cell>
          <table:table-cell office:value-type="string">
            <text:p>Österby</text:p>
          </table:table-cell>
          <table:table-cell office:value-type="string">
            <text:p>Ny</text:p>
          </table:table-cell>
          <table:table-cell office:value-type="float" office:value="6.08">
            <text:p>6.0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Kungsör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 office:value-type="string">
            <text:p>S6837</text:p>
          </table:table-cell>
          <table:table-cell office:value-type="string">
            <text:p>Stora Snöån</text:p>
          </table:table-cell>
          <table:table-cell office:value-type="float" office:value="-0">
            <text:p>0</text:p>
          </table:table-cell>
          <table:table-cell office:value-type="float" office:value="24.49">
            <text:p>24.49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Smedjebacken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S6841</text:p>
          </table:table-cell>
          <table:table-cell office:value-type="string">
            <text:p>Strand</text:p>
          </table:table-cell>
          <table:table-cell office:value-type="float" office:value="-0">
            <text:p>0</text:p>
          </table:table-cell>
          <table:table-cell office:value-type="float" office:value="11.03">
            <text:p>11.0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843</text:p>
          </table:table-cell>
          <table:table-cell office:value-type="string">
            <text:p>Stråtenbo</text:p>
          </table:table-cell>
          <table:table-cell office:value-type="float" office:value="-0">
            <text:p>0</text:p>
          </table:table-cell>
          <table:table-cell office:value-type="float" office:value="50.21">
            <text:p>50.21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845</text:p>
          </table:table-cell>
          <table:table-cell office:value-type="string">
            <text:p>Strandbro</text:p>
          </table:table-cell>
          <table:table-cell office:value-type="float" office:value="-0">
            <text:p>0</text:p>
          </table:table-cell>
          <table:table-cell office:value-type="float" office:value="12.96">
            <text:p>12.9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847</text:p>
          </table:table-cell>
          <table:table-cell office:value-type="string">
            <text:p>Stråtjärn + Gunnarsbo</text:p>
          </table:table-cell>
          <table:table-cell office:value-type="float" office:value="-0">
            <text:p>0</text:p>
          </table:table-cell>
          <table:table-cell office:value-type="float" office:value="31.67">
            <text:p>31.6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849</text:p>
          </table:table-cell>
          <table:table-cell office:value-type="string">
            <text:p>Styrsjöbo</text:p>
          </table:table-cell>
          <table:table-cell office:value-type="float" office:value="-0">
            <text:p>0</text:p>
          </table:table-cell>
          <table:table-cell office:value-type="float" office:value="32.45">
            <text:p>32.45</text:p>
          </table:table-cell>
          <table:table-cell office:value-type="float" office:value="96">
            <text:p>96</text:p>
          </table:table-cell>
          <table:table-cell office:value-type="float" office:value="0.78">
            <text:p>0.78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851</text:p>
          </table:table-cell>
          <table:table-cell office:value-type="string">
            <text:p>Stumsnäs och Västra byn</text:p>
          </table:table-cell>
          <table:table-cell office:value-type="float" office:value="-0">
            <text:p>0</text:p>
          </table:table-cell>
          <table:table-cell office:value-type="float" office:value="39.48">
            <text:p>39.4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6853</text:p>
          </table:table-cell>
          <table:table-cell office:value-type="string">
            <text:p>Hobborn + Boda</text:p>
          </table:table-cell>
          <table:table-cell office:value-type="float" office:value="-0">
            <text:p>0</text:p>
          </table:table-cell>
          <table:table-cell office:value-type="float" office:value="22.68">
            <text:p>22.68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861</text:p>
          </table:table-cell>
          <table:table-cell office:value-type="string">
            <text:p>Svedjan</text:p>
          </table:table-cell>
          <table:table-cell office:value-type="float" office:value="-0">
            <text:p>0</text:p>
          </table:table-cell>
          <table:table-cell office:value-type="float" office:value="17.79">
            <text:p>17.7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869</text:p>
          </table:table-cell>
          <table:table-cell office:value-type="string">
            <text:p>Sätra</text:p>
          </table:table-cell>
          <table:table-cell office:value-type="float" office:value="-0">
            <text:p>0</text:p>
          </table:table-cell>
          <table:table-cell office:value-type="float" office:value="30.46">
            <text:p>30.46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6871</text:p>
          </table:table-cell>
          <table:table-cell office:value-type="string">
            <text:p>Sätra</text:p>
          </table:table-cell>
          <table:table-cell office:value-type="float" office:value="-0">
            <text:p>0</text:p>
          </table:table-cell>
          <table:table-cell office:value-type="float" office:value="19.85">
            <text:p>19.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873</text:p>
          </table:table-cell>
          <table:table-cell office:value-type="string">
            <text:p>Söder Rälta</text:p>
          </table:table-cell>
          <table:table-cell office:value-type="float" office:value="-0">
            <text:p>0</text:p>
          </table:table-cell>
          <table:table-cell office:value-type="float" office:value="19.54">
            <text:p>19.54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875</text:p>
          </table:table-cell>
          <table:table-cell office:value-type="string">
            <text:p>Södra Vika</text:p>
          </table:table-cell>
          <table:table-cell office:value-type="float" office:value="-0">
            <text:p>0</text:p>
          </table:table-cell>
          <table:table-cell office:value-type="float" office:value="38.06">
            <text:p>38.06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877</text:p>
          </table:table-cell>
          <table:table-cell office:value-type="string">
            <text:p>Västansjö + Långsjö</text:p>
          </table:table-cell>
          <table:table-cell office:value-type="float" office:value="-0">
            <text:p>0</text:p>
          </table:table-cell>
          <table:table-cell office:value-type="float" office:value="23.73">
            <text:p>23.73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881</text:p>
          </table:table-cell>
          <table:table-cell office:value-type="string">
            <text:p>Sörbo västra</text:p>
          </table:table-cell>
          <table:table-cell office:value-type="float" office:value="-0">
            <text:p>0</text:p>
          </table:table-cell>
          <table:table-cell office:value-type="float" office:value="22.54">
            <text:p>22.54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891</text:p>
          </table:table-cell>
          <table:table-cell office:value-type="string">
            <text:p>Södra Kyrkbyn</text:p>
          </table:table-cell>
          <table:table-cell office:value-type="float" office:value="-0">
            <text:p>0</text:p>
          </table:table-cell>
          <table:table-cell office:value-type="float" office:value="15.76">
            <text:p>15.7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string">
            <text:p>S6897</text:p>
          </table:table-cell>
          <table:table-cell office:value-type="string">
            <text:p>Tuna-Hästberg</text:p>
          </table:table-cell>
          <table:table-cell office:value-type="float" office:value="-0">
            <text:p>0</text:p>
          </table:table-cell>
          <table:table-cell office:value-type="float" office:value="81.24">
            <text:p>81.24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902</text:p>
          </table:table-cell>
          <table:table-cell office:value-type="string">
            <text:p>Tyna och Heden</text:p>
          </table:table-cell>
          <table:table-cell office:value-type="string">
            <text:p>Ny</text:p>
          </table:table-cell>
          <table:table-cell office:value-type="float" office:value="32.4">
            <text:p>32.4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6905</text:p>
          </table:table-cell>
          <table:table-cell office:value-type="string">
            <text:p>Uppbo + Nedernora</text:p>
          </table:table-cell>
          <table:table-cell office:value-type="float" office:value="-0">
            <text:p>0</text:p>
          </table:table-cell>
          <table:table-cell office:value-type="float" office:value="14.02">
            <text:p>14.0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Säter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S6907</text:p>
          </table:table-cell>
          <table:table-cell office:value-type="string">
            <text:p>Utanmyra</text:p>
          </table:table-cell>
          <table:table-cell office:value-type="float" office:value="-0">
            <text:p>0</text:p>
          </table:table-cell>
          <table:table-cell office:value-type="float" office:value="43.44">
            <text:p>43.44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Mora</text:p>
          </table:table-cell>
          <table:table-cell office:value-type="float" office:value="2062">
            <text:p>2062</text:p>
          </table:table-cell>
        </table:table-row>
        <table:table-row table:style-name="ro1">
          <table:table-cell office:value-type="string">
            <text:p>S6909</text:p>
          </table:table-cell>
          <table:table-cell office:value-type="string">
            <text:p>Uppsälje (södra delen)</text:p>
          </table:table-cell>
          <table:table-cell office:value-type="float" office:value="-0">
            <text:p>0</text:p>
          </table:table-cell>
          <table:table-cell office:value-type="float" office:value="74.01">
            <text:p>74.01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6911</text:p>
          </table:table-cell>
          <table:table-cell office:value-type="string">
            <text:p>Utby</text:p>
          </table:table-cell>
          <table:table-cell office:value-type="float" office:value="-0">
            <text:p>0</text:p>
          </table:table-cell>
          <table:table-cell office:value-type="float" office:value="22.9">
            <text:p>22.9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6913</text:p>
          </table:table-cell>
          <table:table-cell office:value-type="string">
            <text:p>Vallerås (västra delen)</text:p>
          </table:table-cell>
          <table:table-cell office:value-type="float" office:value="-0">
            <text:p>0</text:p>
          </table:table-cell>
          <table:table-cell office:value-type="float" office:value="33.59">
            <text:p>33.5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Malung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S6915</text:p>
          </table:table-cell>
          <table:table-cell office:value-type="string">
            <text:p>Utsälje och Ytteråker</text:p>
          </table:table-cell>
          <table:table-cell office:value-type="float" office:value="-0">
            <text:p>0</text:p>
          </table:table-cell>
          <table:table-cell office:value-type="float" office:value="32.68">
            <text:p>32.6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6917</text:p>
          </table:table-cell>
          <table:table-cell office:value-type="string">
            <text:p>Vintjärn</text:p>
          </table:table-cell>
          <table:table-cell office:value-type="float" office:value="-0">
            <text:p>0</text:p>
          </table:table-cell>
          <table:table-cell office:value-type="float" office:value="48.21">
            <text:p>48.2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921</text:p>
          </table:table-cell>
          <table:table-cell office:value-type="string">
            <text:p>Väsa</text:p>
          </table:table-cell>
          <table:table-cell office:value-type="float" office:value="-0">
            <text:p>0</text:p>
          </table:table-cell>
          <table:table-cell office:value-type="float" office:value="65.55">
            <text:p>65.5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Älvdalen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string">
            <text:p>S6925</text:p>
          </table:table-cell>
          <table:table-cell office:value-type="string">
            <text:p>Västberg</text:p>
          </table:table-cell>
          <table:table-cell office:value-type="float" office:value="-0">
            <text:p>0</text:p>
          </table:table-cell>
          <table:table-cell office:value-type="float" office:value="38.84">
            <text:p>38.84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6927</text:p>
          </table:table-cell>
          <table:table-cell office:value-type="string">
            <text:p>Västbjörka</text:p>
          </table:table-cell>
          <table:table-cell office:value-type="float" office:value="-0">
            <text:p>0</text:p>
          </table:table-cell>
          <table:table-cell office:value-type="float" office:value="48.27">
            <text:p>48.2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6928</text:p>
          </table:table-cell>
          <table:table-cell office:value-type="string">
            <text:p>Västerfors</text:p>
          </table:table-cell>
          <table:table-cell office:value-type="string">
            <text:p>Ny</text:p>
          </table:table-cell>
          <table:table-cell office:value-type="float" office:value="20.62">
            <text:p>20.6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929</text:p>
          </table:table-cell>
          <table:table-cell office:value-type="string">
            <text:p>Västgärdet + Utanåker</text:p>
          </table:table-cell>
          <table:table-cell office:value-type="float" office:value="-0">
            <text:p>0</text:p>
          </table:table-cell>
          <table:table-cell office:value-type="float" office:value="30.84">
            <text:p>30.84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6933</text:p>
          </table:table-cell>
          <table:table-cell office:value-type="string">
            <text:p>Västkusten</text:p>
          </table:table-cell>
          <table:table-cell office:value-type="float" office:value="-0">
            <text:p>0</text:p>
          </table:table-cell>
          <table:table-cell office:value-type="float" office:value="8.31">
            <text:p>8.3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Hedemora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string">
            <text:p>S6937</text:p>
          </table:table-cell>
          <table:table-cell office:value-type="string">
            <text:p>Västtjärna + Östtjärna</text:p>
          </table:table-cell>
          <table:table-cell office:value-type="float" office:value="-0">
            <text:p>0</text:p>
          </table:table-cell>
          <table:table-cell office:value-type="float" office:value="29.55">
            <text:p>29.55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941</text:p>
          </table:table-cell>
          <table:table-cell office:value-type="string">
            <text:p>Skamhed</text:p>
          </table:table-cell>
          <table:table-cell office:value-type="float" office:value="-0">
            <text:p>0</text:p>
          </table:table-cell>
          <table:table-cell office:value-type="float" office:value="53.97">
            <text:p>53.97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Vansbro</text:p>
          </table:table-cell>
          <table:table-cell office:value-type="float" office:value="2021">
            <text:p>2021</text:p>
          </table:table-cell>
        </table:table-row>
        <table:table-row table:style-name="ro1">
          <table:table-cell office:value-type="string">
            <text:p>S6943</text:p>
          </table:table-cell>
          <table:table-cell office:value-type="string">
            <text:p>Västra Rönnäs</text:p>
          </table:table-cell>
          <table:table-cell office:value-type="string">
            <text:p>Ny</text:p>
          </table:table-cell>
          <table:table-cell office:value-type="float" office:value="14.55">
            <text:p>14.5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945</text:p>
          </table:table-cell>
          <table:table-cell office:value-type="string">
            <text:p>Västra Stackmora</text:p>
          </table:table-cell>
          <table:table-cell office:value-type="float" office:value="-0">
            <text:p>0</text:p>
          </table:table-cell>
          <table:table-cell office:value-type="float" office:value="15.11">
            <text:p>15.1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Orsa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string">
            <text:p>S6953</text:p>
          </table:table-cell>
          <table:table-cell office:value-type="string">
            <text:p>Ål-Kilen</text:p>
          </table:table-cell>
          <table:table-cell office:value-type="float" office:value="-0">
            <text:p>0</text:p>
          </table:table-cell>
          <table:table-cell office:value-type="float" office:value="26.04">
            <text:p>26.04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957</text:p>
          </table:table-cell>
          <table:table-cell office:value-type="string">
            <text:p>Sätra</text:p>
          </table:table-cell>
          <table:table-cell office:value-type="float" office:value="-0">
            <text:p>0</text:p>
          </table:table-cell>
          <table:table-cell office:value-type="float" office:value="32.53">
            <text:p>32.53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961</text:p>
          </table:table-cell>
          <table:table-cell office:value-type="string">
            <text:p>Floda + Bäck</text:p>
          </table:table-cell>
          <table:table-cell office:value-type="float" office:value="-0">
            <text:p>0</text:p>
          </table:table-cell>
          <table:table-cell office:value-type="float" office:value="30.57">
            <text:p>30.5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967</text:p>
          </table:table-cell>
          <table:table-cell office:value-type="string">
            <text:p>Yttermalung</text:p>
          </table:table-cell>
          <table:table-cell office:value-type="string">
            <text:p>Ny</text:p>
          </table:table-cell>
          <table:table-cell office:value-type="float" office:value="18.96">
            <text:p>18.96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Malung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S6969</text:p>
          </table:table-cell>
          <table:table-cell office:value-type="string">
            <text:p>Yttertänger</text:p>
          </table:table-cell>
          <table:table-cell office:value-type="float" office:value="-0">
            <text:p>0</text:p>
          </table:table-cell>
          <table:table-cell office:value-type="float" office:value="56.28">
            <text:p>56.28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971</text:p>
          </table:table-cell>
          <table:table-cell office:value-type="string">
            <text:p>Ytteråkerö</text:p>
          </table:table-cell>
          <table:table-cell office:value-type="float" office:value="-0">
            <text:p>0</text:p>
          </table:table-cell>
          <table:table-cell office:value-type="float" office:value="10.22">
            <text:p>10.2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6973</text:p>
          </table:table-cell>
          <table:table-cell office:value-type="string">
            <text:p>Åberga</text:p>
          </table:table-cell>
          <table:table-cell office:value-type="float" office:value="-0">
            <text:p>0</text:p>
          </table:table-cell>
          <table:table-cell office:value-type="float" office:value="25.39">
            <text:p>25.3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Orsa</text:p>
          </table:table-cell>
          <table:table-cell office:value-type="float" office:value="2034">
            <text:p>2034</text:p>
          </table:table-cell>
        </table:table-row>
        <table:table-row table:style-name="ro1">
          <table:table-cell office:value-type="string">
            <text:p>S6977</text:p>
          </table:table-cell>
          <table:table-cell office:value-type="string">
            <text:p>Eggen + Säljåker</text:p>
          </table:table-cell>
          <table:table-cell office:value-type="float" office:value="-0">
            <text:p>0</text:p>
          </table:table-cell>
          <table:table-cell office:value-type="float" office:value="31.69">
            <text:p>31.69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Malung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S6981</text:p>
          </table:table-cell>
          <table:table-cell office:value-type="string">
            <text:p>Ängesgårdarna + Täktgårdarna</text:p>
          </table:table-cell>
          <table:table-cell office:value-type="float" office:value="-0">
            <text:p>0</text:p>
          </table:table-cell>
          <table:table-cell office:value-type="float" office:value="16.62">
            <text:p>16.6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Borlänge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S6985</text:p>
          </table:table-cell>
          <table:table-cell office:value-type="string">
            <text:p>Östanbyn</text:p>
          </table:table-cell>
          <table:table-cell office:value-type="float" office:value="-0">
            <text:p>0</text:p>
          </table:table-cell>
          <table:table-cell office:value-type="float" office:value="25.31">
            <text:p>25.31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Avesta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string">
            <text:p>S6989</text:p>
          </table:table-cell>
          <table:table-cell office:value-type="string">
            <text:p>Östantjärna + Färnviken</text:p>
          </table:table-cell>
          <table:table-cell office:value-type="float" office:value="-0">
            <text:p>0</text:p>
          </table:table-cell>
          <table:table-cell office:value-type="float" office:value="19.55">
            <text:p>19.55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991</text:p>
          </table:table-cell>
          <table:table-cell office:value-type="string">
            <text:p>Östanvik</text:p>
          </table:table-cell>
          <table:table-cell office:value-type="float" office:value="-0">
            <text:p>0</text:p>
          </table:table-cell>
          <table:table-cell office:value-type="float" office:value="132.04">
            <text:p>132.04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6993</text:p>
          </table:table-cell>
          <table:table-cell office:value-type="string">
            <text:p>Österbyn + Östansjö</text:p>
          </table:table-cell>
          <table:table-cell office:value-type="float" office:value="-0">
            <text:p>0</text:p>
          </table:table-cell>
          <table:table-cell office:value-type="float" office:value="45.68">
            <text:p>45.68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6995</text:p>
          </table:table-cell>
          <table:table-cell office:value-type="string">
            <text:p>Östbjörka</text:p>
          </table:table-cell>
          <table:table-cell office:value-type="float" office:value="-0">
            <text:p>0</text:p>
          </table:table-cell>
          <table:table-cell office:value-type="float" office:value="33.7">
            <text:p>33.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6997</text:p>
          </table:table-cell>
          <table:table-cell office:value-type="string">
            <text:p>Nedre Österfors</text:p>
          </table:table-cell>
          <table:table-cell office:value-type="float" office:value="-0">
            <text:p>0</text:p>
          </table:table-cell>
          <table:table-cell office:value-type="float" office:value="10.45">
            <text:p>10.45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Gagnef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S6999</text:p>
          </table:table-cell>
          <table:table-cell office:value-type="string">
            <text:p>Östra Rönnäs</text:p>
          </table:table-cell>
          <table:table-cell office:value-type="float" office:value="-0">
            <text:p>0</text:p>
          </table:table-cell>
          <table:table-cell office:value-type="float" office:value="43.62">
            <text:p>43.62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Leksand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S7001</text:p>
          </table:table-cell>
          <table:table-cell office:value-type="string">
            <text:p>Österå</text:p>
          </table:table-cell>
          <table:table-cell office:value-type="float" office:value="-0">
            <text:p>0</text:p>
          </table:table-cell>
          <table:table-cell office:value-type="float" office:value="26.73">
            <text:p>26.73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7007</text:p>
          </table:table-cell>
          <table:table-cell office:value-type="string">
            <text:p>Övre Gärdsjö</text:p>
          </table:table-cell>
          <table:table-cell office:value-type="float" office:value="-0">
            <text:p>0</text:p>
          </table:table-cell>
          <table:table-cell office:value-type="float" office:value="16.66">
            <text:p>16.66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Rättvik</text:p>
          </table:table-cell>
          <table:table-cell office:value-type="float" office:value="2031">
            <text:p>2031</text:p>
          </table:table-cell>
        </table:table-row>
        <table:table-row table:style-name="ro1">
          <table:table-cell office:value-type="string">
            <text:p>S7009</text:p>
          </table:table-cell>
          <table:table-cell office:value-type="string">
            <text:p>Övertänger</text:p>
          </table:table-cell>
          <table:table-cell office:value-type="float" office:value="-0">
            <text:p>0</text:p>
          </table:table-cell>
          <table:table-cell office:value-type="float" office:value="45.64">
            <text:p>45.64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Falun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S7013</text:p>
          </table:table-cell>
          <table:table-cell office:value-type="string">
            <text:p>Axmar by</text:p>
          </table:table-cell>
          <table:table-cell office:value-type="float" office:value="-0">
            <text:p>0</text:p>
          </table:table-cell>
          <table:table-cell office:value-type="float" office:value="65.16">
            <text:p>65.16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019</text:p>
          </table:table-cell>
          <table:table-cell office:value-type="string">
            <text:p>Backa</text:p>
          </table:table-cell>
          <table:table-cell office:value-type="float" office:value="-0">
            <text:p>0</text:p>
          </table:table-cell>
          <table:table-cell office:value-type="float" office:value="8.32">
            <text:p>8.32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021</text:p>
          </table:table-cell>
          <table:table-cell office:value-type="string">
            <text:p>Berg</text:p>
          </table:table-cell>
          <table:table-cell office:value-type="float" office:value="-0">
            <text:p>0</text:p>
          </table:table-cell>
          <table:table-cell office:value-type="float" office:value="37.33">
            <text:p>37.3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Hofors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string">
            <text:p>S7023</text:p>
          </table:table-cell>
          <table:table-cell office:value-type="string">
            <text:p>Askesta</text:p>
          </table:table-cell>
          <table:table-cell office:value-type="float" office:value="-0">
            <text:p>0</text:p>
          </table:table-cell>
          <table:table-cell office:value-type="float" office:value="16.34">
            <text:p>16.34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025</text:p>
          </table:table-cell>
          <table:table-cell office:value-type="string">
            <text:p>Berga</text:p>
          </table:table-cell>
          <table:table-cell office:value-type="float" office:value="-0">
            <text:p>0</text:p>
          </table:table-cell>
          <table:table-cell office:value-type="float" office:value="41.24">
            <text:p>41.24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027</text:p>
          </table:table-cell>
          <table:table-cell office:value-type="string">
            <text:p>Alborga</text:p>
          </table:table-cell>
          <table:table-cell office:value-type="float" office:value="-0">
            <text:p>0</text:p>
          </table:table-cell>
          <table:table-cell office:value-type="float" office:value="12.1">
            <text:p>12.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029</text:p>
          </table:table-cell>
          <table:table-cell office:value-type="string">
            <text:p>Bjuråker</text:p>
          </table:table-cell>
          <table:table-cell office:value-type="float" office:value="-0">
            <text:p>0</text:p>
          </table:table-cell>
          <table:table-cell office:value-type="float" office:value="11.43">
            <text:p>11.43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031</text:p>
          </table:table-cell>
          <table:table-cell office:value-type="string">
            <text:p>Björtomta</text:p>
          </table:table-cell>
          <table:table-cell office:value-type="float" office:value="-0">
            <text:p>0</text:p>
          </table:table-cell>
          <table:table-cell office:value-type="float" office:value="22.21">
            <text:p>22.2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033</text:p>
          </table:table-cell>
          <table:table-cell office:value-type="string">
            <text:p>Bjåsta + del av Vade</text:p>
          </table:table-cell>
          <table:table-cell office:value-type="float" office:value="-0">
            <text:p>0</text:p>
          </table:table-cell>
          <table:table-cell office:value-type="float" office:value="28.79">
            <text:p>28.79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035</text:p>
          </table:table-cell>
          <table:table-cell office:value-type="string">
            <text:p>Boda</text:p>
          </table:table-cell>
          <table:table-cell office:value-type="float" office:value="-0">
            <text:p>0</text:p>
          </table:table-cell>
          <table:table-cell office:value-type="float" office:value="24.67">
            <text:p>24.6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037</text:p>
          </table:table-cell>
          <table:table-cell office:value-type="string">
            <text:p>Bodås</text:p>
          </table:table-cell>
          <table:table-cell office:value-type="float" office:value="-0">
            <text:p>0</text:p>
          </table:table-cell>
          <table:table-cell office:value-type="float" office:value="24.89">
            <text:p>24.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Hofors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string">
            <text:p>S7039</text:p>
          </table:table-cell>
          <table:table-cell office:value-type="string">
            <text:p>Bondarv</text:p>
          </table:table-cell>
          <table:table-cell office:value-type="float" office:value="-0">
            <text:p>0</text:p>
          </table:table-cell>
          <table:table-cell office:value-type="float" office:value="25.57">
            <text:p>25.57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041</text:p>
          </table:table-cell>
          <table:table-cell office:value-type="string">
            <text:p>Borg (norra delen)</text:p>
          </table:table-cell>
          <table:table-cell office:value-type="float" office:value="-0">
            <text:p>0</text:p>
          </table:table-cell>
          <table:table-cell office:value-type="float" office:value="10.08">
            <text:p>10.08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043</text:p>
          </table:table-cell>
          <table:table-cell office:value-type="string">
            <text:p>Bovik</text:p>
          </table:table-cell>
          <table:table-cell office:value-type="float" office:value="-0">
            <text:p>0</text:p>
          </table:table-cell>
          <table:table-cell office:value-type="float" office:value="44.4">
            <text:p>44.4</text:p>
          </table:table-cell>
          <table:table-cell office:value-type="float" office:value="117">
            <text:p>117</text:p>
          </table:table-cell>
          <table:table-cell office:value-type="float" office:value="0.87">
            <text:p>0.87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S7047</text:p>
          </table:table-cell>
          <table:table-cell office:value-type="string">
            <text:p>Brunnsvik</text:p>
          </table:table-cell>
          <table:table-cell office:value-type="float" office:value="-0">
            <text:p>0</text:p>
          </table:table-cell>
          <table:table-cell office:value-type="float" office:value="14.52">
            <text:p>14.5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049</text:p>
          </table:table-cell>
          <table:table-cell office:value-type="string">
            <text:p>Brännäs</text:p>
          </table:table-cell>
          <table:table-cell office:value-type="float" office:value="-0">
            <text:p>0</text:p>
          </table:table-cell>
          <table:table-cell office:value-type="float" office:value="24.19">
            <text:p>24.1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053</text:p>
          </table:table-cell>
          <table:table-cell office:value-type="string">
            <text:p>Byn</text:p>
          </table:table-cell>
          <table:table-cell office:value-type="float" office:value="-0">
            <text:p>0</text:p>
          </table:table-cell>
          <table:table-cell office:value-type="float" office:value="51.17">
            <text:p>51.17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059</text:p>
          </table:table-cell>
          <table:table-cell office:value-type="string">
            <text:p>Edstuga</text:p>
          </table:table-cell>
          <table:table-cell office:value-type="float" office:value="-0">
            <text:p>0</text:p>
          </table:table-cell>
          <table:table-cell office:value-type="float" office:value="19.4">
            <text:p>19.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061</text:p>
          </table:table-cell>
          <table:table-cell office:value-type="string">
            <text:p>Ellne</text:p>
          </table:table-cell>
          <table:table-cell office:value-type="float" office:value="-0">
            <text:p>0</text:p>
          </table:table-cell>
          <table:table-cell office:value-type="float" office:value="39.83">
            <text:p>39.8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065</text:p>
          </table:table-cell>
          <table:table-cell office:value-type="string">
            <text:p>Eskön + Esköränningen</text:p>
          </table:table-cell>
          <table:table-cell office:value-type="float" office:value="-0">
            <text:p>0</text:p>
          </table:table-cell>
          <table:table-cell office:value-type="float" office:value="44.86">
            <text:p>44.86</text:p>
          </table:table-cell>
          <table:table-cell office:value-type="float" office:value="102">
            <text:p>102</text:p>
          </table:table-cell>
          <table:table-cell office:value-type="float" office:value="0.63">
            <text:p>0.63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069</text:p>
          </table:table-cell>
          <table:table-cell office:value-type="string">
            <text:p>Fagersta</text:p>
          </table:table-cell>
          <table:table-cell office:value-type="float" office:value="-0">
            <text:p>0</text:p>
          </table:table-cell>
          <table:table-cell office:value-type="float" office:value="32.72">
            <text:p>32.72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string">
            <text:p>Hofors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string">
            <text:p>S7071</text:p>
          </table:table-cell>
          <table:table-cell office:value-type="string">
            <text:p>Finnflo</text:p>
          </table:table-cell>
          <table:table-cell office:value-type="float" office:value="-0">
            <text:p>0</text:p>
          </table:table-cell>
          <table:table-cell office:value-type="float" office:value="20.44">
            <text:p>20.4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072</text:p>
          </table:table-cell>
          <table:table-cell office:value-type="string">
            <text:p>Fiskeby</text:p>
          </table:table-cell>
          <table:table-cell office:value-type="string">
            <text:p>Ny</text:p>
          </table:table-cell>
          <table:table-cell office:value-type="float" office:value="13.43">
            <text:p>13.4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073</text:p>
          </table:table-cell>
          <table:table-cell office:value-type="string">
            <text:p>Flästa (södra delen)</text:p>
          </table:table-cell>
          <table:table-cell office:value-type="float" office:value="-0">
            <text:p>0</text:p>
          </table:table-cell>
          <table:table-cell office:value-type="float" office:value="30.83">
            <text:p>30.8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077</text:p>
          </table:table-cell>
          <table:table-cell office:value-type="string">
            <text:p>Flästa (norra delen)</text:p>
          </table:table-cell>
          <table:table-cell office:value-type="float" office:value="-0">
            <text:p>0</text:p>
          </table:table-cell>
          <table:table-cell office:value-type="float" office:value="23.16">
            <text:p>23.1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079</text:p>
          </table:table-cell>
          <table:table-cell office:value-type="string">
            <text:p>Edsken</text:p>
          </table:table-cell>
          <table:table-cell office:value-type="float" office:value="-0">
            <text:p>0</text:p>
          </table:table-cell>
          <table:table-cell office:value-type="float" office:value="11.77">
            <text:p>11.7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Hofors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string">
            <text:p>S7081</text:p>
          </table:table-cell>
          <table:table-cell office:value-type="string">
            <text:p>Forsbacka</text:p>
          </table:table-cell>
          <table:table-cell office:value-type="float" office:value="-0">
            <text:p>0</text:p>
          </table:table-cell>
          <table:table-cell office:value-type="float" office:value="30.7">
            <text:p>30.7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083</text:p>
          </table:table-cell>
          <table:table-cell office:value-type="string">
            <text:p>Fiskvik</text:p>
          </table:table-cell>
          <table:table-cell office:value-type="float" office:value="-0">
            <text:p>0</text:p>
          </table:table-cell>
          <table:table-cell office:value-type="float" office:value="19.08">
            <text:p>19.0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085</text:p>
          </table:table-cell>
          <table:table-cell office:value-type="string">
            <text:p>Fredriksfors</text:p>
          </table:table-cell>
          <table:table-cell office:value-type="float" office:value="-0">
            <text:p>0</text:p>
          </table:table-cell>
          <table:table-cell office:value-type="float" office:value="60.12">
            <text:p>60.12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087</text:p>
          </table:table-cell>
          <table:table-cell office:value-type="string">
            <text:p>Fredrikskans</text:p>
          </table:table-cell>
          <table:table-cell office:value-type="string">
            <text:p>Ny</text:p>
          </table:table-cell>
          <table:table-cell office:value-type="float" office:value="5.24">
            <text:p>5.24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089</text:p>
          </table:table-cell>
          <table:table-cell office:value-type="string">
            <text:p>Freluga</text:p>
          </table:table-cell>
          <table:table-cell office:value-type="float" office:value="-0">
            <text:p>0</text:p>
          </table:table-cell>
          <table:table-cell office:value-type="float" office:value="41.15">
            <text:p>41.15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093</text:p>
          </table:table-cell>
          <table:table-cell office:value-type="string">
            <text:p>Västra Föne</text:p>
          </table:table-cell>
          <table:table-cell office:value-type="float" office:value="-0">
            <text:p>0</text:p>
          </table:table-cell>
          <table:table-cell office:value-type="float" office:value="32.98">
            <text:p>32.98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097</text:p>
          </table:table-cell>
          <table:table-cell office:value-type="string">
            <text:p>Gammelfäbodarna</text:p>
          </table:table-cell>
          <table:table-cell office:value-type="float" office:value="-0">
            <text:p>0</text:p>
          </table:table-cell>
          <table:table-cell office:value-type="float" office:value="43.64">
            <text:p>43.64</text:p>
          </table:table-cell>
          <table:table-cell office:value-type="float" office:value="74">
            <text:p>74</text:p>
          </table:table-cell>
          <table:table-cell office:value-type="float" office:value="0.63">
            <text:p>0.63</text:p>
          </table:table-cell>
          <table:table-cell office:value-type="string">
            <text:p>Ockelbo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string">
            <text:p>S7101</text:p>
          </table:table-cell>
          <table:table-cell office:value-type="string">
            <text:p>Gammelsträng</text:p>
          </table:table-cell>
          <table:table-cell office:value-type="float" office:value="-0">
            <text:p>0</text:p>
          </table:table-cell>
          <table:table-cell office:value-type="float" office:value="15.88">
            <text:p>15.8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105</text:p>
          </table:table-cell>
          <table:table-cell office:value-type="string">
            <text:p>Gammsätter</text:p>
          </table:table-cell>
          <table:table-cell office:value-type="float" office:value="-0">
            <text:p>0</text:p>
          </table:table-cell>
          <table:table-cell office:value-type="float" office:value="27.88">
            <text:p>27.88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107</text:p>
          </table:table-cell>
          <table:table-cell office:value-type="string">
            <text:p>Grinduga</text:p>
          </table:table-cell>
          <table:table-cell office:value-type="float" office:value="-0">
            <text:p>0</text:p>
          </table:table-cell>
          <table:table-cell office:value-type="float" office:value="5.68">
            <text:p>5.6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109</text:p>
          </table:table-cell>
          <table:table-cell office:value-type="string">
            <text:p>Glössbo</text:p>
          </table:table-cell>
          <table:table-cell office:value-type="float" office:value="-0">
            <text:p>0</text:p>
          </table:table-cell>
          <table:table-cell office:value-type="float" office:value="40.05">
            <text:p>40.05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110</text:p>
          </table:table-cell>
          <table:table-cell office:value-type="string">
            <text:p>Grankullen</text:p>
          </table:table-cell>
          <table:table-cell office:value-type="string">
            <text:p>Ny</text:p>
          </table:table-cell>
          <table:table-cell office:value-type="float" office:value="11.63">
            <text:p>11.63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113</text:p>
          </table:table-cell>
          <table:table-cell office:value-type="string">
            <text:p>Gränsfors</text:p>
          </table:table-cell>
          <table:table-cell office:value-type="float" office:value="-0">
            <text:p>0</text:p>
          </table:table-cell>
          <table:table-cell office:value-type="float" office:value="25.48">
            <text:p>25.4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115</text:p>
          </table:table-cell>
          <table:table-cell office:value-type="string">
            <text:p>Gysinge (norra delen)</text:p>
          </table:table-cell>
          <table:table-cell office:value-type="float" office:value="-0">
            <text:p>0</text:p>
          </table:table-cell>
          <table:table-cell office:value-type="float" office:value="59.81">
            <text:p>59.81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S7119</text:p>
          </table:table-cell>
          <table:table-cell office:value-type="string">
            <text:p>Gysinge (södra delen)</text:p>
          </table:table-cell>
          <table:table-cell office:value-type="float" office:value="-0">
            <text:p>0</text:p>
          </table:table-cell>
          <table:table-cell office:value-type="float" office:value="33.17">
            <text:p>33.1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S7121</text:p>
          </table:table-cell>
          <table:table-cell office:value-type="string">
            <text:p>Gällsta + Husta</text:p>
          </table:table-cell>
          <table:table-cell office:value-type="float" office:value="-0">
            <text:p>0</text:p>
          </table:table-cell>
          <table:table-cell office:value-type="float" office:value="26.33">
            <text:p>26.3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127</text:p>
          </table:table-cell>
          <table:table-cell office:value-type="string">
            <text:p>Hagsta</text:p>
          </table:table-cell>
          <table:table-cell office:value-type="string">
            <text:p>Ny</text:p>
          </table:table-cell>
          <table:table-cell office:value-type="float" office:value="54.4">
            <text:p>54.4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129</text:p>
          </table:table-cell>
          <table:table-cell office:value-type="string">
            <text:p>Hallen</text:p>
          </table:table-cell>
          <table:table-cell office:value-type="float" office:value="-0">
            <text:p>0</text:p>
          </table:table-cell>
          <table:table-cell office:value-type="float" office:value="61.14">
            <text:p>61.14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131</text:p>
          </table:table-cell>
          <table:table-cell office:value-type="string">
            <text:p>Hamra</text:p>
          </table:table-cell>
          <table:table-cell office:value-type="float" office:value="-0">
            <text:p>0</text:p>
          </table:table-cell>
          <table:table-cell office:value-type="float" office:value="98.26">
            <text:p>98.26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133</text:p>
          </table:table-cell>
          <table:table-cell office:value-type="string">
            <text:p>Harkskär</text:p>
          </table:table-cell>
          <table:table-cell office:value-type="float" office:value="-0">
            <text:p>0</text:p>
          </table:table-cell>
          <table:table-cell office:value-type="float" office:value="37.31">
            <text:p>37.31</text:p>
          </table:table-cell>
          <table:table-cell office:value-type="float" office:value="155">
            <text:p>155</text:p>
          </table:table-cell>
          <table:table-cell office:value-type="float" office:value="0.59">
            <text:p>0.59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137</text:p>
          </table:table-cell>
          <table:table-cell office:value-type="string">
            <text:p>Hassela kyrkby</text:p>
          </table:table-cell>
          <table:table-cell office:value-type="float" office:value="-0">
            <text:p>0</text:p>
          </table:table-cell>
          <table:table-cell office:value-type="float" office:value="47.65">
            <text:p>47.65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139</text:p>
          </table:table-cell>
          <table:table-cell office:value-type="string">
            <text:p>Hede</text:p>
          </table:table-cell>
          <table:table-cell office:value-type="string">
            <text:p>Ny</text:p>
          </table:table-cell>
          <table:table-cell office:value-type="float" office:value="8.43">
            <text:p>8.4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141</text:p>
          </table:table-cell>
          <table:table-cell office:value-type="string">
            <text:p>Heden + Grophamre</text:p>
          </table:table-cell>
          <table:table-cell office:value-type="float" office:value="-0">
            <text:p>0</text:p>
          </table:table-cell>
          <table:table-cell office:value-type="float" office:value="20.39">
            <text:p>20.39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143</text:p>
          </table:table-cell>
          <table:table-cell office:value-type="string">
            <text:p>Hedåsstrand + Hedåsen</text:p>
          </table:table-cell>
          <table:table-cell office:value-type="float" office:value="-0">
            <text:p>0</text:p>
          </table:table-cell>
          <table:table-cell office:value-type="float" office:value="18.92">
            <text:p>18.92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S7144</text:p>
          </table:table-cell>
          <table:table-cell office:value-type="string">
            <text:p>Heliga landet</text:p>
          </table:table-cell>
          <table:table-cell office:value-type="string">
            <text:p>Ny</text:p>
          </table:table-cell>
          <table:table-cell office:value-type="float" office:value="7.11">
            <text:p>7.1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147</text:p>
          </table:table-cell>
          <table:table-cell office:value-type="string">
            <text:p>Hennan (västra delen)</text:p>
          </table:table-cell>
          <table:table-cell office:value-type="float" office:value="-0">
            <text:p>0</text:p>
          </table:table-cell>
          <table:table-cell office:value-type="float" office:value="41.62">
            <text:p>41.62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149</text:p>
          </table:table-cell>
          <table:table-cell office:value-type="string">
            <text:p>Hertsjö</text:p>
          </table:table-cell>
          <table:table-cell office:value-type="float" office:value="-0">
            <text:p>0</text:p>
          </table:table-cell>
          <table:table-cell office:value-type="float" office:value="20.98">
            <text:p>20.9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153</text:p>
          </table:table-cell>
          <table:table-cell office:value-type="string">
            <text:p>Hillevik</text:p>
          </table:table-cell>
          <table:table-cell office:value-type="float" office:value="-0">
            <text:p>0</text:p>
          </table:table-cell>
          <table:table-cell office:value-type="float" office:value="7.24">
            <text:p>7.24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157</text:p>
          </table:table-cell>
          <table:table-cell office:value-type="string">
            <text:p>Holmsveden</text:p>
          </table:table-cell>
          <table:table-cell office:value-type="float" office:value="-0">
            <text:p>0</text:p>
          </table:table-cell>
          <table:table-cell office:value-type="float" office:value="33.03">
            <text:p>33.03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159</text:p>
          </table:table-cell>
          <table:table-cell office:value-type="string">
            <text:p>Hillsjöstrand</text:p>
          </table:table-cell>
          <table:table-cell office:value-type="float" office:value="-0">
            <text:p>0</text:p>
          </table:table-cell>
          <table:table-cell office:value-type="float" office:value="19.23">
            <text:p>19.23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161</text:p>
          </table:table-cell>
          <table:table-cell office:value-type="string">
            <text:p>Viken + Holmsveden</text:p>
          </table:table-cell>
          <table:table-cell office:value-type="float" office:value="-0">
            <text:p>0</text:p>
          </table:table-cell>
          <table:table-cell office:value-type="float" office:value="69.04">
            <text:p>69.04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169</text:p>
          </table:table-cell>
          <table:table-cell office:value-type="string">
            <text:p>Hållsta</text:p>
          </table:table-cell>
          <table:table-cell office:value-type="float" office:value="-0">
            <text:p>0</text:p>
          </table:table-cell>
          <table:table-cell office:value-type="float" office:value="22.5">
            <text:p>22.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177</text:p>
          </table:table-cell>
          <table:table-cell office:value-type="string">
            <text:p>Häcklinge</text:p>
          </table:table-cell>
          <table:table-cell office:value-type="float" office:value="-0">
            <text:p>0</text:p>
          </table:table-cell>
          <table:table-cell office:value-type="float" office:value="21.12">
            <text:p>21.12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181</text:p>
          </table:table-cell>
          <table:table-cell office:value-type="string">
            <text:p>Hällbo</text:p>
          </table:table-cell>
          <table:table-cell office:value-type="float" office:value="-0">
            <text:p>0</text:p>
          </table:table-cell>
          <table:table-cell office:value-type="float" office:value="49.31">
            <text:p>49.31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185</text:p>
          </table:table-cell>
          <table:table-cell office:value-type="string">
            <text:p>Hästbo</text:p>
          </table:table-cell>
          <table:table-cell office:value-type="float" office:value="-0">
            <text:p>0</text:p>
          </table:table-cell>
          <table:table-cell office:value-type="float" office:value="19.96">
            <text:p>19.9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189</text:p>
          </table:table-cell>
          <table:table-cell office:value-type="string">
            <text:p>Högbo + Överbyn</text:p>
          </table:table-cell>
          <table:table-cell office:value-type="float" office:value="-0">
            <text:p>0</text:p>
          </table:table-cell>
          <table:table-cell office:value-type="float" office:value="83.65">
            <text:p>83.65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S7193</text:p>
          </table:table-cell>
          <table:table-cell office:value-type="string">
            <text:p>Idenor</text:p>
          </table:table-cell>
          <table:table-cell office:value-type="float" office:value="-0">
            <text:p>0</text:p>
          </table:table-cell>
          <table:table-cell office:value-type="float" office:value="19.89">
            <text:p>19.8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197</text:p>
          </table:table-cell>
          <table:table-cell office:value-type="string">
            <text:p>Ina + Sund</text:p>
          </table:table-cell>
          <table:table-cell office:value-type="float" office:value="-0">
            <text:p>0</text:p>
          </table:table-cell>
          <table:table-cell office:value-type="float" office:value="47.73">
            <text:p>47.73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201</text:p>
          </table:table-cell>
          <table:table-cell office:value-type="string">
            <text:p>Johannesberg</text:p>
          </table:table-cell>
          <table:table-cell office:value-type="float" office:value="-0">
            <text:p>0</text:p>
          </table:table-cell>
          <table:table-cell office:value-type="float" office:value="12.72">
            <text:p>12.72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205</text:p>
          </table:table-cell>
          <table:table-cell office:value-type="string">
            <text:p>Klapparvik + Malenedal</text:p>
          </table:table-cell>
          <table:table-cell office:value-type="float" office:value="-0">
            <text:p>0</text:p>
          </table:table-cell>
          <table:table-cell office:value-type="float" office:value="26.92">
            <text:p>26.92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207</text:p>
          </table:table-cell>
          <table:table-cell office:value-type="string">
            <text:p>Knåda (norra delen)</text:p>
          </table:table-cell>
          <table:table-cell office:value-type="float" office:value="-0">
            <text:p>0</text:p>
          </table:table-cell>
          <table:table-cell office:value-type="float" office:value="27.85">
            <text:p>27.8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Ovanåker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string">
            <text:p>S7209</text:p>
          </table:table-cell>
          <table:table-cell office:value-type="string">
            <text:p>Kramsta</text:p>
          </table:table-cell>
          <table:table-cell office:value-type="float" office:value="-0">
            <text:p>0</text:p>
          </table:table-cell>
          <table:table-cell office:value-type="float" office:value="19.01">
            <text:p>19.01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211</text:p>
          </table:table-cell>
          <table:table-cell office:value-type="string">
            <text:p>Knåda (södra delen)</text:p>
          </table:table-cell>
          <table:table-cell office:value-type="float" office:value="-0">
            <text:p>0</text:p>
          </table:table-cell>
          <table:table-cell office:value-type="float" office:value="20.73">
            <text:p>20.7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Ovanåker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string">
            <text:p>S7213</text:p>
          </table:table-cell>
          <table:table-cell office:value-type="string">
            <text:p>Kungsgården + Fors</text:p>
          </table:table-cell>
          <table:table-cell office:value-type="float" office:value="-0">
            <text:p>0</text:p>
          </table:table-cell>
          <table:table-cell office:value-type="float" office:value="33.8">
            <text:p>33.8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217</text:p>
          </table:table-cell>
          <table:table-cell office:value-type="string">
            <text:p>Arbrå + Norra Kyrkbyn</text:p>
          </table:table-cell>
          <table:table-cell office:value-type="float" office:value="-0">
            <text:p>0</text:p>
          </table:table-cell>
          <table:table-cell office:value-type="float" office:value="64.55">
            <text:p>64.55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221</text:p>
          </table:table-cell>
          <table:table-cell office:value-type="string">
            <text:p>Kårböle</text:p>
          </table:table-cell>
          <table:table-cell office:value-type="float" office:value="-0">
            <text:p>0</text:p>
          </table:table-cell>
          <table:table-cell office:value-type="float" office:value="85.81">
            <text:p>85.8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223</text:p>
          </table:table-cell>
          <table:table-cell office:value-type="string">
            <text:p>Kåsjö</text:p>
          </table:table-cell>
          <table:table-cell office:value-type="float" office:value="-0">
            <text:p>0</text:p>
          </table:table-cell>
          <table:table-cell office:value-type="float" office:value="21.18">
            <text:p>21.1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229</text:p>
          </table:table-cell>
          <table:table-cell office:value-type="string">
            <text:p>Lindefallet + Östra Bölan</text:p>
          </table:table-cell>
          <table:table-cell office:value-type="float" office:value="-0">
            <text:p>0</text:p>
          </table:table-cell>
          <table:table-cell office:value-type="float" office:value="53.9">
            <text:p>53.9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237</text:p>
          </table:table-cell>
          <table:table-cell office:value-type="string">
            <text:p>Näsbyn + Långhed del</text:p>
          </table:table-cell>
          <table:table-cell office:value-type="float" office:value="-0">
            <text:p>0</text:p>
          </table:table-cell>
          <table:table-cell office:value-type="float" office:value="22.96">
            <text:p>22.96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Ovanåker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string">
            <text:p>S7241</text:p>
          </table:table-cell>
          <table:table-cell office:value-type="string">
            <text:p>Långnäs + Tjärnäs</text:p>
          </table:table-cell>
          <table:table-cell office:value-type="float" office:value="-0">
            <text:p>0</text:p>
          </table:table-cell>
          <table:table-cell office:value-type="float" office:value="22.1">
            <text:p>22.1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Hofors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string">
            <text:p>S7245</text:p>
          </table:table-cell>
          <table:table-cell office:value-type="string">
            <text:p>Lövbacken</text:p>
          </table:table-cell>
          <table:table-cell office:value-type="float" office:value="-0">
            <text:p>0</text:p>
          </table:table-cell>
          <table:table-cell office:value-type="float" office:value="17.62">
            <text:p>17.62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S7253</text:p>
          </table:table-cell>
          <table:table-cell office:value-type="string">
            <text:p>Malsta</text:p>
          </table:table-cell>
          <table:table-cell office:value-type="float" office:value="-0">
            <text:p>0</text:p>
          </table:table-cell>
          <table:table-cell office:value-type="float" office:value="42.31">
            <text:p>42.31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255</text:p>
          </table:table-cell>
          <table:table-cell office:value-type="string">
            <text:p>Malnbaden (östra delen)</text:p>
          </table:table-cell>
          <table:table-cell office:value-type="float" office:value="-0">
            <text:p>0</text:p>
          </table:table-cell>
          <table:table-cell office:value-type="float" office:value="12.83">
            <text:p>12.83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257</text:p>
          </table:table-cell>
          <table:table-cell office:value-type="string">
            <text:p>Storsveden</text:p>
          </table:table-cell>
          <table:table-cell office:value-type="float" office:value="-0">
            <text:p>0</text:p>
          </table:table-cell>
          <table:table-cell office:value-type="float" office:value="23.28">
            <text:p>23.28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Ovanåker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string">
            <text:p>S7259</text:p>
          </table:table-cell>
          <table:table-cell office:value-type="string">
            <text:p>Mellanbyns fritidsområde</text:p>
          </table:table-cell>
          <table:table-cell office:value-type="float" office:value="-0">
            <text:p>0</text:p>
          </table:table-cell>
          <table:table-cell office:value-type="float" office:value="23.19">
            <text:p>23.19</text:p>
          </table:table-cell>
          <table:table-cell office:value-type="float" office:value="79">
            <text:p>79</text:p>
          </table:table-cell>
          <table:table-cell office:value-type="float" office:value="0.91">
            <text:p>0.91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261</text:p>
          </table:table-cell>
          <table:table-cell office:value-type="string">
            <text:p>Mellanfjärden</text:p>
          </table:table-cell>
          <table:table-cell office:value-type="float" office:value="-0">
            <text:p>0</text:p>
          </table:table-cell>
          <table:table-cell office:value-type="float" office:value="24.32">
            <text:p>24.32</text:p>
          </table:table-cell>
          <table:table-cell office:value-type="float" office:value="81">
            <text:p>81</text:p>
          </table:table-cell>
          <table:table-cell office:value-type="float" office:value="0.86">
            <text:p>0.86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265</text:p>
          </table:table-cell>
          <table:table-cell office:value-type="string">
            <text:p>Mo (norra delen)</text:p>
          </table:table-cell>
          <table:table-cell office:value-type="float" office:value="-0">
            <text:p>0</text:p>
          </table:table-cell>
          <table:table-cell office:value-type="float" office:value="29.51">
            <text:p>29.51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277</text:p>
          </table:table-cell>
          <table:table-cell office:value-type="string">
            <text:p>Mårtsbo</text:p>
          </table:table-cell>
          <table:table-cell office:value-type="float" office:value="-0">
            <text:p>0</text:p>
          </table:table-cell>
          <table:table-cell office:value-type="float" office:value="47.98">
            <text:p>47.98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281</text:p>
          </table:table-cell>
          <table:table-cell office:value-type="string">
            <text:p>Forsa</text:p>
          </table:table-cell>
          <table:table-cell office:value-type="float" office:value="-0">
            <text:p>0</text:p>
          </table:table-cell>
          <table:table-cell office:value-type="float" office:value="37.11">
            <text:p>37.1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285</text:p>
          </table:table-cell>
          <table:table-cell office:value-type="string">
            <text:p>Allmänninge (nordöstra delen)</text:p>
          </table:table-cell>
          <table:table-cell office:value-type="float" office:value="-0">
            <text:p>0</text:p>
          </table:table-cell>
          <table:table-cell office:value-type="float" office:value="17.78">
            <text:p>17.78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295</text:p>
          </table:table-cell>
          <table:table-cell office:value-type="string">
            <text:p>Norrfjärden</text:p>
          </table:table-cell>
          <table:table-cell office:value-type="float" office:value="-0">
            <text:p>0</text:p>
          </table:table-cell>
          <table:table-cell office:value-type="float" office:value="55.56">
            <text:p>55.56</text:p>
          </table:table-cell>
          <table:table-cell office:value-type="float" office:value="69">
            <text:p>69</text:p>
          </table:table-cell>
          <table:table-cell office:value-type="float" office:value="0.68">
            <text:p>0.68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297</text:p>
          </table:table-cell>
          <table:table-cell office:value-type="string">
            <text:p>Norrbyn</text:p>
          </table:table-cell>
          <table:table-cell office:value-type="float" office:value="-0">
            <text:p>0</text:p>
          </table:table-cell>
          <table:table-cell office:value-type="float" office:value="30.71">
            <text:p>30.7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301</text:p>
          </table:table-cell>
          <table:table-cell office:value-type="string">
            <text:p>Näs</text:p>
          </table:table-cell>
          <table:table-cell office:value-type="float" office:value="-0">
            <text:p>0</text:p>
          </table:table-cell>
          <table:table-cell office:value-type="float" office:value="33.72">
            <text:p>33.72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S7305</text:p>
          </table:table-cell>
          <table:table-cell office:value-type="string">
            <text:p>Näsbyn + Bredåker</text:p>
          </table:table-cell>
          <table:table-cell office:value-type="float" office:value="-0">
            <text:p>0</text:p>
          </table:table-cell>
          <table:table-cell office:value-type="float" office:value="43.47">
            <text:p>43.4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309</text:p>
          </table:table-cell>
          <table:table-cell office:value-type="string">
            <text:p>Onsäng</text:p>
          </table:table-cell>
          <table:table-cell office:value-type="float" office:value="-0">
            <text:p>0</text:p>
          </table:table-cell>
          <table:table-cell office:value-type="float" office:value="26.73">
            <text:p>26.73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313</text:p>
          </table:table-cell>
          <table:table-cell office:value-type="string">
            <text:p>Oppala</text:p>
          </table:table-cell>
          <table:table-cell office:value-type="float" office:value="-0">
            <text:p>0</text:p>
          </table:table-cell>
          <table:table-cell office:value-type="float" office:value="25.64">
            <text:p>25.64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315</text:p>
          </table:table-cell>
          <table:table-cell office:value-type="string">
            <text:p>Oppala (nordöstra delen)</text:p>
          </table:table-cell>
          <table:table-cell office:value-type="float" office:value="-0">
            <text:p>0</text:p>
          </table:table-cell>
          <table:table-cell office:value-type="float" office:value="20.6">
            <text:p>20.6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317</text:p>
          </table:table-cell>
          <table:table-cell office:value-type="string">
            <text:p>Orbaden</text:p>
          </table:table-cell>
          <table:table-cell office:value-type="float" office:value="-0">
            <text:p>0</text:p>
          </table:table-cell>
          <table:table-cell office:value-type="float" office:value="56.38">
            <text:p>56.38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325</text:p>
          </table:table-cell>
          <table:table-cell office:value-type="string">
            <text:p>Parten + Hov</text:p>
          </table:table-cell>
          <table:table-cell office:value-type="float" office:value="-0">
            <text:p>0</text:p>
          </table:table-cell>
          <table:table-cell office:value-type="float" office:value="41.53">
            <text:p>41.5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327</text:p>
          </table:table-cell>
          <table:table-cell office:value-type="string">
            <text:p>Ramsjö</text:p>
          </table:table-cell>
          <table:table-cell office:value-type="float" office:value="-0">
            <text:p>0</text:p>
          </table:table-cell>
          <table:table-cell office:value-type="float" office:value="64.18">
            <text:p>64.18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333</text:p>
          </table:table-cell>
          <table:table-cell office:value-type="string">
            <text:p>Rogsta</text:p>
          </table:table-cell>
          <table:table-cell office:value-type="float" office:value="-0">
            <text:p>0</text:p>
          </table:table-cell>
          <table:table-cell office:value-type="float" office:value="23.69">
            <text:p>23.69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337</text:p>
          </table:table-cell>
          <table:table-cell office:value-type="string">
            <text:p>Råbacka + Tjärnäs</text:p>
          </table:table-cell>
          <table:table-cell office:value-type="float" office:value="-0">
            <text:p>0</text:p>
          </table:table-cell>
          <table:table-cell office:value-type="float" office:value="19.38">
            <text:p>19.38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Hofors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string">
            <text:p>S7341</text:p>
          </table:table-cell>
          <table:table-cell office:value-type="string">
            <text:p>Röste + Norrborns industriområde</text:p>
          </table:table-cell>
          <table:table-cell office:value-type="float" office:value="-0">
            <text:p>0</text:p>
          </table:table-cell>
          <table:table-cell office:value-type="float" office:value="50.79">
            <text:p>50.79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343</text:p>
          </table:table-cell>
          <table:table-cell office:value-type="string">
            <text:p>Röste (del)</text:p>
          </table:table-cell>
          <table:table-cell office:value-type="float" office:value="-0">
            <text:p>0</text:p>
          </table:table-cell>
          <table:table-cell office:value-type="float" office:value="17.12">
            <text:p>17.1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345</text:p>
          </table:table-cell>
          <table:table-cell office:value-type="string">
            <text:p>Saltvik + Nätvik + Enoksnäs</text:p>
          </table:table-cell>
          <table:table-cell office:value-type="float" office:value="-0">
            <text:p>0</text:p>
          </table:table-cell>
          <table:table-cell office:value-type="float" office:value="41.58">
            <text:p>41.58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347</text:p>
          </table:table-cell>
          <table:table-cell office:value-type="string">
            <text:p>Sikvik</text:p>
          </table:table-cell>
          <table:table-cell office:value-type="float" office:value="-0">
            <text:p>0</text:p>
          </table:table-cell>
          <table:table-cell office:value-type="float" office:value="15.95">
            <text:p>15.9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349</text:p>
          </table:table-cell>
          <table:table-cell office:value-type="string">
            <text:p>Simeå</text:p>
          </table:table-cell>
          <table:table-cell office:value-type="float" office:value="-0">
            <text:p>0</text:p>
          </table:table-cell>
          <table:table-cell office:value-type="float" office:value="22.32">
            <text:p>22.32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351</text:p>
          </table:table-cell>
          <table:table-cell office:value-type="string">
            <text:p>Sjöbo</text:p>
          </table:table-cell>
          <table:table-cell office:value-type="float" office:value="-0">
            <text:p>0</text:p>
          </table:table-cell>
          <table:table-cell office:value-type="float" office:value="16.99">
            <text:p>16.99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353</text:p>
          </table:table-cell>
          <table:table-cell office:value-type="string">
            <text:p>Berg + Sjökalla</text:p>
          </table:table-cell>
          <table:table-cell office:value-type="float" office:value="-0">
            <text:p>0</text:p>
          </table:table-cell>
          <table:table-cell office:value-type="float" office:value="22.59">
            <text:p>22.5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357</text:p>
          </table:table-cell>
          <table:table-cell office:value-type="string">
            <text:p>Skensta + Kolsta</text:p>
          </table:table-cell>
          <table:table-cell office:value-type="float" office:value="-0">
            <text:p>0</text:p>
          </table:table-cell>
          <table:table-cell office:value-type="float" office:value="37.97">
            <text:p>37.9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359</text:p>
          </table:table-cell>
          <table:table-cell office:value-type="string">
            <text:p>Skogsta + Strömsholm + Sillerbo</text:p>
          </table:table-cell>
          <table:table-cell office:value-type="float" office:value="-0">
            <text:p>0</text:p>
          </table:table-cell>
          <table:table-cell office:value-type="float" office:value="26.18">
            <text:p>26.18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361</text:p>
          </table:table-cell>
          <table:table-cell office:value-type="string">
            <text:p>Skärså</text:p>
          </table:table-cell>
          <table:table-cell office:value-type="float" office:value="-0">
            <text:p>0</text:p>
          </table:table-cell>
          <table:table-cell office:value-type="float" office:value="13.57">
            <text:p>13.57</text:p>
          </table:table-cell>
          <table:table-cell office:value-type="float" office:value="72">
            <text:p>72</text:p>
          </table:table-cell>
          <table:table-cell office:value-type="float" office:value="0.38">
            <text:p>0.38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365</text:p>
          </table:table-cell>
          <table:table-cell office:value-type="string">
            <text:p>Skästra</text:p>
          </table:table-cell>
          <table:table-cell office:value-type="float" office:value="-0">
            <text:p>0</text:p>
          </table:table-cell>
          <table:table-cell office:value-type="float" office:value="30.69">
            <text:p>30.69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369</text:p>
          </table:table-cell>
          <table:table-cell office:value-type="string">
            <text:p>Småmuren</text:p>
          </table:table-cell>
          <table:table-cell office:value-type="float" office:value="-0">
            <text:p>0</text:p>
          </table:table-cell>
          <table:table-cell office:value-type="float" office:value="32.33">
            <text:p>32.33</text:p>
          </table:table-cell>
          <table:table-cell office:value-type="float" office:value="113">
            <text:p>113</text:p>
          </table:table-cell>
          <table:table-cell office:value-type="float" office:value="0.58">
            <text:p>0.58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371</text:p>
          </table:table-cell>
          <table:table-cell office:value-type="string">
            <text:p>Smälsk</text:p>
          </table:table-cell>
          <table:table-cell office:value-type="float" office:value="-0">
            <text:p>0</text:p>
          </table:table-cell>
          <table:table-cell office:value-type="float" office:value="12.97">
            <text:p>12.97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373</text:p>
          </table:table-cell>
          <table:table-cell office:value-type="string">
            <text:p>Stenbäcken</text:p>
          </table:table-cell>
          <table:table-cell office:value-type="float" office:value="-0">
            <text:p>0</text:p>
          </table:table-cell>
          <table:table-cell office:value-type="float" office:value="33.13">
            <text:p>33.13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Ockelbo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string">
            <text:p>S7375</text:p>
          </table:table-cell>
          <table:table-cell office:value-type="string">
            <text:p>Stigen</text:p>
          </table:table-cell>
          <table:table-cell office:value-type="float" office:value="-0">
            <text:p>0</text:p>
          </table:table-cell>
          <table:table-cell office:value-type="float" office:value="7.36">
            <text:p>7.3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S7377</text:p>
          </table:table-cell>
          <table:table-cell office:value-type="string">
            <text:p>Stocksbo</text:p>
          </table:table-cell>
          <table:table-cell office:value-type="float" office:value="-0">
            <text:p>0</text:p>
          </table:table-cell>
          <table:table-cell office:value-type="float" office:value="55.14">
            <text:p>55.14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379</text:p>
          </table:table-cell>
          <table:table-cell office:value-type="string">
            <text:p>Sofieholm Säter</text:p>
          </table:table-cell>
          <table:table-cell office:value-type="float" office:value="-0">
            <text:p>0</text:p>
          </table:table-cell>
          <table:table-cell office:value-type="float" office:value="12.92">
            <text:p>12.9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381</text:p>
          </table:table-cell>
          <table:table-cell office:value-type="string">
            <text:p>Storhaga</text:p>
          </table:table-cell>
          <table:table-cell office:value-type="float" office:value="-0">
            <text:p>0</text:p>
          </table:table-cell>
          <table:table-cell office:value-type="float" office:value="13.58">
            <text:p>13.58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383</text:p>
          </table:table-cell>
          <table:table-cell office:value-type="string">
            <text:p>Strömbacka</text:p>
          </table:table-cell>
          <table:table-cell office:value-type="float" office:value="-0">
            <text:p>0</text:p>
          </table:table-cell>
          <table:table-cell office:value-type="float" office:value="28.91">
            <text:p>28.9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385</text:p>
          </table:table-cell>
          <table:table-cell office:value-type="string">
            <text:p>Sunnanå</text:p>
          </table:table-cell>
          <table:table-cell office:value-type="float" office:value="-0">
            <text:p>0</text:p>
          </table:table-cell>
          <table:table-cell office:value-type="float" office:value="58.06">
            <text:p>58.06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387</text:p>
          </table:table-cell>
          <table:table-cell office:value-type="string">
            <text:p>Flor</text:p>
          </table:table-cell>
          <table:table-cell office:value-type="float" office:value="-0">
            <text:p>0</text:p>
          </table:table-cell>
          <table:table-cell office:value-type="float" office:value="16.03">
            <text:p>16.03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389</text:p>
          </table:table-cell>
          <table:table-cell office:value-type="string">
            <text:p>Svedja</text:p>
          </table:table-cell>
          <table:table-cell office:value-type="float" office:value="-0">
            <text:p>0</text:p>
          </table:table-cell>
          <table:table-cell office:value-type="float" office:value="24.11">
            <text:p>24.1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391</text:p>
          </table:table-cell>
          <table:table-cell office:value-type="string">
            <text:p>Syltorp</text:p>
          </table:table-cell>
          <table:table-cell office:value-type="string">
            <text:p>Ny</text:p>
          </table:table-cell>
          <table:table-cell office:value-type="float" office:value="9.59">
            <text:p>9.5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393</text:p>
          </table:table-cell>
          <table:table-cell office:value-type="string">
            <text:p>Sågtäkten</text:p>
          </table:table-cell>
          <table:table-cell office:value-type="float" office:value="-0">
            <text:p>0</text:p>
          </table:table-cell>
          <table:table-cell office:value-type="float" office:value="21.72">
            <text:p>21.72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398</text:p>
          </table:table-cell>
          <table:table-cell office:value-type="string">
            <text:p>Sätra</text:p>
          </table:table-cell>
          <table:table-cell office:value-type="string">
            <text:p>Ny</text:p>
          </table:table-cell>
          <table:table-cell office:value-type="float" office:value="15.3">
            <text:p>15.3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S7400</text:p>
          </table:table-cell>
          <table:table-cell office:value-type="string">
            <text:p>Sätra östra</text:p>
          </table:table-cell>
          <table:table-cell office:value-type="string">
            <text:p>Ny</text:p>
          </table:table-cell>
          <table:table-cell office:value-type="float" office:value="7.59">
            <text:p>7.5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S7401</text:p>
          </table:table-cell>
          <table:table-cell office:value-type="string">
            <text:p>Sörrå + Måsta + Björka</text:p>
          </table:table-cell>
          <table:table-cell office:value-type="float" office:value="-0">
            <text:p>0</text:p>
          </table:table-cell>
          <table:table-cell office:value-type="float" office:value="22.03">
            <text:p>22.03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405</text:p>
          </table:table-cell>
          <table:table-cell office:value-type="string">
            <text:p>Allmänninge (sydvästra delen)</text:p>
          </table:table-cell>
          <table:table-cell office:value-type="float" office:value="-0">
            <text:p>0</text:p>
          </table:table-cell>
          <table:table-cell office:value-type="float" office:value="10.78">
            <text:p>10.78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407</text:p>
          </table:table-cell>
          <table:table-cell office:value-type="string">
            <text:p>Söräng + Norrbo</text:p>
          </table:table-cell>
          <table:table-cell office:value-type="float" office:value="-0">
            <text:p>0</text:p>
          </table:table-cell>
          <table:table-cell office:value-type="float" office:value="23.07">
            <text:p>23.0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409</text:p>
          </table:table-cell>
          <table:table-cell office:value-type="string">
            <text:p>Bodåker + Norrbo</text:p>
          </table:table-cell>
          <table:table-cell office:value-type="float" office:value="-0">
            <text:p>0</text:p>
          </table:table-cell>
          <table:table-cell office:value-type="float" office:value="18.5">
            <text:p>18.5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413</text:p>
          </table:table-cell>
          <table:table-cell office:value-type="string">
            <text:p>Tandsjöborg</text:p>
          </table:table-cell>
          <table:table-cell office:value-type="float" office:value="-0">
            <text:p>0</text:p>
          </table:table-cell>
          <table:table-cell office:value-type="float" office:value="87.38">
            <text:p>87.3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417</text:p>
          </table:table-cell>
          <table:table-cell office:value-type="string">
            <text:p>Trogsta</text:p>
          </table:table-cell>
          <table:table-cell office:value-type="float" office:value="-0">
            <text:p>0</text:p>
          </table:table-cell>
          <table:table-cell office:value-type="float" office:value="29.98">
            <text:p>29.9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421</text:p>
          </table:table-cell>
          <table:table-cell office:value-type="string">
            <text:p>Trönö</text:p>
          </table:table-cell>
          <table:table-cell office:value-type="float" office:value="-0">
            <text:p>0</text:p>
          </table:table-cell>
          <table:table-cell office:value-type="float" office:value="38.71">
            <text:p>38.71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423</text:p>
          </table:table-cell>
          <table:table-cell office:value-type="string">
            <text:p>Tångberget</text:p>
          </table:table-cell>
          <table:table-cell office:value-type="string">
            <text:p>Ny</text:p>
          </table:table-cell>
          <table:table-cell office:value-type="float" office:value="13.67">
            <text:p>13.6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425</text:p>
          </table:table-cell>
          <table:table-cell office:value-type="string">
            <text:p>Ullungsfors</text:p>
          </table:table-cell>
          <table:table-cell office:value-type="float" office:value="-0">
            <text:p>0</text:p>
          </table:table-cell>
          <table:table-cell office:value-type="float" office:value="25.89">
            <text:p>25.89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Ovanåker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string">
            <text:p>S7429</text:p>
          </table:table-cell>
          <table:table-cell office:value-type="string">
            <text:p>Ulvsta</text:p>
          </table:table-cell>
          <table:table-cell office:value-type="float" office:value="-0">
            <text:p>0</text:p>
          </table:table-cell>
          <table:table-cell office:value-type="float" office:value="34.95">
            <text:p>34.95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433</text:p>
          </table:table-cell>
          <table:table-cell office:value-type="string">
            <text:p>Ulvsta</text:p>
          </table:table-cell>
          <table:table-cell office:value-type="float" office:value="-0">
            <text:p>0</text:p>
          </table:table-cell>
          <table:table-cell office:value-type="float" office:value="36.56">
            <text:p>36.5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Ockelbo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string">
            <text:p>S7437</text:p>
          </table:table-cell>
          <table:table-cell office:value-type="string">
            <text:p>Utvalnäs</text:p>
          </table:table-cell>
          <table:table-cell office:value-type="float" office:value="-0">
            <text:p>0</text:p>
          </table:table-cell>
          <table:table-cell office:value-type="float" office:value="33.04">
            <text:p>33.04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441</text:p>
          </table:table-cell>
          <table:table-cell office:value-type="string">
            <text:p>Vattlång</text:p>
          </table:table-cell>
          <table:table-cell office:value-type="float" office:value="-0">
            <text:p>0</text:p>
          </table:table-cell>
          <table:table-cell office:value-type="float" office:value="33.21">
            <text:p>33.2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445</text:p>
          </table:table-cell>
          <table:table-cell office:value-type="string">
            <text:p>Vattrång</text:p>
          </table:table-cell>
          <table:table-cell office:value-type="float" office:value="-0">
            <text:p>0</text:p>
          </table:table-cell>
          <table:table-cell office:value-type="float" office:value="38.32">
            <text:p>38.32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453</text:p>
          </table:table-cell>
          <table:table-cell office:value-type="string">
            <text:p>Via + Bro</text:p>
          </table:table-cell>
          <table:table-cell office:value-type="float" office:value="-0">
            <text:p>0</text:p>
          </table:table-cell>
          <table:table-cell office:value-type="float" office:value="36.11">
            <text:p>36.11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459</text:p>
          </table:table-cell>
          <table:table-cell office:value-type="string">
            <text:p>Vintergatans fritidsområde</text:p>
          </table:table-cell>
          <table:table-cell office:value-type="float" office:value="-0">
            <text:p>0</text:p>
          </table:table-cell>
          <table:table-cell office:value-type="float" office:value="33.81">
            <text:p>33.81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461</text:p>
          </table:table-cell>
          <table:table-cell office:value-type="string">
            <text:p>Voxnabruk</text:p>
          </table:table-cell>
          <table:table-cell office:value-type="float" office:value="-0">
            <text:p>0</text:p>
          </table:table-cell>
          <table:table-cell office:value-type="float" office:value="40.25">
            <text:p>40.25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string">
            <text:p>Ovanåker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string">
            <text:p>S7469</text:p>
          </table:table-cell>
          <table:table-cell office:value-type="string">
            <text:p>Västansjö</text:p>
          </table:table-cell>
          <table:table-cell office:value-type="float" office:value="-0">
            <text:p>0</text:p>
          </table:table-cell>
          <table:table-cell office:value-type="float" office:value="10.48">
            <text:p>10.4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471</text:p>
          </table:table-cell>
          <table:table-cell office:value-type="string">
            <text:p>Väster-Skästra</text:p>
          </table:table-cell>
          <table:table-cell office:value-type="float" office:value="-0">
            <text:p>0</text:p>
          </table:table-cell>
          <table:table-cell office:value-type="float" office:value="15.46">
            <text:p>15.4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7477</text:p>
          </table:table-cell>
          <table:table-cell office:value-type="string">
            <text:p>Västra Höle</text:p>
          </table:table-cell>
          <table:table-cell office:value-type="float" office:value="-0">
            <text:p>0</text:p>
          </table:table-cell>
          <table:table-cell office:value-type="float" office:value="23.79">
            <text:p>23.79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481</text:p>
          </table:table-cell>
          <table:table-cell office:value-type="string">
            <text:p>Växbo</text:p>
          </table:table-cell>
          <table:table-cell office:value-type="float" office:value="-0">
            <text:p>0</text:p>
          </table:table-cell>
          <table:table-cell office:value-type="float" office:value="85.62">
            <text:p>85.62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489</text:p>
          </table:table-cell>
          <table:table-cell office:value-type="string">
            <text:p>Åsak + Hjortsta</text:p>
          </table:table-cell>
          <table:table-cell office:value-type="float" office:value="-0">
            <text:p>0</text:p>
          </table:table-cell>
          <table:table-cell office:value-type="float" office:value="17.35">
            <text:p>17.3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493</text:p>
          </table:table-cell>
          <table:table-cell office:value-type="string">
            <text:p>Ytterbyn</text:p>
          </table:table-cell>
          <table:table-cell office:value-type="float" office:value="-0">
            <text:p>0</text:p>
          </table:table-cell>
          <table:table-cell office:value-type="float" office:value="15.09">
            <text:p>15.0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S7499</text:p>
          </table:table-cell>
          <table:table-cell office:value-type="string">
            <text:p>Åbyggeby,( tegelbruket)</text:p>
          </table:table-cell>
          <table:table-cell office:value-type="float" office:value="-0">
            <text:p>0</text:p>
          </table:table-cell>
          <table:table-cell office:value-type="float" office:value="16.69">
            <text:p>16.69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505</text:p>
          </table:table-cell>
          <table:table-cell office:value-type="string">
            <text:p>Åbyggeby</text:p>
          </table:table-cell>
          <table:table-cell office:value-type="float" office:value="-0">
            <text:p>0</text:p>
          </table:table-cell>
          <table:table-cell office:value-type="float" office:value="24.52">
            <text:p>24.52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Ockelbo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string">
            <text:p>S7509</text:p>
          </table:table-cell>
          <table:table-cell office:value-type="string">
            <text:p>Storsveden</text:p>
          </table:table-cell>
          <table:table-cell office:value-type="float" office:value="-0">
            <text:p>0</text:p>
          </table:table-cell>
          <table:table-cell office:value-type="float" office:value="27.02">
            <text:p>27.0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511</text:p>
          </table:table-cell>
          <table:table-cell office:value-type="string">
            <text:p>Älvsta</text:p>
          </table:table-cell>
          <table:table-cell office:value-type="float" office:value="-0">
            <text:p>0</text:p>
          </table:table-cell>
          <table:table-cell office:value-type="float" office:value="31.77">
            <text:p>31.7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513</text:p>
          </table:table-cell>
          <table:table-cell office:value-type="string">
            <text:p>Älgered</text:p>
          </table:table-cell>
          <table:table-cell office:value-type="float" office:value="-0">
            <text:p>0</text:p>
          </table:table-cell>
          <table:table-cell office:value-type="float" office:value="31.64">
            <text:p>31.6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Nordanstig</text:p>
          </table:table-cell>
          <table:table-cell office:value-type="float" office:value="2132">
            <text:p>2132</text:p>
          </table:table-cell>
        </table:table-row>
        <table:table-row table:style-name="ro1">
          <table:table-cell office:value-type="string">
            <text:p>S7515</text:p>
          </table:table-cell>
          <table:table-cell office:value-type="string">
            <text:p>Ämnebo</text:p>
          </table:table-cell>
          <table:table-cell office:value-type="float" office:value="-0">
            <text:p>0</text:p>
          </table:table-cell>
          <table:table-cell office:value-type="float" office:value="24.95">
            <text:p>24.95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Ovanåker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string">
            <text:p>S7517</text:p>
          </table:table-cell>
          <table:table-cell office:value-type="string">
            <text:p>Ängebo + Ståläng</text:p>
          </table:table-cell>
          <table:table-cell office:value-type="float" office:value="-0">
            <text:p>0</text:p>
          </table:table-cell>
          <table:table-cell office:value-type="float" office:value="21.63">
            <text:p>21.6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7519</text:p>
          </table:table-cell>
          <table:table-cell office:value-type="string">
            <text:p>Ölbo</text:p>
          </table:table-cell>
          <table:table-cell office:value-type="float" office:value="-0">
            <text:p>0</text:p>
          </table:table-cell>
          <table:table-cell office:value-type="float" office:value="40.63">
            <text:p>40.63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521</text:p>
          </table:table-cell>
          <table:table-cell office:value-type="string">
            <text:p>Östansjö</text:p>
          </table:table-cell>
          <table:table-cell office:value-type="float" office:value="-0">
            <text:p>0</text:p>
          </table:table-cell>
          <table:table-cell office:value-type="float" office:value="35.15">
            <text:p>35.1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öderhamn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S7523</text:p>
          </table:table-cell>
          <table:table-cell office:value-type="string">
            <text:p>Östanbäck + Lund</text:p>
          </table:table-cell>
          <table:table-cell office:value-type="float" office:value="-0">
            <text:p>0</text:p>
          </table:table-cell>
          <table:table-cell office:value-type="float" office:value="19.92">
            <text:p>19.9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525</text:p>
          </table:table-cell>
          <table:table-cell office:value-type="string">
            <text:p>Österbor + Österänge</text:p>
          </table:table-cell>
          <table:table-cell office:value-type="float" office:value="-0">
            <text:p>0</text:p>
          </table:table-cell>
          <table:table-cell office:value-type="float" office:value="61.06">
            <text:p>61.06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S7529</text:p>
          </table:table-cell>
          <table:table-cell office:value-type="string">
            <text:p>Österböle</text:p>
          </table:table-cell>
          <table:table-cell office:value-type="float" office:value="-0">
            <text:p>0</text:p>
          </table:table-cell>
          <table:table-cell office:value-type="float" office:value="49.41">
            <text:p>49.41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533</text:p>
          </table:table-cell>
          <table:table-cell office:value-type="string">
            <text:p>Björke (östra delen)</text:p>
          </table:table-cell>
          <table:table-cell office:value-type="float" office:value="-0">
            <text:p>0</text:p>
          </table:table-cell>
          <table:table-cell office:value-type="float" office:value="24.09">
            <text:p>24.09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537</text:p>
          </table:table-cell>
          <table:table-cell office:value-type="string">
            <text:p>Östra Höle</text:p>
          </table:table-cell>
          <table:table-cell office:value-type="float" office:value="-0">
            <text:p>0</text:p>
          </table:table-cell>
          <table:table-cell office:value-type="float" office:value="34.07">
            <text:p>34.07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Bollnäs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S7541</text:p>
          </table:table-cell>
          <table:table-cell office:value-type="string">
            <text:p>Totra</text:p>
          </table:table-cell>
          <table:table-cell office:value-type="float" office:value="-0">
            <text:p>0</text:p>
          </table:table-cell>
          <table:table-cell office:value-type="float" office:value="8.98">
            <text:p>8.9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Gävle</text:p>
          </table:table-cell>
          <table:table-cell office:value-type="float" office:value="2180">
            <text:p>2180</text:p>
          </table:table-cell>
        </table:table-row>
        <table:table-row table:style-name="ro1">
          <table:table-cell office:value-type="string">
            <text:p>S7545</text:p>
          </table:table-cell>
          <table:table-cell office:value-type="string">
            <text:p>Övre Storvik</text:p>
          </table:table-cell>
          <table:table-cell office:value-type="float" office:value="-0">
            <text:p>0</text:p>
          </table:table-cell>
          <table:table-cell office:value-type="float" office:value="17.92">
            <text:p>17.92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Sandviken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S7549</text:p>
          </table:table-cell>
          <table:table-cell office:value-type="string">
            <text:p>Holm</text:p>
          </table:table-cell>
          <table:table-cell office:value-type="float" office:value="-0">
            <text:p>0</text:p>
          </table:table-cell>
          <table:table-cell office:value-type="float" office:value="54.96">
            <text:p>54.96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551</text:p>
          </table:table-cell>
          <table:table-cell office:value-type="string">
            <text:p>Allsta (norra delen)</text:p>
          </table:table-cell>
          <table:table-cell office:value-type="float" office:value="-0">
            <text:p>0</text:p>
          </table:table-cell>
          <table:table-cell office:value-type="float" office:value="30.77">
            <text:p>30.77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553</text:p>
          </table:table-cell>
          <table:table-cell office:value-type="string">
            <text:p>Attmar</text:p>
          </table:table-cell>
          <table:table-cell office:value-type="float" office:value="-0">
            <text:p>0</text:p>
          </table:table-cell>
          <table:table-cell office:value-type="float" office:value="44.18">
            <text:p>44.18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557</text:p>
          </table:table-cell>
          <table:table-cell office:value-type="string">
            <text:p>Banafjäl</text:p>
          </table:table-cell>
          <table:table-cell office:value-type="float" office:value="-0">
            <text:p>0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565</text:p>
          </table:table-cell>
          <table:table-cell office:value-type="string">
            <text:p>Bergom</text:p>
          </table:table-cell>
          <table:table-cell office:value-type="float" office:value="-0">
            <text:p>0</text:p>
          </table:table-cell>
          <table:table-cell office:value-type="float" office:value="17.7">
            <text:p>17.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569</text:p>
          </table:table-cell>
          <table:table-cell office:value-type="string">
            <text:p>Strinne</text:p>
          </table:table-cell>
          <table:table-cell office:value-type="float" office:value="-0">
            <text:p>0</text:p>
          </table:table-cell>
          <table:table-cell office:value-type="float" office:value="57.72">
            <text:p>57.72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7571</text:p>
          </table:table-cell>
          <table:table-cell office:value-type="string">
            <text:p>Bjässhammarn</text:p>
          </table:table-cell>
          <table:table-cell office:value-type="float" office:value="-0">
            <text:p>0</text:p>
          </table:table-cell>
          <table:table-cell office:value-type="float" office:value="12.46">
            <text:p>12.46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577</text:p>
          </table:table-cell>
          <table:table-cell office:value-type="string">
            <text:p>Björkå</text:p>
          </table:table-cell>
          <table:table-cell office:value-type="float" office:value="-0">
            <text:p>0</text:p>
          </table:table-cell>
          <table:table-cell office:value-type="float" office:value="21.05">
            <text:p>21.0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580</text:p>
          </table:table-cell>
          <table:table-cell office:value-type="string">
            <text:p>Bodviken</text:p>
          </table:table-cell>
          <table:table-cell office:value-type="string">
            <text:p>Ny</text:p>
          </table:table-cell>
          <table:table-cell office:value-type="float" office:value="14.53">
            <text:p>14.53</text:p>
          </table:table-cell>
          <table:table-cell office:value-type="float" office:value="68">
            <text:p>68</text:p>
          </table:table-cell>
          <table:table-cell office:value-type="float" office:value="0.63">
            <text:p>0.63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581</text:p>
          </table:table-cell>
          <table:table-cell office:value-type="string">
            <text:p>Björkön</text:p>
          </table:table-cell>
          <table:table-cell office:value-type="float" office:value="-0">
            <text:p>0</text:p>
          </table:table-cell>
          <table:table-cell office:value-type="float" office:value="47.4">
            <text:p>47.4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586</text:p>
          </table:table-cell>
          <table:table-cell office:value-type="string">
            <text:p>Bodum</text:p>
          </table:table-cell>
          <table:table-cell office:value-type="string">
            <text:p>Ny</text:p>
          </table:table-cell>
          <table:table-cell office:value-type="float" office:value="12.98">
            <text:p>12.9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593</text:p>
          </table:table-cell>
          <table:table-cell office:value-type="string">
            <text:p>Borgsjöbyn</text:p>
          </table:table-cell>
          <table:table-cell office:value-type="float" office:value="-0">
            <text:p>0</text:p>
          </table:table-cell>
          <table:table-cell office:value-type="float" office:value="24.53">
            <text:p>24.53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string">
            <text:p>S7597</text:p>
          </table:table-cell>
          <table:table-cell office:value-type="string">
            <text:p>Brunne + Solberg</text:p>
          </table:table-cell>
          <table:table-cell office:value-type="float" office:value="-0">
            <text:p>0</text:p>
          </table:table-cell>
          <table:table-cell office:value-type="float" office:value="34.68">
            <text:p>34.68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string">
            <text:p>S7599</text:p>
          </table:table-cell>
          <table:table-cell office:value-type="string">
            <text:p>Bunsta</text:p>
          </table:table-cell>
          <table:table-cell office:value-type="float" office:value="-0">
            <text:p>0</text:p>
          </table:table-cell>
          <table:table-cell office:value-type="float" office:value="20.43">
            <text:p>20.43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605</text:p>
          </table:table-cell>
          <table:table-cell office:value-type="string">
            <text:p>Byåker + del av Helgum</text:p>
          </table:table-cell>
          <table:table-cell office:value-type="float" office:value="-0">
            <text:p>0</text:p>
          </table:table-cell>
          <table:table-cell office:value-type="float" office:value="26.04">
            <text:p>26.04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string">
            <text:p>S7607</text:p>
          </table:table-cell>
          <table:table-cell office:value-type="string">
            <text:p>Bäck + Tomming</text:p>
          </table:table-cell>
          <table:table-cell office:value-type="float" office:value="-0">
            <text:p>0</text:p>
          </table:table-cell>
          <table:table-cell office:value-type="float" office:value="28.02">
            <text:p>28.02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609</text:p>
          </table:table-cell>
          <table:table-cell office:value-type="string">
            <text:p>Bäckaskog</text:p>
          </table:table-cell>
          <table:table-cell office:value-type="float" office:value="-0">
            <text:p>0</text:p>
          </table:table-cell>
          <table:table-cell office:value-type="float" office:value="27.31">
            <text:p>27.3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613</text:p>
          </table:table-cell>
          <table:table-cell office:value-type="string">
            <text:p>Dekarsön</text:p>
          </table:table-cell>
          <table:table-cell office:value-type="float" office:value="-0">
            <text:p>0</text:p>
          </table:table-cell>
          <table:table-cell office:value-type="float" office:value="28.18">
            <text:p>28.18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621</text:p>
          </table:table-cell>
          <table:table-cell office:value-type="string">
            <text:p>Drömme</text:p>
          </table:table-cell>
          <table:table-cell office:value-type="float" office:value="-0">
            <text:p>0</text:p>
          </table:table-cell>
          <table:table-cell office:value-type="float" office:value="19.29">
            <text:p>19.2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625</text:p>
          </table:table-cell>
          <table:table-cell office:value-type="string">
            <text:p>Edsele</text:p>
          </table:table-cell>
          <table:table-cell office:value-type="float" office:value="-0">
            <text:p>0</text:p>
          </table:table-cell>
          <table:table-cell office:value-type="float" office:value="48.56">
            <text:p>48.56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629</text:p>
          </table:table-cell>
          <table:table-cell office:value-type="string">
            <text:p>Edsta</text:p>
          </table:table-cell>
          <table:table-cell office:value-type="float" office:value="-0">
            <text:p>0</text:p>
          </table:table-cell>
          <table:table-cell office:value-type="float" office:value="36.29">
            <text:p>36.2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633</text:p>
          </table:table-cell>
          <table:table-cell office:value-type="string">
            <text:p>Erikslund</text:p>
          </table:table-cell>
          <table:table-cell office:value-type="float" office:value="-0">
            <text:p>0</text:p>
          </table:table-cell>
          <table:table-cell office:value-type="float" office:value="43.51">
            <text:p>43.51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string">
            <text:p>S7637</text:p>
          </table:table-cell>
          <table:table-cell office:value-type="string">
            <text:p>Fannbyn</text:p>
          </table:table-cell>
          <table:table-cell office:value-type="float" office:value="-0">
            <text:p>0</text:p>
          </table:table-cell>
          <table:table-cell office:value-type="float" office:value="30.65">
            <text:p>30.65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641</text:p>
          </table:table-cell>
          <table:table-cell office:value-type="string">
            <text:p>Viken + Finnsta</text:p>
          </table:table-cell>
          <table:table-cell office:value-type="float" office:value="-0">
            <text:p>0</text:p>
          </table:table-cell>
          <table:table-cell office:value-type="float" office:value="102.01">
            <text:p>102.01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string">
            <text:p>S7643</text:p>
          </table:table-cell>
          <table:table-cell office:value-type="string">
            <text:p>Forsmo</text:p>
          </table:table-cell>
          <table:table-cell office:value-type="float" office:value="-0">
            <text:p>0</text:p>
          </table:table-cell>
          <table:table-cell office:value-type="float" office:value="27.53">
            <text:p>27.53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645</text:p>
          </table:table-cell>
          <table:table-cell office:value-type="string">
            <text:p>Flärke</text:p>
          </table:table-cell>
          <table:table-cell office:value-type="float" office:value="-0">
            <text:p>0</text:p>
          </table:table-cell>
          <table:table-cell office:value-type="float" office:value="22.16">
            <text:p>22.1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657</text:p>
          </table:table-cell>
          <table:table-cell office:value-type="string">
            <text:p>Graninge bruk</text:p>
          </table:table-cell>
          <table:table-cell office:value-type="float" office:value="-0">
            <text:p>0</text:p>
          </table:table-cell>
          <table:table-cell office:value-type="float" office:value="25.91">
            <text:p>25.9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661</text:p>
          </table:table-cell>
          <table:table-cell office:value-type="string">
            <text:p>Gullgård</text:p>
          </table:table-cell>
          <table:table-cell office:value-type="float" office:value="-0">
            <text:p>0</text:p>
          </table:table-cell>
          <table:table-cell office:value-type="float" office:value="25.26">
            <text:p>25.2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string">
            <text:p>S7665</text:p>
          </table:table-cell>
          <table:table-cell office:value-type="string">
            <text:p>Gådeå</text:p>
          </table:table-cell>
          <table:table-cell office:value-type="float" office:value="-0">
            <text:p>0</text:p>
          </table:table-cell>
          <table:table-cell office:value-type="float" office:value="21.53">
            <text:p>21.53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string">
            <text:p>S7673</text:p>
          </table:table-cell>
          <table:table-cell office:value-type="string">
            <text:p>Ovansjö+Gomaj (norra delen)</text:p>
          </table:table-cell>
          <table:table-cell office:value-type="float" office:value="-0">
            <text:p>0</text:p>
          </table:table-cell>
          <table:table-cell office:value-type="float" office:value="46.09">
            <text:p>46.0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677</text:p>
          </table:table-cell>
          <table:table-cell office:value-type="string">
            <text:p>Haffsta + Vägersta</text:p>
          </table:table-cell>
          <table:table-cell office:value-type="float" office:value="-0">
            <text:p>0</text:p>
          </table:table-cell>
          <table:table-cell office:value-type="float" office:value="27.65">
            <text:p>27.65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681</text:p>
          </table:table-cell>
          <table:table-cell office:value-type="string">
            <text:p>Hallsta</text:p>
          </table:table-cell>
          <table:table-cell office:value-type="float" office:value="-0">
            <text:p>0</text:p>
          </table:table-cell>
          <table:table-cell office:value-type="float" office:value="22.21">
            <text:p>22.2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string">
            <text:p>S7687</text:p>
          </table:table-cell>
          <table:table-cell office:value-type="string">
            <text:p>Hartungviken</text:p>
          </table:table-cell>
          <table:table-cell office:value-type="float" office:value="-0">
            <text:p>0</text:p>
          </table:table-cell>
          <table:table-cell office:value-type="float" office:value="84.51">
            <text:p>84.51</text:p>
          </table:table-cell>
          <table:table-cell office:value-type="float" office:value="245">
            <text:p>245</text:p>
          </table:table-cell>
          <table:table-cell office:value-type="float" office:value="0.96">
            <text:p>0.96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689</text:p>
          </table:table-cell>
          <table:table-cell office:value-type="string">
            <text:p>Helgum</text:p>
          </table:table-cell>
          <table:table-cell office:value-type="float" office:value="-0">
            <text:p>0</text:p>
          </table:table-cell>
          <table:table-cell office:value-type="float" office:value="40.53">
            <text:p>40.5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693</text:p>
          </table:table-cell>
          <table:table-cell office:value-type="string">
            <text:p>Hemling</text:p>
          </table:table-cell>
          <table:table-cell office:value-type="float" office:value="-0">
            <text:p>0</text:p>
          </table:table-cell>
          <table:table-cell office:value-type="float" office:value="24.57">
            <text:p>24.57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695</text:p>
          </table:table-cell>
          <table:table-cell office:value-type="string">
            <text:p>Horsta och Laggarberg</text:p>
          </table:table-cell>
          <table:table-cell office:value-type="float" office:value="-0">
            <text:p>0</text:p>
          </table:table-cell>
          <table:table-cell office:value-type="float" office:value="37.38">
            <text:p>37.38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Timrå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string">
            <text:p>S7697</text:p>
          </table:table-cell>
          <table:table-cell office:value-type="string">
            <text:p>Hov</text:p>
          </table:table-cell>
          <table:table-cell office:value-type="float" office:value="-0">
            <text:p>0</text:p>
          </table:table-cell>
          <table:table-cell office:value-type="float" office:value="17.3">
            <text:p>17.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701</text:p>
          </table:table-cell>
          <table:table-cell office:value-type="string">
            <text:p>Hörningsholm</text:p>
          </table:table-cell>
          <table:table-cell office:value-type="float" office:value="-0">
            <text:p>0</text:p>
          </table:table-cell>
          <table:table-cell office:value-type="float" office:value="62.55">
            <text:p>62.55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709</text:p>
          </table:table-cell>
          <table:table-cell office:value-type="string">
            <text:p>Järkvissle</text:p>
          </table:table-cell>
          <table:table-cell office:value-type="float" office:value="-0">
            <text:p>0</text:p>
          </table:table-cell>
          <table:table-cell office:value-type="float" office:value="44.78">
            <text:p>44.7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711</text:p>
          </table:table-cell>
          <table:table-cell office:value-type="string">
            <text:p>Krånge och Arklo</text:p>
          </table:table-cell>
          <table:table-cell office:value-type="float" office:value="-0">
            <text:p>0</text:p>
          </table:table-cell>
          <table:table-cell office:value-type="float" office:value="21.29">
            <text:p>21.29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713</text:p>
          </table:table-cell>
          <table:table-cell office:value-type="string">
            <text:p>Kubbe + Norrflärke</text:p>
          </table:table-cell>
          <table:table-cell office:value-type="float" office:value="-0">
            <text:p>0</text:p>
          </table:table-cell>
          <table:table-cell office:value-type="float" office:value="93.65">
            <text:p>93.65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717</text:p>
          </table:table-cell>
          <table:table-cell office:value-type="string">
            <text:p>Kungsnäs och Nävsta och Selånger</text:p>
          </table:table-cell>
          <table:table-cell office:value-type="float" office:value="-0">
            <text:p>0</text:p>
          </table:table-cell>
          <table:table-cell office:value-type="float" office:value="38.67">
            <text:p>38.67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721</text:p>
          </table:table-cell>
          <table:table-cell office:value-type="string">
            <text:p>Kyrkdal</text:p>
          </table:table-cell>
          <table:table-cell office:value-type="float" office:value="-0">
            <text:p>0</text:p>
          </table:table-cell>
          <table:table-cell office:value-type="float" office:value="19.62">
            <text:p>19.6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7725</text:p>
          </table:table-cell>
          <table:table-cell office:value-type="string">
            <text:p>Kävsta</text:p>
          </table:table-cell>
          <table:table-cell office:value-type="float" office:value="-0">
            <text:p>0</text:p>
          </table:table-cell>
          <table:table-cell office:value-type="float" office:value="58.37">
            <text:p>58.37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731</text:p>
          </table:table-cell>
          <table:table-cell office:value-type="string">
            <text:p>Laggarberg östra</text:p>
          </table:table-cell>
          <table:table-cell office:value-type="float" office:value="-0">
            <text:p>0</text:p>
          </table:table-cell>
          <table:table-cell office:value-type="float" office:value="16.84">
            <text:p>16.84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Timrå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string">
            <text:p>S7733</text:p>
          </table:table-cell>
          <table:table-cell office:value-type="string">
            <text:p>Ljustorp</text:p>
          </table:table-cell>
          <table:table-cell office:value-type="float" office:value="-0">
            <text:p>0</text:p>
          </table:table-cell>
          <table:table-cell office:value-type="float" office:value="65.83">
            <text:p>65.83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Timrå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string">
            <text:p>S7735</text:p>
          </table:table-cell>
          <table:table-cell office:value-type="string">
            <text:p>Nedre Torsbacken</text:p>
          </table:table-cell>
          <table:table-cell office:value-type="float" office:value="-0">
            <text:p>0</text:p>
          </table:table-cell>
          <table:table-cell office:value-type="float" office:value="29.39">
            <text:p>29.3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737</text:p>
          </table:table-cell>
          <table:table-cell office:value-type="string">
            <text:p>Lo + Fröksmon</text:p>
          </table:table-cell>
          <table:table-cell office:value-type="float" office:value="-0">
            <text:p>0</text:p>
          </table:table-cell>
          <table:table-cell office:value-type="float" office:value="44.46">
            <text:p>44.46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7739</text:p>
          </table:table-cell>
          <table:table-cell office:value-type="string">
            <text:p>Långsjön</text:p>
          </table:table-cell>
          <table:table-cell office:value-type="float" office:value="-0">
            <text:p>0</text:p>
          </table:table-cell>
          <table:table-cell office:value-type="float" office:value="22.69">
            <text:p>22.69</text:p>
          </table:table-cell>
          <table:table-cell office:value-type="float" office:value="80">
            <text:p>80</text:p>
          </table:table-cell>
          <table:table-cell office:value-type="float" office:value="0.68">
            <text:p>0.68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741</text:p>
          </table:table-cell>
          <table:table-cell office:value-type="string">
            <text:p>Loön + del av Hammarsön</text:p>
          </table:table-cell>
          <table:table-cell office:value-type="float" office:value="-0">
            <text:p>0</text:p>
          </table:table-cell>
          <table:table-cell office:value-type="float" office:value="29.49">
            <text:p>29.49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7743</text:p>
          </table:table-cell>
          <table:table-cell office:value-type="string">
            <text:p>Lunne + Ström</text:p>
          </table:table-cell>
          <table:table-cell office:value-type="float" office:value="-0">
            <text:p>0</text:p>
          </table:table-cell>
          <table:table-cell office:value-type="float" office:value="24.83">
            <text:p>24.83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749</text:p>
          </table:table-cell>
          <table:table-cell office:value-type="string">
            <text:p>Medskogsbron</text:p>
          </table:table-cell>
          <table:table-cell office:value-type="float" office:value="-0">
            <text:p>0</text:p>
          </table:table-cell>
          <table:table-cell office:value-type="float" office:value="18.01">
            <text:p>18.01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753</text:p>
          </table:table-cell>
          <table:table-cell office:value-type="string">
            <text:p>Mosjö och Skorped</text:p>
          </table:table-cell>
          <table:table-cell office:value-type="float" office:value="-0">
            <text:p>0</text:p>
          </table:table-cell>
          <table:table-cell office:value-type="float" office:value="27.93">
            <text:p>27.93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757</text:p>
          </table:table-cell>
          <table:table-cell office:value-type="string">
            <text:p>Munkbyn norra + Munkbysjön</text:p>
          </table:table-cell>
          <table:table-cell office:value-type="float" office:value="-0">
            <text:p>0</text:p>
          </table:table-cell>
          <table:table-cell office:value-type="float" office:value="36.8">
            <text:p>36.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string">
            <text:p>S7763</text:p>
          </table:table-cell>
          <table:table-cell office:value-type="string">
            <text:p>Mällby och Ava</text:p>
          </table:table-cell>
          <table:table-cell office:value-type="float" office:value="-0">
            <text:p>0</text:p>
          </table:table-cell>
          <table:table-cell office:value-type="float" office:value="21.93">
            <text:p>21.9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Timrå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string">
            <text:p>S7765</text:p>
          </table:table-cell>
          <table:table-cell office:value-type="string">
            <text:p>Skatan</text:p>
          </table:table-cell>
          <table:table-cell office:value-type="float" office:value="-0">
            <text:p>0</text:p>
          </table:table-cell>
          <table:table-cell office:value-type="float" office:value="13.67">
            <text:p>13.67</text:p>
          </table:table-cell>
          <table:table-cell office:value-type="float" office:value="57">
            <text:p>57</text:p>
          </table:table-cell>
          <table:table-cell office:value-type="float" office:value="0.84">
            <text:p>0.84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769</text:p>
          </table:table-cell>
          <table:table-cell office:value-type="string">
            <text:p>Resele och Myre</text:p>
          </table:table-cell>
          <table:table-cell office:value-type="float" office:value="-0">
            <text:p>0</text:p>
          </table:table-cell>
          <table:table-cell office:value-type="float" office:value="38.34">
            <text:p>38.3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779</text:p>
          </table:table-cell>
          <table:table-cell office:value-type="string">
            <text:p>Nordanås</text:p>
          </table:table-cell>
          <table:table-cell office:value-type="float" office:value="-0">
            <text:p>0</text:p>
          </table:table-cell>
          <table:table-cell office:value-type="float" office:value="13.41">
            <text:p>13.4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787</text:p>
          </table:table-cell>
          <table:table-cell office:value-type="string">
            <text:p>Nyland</text:p>
          </table:table-cell>
          <table:table-cell office:value-type="float" office:value="-0">
            <text:p>0</text:p>
          </table:table-cell>
          <table:table-cell office:value-type="float" office:value="11.73">
            <text:p>11.7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789</text:p>
          </table:table-cell>
          <table:table-cell office:value-type="string">
            <text:p>Norrstig + Saltvik</text:p>
          </table:table-cell>
          <table:table-cell office:value-type="float" office:value="-0">
            <text:p>0</text:p>
          </table:table-cell>
          <table:table-cell office:value-type="float" office:value="35.56">
            <text:p>35.56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string">
            <text:p>S7793</text:p>
          </table:table-cell>
          <table:table-cell office:value-type="string">
            <text:p>Hornön</text:p>
          </table:table-cell>
          <table:table-cell office:value-type="float" office:value="-0">
            <text:p>0</text:p>
          </table:table-cell>
          <table:table-cell office:value-type="float" office:value="37.15">
            <text:p>37.15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7795</text:p>
          </table:table-cell>
          <table:table-cell office:value-type="string">
            <text:p>Nybyn (norra delen)</text:p>
          </table:table-cell>
          <table:table-cell office:value-type="float" office:value="-0">
            <text:p>0</text:p>
          </table:table-cell>
          <table:table-cell office:value-type="float" office:value="25.13">
            <text:p>25.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797</text:p>
          </table:table-cell>
          <table:table-cell office:value-type="string">
            <text:p>Köja + Nyhamn</text:p>
          </table:table-cell>
          <table:table-cell office:value-type="float" office:value="-0">
            <text:p>0</text:p>
          </table:table-cell>
          <table:table-cell office:value-type="float" office:value="56.69">
            <text:p>56.69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7801</text:p>
          </table:table-cell>
          <table:table-cell office:value-type="string">
            <text:p>Nyliden</text:p>
          </table:table-cell>
          <table:table-cell office:value-type="float" office:value="-0">
            <text:p>0</text:p>
          </table:table-cell>
          <table:table-cell office:value-type="float" office:value="23.54">
            <text:p>23.54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803</text:p>
          </table:table-cell>
          <table:table-cell office:value-type="string">
            <text:p>Nyänget</text:p>
          </table:table-cell>
          <table:table-cell office:value-type="float" office:value="-0">
            <text:p>0</text:p>
          </table:table-cell>
          <table:table-cell office:value-type="float" office:value="18.65">
            <text:p>18.65</text:p>
          </table:table-cell>
          <table:table-cell office:value-type="float" office:value="97">
            <text:p>97</text:p>
          </table:table-cell>
          <table:table-cell office:value-type="float" office:value="0.79">
            <text:p>0.79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805</text:p>
          </table:table-cell>
          <table:table-cell office:value-type="string">
            <text:p>Näske</text:p>
          </table:table-cell>
          <table:table-cell office:value-type="float" office:value="-0">
            <text:p>0</text:p>
          </table:table-cell>
          <table:table-cell office:value-type="float" office:value="35.21">
            <text:p>35.21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809</text:p>
          </table:table-cell>
          <table:table-cell office:value-type="string">
            <text:p>Nötbolandet</text:p>
          </table:table-cell>
          <table:table-cell office:value-type="float" office:value="-0">
            <text:p>0</text:p>
          </table:table-cell>
          <table:table-cell office:value-type="float" office:value="27.92">
            <text:p>27.92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813</text:p>
          </table:table-cell>
          <table:table-cell office:value-type="string">
            <text:p>Arlum + Stöndar</text:p>
          </table:table-cell>
          <table:table-cell office:value-type="float" office:value="-0">
            <text:p>0</text:p>
          </table:table-cell>
          <table:table-cell office:value-type="float" office:value="37.73">
            <text:p>37.7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817</text:p>
          </table:table-cell>
          <table:table-cell office:value-type="string">
            <text:p>Omne</text:p>
          </table:table-cell>
          <table:table-cell office:value-type="float" office:value="-0">
            <text:p>0</text:p>
          </table:table-cell>
          <table:table-cell office:value-type="float" office:value="25.62">
            <text:p>25.6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7821</text:p>
          </table:table-cell>
          <table:table-cell office:value-type="string">
            <text:p>Ovansjö</text:p>
          </table:table-cell>
          <table:table-cell office:value-type="float" office:value="-0">
            <text:p>0</text:p>
          </table:table-cell>
          <table:table-cell office:value-type="float" office:value="30.23">
            <text:p>30.23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string">
            <text:p>S7825</text:p>
          </table:table-cell>
          <table:table-cell office:value-type="string">
            <text:p>Prästmon</text:p>
          </table:table-cell>
          <table:table-cell office:value-type="float" office:value="-0">
            <text:p>0</text:p>
          </table:table-cell>
          <table:table-cell office:value-type="float" office:value="52.71">
            <text:p>52.7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7827</text:p>
          </table:table-cell>
          <table:table-cell office:value-type="string">
            <text:p>Knävland + Påläng</text:p>
          </table:table-cell>
          <table:table-cell office:value-type="float" office:value="-0">
            <text:p>0</text:p>
          </table:table-cell>
          <table:table-cell office:value-type="float" office:value="15.77">
            <text:p>15.77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829</text:p>
          </table:table-cell>
          <table:table-cell office:value-type="string">
            <text:p>Ramsås</text:p>
          </table:table-cell>
          <table:table-cell office:value-type="float" office:value="-0">
            <text:p>0</text:p>
          </table:table-cell>
          <table:table-cell office:value-type="float" office:value="33.79">
            <text:p>33.79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string">
            <text:p>S7831</text:p>
          </table:table-cell>
          <table:table-cell office:value-type="string">
            <text:p>Ri</text:p>
          </table:table-cell>
          <table:table-cell office:value-type="float" office:value="-0">
            <text:p>0</text:p>
          </table:table-cell>
          <table:table-cell office:value-type="float" office:value="37.41">
            <text:p>37.41</text:p>
          </table:table-cell>
          <table:table-cell office:value-type="float" office:value="110">
            <text:p>110</text:p>
          </table:table-cell>
          <table:table-cell office:value-type="float" office:value="0.76">
            <text:p>0.76</text:p>
          </table:table-cell>
          <table:table-cell office:value-type="string">
            <text:p>Timrå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string">
            <text:p>S7833</text:p>
          </table:table-cell>
          <table:table-cell office:value-type="string">
            <text:p>Runsvik</text:p>
          </table:table-cell>
          <table:table-cell office:value-type="float" office:value="-0">
            <text:p>0</text:p>
          </table:table-cell>
          <table:table-cell office:value-type="float" office:value="19.36">
            <text:p>19.36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841</text:p>
          </table:table-cell>
          <table:table-cell office:value-type="string">
            <text:p>Råsmon</text:p>
          </table:table-cell>
          <table:table-cell office:value-type="float" office:value="-0">
            <text:p>0</text:p>
          </table:table-cell>
          <table:table-cell office:value-type="float" office:value="26.1">
            <text:p>26.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845</text:p>
          </table:table-cell>
          <table:table-cell office:value-type="string">
            <text:p>Röde + Båräng</text:p>
          </table:table-cell>
          <table:table-cell office:value-type="float" office:value="-0">
            <text:p>0</text:p>
          </table:table-cell>
          <table:table-cell office:value-type="float" office:value="31.09">
            <text:p>31.09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847</text:p>
          </table:table-cell>
          <table:table-cell office:value-type="string">
            <text:p>Sandviken</text:p>
          </table:table-cell>
          <table:table-cell office:value-type="float" office:value="-0">
            <text:p>0</text:p>
          </table:table-cell>
          <table:table-cell office:value-type="float" office:value="104.85">
            <text:p>104.85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7853</text:p>
          </table:table-cell>
          <table:table-cell office:value-type="string">
            <text:p>Sillre</text:p>
          </table:table-cell>
          <table:table-cell office:value-type="float" office:value="-0">
            <text:p>0</text:p>
          </table:table-cell>
          <table:table-cell office:value-type="float" office:value="17.5">
            <text:p>17.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857</text:p>
          </table:table-cell>
          <table:table-cell office:value-type="string">
            <text:p>Skorped</text:p>
          </table:table-cell>
          <table:table-cell office:value-type="float" office:value="-0">
            <text:p>0</text:p>
          </table:table-cell>
          <table:table-cell office:value-type="float" office:value="33.36">
            <text:p>33.36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861</text:p>
          </table:table-cell>
          <table:table-cell office:value-type="string">
            <text:p>Bölen + Skulnäs</text:p>
          </table:table-cell>
          <table:table-cell office:value-type="float" office:value="-0">
            <text:p>0</text:p>
          </table:table-cell>
          <table:table-cell office:value-type="float" office:value="19.99">
            <text:p>19.99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863</text:p>
          </table:table-cell>
          <table:table-cell office:value-type="string">
            <text:p>Slädaviken + Åssjön</text:p>
          </table:table-cell>
          <table:table-cell office:value-type="float" office:value="-0">
            <text:p>0</text:p>
          </table:table-cell>
          <table:table-cell office:value-type="float" office:value="70.32">
            <text:p>70.32</text:p>
          </table:table-cell>
          <table:table-cell office:value-type="float" office:value="110">
            <text:p>110</text:p>
          </table:table-cell>
          <table:table-cell office:value-type="float" office:value="0.9">
            <text:p>0.9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867</text:p>
          </table:table-cell>
          <table:table-cell office:value-type="string">
            <text:p>Solberg</text:p>
          </table:table-cell>
          <table:table-cell office:value-type="float" office:value="-0">
            <text:p>0</text:p>
          </table:table-cell>
          <table:table-cell office:value-type="float" office:value="84.32">
            <text:p>84.32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869</text:p>
          </table:table-cell>
          <table:table-cell office:value-type="string">
            <text:p>Solberg</text:p>
          </table:table-cell>
          <table:table-cell office:value-type="float" office:value="-0">
            <text:p>0</text:p>
          </table:table-cell>
          <table:table-cell office:value-type="float" office:value="29.51">
            <text:p>29.5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871</text:p>
          </table:table-cell>
          <table:table-cell office:value-type="string">
            <text:p>Solumshamn</text:p>
          </table:table-cell>
          <table:table-cell office:value-type="float" office:value="-0">
            <text:p>0</text:p>
          </table:table-cell>
          <table:table-cell office:value-type="float" office:value="18.04">
            <text:p>18.04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string">
            <text:p>S7873</text:p>
          </table:table-cell>
          <table:table-cell office:value-type="string">
            <text:p>Solum + Brödlösa</text:p>
          </table:table-cell>
          <table:table-cell office:value-type="float" office:value="-0">
            <text:p>0</text:p>
          </table:table-cell>
          <table:table-cell office:value-type="float" office:value="24.8">
            <text:p>24.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877</text:p>
          </table:table-cell>
          <table:table-cell office:value-type="string">
            <text:p>Skärted + Sprängsviken + del av Nänsjö</text:p>
          </table:table-cell>
          <table:table-cell office:value-type="float" office:value="-0">
            <text:p>0</text:p>
          </table:table-cell>
          <table:table-cell office:value-type="float" office:value="61.68">
            <text:p>61.68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7881</text:p>
          </table:table-cell>
          <table:table-cell office:value-type="string">
            <text:p>Svanön</text:p>
          </table:table-cell>
          <table:table-cell office:value-type="float" office:value="-0">
            <text:p>0</text:p>
          </table:table-cell>
          <table:table-cell office:value-type="float" office:value="56.41">
            <text:p>56.41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7886</text:p>
          </table:table-cell>
          <table:table-cell office:value-type="string">
            <text:p>Sörnacksta</text:p>
          </table:table-cell>
          <table:table-cell office:value-type="string">
            <text:p>Ny</text:p>
          </table:table-cell>
          <table:table-cell office:value-type="float" office:value="17.45">
            <text:p>17.45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889</text:p>
          </table:table-cell>
          <table:table-cell office:value-type="string">
            <text:p>Sörfors</text:p>
          </table:table-cell>
          <table:table-cell office:value-type="float" office:value="-0">
            <text:p>0</text:p>
          </table:table-cell>
          <table:table-cell office:value-type="float" office:value="23.45">
            <text:p>23.45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895</text:p>
          </table:table-cell>
          <table:table-cell office:value-type="string">
            <text:p>Töva</text:p>
          </table:table-cell>
          <table:table-cell office:value-type="float" office:value="-0">
            <text:p>0</text:p>
          </table:table-cell>
          <table:table-cell office:value-type="float" office:value="13.07">
            <text:p>13.07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901</text:p>
          </table:table-cell>
          <table:table-cell office:value-type="string">
            <text:p>Undrom</text:p>
          </table:table-cell>
          <table:table-cell office:value-type="float" office:value="-0">
            <text:p>0</text:p>
          </table:table-cell>
          <table:table-cell office:value-type="float" office:value="30.54">
            <text:p>30.54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905</text:p>
          </table:table-cell>
          <table:table-cell office:value-type="string">
            <text:p>Utvik + Öden</text:p>
          </table:table-cell>
          <table:table-cell office:value-type="float" office:value="-0">
            <text:p>0</text:p>
          </table:table-cell>
          <table:table-cell office:value-type="float" office:value="23.22">
            <text:p>23.22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7909</text:p>
          </table:table-cell>
          <table:table-cell office:value-type="string">
            <text:p>Vallen</text:p>
          </table:table-cell>
          <table:table-cell office:value-type="float" office:value="-0">
            <text:p>0</text:p>
          </table:table-cell>
          <table:table-cell office:value-type="float" office:value="55.33">
            <text:p>55.3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915</text:p>
          </table:table-cell>
          <table:table-cell office:value-type="string">
            <text:p>Veda</text:p>
          </table:table-cell>
          <table:table-cell office:value-type="string">
            <text:p>Ny</text:p>
          </table:table-cell>
          <table:table-cell office:value-type="float" office:value="12.84">
            <text:p>12.8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string">
            <text:p>S7921</text:p>
          </table:table-cell>
          <table:table-cell office:value-type="string">
            <text:p>Viforsen + Vi + Tunbyn</text:p>
          </table:table-cell>
          <table:table-cell office:value-type="float" office:value="-0">
            <text:p>0</text:p>
          </table:table-cell>
          <table:table-cell office:value-type="float" office:value="45.12">
            <text:p>45.12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925</text:p>
          </table:table-cell>
          <table:table-cell office:value-type="string">
            <text:p>Viksjö</text:p>
          </table:table-cell>
          <table:table-cell office:value-type="float" office:value="-0">
            <text:p>0</text:p>
          </table:table-cell>
          <table:table-cell office:value-type="float" office:value="25.11">
            <text:p>25.1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string">
            <text:p>S7929</text:p>
          </table:table-cell>
          <table:table-cell office:value-type="string">
            <text:p>Viksmon och Märraviken</text:p>
          </table:table-cell>
          <table:table-cell office:value-type="float" office:value="-0">
            <text:p>0</text:p>
          </table:table-cell>
          <table:table-cell office:value-type="float" office:value="37.3">
            <text:p>37.3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933</text:p>
          </table:table-cell>
          <table:table-cell office:value-type="string">
            <text:p>Viskan</text:p>
          </table:table-cell>
          <table:table-cell office:value-type="float" office:value="-0">
            <text:p>0</text:p>
          </table:table-cell>
          <table:table-cell office:value-type="float" office:value="25.76">
            <text:p>25.76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935</text:p>
          </table:table-cell>
          <table:table-cell office:value-type="string">
            <text:p>Vivsta</text:p>
          </table:table-cell>
          <table:table-cell office:value-type="string">
            <text:p>Ny</text:p>
          </table:table-cell>
          <table:table-cell office:value-type="float" office:value="10.97">
            <text:p>10.9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937</text:p>
          </table:table-cell>
          <table:table-cell office:value-type="string">
            <text:p>Västerro + Lillro</text:p>
          </table:table-cell>
          <table:table-cell office:value-type="float" office:value="-0">
            <text:p>0</text:p>
          </table:table-cell>
          <table:table-cell office:value-type="float" office:value="23.31">
            <text:p>23.3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941</text:p>
          </table:table-cell>
          <table:table-cell office:value-type="string">
            <text:p>Västerrå + Österrå</text:p>
          </table:table-cell>
          <table:table-cell office:value-type="float" office:value="-0">
            <text:p>0</text:p>
          </table:table-cell>
          <table:table-cell office:value-type="float" office:value="28.84">
            <text:p>28.84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945</text:p>
          </table:table-cell>
          <table:table-cell office:value-type="string">
            <text:p>Nässland och Kragom</text:p>
          </table:table-cell>
          <table:table-cell office:value-type="float" office:value="-0">
            <text:p>0</text:p>
          </table:table-cell>
          <table:table-cell office:value-type="float" office:value="18.67">
            <text:p>18.67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string">
            <text:p>S7947</text:p>
          </table:table-cell>
          <table:table-cell office:value-type="string">
            <text:p>Lunde</text:p>
          </table:table-cell>
          <table:table-cell office:value-type="string">
            <text:p>Ny</text:p>
          </table:table-cell>
          <table:table-cell office:value-type="float" office:value="8.8">
            <text:p>8.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949</text:p>
          </table:table-cell>
          <table:table-cell office:value-type="string">
            <text:p>Lunde (västra delen)</text:p>
          </table:table-cell>
          <table:table-cell office:value-type="float" office:value="-0">
            <text:p>0</text:p>
          </table:table-cell>
          <table:table-cell office:value-type="float" office:value="15.38">
            <text:p>15.3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string">
            <text:p>Timrå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string">
            <text:p>S7953</text:p>
          </table:table-cell>
          <table:table-cell office:value-type="string">
            <text:p>Ytterfälle</text:p>
          </table:table-cell>
          <table:table-cell office:value-type="float" office:value="-0">
            <text:p>0</text:p>
          </table:table-cell>
          <table:table-cell office:value-type="float" office:value="24.52">
            <text:p>24.52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Härnösand</text:p>
          </table:table-cell>
          <table:table-cell office:value-type="float" office:value="2280">
            <text:p>2280</text:p>
          </table:table-cell>
        </table:table-row>
        <table:table-row table:style-name="ro1">
          <table:table-cell office:value-type="string">
            <text:p>S7955</text:p>
          </table:table-cell>
          <table:table-cell office:value-type="string">
            <text:p>Åsliden och Krokstaliden</text:p>
          </table:table-cell>
          <table:table-cell office:value-type="string">
            <text:p>Ny</text:p>
          </table:table-cell>
          <table:table-cell office:value-type="float" office:value="20.99">
            <text:p>20.9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7957</text:p>
          </table:table-cell>
          <table:table-cell office:value-type="string">
            <text:p>Åsmon</text:p>
          </table:table-cell>
          <table:table-cell office:value-type="float" office:value="-0">
            <text:p>0</text:p>
          </table:table-cell>
          <table:table-cell office:value-type="float" office:value="28.04">
            <text:p>28.0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959</text:p>
          </table:table-cell>
          <table:table-cell office:value-type="string">
            <text:p>Åsta</text:p>
          </table:table-cell>
          <table:table-cell office:value-type="float" office:value="-0">
            <text:p>0</text:p>
          </table:table-cell>
          <table:table-cell office:value-type="float" office:value="16.04">
            <text:p>16.0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969</text:p>
          </table:table-cell>
          <table:table-cell office:value-type="string">
            <text:p>Ödsgårdsmon</text:p>
          </table:table-cell>
          <table:table-cell office:value-type="float" office:value="-0">
            <text:p>0</text:p>
          </table:table-cell>
          <table:table-cell office:value-type="float" office:value="18.17">
            <text:p>18.1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973</text:p>
          </table:table-cell>
          <table:table-cell office:value-type="string">
            <text:p>Ön norra + Sand södra</text:p>
          </table:table-cell>
          <table:table-cell office:value-type="float" office:value="-0">
            <text:p>0</text:p>
          </table:table-cell>
          <table:table-cell office:value-type="float" office:value="41.51">
            <text:p>41.5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977</text:p>
          </table:table-cell>
          <table:table-cell office:value-type="string">
            <text:p>Östanskär + södra Arklo</text:p>
          </table:table-cell>
          <table:table-cell office:value-type="float" office:value="-0">
            <text:p>0</text:p>
          </table:table-cell>
          <table:table-cell office:value-type="float" office:value="37.49">
            <text:p>37.4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981</text:p>
          </table:table-cell>
          <table:table-cell office:value-type="string">
            <text:p>Östby södra + Ö</text:p>
          </table:table-cell>
          <table:table-cell office:value-type="float" office:value="-0">
            <text:p>0</text:p>
          </table:table-cell>
          <table:table-cell office:value-type="float" office:value="13.95">
            <text:p>13.95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string">
            <text:p>S7985</text:p>
          </table:table-cell>
          <table:table-cell office:value-type="string">
            <text:p>Österlo + Västerlo (del)</text:p>
          </table:table-cell>
          <table:table-cell office:value-type="float" office:value="-0">
            <text:p>0</text:p>
          </table:table-cell>
          <table:table-cell office:value-type="float" office:value="39.84">
            <text:p>39.8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989</text:p>
          </table:table-cell>
          <table:table-cell office:value-type="string">
            <text:p>Österås</text:p>
          </table:table-cell>
          <table:table-cell office:value-type="float" office:value="-0">
            <text:p>0</text:p>
          </table:table-cell>
          <table:table-cell office:value-type="float" office:value="20.66">
            <text:p>20.6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Sollefteå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S7993</text:p>
          </table:table-cell>
          <table:table-cell office:value-type="string">
            <text:p>Östloning + Västloning (del)</text:p>
          </table:table-cell>
          <table:table-cell office:value-type="float" office:value="-0">
            <text:p>0</text:p>
          </table:table-cell>
          <table:table-cell office:value-type="float" office:value="47.32">
            <text:p>47.3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7997</text:p>
          </table:table-cell>
          <table:table-cell office:value-type="string">
            <text:p>Överturingen</text:p>
          </table:table-cell>
          <table:table-cell office:value-type="float" office:value="-0">
            <text:p>0</text:p>
          </table:table-cell>
          <table:table-cell office:value-type="float" office:value="33.35">
            <text:p>33.3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Ånge</text:p>
          </table:table-cell>
          <table:table-cell office:value-type="float" office:value="2260">
            <text:p>2260</text:p>
          </table:table-cell>
        </table:table-row>
        <table:table-row table:style-name="ro1">
          <table:table-cell office:value-type="string">
            <text:p>S8001</text:p>
          </table:table-cell>
          <table:table-cell office:value-type="string">
            <text:p>Övre Tunbyn</text:p>
          </table:table-cell>
          <table:table-cell office:value-type="float" office:value="-0">
            <text:p>0</text:p>
          </table:table-cell>
          <table:table-cell office:value-type="float" office:value="48.57">
            <text:p>48.57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Sundsvall</text:p>
          </table:table-cell>
          <table:table-cell office:value-type="float" office:value="2281">
            <text:p>2281</text:p>
          </table:table-cell>
        </table:table-row>
        <table:table-row table:style-name="ro1">
          <table:table-cell office:value-type="string">
            <text:p>S8003</text:p>
          </table:table-cell>
          <table:table-cell office:value-type="string">
            <text:p>Albacken</text:p>
          </table:table-cell>
          <table:table-cell office:value-type="float" office:value="-0">
            <text:p>0</text:p>
          </table:table-cell>
          <table:table-cell office:value-type="float" office:value="31.6">
            <text:p>31.6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Bräcke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S8005</text:p>
          </table:table-cell>
          <table:table-cell office:value-type="string">
            <text:p>Alsen</text:p>
          </table:table-cell>
          <table:table-cell office:value-type="float" office:value="-0">
            <text:p>0</text:p>
          </table:table-cell>
          <table:table-cell office:value-type="float" office:value="25.8">
            <text:p>25.8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009</text:p>
          </table:table-cell>
          <table:table-cell office:value-type="string">
            <text:p>Aspåsnäset</text:p>
          </table:table-cell>
          <table:table-cell office:value-type="float" office:value="-0">
            <text:p>0</text:p>
          </table:table-cell>
          <table:table-cell office:value-type="float" office:value="51.3">
            <text:p>51.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011</text:p>
          </table:table-cell>
          <table:table-cell office:value-type="string">
            <text:p>Bensjö</text:p>
          </table:table-cell>
          <table:table-cell office:value-type="float" office:value="-0">
            <text:p>0</text:p>
          </table:table-cell>
          <table:table-cell office:value-type="float" office:value="19.76">
            <text:p>19.7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Bräcke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S8013</text:p>
          </table:table-cell>
          <table:table-cell office:value-type="string">
            <text:p>Täng</text:p>
          </table:table-cell>
          <table:table-cell office:value-type="float" office:value="-0">
            <text:p>0</text:p>
          </table:table-cell>
          <table:table-cell office:value-type="float" office:value="16.67">
            <text:p>16.67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015</text:p>
          </table:table-cell>
          <table:table-cell office:value-type="string">
            <text:p>Bjärme</text:p>
          </table:table-cell>
          <table:table-cell office:value-type="float" office:value="-0">
            <text:p>0</text:p>
          </table:table-cell>
          <table:table-cell office:value-type="float" office:value="21.98">
            <text:p>21.9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025</text:p>
          </table:table-cell>
          <table:table-cell office:value-type="string">
            <text:p>Borgvattnet</text:p>
          </table:table-cell>
          <table:table-cell office:value-type="float" office:value="-0">
            <text:p>0</text:p>
          </table:table-cell>
          <table:table-cell office:value-type="float" office:value="30.44">
            <text:p>30.4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Ragunda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string">
            <text:p>S8029</text:p>
          </table:table-cell>
          <table:table-cell office:value-type="string">
            <text:p>Bruksvallarna</text:p>
          </table:table-cell>
          <table:table-cell office:value-type="float" office:value="-0">
            <text:p>0</text:p>
          </table:table-cell>
          <table:table-cell office:value-type="float" office:value="13.39">
            <text:p>13.39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string">
            <text:p>S8037</text:p>
          </table:table-cell>
          <table:table-cell office:value-type="string">
            <text:p>Böle + Fillsta</text:p>
          </table:table-cell>
          <table:table-cell office:value-type="float" office:value="-0">
            <text:p>0</text:p>
          </table:table-cell>
          <table:table-cell office:value-type="float" office:value="42.43">
            <text:p>42.43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045</text:p>
          </table:table-cell>
          <table:table-cell office:value-type="string">
            <text:p>Döviken + del av Krångede</text:p>
          </table:table-cell>
          <table:table-cell office:value-type="float" office:value="-0">
            <text:p>0</text:p>
          </table:table-cell>
          <table:table-cell office:value-type="float" office:value="33.45">
            <text:p>33.45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Ragunda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string">
            <text:p>S8049</text:p>
          </table:table-cell>
          <table:table-cell office:value-type="string">
            <text:p>Ede</text:p>
          </table:table-cell>
          <table:table-cell office:value-type="float" office:value="-0">
            <text:p>0</text:p>
          </table:table-cell>
          <table:table-cell office:value-type="float" office:value="32.9">
            <text:p>32.9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053</text:p>
          </table:table-cell>
          <table:table-cell office:value-type="string">
            <text:p>Fanbyn</text:p>
          </table:table-cell>
          <table:table-cell office:value-type="float" office:value="-0">
            <text:p>0</text:p>
          </table:table-cell>
          <table:table-cell office:value-type="float" office:value="41.49">
            <text:p>41.4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Bräcke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S8057</text:p>
          </table:table-cell>
          <table:table-cell office:value-type="string">
            <text:p>Sundsjö</text:p>
          </table:table-cell>
          <table:table-cell office:value-type="float" office:value="-0">
            <text:p>0</text:p>
          </table:table-cell>
          <table:table-cell office:value-type="float" office:value="19.65">
            <text:p>19.65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Bräcke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S8059</text:p>
          </table:table-cell>
          <table:table-cell office:value-type="string">
            <text:p>Flerohopp</text:p>
          </table:table-cell>
          <table:table-cell office:value-type="string">
            <text:p>Ny</text:p>
          </table:table-cell>
          <table:table-cell office:value-type="float" office:value="21.07">
            <text:p>21.07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061</text:p>
          </table:table-cell>
          <table:table-cell office:value-type="string">
            <text:p>Fyrås</text:p>
          </table:table-cell>
          <table:table-cell office:value-type="float" office:value="-0">
            <text:p>0</text:p>
          </table:table-cell>
          <table:table-cell office:value-type="float" office:value="90.51">
            <text:p>90.5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S8073</text:p>
          </table:table-cell>
          <table:table-cell office:value-type="string">
            <text:p>Grytan</text:p>
          </table:table-cell>
          <table:table-cell office:value-type="float" office:value="-0">
            <text:p>0</text:p>
          </table:table-cell>
          <table:table-cell office:value-type="float" office:value="36.4">
            <text:p>36.4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077</text:p>
          </table:table-cell>
          <table:table-cell office:value-type="string">
            <text:p>Hallviken</text:p>
          </table:table-cell>
          <table:table-cell office:value-type="float" office:value="-0">
            <text:p>0</text:p>
          </table:table-cell>
          <table:table-cell office:value-type="float" office:value="28.56">
            <text:p>28.56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S8081</text:p>
          </table:table-cell>
          <table:table-cell office:value-type="string">
            <text:p>Hammaren (västra delen)</text:p>
          </table:table-cell>
          <table:table-cell office:value-type="float" office:value="-0">
            <text:p>0</text:p>
          </table:table-cell>
          <table:table-cell office:value-type="float" office:value="10.29">
            <text:p>10.29</text:p>
          </table:table-cell>
          <table:table-cell office:value-type="float" office:value="63">
            <text:p>63</text:p>
          </table:table-cell>
          <table:table-cell office:value-type="float" office:value="0.72">
            <text:p>0.72</text:p>
          </table:table-cell>
          <table:table-cell office:value-type="string">
            <text:p>Ragunda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string">
            <text:p>S8093</text:p>
          </table:table-cell>
          <table:table-cell office:value-type="string">
            <text:p>Hara</text:p>
          </table:table-cell>
          <table:table-cell office:value-type="float" office:value="-0">
            <text:p>0</text:p>
          </table:table-cell>
          <table:table-cell office:value-type="float" office:value="57.72">
            <text:p>57.72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101</text:p>
          </table:table-cell>
          <table:table-cell office:value-type="string">
            <text:p>Lockne</text:p>
          </table:table-cell>
          <table:table-cell office:value-type="float" office:value="-0">
            <text:p>0</text:p>
          </table:table-cell>
          <table:table-cell office:value-type="float" office:value="12.39">
            <text:p>12.39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105</text:p>
          </table:table-cell>
          <table:table-cell office:value-type="string">
            <text:p>Hedeviken</text:p>
          </table:table-cell>
          <table:table-cell office:value-type="float" office:value="-0">
            <text:p>0</text:p>
          </table:table-cell>
          <table:table-cell office:value-type="float" office:value="117.09">
            <text:p>117.09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string">
            <text:p>S8107</text:p>
          </table:table-cell>
          <table:table-cell office:value-type="string">
            <text:p>Heljesund</text:p>
          </table:table-cell>
          <table:table-cell office:value-type="float" office:value="-0">
            <text:p>0</text:p>
          </table:table-cell>
          <table:table-cell office:value-type="float" office:value="25.52">
            <text:p>25.52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109</text:p>
          </table:table-cell>
          <table:table-cell office:value-type="string">
            <text:p>Herrö</text:p>
          </table:table-cell>
          <table:table-cell office:value-type="float" office:value="-0">
            <text:p>0</text:p>
          </table:table-cell>
          <table:table-cell office:value-type="float" office:value="46.53">
            <text:p>46.53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2">
          <table:table-cell office:value-type="string">
            <text:p>S8113</text:p>
          </table:table-cell>
          <table:table-cell office:value-type="string">
            <text:p>Berg</text:p>
          </table:table-cell>
          <table:table-cell office:value-type="float" office:value="-0">
            <text:p>0</text:p>
          </table:table-cell>
          <table:table-cell office:value-type="float" office:value="67.77">
            <text:p>67.77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string">
            <text:p>S8114</text:p>
          </table:table-cell>
          <table:table-cell office:value-type="string">
            <text:p>Birka</text:p>
          </table:table-cell>
          <table:table-cell office:value-type="string">
            <text:p>Ny</text:p>
          </table:table-cell>
          <table:table-cell office:value-type="float" office:value="24.8">
            <text:p>24.8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117</text:p>
          </table:table-cell>
          <table:table-cell office:value-type="string">
            <text:p>Hunge</text:p>
          </table:table-cell>
          <table:table-cell office:value-type="float" office:value="-0">
            <text:p>0</text:p>
          </table:table-cell>
          <table:table-cell office:value-type="float" office:value="15.92">
            <text:p>15.9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Bräcke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S8125</text:p>
          </table:table-cell>
          <table:table-cell office:value-type="string">
            <text:p>Husås</text:p>
          </table:table-cell>
          <table:table-cell office:value-type="float" office:value="-0">
            <text:p>0</text:p>
          </table:table-cell>
          <table:table-cell office:value-type="float" office:value="31.95">
            <text:p>31.95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127</text:p>
          </table:table-cell>
          <table:table-cell office:value-type="string">
            <text:p>Rista norra</text:p>
          </table:table-cell>
          <table:table-cell office:value-type="float" office:value="-0">
            <text:p>0</text:p>
          </table:table-cell>
          <table:table-cell office:value-type="float" office:value="5.3">
            <text:p>5.3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131</text:p>
          </table:table-cell>
          <table:table-cell office:value-type="string">
            <text:p>Undersåker</text:p>
          </table:table-cell>
          <table:table-cell office:value-type="float" office:value="-0">
            <text:p>0</text:p>
          </table:table-cell>
          <table:table-cell office:value-type="float" office:value="30.26">
            <text:p>30.26</text:p>
          </table:table-cell>
          <table:table-cell office:value-type="float" office:value="98">
            <text:p>98</text:p>
          </table:table-cell>
          <table:table-cell office:value-type="float" office:value="0.38">
            <text:p>0.38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137</text:p>
          </table:table-cell>
          <table:table-cell office:value-type="string">
            <text:p>Hägra</text:p>
          </table:table-cell>
          <table:table-cell office:value-type="float" office:value="-0">
            <text:p>0</text:p>
          </table:table-cell>
          <table:table-cell office:value-type="float" office:value="43.31">
            <text:p>43.31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141</text:p>
          </table:table-cell>
          <table:table-cell office:value-type="string">
            <text:p>Gärde+Lunne+Hälle+Bodal</text:p>
          </table:table-cell>
          <table:table-cell office:value-type="float" office:value="-0">
            <text:p>0</text:p>
          </table:table-cell>
          <table:table-cell office:value-type="float" office:value="49.37">
            <text:p>49.37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143</text:p>
          </table:table-cell>
          <table:table-cell office:value-type="string">
            <text:p>Åkre + Gusta</text:p>
          </table:table-cell>
          <table:table-cell office:value-type="float" office:value="-0">
            <text:p>0</text:p>
          </table:table-cell>
          <table:table-cell office:value-type="float" office:value="18.75">
            <text:p>18.75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149</text:p>
          </table:table-cell>
          <table:table-cell office:value-type="string">
            <text:p>Härke</text:p>
          </table:table-cell>
          <table:table-cell office:value-type="float" office:value="-0">
            <text:p>0</text:p>
          </table:table-cell>
          <table:table-cell office:value-type="float" office:value="28.67">
            <text:p>28.67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153</text:p>
          </table:table-cell>
          <table:table-cell office:value-type="string">
            <text:p>Ullån</text:p>
          </table:table-cell>
          <table:table-cell office:value-type="float" office:value="-0">
            <text:p>0</text:p>
          </table:table-cell>
          <table:table-cell office:value-type="float" office:value="17.1">
            <text:p>17.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155</text:p>
          </table:table-cell>
          <table:table-cell office:value-type="string">
            <text:p>Härke strand</text:p>
          </table:table-cell>
          <table:table-cell office:value-type="string">
            <text:p>Ny</text:p>
          </table:table-cell>
          <table:table-cell office:value-type="float" office:value="18.45">
            <text:p>18.45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157</text:p>
          </table:table-cell>
          <table:table-cell office:value-type="string">
            <text:p>Höglunda</text:p>
          </table:table-cell>
          <table:table-cell office:value-type="float" office:value="-0">
            <text:p>0</text:p>
          </table:table-cell>
          <table:table-cell office:value-type="float" office:value="30.76">
            <text:p>30.76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Ragunda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string">
            <text:p>S8161</text:p>
          </table:table-cell>
          <table:table-cell office:value-type="string">
            <text:p>Södra Söre</text:p>
          </table:table-cell>
          <table:table-cell office:value-type="float" office:value="-0">
            <text:p>0</text:p>
          </table:table-cell>
          <table:table-cell office:value-type="float" office:value="34.71">
            <text:p>34.71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165</text:p>
          </table:table-cell>
          <table:table-cell office:value-type="string">
            <text:p>Jormvattnet</text:p>
          </table:table-cell>
          <table:table-cell office:value-type="float" office:value="-0">
            <text:p>0</text:p>
          </table:table-cell>
          <table:table-cell office:value-type="float" office:value="100.48">
            <text:p>100.4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S8169</text:p>
          </table:table-cell>
          <table:table-cell office:value-type="string">
            <text:p>Kall</text:p>
          </table:table-cell>
          <table:table-cell office:value-type="float" office:value="-0">
            <text:p>0</text:p>
          </table:table-cell>
          <table:table-cell office:value-type="float" office:value="51.69">
            <text:p>51.69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173</text:p>
          </table:table-cell>
          <table:table-cell office:value-type="string">
            <text:p>Kaxås</text:p>
          </table:table-cell>
          <table:table-cell office:value-type="float" office:value="-0">
            <text:p>0</text:p>
          </table:table-cell>
          <table:table-cell office:value-type="float" office:value="20.21">
            <text:p>20.2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177</text:p>
          </table:table-cell>
          <table:table-cell office:value-type="string">
            <text:p>Kluk</text:p>
          </table:table-cell>
          <table:table-cell office:value-type="float" office:value="-0">
            <text:p>0</text:p>
          </table:table-cell>
          <table:table-cell office:value-type="float" office:value="22.85">
            <text:p>22.8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179</text:p>
          </table:table-cell>
          <table:table-cell office:value-type="string">
            <text:p>Kläppen norra</text:p>
          </table:table-cell>
          <table:table-cell office:value-type="string">
            <text:p>Ny</text:p>
          </table:table-cell>
          <table:table-cell office:value-type="float" office:value="5.09">
            <text:p>5.09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185</text:p>
          </table:table-cell>
          <table:table-cell office:value-type="string">
            <text:p>Korsta + Prästlägden</text:p>
          </table:table-cell>
          <table:table-cell office:value-type="float" office:value="-0">
            <text:p>0</text:p>
          </table:table-cell>
          <table:table-cell office:value-type="float" office:value="18.38">
            <text:p>18.3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189</text:p>
          </table:table-cell>
          <table:table-cell office:value-type="string">
            <text:p>Krokvåg södra</text:p>
          </table:table-cell>
          <table:table-cell office:value-type="float" office:value="-0">
            <text:p>0</text:p>
          </table:table-cell>
          <table:table-cell office:value-type="float" office:value="41.02">
            <text:p>41.02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Ragunda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string">
            <text:p>S8197</text:p>
          </table:table-cell>
          <table:table-cell office:value-type="string">
            <text:p>Kyrk- Tåsjö</text:p>
          </table:table-cell>
          <table:table-cell office:value-type="float" office:value="-0">
            <text:p>0</text:p>
          </table:table-cell>
          <table:table-cell office:value-type="float" office:value="30.37">
            <text:p>30.3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S8199</text:p>
          </table:table-cell>
          <table:table-cell office:value-type="string">
            <text:p>Kännåsen</text:p>
          </table:table-cell>
          <table:table-cell office:value-type="float" office:value="-0">
            <text:p>0</text:p>
          </table:table-cell>
          <table:table-cell office:value-type="float" office:value="19.13">
            <text:p>19.1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201</text:p>
          </table:table-cell>
          <table:table-cell office:value-type="string">
            <text:p>Kövra</text:p>
          </table:table-cell>
          <table:table-cell office:value-type="float" office:value="-0">
            <text:p>0</text:p>
          </table:table-cell>
          <table:table-cell office:value-type="float" office:value="21.09">
            <text:p>21.0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string">
            <text:p>S8209</text:p>
          </table:table-cell>
          <table:table-cell office:value-type="string">
            <text:p>Laxsjö</text:p>
          </table:table-cell>
          <table:table-cell office:value-type="float" office:value="-0">
            <text:p>0</text:p>
          </table:table-cell>
          <table:table-cell office:value-type="float" office:value="41.5">
            <text:p>41.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213</text:p>
          </table:table-cell>
          <table:table-cell office:value-type="string">
            <text:p>Sännsjölandet + Lillsjöhögen</text:p>
          </table:table-cell>
          <table:table-cell office:value-type="float" office:value="-0">
            <text:p>0</text:p>
          </table:table-cell>
          <table:table-cell office:value-type="float" office:value="20.64">
            <text:p>20.64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217</text:p>
          </table:table-cell>
          <table:table-cell office:value-type="string">
            <text:p>Linsell</text:p>
          </table:table-cell>
          <table:table-cell office:value-type="float" office:value="-0">
            <text:p>0</text:p>
          </table:table-cell>
          <table:table-cell office:value-type="float" office:value="29.84">
            <text:p>29.8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string">
            <text:p>S8221</text:p>
          </table:table-cell>
          <table:table-cell office:value-type="string">
            <text:p>Ljungdalen</text:p>
          </table:table-cell>
          <table:table-cell office:value-type="float" office:value="-0">
            <text:p>0</text:p>
          </table:table-cell>
          <table:table-cell office:value-type="float" office:value="115.06">
            <text:p>115.06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string">
            <text:p>S8225</text:p>
          </table:table-cell>
          <table:table-cell office:value-type="string">
            <text:p>Lofsdalen</text:p>
          </table:table-cell>
          <table:table-cell office:value-type="float" office:value="-0">
            <text:p>0</text:p>
          </table:table-cell>
          <table:table-cell office:value-type="float" office:value="66.59">
            <text:p>66.59</text:p>
          </table:table-cell>
          <table:table-cell office:value-type="float" office:value="116">
            <text:p>116</text:p>
          </table:table-cell>
          <table:table-cell office:value-type="float" office:value="0.84">
            <text:p>0.84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string">
            <text:p>S8227</text:p>
          </table:table-cell>
          <table:table-cell office:value-type="string">
            <text:p>Loke</text:p>
          </table:table-cell>
          <table:table-cell office:value-type="float" office:value="-0">
            <text:p>0</text:p>
          </table:table-cell>
          <table:table-cell office:value-type="float" office:value="26.04">
            <text:p>26.04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229</text:p>
          </table:table-cell>
          <table:table-cell office:value-type="string">
            <text:p>Långå</text:p>
          </table:table-cell>
          <table:table-cell office:value-type="float" office:value="-0">
            <text:p>0</text:p>
          </table:table-cell>
          <table:table-cell office:value-type="float" office:value="38.43">
            <text:p>38.4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string">
            <text:p>S8233</text:p>
          </table:table-cell>
          <table:table-cell office:value-type="string">
            <text:p>Lövberga</text:p>
          </table:table-cell>
          <table:table-cell office:value-type="float" office:value="-0">
            <text:p>0</text:p>
          </table:table-cell>
          <table:table-cell office:value-type="float" office:value="30.66">
            <text:p>30.6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S8241</text:p>
          </table:table-cell>
          <table:table-cell office:value-type="string">
            <text:p>Mattmar</text:p>
          </table:table-cell>
          <table:table-cell office:value-type="float" office:value="-0">
            <text:p>0</text:p>
          </table:table-cell>
          <table:table-cell office:value-type="float" office:value="40.43">
            <text:p>40.43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245</text:p>
          </table:table-cell>
          <table:table-cell office:value-type="string">
            <text:p>Rissna</text:p>
          </table:table-cell>
          <table:table-cell office:value-type="float" office:value="-0">
            <text:p>0</text:p>
          </table:table-cell>
          <table:table-cell office:value-type="float" office:value="14.77">
            <text:p>14.77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Bräcke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S8253</text:p>
          </table:table-cell>
          <table:table-cell office:value-type="string">
            <text:p>Genvalla</text:p>
          </table:table-cell>
          <table:table-cell office:value-type="float" office:value="-0">
            <text:p>0</text:p>
          </table:table-cell>
          <table:table-cell office:value-type="float" office:value="22.64">
            <text:p>22.64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257</text:p>
          </table:table-cell>
          <table:table-cell office:value-type="string">
            <text:p>Månsåsen</text:p>
          </table:table-cell>
          <table:table-cell office:value-type="float" office:value="-0">
            <text:p>0</text:p>
          </table:table-cell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265</text:p>
          </table:table-cell>
          <table:table-cell office:value-type="string">
            <text:p>Nilsvallen</text:p>
          </table:table-cell>
          <table:table-cell office:value-type="float" office:value="-0">
            <text:p>0</text:p>
          </table:table-cell>
          <table:table-cell office:value-type="float" office:value="12.18">
            <text:p>12.18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string">
            <text:p>S8269</text:p>
          </table:table-cell>
          <table:table-cell office:value-type="string">
            <text:p>Norderåsen</text:p>
          </table:table-cell>
          <table:table-cell office:value-type="float" office:value="-0">
            <text:p>0</text:p>
          </table:table-cell>
          <table:table-cell office:value-type="float" office:value="33.61">
            <text:p>33.6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273</text:p>
          </table:table-cell>
          <table:table-cell office:value-type="string">
            <text:p>Norråker</text:p>
          </table:table-cell>
          <table:table-cell office:value-type="float" office:value="-0">
            <text:p>0</text:p>
          </table:table-cell>
          <table:table-cell office:value-type="float" office:value="42.44">
            <text:p>42.44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S8277</text:p>
          </table:table-cell>
          <table:table-cell office:value-type="string">
            <text:p>Nyhem</text:p>
          </table:table-cell>
          <table:table-cell office:value-type="float" office:value="-0">
            <text:p>0</text:p>
          </table:table-cell>
          <table:table-cell office:value-type="float" office:value="38.69">
            <text:p>38.69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string">
            <text:p>Bräcke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S8281</text:p>
          </table:table-cell>
          <table:table-cell office:value-type="string">
            <text:p>Näs och Ålsta</text:p>
          </table:table-cell>
          <table:table-cell office:value-type="float" office:value="-0">
            <text:p>0</text:p>
          </table:table-cell>
          <table:table-cell office:value-type="float" office:value="18.31">
            <text:p>18.3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285</text:p>
          </table:table-cell>
          <table:table-cell office:value-type="string">
            <text:p>Ocke</text:p>
          </table:table-cell>
          <table:table-cell office:value-type="float" office:value="-0">
            <text:p>0</text:p>
          </table:table-cell>
          <table:table-cell office:value-type="float" office:value="38.44">
            <text:p>38.44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289</text:p>
          </table:table-cell>
          <table:table-cell office:value-type="string">
            <text:p>Ottsjö</text:p>
          </table:table-cell>
          <table:table-cell office:value-type="float" office:value="-0">
            <text:p>0</text:p>
          </table:table-cell>
          <table:table-cell office:value-type="float" office:value="40.39">
            <text:p>40.39</text:p>
          </table:table-cell>
          <table:table-cell office:value-type="float" office:value="73">
            <text:p>73</text:p>
          </table:table-cell>
          <table:table-cell office:value-type="float" office:value="0.91">
            <text:p>0.91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293</text:p>
          </table:table-cell>
          <table:table-cell office:value-type="string">
            <text:p>Oviken</text:p>
          </table:table-cell>
          <table:table-cell office:value-type="float" office:value="-0">
            <text:p>0</text:p>
          </table:table-cell>
          <table:table-cell office:value-type="float" office:value="37.1">
            <text:p>37.1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string">
            <text:p>S8297</text:p>
          </table:table-cell>
          <table:table-cell office:value-type="string">
            <text:p>Ragunda och Gisslegård</text:p>
          </table:table-cell>
          <table:table-cell office:value-type="float" office:value="-0">
            <text:p>0</text:p>
          </table:table-cell>
          <table:table-cell office:value-type="float" office:value="33.58">
            <text:p>33.58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Ragunda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string">
            <text:p>S8301</text:p>
          </table:table-cell>
          <table:table-cell office:value-type="string">
            <text:p>Ragunda</text:p>
          </table:table-cell>
          <table:table-cell office:value-type="float" office:value="-0">
            <text:p>0</text:p>
          </table:table-cell>
          <table:table-cell office:value-type="float" office:value="31.04">
            <text:p>31.04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Ragunda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string">
            <text:p>S8307</text:p>
          </table:table-cell>
          <table:table-cell office:value-type="string">
            <text:p>Rätansbyn</text:p>
          </table:table-cell>
          <table:table-cell office:value-type="float" office:value="-0">
            <text:p>0</text:p>
          </table:table-cell>
          <table:table-cell office:value-type="float" office:value="52.16">
            <text:p>52.16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string">
            <text:p>S8309</text:p>
          </table:table-cell>
          <table:table-cell office:value-type="string">
            <text:p>Rötviken</text:p>
          </table:table-cell>
          <table:table-cell office:value-type="float" office:value="-0">
            <text:p>0</text:p>
          </table:table-cell>
          <table:table-cell office:value-type="float" office:value="35.61">
            <text:p>35.6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311</text:p>
          </table:table-cell>
          <table:table-cell office:value-type="string">
            <text:p>Rätan</text:p>
          </table:table-cell>
          <table:table-cell office:value-type="float" office:value="-0">
            <text:p>0</text:p>
          </table:table-cell>
          <table:table-cell office:value-type="float" office:value="74.85">
            <text:p>74.85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string">
            <text:p>S8313</text:p>
          </table:table-cell>
          <table:table-cell office:value-type="string">
            <text:p>Sikås (östra delen)</text:p>
          </table:table-cell>
          <table:table-cell office:value-type="float" office:value="-0">
            <text:p>0</text:p>
          </table:table-cell>
          <table:table-cell office:value-type="float" office:value="92.23">
            <text:p>92.23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S8317</text:p>
          </table:table-cell>
          <table:table-cell office:value-type="string">
            <text:p>Skålan</text:p>
          </table:table-cell>
          <table:table-cell office:value-type="float" office:value="-0">
            <text:p>0</text:p>
          </table:table-cell>
          <table:table-cell office:value-type="float" office:value="47.22">
            <text:p>47.22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string">
            <text:p>S8319</text:p>
          </table:table-cell>
          <table:table-cell office:value-type="string">
            <text:p>Slagsån</text:p>
          </table:table-cell>
          <table:table-cell office:value-type="float" office:value="-0">
            <text:p>0</text:p>
          </table:table-cell>
          <table:table-cell office:value-type="float" office:value="19.49">
            <text:p>19.49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321</text:p>
          </table:table-cell>
          <table:table-cell office:value-type="string">
            <text:p>Slandrom</text:p>
          </table:table-cell>
          <table:table-cell office:value-type="float" office:value="-0">
            <text:p>0</text:p>
          </table:table-cell>
          <table:table-cell office:value-type="float" office:value="26.01">
            <text:p>26.01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323</text:p>
          </table:table-cell>
          <table:table-cell office:value-type="string">
            <text:p>Stavre</text:p>
          </table:table-cell>
          <table:table-cell office:value-type="float" office:value="-0">
            <text:p>0</text:p>
          </table:table-cell>
          <table:table-cell office:value-type="float" office:value="73.47">
            <text:p>73.47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string">
            <text:p>Bräcke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S8325</text:p>
          </table:table-cell>
          <table:table-cell office:value-type="string">
            <text:p>Storlien</text:p>
          </table:table-cell>
          <table:table-cell office:value-type="float" office:value="-0">
            <text:p>0</text:p>
          </table:table-cell>
          <table:table-cell office:value-type="float" office:value="21.72">
            <text:p>21.72</text:p>
          </table:table-cell>
          <table:table-cell office:value-type="float" office:value="92">
            <text:p>92</text:p>
          </table:table-cell>
          <table:table-cell office:value-type="float" office:value="0.88">
            <text:p>0.88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327</text:p>
          </table:table-cell>
          <table:table-cell office:value-type="string">
            <text:p>Stor-Hallen</text:p>
          </table:table-cell>
          <table:table-cell office:value-type="float" office:value="-0">
            <text:p>0</text:p>
          </table:table-cell>
          <table:table-cell office:value-type="float" office:value="23.62">
            <text:p>23.62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string">
            <text:p>S8329</text:p>
          </table:table-cell>
          <table:table-cell office:value-type="string">
            <text:p>Storsjö</text:p>
          </table:table-cell>
          <table:table-cell office:value-type="float" office:value="-0">
            <text:p>0</text:p>
          </table:table-cell>
          <table:table-cell office:value-type="float" office:value="114.8">
            <text:p>114.8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string">
            <text:p>S8333</text:p>
          </table:table-cell>
          <table:table-cell office:value-type="string">
            <text:p>Strand</text:p>
          </table:table-cell>
          <table:table-cell office:value-type="float" office:value="-0">
            <text:p>0</text:p>
          </table:table-cell>
          <table:table-cell office:value-type="float" office:value="72.39">
            <text:p>72.3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S8337</text:p>
          </table:table-cell>
          <table:table-cell office:value-type="string">
            <text:p>Sörbygden</text:p>
          </table:table-cell>
          <table:table-cell office:value-type="float" office:value="-0">
            <text:p>0</text:p>
          </table:table-cell>
          <table:table-cell office:value-type="float" office:value="42.11">
            <text:p>42.11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Bräcke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S8339</text:p>
          </table:table-cell>
          <table:table-cell office:value-type="string">
            <text:p>Svensta och Hasselbacken</text:p>
          </table:table-cell>
          <table:table-cell office:value-type="float" office:value="-0">
            <text:p>0</text:p>
          </table:table-cell>
          <table:table-cell office:value-type="float" office:value="37.92">
            <text:p>37.92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341</text:p>
          </table:table-cell>
          <table:table-cell office:value-type="string">
            <text:p>Solberg + Sörviken</text:p>
          </table:table-cell>
          <table:table-cell office:value-type="float" office:value="-0">
            <text:p>0</text:p>
          </table:table-cell>
          <table:table-cell office:value-type="float" office:value="32.38">
            <text:p>32.38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342</text:p>
          </table:table-cell>
          <table:table-cell office:value-type="string">
            <text:p>Stallbacken</text:p>
          </table:table-cell>
          <table:table-cell office:value-type="string">
            <text:p>Ny</text:p>
          </table:table-cell>
          <table:table-cell office:value-type="float" office:value="13.47">
            <text:p>13.47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345</text:p>
          </table:table-cell>
          <table:table-cell office:value-type="string">
            <text:p>Torvalla</text:p>
          </table:table-cell>
          <table:table-cell office:value-type="float" office:value="-0">
            <text:p>0</text:p>
          </table:table-cell>
          <table:table-cell office:value-type="float" office:value="16.32">
            <text:p>16.3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349</text:p>
          </table:table-cell>
          <table:table-cell office:value-type="string">
            <text:p>Tulleråsen</text:p>
          </table:table-cell>
          <table:table-cell office:value-type="float" office:value="-0">
            <text:p>0</text:p>
          </table:table-cell>
          <table:table-cell office:value-type="float" office:value="22.46">
            <text:p>22.46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353</text:p>
          </table:table-cell>
          <table:table-cell office:value-type="string">
            <text:p>Tänndalen</text:p>
          </table:table-cell>
          <table:table-cell office:value-type="float" office:value="-0">
            <text:p>0</text:p>
          </table:table-cell>
          <table:table-cell office:value-type="float" office:value="55.27">
            <text:p>55.27</text:p>
          </table:table-cell>
          <table:table-cell office:value-type="float" office:value="66">
            <text:p>66</text:p>
          </table:table-cell>
          <table:table-cell office:value-type="float" office:value="0.94">
            <text:p>0.94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string">
            <text:p>S8357</text:p>
          </table:table-cell>
          <table:table-cell office:value-type="string">
            <text:p>Tännäs</text:p>
          </table:table-cell>
          <table:table-cell office:value-type="float" office:value="-0">
            <text:p>0</text:p>
          </table:table-cell>
          <table:table-cell office:value-type="float" office:value="90.65">
            <text:p>90.65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string">
            <text:p>S8359</text:p>
          </table:table-cell>
          <table:table-cell office:value-type="string">
            <text:p>Ulriksfors</text:p>
          </table:table-cell>
          <table:table-cell office:value-type="float" office:value="-0">
            <text:p>0</text:p>
          </table:table-cell>
          <table:table-cell office:value-type="float" office:value="59.16">
            <text:p>59.16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S8369</text:p>
          </table:table-cell>
          <table:table-cell office:value-type="string">
            <text:p>Vigge</text:p>
          </table:table-cell>
          <table:table-cell office:value-type="float" office:value="-0">
            <text:p>0</text:p>
          </table:table-cell>
          <table:table-cell office:value-type="float" office:value="44.05">
            <text:p>44.05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Berg</text:p>
          </table:table-cell>
          <table:table-cell office:value-type="float" office:value="2326">
            <text:p>2326</text:p>
          </table:table-cell>
        </table:table-row>
        <table:table-row table:style-name="ro1">
          <table:table-cell office:value-type="string">
            <text:p>S8373</text:p>
          </table:table-cell>
          <table:table-cell office:value-type="string">
            <text:p>Bye + Överbyn</text:p>
          </table:table-cell>
          <table:table-cell office:value-type="float" office:value="-0">
            <text:p>0</text:p>
          </table:table-cell>
          <table:table-cell office:value-type="float" office:value="47.14">
            <text:p>47.14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383</text:p>
          </table:table-cell>
          <table:table-cell office:value-type="string">
            <text:p>Västeråsen</text:p>
          </table:table-cell>
          <table:table-cell office:value-type="string">
            <text:p>Ny</text:p>
          </table:table-cell>
          <table:table-cell office:value-type="float" office:value="24.48">
            <text:p>24.48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Ragunda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string">
            <text:p>S8387</text:p>
          </table:table-cell>
          <table:table-cell office:value-type="string">
            <text:p>Ösa och Täng</text:p>
          </table:table-cell>
          <table:table-cell office:value-type="float" office:value="-0">
            <text:p>0</text:p>
          </table:table-cell>
          <table:table-cell office:value-type="float" office:value="13.93">
            <text:p>13.93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389</text:p>
          </table:table-cell>
          <table:table-cell office:value-type="string">
            <text:p>Ånn</text:p>
          </table:table-cell>
          <table:table-cell office:value-type="float" office:value="-0">
            <text:p>0</text:p>
          </table:table-cell>
          <table:table-cell office:value-type="float" office:value="51.84">
            <text:p>51.84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Åre</text:p>
          </table:table-cell>
          <table:table-cell office:value-type="float" office:value="2321">
            <text:p>2321</text:p>
          </table:table-cell>
        </table:table-row>
        <table:table-row table:style-name="ro1">
          <table:table-cell office:value-type="string">
            <text:p>S8391</text:p>
          </table:table-cell>
          <table:table-cell office:value-type="string">
            <text:p>Älvros</text:p>
          </table:table-cell>
          <table:table-cell office:value-type="float" office:value="-0">
            <text:p>0</text:p>
          </table:table-cell>
          <table:table-cell office:value-type="float" office:value="79.03">
            <text:p>79.03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string">
            <text:p>S8394</text:p>
          </table:table-cell>
          <table:table-cell office:value-type="string">
            <text:p>Åse</text:p>
          </table:table-cell>
          <table:table-cell office:value-type="string">
            <text:p>Ny</text:p>
          </table:table-cell>
          <table:table-cell office:value-type="float" office:value="20.69">
            <text:p>20.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Krokom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S8395</text:p>
          </table:table-cell>
          <table:table-cell office:value-type="string">
            <text:p>Österåsen</text:p>
          </table:table-cell>
          <table:table-cell office:value-type="float" office:value="-0">
            <text:p>0</text:p>
          </table:table-cell>
          <table:table-cell office:value-type="float" office:value="29.16">
            <text:p>29.16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Östersund</text:p>
          </table:table-cell>
          <table:table-cell office:value-type="float" office:value="2380">
            <text:p>2380</text:p>
          </table:table-cell>
        </table:table-row>
        <table:table-row table:style-name="ro1">
          <table:table-cell office:value-type="string">
            <text:p>S8397</text:p>
          </table:table-cell>
          <table:table-cell office:value-type="string">
            <text:p>Överammer</text:p>
          </table:table-cell>
          <table:table-cell office:value-type="float" office:value="-0">
            <text:p>0</text:p>
          </table:table-cell>
          <table:table-cell office:value-type="float" office:value="45.52">
            <text:p>45.52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Ragunda</text:p>
          </table:table-cell>
          <table:table-cell office:value-type="float" office:value="2303">
            <text:p>2303</text:p>
          </table:table-cell>
        </table:table-row>
        <table:table-row table:style-name="ro1">
          <table:table-cell office:value-type="string">
            <text:p>S8399</text:p>
          </table:table-cell>
          <table:table-cell office:value-type="string">
            <text:p>Adak</text:p>
          </table:table-cell>
          <table:table-cell office:value-type="float" office:value="-0">
            <text:p>0</text:p>
          </table:table-cell>
          <table:table-cell office:value-type="float" office:value="85.26">
            <text:p>85.26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Malå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string">
            <text:p>S8401</text:p>
          </table:table-cell>
          <table:table-cell office:value-type="string">
            <text:p>Agnäs</text:p>
          </table:table-cell>
          <table:table-cell office:value-type="float" office:value="-0">
            <text:p>0</text:p>
          </table:table-cell>
          <table:table-cell office:value-type="float" office:value="45.49">
            <text:p>45.4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Bjurholm</text:p>
          </table:table-cell>
          <table:table-cell office:value-type="float" office:value="2403">
            <text:p>2403</text:p>
          </table:table-cell>
        </table:table-row>
        <table:table-row table:style-name="ro1">
          <table:table-cell office:value-type="string">
            <text:p>S8405</text:p>
          </table:table-cell>
          <table:table-cell office:value-type="string">
            <text:p>Ammarnäs</text:p>
          </table:table-cell>
          <table:table-cell office:value-type="float" office:value="-0">
            <text:p>0</text:p>
          </table:table-cell>
          <table:table-cell office:value-type="float" office:value="48.43">
            <text:p>48.4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Sorsele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string">
            <text:p>S8407</text:p>
          </table:table-cell>
          <table:table-cell office:value-type="string">
            <text:p>Ansmark</text:p>
          </table:table-cell>
          <table:table-cell office:value-type="float" office:value="-0">
            <text:p>0</text:p>
          </table:table-cell>
          <table:table-cell office:value-type="float" office:value="16.02">
            <text:p>16.02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409</text:p>
          </table:table-cell>
          <table:table-cell office:value-type="string">
            <text:p>Aspeå</text:p>
          </table:table-cell>
          <table:table-cell office:value-type="float" office:value="-0">
            <text:p>0</text:p>
          </table:table-cell>
          <table:table-cell office:value-type="float" office:value="45.89">
            <text:p>45.89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Nordmaling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string">
            <text:p>S8413</text:p>
          </table:table-cell>
          <table:table-cell office:value-type="string">
            <text:p>Aspliden</text:p>
          </table:table-cell>
          <table:table-cell office:value-type="float" office:value="-0">
            <text:p>0</text:p>
          </table:table-cell>
          <table:table-cell office:value-type="float" office:value="30.78">
            <text:p>30.7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Malå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string">
            <text:p>S8417</text:p>
          </table:table-cell>
          <table:table-cell office:value-type="string">
            <text:p>Avaträsk</text:p>
          </table:table-cell>
          <table:table-cell office:value-type="float" office:value="-0">
            <text:p>0</text:p>
          </table:table-cell>
          <table:table-cell office:value-type="float" office:value="54.7">
            <text:p>54.7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Dorotea</text:p>
          </table:table-cell>
          <table:table-cell office:value-type="float" office:value="2425">
            <text:p>2425</text:p>
          </table:table-cell>
        </table:table-row>
        <table:table-row table:style-name="ro1">
          <table:table-cell office:value-type="string">
            <text:p>S8421</text:p>
          </table:table-cell>
          <table:table-cell office:value-type="string">
            <text:p>Baggböle</text:p>
          </table:table-cell>
          <table:table-cell office:value-type="float" office:value="-0">
            <text:p>0</text:p>
          </table:table-cell>
          <table:table-cell office:value-type="float" office:value="22.96">
            <text:p>22.96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425</text:p>
          </table:table-cell>
          <table:table-cell office:value-type="string">
            <text:p>Balsjö</text:p>
          </table:table-cell>
          <table:table-cell office:value-type="float" office:value="-0">
            <text:p>0</text:p>
          </table:table-cell>
          <table:table-cell office:value-type="float" office:value="34.41">
            <text:p>34.4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Bjurholm</text:p>
          </table:table-cell>
          <table:table-cell office:value-type="float" office:value="2403">
            <text:p>2403</text:p>
          </table:table-cell>
        </table:table-row>
        <table:table-row table:style-name="ro1">
          <table:table-cell office:value-type="string">
            <text:p>S8429</text:p>
          </table:table-cell>
          <table:table-cell office:value-type="string">
            <text:p>Barsele</text:p>
          </table:table-cell>
          <table:table-cell office:value-type="float" office:value="-0">
            <text:p>0</text:p>
          </table:table-cell>
          <table:table-cell office:value-type="float" office:value="25.89">
            <text:p>25.89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Storuman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string">
            <text:p>S8433</text:p>
          </table:table-cell>
          <table:table-cell office:value-type="string">
            <text:p>Betsele</text:p>
          </table:table-cell>
          <table:table-cell office:value-type="float" office:value="-0">
            <text:p>0</text:p>
          </table:table-cell>
          <table:table-cell office:value-type="float" office:value="17.95">
            <text:p>17.9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string">
            <text:p>S8437</text:p>
          </table:table-cell>
          <table:table-cell office:value-type="string">
            <text:p>Bjurfors</text:p>
          </table:table-cell>
          <table:table-cell office:value-type="float" office:value="-0">
            <text:p>0</text:p>
          </table:table-cell>
          <table:table-cell office:value-type="float" office:value="32.1">
            <text:p>32.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441</text:p>
          </table:table-cell>
          <table:table-cell office:value-type="string">
            <text:p>Bjurträsk</text:p>
          </table:table-cell>
          <table:table-cell office:value-type="float" office:value="-0">
            <text:p>0</text:p>
          </table:table-cell>
          <table:table-cell office:value-type="float" office:value="25.82">
            <text:p>25.82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Norsjö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string">
            <text:p>S8443</text:p>
          </table:table-cell>
          <table:table-cell office:value-type="string">
            <text:p>Bjännsjön</text:p>
          </table:table-cell>
          <table:table-cell office:value-type="float" office:value="-0">
            <text:p>0</text:p>
          </table:table-cell>
          <table:table-cell office:value-type="float" office:value="15.94">
            <text:p>15.94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445</text:p>
          </table:table-cell>
          <table:table-cell office:value-type="string">
            <text:p>Björksele</text:p>
          </table:table-cell>
          <table:table-cell office:value-type="float" office:value="-0">
            <text:p>0</text:p>
          </table:table-cell>
          <table:table-cell office:value-type="float" office:value="49.58">
            <text:p>49.5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string">
            <text:p>S8449</text:p>
          </table:table-cell>
          <table:table-cell office:value-type="string">
            <text:p>Blattnicksele</text:p>
          </table:table-cell>
          <table:table-cell office:value-type="float" office:value="-0">
            <text:p>0</text:p>
          </table:table-cell>
          <table:table-cell office:value-type="float" office:value="40.44">
            <text:p>40.44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Sorsele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string">
            <text:p>S8457</text:p>
          </table:table-cell>
          <table:table-cell office:value-type="string">
            <text:p>Bodbyn</text:p>
          </table:table-cell>
          <table:table-cell office:value-type="float" office:value="-0">
            <text:p>0</text:p>
          </table:table-cell>
          <table:table-cell office:value-type="float" office:value="19.58">
            <text:p>19.58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461</text:p>
          </table:table-cell>
          <table:table-cell office:value-type="string">
            <text:p>Bodbysund</text:p>
          </table:table-cell>
          <table:table-cell office:value-type="float" office:value="-0">
            <text:p>0</text:p>
          </table:table-cell>
          <table:table-cell office:value-type="float" office:value="28.16">
            <text:p>28.1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465</text:p>
          </table:table-cell>
          <table:table-cell office:value-type="string">
            <text:p>Boviken</text:p>
          </table:table-cell>
          <table:table-cell office:value-type="float" office:value="-0">
            <text:p>0</text:p>
          </table:table-cell>
          <table:table-cell office:value-type="float" office:value="41.38">
            <text:p>41.38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467</text:p>
          </table:table-cell>
          <table:table-cell office:value-type="string">
            <text:p>Brattby (södra delen)</text:p>
          </table:table-cell>
          <table:table-cell office:value-type="float" office:value="-0">
            <text:p>0</text:p>
          </table:table-cell>
          <table:table-cell office:value-type="float" office:value="23.78">
            <text:p>23.78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469</text:p>
          </table:table-cell>
          <table:table-cell office:value-type="string">
            <text:p>Bratten</text:p>
          </table:table-cell>
          <table:table-cell office:value-type="float" office:value="-0">
            <text:p>0</text:p>
          </table:table-cell>
          <table:table-cell office:value-type="float" office:value="28.3">
            <text:p>28.3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string">
            <text:p>S8473</text:p>
          </table:table-cell>
          <table:table-cell office:value-type="string">
            <text:p>Brattfors</text:p>
          </table:table-cell>
          <table:table-cell office:value-type="float" office:value="-0">
            <text:p>0</text:p>
          </table:table-cell>
          <table:table-cell office:value-type="float" office:value="30.96">
            <text:p>30.96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Nordmaling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string">
            <text:p>S8475</text:p>
          </table:table-cell>
          <table:table-cell office:value-type="string">
            <text:p>Brån</text:p>
          </table:table-cell>
          <table:table-cell office:value-type="float" office:value="-0">
            <text:p>0</text:p>
          </table:table-cell>
          <table:table-cell office:value-type="float" office:value="14.19">
            <text:p>14.1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Vännäs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string">
            <text:p>S8479</text:p>
          </table:table-cell>
          <table:table-cell office:value-type="string">
            <text:p>Brännland (södra delen)</text:p>
          </table:table-cell>
          <table:table-cell office:value-type="float" office:value="-0">
            <text:p>0</text:p>
          </table:table-cell>
          <table:table-cell office:value-type="float" office:value="14.67">
            <text:p>14.6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485</text:p>
          </table:table-cell>
          <table:table-cell office:value-type="string">
            <text:p>Bäsksele</text:p>
          </table:table-cell>
          <table:table-cell office:value-type="float" office:value="-0">
            <text:p>0</text:p>
          </table:table-cell>
          <table:table-cell office:value-type="float" office:value="24.09">
            <text:p>24.09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Vilhelmina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S8493</text:p>
          </table:table-cell>
          <table:table-cell office:value-type="string">
            <text:p>Dalkarlså</text:p>
          </table:table-cell>
          <table:table-cell office:value-type="float" office:value="-0">
            <text:p>0</text:p>
          </table:table-cell>
          <table:table-cell office:value-type="float" office:value="33.62">
            <text:p>33.62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Robertsfors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string">
            <text:p>S8497</text:p>
          </table:table-cell>
          <table:table-cell office:value-type="string">
            <text:p>Degernäs</text:p>
          </table:table-cell>
          <table:table-cell office:value-type="float" office:value="-0">
            <text:p>0</text:p>
          </table:table-cell>
          <table:table-cell office:value-type="float" office:value="47.17">
            <text:p>47.17</text:p>
          </table:table-cell>
          <table:table-cell office:value-type="float" office:value="157">
            <text:p>157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501</text:p>
          </table:table-cell>
          <table:table-cell office:value-type="string">
            <text:p>Dikanäs</text:p>
          </table:table-cell>
          <table:table-cell office:value-type="float" office:value="-0">
            <text:p>0</text:p>
          </table:table-cell>
          <table:table-cell office:value-type="float" office:value="64.7">
            <text:p>64.7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Vilhelmina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S8502</text:p>
          </table:table-cell>
          <table:table-cell office:value-type="string">
            <text:p>Dingnäset</text:p>
          </table:table-cell>
          <table:table-cell office:value-type="string">
            <text:p>Ny</text:p>
          </table:table-cell>
          <table:table-cell office:value-type="float" office:value="9.82">
            <text:p>9.82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503</text:p>
          </table:table-cell>
          <table:table-cell office:value-type="string">
            <text:p>Djupviken</text:p>
          </table:table-cell>
          <table:table-cell office:value-type="float" office:value="-0">
            <text:p>0</text:p>
          </table:table-cell>
          <table:table-cell office:value-type="float" office:value="23.26">
            <text:p>23.26</text:p>
          </table:table-cell>
          <table:table-cell office:value-type="float" office:value="87">
            <text:p>87</text:p>
          </table:table-cell>
          <table:table-cell office:value-type="float" office:value="0.53">
            <text:p>0.53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505</text:p>
          </table:table-cell>
          <table:table-cell office:value-type="string">
            <text:p>Djäkneboda</text:p>
          </table:table-cell>
          <table:table-cell office:value-type="float" office:value="-0">
            <text:p>0</text:p>
          </table:table-cell>
          <table:table-cell office:value-type="float" office:value="40.05">
            <text:p>40.05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string">
            <text:p>Robertsfors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string">
            <text:p>S8509</text:p>
          </table:table-cell>
          <table:table-cell office:value-type="string">
            <text:p>Djäkneböle</text:p>
          </table:table-cell>
          <table:table-cell office:value-type="float" office:value="-0">
            <text:p>0</text:p>
          </table:table-cell>
          <table:table-cell office:value-type="float" office:value="51.78">
            <text:p>51.78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517</text:p>
          </table:table-cell>
          <table:table-cell office:value-type="string">
            <text:p>Falmark</text:p>
          </table:table-cell>
          <table:table-cell office:value-type="float" office:value="-0">
            <text:p>0</text:p>
          </table:table-cell>
          <table:table-cell office:value-type="float" office:value="26.26">
            <text:p>26.2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525</text:p>
          </table:table-cell>
          <table:table-cell office:value-type="string">
            <text:p>Flarken</text:p>
          </table:table-cell>
          <table:table-cell office:value-type="float" office:value="-0">
            <text:p>0</text:p>
          </table:table-cell>
          <table:table-cell office:value-type="float" office:value="24.65">
            <text:p>24.65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Robertsfors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string">
            <text:p>S8537</text:p>
          </table:table-cell>
          <table:table-cell office:value-type="string">
            <text:p>Frostkåge</text:p>
          </table:table-cell>
          <table:table-cell office:value-type="float" office:value="-0">
            <text:p>0</text:p>
          </table:table-cell>
          <table:table-cell office:value-type="float" office:value="52.97">
            <text:p>52.97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543</text:p>
          </table:table-cell>
          <table:table-cell office:value-type="string">
            <text:p>Fällfors</text:p>
          </table:table-cell>
          <table:table-cell office:value-type="float" office:value="-0">
            <text:p>0</text:p>
          </table:table-cell>
          <table:table-cell office:value-type="float" office:value="34.43">
            <text:p>34.43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545</text:p>
          </table:table-cell>
          <table:table-cell office:value-type="string">
            <text:p>Gamla Falmark</text:p>
          </table:table-cell>
          <table:table-cell office:value-type="float" office:value="-0">
            <text:p>0</text:p>
          </table:table-cell>
          <table:table-cell office:value-type="float" office:value="39.7">
            <text:p>39.7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547</text:p>
          </table:table-cell>
          <table:table-cell office:value-type="string">
            <text:p>Gargnäs</text:p>
          </table:table-cell>
          <table:table-cell office:value-type="float" office:value="-0">
            <text:p>0</text:p>
          </table:table-cell>
          <table:table-cell office:value-type="float" office:value="81.52">
            <text:p>81.52</text:p>
          </table:table-cell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string">
            <text:p>Sorsele</text:p>
          </table:table-cell>
          <table:table-cell office:value-type="float" office:value="2422">
            <text:p>2422</text:p>
          </table:table-cell>
        </table:table-row>
        <table:table-row table:style-name="ro1">
          <table:table-cell office:value-type="string">
            <text:p>S8549</text:p>
          </table:table-cell>
          <table:table-cell office:value-type="string">
            <text:p>Gravmark</text:p>
          </table:table-cell>
          <table:table-cell office:value-type="float" office:value="-0">
            <text:p>0</text:p>
          </table:table-cell>
          <table:table-cell office:value-type="float" office:value="18.17">
            <text:p>18.17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553</text:p>
          </table:table-cell>
          <table:table-cell office:value-type="string">
            <text:p>Gräsmyr</text:p>
          </table:table-cell>
          <table:table-cell office:value-type="float" office:value="-0">
            <text:p>0</text:p>
          </table:table-cell>
          <table:table-cell office:value-type="float" office:value="32.81">
            <text:p>32.81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Nordmaling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string">
            <text:p>S8554</text:p>
          </table:table-cell>
          <table:table-cell office:value-type="string">
            <text:p>Gubböle</text:p>
          </table:table-cell>
          <table:table-cell office:value-type="string">
            <text:p>Ny</text:p>
          </table:table-cell>
          <table:table-cell office:value-type="float" office:value="14.48">
            <text:p>14.4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557</text:p>
          </table:table-cell>
          <table:table-cell office:value-type="string">
            <text:p>Gummark</text:p>
          </table:table-cell>
          <table:table-cell office:value-type="float" office:value="-0">
            <text:p>0</text:p>
          </table:table-cell>
          <table:table-cell office:value-type="float" office:value="53.14">
            <text:p>53.14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561</text:p>
          </table:table-cell>
          <table:table-cell office:value-type="string">
            <text:p>Gärdsmark</text:p>
          </table:table-cell>
          <table:table-cell office:value-type="float" office:value="-0">
            <text:p>0</text:p>
          </table:table-cell>
          <table:table-cell office:value-type="float" office:value="39.73">
            <text:p>39.73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563</text:p>
          </table:table-cell>
          <table:table-cell office:value-type="string">
            <text:p>Haddingen</text:p>
          </table:table-cell>
          <table:table-cell office:value-type="float" office:value="-0">
            <text:p>0</text:p>
          </table:table-cell>
          <table:table-cell office:value-type="float" office:value="12.81">
            <text:p>12.8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565</text:p>
          </table:table-cell>
          <table:table-cell office:value-type="string">
            <text:p>Hedlunda</text:p>
          </table:table-cell>
          <table:table-cell office:value-type="float" office:value="-0">
            <text:p>0</text:p>
          </table:table-cell>
          <table:table-cell office:value-type="float" office:value="33.48">
            <text:p>33.48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string">
            <text:p>S8573</text:p>
          </table:table-cell>
          <table:table-cell office:value-type="string">
            <text:p>Hjoggbölefors</text:p>
          </table:table-cell>
          <table:table-cell office:value-type="float" office:value="-0">
            <text:p>0</text:p>
          </table:table-cell>
          <table:table-cell office:value-type="float" office:value="10.32">
            <text:p>10.3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577</text:p>
          </table:table-cell>
          <table:table-cell office:value-type="string">
            <text:p>Hjuken</text:p>
          </table:table-cell>
          <table:table-cell office:value-type="float" office:value="-0">
            <text:p>0</text:p>
          </table:table-cell>
          <table:table-cell office:value-type="float" office:value="18.25">
            <text:p>18.25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Vindeln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string">
            <text:p>S8589</text:p>
          </table:table-cell>
          <table:table-cell office:value-type="string">
            <text:p>Håkmark och Ostibyn</text:p>
          </table:table-cell>
          <table:table-cell office:value-type="float" office:value="-0">
            <text:p>0</text:p>
          </table:table-cell>
          <table:table-cell office:value-type="float" office:value="30.79">
            <text:p>30.79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593</text:p>
          </table:table-cell>
          <table:table-cell office:value-type="string">
            <text:p>Håknäs</text:p>
          </table:table-cell>
          <table:table-cell office:value-type="float" office:value="-0">
            <text:p>0</text:p>
          </table:table-cell>
          <table:table-cell office:value-type="float" office:value="23.28">
            <text:p>23.2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Nordmaling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string">
            <text:p>S8599</text:p>
          </table:table-cell>
          <table:table-cell office:value-type="string">
            <text:p>Hörneå</text:p>
          </table:table-cell>
          <table:table-cell office:value-type="float" office:value="-0">
            <text:p>0</text:p>
          </table:table-cell>
          <table:table-cell office:value-type="float" office:value="27.8">
            <text:p>27.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600</text:p>
          </table:table-cell>
          <table:table-cell office:value-type="string">
            <text:p>Hössjö (norra delen)</text:p>
          </table:table-cell>
          <table:table-cell office:value-type="string">
            <text:p>Ny</text:p>
          </table:table-cell>
          <table:table-cell office:value-type="float" office:value="21.21">
            <text:p>21.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601</text:p>
          </table:table-cell>
          <table:table-cell office:value-type="string">
            <text:p>Hössjö (västra delen)</text:p>
          </table:table-cell>
          <table:table-cell office:value-type="float" office:value="-0">
            <text:p>0</text:p>
          </table:table-cell>
          <table:table-cell office:value-type="float" office:value="26.7">
            <text:p>26.7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603</text:p>
          </table:table-cell>
          <table:table-cell office:value-type="string">
            <text:p>Hössjö (östra delen)</text:p>
          </table:table-cell>
          <table:table-cell office:value-type="float" office:value="-0">
            <text:p>0</text:p>
          </table:table-cell>
          <table:table-cell office:value-type="float" office:value="13.47">
            <text:p>13.47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605</text:p>
          </table:table-cell>
          <table:table-cell office:value-type="string">
            <text:p>Norra Innervik</text:p>
          </table:table-cell>
          <table:table-cell office:value-type="float" office:value="-0">
            <text:p>0</text:p>
          </table:table-cell>
          <table:table-cell office:value-type="float" office:value="18.52">
            <text:p>18.52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607</text:p>
          </table:table-cell>
          <table:table-cell office:value-type="string">
            <text:p>Innersjö och Mellansvartbäck</text:p>
          </table:table-cell>
          <table:table-cell office:value-type="string">
            <text:p>Ny</text:p>
          </table:table-cell>
          <table:table-cell office:value-type="float" office:value="11.07">
            <text:p>11.0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619</text:p>
          </table:table-cell>
          <table:table-cell office:value-type="string">
            <text:p>Kattisavan</text:p>
          </table:table-cell>
          <table:table-cell office:value-type="float" office:value="-0">
            <text:p>0</text:p>
          </table:table-cell>
          <table:table-cell office:value-type="float" office:value="23.96">
            <text:p>23.96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string">
            <text:p>S8621</text:p>
          </table:table-cell>
          <table:table-cell office:value-type="string">
            <text:p>Kassjö</text:p>
          </table:table-cell>
          <table:table-cell office:value-type="float" office:value="-0">
            <text:p>0</text:p>
          </table:table-cell>
          <table:table-cell office:value-type="float" office:value="24.88">
            <text:p>24.88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625</text:p>
          </table:table-cell>
          <table:table-cell office:value-type="string">
            <text:p>Klabböle</text:p>
          </table:table-cell>
          <table:table-cell office:value-type="float" office:value="-0">
            <text:p>0</text:p>
          </table:table-cell>
          <table:table-cell office:value-type="float" office:value="11.9">
            <text:p>11.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629</text:p>
          </table:table-cell>
          <table:table-cell office:value-type="string">
            <text:p>Klimpfjäll</text:p>
          </table:table-cell>
          <table:table-cell office:value-type="float" office:value="-0">
            <text:p>0</text:p>
          </table:table-cell>
          <table:table-cell office:value-type="float" office:value="49.77">
            <text:p>49.77</text:p>
          </table:table-cell>
          <table:table-cell office:value-type="float" office:value="99">
            <text:p>99</text:p>
          </table:table-cell>
          <table:table-cell office:value-type="float" office:value="0.24">
            <text:p>0.24</text:p>
          </table:table-cell>
          <table:table-cell office:value-type="string">
            <text:p>Vilhelmina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S8631</text:p>
          </table:table-cell>
          <table:table-cell office:value-type="string">
            <text:p>Kroklandet östra</text:p>
          </table:table-cell>
          <table:table-cell office:value-type="float" office:value="-0">
            <text:p>0</text:p>
          </table:table-cell>
          <table:table-cell office:value-type="float" office:value="19.66">
            <text:p>19.66</text:p>
          </table:table-cell>
          <table:table-cell office:value-type="float" office:value="69">
            <text:p>69</text:p>
          </table:table-cell>
          <table:table-cell office:value-type="float" office:value="0.79">
            <text:p>0.79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633</text:p>
          </table:table-cell>
          <table:table-cell office:value-type="string">
            <text:p>Klutmark</text:p>
          </table:table-cell>
          <table:table-cell office:value-type="float" office:value="-0">
            <text:p>0</text:p>
          </table:table-cell>
          <table:table-cell office:value-type="float" office:value="44.21">
            <text:p>44.21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635</text:p>
          </table:table-cell>
          <table:table-cell office:value-type="string">
            <text:p>Klutmarks station</text:p>
          </table:table-cell>
          <table:table-cell office:value-type="float" office:value="-0">
            <text:p>0</text:p>
          </table:table-cell>
          <table:table-cell office:value-type="float" office:value="12.54">
            <text:p>12.5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637</text:p>
          </table:table-cell>
          <table:table-cell office:value-type="string">
            <text:p>Knaften</text:p>
          </table:table-cell>
          <table:table-cell office:value-type="float" office:value="-0">
            <text:p>0</text:p>
          </table:table-cell>
          <table:table-cell office:value-type="float" office:value="34.3">
            <text:p>34.3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string">
            <text:p>S8639</text:p>
          </table:table-cell>
          <table:table-cell office:value-type="string">
            <text:p>Kroksjö</text:p>
          </table:table-cell>
          <table:table-cell office:value-type="float" office:value="-0">
            <text:p>0</text:p>
          </table:table-cell>
          <table:table-cell office:value-type="float" office:value="14.28">
            <text:p>14.28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641</text:p>
          </table:table-cell>
          <table:table-cell office:value-type="string">
            <text:p>Kvarnåsen</text:p>
          </table:table-cell>
          <table:table-cell office:value-type="float" office:value="-0">
            <text:p>0</text:p>
          </table:table-cell>
          <table:table-cell office:value-type="float" office:value="33.69">
            <text:p>33.69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Norsjö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string">
            <text:p>S8645</text:p>
          </table:table-cell>
          <table:table-cell office:value-type="string">
            <text:p>Kåddis</text:p>
          </table:table-cell>
          <table:table-cell office:value-type="float" office:value="-0">
            <text:p>0</text:p>
          </table:table-cell>
          <table:table-cell office:value-type="float" office:value="29.96">
            <text:p>29.96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653</text:p>
          </table:table-cell>
          <table:table-cell office:value-type="string">
            <text:p>Latikberg</text:p>
          </table:table-cell>
          <table:table-cell office:value-type="float" office:value="-0">
            <text:p>0</text:p>
          </table:table-cell>
          <table:table-cell office:value-type="float" office:value="38.5">
            <text:p>38.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Vilhelmina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S8661</text:p>
          </table:table-cell>
          <table:table-cell office:value-type="string">
            <text:p>Laxbäcken</text:p>
          </table:table-cell>
          <table:table-cell office:value-type="float" office:value="-0">
            <text:p>0</text:p>
          </table:table-cell>
          <table:table-cell office:value-type="float" office:value="37.69">
            <text:p>37.6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Vilhelmina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S8665</text:p>
          </table:table-cell>
          <table:table-cell office:value-type="string">
            <text:p>Liden</text:p>
          </table:table-cell>
          <table:table-cell office:value-type="float" office:value="-0">
            <text:p>0</text:p>
          </table:table-cell>
          <table:table-cell office:value-type="float" office:value="12.13">
            <text:p>12.13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671</text:p>
          </table:table-cell>
          <table:table-cell office:value-type="string">
            <text:p>Lund</text:p>
          </table:table-cell>
          <table:table-cell office:value-type="float" office:value="-0">
            <text:p>0</text:p>
          </table:table-cell>
          <table:table-cell office:value-type="float" office:value="17.04">
            <text:p>17.0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673</text:p>
          </table:table-cell>
          <table:table-cell office:value-type="string">
            <text:p>Långsjöby (östra delen)</text:p>
          </table:table-cell>
          <table:table-cell office:value-type="float" office:value="-0">
            <text:p>0</text:p>
          </table:table-cell>
          <table:table-cell office:value-type="float" office:value="30.3">
            <text:p>30.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toruman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string">
            <text:p>S8677</text:p>
          </table:table-cell>
          <table:table-cell office:value-type="string">
            <text:p>Långsjöby (västra delen)</text:p>
          </table:table-cell>
          <table:table-cell office:value-type="float" office:value="-0">
            <text:p>0</text:p>
          </table:table-cell>
          <table:table-cell office:value-type="float" office:value="34.38">
            <text:p>34.3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toruman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string">
            <text:p>S8681</text:p>
          </table:table-cell>
          <table:table-cell office:value-type="string">
            <text:p>Långviken</text:p>
          </table:table-cell>
          <table:table-cell office:value-type="float" office:value="-0">
            <text:p>0</text:p>
          </table:table-cell>
          <table:table-cell office:value-type="float" office:value="27.26">
            <text:p>27.26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685</text:p>
          </table:table-cell>
          <table:table-cell office:value-type="string">
            <text:p>Lövliden</text:p>
          </table:table-cell>
          <table:table-cell office:value-type="float" office:value="-0">
            <text:p>0</text:p>
          </table:table-cell>
          <table:table-cell office:value-type="float" office:value="11.85">
            <text:p>11.85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Vilhelmina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S8689</text:p>
          </table:table-cell>
          <table:table-cell office:value-type="string">
            <text:p>Malgovik</text:p>
          </table:table-cell>
          <table:table-cell office:value-type="float" office:value="-0">
            <text:p>0</text:p>
          </table:table-cell>
          <table:table-cell office:value-type="float" office:value="58.55">
            <text:p>58.5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Vilhelmina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S8693</text:p>
          </table:table-cell>
          <table:table-cell office:value-type="string">
            <text:p>Meselefors</text:p>
          </table:table-cell>
          <table:table-cell office:value-type="float" office:value="-0">
            <text:p>0</text:p>
          </table:table-cell>
          <table:table-cell office:value-type="float" office:value="14.57">
            <text:p>14.5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Vilhelmina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S8697</text:p>
          </table:table-cell>
          <table:table-cell office:value-type="string">
            <text:p>Mjövattnet</text:p>
          </table:table-cell>
          <table:table-cell office:value-type="float" office:value="-0">
            <text:p>0</text:p>
          </table:table-cell>
          <table:table-cell office:value-type="float" office:value="14.29">
            <text:p>14.29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701</text:p>
          </table:table-cell>
          <table:table-cell office:value-type="string">
            <text:p>Mullsjö</text:p>
          </table:table-cell>
          <table:table-cell office:value-type="float" office:value="-0">
            <text:p>0</text:p>
          </table:table-cell>
          <table:table-cell office:value-type="float" office:value="36.23">
            <text:p>36.23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Nordmaling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string">
            <text:p>S8705</text:p>
          </table:table-cell>
          <table:table-cell office:value-type="string">
            <text:p>Mångbyn</text:p>
          </table:table-cell>
          <table:table-cell office:value-type="float" office:value="-0">
            <text:p>0</text:p>
          </table:table-cell>
          <table:table-cell office:value-type="float" office:value="13.48">
            <text:p>13.4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709</text:p>
          </table:table-cell>
          <table:table-cell office:value-type="string">
            <text:p>Nedre Åbyn</text:p>
          </table:table-cell>
          <table:table-cell office:value-type="float" office:value="-0">
            <text:p>0</text:p>
          </table:table-cell>
          <table:table-cell office:value-type="float" office:value="43.1">
            <text:p>43.1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713</text:p>
          </table:table-cell>
          <table:table-cell office:value-type="string">
            <text:p>Nerbyn</text:p>
          </table:table-cell>
          <table:table-cell office:value-type="float" office:value="-0">
            <text:p>0</text:p>
          </table:table-cell>
          <table:table-cell office:value-type="float" office:value="14.56">
            <text:p>14.56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715</text:p>
          </table:table-cell>
          <table:table-cell office:value-type="string">
            <text:p>Norra Drängsmark</text:p>
          </table:table-cell>
          <table:table-cell office:value-type="float" office:value="-0">
            <text:p>0</text:p>
          </table:table-cell>
          <table:table-cell office:value-type="float" office:value="26.75">
            <text:p>26.75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721</text:p>
          </table:table-cell>
          <table:table-cell office:value-type="string">
            <text:p>Norrbyn</text:p>
          </table:table-cell>
          <table:table-cell office:value-type="float" office:value="-0">
            <text:p>0</text:p>
          </table:table-cell>
          <table:table-cell office:value-type="float" office:value="35.22">
            <text:p>35.22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725</text:p>
          </table:table-cell>
          <table:table-cell office:value-type="string">
            <text:p>Norrfors</text:p>
          </table:table-cell>
          <table:table-cell office:value-type="float" office:value="-0">
            <text:p>0</text:p>
          </table:table-cell>
          <table:table-cell office:value-type="float" office:value="24.8">
            <text:p>24.8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Nordmaling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string">
            <text:p>S8729</text:p>
          </table:table-cell>
          <table:table-cell office:value-type="string">
            <text:p>Norrlångträsk</text:p>
          </table:table-cell>
          <table:table-cell office:value-type="float" office:value="-0">
            <text:p>0</text:p>
          </table:table-cell>
          <table:table-cell office:value-type="float" office:value="27.89">
            <text:p>27.8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733</text:p>
          </table:table-cell>
          <table:table-cell office:value-type="string">
            <text:p>Norrmjöle</text:p>
          </table:table-cell>
          <table:table-cell office:value-type="float" office:value="-0">
            <text:p>0</text:p>
          </table:table-cell>
          <table:table-cell office:value-type="float" office:value="50.86">
            <text:p>50.86</text:p>
          </table:table-cell>
          <table:table-cell office:value-type="float" office:value="110">
            <text:p>110</text:p>
          </table:table-cell>
          <table:table-cell office:value-type="float" office:value="0.3">
            <text:p>0.3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735</text:p>
          </table:table-cell>
          <table:table-cell office:value-type="string">
            <text:p>Norr om Inbyn ( kvarn)</text:p>
          </table:table-cell>
          <table:table-cell office:value-type="float" office:value="-0">
            <text:p>0</text:p>
          </table:table-cell>
          <table:table-cell office:value-type="float" office:value="8.11">
            <text:p>8.1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737</text:p>
          </table:table-cell>
          <table:table-cell office:value-type="string">
            <text:p>Norsjövallen</text:p>
          </table:table-cell>
          <table:table-cell office:value-type="float" office:value="-0">
            <text:p>0</text:p>
          </table:table-cell>
          <table:table-cell office:value-type="float" office:value="22.04">
            <text:p>22.04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Norsjö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string">
            <text:p>S8741</text:p>
          </table:table-cell>
          <table:table-cell office:value-type="string">
            <text:p>Nyhamn</text:p>
          </table:table-cell>
          <table:table-cell office:value-type="float" office:value="-0">
            <text:p>0</text:p>
          </table:table-cell>
          <table:table-cell office:value-type="float" office:value="14.83">
            <text:p>14.83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745</text:p>
          </table:table-cell>
          <table:table-cell office:value-type="string">
            <text:p>Nyåker</text:p>
          </table:table-cell>
          <table:table-cell office:value-type="float" office:value="-0">
            <text:p>0</text:p>
          </table:table-cell>
          <table:table-cell office:value-type="float" office:value="41.49">
            <text:p>41.49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Nordmaling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string">
            <text:p>S8749</text:p>
          </table:table-cell>
          <table:table-cell office:value-type="string">
            <text:p>Nästansjö</text:p>
          </table:table-cell>
          <table:table-cell office:value-type="float" office:value="-0">
            <text:p>0</text:p>
          </table:table-cell>
          <table:table-cell office:value-type="float" office:value="76.42">
            <text:p>76.42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Vilhelmina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S8753</text:p>
          </table:table-cell>
          <table:table-cell office:value-type="string">
            <text:p>Olofsfors</text:p>
          </table:table-cell>
          <table:table-cell office:value-type="float" office:value="-0">
            <text:p>0</text:p>
          </table:table-cell>
          <table:table-cell office:value-type="float" office:value="23.27">
            <text:p>23.2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Nordmaling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string">
            <text:p>S8761</text:p>
          </table:table-cell>
          <table:table-cell office:value-type="string">
            <text:p>Pengfors</text:p>
          </table:table-cell>
          <table:table-cell office:value-type="float" office:value="-0">
            <text:p>0</text:p>
          </table:table-cell>
          <table:table-cell office:value-type="float" office:value="20.05">
            <text:p>20.05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Vännäs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string">
            <text:p>S8765</text:p>
          </table:table-cell>
          <table:table-cell office:value-type="string">
            <text:p>Penglund</text:p>
          </table:table-cell>
          <table:table-cell office:value-type="float" office:value="-0">
            <text:p>0</text:p>
          </table:table-cell>
          <table:table-cell office:value-type="float" office:value="9.9">
            <text:p>9.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Vännäs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string">
            <text:p>S8769</text:p>
          </table:table-cell>
          <table:table-cell office:value-type="string">
            <text:p>Kläppen + del av Ragvaldsträsk</text:p>
          </table:table-cell>
          <table:table-cell office:value-type="float" office:value="-0">
            <text:p>0</text:p>
          </table:table-cell>
          <table:table-cell office:value-type="float" office:value="29.76">
            <text:p>29.76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771</text:p>
          </table:table-cell>
          <table:table-cell office:value-type="string">
            <text:p>Ratan</text:p>
          </table:table-cell>
          <table:table-cell office:value-type="float" office:value="-0">
            <text:p>0</text:p>
          </table:table-cell>
          <table:table-cell office:value-type="float" office:value="14.57">
            <text:p>14.57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Robertsfors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string">
            <text:p>S8777</text:p>
          </table:table-cell>
          <table:table-cell office:value-type="string">
            <text:p>Renström</text:p>
          </table:table-cell>
          <table:table-cell office:value-type="float" office:value="-0">
            <text:p>0</text:p>
          </table:table-cell>
          <table:table-cell office:value-type="float" office:value="11.68">
            <text:p>11.68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781</text:p>
          </table:table-cell>
          <table:table-cell office:value-type="string">
            <text:p>Rentjärn</text:p>
          </table:table-cell>
          <table:table-cell office:value-type="float" office:value="-0">
            <text:p>0</text:p>
          </table:table-cell>
          <table:table-cell office:value-type="float" office:value="24.95">
            <text:p>24.9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Malå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string">
            <text:p>S8789</text:p>
          </table:table-cell>
          <table:table-cell office:value-type="string">
            <text:p>Risliden</text:p>
          </table:table-cell>
          <table:table-cell office:value-type="float" office:value="-0">
            <text:p>0</text:p>
          </table:table-cell>
          <table:table-cell office:value-type="float" office:value="30.55">
            <text:p>30.55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Norsjö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string">
            <text:p>S8791</text:p>
          </table:table-cell>
          <table:table-cell office:value-type="string">
            <text:p>Risön och Norra Tuvan</text:p>
          </table:table-cell>
          <table:table-cell office:value-type="float" office:value="-0">
            <text:p>0</text:p>
          </table:table-cell>
          <table:table-cell office:value-type="float" office:value="9.7">
            <text:p>9.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792</text:p>
          </table:table-cell>
          <table:table-cell office:value-type="string">
            <text:p>Röbäck södra</text:p>
          </table:table-cell>
          <table:table-cell office:value-type="string">
            <text:p>Ny</text:p>
          </table:table-cell>
          <table:table-cell office:value-type="float" office:value="7.97">
            <text:p>7.97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793</text:p>
          </table:table-cell>
          <table:table-cell office:value-type="string">
            <text:p>Rödånäs</text:p>
          </table:table-cell>
          <table:table-cell office:value-type="float" office:value="-0">
            <text:p>0</text:p>
          </table:table-cell>
          <table:table-cell office:value-type="float" office:value="17.16">
            <text:p>17.16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797</text:p>
          </table:table-cell>
          <table:table-cell office:value-type="string">
            <text:p>Rödåsel</text:p>
          </table:table-cell>
          <table:table-cell office:value-type="float" office:value="-0">
            <text:p>0</text:p>
          </table:table-cell>
          <table:table-cell office:value-type="float" office:value="20.39">
            <text:p>20.39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801</text:p>
          </table:table-cell>
          <table:table-cell office:value-type="string">
            <text:p>Rökå</text:p>
          </table:table-cell>
          <table:table-cell office:value-type="float" office:value="-0">
            <text:p>0</text:p>
          </table:table-cell>
          <table:table-cell office:value-type="float" office:value="20.73">
            <text:p>20.7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Malå</text:p>
          </table:table-cell>
          <table:table-cell office:value-type="float" office:value="2418">
            <text:p>2418</text:p>
          </table:table-cell>
        </table:table-row>
        <table:table-row table:style-name="ro1">
          <table:table-cell office:value-type="string">
            <text:p>S8803</text:p>
          </table:table-cell>
          <table:table-cell office:value-type="string">
            <text:p>Sand</text:p>
          </table:table-cell>
          <table:table-cell office:value-type="float" office:value="-0">
            <text:p>0</text:p>
          </table:table-cell>
          <table:table-cell office:value-type="float" office:value="18.65">
            <text:p>18.65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805</text:p>
          </table:table-cell>
          <table:table-cell office:value-type="string">
            <text:p>Sandfors</text:p>
          </table:table-cell>
          <table:table-cell office:value-type="float" office:value="-0">
            <text:p>0</text:p>
          </table:table-cell>
          <table:table-cell office:value-type="float" office:value="22.61">
            <text:p>22.61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809</text:p>
          </table:table-cell>
          <table:table-cell office:value-type="string">
            <text:p>Saxnäs</text:p>
          </table:table-cell>
          <table:table-cell office:value-type="float" office:value="-0">
            <text:p>0</text:p>
          </table:table-cell>
          <table:table-cell office:value-type="float" office:value="43.31">
            <text:p>43.31</text:p>
          </table:table-cell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office:value-type="string">
            <text:p>Vilhelmina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S8813</text:p>
          </table:table-cell>
          <table:table-cell office:value-type="string">
            <text:p>Sikeå</text:p>
          </table:table-cell>
          <table:table-cell office:value-type="float" office:value="-0">
            <text:p>0</text:p>
          </table:table-cell>
          <table:table-cell office:value-type="float" office:value="38.78">
            <text:p>38.78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string">
            <text:p>Robertsfors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string">
            <text:p>S8817</text:p>
          </table:table-cell>
          <table:table-cell office:value-type="string">
            <text:p>Sikeå hamn + Brännstan</text:p>
          </table:table-cell>
          <table:table-cell office:value-type="float" office:value="-0">
            <text:p>0</text:p>
          </table:table-cell>
          <table:table-cell office:value-type="float" office:value="45.71">
            <text:p>45.71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Robertsfors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string">
            <text:p>S8819</text:p>
          </table:table-cell>
          <table:table-cell office:value-type="string">
            <text:p>Själafjärden</text:p>
          </table:table-cell>
          <table:table-cell office:value-type="float" office:value="-0">
            <text:p>0</text:p>
          </table:table-cell>
          <table:table-cell office:value-type="float" office:value="32.13">
            <text:p>32.13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821</text:p>
          </table:table-cell>
          <table:table-cell office:value-type="string">
            <text:p>Sjöbotten</text:p>
          </table:table-cell>
          <table:table-cell office:value-type="float" office:value="-0">
            <text:p>0</text:p>
          </table:table-cell>
          <table:table-cell office:value-type="float" office:value="36.81">
            <text:p>36.81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822</text:p>
          </table:table-cell>
          <table:table-cell office:value-type="string">
            <text:p>Sjömyran</text:p>
          </table:table-cell>
          <table:table-cell office:value-type="string">
            <text:p>Ny</text:p>
          </table:table-cell>
          <table:table-cell office:value-type="float" office:value="18.88">
            <text:p>18.88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825</text:p>
          </table:table-cell>
          <table:table-cell office:value-type="string">
            <text:p>Skansholm</text:p>
          </table:table-cell>
          <table:table-cell office:value-type="float" office:value="-0">
            <text:p>0</text:p>
          </table:table-cell>
          <table:table-cell office:value-type="float" office:value="21.97">
            <text:p>21.97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Vilhelmina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S8829</text:p>
          </table:table-cell>
          <table:table-cell office:value-type="string">
            <text:p>Skarvsjöby</text:p>
          </table:table-cell>
          <table:table-cell office:value-type="float" office:value="-0">
            <text:p>0</text:p>
          </table:table-cell>
          <table:table-cell office:value-type="float" office:value="42.59">
            <text:p>42.59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Storuman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string">
            <text:p>S8831</text:p>
          </table:table-cell>
          <table:table-cell office:value-type="string">
            <text:p>Falmark</text:p>
          </table:table-cell>
          <table:table-cell office:value-type="float" office:value="-0">
            <text:p>0</text:p>
          </table:table-cell>
          <table:table-cell office:value-type="float" office:value="18.75">
            <text:p>18.7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833</text:p>
          </table:table-cell>
          <table:table-cell office:value-type="string">
            <text:p>Skivsjö</text:p>
          </table:table-cell>
          <table:table-cell office:value-type="float" office:value="-0">
            <text:p>0</text:p>
          </table:table-cell>
          <table:table-cell office:value-type="float" office:value="39.98">
            <text:p>39.98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Vindeln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string">
            <text:p>S8837</text:p>
          </table:table-cell>
          <table:table-cell office:value-type="string">
            <text:p>Skravelsjö</text:p>
          </table:table-cell>
          <table:table-cell office:value-type="float" office:value="-0">
            <text:p>0</text:p>
          </table:table-cell>
          <table:table-cell office:value-type="float" office:value="34.23">
            <text:p>34.23</text:p>
          </table:table-cell>
          <table:table-cell office:value-type="float" office:value="174">
            <text:p>174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841</text:p>
          </table:table-cell>
          <table:table-cell office:value-type="string">
            <text:p>Slipstensjön</text:p>
          </table:table-cell>
          <table:table-cell office:value-type="float" office:value="-0">
            <text:p>0</text:p>
          </table:table-cell>
          <table:table-cell office:value-type="float" office:value="37.41">
            <text:p>37.4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Vindeln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string">
            <text:p>S8845</text:p>
          </table:table-cell>
          <table:table-cell office:value-type="string">
            <text:p>Slussfors</text:p>
          </table:table-cell>
          <table:table-cell office:value-type="float" office:value="-0">
            <text:p>0</text:p>
          </table:table-cell>
          <table:table-cell office:value-type="float" office:value="23.52">
            <text:p>23.52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Storuman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string">
            <text:p>S8849</text:p>
          </table:table-cell>
          <table:table-cell office:value-type="string">
            <text:p>Storkågeträsk</text:p>
          </table:table-cell>
          <table:table-cell office:value-type="float" office:value="-0">
            <text:p>0</text:p>
          </table:table-cell>
          <table:table-cell office:value-type="float" office:value="44.05">
            <text:p>44.0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853</text:p>
          </table:table-cell>
          <table:table-cell office:value-type="string">
            <text:p>Storseleby</text:p>
          </table:table-cell>
          <table:table-cell office:value-type="float" office:value="-0">
            <text:p>0</text:p>
          </table:table-cell>
          <table:table-cell office:value-type="float" office:value="25.68">
            <text:p>25.6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Vilhelmina</text:p>
          </table:table-cell>
          <table:table-cell office:value-type="float" office:value="2462">
            <text:p>2462</text:p>
          </table:table-cell>
        </table:table-row>
        <table:table-row table:style-name="ro1">
          <table:table-cell office:value-type="string">
            <text:p>S8857</text:p>
          </table:table-cell>
          <table:table-cell office:value-type="string">
            <text:p>Strand</text:p>
          </table:table-cell>
          <table:table-cell office:value-type="float" office:value="-0">
            <text:p>0</text:p>
          </table:table-cell>
          <table:table-cell office:value-type="float" office:value="62.01">
            <text:p>62.0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string">
            <text:p>Vännäs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string">
            <text:p>S8861</text:p>
          </table:table-cell>
          <table:table-cell office:value-type="string">
            <text:p>Strycksele</text:p>
          </table:table-cell>
          <table:table-cell office:value-type="float" office:value="-0">
            <text:p>0</text:p>
          </table:table-cell>
          <table:table-cell office:value-type="float" office:value="33.59">
            <text:p>33.5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Vindeln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string">
            <text:p>S8863</text:p>
          </table:table-cell>
          <table:table-cell office:value-type="string">
            <text:p>Ström</text:p>
          </table:table-cell>
          <table:table-cell office:value-type="float" office:value="-0">
            <text:p>0</text:p>
          </table:table-cell>
          <table:table-cell office:value-type="float" office:value="22.79">
            <text:p>22.79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865</text:p>
          </table:table-cell>
          <table:table-cell office:value-type="string">
            <text:p>Strömbäck</text:p>
          </table:table-cell>
          <table:table-cell office:value-type="float" office:value="-0">
            <text:p>0</text:p>
          </table:table-cell>
          <table:table-cell office:value-type="float" office:value="21.02">
            <text:p>21.02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869</text:p>
          </table:table-cell>
          <table:table-cell office:value-type="string">
            <text:p>Strömfors</text:p>
          </table:table-cell>
          <table:table-cell office:value-type="float" office:value="-0">
            <text:p>0</text:p>
          </table:table-cell>
          <table:table-cell office:value-type="float" office:value="32.95">
            <text:p>32.95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873</text:p>
          </table:table-cell>
          <table:table-cell office:value-type="string">
            <text:p>Stålberget + Frostkågemarken</text:p>
          </table:table-cell>
          <table:table-cell office:value-type="float" office:value="-0">
            <text:p>0</text:p>
          </table:table-cell>
          <table:table-cell office:value-type="float" office:value="15.68">
            <text:p>15.68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881</text:p>
          </table:table-cell>
          <table:table-cell office:value-type="string">
            <text:p>Sunnansjö</text:p>
          </table:table-cell>
          <table:table-cell office:value-type="float" office:value="-0">
            <text:p>0</text:p>
          </table:table-cell>
          <table:table-cell office:value-type="float" office:value="51.39">
            <text:p>51.39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Nordmaling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string">
            <text:p>S8885</text:p>
          </table:table-cell>
          <table:table-cell office:value-type="string">
            <text:p>Svanabyn</text:p>
          </table:table-cell>
          <table:table-cell office:value-type="float" office:value="-0">
            <text:p>0</text:p>
          </table:table-cell>
          <table:table-cell office:value-type="float" office:value="30.71">
            <text:p>30.7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Dorotea</text:p>
          </table:table-cell>
          <table:table-cell office:value-type="float" office:value="2425">
            <text:p>2425</text:p>
          </table:table-cell>
        </table:table-row>
        <table:table-row table:style-name="ro1">
          <table:table-cell office:value-type="string">
            <text:p>S8887</text:p>
          </table:table-cell>
          <table:table-cell office:value-type="string">
            <text:p>Svedjan</text:p>
          </table:table-cell>
          <table:table-cell office:value-type="float" office:value="-0">
            <text:p>0</text:p>
          </table:table-cell>
          <table:table-cell office:value-type="float" office:value="12.56">
            <text:p>12.56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888</text:p>
          </table:table-cell>
          <table:table-cell office:value-type="string">
            <text:p>Sävar södra</text:p>
          </table:table-cell>
          <table:table-cell office:value-type="string">
            <text:p>Ny</text:p>
          </table:table-cell>
          <table:table-cell office:value-type="float" office:value="20.15">
            <text:p>20.15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889</text:p>
          </table:table-cell>
          <table:table-cell office:value-type="string">
            <text:p>Svansele</text:p>
          </table:table-cell>
          <table:table-cell office:value-type="float" office:value="-0">
            <text:p>0</text:p>
          </table:table-cell>
          <table:table-cell office:value-type="float" office:value="49.36">
            <text:p>49.36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Norsjö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string">
            <text:p>S8891</text:p>
          </table:table-cell>
          <table:table-cell office:value-type="string">
            <text:p>Sörmjöle havsbad (västra delen)</text:p>
          </table:table-cell>
          <table:table-cell office:value-type="float" office:value="-0">
            <text:p>0</text:p>
          </table:table-cell>
          <table:table-cell office:value-type="float" office:value="68.1">
            <text:p>68.1</text:p>
          </table:table-cell>
          <table:table-cell office:value-type="float" office:value="85">
            <text:p>85</text:p>
          </table:table-cell>
          <table:table-cell office:value-type="float" office:value="0.7">
            <text:p>0.7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893</text:p>
          </table:table-cell>
          <table:table-cell office:value-type="string">
            <text:p>Tegsnäset</text:p>
          </table:table-cell>
          <table:table-cell office:value-type="float" office:value="-0">
            <text:p>0</text:p>
          </table:table-cell>
          <table:table-cell office:value-type="float" office:value="23.63">
            <text:p>23.6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Vindeln</text:p>
          </table:table-cell>
          <table:table-cell office:value-type="float" office:value="2404">
            <text:p>2404</text:p>
          </table:table-cell>
        </table:table-row>
        <table:table-row table:style-name="ro1">
          <table:table-cell office:value-type="string">
            <text:p>S8895</text:p>
          </table:table-cell>
          <table:table-cell office:value-type="string">
            <text:p>Sörmjöle havsbad (östra delen)</text:p>
          </table:table-cell>
          <table:table-cell office:value-type="float" office:value="-0">
            <text:p>0</text:p>
          </table:table-cell>
          <table:table-cell office:value-type="float" office:value="48.39">
            <text:p>48.39</text:p>
          </table:table-cell>
          <table:table-cell office:value-type="float" office:value="151">
            <text:p>151</text:p>
          </table:table-cell>
          <table:table-cell office:value-type="float" office:value="0.87">
            <text:p>0.87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897</text:p>
          </table:table-cell>
          <table:table-cell office:value-type="string">
            <text:p>Tuvträsk</text:p>
          </table:table-cell>
          <table:table-cell office:value-type="float" office:value="-0">
            <text:p>0</text:p>
          </table:table-cell>
          <table:table-cell office:value-type="float" office:value="20.66">
            <text:p>20.66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string">
            <text:p>S8901</text:p>
          </table:table-cell>
          <table:table-cell office:value-type="string">
            <text:p>Tväråbäck</text:p>
          </table:table-cell>
          <table:table-cell office:value-type="float" office:value="-0">
            <text:p>0</text:p>
          </table:table-cell>
          <table:table-cell office:value-type="float" office:value="29.13">
            <text:p>29.13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Vännäs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string">
            <text:p>S8903</text:p>
          </table:table-cell>
          <table:table-cell office:value-type="string">
            <text:p>Trehörningen (västra delen)</text:p>
          </table:table-cell>
          <table:table-cell office:value-type="float" office:value="-0">
            <text:p>0</text:p>
          </table:table-cell>
          <table:table-cell office:value-type="float" office:value="10.64">
            <text:p>10.6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904</text:p>
          </table:table-cell>
          <table:table-cell office:value-type="string">
            <text:p>Tuppliden</text:p>
          </table:table-cell>
          <table:table-cell office:value-type="string">
            <text:p>Ny</text:p>
          </table:table-cell>
          <table:table-cell office:value-type="float" office:value="7.87">
            <text:p>7.8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907</text:p>
          </table:table-cell>
          <table:table-cell office:value-type="string">
            <text:p>Sjömyran + Svedjan</text:p>
          </table:table-cell>
          <table:table-cell office:value-type="float" office:value="-0">
            <text:p>0</text:p>
          </table:table-cell>
          <table:table-cell office:value-type="float" office:value="34.59">
            <text:p>34.59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909</text:p>
          </table:table-cell>
          <table:table-cell office:value-type="string">
            <text:p>Umgransele</text:p>
          </table:table-cell>
          <table:table-cell office:value-type="float" office:value="-0">
            <text:p>0</text:p>
          </table:table-cell>
          <table:table-cell office:value-type="float" office:value="44.85">
            <text:p>44.85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string">
            <text:p>S8921</text:p>
          </table:table-cell>
          <table:table-cell office:value-type="string">
            <text:p>Varuträsk</text:p>
          </table:table-cell>
          <table:table-cell office:value-type="float" office:value="-0">
            <text:p>0</text:p>
          </table:table-cell>
          <table:table-cell office:value-type="float" office:value="15.21">
            <text:p>15.2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925</text:p>
          </table:table-cell>
          <table:table-cell office:value-type="string">
            <text:p>Vebomark</text:p>
          </table:table-cell>
          <table:table-cell office:value-type="float" office:value="-0">
            <text:p>0</text:p>
          </table:table-cell>
          <table:table-cell office:value-type="float" office:value="26.59">
            <text:p>26.59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926</text:p>
          </table:table-cell>
          <table:table-cell office:value-type="string">
            <text:p>Viken</text:p>
          </table:table-cell>
          <table:table-cell office:value-type="string">
            <text:p>Ny</text:p>
          </table:table-cell>
          <table:table-cell office:value-type="float" office:value="13.1">
            <text:p>13.1</text:p>
          </table:table-cell>
          <table:table-cell office:value-type="float" office:value="56">
            <text:p>56</text:p>
          </table:table-cell>
          <table:table-cell office:value-type="float" office:value="0.97">
            <text:p>0.97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927</text:p>
          </table:table-cell>
          <table:table-cell office:value-type="string">
            <text:p>Vitskär</text:p>
          </table:table-cell>
          <table:table-cell office:value-type="string">
            <text:p>Ny</text:p>
          </table:table-cell>
          <table:table-cell office:value-type="float" office:value="22.18">
            <text:p>22.18</text:p>
          </table:table-cell>
          <table:table-cell office:value-type="float" office:value="65">
            <text:p>65</text:p>
          </table:table-cell>
          <table:table-cell office:value-type="float" office:value="0.66">
            <text:p>0.66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933</text:p>
          </table:table-cell>
          <table:table-cell office:value-type="string">
            <text:p>Vänjaurbäck</text:p>
          </table:table-cell>
          <table:table-cell office:value-type="float" office:value="-0">
            <text:p>0</text:p>
          </table:table-cell>
          <table:table-cell office:value-type="float" office:value="19.83">
            <text:p>19.83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string">
            <text:p>S8937</text:p>
          </table:table-cell>
          <table:table-cell office:value-type="string">
            <text:p>Vännfors norra och Inibyn</text:p>
          </table:table-cell>
          <table:table-cell office:value-type="float" office:value="-0">
            <text:p>0</text:p>
          </table:table-cell>
          <table:table-cell office:value-type="float" office:value="23.53">
            <text:p>23.53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Vännäs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string">
            <text:p>S8941</text:p>
          </table:table-cell>
          <table:table-cell office:value-type="string">
            <text:p>Västra Hjoggböle</text:p>
          </table:table-cell>
          <table:table-cell office:value-type="float" office:value="-0">
            <text:p>0</text:p>
          </table:table-cell>
          <table:table-cell office:value-type="float" office:value="20.32">
            <text:p>20.3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945</text:p>
          </table:table-cell>
          <table:table-cell office:value-type="string">
            <text:p>Västra Ormsjö</text:p>
          </table:table-cell>
          <table:table-cell office:value-type="float" office:value="-0">
            <text:p>0</text:p>
          </table:table-cell>
          <table:table-cell office:value-type="float" office:value="38.01">
            <text:p>38.0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string">
            <text:p>Dorotea</text:p>
          </table:table-cell>
          <table:table-cell office:value-type="float" office:value="2425">
            <text:p>2425</text:p>
          </table:table-cell>
        </table:table-row>
        <table:table-row table:style-name="ro1">
          <table:table-cell office:value-type="string">
            <text:p>S8949</text:p>
          </table:table-cell>
          <table:table-cell office:value-type="string">
            <text:p>Västra Spöland</text:p>
          </table:table-cell>
          <table:table-cell office:value-type="float" office:value="-0">
            <text:p>0</text:p>
          </table:table-cell>
          <table:table-cell office:value-type="float" office:value="32.03">
            <text:p>32.03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Vännäs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string">
            <text:p>S8951</text:p>
          </table:table-cell>
          <table:table-cell office:value-type="string">
            <text:p>Västra Örträsk</text:p>
          </table:table-cell>
          <table:table-cell office:value-type="float" office:value="-0">
            <text:p>0</text:p>
          </table:table-cell>
          <table:table-cell office:value-type="float" office:value="46.74">
            <text:p>46.7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string">
            <text:p>S8955</text:p>
          </table:table-cell>
          <table:table-cell office:value-type="string">
            <text:p>Ytterbyn</text:p>
          </table:table-cell>
          <table:table-cell office:value-type="float" office:value="-0">
            <text:p>0</text:p>
          </table:table-cell>
          <table:table-cell office:value-type="float" office:value="11.7">
            <text:p>11.7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Vännäs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string">
            <text:p>S8961</text:p>
          </table:table-cell>
          <table:table-cell office:value-type="string">
            <text:p>Yttertavle</text:p>
          </table:table-cell>
          <table:table-cell office:value-type="float" office:value="-0">
            <text:p>0</text:p>
          </table:table-cell>
          <table:table-cell office:value-type="float" office:value="10.63">
            <text:p>10.63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Umeå</text:p>
          </table:table-cell>
          <table:table-cell office:value-type="float" office:value="2480">
            <text:p>2480</text:p>
          </table:table-cell>
        </table:table-row>
        <table:table-row table:style-name="ro1">
          <table:table-cell office:value-type="string">
            <text:p>S8965</text:p>
          </table:table-cell>
          <table:table-cell office:value-type="string">
            <text:p>Åbyn</text:p>
          </table:table-cell>
          <table:table-cell office:value-type="float" office:value="-0">
            <text:p>0</text:p>
          </table:table-cell>
          <table:table-cell office:value-type="float" office:value="25.5">
            <text:p>25.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969</text:p>
          </table:table-cell>
          <table:table-cell office:value-type="string">
            <text:p>Åkullsjön</text:p>
          </table:table-cell>
          <table:table-cell office:value-type="float" office:value="-0">
            <text:p>0</text:p>
          </table:table-cell>
          <table:table-cell office:value-type="float" office:value="33.38">
            <text:p>33.38</text:p>
          </table:table-cell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office:value-type="string">
            <text:p>Robertsfors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string">
            <text:p>S8973</text:p>
          </table:table-cell>
          <table:table-cell office:value-type="string">
            <text:p>Åmliden</text:p>
          </table:table-cell>
          <table:table-cell office:value-type="float" office:value="-0">
            <text:p>0</text:p>
          </table:table-cell>
          <table:table-cell office:value-type="float" office:value="19.64">
            <text:p>19.6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Norsjö</text:p>
          </table:table-cell>
          <table:table-cell office:value-type="float" office:value="2417">
            <text:p>2417</text:p>
          </table:table-cell>
        </table:table-row>
        <table:table-row table:style-name="ro1">
          <table:table-cell office:value-type="string">
            <text:p>S8977</text:p>
          </table:table-cell>
          <table:table-cell office:value-type="string">
            <text:p>Åskilje</text:p>
          </table:table-cell>
          <table:table-cell office:value-type="float" office:value="-0">
            <text:p>0</text:p>
          </table:table-cell>
          <table:table-cell office:value-type="float" office:value="28.36">
            <text:p>28.3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Storuman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string">
            <text:p>S8981</text:p>
          </table:table-cell>
          <table:table-cell office:value-type="string">
            <text:p>Östra Örträsk</text:p>
          </table:table-cell>
          <table:table-cell office:value-type="float" office:value="-0">
            <text:p>0</text:p>
          </table:table-cell>
          <table:table-cell office:value-type="float" office:value="102.06">
            <text:p>102.06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Lycksele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string">
            <text:p>S8985</text:p>
          </table:table-cell>
          <table:table-cell office:value-type="string">
            <text:p>Östanbäck</text:p>
          </table:table-cell>
          <table:table-cell office:value-type="float" office:value="-0">
            <text:p>0</text:p>
          </table:table-cell>
          <table:table-cell office:value-type="float" office:value="31.67">
            <text:p>31.67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987</text:p>
          </table:table-cell>
          <table:table-cell office:value-type="string">
            <text:p>Östra Spöland</text:p>
          </table:table-cell>
          <table:table-cell office:value-type="float" office:value="-0">
            <text:p>0</text:p>
          </table:table-cell>
          <table:table-cell office:value-type="float" office:value="15.91">
            <text:p>15.9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Vännäs</text:p>
          </table:table-cell>
          <table:table-cell office:value-type="float" office:value="2460">
            <text:p>2460</text:p>
          </table:table-cell>
        </table:table-row>
        <table:table-row table:style-name="ro1">
          <table:table-cell office:value-type="string">
            <text:p>S8989</text:p>
          </table:table-cell>
          <table:table-cell office:value-type="string">
            <text:p>Östra Falmark</text:p>
          </table:table-cell>
          <table:table-cell office:value-type="float" office:value="-0">
            <text:p>0</text:p>
          </table:table-cell>
          <table:table-cell office:value-type="float" office:value="32.82">
            <text:p>32.82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Skellefteå</text:p>
          </table:table-cell>
          <table:table-cell office:value-type="float" office:value="2482">
            <text:p>2482</text:p>
          </table:table-cell>
        </table:table-row>
        <table:table-row table:style-name="ro1">
          <table:table-cell office:value-type="string">
            <text:p>S8997</text:p>
          </table:table-cell>
          <table:table-cell office:value-type="string">
            <text:p>Överklinten</text:p>
          </table:table-cell>
          <table:table-cell office:value-type="float" office:value="-0">
            <text:p>0</text:p>
          </table:table-cell>
          <table:table-cell office:value-type="float" office:value="27.43">
            <text:p>27.43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string">
            <text:p>Robertsfors</text:p>
          </table:table-cell>
          <table:table-cell office:value-type="float" office:value="2409">
            <text:p>2409</text:p>
          </table:table-cell>
        </table:table-row>
        <table:table-row table:style-name="ro1">
          <table:table-cell office:value-type="string">
            <text:p>S9001</text:p>
          </table:table-cell>
          <table:table-cell office:value-type="string">
            <text:p>Aapua</text:p>
          </table:table-cell>
          <table:table-cell office:value-type="float" office:value="-0">
            <text:p>0</text:p>
          </table:table-cell>
          <table:table-cell office:value-type="float" office:value="55.86">
            <text:p>55.86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S9005</text:p>
          </table:table-cell>
          <table:table-cell office:value-type="string">
            <text:p>Aareavaara</text:p>
          </table:table-cell>
          <table:table-cell office:value-type="float" office:value="-0">
            <text:p>0</text:p>
          </table:table-cell>
          <table:table-cell office:value-type="float" office:value="41.21">
            <text:p>41.2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S9009</text:p>
          </table:table-cell>
          <table:table-cell office:value-type="string">
            <text:p>Abborrträsk</text:p>
          </table:table-cell>
          <table:table-cell office:value-type="float" office:value="-0">
            <text:p>0</text:p>
          </table:table-cell>
          <table:table-cell office:value-type="float" office:value="71.25">
            <text:p>71.25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  <table:table-cell office:value-type="string">
            <text:p>Arvidsjaur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string">
            <text:p>S9013</text:p>
          </table:table-cell>
          <table:table-cell office:value-type="string">
            <text:p>Abisko</text:p>
          </table:table-cell>
          <table:table-cell office:value-type="float" office:value="-0">
            <text:p>0</text:p>
          </table:table-cell>
          <table:table-cell office:value-type="float" office:value="10.99">
            <text:p>10.99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string">
            <text:p>S9017</text:p>
          </table:table-cell>
          <table:table-cell office:value-type="string">
            <text:p>Ale</text:p>
          </table:table-cell>
          <table:table-cell office:value-type="float" office:value="-0">
            <text:p>0</text:p>
          </table:table-cell>
          <table:table-cell office:value-type="float" office:value="29.82">
            <text:p>29.82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021</text:p>
          </table:table-cell>
          <table:table-cell office:value-type="string">
            <text:p>Alsån</text:p>
          </table:table-cell>
          <table:table-cell office:value-type="float" office:value="-0">
            <text:p>0</text:p>
          </table:table-cell>
          <table:table-cell office:value-type="float" office:value="20.34">
            <text:p>20.34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Överkalix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string">
            <text:p>S9029</text:p>
          </table:table-cell>
          <table:table-cell office:value-type="string">
            <text:p>Arnemark</text:p>
          </table:table-cell>
          <table:table-cell office:value-type="float" office:value="-0">
            <text:p>0</text:p>
          </table:table-cell>
          <table:table-cell office:value-type="float" office:value="33.05">
            <text:p>33.05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033</text:p>
          </table:table-cell>
          <table:table-cell office:value-type="string">
            <text:p>Auktsjaur</text:p>
          </table:table-cell>
          <table:table-cell office:value-type="float" office:value="-0">
            <text:p>0</text:p>
          </table:table-cell>
          <table:table-cell office:value-type="float" office:value="56.37">
            <text:p>56.37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Arvidsjaur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string">
            <text:p>S9039</text:p>
          </table:table-cell>
          <table:table-cell office:value-type="string">
            <text:p>Vitsand</text:p>
          </table:table-cell>
          <table:table-cell office:value-type="float" office:value="-0">
            <text:p>0</text:p>
          </table:table-cell>
          <table:table-cell office:value-type="float" office:value="16.76">
            <text:p>16.76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041</text:p>
          </table:table-cell>
          <table:table-cell office:value-type="string">
            <text:p>Björkfors</text:p>
          </table:table-cell>
          <table:table-cell office:value-type="float" office:value="-0">
            <text:p>0</text:p>
          </table:table-cell>
          <table:table-cell office:value-type="float" office:value="37.67">
            <text:p>37.67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044</text:p>
          </table:table-cell>
          <table:table-cell office:value-type="string">
            <text:p>Bodträskfors</text:p>
          </table:table-cell>
          <table:table-cell office:value-type="string">
            <text:p>Ny</text:p>
          </table:table-cell>
          <table:table-cell office:value-type="float" office:value="36.93">
            <text:p>36.93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S9045</text:p>
          </table:table-cell>
          <table:table-cell office:value-type="string">
            <text:p>Boheden</text:p>
          </table:table-cell>
          <table:table-cell office:value-type="float" office:value="-0">
            <text:p>0</text:p>
          </table:table-cell>
          <table:table-cell office:value-type="float" office:value="36.27">
            <text:p>36.2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Överkalix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string">
            <text:p>S9046</text:p>
          </table:table-cell>
          <table:table-cell office:value-type="string">
            <text:p>Bodvallen</text:p>
          </table:table-cell>
          <table:table-cell office:value-type="string">
            <text:p>Ny</text:p>
          </table:table-cell>
          <table:table-cell office:value-type="float" office:value="8.57">
            <text:p>8.57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047</text:p>
          </table:table-cell>
          <table:table-cell office:value-type="string">
            <text:p>Björsbyn (västra delen)</text:p>
          </table:table-cell>
          <table:table-cell office:value-type="float" office:value="-0">
            <text:p>0</text:p>
          </table:table-cell>
          <table:table-cell office:value-type="float" office:value="15.15">
            <text:p>15.15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049</text:p>
          </table:table-cell>
          <table:table-cell office:value-type="string">
            <text:p>Bredsel</text:p>
          </table:table-cell>
          <table:table-cell office:value-type="float" office:value="-0">
            <text:p>0</text:p>
          </table:table-cell>
          <table:table-cell office:value-type="float" office:value="71.75">
            <text:p>71.75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office:value-type="string">
            <text:p>Älvsbyn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string">
            <text:p>S9051</text:p>
          </table:table-cell>
          <table:table-cell office:value-type="string">
            <text:p>Björknäs och Sjögårda</text:p>
          </table:table-cell>
          <table:table-cell office:value-type="float" office:value="-0">
            <text:p>0</text:p>
          </table:table-cell>
          <table:table-cell office:value-type="float" office:value="22.35">
            <text:p>22.35</text:p>
          </table:table-cell>
          <table:table-cell office:value-type="float" office:value="77">
            <text:p>77</text:p>
          </table:table-cell>
          <table:table-cell office:value-type="float" office:value="0.91">
            <text:p>0.91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055</text:p>
          </table:table-cell>
          <table:table-cell office:value-type="string">
            <text:p>Bensbyn (nordöstra delen)</text:p>
          </table:table-cell>
          <table:table-cell office:value-type="float" office:value="-0">
            <text:p>0</text:p>
          </table:table-cell>
          <table:table-cell office:value-type="float" office:value="33.89">
            <text:p>33.89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057</text:p>
          </table:table-cell>
          <table:table-cell office:value-type="string">
            <text:p>Brännberg</text:p>
          </table:table-cell>
          <table:table-cell office:value-type="float" office:value="-0">
            <text:p>0</text:p>
          </table:table-cell>
          <table:table-cell office:value-type="float" office:value="32.45">
            <text:p>32.4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S9059</text:p>
          </table:table-cell>
          <table:table-cell office:value-type="string">
            <text:p>Brännan</text:p>
          </table:table-cell>
          <table:table-cell office:value-type="float" office:value="-0">
            <text:p>0</text:p>
          </table:table-cell>
          <table:table-cell office:value-type="float" office:value="11.67">
            <text:p>11.6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061</text:p>
          </table:table-cell>
          <table:table-cell office:value-type="string">
            <text:p>Bränslan</text:p>
          </table:table-cell>
          <table:table-cell office:value-type="float" office:value="-0">
            <text:p>0</text:p>
          </table:table-cell>
          <table:table-cell office:value-type="float" office:value="15.27">
            <text:p>15.27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063</text:p>
          </table:table-cell>
          <table:table-cell office:value-type="string">
            <text:p>Buddbyn (södra delen)</text:p>
          </table:table-cell>
          <table:table-cell office:value-type="float" office:value="-0">
            <text:p>0</text:p>
          </table:table-cell>
          <table:table-cell office:value-type="float" office:value="17.91">
            <text:p>17.91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S9065</text:p>
          </table:table-cell>
          <table:table-cell office:value-type="string">
            <text:p>Buddbyn (norra delen)</text:p>
          </table:table-cell>
          <table:table-cell office:value-type="float" office:value="-0">
            <text:p>0</text:p>
          </table:table-cell>
          <table:table-cell office:value-type="float" office:value="21.02">
            <text:p>21.0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S9067</text:p>
          </table:table-cell>
          <table:table-cell office:value-type="string">
            <text:p>Bälinge</text:p>
          </table:table-cell>
          <table:table-cell office:value-type="float" office:value="-0">
            <text:p>0</text:p>
          </table:table-cell>
          <table:table-cell office:value-type="float" office:value="24.82">
            <text:p>24.82</text:p>
          </table:table-cell>
          <table:table-cell office:value-type="float" office:value="55">
            <text:p>55</text:p>
          </table:table-cell>
          <table:table-cell office:value-type="float" office:value="0.43">
            <text:p>0.43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069</text:p>
          </table:table-cell>
          <table:table-cell office:value-type="string">
            <text:p>Bärtnäset</text:p>
          </table:table-cell>
          <table:table-cell office:value-type="float" office:value="-0">
            <text:p>0</text:p>
          </table:table-cell>
          <table:table-cell office:value-type="float" office:value="22.82">
            <text:p>22.82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073</text:p>
          </table:table-cell>
          <table:table-cell office:value-type="string">
            <text:p>Böle</text:p>
          </table:table-cell>
          <table:table-cell office:value-type="float" office:value="-0">
            <text:p>0</text:p>
          </table:table-cell>
          <table:table-cell office:value-type="float" office:value="38.69">
            <text:p>38.69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077</text:p>
          </table:table-cell>
          <table:table-cell office:value-type="string">
            <text:p>Börjelsbyn</text:p>
          </table:table-cell>
          <table:table-cell office:value-type="float" office:value="-0">
            <text:p>0</text:p>
          </table:table-cell>
          <table:table-cell office:value-type="float" office:value="23.3">
            <text:p>23.3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081</text:p>
          </table:table-cell>
          <table:table-cell office:value-type="string">
            <text:p>Börjelslandet</text:p>
          </table:table-cell>
          <table:table-cell office:value-type="float" office:value="-0">
            <text:p>0</text:p>
          </table:table-cell>
          <table:table-cell office:value-type="float" office:value="36.09">
            <text:p>36.09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085</text:p>
          </table:table-cell>
          <table:table-cell office:value-type="string">
            <text:p>Degerbäcken</text:p>
          </table:table-cell>
          <table:table-cell office:value-type="float" office:value="-0">
            <text:p>0</text:p>
          </table:table-cell>
          <table:table-cell office:value-type="float" office:value="28.15">
            <text:p>28.15</text:p>
          </table:table-cell>
          <table:table-cell office:value-type="float" office:value="119">
            <text:p>119</text:p>
          </table:table-cell>
          <table:table-cell office:value-type="float" office:value="0">
            <text:p>0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S9089</text:p>
          </table:table-cell>
          <table:table-cell office:value-type="string">
            <text:p>Dokkas</text:p>
          </table:table-cell>
          <table:table-cell office:value-type="float" office:value="-0">
            <text:p>0</text:p>
          </table:table-cell>
          <table:table-cell office:value-type="float" office:value="35.81">
            <text:p>35.81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string">
            <text:p>S9093</text:p>
          </table:table-cell>
          <table:table-cell office:value-type="string">
            <text:p>Edet</text:p>
          </table:table-cell>
          <table:table-cell office:value-type="float" office:value="-0">
            <text:p>0</text:p>
          </table:table-cell>
          <table:table-cell office:value-type="float" office:value="45.51">
            <text:p>45.5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095</text:p>
          </table:table-cell>
          <table:table-cell office:value-type="string">
            <text:p>Ersnäs (västra delen)</text:p>
          </table:table-cell>
          <table:table-cell office:value-type="float" office:value="-0">
            <text:p>0</text:p>
          </table:table-cell>
          <table:table-cell office:value-type="float" office:value="12.55">
            <text:p>12.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097</text:p>
          </table:table-cell>
          <table:table-cell office:value-type="string">
            <text:p>Mörön</text:p>
          </table:table-cell>
          <table:table-cell office:value-type="float" office:value="-0">
            <text:p>0</text:p>
          </table:table-cell>
          <table:table-cell office:value-type="float" office:value="32.01">
            <text:p>32.0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101</text:p>
          </table:table-cell>
          <table:table-cell office:value-type="string">
            <text:p>Fällträsk</text:p>
          </table:table-cell>
          <table:table-cell office:value-type="float" office:value="-0">
            <text:p>0</text:p>
          </table:table-cell>
          <table:table-cell office:value-type="float" office:value="23.55">
            <text:p>23.55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103</text:p>
          </table:table-cell>
          <table:table-cell office:value-type="string">
            <text:p>Gäddvik</text:p>
          </table:table-cell>
          <table:table-cell office:value-type="float" office:value="-0">
            <text:p>0</text:p>
          </table:table-cell>
          <table:table-cell office:value-type="float" office:value="20.47">
            <text:p>20.47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105</text:p>
          </table:table-cell>
          <table:table-cell office:value-type="string">
            <text:p>Granholmen</text:p>
          </table:table-cell>
          <table:table-cell office:value-type="float" office:value="-0">
            <text:p>0</text:p>
          </table:table-cell>
          <table:table-cell office:value-type="float" office:value="21.42">
            <text:p>21.42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107</text:p>
          </table:table-cell>
          <table:table-cell office:value-type="string">
            <text:p>Gyljen</text:p>
          </table:table-cell>
          <table:table-cell office:value-type="float" office:value="-0">
            <text:p>0</text:p>
          </table:table-cell>
          <table:table-cell office:value-type="float" office:value="74.15">
            <text:p>74.15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Överkalix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string">
            <text:p>S9109</text:p>
          </table:table-cell>
          <table:table-cell office:value-type="string">
            <text:p>Grundvik</text:p>
          </table:table-cell>
          <table:table-cell office:value-type="float" office:value="-0">
            <text:p>0</text:p>
          </table:table-cell>
          <table:table-cell office:value-type="float" office:value="33.36">
            <text:p>33.36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111</text:p>
          </table:table-cell>
          <table:table-cell office:value-type="string">
            <text:p>Haapakylä</text:p>
          </table:table-cell>
          <table:table-cell office:value-type="float" office:value="-0">
            <text:p>0</text:p>
          </table:table-cell>
          <table:table-cell office:value-type="float" office:value="36.24">
            <text:p>36.2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S9113</text:p>
          </table:table-cell>
          <table:table-cell office:value-type="string">
            <text:p>Hedensbyn</text:p>
          </table:table-cell>
          <table:table-cell office:value-type="float" office:value="-0">
            <text:p>0</text:p>
          </table:table-cell>
          <table:table-cell office:value-type="float" office:value="15.43">
            <text:p>15.43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string">
            <text:p>Överkalix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string">
            <text:p>S9115</text:p>
          </table:table-cell>
          <table:table-cell office:value-type="string">
            <text:p>Hagaviken</text:p>
          </table:table-cell>
          <table:table-cell office:value-type="float" office:value="-0">
            <text:p>0</text:p>
          </table:table-cell>
          <table:table-cell office:value-type="float" office:value="20.17">
            <text:p>20.17</text:p>
          </table:table-cell>
          <table:table-cell office:value-type="float" office:value="51">
            <text:p>51</text:p>
          </table:table-cell>
          <table:table-cell office:value-type="float" office:value="0.93">
            <text:p>0.93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117</text:p>
          </table:table-cell>
          <table:table-cell office:value-type="string">
            <text:p>Holmträsk</text:p>
          </table:table-cell>
          <table:table-cell office:value-type="float" office:value="-0">
            <text:p>0</text:p>
          </table:table-cell>
          <table:table-cell office:value-type="float" office:value="29.23">
            <text:p>29.23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121</text:p>
          </table:table-cell>
          <table:table-cell office:value-type="string">
            <text:p>Idivuoma</text:p>
          </table:table-cell>
          <table:table-cell office:value-type="float" office:value="-0">
            <text:p>0</text:p>
          </table:table-cell>
          <table:table-cell office:value-type="float" office:value="45.81">
            <text:p>45.81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string">
            <text:p>S9125</text:p>
          </table:table-cell>
          <table:table-cell office:value-type="string">
            <text:p>Innanbäcken</text:p>
          </table:table-cell>
          <table:table-cell office:value-type="float" office:value="-0">
            <text:p>0</text:p>
          </table:table-cell>
          <table:table-cell office:value-type="float" office:value="24.04">
            <text:p>24.04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127</text:p>
          </table:table-cell>
          <table:table-cell office:value-type="string">
            <text:p>Innanlandet</text:p>
          </table:table-cell>
          <table:table-cell office:value-type="float" office:value="-0">
            <text:p>0</text:p>
          </table:table-cell>
          <table:table-cell office:value-type="float" office:value="46.68">
            <text:p>46.68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129</text:p>
          </table:table-cell>
          <table:table-cell office:value-type="string">
            <text:p>Jockfall</text:p>
          </table:table-cell>
          <table:table-cell office:value-type="float" office:value="-0">
            <text:p>0</text:p>
          </table:table-cell>
          <table:table-cell office:value-type="float" office:value="48.5">
            <text:p>48.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Överkalix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string">
            <text:p>S9133</text:p>
          </table:table-cell>
          <table:table-cell office:value-type="string">
            <text:p>Juhonpieti + Erkheikki</text:p>
          </table:table-cell>
          <table:table-cell office:value-type="float" office:value="-0">
            <text:p>0</text:p>
          </table:table-cell>
          <table:table-cell office:value-type="float" office:value="86.31">
            <text:p>86.31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S9153</text:p>
          </table:table-cell>
          <table:table-cell office:value-type="string">
            <text:p>Kainulasjärvi</text:p>
          </table:table-cell>
          <table:table-cell office:value-type="float" office:value="-0">
            <text:p>0</text:p>
          </table:table-cell>
          <table:table-cell office:value-type="float" office:value="62.68">
            <text:p>62.6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S9165</text:p>
          </table:table-cell>
          <table:table-cell office:value-type="string">
            <text:p>Kaunisvaara</text:p>
          </table:table-cell>
          <table:table-cell office:value-type="float" office:value="-0">
            <text:p>0</text:p>
          </table:table-cell>
          <table:table-cell office:value-type="float" office:value="61.82">
            <text:p>61.8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S9167</text:p>
          </table:table-cell>
          <table:table-cell office:value-type="string">
            <text:p>Kauppinen</text:p>
          </table:table-cell>
          <table:table-cell office:value-type="float" office:value="-0">
            <text:p>0</text:p>
          </table:table-cell>
          <table:table-cell office:value-type="float" office:value="26.43">
            <text:p>26.4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string">
            <text:p>S9168</text:p>
          </table:table-cell>
          <table:table-cell office:value-type="string">
            <text:p>Kentänpää</text:p>
          </table:table-cell>
          <table:table-cell office:value-type="string">
            <text:p>Ny</text:p>
          </table:table-cell>
          <table:table-cell office:value-type="float" office:value="13.02">
            <text:p>13.0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S9177</text:p>
          </table:table-cell>
          <table:table-cell office:value-type="string">
            <text:p>Kopparnäs</text:p>
          </table:table-cell>
          <table:table-cell office:value-type="float" office:value="-0">
            <text:p>0</text:p>
          </table:table-cell>
          <table:table-cell office:value-type="float" office:value="41.08">
            <text:p>41.08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181</text:p>
          </table:table-cell>
          <table:table-cell office:value-type="string">
            <text:p>Kuivakangas</text:p>
          </table:table-cell>
          <table:table-cell office:value-type="float" office:value="-0">
            <text:p>0</text:p>
          </table:table-cell>
          <table:table-cell office:value-type="float" office:value="45.97">
            <text:p>45.97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S9183</text:p>
          </table:table-cell>
          <table:table-cell office:value-type="string">
            <text:p>Kurravaara</text:p>
          </table:table-cell>
          <table:table-cell office:value-type="float" office:value="-0">
            <text:p>0</text:p>
          </table:table-cell>
          <table:table-cell office:value-type="float" office:value="25.27">
            <text:p>25.27</text:p>
          </table:table-cell>
          <table:table-cell office:value-type="float" office:value="70">
            <text:p>70</text:p>
          </table:table-cell>
          <table:table-cell office:value-type="float" office:value="0.8">
            <text:p>0.8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string">
            <text:p>S9185</text:p>
          </table:table-cell>
          <table:table-cell office:value-type="string">
            <text:p>Kukkola</text:p>
          </table:table-cell>
          <table:table-cell office:value-type="float" office:value="-0">
            <text:p>0</text:p>
          </table:table-cell>
          <table:table-cell office:value-type="float" office:value="33.36">
            <text:p>33.3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Haparanda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string">
            <text:p>S9189</text:p>
          </table:table-cell>
          <table:table-cell office:value-type="string">
            <text:p>Kåbdalis</text:p>
          </table:table-cell>
          <table:table-cell office:value-type="float" office:value="-0">
            <text:p>0</text:p>
          </table:table-cell>
          <table:table-cell office:value-type="float" office:value="66.19">
            <text:p>66.1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Jokkmokk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string">
            <text:p>S9205</text:p>
          </table:table-cell>
          <table:table-cell office:value-type="string">
            <text:p>Lannavaara</text:p>
          </table:table-cell>
          <table:table-cell office:value-type="float" office:value="-0">
            <text:p>0</text:p>
          </table:table-cell>
          <table:table-cell office:value-type="float" office:value="55.47">
            <text:p>55.47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string">
            <text:p>S9213</text:p>
          </table:table-cell>
          <table:table-cell office:value-type="string">
            <text:p>Lappbäcken</text:p>
          </table:table-cell>
          <table:table-cell office:value-type="float" office:value="-0">
            <text:p>0</text:p>
          </table:table-cell>
          <table:table-cell office:value-type="float" office:value="29.65">
            <text:p>29.65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217</text:p>
          </table:table-cell>
          <table:table-cell office:value-type="string">
            <text:p>Lauker</text:p>
          </table:table-cell>
          <table:table-cell office:value-type="float" office:value="-0">
            <text:p>0</text:p>
          </table:table-cell>
          <table:table-cell office:value-type="float" office:value="38.29">
            <text:p>38.29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Arvidsjaur</text:p>
          </table:table-cell>
          <table:table-cell office:value-type="float" office:value="2505">
            <text:p>2505</text:p>
          </table:table-cell>
        </table:table-row>
        <table:table-row table:style-name="ro1">
          <table:table-cell office:value-type="string">
            <text:p>S9219</text:p>
          </table:table-cell>
          <table:table-cell office:value-type="string">
            <text:p>Laxforsen (nordvästra stranden)</text:p>
          </table:table-cell>
          <table:table-cell office:value-type="float" office:value="-0">
            <text:p>0</text:p>
          </table:table-cell>
          <table:table-cell office:value-type="float" office:value="31.46">
            <text:p>31.46</text:p>
          </table:table-cell>
          <table:table-cell office:value-type="float" office:value="83">
            <text:p>83</text:p>
          </table:table-cell>
          <table:table-cell office:value-type="float" office:value="0.81">
            <text:p>0.81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string">
            <text:p>S9221</text:p>
          </table:table-cell>
          <table:table-cell office:value-type="string">
            <text:p>Leipojärvi</text:p>
          </table:table-cell>
          <table:table-cell office:value-type="float" office:value="-0">
            <text:p>0</text:p>
          </table:table-cell>
          <table:table-cell office:value-type="float" office:value="35.84">
            <text:p>35.84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string">
            <text:p>S9225</text:p>
          </table:table-cell>
          <table:table-cell office:value-type="string">
            <text:p>Mettä Dokkas</text:p>
          </table:table-cell>
          <table:table-cell office:value-type="float" office:value="-0">
            <text:p>0</text:p>
          </table:table-cell>
          <table:table-cell office:value-type="float" office:value="22.27">
            <text:p>22.27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string">
            <text:p>S9229</text:p>
          </table:table-cell>
          <table:table-cell office:value-type="string">
            <text:p>Liviöjärvi</text:p>
          </table:table-cell>
          <table:table-cell office:value-type="float" office:value="-0">
            <text:p>0</text:p>
          </table:table-cell>
          <table:table-cell office:value-type="float" office:value="15.75">
            <text:p>15.7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S9237</text:p>
          </table:table-cell>
          <table:table-cell office:value-type="string">
            <text:p>Lovikka</text:p>
          </table:table-cell>
          <table:table-cell office:value-type="float" office:value="-0">
            <text:p>0</text:p>
          </table:table-cell>
          <table:table-cell office:value-type="float" office:value="72.62">
            <text:p>72.62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S9241</text:p>
          </table:table-cell>
          <table:table-cell office:value-type="string">
            <text:p>Näsudden + Berget</text:p>
          </table:table-cell>
          <table:table-cell office:value-type="float" office:value="-0">
            <text:p>0</text:p>
          </table:table-cell>
          <table:table-cell office:value-type="float" office:value="32.17">
            <text:p>32.1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245</text:p>
          </table:table-cell>
          <table:table-cell office:value-type="string">
            <text:p>Långträsk</text:p>
          </table:table-cell>
          <table:table-cell office:value-type="float" office:value="-0">
            <text:p>0</text:p>
          </table:table-cell>
          <table:table-cell office:value-type="float" office:value="75.71">
            <text:p>75.71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249</text:p>
          </table:table-cell>
          <table:table-cell office:value-type="string">
            <text:p>Maran + Skatan</text:p>
          </table:table-cell>
          <table:table-cell office:value-type="float" office:value="-0">
            <text:p>0</text:p>
          </table:table-cell>
          <table:table-cell office:value-type="float" office:value="38.02">
            <text:p>38.02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253</text:p>
          </table:table-cell>
          <table:table-cell office:value-type="string">
            <text:p>Markitta</text:p>
          </table:table-cell>
          <table:table-cell office:value-type="float" office:value="-0">
            <text:p>0</text:p>
          </table:table-cell>
          <table:table-cell office:value-type="float" office:value="64.88">
            <text:p>64.88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string">
            <text:p>S9257</text:p>
          </table:table-cell>
          <table:table-cell office:value-type="string">
            <text:p>Masugnsbyn</text:p>
          </table:table-cell>
          <table:table-cell office:value-type="float" office:value="-0">
            <text:p>0</text:p>
          </table:table-cell>
          <table:table-cell office:value-type="float" office:value="80.92">
            <text:p>80.92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string">
            <text:p>S9261</text:p>
          </table:table-cell>
          <table:table-cell office:value-type="string">
            <text:p>Purra</text:p>
          </table:table-cell>
          <table:table-cell office:value-type="float" office:value="-0">
            <text:p>0</text:p>
          </table:table-cell>
          <table:table-cell office:value-type="float" office:value="16.58">
            <text:p>16.5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string">
            <text:p>Haparanda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string">
            <text:p>S9265</text:p>
          </table:table-cell>
          <table:table-cell office:value-type="string">
            <text:p>Mattila</text:p>
          </table:table-cell>
          <table:table-cell office:value-type="float" office:value="-0">
            <text:p>0</text:p>
          </table:table-cell>
          <table:table-cell office:value-type="float" office:value="22.84">
            <text:p>22.84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string">
            <text:p>Haparanda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string">
            <text:p>S9267</text:p>
          </table:table-cell>
          <table:table-cell office:value-type="string">
            <text:p>Mattisudden</text:p>
          </table:table-cell>
          <table:table-cell office:value-type="float" office:value="-0">
            <text:p>0</text:p>
          </table:table-cell>
          <table:table-cell office:value-type="float" office:value="27.3">
            <text:p>27.3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Jokkmokk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string">
            <text:p>S9277</text:p>
          </table:table-cell>
          <table:table-cell office:value-type="string">
            <text:p>Muodoslompolo</text:p>
          </table:table-cell>
          <table:table-cell office:value-type="float" office:value="-0">
            <text:p>0</text:p>
          </table:table-cell>
          <table:table-cell office:value-type="float" office:value="33.96">
            <text:p>33.96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S9281</text:p>
          </table:table-cell>
          <table:table-cell office:value-type="string">
            <text:p>Murjek</text:p>
          </table:table-cell>
          <table:table-cell office:value-type="float" office:value="-0">
            <text:p>0</text:p>
          </table:table-cell>
          <table:table-cell office:value-type="float" office:value="66.11">
            <text:p>66.11</text:p>
          </table:table-cell>
          <table:table-cell office:value-type="float" office:value="51">
            <text:p>51</text:p>
          </table:table-cell>
          <table:table-cell office:value-type="float" office:value="0.36">
            <text:p>0.36</text:p>
          </table:table-cell>
          <table:table-cell office:value-type="string">
            <text:p>Jokkmokk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string">
            <text:p>S9283</text:p>
          </table:table-cell>
          <table:table-cell office:value-type="string">
            <text:p>Målsön</text:p>
          </table:table-cell>
          <table:table-cell office:value-type="float" office:value="-0">
            <text:p>0</text:p>
          </table:table-cell>
          <table:table-cell office:value-type="float" office:value="67.5">
            <text:p>67.5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285</text:p>
          </table:table-cell>
          <table:table-cell office:value-type="string">
            <text:p>Månsbyn</text:p>
          </table:table-cell>
          <table:table-cell office:value-type="float" office:value="-0">
            <text:p>0</text:p>
          </table:table-cell>
          <table:table-cell office:value-type="float" office:value="44.45">
            <text:p>44.4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289</text:p>
          </table:table-cell>
          <table:table-cell office:value-type="string">
            <text:p>Nattavaara by</text:p>
          </table:table-cell>
          <table:table-cell office:value-type="float" office:value="-0">
            <text:p>0</text:p>
          </table:table-cell>
          <table:table-cell office:value-type="float" office:value="133.17">
            <text:p>133.17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string">
            <text:p>S9293</text:p>
          </table:table-cell>
          <table:table-cell office:value-type="string">
            <text:p>Nattavaara</text:p>
          </table:table-cell>
          <table:table-cell office:value-type="float" office:value="-0">
            <text:p>0</text:p>
          </table:table-cell>
          <table:table-cell office:value-type="float" office:value="43.49">
            <text:p>43.49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string">
            <text:p>S9297</text:p>
          </table:table-cell>
          <table:table-cell office:value-type="string">
            <text:p>Neistenkangas</text:p>
          </table:table-cell>
          <table:table-cell office:value-type="float" office:value="-0">
            <text:p>0</text:p>
          </table:table-cell>
          <table:table-cell office:value-type="float" office:value="66.38">
            <text:p>66.38</text:p>
          </table:table-cell>
          <table:table-cell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S9301</text:p>
          </table:table-cell>
          <table:table-cell office:value-type="string">
            <text:p>Niemisel</text:p>
          </table:table-cell>
          <table:table-cell office:value-type="float" office:value="-0">
            <text:p>0</text:p>
          </table:table-cell>
          <table:table-cell office:value-type="float" office:value="35.53">
            <text:p>35.53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305</text:p>
          </table:table-cell>
          <table:table-cell office:value-type="string">
            <text:p>Norra Bredåker</text:p>
          </table:table-cell>
          <table:table-cell office:value-type="float" office:value="-0">
            <text:p>0</text:p>
          </table:table-cell>
          <table:table-cell office:value-type="float" office:value="37.49">
            <text:p>37.49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S9317</text:p>
          </table:table-cell>
          <table:table-cell office:value-type="string">
            <text:p>Nybyn</text:p>
          </table:table-cell>
          <table:table-cell office:value-type="float" office:value="-0">
            <text:p>0</text:p>
          </table:table-cell>
          <table:table-cell office:value-type="float" office:value="30.66">
            <text:p>30.66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321</text:p>
          </table:table-cell>
          <table:table-cell office:value-type="string">
            <text:p>Nybyn</text:p>
          </table:table-cell>
          <table:table-cell office:value-type="float" office:value="-0">
            <text:p>0</text:p>
          </table:table-cell>
          <table:table-cell office:value-type="float" office:value="21.27">
            <text:p>21.27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Älvsbyn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string">
            <text:p>S9325</text:p>
          </table:table-cell>
          <table:table-cell office:value-type="string">
            <text:p>Nybyn</text:p>
          </table:table-cell>
          <table:table-cell office:value-type="float" office:value="-0">
            <text:p>0</text:p>
          </table:table-cell>
          <table:table-cell office:value-type="float" office:value="23.14">
            <text:p>23.14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string">
            <text:p>Överkalix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string">
            <text:p>S9331</text:p>
          </table:table-cell>
          <table:table-cell office:value-type="string">
            <text:p>Paksuniemi</text:p>
          </table:table-cell>
          <table:table-cell office:value-type="float" office:value="-0">
            <text:p>0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0.33">
            <text:p>0.33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string">
            <text:p>S9335</text:p>
          </table:table-cell>
          <table:table-cell office:value-type="string">
            <text:p>Pello</text:p>
          </table:table-cell>
          <table:table-cell office:value-type="float" office:value="-0">
            <text:p>0</text:p>
          </table:table-cell>
          <table:table-cell office:value-type="float" office:value="84.05">
            <text:p>84.0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S9337</text:p>
          </table:table-cell>
          <table:table-cell office:value-type="string">
            <text:p>Poikijärvi</text:p>
          </table:table-cell>
          <table:table-cell office:value-type="float" office:value="-0">
            <text:p>0</text:p>
          </table:table-cell>
          <table:table-cell office:value-type="float" office:value="23.51">
            <text:p>23.51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S9339</text:p>
          </table:table-cell>
          <table:table-cell office:value-type="string">
            <text:p>Pudas</text:p>
          </table:table-cell>
          <table:table-cell office:value-type="float" office:value="-0">
            <text:p>0</text:p>
          </table:table-cell>
          <table:table-cell office:value-type="float" office:value="25.19">
            <text:p>25.19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S9343</text:p>
          </table:table-cell>
          <table:table-cell office:value-type="string">
            <text:p>Pite havsbad</text:p>
          </table:table-cell>
          <table:table-cell office:value-type="float" office:value="-0">
            <text:p>0</text:p>
          </table:table-cell>
          <table:table-cell office:value-type="float" office:value="15.79">
            <text:p>15.79</text:p>
          </table:table-cell>
          <table:table-cell office:value-type="float" office:value="70">
            <text:p>70</text:p>
          </table:table-cell>
          <table:table-cell office:value-type="float" office:value="0.99">
            <text:p>0.99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345</text:p>
          </table:table-cell>
          <table:table-cell office:value-type="string">
            <text:p>Pålberget</text:p>
          </table:table-cell>
          <table:table-cell office:value-type="float" office:value="-0">
            <text:p>0</text:p>
          </table:table-cell>
          <table:table-cell office:value-type="float" office:value="34.4">
            <text:p>34.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347</text:p>
          </table:table-cell>
          <table:table-cell office:value-type="string">
            <text:p>Puoltikasvaara</text:p>
          </table:table-cell>
          <table:table-cell office:value-type="float" office:value="-0">
            <text:p>0</text:p>
          </table:table-cell>
          <table:table-cell office:value-type="float" office:value="57.27">
            <text:p>57.27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string">
            <text:p>S9349</text:p>
          </table:table-cell>
          <table:table-cell office:value-type="string">
            <text:p>Pålsträsk</text:p>
          </table:table-cell>
          <table:table-cell office:value-type="float" office:value="-0">
            <text:p>0</text:p>
          </table:table-cell>
          <table:table-cell office:value-type="float" office:value="44.19">
            <text:p>44.19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string">
            <text:p>Älvsbyn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string">
            <text:p>S9351</text:p>
          </table:table-cell>
          <table:table-cell office:value-type="string">
            <text:p>Piksinranta</text:p>
          </table:table-cell>
          <table:table-cell office:value-type="float" office:value="-0">
            <text:p>0</text:p>
          </table:table-cell>
          <table:table-cell office:value-type="float" office:value="18.76">
            <text:p>18.76</text:p>
          </table:table-cell>
          <table:table-cell office:value-type="float" office:value="61">
            <text:p>61</text:p>
          </table:table-cell>
          <table:table-cell office:value-type="float" office:value="0.97">
            <text:p>0.97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string">
            <text:p>S9353</text:p>
          </table:table-cell>
          <table:table-cell office:value-type="string">
            <text:p>Rantajärvi</text:p>
          </table:table-cell>
          <table:table-cell office:value-type="float" office:value="-0">
            <text:p>0</text:p>
          </table:table-cell>
          <table:table-cell office:value-type="float" office:value="50.91">
            <text:p>50.9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S9357</text:p>
          </table:table-cell>
          <table:table-cell office:value-type="string">
            <text:p>Reveln</text:p>
          </table:table-cell>
          <table:table-cell office:value-type="float" office:value="-0">
            <text:p>0</text:p>
          </table:table-cell>
          <table:table-cell office:value-type="float" office:value="10.42">
            <text:p>10.42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361</text:p>
          </table:table-cell>
          <table:table-cell office:value-type="string">
            <text:p>Ryssbält</text:p>
          </table:table-cell>
          <table:table-cell office:value-type="float" office:value="-0">
            <text:p>0</text:p>
          </table:table-cell>
          <table:table-cell office:value-type="float" office:value="36.92">
            <text:p>36.92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363</text:p>
          </table:table-cell>
          <table:table-cell office:value-type="string">
            <text:p>Rutvik (västra delen) och Flarken</text:p>
          </table:table-cell>
          <table:table-cell office:value-type="float" office:value="-0">
            <text:p>0</text:p>
          </table:table-cell>
          <table:table-cell office:value-type="float" office:value="17.84">
            <text:p>17.84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365</text:p>
          </table:table-cell>
          <table:table-cell office:value-type="string">
            <text:p>Saittarova</text:p>
          </table:table-cell>
          <table:table-cell office:value-type="float" office:value="-0">
            <text:p>0</text:p>
          </table:table-cell>
          <table:table-cell office:value-type="float" office:value="92.01">
            <text:p>92.0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S9369</text:p>
          </table:table-cell>
          <table:table-cell office:value-type="string">
            <text:p>Saivomuotka</text:p>
          </table:table-cell>
          <table:table-cell office:value-type="float" office:value="-0">
            <text:p>0</text:p>
          </table:table-cell>
          <table:table-cell office:value-type="float" office:value="51.92">
            <text:p>51.9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Kiruna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string">
            <text:p>S9373</text:p>
          </table:table-cell>
          <table:table-cell office:value-type="string">
            <text:p>Salmis</text:p>
          </table:table-cell>
          <table:table-cell office:value-type="float" office:value="-0">
            <text:p>0</text:p>
          </table:table-cell>
          <table:table-cell office:value-type="float" office:value="38.95">
            <text:p>38.95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string">
            <text:p>Haparanda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string">
            <text:p>S9381</text:p>
          </table:table-cell>
          <table:table-cell office:value-type="string">
            <text:p>Sattajärvi</text:p>
          </table:table-cell>
          <table:table-cell office:value-type="float" office:value="-0">
            <text:p>0</text:p>
          </table:table-cell>
          <table:table-cell office:value-type="float" office:value="38.48">
            <text:p>38.48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S9382</text:p>
          </table:table-cell>
          <table:table-cell office:value-type="string">
            <text:p>Sattajärvi norra</text:p>
          </table:table-cell>
          <table:table-cell office:value-type="string">
            <text:p>Ny</text:p>
          </table:table-cell>
          <table:table-cell office:value-type="float" office:value="7.1">
            <text:p>7.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S9384</text:p>
          </table:table-cell>
          <table:table-cell office:value-type="string">
            <text:p>Sikfors</text:p>
          </table:table-cell>
          <table:table-cell office:value-type="string">
            <text:p>Ny</text:p>
          </table:table-cell>
          <table:table-cell office:value-type="float" office:value="71.55">
            <text:p>71.55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385</text:p>
          </table:table-cell>
          <table:table-cell office:value-type="string">
            <text:p>Siknäs</text:p>
          </table:table-cell>
          <table:table-cell office:value-type="float" office:value="-0">
            <text:p>0</text:p>
          </table:table-cell>
          <table:table-cell office:value-type="float" office:value="53.25">
            <text:p>53.25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386</text:p>
          </table:table-cell>
          <table:table-cell office:value-type="string">
            <text:p>Sinksundet</text:p>
          </table:table-cell>
          <table:table-cell office:value-type="string">
            <text:p>Ny</text:p>
          </table:table-cell>
          <table:table-cell office:value-type="float" office:value="9.27">
            <text:p>9.27</text:p>
          </table:table-cell>
          <table:table-cell office:value-type="float" office:value="59">
            <text:p>59</text:p>
          </table:table-cell>
          <table:table-cell office:value-type="float" office:value="0.92">
            <text:p>0.92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389</text:p>
          </table:table-cell>
          <table:table-cell office:value-type="string">
            <text:p>Skogså</text:p>
          </table:table-cell>
          <table:table-cell office:value-type="float" office:value="-0">
            <text:p>0</text:p>
          </table:table-cell>
          <table:table-cell office:value-type="float" office:value="25.99">
            <text:p>25.9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S9391</text:p>
          </table:table-cell>
          <table:table-cell office:value-type="string">
            <text:p>Skaulo</text:p>
          </table:table-cell>
          <table:table-cell office:value-type="float" office:value="-0">
            <text:p>0</text:p>
          </table:table-cell>
          <table:table-cell office:value-type="float" office:value="112.29">
            <text:p>112.29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string">
            <text:p>S9393</text:p>
          </table:table-cell>
          <table:table-cell office:value-type="string">
            <text:p>Slagnäs</text:p>
          </table:table-cell>
          <table:table-cell office:value-type="float" office:value="-0">
            <text:p>0</text:p>
          </table:table-cell>
          <table:table-cell office:value-type="float" office:value="37.2">
            <text:p>37.2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string">
            <text:p>Arjeplog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string">
            <text:p>S9397</text:p>
          </table:table-cell>
          <table:table-cell office:value-type="string">
            <text:p>Smedsbyn</text:p>
          </table:table-cell>
          <table:table-cell office:value-type="float" office:value="-0">
            <text:p>0</text:p>
          </table:table-cell>
          <table:table-cell office:value-type="float" office:value="53.95">
            <text:p>53.95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399</text:p>
          </table:table-cell>
          <table:table-cell office:value-type="string">
            <text:p>Soukolojärvi</text:p>
          </table:table-cell>
          <table:table-cell office:value-type="string">
            <text:p>Ny</text:p>
          </table:table-cell>
          <table:table-cell office:value-type="float" office:value="17.35">
            <text:p>17.3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S9401</text:p>
          </table:table-cell>
          <table:table-cell office:value-type="string">
            <text:p>Storsund</text:p>
          </table:table-cell>
          <table:table-cell office:value-type="float" office:value="-0">
            <text:p>0</text:p>
          </table:table-cell>
          <table:table-cell office:value-type="float" office:value="31.19">
            <text:p>31.19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405</text:p>
          </table:table-cell>
          <table:table-cell office:value-type="string">
            <text:p>Storön</text:p>
          </table:table-cell>
          <table:table-cell office:value-type="float" office:value="-0">
            <text:p>0</text:p>
          </table:table-cell>
          <table:table-cell office:value-type="float" office:value="36.88">
            <text:p>36.88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409</text:p>
          </table:table-cell>
          <table:table-cell office:value-type="string">
            <text:p>Stråkanäs</text:p>
          </table:table-cell>
          <table:table-cell office:value-type="float" office:value="-0">
            <text:p>0</text:p>
          </table:table-cell>
          <table:table-cell office:value-type="float" office:value="29.2">
            <text:p>29.2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413</text:p>
          </table:table-cell>
          <table:table-cell office:value-type="string">
            <text:p>Sundom</text:p>
          </table:table-cell>
          <table:table-cell office:value-type="float" office:value="-0">
            <text:p>0</text:p>
          </table:table-cell>
          <table:table-cell office:value-type="float" office:value="59.73">
            <text:p>59.73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414</text:p>
          </table:table-cell>
          <table:table-cell office:value-type="string">
            <text:p>Svanstein</text:p>
          </table:table-cell>
          <table:table-cell office:value-type="string">
            <text:p>Ny</text:p>
          </table:table-cell>
          <table:table-cell office:value-type="float" office:value="32.22">
            <text:p>32.22</text:p>
          </table:table-cell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string">
            <text:p>Övertorneå</text:p>
          </table:table-cell>
          <table:table-cell office:value-type="float" office:value="2518">
            <text:p>2518</text:p>
          </table:table-cell>
        </table:table-row>
        <table:table-row table:style-name="ro1">
          <table:table-cell office:value-type="string">
            <text:p>S9415</text:p>
          </table:table-cell>
          <table:table-cell office:value-type="string">
            <text:p>Svartbjörsbyn (norra delen)</text:p>
          </table:table-cell>
          <table:table-cell office:value-type="float" office:value="-0">
            <text:p>0</text:p>
          </table:table-cell>
          <table:table-cell office:value-type="float" office:value="12.21">
            <text:p>12.21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S9417</text:p>
          </table:table-cell>
          <table:table-cell office:value-type="string">
            <text:p>Svedjan + Träsket</text:p>
          </table:table-cell>
          <table:table-cell office:value-type="float" office:value="-0">
            <text:p>0</text:p>
          </table:table-cell>
          <table:table-cell office:value-type="float" office:value="44.25">
            <text:p>44.25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421</text:p>
          </table:table-cell>
          <table:table-cell office:value-type="string">
            <text:p>Säivis</text:p>
          </table:table-cell>
          <table:table-cell office:value-type="float" office:value="-0">
            <text:p>0</text:p>
          </table:table-cell>
          <table:table-cell office:value-type="float" office:value="41.9">
            <text:p>41.9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string">
            <text:p>Haparanda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string">
            <text:p>S9423</text:p>
          </table:table-cell>
          <table:table-cell office:value-type="string">
            <text:p>Sävstanäs</text:p>
          </table:table-cell>
          <table:table-cell office:value-type="float" office:value="-0">
            <text:p>0</text:p>
          </table:table-cell>
          <table:table-cell office:value-type="float" office:value="22.13">
            <text:p>22.1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S9425</text:p>
          </table:table-cell>
          <table:table-cell office:value-type="string">
            <text:p>Södra Bredåker</text:p>
          </table:table-cell>
          <table:table-cell office:value-type="float" office:value="-0">
            <text:p>0</text:p>
          </table:table-cell>
          <table:table-cell office:value-type="float" office:value="51.69">
            <text:p>51.69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S9429</text:p>
          </table:table-cell>
          <table:table-cell office:value-type="string">
            <text:p>Södra Prästholm</text:p>
          </table:table-cell>
          <table:table-cell office:value-type="float" office:value="-0">
            <text:p>0</text:p>
          </table:table-cell>
          <table:table-cell office:value-type="float" office:value="35.48">
            <text:p>35.48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437</text:p>
          </table:table-cell>
          <table:table-cell office:value-type="string">
            <text:p>Sörbyn</text:p>
          </table:table-cell>
          <table:table-cell office:value-type="float" office:value="-0">
            <text:p>0</text:p>
          </table:table-cell>
          <table:table-cell office:value-type="float" office:value="70.86">
            <text:p>70.86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S9441</text:p>
          </table:table-cell>
          <table:table-cell office:value-type="string">
            <text:p>Sören</text:p>
          </table:table-cell>
          <table:table-cell office:value-type="float" office:value="-0">
            <text:p>0</text:p>
          </table:table-cell>
          <table:table-cell office:value-type="float" office:value="37.1">
            <text:p>37.1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443</text:p>
          </table:table-cell>
          <table:table-cell office:value-type="string">
            <text:p>Sörsundet</text:p>
          </table:table-cell>
          <table:table-cell office:value-type="string">
            <text:p>Ny</text:p>
          </table:table-cell>
          <table:table-cell office:value-type="float" office:value="11.91">
            <text:p>11.91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449</text:p>
          </table:table-cell>
          <table:table-cell office:value-type="string">
            <text:p>Teurajärvi</text:p>
          </table:table-cell>
          <table:table-cell office:value-type="float" office:value="-0">
            <text:p>0</text:p>
          </table:table-cell>
          <table:table-cell office:value-type="float" office:value="35.77">
            <text:p>35.77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1">
          <table:table-cell office:value-type="string">
            <text:p>S9459</text:p>
          </table:table-cell>
          <table:table-cell office:value-type="string">
            <text:p>Träskberget</text:p>
          </table:table-cell>
          <table:table-cell office:value-type="string">
            <text:p>Ny</text:p>
          </table:table-cell>
          <table:table-cell office:value-type="float" office:value="9.05">
            <text:p>9.0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461</text:p>
          </table:table-cell>
          <table:table-cell office:value-type="string">
            <text:p>Tvärån</text:p>
          </table:table-cell>
          <table:table-cell office:value-type="float" office:value="-0">
            <text:p>0</text:p>
          </table:table-cell>
          <table:table-cell office:value-type="float" office:value="38.41">
            <text:p>38.41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string">
            <text:p>Älvsbyn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string">
            <text:p>S9469</text:p>
          </table:table-cell>
          <table:table-cell office:value-type="string">
            <text:p>Vallen</text:p>
          </table:table-cell>
          <table:table-cell office:value-type="float" office:value="-0">
            <text:p>0</text:p>
          </table:table-cell>
          <table:table-cell office:value-type="float" office:value="17.3">
            <text:p>17.3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473</text:p>
          </table:table-cell>
          <table:table-cell office:value-type="string">
            <text:p>Vitå</text:p>
          </table:table-cell>
          <table:table-cell office:value-type="float" office:value="-0">
            <text:p>0</text:p>
          </table:table-cell>
          <table:table-cell office:value-type="float" office:value="28.79">
            <text:p>28.7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475</text:p>
          </table:table-cell>
          <table:table-cell office:value-type="string">
            <text:p>Västra Liden + Östra Liden</text:p>
          </table:table-cell>
          <table:table-cell office:value-type="float" office:value="-0">
            <text:p>0</text:p>
          </table:table-cell>
          <table:table-cell office:value-type="float" office:value="26.65">
            <text:p>26.65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477</text:p>
          </table:table-cell>
          <table:table-cell office:value-type="string">
            <text:p>Midbyn</text:p>
          </table:table-cell>
          <table:table-cell office:value-type="float" office:value="-0">
            <text:p>0</text:p>
          </table:table-cell>
          <table:table-cell office:value-type="float" office:value="33.54">
            <text:p>33.5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481</text:p>
          </table:table-cell>
          <table:table-cell office:value-type="string">
            <text:p>Vojakkala</text:p>
          </table:table-cell>
          <table:table-cell office:value-type="float" office:value="-0">
            <text:p>0</text:p>
          </table:table-cell>
          <table:table-cell office:value-type="float" office:value="15.55">
            <text:p>15.55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Haparanda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string">
            <text:p>S9483</text:p>
          </table:table-cell>
          <table:table-cell office:value-type="string">
            <text:p>Vuono</text:p>
          </table:table-cell>
          <table:table-cell office:value-type="float" office:value="-0">
            <text:p>0</text:p>
          </table:table-cell>
          <table:table-cell office:value-type="float" office:value="22.89">
            <text:p>22.89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Haparanda</text:p>
          </table:table-cell>
          <table:table-cell office:value-type="float" office:value="2583">
            <text:p>2583</text:p>
          </table:table-cell>
        </table:table-row>
        <table:table-row table:style-name="ro1">
          <table:table-cell office:value-type="string">
            <text:p>S9485</text:p>
          </table:table-cell>
          <table:table-cell office:value-type="string">
            <text:p>Vånafjärden</text:p>
          </table:table-cell>
          <table:table-cell office:value-type="float" office:value="-0">
            <text:p>0</text:p>
          </table:table-cell>
          <table:table-cell office:value-type="float" office:value="27.11">
            <text:p>27.1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Kalix</text:p>
          </table:table-cell>
          <table:table-cell office:value-type="float" office:value="2514">
            <text:p>2514</text:p>
          </table:table-cell>
        </table:table-row>
        <table:table-row table:style-name="ro1">
          <table:table-cell office:value-type="string">
            <text:p>S9486</text:p>
          </table:table-cell>
          <table:table-cell office:value-type="string">
            <text:p>Vännäsberget</text:p>
          </table:table-cell>
          <table:table-cell office:value-type="string">
            <text:p>Ny</text:p>
          </table:table-cell>
          <table:table-cell office:value-type="float" office:value="55.72">
            <text:p>55.72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string">
            <text:p>Överkalix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string">
            <text:p>S9493</text:p>
          </table:table-cell>
          <table:table-cell office:value-type="string">
            <text:p>Norra Gäddvik</text:p>
          </table:table-cell>
          <table:table-cell office:value-type="float" office:value="-0">
            <text:p>0</text:p>
          </table:table-cell>
          <table:table-cell office:value-type="float" office:value="22.37">
            <text:p>22.37</text:p>
          </table:table-cell>
          <table:table-cell office:value-type="float" office:value="61">
            <text:p>61</text:p>
          </table:table-cell>
          <table:table-cell office:value-type="float" office:value="0.68">
            <text:p>0.68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497</text:p>
          </table:table-cell>
          <table:table-cell office:value-type="string">
            <text:p>Yttrefjärdens östra strand</text:p>
          </table:table-cell>
          <table:table-cell office:value-type="float" office:value="-0">
            <text:p>0</text:p>
          </table:table-cell>
          <table:table-cell office:value-type="float" office:value="19.1">
            <text:p>19.1</text:p>
          </table:table-cell>
          <table:table-cell office:value-type="float" office:value="63">
            <text:p>63</text:p>
          </table:table-cell>
          <table:table-cell office:value-type="float" office:value="0.87">
            <text:p>0.87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501</text:p>
          </table:table-cell>
          <table:table-cell office:value-type="string">
            <text:p>Norra Tallvik</text:p>
          </table:table-cell>
          <table:table-cell office:value-type="float" office:value="-0">
            <text:p>0</text:p>
          </table:table-cell>
          <table:table-cell office:value-type="float" office:value="59.02">
            <text:p>59.02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string">
            <text:p>Överkalix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string">
            <text:p>S9509</text:p>
          </table:table-cell>
          <table:table-cell office:value-type="string">
            <text:p>Ängesbyn</text:p>
          </table:table-cell>
          <table:table-cell office:value-type="float" office:value="-0">
            <text:p>0</text:p>
          </table:table-cell>
          <table:table-cell office:value-type="float" office:value="68.94">
            <text:p>68.94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513</text:p>
          </table:table-cell>
          <table:table-cell office:value-type="string">
            <text:p>Ön</text:p>
          </table:table-cell>
          <table:table-cell office:value-type="float" office:value="-0">
            <text:p>0</text:p>
          </table:table-cell>
          <table:table-cell office:value-type="float" office:value="24.39">
            <text:p>24.39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string">
            <text:p>Piteå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S9517</text:p>
          </table:table-cell>
          <table:table-cell office:value-type="string">
            <text:p>Örarna</text:p>
          </table:table-cell>
          <table:table-cell office:value-type="float" office:value="-0">
            <text:p>0</text:p>
          </table:table-cell>
          <table:table-cell office:value-type="float" office:value="15.23">
            <text:p>15.23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string">
            <text:p>Luleå</text:p>
          </table:table-cell>
          <table:table-cell office:value-type="float" office:value="2580">
            <text:p>2580</text:p>
          </table:table-cell>
        </table:table-row>
        <table:table-row table:style-name="ro1">
          <table:table-cell office:value-type="string">
            <text:p>S9523</text:p>
          </table:table-cell>
          <table:table-cell office:value-type="string">
            <text:p>Österåker</text:p>
          </table:table-cell>
          <table:table-cell office:value-type="float" office:value="-0">
            <text:p>0</text:p>
          </table:table-cell>
          <table:table-cell office:value-type="float" office:value="19.25">
            <text:p>19.2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S9537</text:p>
          </table:table-cell>
          <table:table-cell office:value-type="string">
            <text:p>Övrebyn</text:p>
          </table:table-cell>
          <table:table-cell office:value-type="float" office:value="-0">
            <text:p>0</text:p>
          </table:table-cell>
          <table:table-cell office:value-type="float" office:value="11.92">
            <text:p>11.9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Älvsbyn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string">
            <text:p>S9541</text:p>
          </table:table-cell>
          <table:table-cell office:value-type="string">
            <text:p>Lansjärv</text:p>
          </table:table-cell>
          <table:table-cell office:value-type="float" office:value="-0">
            <text:p>0</text:p>
          </table:table-cell>
          <table:table-cell office:value-type="float" office:value="30.54">
            <text:p>30.54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Överkalix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string">
            <text:p>S9545</text:p>
          </table:table-cell>
          <table:table-cell office:value-type="string">
            <text:p>Övre Tväråsel</text:p>
          </table:table-cell>
          <table:table-cell office:value-type="float" office:value="-0">
            <text:p>0</text:p>
          </table:table-cell>
          <table:table-cell office:value-type="float" office:value="28.43">
            <text:p>28.43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Älvsbyn</text:p>
          </table:table-cell>
          <table:table-cell office:value-type="float" office:value="2560">
            <text:p>2560</text:p>
          </table:table-cell>
        </table:table-row>
        <table:table-row table:style-name="ro1">
          <table:table-cell office:value-type="string">
            <text:p>S9581</text:p>
          </table:table-cell>
          <table:table-cell office:value-type="string">
            <text:p>Grinneröd</text:p>
          </table:table-cell>
          <table:table-cell office:value-type="float" office:value="-0">
            <text:p>0</text:p>
          </table:table-cell>
          <table:table-cell office:value-type="float" office:value="18.53">
            <text:p>18.5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9601</text:p>
          </table:table-cell>
          <table:table-cell office:value-type="string">
            <text:p>Håby</text:p>
          </table:table-cell>
          <table:table-cell office:value-type="float" office:value="-0">
            <text:p>0</text:p>
          </table:table-cell>
          <table:table-cell office:value-type="float" office:value="24.96">
            <text:p>24.9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Munkedal</text:p>
          </table:table-cell>
          <table:table-cell office:value-type="float" office:value="1430">
            <text:p>1430</text:p>
          </table:table-cell>
        </table:table-row>
        <table:table-row table:style-name="ro1">
          <table:table-cell office:value-type="string">
            <text:p>S9609</text:p>
          </table:table-cell>
          <table:table-cell office:value-type="string">
            <text:p>Lur</text:p>
          </table:table-cell>
          <table:table-cell office:value-type="float" office:value="-0">
            <text:p>0</text:p>
          </table:table-cell>
          <table:table-cell office:value-type="float" office:value="26.33">
            <text:p>26.33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Tanum</text:p>
          </table:table-cell>
          <table:table-cell office:value-type="float" office:value="1435">
            <text:p>1435</text:p>
          </table:table-cell>
        </table:table-row>
        <table:table-row table:style-name="ro1">
          <table:table-cell office:value-type="string">
            <text:p>S9611</text:p>
          </table:table-cell>
          <table:table-cell office:value-type="string">
            <text:p>Norra Kalltorpssjön</text:p>
          </table:table-cell>
          <table:table-cell office:value-type="string">
            <text:p>Ny</text:p>
          </table:table-cell>
          <table:table-cell office:value-type="float" office:value="17.59">
            <text:p>17.59</text:p>
          </table:table-cell>
          <table:table-cell office:value-type="float" office:value="51">
            <text:p>51</text:p>
          </table:table-cell>
          <table:table-cell office:value-type="float" office:value="0.95">
            <text:p>0.95</text:p>
          </table:table-cell>
          <table:table-cell office:value-type="string">
            <text:p>Trollhättan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string">
            <text:p>S9617</text:p>
          </table:table-cell>
          <table:table-cell office:value-type="string">
            <text:p>Skredsvik</text:p>
          </table:table-cell>
          <table:table-cell office:value-type="float" office:value="-0">
            <text:p>0</text:p>
          </table:table-cell>
          <table:table-cell office:value-type="float" office:value="12.9">
            <text:p>12.9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string">
            <text:p>Uddevalla</text:p>
          </table:table-cell>
          <table:table-cell office:value-type="float" office:value="1485">
            <text:p>1485</text:p>
          </table:table-cell>
        </table:table-row>
        <table:table-row table:style-name="ro1">
          <table:table-cell office:value-type="string">
            <text:p>S9621</text:p>
          </table:table-cell>
          <table:table-cell office:value-type="string">
            <text:p>Solberg</text:p>
          </table:table-cell>
          <table:table-cell office:value-type="float" office:value="-0">
            <text:p>0</text:p>
          </table:table-cell>
          <table:table-cell office:value-type="float" office:value="7.84">
            <text:p>7.8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string">
            <text:p>Kungälv</text:p>
          </table:table-cell>
          <table:table-cell office:value-type="float" office:value="1482">
            <text:p>1482</text:p>
          </table:table-cell>
        </table:table-row>
        <table:table-row table:style-name="ro1">
          <table:table-cell office:value-type="string">
            <text:p>S9625</text:p>
          </table:table-cell>
          <table:table-cell office:value-type="string">
            <text:p>Tullingsås</text:p>
          </table:table-cell>
          <table:table-cell office:value-type="float" office:value="-0">
            <text:p>0</text:p>
          </table:table-cell>
          <table:table-cell office:value-type="float" office:value="33.71">
            <text:p>33.71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string">
            <text:p>Strömsund</text:p>
          </table:table-cell>
          <table:table-cell office:value-type="float" office:value="2313">
            <text:p>2313</text:p>
          </table:table-cell>
        </table:table-row>
        <table:table-row table:style-name="ro1">
          <table:table-cell office:value-type="string">
            <text:p>S9629</text:p>
          </table:table-cell>
          <table:table-cell office:value-type="string">
            <text:p>Vemhån</text:p>
          </table:table-cell>
          <table:table-cell office:value-type="float" office:value="-0">
            <text:p>0</text:p>
          </table:table-cell>
          <table:table-cell office:value-type="float" office:value="28.36">
            <text:p>28.36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string">
            <text:p>Härjedalen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string">
            <text:p>S9635</text:p>
          </table:table-cell>
          <table:table-cell office:value-type="string">
            <text:p>Sätinge</text:p>
          </table:table-cell>
          <table:table-cell office:value-type="float" office:value="-0">
            <text:p>0</text:p>
          </table:table-cell>
          <table:table-cell office:value-type="float" office:value="13.31">
            <text:p>13.31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9641</text:p>
          </table:table-cell>
          <table:table-cell office:value-type="string">
            <text:p>Voxlöv</text:p>
          </table:table-cell>
          <table:table-cell office:value-type="float" office:value="-0">
            <text:p>0</text:p>
          </table:table-cell>
          <table:table-cell office:value-type="float" office:value="10.58">
            <text:p>10.58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string">
            <text:p>Kungsbacka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9647</text:p>
          </table:table-cell>
          <table:table-cell office:value-type="string">
            <text:p>Ås</text:p>
          </table:table-cell>
          <table:table-cell office:value-type="float" office:value="-0">
            <text:p>0</text:p>
          </table:table-cell>
          <table:table-cell office:value-type="float" office:value="11.01">
            <text:p>11.0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string">
            <text:p>Varberg</text:p>
          </table:table-cell>
          <table:table-cell office:value-type="float" office:value="1383">
            <text:p>1383</text:p>
          </table:table-cell>
        </table:table-row>
        <table:table-row table:style-name="ro1">
          <table:table-cell office:value-type="string">
            <text:p>S9697</text:p>
          </table:table-cell>
          <table:table-cell office:value-type="string">
            <text:p>Tånnö</text:p>
          </table:table-cell>
          <table:table-cell office:value-type="float" office:value="-0">
            <text:p>0</text:p>
          </table:table-cell>
          <table:table-cell office:value-type="float" office:value="27.9">
            <text:p>27.9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string">
            <text:p>Värnamo</text:p>
          </table:table-cell>
          <table:table-cell office:value-type="float" office:value="683">
            <text:p>0683</text:p>
          </table:table-cell>
        </table:table-row>
        <table:table-row table:style-name="ro1">
          <table:table-cell office:value-type="string">
            <text:p>S9699</text:p>
          </table:table-cell>
          <table:table-cell office:value-type="string">
            <text:p>Fröseke</text:p>
          </table:table-cell>
          <table:table-cell office:value-type="float" office:value="-0">
            <text:p>0</text:p>
          </table:table-cell>
          <table:table-cell office:value-type="float" office:value="58.31">
            <text:p>58.31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Uppvidinge</text:p>
          </table:table-cell>
          <table:table-cell office:value-type="float" office:value="760">
            <text:p>0760</text:p>
          </table:table-cell>
        </table:table-row>
        <table:table-row table:style-name="ro1">
          <table:table-cell office:value-type="string">
            <text:p>S9701</text:p>
          </table:table-cell>
          <table:table-cell office:value-type="string">
            <text:p>Grönhögen</text:p>
          </table:table-cell>
          <table:table-cell office:value-type="float" office:value="-0">
            <text:p>0</text:p>
          </table:table-cell>
          <table:table-cell office:value-type="float" office:value="77.61">
            <text:p>77.61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string">
            <text:p>Mörbylånga</text:p>
          </table:table-cell>
          <table:table-cell office:value-type="float" office:value="840">
            <text:p>0840</text:p>
          </table:table-cell>
        </table:table-row>
        <table:table-row table:style-name="ro1">
          <table:table-cell office:value-type="string">
            <text:p>S9705</text:p>
          </table:table-cell>
          <table:table-cell office:value-type="string">
            <text:p>Rumskulla</text:p>
          </table:table-cell>
          <table:table-cell office:value-type="float" office:value="-0">
            <text:p>0</text:p>
          </table:table-cell>
          <table:table-cell office:value-type="float" office:value="44.8">
            <text:p>44.8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string">
            <text:p>Vimmerby</text:p>
          </table:table-cell>
          <table:table-cell office:value-type="float" office:value="884">
            <text:p>0884</text:p>
          </table:table-cell>
        </table:table-row>
        <table:table-row table:style-name="ro1">
          <table:table-cell office:value-type="string">
            <text:p>S9711</text:p>
          </table:table-cell>
          <table:table-cell office:value-type="string">
            <text:p>Hovenäset</text:p>
          </table:table-cell>
          <table:table-cell office:value-type="float" office:value="-0">
            <text:p>0</text:p>
          </table:table-cell>
          <table:table-cell office:value-type="float" office:value="26.11">
            <text:p>26.11</text:p>
          </table:table-cell>
          <table:table-cell office:value-type="float" office:value="182">
            <text:p>182</text:p>
          </table:table-cell>
          <table:table-cell office:value-type="float" office:value="0.7">
            <text:p>0.7</text:p>
          </table:table-cell>
          <table:table-cell office:value-type="string">
            <text:p>Sotenäs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string">
            <text:p>S9713</text:p>
          </table:table-cell>
          <table:table-cell office:value-type="string">
            <text:p>Malmön</text:p>
          </table:table-cell>
          <table:table-cell office:value-type="float" office:value="-0">
            <text:p>0</text:p>
          </table:table-cell>
          <table:table-cell office:value-type="float" office:value="46.64">
            <text:p>46.64</text:p>
          </table:table-cell>
          <table:table-cell office:value-type="float" office:value="219">
            <text:p>219</text:p>
          </table:table-cell>
          <table:table-cell office:value-type="float" office:value="0.77">
            <text:p>0.77</text:p>
          </table:table-cell>
          <table:table-cell office:value-type="string">
            <text:p>Sotenäs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string">
            <text:p>S9715</text:p>
          </table:table-cell>
          <table:table-cell office:value-type="string">
            <text:p>Älmestad</text:p>
          </table:table-cell>
          <table:table-cell office:value-type="float" office:value="-0">
            <text:p>0</text:p>
          </table:table-cell>
          <table:table-cell office:value-type="float" office:value="41.79">
            <text:p>41.79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Ulricehamn</text:p>
          </table:table-cell>
          <table:table-cell office:value-type="float" office:value="1491">
            <text:p>1491</text:p>
          </table:table-cell>
        </table:table-row>
        <table:table-row table:style-name="ro1">
          <table:table-cell office:value-type="string">
            <text:p>S9717</text:p>
          </table:table-cell>
          <table:table-cell office:value-type="string">
            <text:p>Lennartsfors</text:p>
          </table:table-cell>
          <table:table-cell office:value-type="float" office:value="-0">
            <text:p>0</text:p>
          </table:table-cell>
          <table:table-cell office:value-type="float" office:value="118.53">
            <text:p>118.53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string">
            <text:p>Årjäng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string">
            <text:p>S9719</text:p>
          </table:table-cell>
          <table:table-cell office:value-type="string">
            <text:p>Likenäs</text:p>
          </table:table-cell>
          <table:table-cell office:value-type="float" office:value="-0">
            <text:p>0</text:p>
          </table:table-cell>
          <table:table-cell office:value-type="float" office:value="87.51">
            <text:p>87.51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string">
            <text:p>Torsby</text:p>
          </table:table-cell>
          <table:table-cell office:value-type="float" office:value="1737">
            <text:p>1737</text:p>
          </table:table-cell>
        </table:table-row>
        <table:table-row table:style-name="ro1">
          <table:table-cell office:value-type="string">
            <text:p>S9721</text:p>
          </table:table-cell>
          <table:table-cell office:value-type="string">
            <text:p>Sänna</text:p>
          </table:table-cell>
          <table:table-cell office:value-type="float" office:value="-0">
            <text:p>0</text:p>
          </table:table-cell>
          <table:table-cell office:value-type="float" office:value="30.59">
            <text:p>30.59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string">
            <text:p>Askersund</text:p>
          </table:table-cell>
          <table:table-cell office:value-type="float" office:value="1882">
            <text:p>1882</text:p>
          </table:table-cell>
        </table:table-row>
        <table:table-row table:style-name="ro1">
          <table:table-cell office:value-type="string">
            <text:p>S9723</text:p>
          </table:table-cell>
          <table:table-cell office:value-type="string">
            <text:p>Öje</text:p>
          </table:table-cell>
          <table:table-cell office:value-type="float" office:value="-0">
            <text:p>0</text:p>
          </table:table-cell>
          <table:table-cell office:value-type="float" office:value="67.11">
            <text:p>67.11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string">
            <text:p>Malung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S9725</text:p>
          </table:table-cell>
          <table:table-cell office:value-type="string">
            <text:p>Edsta</text:p>
          </table:table-cell>
          <table:table-cell office:value-type="float" office:value="-0">
            <text:p>0</text:p>
          </table:table-cell>
          <table:table-cell office:value-type="float" office:value="45.49">
            <text:p>45.49</text:p>
          </table:table-cell>
          <table:table-cell office:value-type="float" office:value="189">
            <text:p>189</text:p>
          </table:table-cell>
          <table:table-cell office:value-type="float" office:value="0">
            <text:p>0</text:p>
          </table:table-cell>
          <table:table-cell office:value-type="string">
            <text:p>Hudiksvall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S9727</text:p>
          </table:table-cell>
          <table:table-cell office:value-type="string">
            <text:p>Korskrogen</text:p>
          </table:table-cell>
          <table:table-cell office:value-type="float" office:value="-0">
            <text:p>0</text:p>
          </table:table-cell>
          <table:table-cell office:value-type="float" office:value="69.6">
            <text:p>69.6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string">
            <text:p>Ljusdal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S9729</text:p>
          </table:table-cell>
          <table:table-cell office:value-type="string">
            <text:p>Herrskog</text:p>
          </table:table-cell>
          <table:table-cell office:value-type="float" office:value="-0">
            <text:p>0</text:p>
          </table:table-cell>
          <table:table-cell office:value-type="float" office:value="45.91">
            <text:p>45.91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string">
            <text:p>Kramfors</text:p>
          </table:table-cell>
          <table:table-cell office:value-type="float" office:value="2282">
            <text:p>2282</text:p>
          </table:table-cell>
        </table:table-row>
        <table:table-row table:style-name="ro1">
          <table:table-cell office:value-type="string">
            <text:p>S9731</text:p>
          </table:table-cell>
          <table:table-cell office:value-type="string">
            <text:p>Trehörningsjö</text:p>
          </table:table-cell>
          <table:table-cell office:value-type="float" office:value="-0">
            <text:p>0</text:p>
          </table:table-cell>
          <table:table-cell office:value-type="float" office:value="82.57">
            <text:p>82.57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Örnsköldsvik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S9735</text:p>
          </table:table-cell>
          <table:table-cell office:value-type="string">
            <text:p>Gunnarn</text:p>
          </table:table-cell>
          <table:table-cell office:value-type="float" office:value="-0">
            <text:p>0</text:p>
          </table:table-cell>
          <table:table-cell office:value-type="float" office:value="72.88">
            <text:p>72.88</text:p>
          </table:table-cell>
          <table:table-cell office:value-type="float" office:value="178">
            <text:p>178</text:p>
          </table:table-cell>
          <table:table-cell office:value-type="float" office:value="0">
            <text:p>0</text:p>
          </table:table-cell>
          <table:table-cell office:value-type="string">
            <text:p>Storuman</text:p>
          </table:table-cell>
          <table:table-cell office:value-type="float" office:value="2421">
            <text:p>2421</text:p>
          </table:table-cell>
        </table:table-row>
        <table:table-row table:style-name="ro1">
          <table:table-cell office:value-type="string">
            <text:p>S9739</text:p>
          </table:table-cell>
          <table:table-cell office:value-type="string">
            <text:p>Gunnarsbyn</text:p>
          </table:table-cell>
          <table:table-cell office:value-type="float" office:value="-0">
            <text:p>0</text:p>
          </table:table-cell>
          <table:table-cell office:value-type="float" office:value="78.98">
            <text:p>78.98</text:p>
          </table:table-cell>
          <table:table-cell office:value-type="float" office:value="146">
            <text:p>146</text:p>
          </table:table-cell>
          <table:table-cell office:value-type="float" office:value="0">
            <text:p>0</text:p>
          </table:table-cell>
          <table:table-cell office:value-type="string">
            <text:p>Boden</text:p>
          </table:table-cell>
          <table:table-cell office:value-type="float" office:value="2582">
            <text:p>2582</text:p>
          </table:table-cell>
        </table:table-row>
        <table:table-row table:style-name="ro1">
          <table:table-cell office:value-type="string">
            <text:p>S9741</text:p>
          </table:table-cell>
          <table:table-cell office:value-type="string">
            <text:p>Laisvall</text:p>
          </table:table-cell>
          <table:table-cell office:value-type="float" office:value="-0">
            <text:p>0</text:p>
          </table:table-cell>
          <table:table-cell office:value-type="float" office:value="49.15">
            <text:p>49.15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string">
            <text:p>Arjeplog</text:p>
          </table:table-cell>
          <table:table-cell office:value-type="float" office:value="2506">
            <text:p>2506</text:p>
          </table:table-cell>
        </table:table-row>
        <table:table-row table:style-name="ro1">
          <table:table-cell office:value-type="string">
            <text:p>S9743</text:p>
          </table:table-cell>
          <table:table-cell office:value-type="string">
            <text:p>Nilivaara</text:p>
          </table:table-cell>
          <table:table-cell office:value-type="float" office:value="-0">
            <text:p>0</text:p>
          </table:table-cell>
          <table:table-cell office:value-type="float" office:value="94.83">
            <text:p>94.83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string">
            <text:p>Gällivare</text:p>
          </table:table-cell>
          <table:table-cell office:value-type="float" office:value="2523">
            <text:p>2523</text:p>
          </table:table-cell>
        </table:table-row>
        <table:table-row table:style-name="ro1">
          <table:table-cell office:value-type="string">
            <text:p>S9745</text:p>
          </table:table-cell>
          <table:table-cell office:value-type="string">
            <text:p>Tärendö och Isokylä</text:p>
          </table:table-cell>
          <table:table-cell office:value-type="float" office:value="-0">
            <text:p>0</text:p>
          </table:table-cell>
          <table:table-cell office:value-type="float" office:value="38.58">
            <text:p>38.58</text:p>
          </table:table-cell>
          <table:table-cell office:value-type="float" office:value="156">
            <text:p>156</text:p>
          </table:table-cell>
          <table:table-cell office:value-type="float" office:value="0">
            <text:p>0</text:p>
          </table:table-cell>
          <table:table-cell office:value-type="string">
            <text:p>Pajala</text:p>
          </table:table-cell>
          <table:table-cell office:value-type="float" office:value="2521">
            <text:p>2521</text:p>
          </table:table-cell>
        </table:table-row>
        <table:table-row table:style-name="ro2" table:number-rows-repeated="1045654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0" number:min-integer-digits="4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3T15:55:42</dc:date>
    <dc:creator>Tobias Johansson</dc:creator>
    <meta:document-statistic meta:table-count="1" meta:cell-count="23368" meta:object-count="0"/>
    <meta:generator>LibreOffice/3.5$Linux_x86 LibreOffice_project/350m1$Build-2</meta:generator>
  </office:meta>
</office:document-meta>
</file>